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urier New" svg:font-family="Courier New"/>
    <style:font-face style:name="Trebuchet MS" svg:font-family="Trebuchet MS"/>
    <style:font-face style:name="Ubuntu" svg:font-family="Ubuntu"/>
  </office:font-face-decls>
  <office:automatic-styles>
    <style:style style:name="P1" style:family="paragraph" style:parent-style-name="Subtitle" style:master-page-name="Standard">
      <style:paragraph-properties fo:text-align="left" fo:break-before="auto" fo:line-height="115%" style:writing-mode="rl-tb"/>
    </style:style>
    <style:style style:name="T1_1" style:family="text"/>
    <style:style style:name="T1_2" style:family="text"/>
    <style:style style:name="P2" style:family="paragraph" style:parent-style-name="Title">
      <style:paragraph-properties fo:text-align="left" fo:break-before="auto" fo:line-height="115%" style:writing-mode="rl-tb"/>
    </style:style>
    <style:style style:name="T2_1" style:family="text"/>
    <style:style style:name="T2_2" style:family="text"/>
    <style:style style:name="T2_3" style:family="text"/>
    <style:style style:name="P3" style:family="paragraph" style:parent-style-name="Standard">
      <style:paragraph-properties fo:text-align="left" fo:break-before="auto" fo:line-height="115%" style:writing-mode="rl-tb"/>
    </style:style>
    <style:style style:name="P4" style:family="paragraph" style:parent-style-name="Heading_20_1">
      <style:paragraph-properties fo:text-align="left" fo:break-before="auto" fo:line-height="115%" style:writing-mode="rl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P5" style:family="paragraph" style:parent-style-name="Standard">
      <style:paragraph-properties fo:text-align="left" fo:break-before="auto" fo:line-height="115%" style:writing-mode="rl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T5_16" style:family="text"/>
    <style:style style:name="T5_17" style:family="text"/>
    <style:style style:name="T5_18" style:family="text"/>
    <style:style style:name="T5_19" style:family="text"/>
    <style:style style:name="T5_20" style:family="text"/>
    <style:style style:name="T5_21" style:family="text"/>
    <style:style style:name="T5_22" style:family="text"/>
    <style:style style:name="T5_23" style:family="text"/>
    <style:style style:name="T5_24" style:family="text"/>
    <style:style style:name="T5_25" style:family="text"/>
    <style:style style:name="T5_26" style:family="text"/>
    <style:style style:name="T5_27" style:family="text"/>
    <style:style style:name="T5_28" style:family="text"/>
    <style:style style:name="T5_29" style:family="text"/>
    <style:style style:name="T5_30" style:family="text"/>
    <style:style style:name="T5_31" style:family="text"/>
    <style:style style:name="T5_32" style:family="text"/>
    <style:style style:name="T5_33" style:family="text"/>
    <style:style style:name="T5_34" style:family="text"/>
    <style:style style:name="T5_35" style:family="text"/>
    <style:style style:name="T5_36" style:family="text"/>
    <style:style style:name="T5_37" style:family="text"/>
    <style:style style:name="T5_38" style:family="text"/>
    <style:style style:name="T5_39" style:family="text"/>
    <style:style style:name="T5_40" style:family="text"/>
    <style:style style:name="T5_41" style:family="text"/>
    <style:style style:name="T5_42" style:family="text"/>
    <style:style style:name="T5_43" style:family="text"/>
    <style:style style:name="T5_44" style:family="text"/>
    <style:style style:name="T5_45" style:family="text"/>
    <style:style style:name="T5_46" style:family="text"/>
    <style:style style:name="T5_47" style:family="text"/>
    <style:style style:name="T5_48" style:family="text"/>
    <style:style style:name="P6" style:family="paragraph" style:parent-style-name="Standard">
      <style:paragraph-properties fo:text-align="left" fo:break-before="auto" fo:line-height="115%" style:writing-mode="rl-tb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>
      <style:text-properties style:font-name="Courier New" style:font-name-asian="Courier New" style:font-name-complex="Courier New"/>
    </style:style>
    <style:style style:name="T7_2" style:family="text">
      <style:text-properties style:font-name="Courier New" style:font-name-asian="Courier New" style:font-name-complex="Courier New"/>
    </style:style>
    <style:style style:name="T7_3" style:family="text">
      <style:text-properties style:font-name="Courier New" style:font-name-asian="Courier New" style:font-name-complex="Courier New"/>
    </style:style>
    <style:style style:name="T7_4" style:family="text">
      <style:text-properties style:font-name="Courier New" style:font-name-asian="Courier New" style:font-name-complex="Courier New"/>
    </style:style>
    <style:style style:name="T7_5" style:family="text">
      <style:text-properties style:font-name="Courier New" style:font-name-asian="Courier New" style:font-name-complex="Courier New"/>
    </style:style>
    <style:style style:name="P8" style:family="paragraph" style:parent-style-name="Standard">
      <style:paragraph-properties fo:break-before="auto" fo:line-height="115%" style:writing-mode="lr-tb"/>
    </style:style>
    <style:style style:name="T8_1" style:family="text">
      <style:text-properties style:font-name="Courier New" style:font-name-asian="Courier New" style:font-name-complex="Courier New"/>
    </style:style>
    <style:style style:name="T8_2" style:family="text">
      <style:text-properties style:font-name="Courier New" style:font-name-asian="Courier New" style:font-name-complex="Courier New"/>
    </style:style>
    <style:style style:name="T8_3" style:family="text">
      <style:text-properties style:font-name="Courier New" style:font-name-asian="Courier New" style:font-name-complex="Courier New"/>
    </style:style>
    <style:style style:name="T8_4" style:family="text">
      <style:text-properties style:font-name="Courier New" style:font-name-asian="Courier New" style:font-name-complex="Courier New"/>
    </style:style>
    <style:style style:name="T8_5" style:family="text">
      <style:text-properties style:font-name="Courier New" style:font-name-asian="Courier New" style:font-name-complex="Courier New"/>
    </style:style>
    <style:style style:name="P9" style:family="paragraph" style:parent-style-name="Standard">
      <style:paragraph-properties fo:break-before="auto" fo:line-height="115%" style:writing-mode="lr-tb"/>
      <style:text-properties style:font-name="Courier New" style:font-name-asian="Courier New" style:font-name-complex="Courier New"/>
    </style:style>
    <style:style style:name="P10" style:family="paragraph" style:parent-style-name="Standard">
      <style:paragraph-properties fo:text-align="left" fo:break-before="auto" fo:line-height="115%" style:writing-mode="rl-tb"/>
    </style:style>
    <style:style style:name="T10_1" style:family="text">
      <style:text-properties style:font-name="Ubuntu" style:font-name-asian="Ubuntu" style:font-name-complex="Ubuntu"/>
    </style:style>
    <style:style style:name="T10_2" style:family="text">
      <style:text-properties style:font-name="Ubuntu" style:font-name-asian="Ubuntu" style:font-name-complex="Ubuntu"/>
    </style:style>
    <style:style style:name="T10_3" style:family="text">
      <style:text-properties style:font-name="Ubuntu" style:font-name-asian="Ubuntu" style:font-name-complex="Ubuntu"/>
    </style:style>
    <style:style style:name="T10_4" style:family="text">
      <style:text-properties style:font-name="Ubuntu" style:font-name-asian="Ubuntu" style:font-name-complex="Ubuntu"/>
    </style:style>
    <style:style style:name="T10_5" style:family="text">
      <style:text-properties style:font-name="Ubuntu" style:font-name-asian="Ubuntu" style:font-name-complex="Ubuntu"/>
    </style:style>
    <style:style style:name="T10_6" style:family="text">
      <style:text-properties style:font-name="Ubuntu" style:font-name-asian="Ubuntu" style:font-name-complex="Ubuntu"/>
    </style:style>
    <style:style style:name="T10_7" style:family="text">
      <style:text-properties style:font-name="Ubuntu" style:font-name-asian="Ubuntu" style:font-name-complex="Ubuntu"/>
    </style:style>
    <style:style style:name="T10_8" style:family="text">
      <style:text-properties style:font-name="Ubuntu" style:font-name-asian="Ubuntu" style:font-name-complex="Ubuntu"/>
    </style:style>
    <style:style style:name="T10_9" style:family="text">
      <style:text-properties style:font-name="Ubuntu" style:font-name-asian="Ubuntu" style:font-name-complex="Ubuntu"/>
    </style:style>
    <style:style style:name="T10_10" style:family="text">
      <style:text-properties style:font-name="Ubuntu" style:font-name-asian="Ubuntu" style:font-name-complex="Ubuntu"/>
    </style:style>
    <style:style style:name="T10_11" style:family="text">
      <style:text-properties style:font-name="Ubuntu" style:font-name-asian="Ubuntu" style:font-name-complex="Ubuntu"/>
    </style:style>
    <style:style style:name="T10_12" style:family="text">
      <style:text-properties style:font-name="Ubuntu" style:font-name-asian="Ubuntu" style:font-name-complex="Ubuntu"/>
    </style:style>
    <style:style style:name="T10_13" style:family="text">
      <style:text-properties style:font-name="Ubuntu" style:font-name-asian="Ubuntu" style:font-name-complex="Ubuntu"/>
    </style:style>
    <style:style style:name="T10_14" style:family="text">
      <style:text-properties style:font-name="Ubuntu" style:font-name-asian="Ubuntu" style:font-name-complex="Ubuntu"/>
    </style:style>
    <style:style style:name="T10_15" style:family="text">
      <style:text-properties style:font-name="Courier New" style:font-name-asian="Courier New" style:font-name-complex="Courier New"/>
    </style:style>
    <style:style style:name="T10_16" style:family="text">
      <style:text-properties style:font-name="Ubuntu" style:font-name-asian="Ubuntu" style:font-name-complex="Ubuntu"/>
    </style:style>
    <style:style style:name="T10_17" style:family="text">
      <style:text-properties style:font-name="Ubuntu" style:font-name-asian="Ubuntu" style:font-name-complex="Ubuntu"/>
    </style:style>
    <style:style style:name="T10_18" style:family="text">
      <style:text-properties style:font-name="Ubuntu" style:font-name-asian="Ubuntu" style:font-name-complex="Ubuntu"/>
    </style:style>
    <style:style style:name="T10_19" style:family="text">
      <style:text-properties style:font-name="Ubuntu" style:font-name-asian="Ubuntu" style:font-name-complex="Ubuntu"/>
    </style:style>
    <style:style style:name="T10_20" style:family="text">
      <style:text-properties style:font-name="Ubuntu" style:font-name-asian="Ubuntu" style:font-name-complex="Ubuntu"/>
    </style:style>
    <style:style style:name="T10_21" style:family="text">
      <style:text-properties style:font-name="Ubuntu" style:font-name-asian="Ubuntu" style:font-name-complex="Ubuntu"/>
    </style:style>
    <style:style style:name="T10_22" style:family="text">
      <style:text-properties style:font-name="Ubuntu" style:font-name-asian="Ubuntu" style:font-name-complex="Ubuntu"/>
    </style:style>
    <style:style style:name="T10_23" style:family="text">
      <style:text-properties style:font-name="Ubuntu" style:font-name-asian="Ubuntu" style:font-name-complex="Ubuntu"/>
    </style:style>
    <style:style style:name="T10_24" style:family="text">
      <style:text-properties style:font-name="Ubuntu" style:font-name-asian="Ubuntu" style:font-name-complex="Ubuntu"/>
    </style:style>
    <style:style style:name="T10_25" style:family="text">
      <style:text-properties style:font-name="Ubuntu" style:font-name-asian="Ubuntu" style:font-name-complex="Ubuntu"/>
    </style:style>
    <style:style style:name="T10_26" style:family="text">
      <style:text-properties style:font-name="Ubuntu" style:font-name-asian="Ubuntu" style:font-name-complex="Ubuntu"/>
    </style:style>
    <style:style style:name="T10_27" style:family="text">
      <style:text-properties style:font-name="Courier New" style:font-name-asian="Courier New" style:font-name-complex="Courier New"/>
    </style:style>
    <style:style style:name="T10_28" style:family="text">
      <style:text-properties style:font-name="Ubuntu" style:font-name-asian="Ubuntu" style:font-name-complex="Ubuntu"/>
    </style:style>
    <style:style style:name="T10_29" style:family="text">
      <style:text-properties style:font-name="Ubuntu" style:font-name-asian="Ubuntu" style:font-name-complex="Ubuntu"/>
    </style:style>
    <style:style style:name="T10_30" style:family="text">
      <style:text-properties style:font-name="Ubuntu" style:font-name-asian="Ubuntu" style:font-name-complex="Ubuntu"/>
    </style:style>
    <style:style style:name="T10_31" style:family="text">
      <style:text-properties style:font-name="Ubuntu" style:font-name-asian="Ubuntu" style:font-name-complex="Ubuntu"/>
    </style:style>
    <style:style style:name="T10_32" style:family="text">
      <style:text-properties style:font-name="Ubuntu" style:font-name-asian="Ubuntu" style:font-name-complex="Ubuntu"/>
    </style:style>
    <style:style style:name="P11" style:family="paragraph" style:parent-style-name="Standard">
      <style:paragraph-properties fo:text-align="left" fo:break-before="auto" fo:line-height="115%" style:writing-mode="rl-tb"/>
      <style:text-properties style:font-name="Ubuntu" style:font-name-asian="Ubuntu" style:font-name-complex="Ubuntu"/>
    </style:style>
    <style:style style:name="P12" style:family="paragraph" style:parent-style-name="Standard">
      <style:paragraph-properties fo:text-align="left" fo:break-before="auto" fo:line-height="115%" style:writing-mode="rl-tb"/>
    </style:style>
    <style:style style:name="T12_1" style:family="text">
      <style:text-properties style:font-name="Ubuntu" style:font-name-asian="Ubuntu" style:font-name-complex="Ubuntu"/>
    </style:style>
    <style:style style:name="T12_2" style:family="text">
      <style:text-properties style:font-name="Ubuntu" style:font-name-asian="Ubuntu" style:font-name-complex="Ubuntu"/>
    </style:style>
    <style:style style:name="T12_3" style:family="text">
      <style:text-properties style:font-name="Ubuntu" style:font-name-asian="Ubuntu" style:font-name-complex="Ubuntu"/>
    </style:style>
    <style:style style:name="T12_4" style:family="text">
      <style:text-properties style:font-name="Ubuntu" style:font-name-asian="Ubuntu" style:font-name-complex="Ubuntu"/>
    </style:style>
    <style:style style:name="T12_5" style:family="text">
      <style:text-properties style:font-name="Ubuntu" style:font-name-asian="Ubuntu" style:font-name-complex="Ubuntu"/>
    </style:style>
    <style:style style:name="T12_6" style:family="text">
      <style:text-properties style:font-name="Ubuntu" style:font-name-asian="Ubuntu" style:font-name-complex="Ubuntu"/>
    </style:style>
    <style:style style:name="T12_7" style:family="text">
      <style:text-properties style:font-name="Ubuntu" style:font-name-asian="Ubuntu" style:font-name-complex="Ubuntu"/>
    </style:style>
    <style:style style:name="T12_8" style:family="text">
      <style:text-properties style:font-name="Ubuntu" style:font-name-asian="Ubuntu" style:font-name-complex="Ubuntu"/>
    </style:style>
    <style:style style:name="T12_9" style:family="text">
      <style:text-properties style:font-name="Ubuntu" style:font-name-asian="Ubuntu" style:font-name-complex="Ubuntu"/>
    </style:style>
    <style:style style:name="T12_10" style:family="text">
      <style:text-properties style:font-name="Ubuntu" style:font-name-asian="Ubuntu" style:font-name-complex="Ubuntu"/>
    </style:style>
    <style:style style:name="T12_11" style:family="text">
      <style:text-properties style:font-name="Ubuntu" style:font-name-asian="Ubuntu" style:font-name-complex="Ubuntu"/>
    </style:style>
    <style:style style:name="T12_12" style:family="text">
      <style:text-properties style:font-name="Ubuntu" style:font-name-asian="Ubuntu" style:font-name-complex="Ubuntu"/>
    </style:style>
    <style:style style:name="T12_13" style:family="text">
      <style:text-properties style:font-name="Ubuntu" style:font-name-asian="Ubuntu" style:font-name-complex="Ubuntu"/>
    </style:style>
    <style:style style:name="T12_14" style:family="text">
      <style:text-properties style:font-name="Ubuntu" style:font-name-asian="Ubuntu" style:font-name-complex="Ubuntu"/>
    </style:style>
    <style:style style:name="T12_15" style:family="text">
      <style:text-properties style:font-name="Ubuntu" style:font-name-asian="Ubuntu" style:font-name-complex="Ubuntu"/>
    </style:style>
    <style:style style:name="T12_16" style:family="text">
      <style:text-properties style:font-name="Ubuntu" style:font-name-asian="Ubuntu" style:font-name-complex="Ubuntu"/>
    </style:style>
    <style:style style:name="T12_17" style:family="text">
      <style:text-properties style:font-name="Ubuntu" style:font-name-asian="Ubuntu" style:font-name-complex="Ubuntu"/>
    </style:style>
    <style:style style:name="T12_18" style:family="text">
      <style:text-properties style:font-name="Ubuntu" style:font-name-asian="Ubuntu" style:font-name-complex="Ubuntu"/>
    </style:style>
    <style:style style:name="T12_19" style:family="text">
      <style:text-properties style:font-name="Ubuntu" style:font-name-asian="Ubuntu" style:font-name-complex="Ubuntu"/>
    </style:style>
    <style:style style:name="T12_20" style:family="text">
      <style:text-properties style:font-name="Ubuntu" style:font-name-asian="Ubuntu" style:font-name-complex="Ubuntu"/>
    </style:style>
    <style:style style:name="T12_21" style:family="text">
      <style:text-properties style:font-name="Ubuntu" style:font-name-asian="Ubuntu" style:font-name-complex="Ubuntu"/>
    </style:style>
    <style:style style:name="T12_22" style:family="text">
      <style:text-properties style:font-name="Ubuntu" style:font-name-asian="Ubuntu" style:font-name-complex="Ubuntu"/>
    </style:style>
    <style:style style:name="T12_23" style:family="text">
      <style:text-properties style:font-name="Ubuntu" style:font-name-asian="Ubuntu" style:font-name-complex="Ubuntu"/>
    </style:style>
    <style:style style:name="T12_24" style:family="text">
      <style:text-properties style:font-name="Ubuntu" style:font-name-asian="Ubuntu" style:font-name-complex="Ubuntu"/>
    </style:style>
    <style:style style:name="T12_25" style:family="text">
      <style:text-properties style:font-name="Ubuntu" style:font-name-asian="Ubuntu" style:font-name-complex="Ubuntu"/>
    </style:style>
    <style:style style:name="T12_26" style:family="text">
      <style:text-properties style:font-name="Ubuntu" style:font-name-asian="Ubuntu" style:font-name-complex="Ubuntu"/>
    </style:style>
    <style:style style:name="T12_27" style:family="text">
      <style:text-properties style:font-name="Ubuntu" style:font-name-asian="Ubuntu" style:font-name-complex="Ubuntu"/>
    </style:style>
    <style:style style:name="T12_28" style:family="text">
      <style:text-properties style:font-name="Ubuntu" style:font-name-asian="Ubuntu" style:font-name-complex="Ubuntu"/>
    </style:style>
    <style:style style:name="T12_29" style:family="text">
      <style:text-properties style:font-name="Ubuntu" style:font-name-asian="Ubuntu" style:font-name-complex="Ubuntu"/>
    </style:style>
    <style:style style:name="T12_30" style:family="text">
      <style:text-properties style:font-name="Ubuntu" style:font-name-asian="Ubuntu" style:font-name-complex="Ubuntu"/>
    </style:style>
    <style:style style:name="T12_31" style:family="text">
      <style:text-properties style:font-name="Ubuntu" style:font-name-asian="Ubuntu" style:font-name-complex="Ubuntu"/>
    </style:style>
    <style:style style:name="T12_32" style:family="text">
      <style:text-properties style:font-name="Ubuntu" style:font-name-asian="Ubuntu" style:font-name-complex="Ubuntu"/>
    </style:style>
    <style:style style:name="T12_33" style:family="text">
      <style:text-properties style:font-name="Ubuntu" style:font-name-asian="Ubuntu" style:font-name-complex="Ubuntu"/>
    </style:style>
    <style:style style:name="T12_34" style:family="text">
      <style:text-properties style:font-name="Ubuntu" style:font-name-asian="Ubuntu" style:font-name-complex="Ubuntu"/>
    </style:style>
    <style:style style:name="P13" style:family="paragraph" style:parent-style-name="Standard">
      <style:paragraph-properties fo:text-align="left" fo:break-before="auto" fo:line-height="115%" style:writing-mode="rl-tb"/>
      <style:text-properties style:font-name="Ubuntu" style:font-name-asian="Ubuntu" style:font-name-complex="Ubuntu"/>
    </style:style>
    <style:style style:name="P14" style:family="paragraph" style:parent-style-name="Standard">
      <style:paragraph-properties fo:text-align="left" fo:break-before="auto" fo:line-height="115%" style:writing-mode="rl-tb"/>
    </style:style>
    <style:style style:name="T14_1" style:family="text">
      <style:text-properties style:font-name="Ubuntu" style:font-name-asian="Ubuntu" style:font-name-complex="Ubuntu"/>
    </style:style>
    <style:style style:name="T14_2" style:family="text">
      <style:text-properties style:font-name="Ubuntu" style:font-name-asian="Ubuntu" style:font-name-complex="Ubuntu"/>
    </style:style>
    <style:style style:name="T14_3" style:family="text">
      <style:text-properties style:font-name="Ubuntu" style:font-name-asian="Ubuntu" style:font-name-complex="Ubuntu"/>
    </style:style>
    <style:style style:name="T14_4" style:family="text">
      <style:text-properties style:font-name="Ubuntu" style:font-name-asian="Ubuntu" style:font-name-complex="Ubuntu"/>
    </style:style>
    <style:style style:name="T14_5" style:family="text">
      <style:text-properties style:font-name="Ubuntu" style:font-name-asian="Ubuntu" style:font-name-complex="Ubuntu"/>
    </style:style>
    <style:style style:name="T14_6" style:family="text">
      <style:text-properties style:font-name="Ubuntu" style:font-name-asian="Ubuntu" style:font-name-complex="Ubuntu"/>
    </style:style>
    <style:style style:name="T14_7" style:family="text">
      <style:text-properties style:font-name="Ubuntu" style:font-name-asian="Ubuntu" style:font-name-complex="Ubuntu"/>
    </style:style>
    <style:style style:name="T14_8" style:family="text">
      <style:text-properties style:font-name="Ubuntu" style:font-name-asian="Ubuntu" style:font-name-complex="Ubuntu"/>
    </style:style>
    <style:style style:name="T14_9" style:family="text">
      <style:text-properties style:font-name="Ubuntu" style:font-name-asian="Ubuntu" style:font-name-complex="Ubuntu"/>
    </style:style>
    <style:style style:name="T14_10" style:family="text">
      <style:text-properties style:font-name="Ubuntu" style:font-name-asian="Ubuntu" style:font-name-complex="Ubuntu"/>
    </style:style>
    <style:style style:name="T14_11" style:family="text">
      <style:text-properties style:font-name="Ubuntu" style:font-name-asian="Ubuntu" style:font-name-complex="Ubuntu"/>
    </style:style>
    <style:style style:name="T14_12" style:family="text">
      <style:text-properties style:font-name="Ubuntu" style:font-name-asian="Ubuntu" style:font-name-complex="Ubuntu"/>
    </style:style>
    <style:style style:name="T14_13" style:family="text">
      <style:text-properties style:font-name="Ubuntu" style:font-name-asian="Ubuntu" style:font-name-complex="Ubuntu"/>
    </style:style>
    <style:style style:name="T14_14" style:family="text">
      <style:text-properties style:font-name="Ubuntu" style:font-name-asian="Ubuntu" style:font-name-complex="Ubuntu"/>
    </style:style>
    <style:style style:name="T14_15" style:family="text">
      <style:text-properties style:font-name="Ubuntu" style:font-name-asian="Ubuntu" style:font-name-complex="Ubuntu"/>
    </style:style>
    <style:style style:name="T14_16" style:family="text">
      <style:text-properties style:font-name="Ubuntu" style:font-name-asian="Ubuntu" style:font-name-complex="Ubuntu"/>
    </style:style>
    <style:style style:name="P15" style:family="paragraph" style:parent-style-name="Standard">
      <style:paragraph-properties fo:text-align="left" fo:break-before="auto" fo:line-height="115%" style:writing-mode="rl-tb"/>
      <style:text-properties style:font-name="Ubuntu" style:font-name-asian="Ubuntu" style:font-name-complex="Ubuntu"/>
    </style:style>
    <style:style style:name="P16" style:family="paragraph" style:parent-style-name="Standard">
      <style:paragraph-properties fo:break-before="auto" fo:line-height="115%" style:writing-mode="lr-tb"/>
    </style:style>
    <style:style style:name="T16_1" style:family="text">
      <style:text-properties style:font-name="Courier New" style:font-name-asian="Courier New" style:font-name-complex="Courier New"/>
    </style:style>
    <style:style style:name="T16_2" style:family="text">
      <style:text-properties style:font-name="Courier New" style:font-name-asian="Courier New" style:font-name-complex="Courier New"/>
    </style:style>
    <style:style style:name="T16_3" style:family="text">
      <style:text-properties style:font-name="Courier New" style:font-name-asian="Courier New" style:font-name-complex="Courier New"/>
    </style:style>
    <style:style style:name="T16_4" style:family="text">
      <style:text-properties style:font-name="Courier New" style:font-name-asian="Courier New" style:font-name-complex="Courier New"/>
    </style:style>
    <style:style style:name="P17" style:family="paragraph" style:parent-style-name="Standard">
      <style:paragraph-properties fo:break-before="auto" fo:line-height="115%" style:writing-mode="lr-tb"/>
    </style:style>
    <style:style style:name="T17_1" style:family="text">
      <style:text-properties style:font-name="Courier New" style:font-name-asian="Courier New" style:font-name-complex="Courier New"/>
    </style:style>
    <style:style style:name="P18" style:family="paragraph" style:parent-style-name="Standard">
      <style:paragraph-properties fo:text-align="left" fo:break-before="auto" fo:line-height="115%" style:writing-mode="rl-tb"/>
      <style:text-properties style:font-name="Ubuntu" style:font-name-asian="Ubuntu" style:font-name-complex="Ubuntu"/>
    </style:style>
    <style:style style:name="P19" style:family="paragraph" style:parent-style-name="Standard">
      <style:paragraph-properties fo:text-align="left" fo:break-before="auto" fo:line-height="115%" style:writing-mode="rl-tb"/>
    </style:style>
    <style:style style:name="T19_1" style:family="text">
      <style:text-properties style:font-name="Ubuntu" style:font-name-asian="Ubuntu" style:font-name-complex="Ubuntu"/>
    </style:style>
    <style:style style:name="T19_2" style:family="text">
      <style:text-properties style:font-name="Ubuntu" style:font-name-asian="Ubuntu" style:font-name-complex="Ubuntu"/>
    </style:style>
    <style:style style:name="T19_3" style:family="text">
      <style:text-properties style:font-name="Ubuntu" style:font-name-asian="Ubuntu" style:font-name-complex="Ubuntu"/>
    </style:style>
    <style:style style:name="T19_4" style:family="text">
      <style:text-properties style:font-name="Ubuntu" style:font-name-asian="Ubuntu" style:font-name-complex="Ubuntu"/>
    </style:style>
    <style:style style:name="T19_5" style:family="text">
      <style:text-properties style:font-name="Ubuntu" style:font-name-asian="Ubuntu" style:font-name-complex="Ubuntu"/>
    </style:style>
    <style:style style:name="T19_6" style:family="text">
      <style:text-properties style:font-name="Ubuntu" style:font-name-asian="Ubuntu" style:font-name-complex="Ubuntu"/>
    </style:style>
    <style:style style:name="T19_7" style:family="text">
      <style:text-properties style:font-name="Ubuntu" style:font-name-asian="Ubuntu" style:font-name-complex="Ubuntu"/>
    </style:style>
    <style:style style:name="T19_8" style:family="text">
      <style:text-properties style:font-name="Ubuntu" style:font-name-asian="Ubuntu" style:font-name-complex="Ubuntu"/>
    </style:style>
    <style:style style:name="T19_9" style:family="text">
      <style:text-properties style:font-name="Ubuntu" style:font-name-asian="Ubuntu" style:font-name-complex="Ubuntu"/>
    </style:style>
    <style:style style:name="T19_10" style:family="text">
      <style:text-properties style:font-name="Ubuntu" style:font-name-asian="Ubuntu" style:font-name-complex="Ubuntu"/>
    </style:style>
    <style:style style:name="T19_11" style:family="text">
      <style:text-properties style:font-name="Ubuntu" style:font-name-asian="Ubuntu" style:font-name-complex="Ubuntu"/>
    </style:style>
    <style:style style:name="T19_12" style:family="text">
      <style:text-properties style:font-name="Ubuntu" style:font-name-asian="Ubuntu" style:font-name-complex="Ubuntu"/>
    </style:style>
    <style:style style:name="T19_13" style:family="text">
      <style:text-properties style:font-name="Courier New" style:font-name-asian="Courier New" style:font-name-complex="Courier New"/>
    </style:style>
    <style:style style:name="T19_14" style:family="text">
      <style:text-properties style:font-name="Courier New" style:font-name-asian="Courier New" style:font-name-complex="Courier New"/>
    </style:style>
    <style:style style:name="T19_15" style:family="text">
      <style:text-properties style:font-name="Courier New" style:font-name-asian="Courier New" style:font-name-complex="Courier New"/>
    </style:style>
    <style:style style:name="T19_16" style:family="text">
      <style:text-properties style:font-name="Ubuntu" style:font-name-asian="Ubuntu" style:font-name-complex="Ubuntu"/>
    </style:style>
    <style:style style:name="T19_17" style:family="text">
      <style:text-properties style:font-name="Ubuntu" style:font-name-asian="Ubuntu" style:font-name-complex="Ubuntu"/>
    </style:style>
    <style:style style:name="T19_18" style:family="text">
      <style:text-properties style:font-name="Ubuntu" style:font-name-asian="Ubuntu" style:font-name-complex="Ubuntu"/>
    </style:style>
    <style:style style:name="T19_19" style:family="text">
      <style:text-properties style:font-name="Courier New" style:font-name-asian="Courier New" style:font-name-complex="Courier New"/>
    </style:style>
    <style:style style:name="T19_20" style:family="text">
      <style:text-properties style:font-name="Ubuntu" style:font-name-asian="Ubuntu" style:font-name-complex="Ubuntu"/>
    </style:style>
    <style:style style:name="T19_21" style:family="text">
      <style:text-properties style:font-name="Ubuntu" style:font-name-asian="Ubuntu" style:font-name-complex="Ubuntu"/>
    </style:style>
    <style:style style:name="T19_22" style:family="text">
      <style:text-properties style:font-name="Ubuntu" style:font-name-asian="Ubuntu" style:font-name-complex="Ubuntu"/>
    </style:style>
    <style:style style:name="T19_23" style:family="text">
      <style:text-properties style:font-name="Ubuntu" style:font-name-asian="Ubuntu" style:font-name-complex="Ubuntu"/>
    </style:style>
    <style:style style:name="T19_24" style:family="text">
      <style:text-properties style:font-name="Ubuntu" style:font-name-asian="Ubuntu" style:font-name-complex="Ubuntu"/>
    </style:style>
    <style:style style:name="T19_25" style:family="text">
      <style:text-properties style:font-name="Courier New" style:font-name-asian="Courier New" style:font-name-complex="Courier New"/>
    </style:style>
    <style:style style:name="T19_26" style:family="text">
      <style:text-properties style:font-name="Ubuntu" style:font-name-asian="Ubuntu" style:font-name-complex="Ubuntu"/>
    </style:style>
    <style:style style:name="T19_27" style:family="text">
      <style:text-properties style:font-name="Ubuntu" style:font-name-asian="Ubuntu" style:font-name-complex="Ubuntu"/>
    </style:style>
    <style:style style:name="T19_28" style:family="text">
      <style:text-properties style:font-name="Ubuntu" style:font-name-asian="Ubuntu" style:font-name-complex="Ubuntu"/>
    </style:style>
    <style:style style:name="T19_29" style:family="text">
      <style:text-properties style:font-name="Ubuntu" style:font-name-asian="Ubuntu" style:font-name-complex="Ubuntu"/>
    </style:style>
    <style:style style:name="T19_30" style:family="text">
      <style:text-properties style:font-name="Ubuntu" style:font-name-asian="Ubuntu" style:font-name-complex="Ubuntu"/>
    </style:style>
    <style:style style:name="T19_31" style:family="text">
      <style:text-properties style:font-name="Ubuntu" style:font-name-asian="Ubuntu" style:font-name-complex="Ubuntu"/>
    </style:style>
    <style:style style:name="T19_32" style:family="text">
      <style:text-properties style:font-name="Ubuntu" style:font-name-asian="Ubuntu" style:font-name-complex="Ubuntu"/>
    </style:style>
    <style:style style:name="T19_33" style:family="text">
      <style:text-properties style:font-name="Ubuntu" style:font-name-asian="Ubuntu" style:font-name-complex="Ubuntu"/>
    </style:style>
    <style:style style:name="T19_34" style:family="text">
      <style:text-properties style:font-name="Ubuntu" style:font-name-asian="Ubuntu" style:font-name-complex="Ubuntu"/>
    </style:style>
    <style:style style:name="T19_35" style:family="text">
      <style:text-properties style:font-name="Ubuntu" style:font-name-asian="Ubuntu" style:font-name-complex="Ubuntu"/>
    </style:style>
    <style:style style:name="T19_36" style:family="text">
      <style:text-properties style:font-name="Ubuntu" style:font-name-asian="Ubuntu" style:font-name-complex="Ubuntu"/>
    </style:style>
    <style:style style:name="T19_37" style:family="text">
      <style:text-properties style:font-name="Ubuntu" style:font-name-asian="Ubuntu" style:font-name-complex="Ubuntu"/>
    </style:style>
    <style:style style:name="T19_38" style:family="text">
      <style:text-properties style:font-name="Ubuntu" style:font-name-asian="Ubuntu" style:font-name-complex="Ubuntu"/>
    </style:style>
    <style:style style:name="T19_39" style:family="text">
      <style:text-properties style:font-name="Ubuntu" style:font-name-asian="Ubuntu" style:font-name-complex="Ubuntu"/>
    </style:style>
    <style:style style:name="T19_40" style:family="text">
      <style:text-properties style:font-name="Ubuntu" style:font-name-asian="Ubuntu" style:font-name-complex="Ubuntu"/>
    </style:style>
    <style:style style:name="T19_41" style:family="text">
      <style:text-properties style:font-name="Ubuntu" style:font-name-asian="Ubuntu" style:font-name-complex="Ubuntu"/>
    </style:style>
    <style:style style:name="T19_42" style:family="text">
      <style:text-properties style:font-name="Ubuntu" style:font-name-asian="Ubuntu" style:font-name-complex="Ubuntu"/>
    </style:style>
    <style:style style:name="T19_43" style:family="text">
      <style:text-properties style:font-name="Ubuntu" style:font-name-asian="Ubuntu" style:font-name-complex="Ubuntu"/>
    </style:style>
    <style:style style:name="T19_44" style:family="text">
      <style:text-properties style:font-name="Ubuntu" style:font-name-asian="Ubuntu" style:font-name-complex="Ubuntu"/>
    </style:style>
    <style:style style:name="T19_45" style:family="text">
      <style:text-properties style:font-name="Ubuntu" style:font-name-asian="Ubuntu" style:font-name-complex="Ubuntu"/>
    </style:style>
    <style:style style:name="T19_46" style:family="text">
      <style:text-properties style:font-name="Ubuntu" style:font-name-asian="Ubuntu" style:font-name-complex="Ubuntu"/>
    </style:style>
    <style:style style:name="T19_47" style:family="text">
      <style:text-properties style:font-name="Ubuntu" style:font-name-asian="Ubuntu" style:font-name-complex="Ubuntu"/>
    </style:style>
    <style:style style:name="T19_48" style:family="text">
      <style:text-properties style:font-name="Ubuntu" style:font-name-asian="Ubuntu" style:font-name-complex="Ubuntu"/>
    </style:style>
    <style:style style:name="T19_49" style:family="text">
      <style:text-properties style:font-name="Ubuntu" style:font-name-asian="Ubuntu" style:font-name-complex="Ubuntu"/>
    </style:style>
    <style:style style:name="T19_50" style:family="text">
      <style:text-properties style:font-name="Ubuntu" style:font-name-asian="Ubuntu" style:font-name-complex="Ubuntu"/>
    </style:style>
    <style:style style:name="T19_51" style:family="text">
      <style:text-properties style:font-name="Ubuntu" style:font-name-asian="Ubuntu" style:font-name-complex="Ubuntu"/>
    </style:style>
    <style:style style:name="T19_52" style:family="text">
      <style:text-properties style:font-name="Ubuntu" style:font-name-asian="Ubuntu" style:font-name-complex="Ubuntu"/>
    </style:style>
    <style:style style:name="T19_53" style:family="text">
      <style:text-properties style:font-name="Ubuntu" style:font-name-asian="Ubuntu" style:font-name-complex="Ubuntu"/>
    </style:style>
    <style:style style:name="T19_54" style:family="text">
      <style:text-properties style:font-name="Ubuntu" style:font-name-asian="Ubuntu" style:font-name-complex="Ubuntu"/>
    </style:style>
    <style:style style:name="T19_55" style:family="text">
      <style:text-properties style:font-name="Ubuntu" style:font-name-asian="Ubuntu" style:font-name-complex="Ubuntu"/>
    </style:style>
    <style:style style:name="T19_56" style:family="text">
      <style:text-properties style:font-name="Ubuntu" style:font-name-asian="Ubuntu" style:font-name-complex="Ubuntu"/>
    </style:style>
    <style:style style:name="T19_57" style:family="text">
      <style:text-properties style:font-name="Ubuntu" style:font-name-asian="Ubuntu" style:font-name-complex="Ubuntu"/>
    </style:style>
    <style:style style:name="T19_58" style:family="text">
      <style:text-properties style:font-name="Ubuntu" style:font-name-asian="Ubuntu" style:font-name-complex="Ubuntu"/>
    </style:style>
    <style:style style:name="T19_59" style:family="text">
      <style:text-properties style:font-name="Ubuntu" style:font-name-asian="Ubuntu" style:font-name-complex="Ubuntu"/>
    </style:style>
    <style:style style:name="T19_60" style:family="text">
      <style:text-properties style:font-name="Ubuntu" style:font-name-asian="Ubuntu" style:font-name-complex="Ubuntu"/>
    </style:style>
    <style:style style:name="T19_61" style:family="text">
      <style:text-properties style:font-name="Ubuntu" style:font-name-asian="Ubuntu" style:font-name-complex="Ubuntu"/>
    </style:style>
    <style:style style:name="T19_62" style:family="text">
      <style:text-properties style:font-name="Ubuntu" style:font-name-asian="Ubuntu" style:font-name-complex="Ubuntu"/>
    </style:style>
    <style:style style:name="T19_63" style:family="text">
      <style:text-properties style:font-name="Ubuntu" style:font-name-asian="Ubuntu" style:font-name-complex="Ubuntu"/>
    </style:style>
    <style:style style:name="T19_64" style:family="text">
      <style:text-properties style:font-name="Ubuntu" style:font-name-asian="Ubuntu" style:font-name-complex="Ubuntu"/>
    </style:style>
    <style:style style:name="T19_65" style:family="text">
      <style:text-properties style:font-name="Ubuntu" style:font-name-asian="Ubuntu" style:font-name-complex="Ubuntu"/>
    </style:style>
    <style:style style:name="T19_66" style:family="text">
      <style:text-properties style:font-name="Ubuntu" style:font-name-asian="Ubuntu" style:font-name-complex="Ubuntu"/>
    </style:style>
    <style:style style:name="T19_67" style:family="text">
      <style:text-properties style:font-name="Ubuntu" style:font-name-asian="Ubuntu" style:font-name-complex="Ubuntu"/>
    </style:style>
    <style:style style:name="T19_68" style:family="text">
      <style:text-properties style:font-name="Ubuntu" style:font-name-asian="Ubuntu" style:font-name-complex="Ubuntu"/>
    </style:style>
    <style:style style:name="P20" style:family="paragraph" style:parent-style-name="Standard">
      <style:paragraph-properties fo:text-align="left" fo:break-before="auto" fo:line-height="115%" style:writing-mode="rl-tb"/>
      <style:text-properties style:font-name="Ubuntu" style:font-name-asian="Ubuntu" style:font-name-complex="Ubuntu"/>
    </style:style>
    <style:style style:name="P21" style:family="paragraph" style:parent-style-name="Standard">
      <style:paragraph-properties fo:break-before="auto" fo:line-height="115%" style:writing-mode="lr-tb"/>
    </style:style>
    <style:style style:name="T21_1" style:family="text">
      <style:text-properties style:font-name="Courier New" style:font-name-asian="Courier New" style:font-name-complex="Courier New"/>
    </style:style>
    <style:style style:name="T21_2" style:family="text">
      <style:text-properties style:font-name="Courier New" style:font-name-asian="Courier New" style:font-name-complex="Courier New"/>
    </style:style>
    <style:style style:name="T21_3" style:family="text">
      <style:text-properties style:font-name="Courier New" style:font-name-asian="Courier New" style:font-name-complex="Courier New"/>
    </style:style>
    <style:style style:name="T21_4" style:family="text">
      <style:text-properties style:font-name="Courier New" style:font-name-asian="Courier New" style:font-name-complex="Courier New"/>
    </style:style>
    <style:style style:name="T21_5" style:family="text">
      <style:text-properties style:font-name="Courier New" style:font-name-asian="Courier New" style:font-name-complex="Courier New"/>
    </style:style>
    <style:style style:name="P22" style:family="paragraph" style:parent-style-name="Standard">
      <style:paragraph-properties fo:break-before="auto" fo:line-height="115%" style:writing-mode="lr-tb"/>
    </style:style>
    <style:style style:name="T22_1" style:family="text">
      <style:text-properties style:font-name="Courier New" style:font-name-asian="Courier New" style:font-name-complex="Courier New"/>
    </style:style>
    <style:style style:name="T22_2" style:family="text">
      <style:text-properties style:font-name="Courier New" style:font-name-asian="Courier New" style:font-name-complex="Courier New"/>
    </style:style>
    <style:style style:name="T22_3" style:family="text">
      <style:text-properties style:font-name="Courier New" style:font-name-asian="Courier New" style:font-name-complex="Courier New"/>
    </style:style>
    <style:style style:name="T22_4" style:family="text">
      <style:text-properties style:font-name="Courier New" style:font-name-asian="Courier New" style:font-name-complex="Courier New"/>
    </style:style>
    <style:style style:name="P23" style:family="paragraph" style:parent-style-name="Standard">
      <style:paragraph-properties fo:break-before="auto" fo:line-height="115%" style:writing-mode="lr-tb"/>
    </style:style>
    <style:style style:name="T23_1" style:family="text">
      <style:text-properties style:font-name="Courier New" style:font-name-asian="Courier New" style:font-name-complex="Courier New"/>
    </style:style>
    <style:style style:name="P24" style:family="paragraph" style:parent-style-name="Standard">
      <style:paragraph-properties fo:break-before="auto" fo:line-height="115%" style:writing-mode="lr-tb"/>
      <style:text-properties style:font-name="Courier New" style:font-name-asian="Courier New" style:font-name-complex="Courier New"/>
    </style:style>
    <style:style style:name="P25" style:family="paragraph" style:parent-style-name="Standard">
      <style:paragraph-properties fo:text-align="left" fo:break-before="auto" fo:line-height="115%" style:writing-mode="rl-tb"/>
    </style:style>
    <style:style style:name="T25_1" style:family="text">
      <style:text-properties style:font-name="Ubuntu" style:font-name-asian="Ubuntu" style:font-name-complex="Ubuntu"/>
    </style:style>
    <style:style style:name="T25_2" style:family="text">
      <style:text-properties style:font-name="Ubuntu" style:font-name-asian="Ubuntu" style:font-name-complex="Ubuntu"/>
    </style:style>
    <style:style style:name="T25_3" style:family="text">
      <style:text-properties style:font-name="Courier New" style:font-name-asian="Courier New" style:font-name-complex="Courier New"/>
    </style:style>
    <style:style style:name="T25_4" style:family="text">
      <style:text-properties style:font-name="Ubuntu" style:font-name-asian="Ubuntu" style:font-name-complex="Ubuntu"/>
    </style:style>
    <style:style style:name="T25_5" style:family="text">
      <style:text-properties style:font-name="Ubuntu" style:font-name-asian="Ubuntu" style:font-name-complex="Ubuntu"/>
    </style:style>
    <style:style style:name="T25_6" style:family="text">
      <style:text-properties style:font-name="Ubuntu" style:font-name-asian="Ubuntu" style:font-name-complex="Ubuntu"/>
    </style:style>
    <style:style style:name="T25_7" style:family="text">
      <style:text-properties style:font-name="Ubuntu" style:font-name-asian="Ubuntu" style:font-name-complex="Ubuntu"/>
    </style:style>
    <style:style style:name="T25_8" style:family="text">
      <style:text-properties style:font-name="Ubuntu" style:font-name-asian="Ubuntu" style:font-name-complex="Ubuntu"/>
    </style:style>
    <style:style style:name="T25_9" style:family="text">
      <style:text-properties style:font-name="Ubuntu" style:font-name-asian="Ubuntu" style:font-name-complex="Ubuntu"/>
    </style:style>
    <style:style style:name="T25_10" style:family="text">
      <style:text-properties style:font-name="Ubuntu" style:font-name-asian="Ubuntu" style:font-name-complex="Ubuntu"/>
    </style:style>
    <style:style style:name="T25_11" style:family="text">
      <style:text-properties style:font-name="Ubuntu" style:font-name-asian="Ubuntu" style:font-name-complex="Ubuntu"/>
    </style:style>
    <style:style style:name="T25_12" style:family="text">
      <style:text-properties style:font-name="Ubuntu" style:font-name-asian="Ubuntu" style:font-name-complex="Ubuntu"/>
    </style:style>
    <style:style style:name="T25_13" style:family="text">
      <style:text-properties style:font-name="Courier New" style:font-name-asian="Courier New" style:font-name-complex="Courier New"/>
    </style:style>
    <style:style style:name="T25_14" style:family="text">
      <style:text-properties style:font-name="Courier New" style:font-name-asian="Courier New" style:font-name-complex="Courier New"/>
    </style:style>
    <style:style style:name="T25_15" style:family="text">
      <style:text-properties style:font-name="Courier New" style:font-name-asian="Courier New" style:font-name-complex="Courier New"/>
    </style:style>
    <style:style style:name="T25_16" style:family="text">
      <style:text-properties style:font-name="Ubuntu" style:font-name-asian="Ubuntu" style:font-name-complex="Ubuntu"/>
    </style:style>
    <style:style style:name="T25_17" style:family="text">
      <style:text-properties style:font-name="Ubuntu" style:font-name-asian="Ubuntu" style:font-name-complex="Ubuntu"/>
    </style:style>
    <style:style style:name="T25_18" style:family="text">
      <style:text-properties style:font-name="Ubuntu" style:font-name-asian="Ubuntu" style:font-name-complex="Ubuntu"/>
    </style:style>
    <style:style style:name="T25_19" style:family="text">
      <style:text-properties style:font-name="Courier New" style:font-name-asian="Courier New" style:font-name-complex="Courier New"/>
    </style:style>
    <style:style style:name="T25_20" style:family="text">
      <style:text-properties style:font-name="Ubuntu" style:font-name-asian="Ubuntu" style:font-name-complex="Ubuntu"/>
    </style:style>
    <style:style style:name="T25_21" style:family="text">
      <style:text-properties style:font-name="Ubuntu" style:font-name-asian="Ubuntu" style:font-name-complex="Ubuntu"/>
    </style:style>
    <style:style style:name="T25_22" style:family="text">
      <style:text-properties style:font-name="Ubuntu" style:font-name-asian="Ubuntu" style:font-name-complex="Ubuntu"/>
    </style:style>
    <style:style style:name="T25_23" style:family="text">
      <style:text-properties style:font-name="Ubuntu" style:font-name-asian="Ubuntu" style:font-name-complex="Ubuntu"/>
    </style:style>
    <style:style style:name="T25_24" style:family="text">
      <style:text-properties style:font-name="Ubuntu" style:font-name-asian="Ubuntu" style:font-name-complex="Ubuntu"/>
    </style:style>
    <style:style style:name="T25_25" style:family="text">
      <style:text-properties style:font-name="Ubuntu" style:font-name-asian="Ubuntu" style:font-name-complex="Ubuntu"/>
    </style:style>
    <style:style style:name="T25_26" style:family="text">
      <style:text-properties style:font-name="Ubuntu" style:font-name-asian="Ubuntu" style:font-name-complex="Ubuntu"/>
    </style:style>
    <style:style style:name="T25_27" style:family="text">
      <style:text-properties style:font-name="Courier New" style:font-name-asian="Courier New" style:font-name-complex="Courier New"/>
    </style:style>
    <style:style style:name="T25_28" style:family="text">
      <style:text-properties style:font-name="Ubuntu" style:font-name-asian="Ubuntu" style:font-name-complex="Ubuntu"/>
    </style:style>
    <style:style style:name="T25_29" style:family="text">
      <style:text-properties style:font-name="Ubuntu" style:font-name-asian="Ubuntu" style:font-name-complex="Ubuntu"/>
    </style:style>
    <style:style style:name="T25_30" style:family="text">
      <style:text-properties style:font-name="Ubuntu" style:font-name-asian="Ubuntu" style:font-name-complex="Ubuntu"/>
    </style:style>
    <style:style style:name="T25_31" style:family="text">
      <style:text-properties style:font-name="Ubuntu" style:font-name-asian="Ubuntu" style:font-name-complex="Ubuntu"/>
    </style:style>
    <style:style style:name="T25_32" style:family="text">
      <style:text-properties style:font-name="Ubuntu" style:font-name-asian="Ubuntu" style:font-name-complex="Ubuntu"/>
    </style:style>
    <style:style style:name="T25_33" style:family="text">
      <style:text-properties style:font-name="Ubuntu" style:font-name-asian="Ubuntu" style:font-name-complex="Ubuntu"/>
    </style:style>
    <style:style style:name="T25_34" style:family="text">
      <style:text-properties style:font-name="Ubuntu" style:font-name-asian="Ubuntu" style:font-name-complex="Ubuntu"/>
    </style:style>
    <style:style style:name="P26" style:family="paragraph" style:parent-style-name="Standard">
      <style:paragraph-properties fo:text-align="left" fo:break-before="auto" fo:line-height="115%" style:writing-mode="rl-tb"/>
      <style:text-properties style:font-name="Ubuntu" style:font-name-asian="Ubuntu" style:font-name-complex="Ubuntu"/>
    </style:style>
    <style:style style:name="P27" style:family="paragraph" style:parent-style-name="Standard">
      <style:paragraph-properties fo:text-align="left" fo:break-before="auto" fo:line-height="115%" style:writing-mode="rl-tb"/>
    </style:style>
    <style:style style:name="T27_1" style:family="text">
      <style:text-properties style:font-name="Ubuntu" style:font-name-asian="Ubuntu" style:font-name-complex="Ubuntu"/>
    </style:style>
    <style:style style:name="T27_2" style:family="text">
      <style:text-properties style:font-name="Ubuntu" style:font-name-asian="Ubuntu" style:font-name-complex="Ubuntu"/>
    </style:style>
    <style:style style:name="T27_3" style:family="text">
      <style:text-properties style:font-name="Ubuntu" style:font-name-asian="Ubuntu" style:font-name-complex="Ubuntu"/>
    </style:style>
    <style:style style:name="T27_4" style:family="text">
      <style:text-properties style:font-name="Ubuntu" style:font-name-asian="Ubuntu" style:font-name-complex="Ubuntu"/>
    </style:style>
    <style:style style:name="T27_5" style:family="text">
      <style:text-properties style:font-name="Ubuntu" style:font-name-asian="Ubuntu" style:font-name-complex="Ubuntu"/>
    </style:style>
    <style:style style:name="T27_6" style:family="text">
      <style:text-properties style:font-name="Ubuntu" style:font-name-asian="Ubuntu" style:font-name-complex="Ubuntu"/>
    </style:style>
    <style:style style:name="T27_7" style:family="text">
      <style:text-properties style:font-name="Ubuntu" style:font-name-asian="Ubuntu" style:font-name-complex="Ubuntu"/>
    </style:style>
    <style:style style:name="T27_8" style:family="text">
      <style:text-properties style:font-name="Ubuntu" style:font-name-asian="Ubuntu" style:font-name-complex="Ubuntu"/>
    </style:style>
    <style:style style:name="T27_9" style:family="text">
      <style:text-properties style:font-name="Ubuntu" style:font-name-asian="Ubuntu" style:font-name-complex="Ubuntu"/>
    </style:style>
    <style:style style:name="T27_10" style:family="text">
      <style:text-properties style:font-name="Ubuntu" style:font-name-asian="Ubuntu" style:font-name-complex="Ubuntu"/>
    </style:style>
    <style:style style:name="T27_11" style:family="text">
      <style:text-properties style:font-name="Ubuntu" style:font-name-asian="Ubuntu" style:font-name-complex="Ubuntu"/>
    </style:style>
    <style:style style:name="T27_12" style:family="text">
      <style:text-properties style:font-name="Ubuntu" style:font-name-asian="Ubuntu" style:font-name-complex="Ubuntu"/>
    </style:style>
    <style:style style:name="T27_13" style:family="text">
      <style:text-properties style:font-name="Ubuntu" style:font-name-asian="Ubuntu" style:font-name-complex="Ubuntu"/>
    </style:style>
    <style:style style:name="T27_14" style:family="text">
      <style:text-properties style:font-name="Ubuntu" style:font-name-asian="Ubuntu" style:font-name-complex="Ubuntu"/>
    </style:style>
    <style:style style:name="T27_15" style:family="text">
      <style:text-properties style:font-name="Ubuntu" style:font-name-asian="Ubuntu" style:font-name-complex="Ubuntu"/>
    </style:style>
    <style:style style:name="T27_16" style:family="text">
      <style:text-properties style:font-name="Ubuntu" style:font-name-asian="Ubuntu" style:font-name-complex="Ubuntu"/>
    </style:style>
    <style:style style:name="T27_17" style:family="text">
      <style:text-properties style:font-name="Ubuntu" style:font-name-asian="Ubuntu" style:font-name-complex="Ubuntu"/>
    </style:style>
    <style:style style:name="T27_18" style:family="text">
      <style:text-properties style:font-name="Ubuntu" style:font-name-asian="Ubuntu" style:font-name-complex="Ubuntu"/>
    </style:style>
    <style:style style:name="T27_19" style:family="text">
      <style:text-properties style:font-name="Ubuntu" style:font-name-asian="Ubuntu" style:font-name-complex="Ubuntu"/>
    </style:style>
    <style:style style:name="T27_20" style:family="text">
      <style:text-properties style:font-name="Ubuntu" style:font-name-asian="Ubuntu" style:font-name-complex="Ubuntu"/>
    </style:style>
    <style:style style:name="T27_21" style:family="text">
      <style:text-properties style:font-name="Ubuntu" style:font-name-asian="Ubuntu" style:font-name-complex="Ubuntu"/>
    </style:style>
    <style:style style:name="T27_22" style:family="text">
      <style:text-properties style:font-name="Ubuntu" style:font-name-asian="Ubuntu" style:font-name-complex="Ubuntu"/>
    </style:style>
    <style:style style:name="T27_23" style:family="text">
      <style:text-properties style:font-name="Ubuntu" style:font-name-asian="Ubuntu" style:font-name-complex="Ubuntu"/>
    </style:style>
    <style:style style:name="T27_24" style:family="text">
      <style:text-properties style:font-name="Ubuntu" style:font-name-asian="Ubuntu" style:font-name-complex="Ubuntu"/>
    </style:style>
    <style:style style:name="T27_25" style:family="text">
      <style:text-properties style:font-name="Ubuntu" style:font-name-asian="Ubuntu" style:font-name-complex="Ubuntu"/>
    </style:style>
    <style:style style:name="T27_26" style:family="text">
      <style:text-properties style:font-name="Ubuntu" style:font-name-asian="Ubuntu" style:font-name-complex="Ubuntu"/>
    </style:style>
    <style:style style:name="T27_27" style:family="text">
      <style:text-properties style:font-name="Ubuntu" style:font-name-asian="Ubuntu" style:font-name-complex="Ubuntu"/>
    </style:style>
    <style:style style:name="T27_28" style:family="text">
      <style:text-properties style:font-name="Ubuntu" style:font-name-asian="Ubuntu" style:font-name-complex="Ubuntu"/>
    </style:style>
    <style:style style:name="T27_29" style:family="text">
      <style:text-properties style:font-name="Ubuntu" style:font-name-asian="Ubuntu" style:font-name-complex="Ubuntu"/>
    </style:style>
    <style:style style:name="T27_30" style:family="text">
      <style:text-properties style:font-name="Ubuntu" style:font-name-asian="Ubuntu" style:font-name-complex="Ubuntu"/>
    </style:style>
    <style:style style:name="T27_31" style:family="text">
      <style:text-properties style:font-name="Ubuntu" style:font-name-asian="Ubuntu" style:font-name-complex="Ubuntu"/>
    </style:style>
    <style:style style:name="T27_32" style:family="text">
      <style:text-properties style:font-name="Ubuntu" style:font-name-asian="Ubuntu" style:font-name-complex="Ubuntu"/>
    </style:style>
    <style:style style:name="T27_33" style:family="text">
      <style:text-properties style:font-name="Ubuntu" style:font-name-asian="Ubuntu" style:font-name-complex="Ubuntu"/>
    </style:style>
    <style:style style:name="T27_34" style:family="text">
      <style:text-properties style:font-name="Ubuntu" style:font-name-asian="Ubuntu" style:font-name-complex="Ubuntu"/>
    </style:style>
    <style:style style:name="T27_35" style:family="text">
      <style:text-properties style:font-name="Ubuntu" style:font-name-asian="Ubuntu" style:font-name-complex="Ubuntu"/>
    </style:style>
    <style:style style:name="T27_36" style:family="text">
      <style:text-properties style:font-name="Ubuntu" style:font-name-asian="Ubuntu" style:font-name-complex="Ubuntu"/>
    </style:style>
    <style:style style:name="T27_37" style:family="text">
      <style:text-properties style:font-name="Ubuntu" style:font-name-asian="Ubuntu" style:font-name-complex="Ubuntu"/>
    </style:style>
    <style:style style:name="T27_38" style:family="text">
      <style:text-properties style:font-name="Ubuntu" style:font-name-asian="Ubuntu" style:font-name-complex="Ubuntu"/>
    </style:style>
    <style:style style:name="T27_39" style:family="text">
      <style:text-properties style:font-name="Ubuntu" style:font-name-asian="Ubuntu" style:font-name-complex="Ubuntu"/>
    </style:style>
    <style:style style:name="T27_40" style:family="text">
      <style:text-properties style:font-name="Ubuntu" style:font-name-asian="Ubuntu" style:font-name-complex="Ubuntu"/>
    </style:style>
    <style:style style:name="T27_41" style:family="text">
      <style:text-properties style:font-name="Ubuntu" style:font-name-asian="Ubuntu" style:font-name-complex="Ubuntu"/>
    </style:style>
    <style:style style:name="T27_42" style:family="text">
      <style:text-properties style:font-name="Ubuntu" style:font-name-asian="Ubuntu" style:font-name-complex="Ubuntu"/>
    </style:style>
    <style:style style:name="T27_43" style:family="text">
      <style:text-properties style:font-name="Ubuntu" style:font-name-asian="Ubuntu" style:font-name-complex="Ubuntu"/>
    </style:style>
    <style:style style:name="T27_44" style:family="text">
      <style:text-properties style:font-name="Ubuntu" style:font-name-asian="Ubuntu" style:font-name-complex="Ubuntu"/>
    </style:style>
    <style:style style:name="T27_45" style:family="text">
      <style:text-properties style:font-name="Ubuntu" style:font-name-asian="Ubuntu" style:font-name-complex="Ubuntu"/>
    </style:style>
    <style:style style:name="T27_46" style:family="text" style:parent-style-name="Standard"/>
    <style:style style:name="P28" style:family="paragraph" style:parent-style-name="Standard">
      <style:paragraph-properties fo:break-before="auto" fo:line-height="100%" style:writing-mode="lr-tb"/>
    </style:style>
    <style:style style:name="T28_1" style:family="text">
      <style:text-properties style:font-name="Ubuntu" fo:font-size="10pt" style:font-name-asian="Ubuntu" style:font-size-asian="10pt" style:font-name-complex="Ubuntu" style:font-size-complex="10pt"/>
    </style:style>
    <style:style style:name="T28_2" style:family="text">
      <style:text-properties style:font-name="Ubuntu" fo:font-size="10pt" style:font-name-asian="Ubuntu" style:font-size-asian="10pt" style:font-name-complex="Ubuntu" style:font-size-complex="10pt"/>
    </style:style>
    <style:style style:name="T28_3" style:family="text">
      <style:text-properties style:font-name="Ubuntu" style:font-name-asian="Ubuntu" style:font-name-complex="Ubuntu"/>
    </style:style>
    <style:style style:name="T28_4" style:family="text">
      <style:text-properties style:font-name="Ubuntu" style:font-name-asian="Ubuntu" style:font-name-complex="Ubuntu"/>
    </style:style>
    <style:style style:name="T28_5" style:family="text">
      <style:text-properties style:font-name="Ubuntu" style:font-name-asian="Ubuntu" style:font-name-complex="Ubuntu"/>
    </style:style>
    <style:style style:name="T28_6" style:family="text">
      <style:text-properties style:font-name="Ubuntu" style:font-name-asian="Ubuntu" style:font-name-complex="Ubuntu"/>
    </style:style>
    <style:style style:name="T28_7" style:family="text">
      <style:text-properties style:font-name="Ubuntu" style:font-name-asian="Ubuntu" style:font-name-complex="Ubuntu"/>
    </style:style>
    <style:style style:name="T28_8" style:family="text">
      <style:text-properties style:font-name="Ubuntu" style:font-name-asian="Ubuntu" style:font-name-complex="Ubuntu"/>
    </style:style>
    <style:style style:name="T28_9" style:family="text">
      <style:text-properties style:font-name="Ubuntu" style:font-name-asian="Ubuntu" style:font-name-complex="Ubuntu"/>
    </style:style>
    <style:style style:name="T28_10" style:family="text">
      <style:text-properties style:font-name="Ubuntu" style:font-name-asian="Ubuntu" style:font-name-complex="Ubuntu"/>
    </style:style>
    <style:style style:name="T28_11" style:family="text">
      <style:text-properties style:font-name="Ubuntu" style:font-name-asian="Ubuntu" style:font-name-complex="Ubuntu"/>
    </style:style>
    <style:style style:name="T28_12" style:family="text">
      <style:text-properties style:font-name="Ubuntu" style:font-name-asian="Ubuntu" style:font-name-complex="Ubuntu"/>
    </style:style>
    <style:style style:name="T28_13" style:family="text">
      <style:text-properties style:font-name="Ubuntu" style:font-name-asian="Ubuntu" style:font-name-complex="Ubuntu"/>
    </style:style>
    <style:style style:name="T28_14" style:family="text">
      <style:text-properties style:font-name="Ubuntu" style:font-name-asian="Ubuntu" style:font-name-complex="Ubuntu"/>
    </style:style>
    <style:style style:name="T28_15" style:family="text">
      <style:text-properties style:font-name="Ubuntu" style:font-name-asian="Ubuntu" style:font-name-complex="Ubuntu"/>
    </style:style>
    <style:style style:name="T28_16" style:family="text">
      <style:text-properties style:font-name="Ubuntu" style:font-name-asian="Ubuntu" style:font-name-complex="Ubuntu"/>
    </style:style>
    <style:style style:name="T28_17" style:family="text">
      <style:text-properties style:font-name="Ubuntu" style:font-name-asian="Ubuntu" style:font-name-complex="Ubuntu"/>
    </style:style>
    <style:style style:name="T28_18" style:family="text">
      <style:text-properties style:font-name="Ubuntu" style:font-name-asian="Ubuntu" style:font-name-complex="Ubuntu"/>
    </style:style>
    <style:style style:name="T28_19" style:family="text">
      <style:text-properties style:font-name="Ubuntu" style:font-name-asian="Ubuntu" style:font-name-complex="Ubuntu"/>
    </style:style>
    <style:style style:name="T28_20" style:family="text">
      <style:text-properties style:font-name="Ubuntu" style:font-name-asian="Ubuntu" style:font-name-complex="Ubuntu"/>
    </style:style>
    <style:style style:name="T28_21" style:family="text">
      <style:text-properties style:font-name="Ubuntu" style:font-name-asian="Ubuntu" style:font-name-complex="Ubuntu"/>
    </style:style>
    <style:style style:name="P29" style:family="paragraph" style:parent-style-name="Standard">
      <style:paragraph-properties fo:text-align="left" fo:break-before="auto" fo:line-height="115%" style:writing-mode="rl-tb"/>
      <style:text-properties style:font-name="Ubuntu" style:font-name-asian="Ubuntu" style:font-name-complex="Ubuntu"/>
    </style:style>
    <style:style style:name="P30" style:family="paragraph" style:parent-style-name="Standard">
      <style:paragraph-properties fo:break-before="auto" fo:line-height="115%" style:writing-mode="lr-tb"/>
    </style:style>
    <style:style style:name="T30_1" style:family="text">
      <style:text-properties style:font-name="Courier New" style:font-name-asian="Courier New" style:font-name-complex="Courier New"/>
    </style:style>
    <style:style style:name="T30_2" style:family="text">
      <style:text-properties style:font-name="Courier New" style:font-name-asian="Courier New" style:font-name-complex="Courier New"/>
    </style:style>
    <style:style style:name="T30_3" style:family="text">
      <style:text-properties style:font-name="Courier New" style:font-name-asian="Courier New" style:font-name-complex="Courier New"/>
    </style:style>
    <style:style style:name="T30_4" style:family="text">
      <style:text-properties style:font-name="Courier New" style:font-name-asian="Courier New" style:font-name-complex="Courier New"/>
    </style:style>
    <style:style style:name="T30_5" style:family="text">
      <style:text-properties style:font-name="Courier New" style:font-name-asian="Courier New" style:font-name-complex="Courier New"/>
    </style:style>
    <style:style style:name="P31" style:family="paragraph" style:parent-style-name="Standard">
      <style:paragraph-properties fo:break-before="auto" fo:line-height="115%" style:writing-mode="lr-tb"/>
    </style:style>
    <style:style style:name="T31_1" style:family="text">
      <style:text-properties style:font-name="Courier New" style:font-name-asian="Courier New" style:font-name-complex="Courier New"/>
    </style:style>
    <style:style style:name="T31_2" style:family="text">
      <style:text-properties style:font-name="Courier New" style:font-name-asian="Courier New" style:font-name-complex="Courier New"/>
    </style:style>
    <style:style style:name="T31_3" style:family="text">
      <style:text-properties style:font-name="Courier New" style:font-name-asian="Courier New" style:font-name-complex="Courier New"/>
    </style:style>
    <style:style style:name="T31_4" style:family="text">
      <style:text-properties style:font-name="Courier New" style:font-name-asian="Courier New" style:font-name-complex="Courier New"/>
    </style:style>
    <style:style style:name="T31_5" style:family="text">
      <style:text-properties style:font-name="Courier New" style:font-name-asian="Courier New" style:font-name-complex="Courier New"/>
    </style:style>
    <style:style style:name="T31_6" style:family="text">
      <style:text-properties style:font-name="Courier New" style:font-name-asian="Courier New" style:font-name-complex="Courier New"/>
    </style:style>
    <style:style style:name="T31_7" style:family="text">
      <style:text-properties style:font-name="Courier New" style:font-name-asian="Courier New" style:font-name-complex="Courier New"/>
    </style:style>
    <style:style style:name="T31_8" style:family="text">
      <style:text-properties style:font-name="Courier New" style:font-name-asian="Courier New" style:font-name-complex="Courier New"/>
    </style:style>
    <style:style style:name="T31_9" style:family="text">
      <style:text-properties style:font-name="Courier New" style:font-name-asian="Courier New" style:font-name-complex="Courier New"/>
    </style:style>
    <style:style style:name="T31_10" style:family="text">
      <style:text-properties style:font-name="Courier New" style:font-name-asian="Courier New" style:font-name-complex="Courier New"/>
    </style:style>
    <style:style style:name="T31_11" style:family="text">
      <style:text-properties style:font-name="Courier New" style:font-name-asian="Courier New" style:font-name-complex="Courier New"/>
    </style:style>
    <style:style style:name="P32" style:family="paragraph" style:parent-style-name="Standard">
      <style:paragraph-properties fo:break-before="auto" fo:line-height="115%" style:writing-mode="lr-tb"/>
      <style:text-properties style:font-name="Ubuntu" style:font-name-asian="Ubuntu" style:font-name-complex="Ubuntu"/>
    </style:style>
    <style:style style:name="P33" style:family="paragraph" style:parent-style-name="Heading_20_1">
      <style:paragraph-properties fo:text-align="left" fo:break-before="auto" fo:line-height="115%" style:writing-mode="rl-tb"/>
    </style:style>
    <style:style style:name="T33_1" style:family="text">
      <style:text-properties style:font-name="Ubuntu" style:font-name-asian="Ubuntu" style:font-name-complex="Ubuntu"/>
    </style:style>
    <style:style style:name="T33_2" style:family="text">
      <style:text-properties style:font-name="Courier New" style:font-name-asian="Courier New" style:font-name-complex="Courier New"/>
    </style:style>
    <style:style style:name="P34" style:family="paragraph" style:parent-style-name="Standard">
      <style:paragraph-properties fo:text-align="left" fo:break-before="auto" fo:line-height="115%" style:writing-mode="rl-tb"/>
    </style:style>
    <style:style style:name="T34_1" style:family="text">
      <style:text-properties style:font-name="Courier New" style:font-name-asian="Courier New" style:font-name-complex="Courier New"/>
    </style:style>
    <style:style style:name="T34_2" style:family="text">
      <style:text-properties style:font-name="Ubuntu" style:font-name-asian="Ubuntu" style:font-name-complex="Ubuntu"/>
    </style:style>
    <style:style style:name="T34_3" style:family="text">
      <style:text-properties style:font-name="Ubuntu" style:font-name-asian="Ubuntu" style:font-name-complex="Ubuntu"/>
    </style:style>
    <style:style style:name="T34_4" style:family="text">
      <style:text-properties style:font-name="Ubuntu" style:font-name-asian="Ubuntu" style:font-name-complex="Ubuntu"/>
    </style:style>
    <style:style style:name="T34_5" style:family="text">
      <style:text-properties style:font-name="Ubuntu" style:font-name-asian="Ubuntu" style:font-name-complex="Ubuntu"/>
    </style:style>
    <style:style style:name="T34_6" style:family="text">
      <style:text-properties style:font-name="Ubuntu" style:font-name-asian="Ubuntu" style:font-name-complex="Ubuntu"/>
    </style:style>
    <style:style style:name="T34_7" style:family="text">
      <style:text-properties style:font-name="Ubuntu" style:font-name-asian="Ubuntu" style:font-name-complex="Ubuntu"/>
    </style:style>
    <style:style style:name="T34_8" style:family="text">
      <style:text-properties style:font-name="Ubuntu" style:font-name-asian="Ubuntu" style:font-name-complex="Ubuntu"/>
    </style:style>
    <style:style style:name="T34_9" style:family="text">
      <style:text-properties style:font-name="Ubuntu" style:font-name-asian="Ubuntu" style:font-name-complex="Ubuntu"/>
    </style:style>
    <style:style style:name="T34_10" style:family="text">
      <style:text-properties style:font-name="Ubuntu" style:font-name-asian="Ubuntu" style:font-name-complex="Ubuntu"/>
    </style:style>
    <style:style style:name="T34_11" style:family="text">
      <style:text-properties style:font-name="Ubuntu" style:font-name-asian="Ubuntu" style:font-name-complex="Ubuntu"/>
    </style:style>
    <style:style style:name="T34_12" style:family="text">
      <style:text-properties style:font-name="Ubuntu" style:font-name-asian="Ubuntu" style:font-name-complex="Ubuntu"/>
    </style:style>
    <style:style style:name="T34_13" style:family="text">
      <style:text-properties style:font-name="Ubuntu" style:font-name-asian="Ubuntu" style:font-name-complex="Ubuntu"/>
    </style:style>
    <style:style style:name="T34_14" style:family="text">
      <style:text-properties style:font-name="Ubuntu" style:font-name-asian="Ubuntu" style:font-name-complex="Ubuntu"/>
    </style:style>
    <style:style style:name="T34_15" style:family="text">
      <style:text-properties style:font-name="Ubuntu" style:font-name-asian="Ubuntu" style:font-name-complex="Ubuntu"/>
    </style:style>
    <style:style style:name="T34_16" style:family="text">
      <style:text-properties style:font-name="Ubuntu" style:font-name-asian="Ubuntu" style:font-name-complex="Ubuntu"/>
    </style:style>
    <style:style style:name="T34_17" style:family="text">
      <style:text-properties style:font-name="Ubuntu" style:font-name-asian="Ubuntu" style:font-name-complex="Ubuntu"/>
    </style:style>
    <style:style style:name="T34_18" style:family="text">
      <style:text-properties style:font-name="Ubuntu" style:font-name-asian="Ubuntu" style:font-name-complex="Ubuntu"/>
    </style:style>
    <style:style style:name="T34_19" style:family="text">
      <style:text-properties style:font-name="Ubuntu" style:font-name-asian="Ubuntu" style:font-name-complex="Ubuntu"/>
    </style:style>
    <style:style style:name="T34_20" style:family="text">
      <style:text-properties style:font-name="Ubuntu" style:font-name-asian="Ubuntu" style:font-name-complex="Ubuntu"/>
    </style:style>
    <style:style style:name="T34_21" style:family="text">
      <style:text-properties style:font-name="Ubuntu" style:font-name-asian="Ubuntu" style:font-name-complex="Ubuntu"/>
    </style:style>
    <style:style style:name="T34_22" style:family="text">
      <style:text-properties style:font-name="Ubuntu" style:font-name-asian="Ubuntu" style:font-name-complex="Ubuntu"/>
    </style:style>
    <style:style style:name="T34_23" style:family="text">
      <style:text-properties style:font-name="Ubuntu" style:font-name-asian="Ubuntu" style:font-name-complex="Ubuntu"/>
    </style:style>
    <style:style style:name="T34_24" style:family="text">
      <style:text-properties style:font-name="Ubuntu" style:font-name-asian="Ubuntu" style:font-name-complex="Ubuntu"/>
    </style:style>
    <style:style style:name="T34_25" style:family="text">
      <style:text-properties style:font-name="Ubuntu" style:font-name-asian="Ubuntu" style:font-name-complex="Ubuntu"/>
    </style:style>
    <style:style style:name="T34_26" style:family="text">
      <style:text-properties style:font-name="Ubuntu" style:font-name-asian="Ubuntu" style:font-name-complex="Ubuntu"/>
    </style:style>
    <style:style style:name="T34_27" style:family="text">
      <style:text-properties style:font-name="Ubuntu" style:font-name-asian="Ubuntu" style:font-name-complex="Ubuntu"/>
    </style:style>
    <style:style style:name="T34_28" style:family="text">
      <style:text-properties style:font-name="Ubuntu" style:font-name-asian="Ubuntu" style:font-name-complex="Ubuntu"/>
    </style:style>
    <style:style style:name="T34_29" style:family="text">
      <style:text-properties style:font-name="Ubuntu" style:font-name-asian="Ubuntu" style:font-name-complex="Ubuntu"/>
    </style:style>
    <style:style style:name="T34_30" style:family="text">
      <style:text-properties style:font-name="Ubuntu" style:font-name-asian="Ubuntu" style:font-name-complex="Ubuntu"/>
    </style:style>
    <style:style style:name="P35" style:family="paragraph" style:parent-style-name="Standard">
      <style:paragraph-properties fo:text-align="left" fo:break-before="auto" fo:line-height="115%" style:writing-mode="rl-tb"/>
      <style:text-properties style:font-name="Ubuntu" style:font-name-asian="Ubuntu" style:font-name-complex="Ubuntu"/>
    </style:style>
    <style:style style:name="P36" style:family="paragraph" style:parent-style-name="Standard">
      <style:paragraph-properties fo:break-before="auto" fo:line-height="115%" style:writing-mode="lr-tb"/>
    </style:style>
    <style:style style:name="T36_1" style:family="text">
      <style:text-properties style:font-name="Courier New" style:font-name-asian="Courier New" style:font-name-complex="Courier New"/>
    </style:style>
    <style:style style:name="T36_2" style:family="text">
      <style:text-properties style:font-name="Courier New" style:font-name-asian="Courier New" style:font-name-complex="Courier New"/>
    </style:style>
    <style:style style:name="T36_3" style:family="text">
      <style:text-properties style:font-name="Courier New" style:font-name-asian="Courier New" style:font-name-complex="Courier New"/>
    </style:style>
    <style:style style:name="T36_4" style:family="text">
      <style:text-properties style:font-name="Courier New" style:font-name-asian="Courier New" style:font-name-complex="Courier New"/>
    </style:style>
    <style:style style:name="T36_5" style:family="text">
      <style:text-properties style:font-name="Courier New" style:font-name-asian="Courier New" style:font-name-complex="Courier New"/>
    </style:style>
    <style:style style:name="P37" style:family="paragraph" style:parent-style-name="Standard">
      <style:paragraph-properties fo:break-before="auto" fo:line-height="115%" style:writing-mode="lr-tb"/>
    </style:style>
    <style:style style:name="T37_1" style:family="text">
      <style:text-properties style:font-name="Courier New" style:font-name-asian="Courier New" style:font-name-complex="Courier New"/>
    </style:style>
    <style:style style:name="T37_2" style:family="text">
      <style:text-properties style:font-name="Courier New" style:font-name-asian="Courier New" style:font-name-complex="Courier New"/>
    </style:style>
    <style:style style:name="T37_3" style:family="text">
      <style:text-properties style:font-name="Courier New" style:font-name-asian="Courier New" style:font-name-complex="Courier New"/>
    </style:style>
    <style:style style:name="T37_4" style:family="text">
      <style:text-properties style:font-name="Courier New" style:font-name-asian="Courier New" style:font-name-complex="Courier New"/>
    </style:style>
    <style:style style:name="T37_5" style:family="text">
      <style:text-properties style:font-name="Courier New" style:font-name-asian="Courier New" style:font-name-complex="Courier New"/>
    </style:style>
    <style:style style:name="P38" style:family="paragraph" style:parent-style-name="Standard">
      <style:paragraph-properties fo:break-before="auto" fo:line-height="115%" style:writing-mode="lr-tb"/>
    </style:style>
    <style:style style:name="T38_1" style:family="text">
      <style:text-properties style:font-name="Courier New" style:font-name-asian="Courier New" style:font-name-complex="Courier New"/>
    </style:style>
    <style:style style:name="P39" style:family="paragraph" style:parent-style-name="Standard">
      <style:paragraph-properties fo:break-before="auto" fo:line-height="115%" style:writing-mode="lr-tb"/>
      <style:text-properties style:font-name="Ubuntu" style:font-name-asian="Ubuntu" style:font-name-complex="Ubuntu"/>
    </style:style>
    <style:style style:name="P40" style:family="paragraph" style:parent-style-name="Standard">
      <style:paragraph-properties fo:text-align="left" fo:break-before="auto" fo:line-height="115%" style:writing-mode="rl-tb"/>
    </style:style>
    <style:style style:name="T40_1" style:family="text">
      <style:text-properties style:font-name="Ubuntu" style:font-name-asian="Ubuntu" style:font-name-complex="Ubuntu"/>
    </style:style>
    <style:style style:name="T40_2" style:family="text">
      <style:text-properties style:font-name="Ubuntu" style:font-name-asian="Ubuntu" style:font-name-complex="Ubuntu"/>
    </style:style>
    <style:style style:name="T40_3" style:family="text">
      <style:text-properties style:font-name="Ubuntu" style:font-name-asian="Ubuntu" style:font-name-complex="Ubuntu"/>
    </style:style>
    <style:style style:name="T40_4" style:family="text">
      <style:text-properties style:font-name="Ubuntu" style:font-name-asian="Ubuntu" style:font-name-complex="Ubuntu"/>
    </style:style>
    <style:style style:name="T40_5" style:family="text">
      <style:text-properties style:font-name="Ubuntu" style:font-name-asian="Ubuntu" style:font-name-complex="Ubuntu"/>
    </style:style>
    <style:style style:name="T40_6" style:family="text">
      <style:text-properties style:font-name="Ubuntu" style:font-name-asian="Ubuntu" style:font-name-complex="Ubuntu"/>
    </style:style>
    <style:style style:name="T40_7" style:family="text">
      <style:text-properties style:font-name="Ubuntu" style:font-name-asian="Ubuntu" style:font-name-complex="Ubuntu"/>
    </style:style>
    <style:style style:name="T40_8" style:family="text">
      <style:text-properties style:font-name="Ubuntu" style:font-name-asian="Ubuntu" style:font-name-complex="Ubuntu"/>
    </style:style>
    <style:style style:name="T40_9" style:family="text">
      <style:text-properties style:font-name="Ubuntu" style:font-name-asian="Ubuntu" style:font-name-complex="Ubuntu"/>
    </style:style>
    <style:style style:name="T40_10" style:family="text">
      <style:text-properties style:font-name="Ubuntu" style:font-name-asian="Ubuntu" style:font-name-complex="Ubuntu"/>
    </style:style>
    <style:style style:name="T40_11" style:family="text">
      <style:text-properties style:font-name="Ubuntu" style:font-name-asian="Ubuntu" style:font-name-complex="Ubuntu"/>
    </style:style>
    <style:style style:name="T40_12" style:family="text">
      <style:text-properties style:font-name="Ubuntu" style:font-name-asian="Ubuntu" style:font-name-complex="Ubuntu"/>
    </style:style>
    <style:style style:name="T40_13" style:family="text">
      <style:text-properties style:font-name="Ubuntu" style:font-name-asian="Ubuntu" style:font-name-complex="Ubuntu"/>
    </style:style>
    <style:style style:name="T40_14" style:family="text">
      <style:text-properties style:font-name="Ubuntu" style:font-name-asian="Ubuntu" style:font-name-complex="Ubuntu"/>
    </style:style>
    <style:style style:name="T40_15" style:family="text">
      <style:text-properties style:font-name="Ubuntu" style:font-name-asian="Ubuntu" style:font-name-complex="Ubuntu"/>
    </style:style>
    <style:style style:name="T40_16" style:family="text">
      <style:text-properties style:font-name="Ubuntu" style:font-name-asian="Ubuntu" style:font-name-complex="Ubuntu"/>
    </style:style>
    <style:style style:name="T40_17" style:family="text">
      <style:text-properties style:font-name="Ubuntu" style:font-name-asian="Ubuntu" style:font-name-complex="Ubuntu"/>
    </style:style>
    <style:style style:name="T40_18" style:family="text">
      <style:text-properties style:font-name="Ubuntu" style:font-name-asian="Ubuntu" style:font-name-complex="Ubuntu"/>
    </style:style>
    <style:style style:name="T40_19" style:family="text">
      <style:text-properties style:font-name="Ubuntu" style:font-name-asian="Ubuntu" style:font-name-complex="Ubuntu"/>
    </style:style>
    <style:style style:name="T40_20" style:family="text">
      <style:text-properties style:font-name="Ubuntu" style:font-name-asian="Ubuntu" style:font-name-complex="Ubuntu"/>
    </style:style>
    <style:style style:name="T40_21" style:family="text">
      <style:text-properties style:font-name="Ubuntu" style:font-name-asian="Ubuntu" style:font-name-complex="Ubuntu"/>
    </style:style>
    <style:style style:name="T40_22" style:family="text">
      <style:text-properties style:font-name="Ubuntu" style:font-name-asian="Ubuntu" style:font-name-complex="Ubuntu"/>
    </style:style>
    <style:style style:name="T40_23" style:family="text">
      <style:text-properties style:font-name="Ubuntu" style:font-name-asian="Ubuntu" style:font-name-complex="Ubuntu"/>
    </style:style>
    <style:style style:name="T40_24" style:family="text">
      <style:text-properties style:font-name="Ubuntu" style:font-name-asian="Ubuntu" style:font-name-complex="Ubuntu"/>
    </style:style>
    <style:style style:name="T40_25" style:family="text">
      <style:text-properties style:font-name="Ubuntu" style:font-name-asian="Ubuntu" style:font-name-complex="Ubuntu"/>
    </style:style>
    <style:style style:name="T40_26" style:family="text">
      <style:text-properties style:font-name="Ubuntu" style:font-name-asian="Ubuntu" style:font-name-complex="Ubuntu"/>
    </style:style>
    <style:style style:name="P41" style:family="paragraph" style:parent-style-name="Standard">
      <style:paragraph-properties fo:text-align="left" fo:break-before="auto" fo:line-height="115%" style:writing-mode="rl-tb"/>
      <style:text-properties style:font-name="Ubuntu" style:font-name-asian="Ubuntu" style:font-name-complex="Ubuntu"/>
    </style:style>
    <style:style style:name="P42" style:family="paragraph" style:parent-style-name="Standard">
      <style:paragraph-properties fo:break-before="auto" fo:line-height="115%" style:writing-mode="lr-tb"/>
    </style:style>
    <style:style style:name="T42_1" style:family="text">
      <style:text-properties style:font-name="Courier New" style:font-name-asian="Courier New" style:font-name-complex="Courier New"/>
    </style:style>
    <style:style style:name="T42_2" style:family="text">
      <style:text-properties style:font-name="Courier New" style:font-name-asian="Courier New" style:font-name-complex="Courier New"/>
    </style:style>
    <style:style style:name="T42_3" style:family="text">
      <style:text-properties style:font-name="Courier New" style:font-name-asian="Courier New" style:font-name-complex="Courier New"/>
    </style:style>
    <style:style style:name="T42_4" style:family="text">
      <style:text-properties style:font-name="Courier New" style:font-name-asian="Courier New" style:font-name-complex="Courier New"/>
    </style:style>
    <style:style style:name="T42_5" style:family="text">
      <style:text-properties style:font-name="Courier New" style:font-name-asian="Courier New" style:font-name-complex="Courier New"/>
    </style:style>
    <style:style style:name="T42_6" style:family="text">
      <style:text-properties style:font-name="Courier New" style:font-name-asian="Courier New" style:font-name-complex="Courier New"/>
    </style:style>
    <style:style style:name="T42_7" style:family="text">
      <style:text-properties style:font-name="Courier New" style:font-name-asian="Courier New" style:font-name-complex="Courier New"/>
    </style:style>
    <style:style style:name="P43" style:family="paragraph" style:parent-style-name="Standard">
      <style:paragraph-properties fo:break-before="auto" fo:line-height="115%" style:writing-mode="lr-tb"/>
    </style:style>
    <style:style style:name="T43_1" style:family="text">
      <style:text-properties style:font-name="Courier New" style:font-name-asian="Courier New" style:font-name-complex="Courier New"/>
    </style:style>
    <style:style style:name="T43_2" style:family="text">
      <style:text-properties style:font-name="Courier New" style:font-name-asian="Courier New" style:font-name-complex="Courier New"/>
    </style:style>
    <style:style style:name="T43_3" style:family="text">
      <style:text-properties style:font-name="Courier New" style:font-name-asian="Courier New" style:font-name-complex="Courier New"/>
    </style:style>
    <style:style style:name="T43_4" style:family="text">
      <style:text-properties style:font-name="Courier New" style:font-name-asian="Courier New" style:font-name-complex="Courier New"/>
    </style:style>
    <style:style style:name="T43_5" style:family="text">
      <style:text-properties style:font-name="Courier New" style:font-name-asian="Courier New" style:font-name-complex="Courier New"/>
    </style:style>
    <style:style style:name="T43_6" style:family="text">
      <style:text-properties style:font-name="Courier New" style:font-name-asian="Courier New" style:font-name-complex="Courier New"/>
    </style:style>
    <style:style style:name="T43_7" style:family="text">
      <style:text-properties style:font-name="Courier New" style:font-name-asian="Courier New" style:font-name-complex="Courier New"/>
    </style:style>
    <style:style style:name="P44" style:family="paragraph" style:parent-style-name="Standard">
      <style:paragraph-properties fo:break-before="auto" fo:line-height="115%" style:writing-mode="lr-tb"/>
    </style:style>
    <style:style style:name="T44_1" style:family="text">
      <style:text-properties style:font-name="Courier New" style:font-name-asian="Courier New" style:font-name-complex="Courier New"/>
    </style:style>
    <style:style style:name="T44_2" style:family="text">
      <style:text-properties style:font-name="Courier New" style:font-name-asian="Courier New" style:font-name-complex="Courier New"/>
    </style:style>
    <style:style style:name="T44_3" style:family="text">
      <style:text-properties style:font-name="Courier New" style:font-name-asian="Courier New" style:font-name-complex="Courier New"/>
    </style:style>
    <style:style style:name="T44_4" style:family="text">
      <style:text-properties style:font-name="Courier New" style:font-name-asian="Courier New" style:font-name-complex="Courier New"/>
    </style:style>
    <style:style style:name="T44_5" style:family="text">
      <style:text-properties style:font-name="Courier New" style:font-name-asian="Courier New" style:font-name-complex="Courier New"/>
    </style:style>
    <style:style style:name="T44_6" style:family="text">
      <style:text-properties style:font-name="Courier New" style:font-name-asian="Courier New" style:font-name-complex="Courier New"/>
    </style:style>
    <style:style style:name="T44_7" style:family="text">
      <style:text-properties style:font-name="Courier New" style:font-name-asian="Courier New" style:font-name-complex="Courier New"/>
    </style:style>
    <style:style style:name="T44_8" style:family="text">
      <style:text-properties style:font-name="Courier New" style:font-name-asian="Courier New" style:font-name-complex="Courier New"/>
    </style:style>
    <style:style style:name="T44_9" style:family="text">
      <style:text-properties style:font-name="Courier New" style:font-name-asian="Courier New" style:font-name-complex="Courier New"/>
    </style:style>
    <style:style style:name="T44_10" style:family="text">
      <style:text-properties style:font-name="Courier New" style:font-name-asian="Courier New" style:font-name-complex="Courier New"/>
    </style:style>
    <style:style style:name="T44_11" style:family="text">
      <style:text-properties style:font-name="Courier New" style:font-name-asian="Courier New" style:font-name-complex="Courier New"/>
    </style:style>
    <style:style style:name="P45" style:family="paragraph" style:parent-style-name="Standard">
      <style:paragraph-properties fo:break-before="auto" fo:line-height="115%" style:writing-mode="lr-tb"/>
      <style:text-properties style:font-name="Ubuntu" style:font-name-asian="Ubuntu" style:font-name-complex="Ubuntu"/>
    </style:style>
    <style:style style:name="P46" style:family="paragraph" style:parent-style-name="Standard">
      <style:paragraph-properties fo:text-align="left" fo:break-before="auto" fo:line-height="115%" style:writing-mode="rl-tb"/>
    </style:style>
    <style:style style:name="T46_1" style:family="text">
      <style:text-properties style:font-name="Ubuntu" style:font-name-asian="Ubuntu" style:font-name-complex="Ubuntu"/>
    </style:style>
    <style:style style:name="T46_2" style:family="text">
      <style:text-properties style:font-name="Ubuntu" style:font-name-asian="Ubuntu" style:font-name-complex="Ubuntu"/>
    </style:style>
    <style:style style:name="T46_3" style:family="text">
      <style:text-properties style:font-name="Courier New" style:font-name-asian="Courier New" style:font-name-complex="Courier New"/>
    </style:style>
    <style:style style:name="T46_4" style:family="text">
      <style:text-properties style:font-name="Ubuntu" style:font-name-asian="Ubuntu" style:font-name-complex="Ubuntu"/>
    </style:style>
    <style:style style:name="T46_5" style:family="text">
      <style:text-properties style:font-name="Ubuntu" style:font-name-asian="Ubuntu" style:font-name-complex="Ubuntu"/>
    </style:style>
    <style:style style:name="T46_6" style:family="text">
      <style:text-properties style:font-name="Ubuntu" style:font-name-asian="Ubuntu" style:font-name-complex="Ubuntu"/>
    </style:style>
    <style:style style:name="T46_7" style:family="text">
      <style:text-properties style:font-name="Ubuntu" style:font-name-asian="Ubuntu" style:font-name-complex="Ubuntu"/>
    </style:style>
    <style:style style:name="T46_8" style:family="text">
      <style:text-properties style:font-name="Ubuntu" style:font-name-asian="Ubuntu" style:font-name-complex="Ubuntu"/>
    </style:style>
    <style:style style:name="T46_9" style:family="text">
      <style:text-properties style:font-name="Ubuntu" style:font-name-asian="Ubuntu" style:font-name-complex="Ubuntu"/>
    </style:style>
    <style:style style:name="T46_10" style:family="text">
      <style:text-properties style:font-name="Ubuntu" style:font-name-asian="Ubuntu" style:font-name-complex="Ubuntu"/>
    </style:style>
    <style:style style:name="T46_11" style:family="text">
      <style:text-properties style:font-name="Ubuntu" style:font-name-asian="Ubuntu" style:font-name-complex="Ubuntu"/>
    </style:style>
    <style:style style:name="T46_12" style:family="text">
      <style:text-properties style:font-name="Ubuntu" style:font-name-asian="Ubuntu" style:font-name-complex="Ubuntu"/>
    </style:style>
    <style:style style:name="T46_13" style:family="text">
      <style:text-properties style:font-name="Ubuntu" style:font-name-asian="Ubuntu" style:font-name-complex="Ubuntu"/>
    </style:style>
    <style:style style:name="T46_14" style:family="text">
      <style:text-properties style:font-name="Ubuntu" style:font-name-asian="Ubuntu" style:font-name-complex="Ubuntu"/>
    </style:style>
    <style:style style:name="T46_15" style:family="text">
      <style:text-properties style:font-name="Ubuntu" style:font-name-asian="Ubuntu" style:font-name-complex="Ubuntu"/>
    </style:style>
    <style:style style:name="T46_16" style:family="text">
      <style:text-properties style:font-name="Ubuntu" style:font-name-asian="Ubuntu" style:font-name-complex="Ubuntu"/>
    </style:style>
    <style:style style:name="T46_17" style:family="text">
      <style:text-properties style:font-name="Courier New" style:font-name-asian="Courier New" style:font-name-complex="Courier New"/>
    </style:style>
    <style:style style:name="T46_18" style:family="text">
      <style:text-properties style:font-name="Courier New" style:font-name-asian="Courier New" style:font-name-complex="Courier New"/>
    </style:style>
    <style:style style:name="T46_19" style:family="text">
      <style:text-properties style:font-name="Courier New" style:font-name-asian="Courier New" style:font-name-complex="Courier New"/>
    </style:style>
    <style:style style:name="T46_20" style:family="text">
      <style:text-properties style:font-name="Ubuntu" style:font-name-asian="Ubuntu" style:font-name-complex="Ubuntu"/>
    </style:style>
    <style:style style:name="T46_21" style:family="text">
      <style:text-properties style:font-name="Ubuntu" style:font-name-asian="Ubuntu" style:font-name-complex="Ubuntu"/>
    </style:style>
    <style:style style:name="T46_22" style:family="text">
      <style:text-properties style:font-name="Ubuntu" style:font-name-asian="Ubuntu" style:font-name-complex="Ubuntu"/>
    </style:style>
    <style:style style:name="T46_23" style:family="text">
      <style:text-properties style:font-name="Ubuntu" style:font-name-asian="Ubuntu" style:font-name-complex="Ubuntu"/>
    </style:style>
    <style:style style:name="T46_24" style:family="text">
      <style:text-properties style:font-name="Ubuntu" style:font-name-asian="Ubuntu" style:font-name-complex="Ubuntu"/>
    </style:style>
    <style:style style:name="T46_25" style:family="text">
      <style:text-properties style:font-name="Ubuntu" style:font-name-asian="Ubuntu" style:font-name-complex="Ubuntu"/>
    </style:style>
    <style:style style:name="T46_26" style:family="text">
      <style:text-properties style:font-name="Ubuntu" style:font-name-asian="Ubuntu" style:font-name-complex="Ubuntu"/>
    </style:style>
    <style:style style:name="T46_27" style:family="text">
      <style:text-properties style:font-name="Ubuntu" style:font-name-asian="Ubuntu" style:font-name-complex="Ubuntu"/>
    </style:style>
    <style:style style:name="T46_28" style:family="text">
      <style:text-properties style:font-name="Ubuntu" style:font-name-asian="Ubuntu" style:font-name-complex="Ubuntu"/>
    </style:style>
    <style:style style:name="T46_29" style:family="text">
      <style:text-properties style:font-name="Ubuntu" style:font-name-asian="Ubuntu" style:font-name-complex="Ubuntu"/>
    </style:style>
    <style:style style:name="T46_30" style:family="text">
      <style:text-properties style:font-name="Ubuntu" style:font-name-asian="Ubuntu" style:font-name-complex="Ubuntu"/>
    </style:style>
    <style:style style:name="T46_31" style:family="text">
      <style:text-properties style:font-name="Ubuntu" style:font-name-asian="Ubuntu" style:font-name-complex="Ubuntu"/>
    </style:style>
    <style:style style:name="T46_32" style:family="text">
      <style:text-properties style:font-name="Ubuntu" style:font-name-asian="Ubuntu" style:font-name-complex="Ubuntu"/>
    </style:style>
    <style:style style:name="T46_33" style:family="text">
      <style:text-properties style:font-name="Ubuntu" style:font-name-asian="Ubuntu" style:font-name-complex="Ubuntu"/>
    </style:style>
    <style:style style:name="T46_34" style:family="text">
      <style:text-properties style:font-name="Ubuntu" style:font-name-asian="Ubuntu" style:font-name-complex="Ubuntu"/>
    </style:style>
    <style:style style:name="T46_35" style:family="text">
      <style:text-properties style:font-name="Ubuntu" style:font-name-asian="Ubuntu" style:font-name-complex="Ubuntu"/>
    </style:style>
    <style:style style:name="T46_36" style:family="text">
      <style:text-properties style:font-name="Ubuntu" style:font-name-asian="Ubuntu" style:font-name-complex="Ubuntu"/>
    </style:style>
    <style:style style:name="T46_37" style:family="text">
      <style:text-properties style:font-name="Ubuntu" style:font-name-asian="Ubuntu" style:font-name-complex="Ubuntu"/>
    </style:style>
    <style:style style:name="T46_38" style:family="text">
      <style:text-properties style:font-name="Ubuntu" style:font-name-asian="Ubuntu" style:font-name-complex="Ubuntu"/>
    </style:style>
    <style:style style:name="T46_39" style:family="text">
      <style:text-properties style:font-name="Ubuntu" style:font-name-asian="Ubuntu" style:font-name-complex="Ubuntu"/>
    </style:style>
    <style:style style:name="T46_40" style:family="text">
      <style:text-properties style:font-name="Ubuntu" style:font-name-asian="Ubuntu" style:font-name-complex="Ubuntu"/>
    </style:style>
    <style:style style:name="T46_41" style:family="text">
      <style:text-properties style:font-name="Ubuntu" style:font-name-asian="Ubuntu" style:font-name-complex="Ubuntu"/>
    </style:style>
    <style:style style:name="T46_42" style:family="text">
      <style:text-properties style:font-name="Ubuntu" style:font-name-asian="Ubuntu" style:font-name-complex="Ubuntu"/>
    </style:style>
    <style:style style:name="T46_43" style:family="text">
      <style:text-properties style:font-name="Ubuntu" style:font-name-asian="Ubuntu" style:font-name-complex="Ubuntu"/>
    </style:style>
    <style:style style:name="T46_44" style:family="text">
      <style:text-properties style:font-name="Ubuntu" style:font-name-asian="Ubuntu" style:font-name-complex="Ubuntu"/>
    </style:style>
    <style:style style:name="T46_45" style:family="text">
      <style:text-properties style:font-name="Ubuntu" style:font-name-asian="Ubuntu" style:font-name-complex="Ubuntu"/>
    </style:style>
    <style:style style:name="T46_46" style:family="text">
      <style:text-properties style:font-name="Ubuntu" style:font-name-asian="Ubuntu" style:font-name-complex="Ubuntu"/>
    </style:style>
    <style:style style:name="T46_47" style:family="text">
      <style:text-properties style:font-name="Ubuntu" style:font-name-asian="Ubuntu" style:font-name-complex="Ubuntu"/>
    </style:style>
    <style:style style:name="T46_48" style:family="text">
      <style:text-properties style:font-name="Ubuntu" style:font-name-asian="Ubuntu" style:font-name-complex="Ubuntu"/>
    </style:style>
    <style:style style:name="T46_49" style:family="text">
      <style:text-properties style:font-name="Ubuntu" style:font-name-asian="Ubuntu" style:font-name-complex="Ubuntu"/>
    </style:style>
    <style:style style:name="T46_50" style:family="text">
      <style:text-properties style:font-name="Ubuntu" style:font-name-asian="Ubuntu" style:font-name-complex="Ubuntu"/>
    </style:style>
    <style:style style:name="T46_51" style:family="text">
      <style:text-properties style:font-name="Ubuntu" style:font-name-asian="Ubuntu" style:font-name-complex="Ubuntu"/>
    </style:style>
    <style:style style:name="T46_52" style:family="text">
      <style:text-properties style:font-name="Ubuntu" style:font-name-asian="Ubuntu" style:font-name-complex="Ubuntu"/>
    </style:style>
    <style:style style:name="T46_53" style:family="text">
      <style:text-properties style:font-name="Ubuntu" style:font-name-asian="Ubuntu" style:font-name-complex="Ubuntu"/>
    </style:style>
    <style:style style:name="T46_54" style:family="text">
      <style:text-properties style:font-name="Ubuntu" style:font-name-asian="Ubuntu" style:font-name-complex="Ubuntu"/>
    </style:style>
    <style:style style:name="T46_55" style:family="text">
      <style:text-properties style:font-name="Ubuntu" style:font-name-asian="Ubuntu" style:font-name-complex="Ubuntu"/>
    </style:style>
    <style:style style:name="T46_56" style:family="text">
      <style:text-properties style:font-name="Ubuntu" style:font-name-asian="Ubuntu" style:font-name-complex="Ubuntu"/>
    </style:style>
    <style:style style:name="T46_57" style:family="text">
      <style:text-properties style:font-name="Ubuntu" style:font-name-asian="Ubuntu" style:font-name-complex="Ubuntu"/>
    </style:style>
    <style:style style:name="T46_58" style:family="text">
      <style:text-properties style:font-name="Ubuntu" style:font-name-asian="Ubuntu" style:font-name-complex="Ubuntu"/>
    </style:style>
    <style:style style:name="T46_59" style:family="text">
      <style:text-properties style:font-name="Ubuntu" style:font-name-asian="Ubuntu" style:font-name-complex="Ubuntu"/>
    </style:style>
    <style:style style:name="T46_60" style:family="text">
      <style:text-properties style:font-name="Ubuntu" style:font-name-asian="Ubuntu" style:font-name-complex="Ubuntu"/>
    </style:style>
    <style:style style:name="T46_61" style:family="text">
      <style:text-properties style:font-name="Ubuntu" style:font-name-asian="Ubuntu" style:font-name-complex="Ubuntu"/>
    </style:style>
    <style:style style:name="T46_62" style:family="text">
      <style:text-properties style:font-name="Ubuntu" style:font-name-asian="Ubuntu" style:font-name-complex="Ubuntu"/>
    </style:style>
    <style:style style:name="T46_63" style:family="text">
      <style:text-properties style:font-name="Ubuntu" style:font-name-asian="Ubuntu" style:font-name-complex="Ubuntu"/>
    </style:style>
    <style:style style:name="T46_64" style:family="text">
      <style:text-properties style:font-name="Ubuntu" style:font-name-asian="Ubuntu" style:font-name-complex="Ubuntu"/>
    </style:style>
    <style:style style:name="P47" style:family="paragraph" style:parent-style-name="Standard">
      <style:paragraph-properties fo:text-align="left" fo:break-before="auto" fo:line-height="115%" style:writing-mode="rl-tb"/>
      <style:text-properties style:font-name="Ubuntu" style:font-name-asian="Ubuntu" style:font-name-complex="Ubuntu"/>
    </style:style>
    <style:style style:name="P48" style:family="paragraph" style:parent-style-name="Standard">
      <style:paragraph-properties fo:break-before="auto" fo:line-height="115%" style:writing-mode="lr-tb"/>
    </style:style>
    <style:style style:name="T48_1" style:family="text">
      <style:text-properties style:font-name="Courier New" style:font-name-asian="Courier New" style:font-name-complex="Courier New"/>
    </style:style>
    <style:style style:name="T48_2" style:family="text">
      <style:text-properties style:font-name="Courier New" style:font-name-asian="Courier New" style:font-name-complex="Courier New"/>
    </style:style>
    <style:style style:name="T48_3" style:family="text">
      <style:text-properties style:font-name="Courier New" style:font-name-asian="Courier New" style:font-name-complex="Courier New"/>
    </style:style>
    <style:style style:name="T48_4" style:family="text">
      <style:text-properties style:font-name="Courier New" style:font-name-asian="Courier New" style:font-name-complex="Courier New"/>
    </style:style>
    <style:style style:name="T48_5" style:family="text">
      <style:text-properties style:font-name="Courier New" style:font-name-asian="Courier New" style:font-name-complex="Courier New"/>
    </style:style>
    <style:style style:name="T48_6" style:family="text">
      <style:text-properties style:font-name="Courier New" style:font-name-asian="Courier New" style:font-name-complex="Courier New"/>
    </style:style>
    <style:style style:name="T48_7" style:family="text">
      <style:text-properties style:font-name="Courier New" style:font-name-asian="Courier New" style:font-name-complex="Courier New"/>
    </style:style>
    <style:style style:name="P49" style:family="paragraph" style:parent-style-name="Standard">
      <style:paragraph-properties fo:break-before="auto" fo:line-height="115%" style:writing-mode="lr-tb"/>
    </style:style>
    <style:style style:name="T49_1" style:family="text">
      <style:text-properties style:font-name="Courier New" style:font-name-asian="Courier New" style:font-name-complex="Courier New"/>
    </style:style>
    <style:style style:name="T49_2" style:family="text">
      <style:text-properties style:font-name="Courier New" style:font-name-asian="Courier New" style:font-name-complex="Courier New"/>
    </style:style>
    <style:style style:name="T49_3" style:family="text">
      <style:text-properties style:font-name="Courier New" style:font-name-asian="Courier New" style:font-name-complex="Courier New"/>
    </style:style>
    <style:style style:name="T49_4" style:family="text">
      <style:text-properties style:font-name="Courier New" style:font-name-asian="Courier New" style:font-name-complex="Courier New"/>
    </style:style>
    <style:style style:name="P50" style:family="paragraph" style:parent-style-name="Standard">
      <style:paragraph-properties fo:break-before="auto" fo:line-height="115%" style:writing-mode="lr-tb"/>
    </style:style>
    <style:style style:name="T50_1" style:family="text">
      <style:text-properties style:font-name="Courier New" style:font-name-asian="Courier New" style:font-name-complex="Courier New"/>
    </style:style>
    <style:style style:name="P51" style:family="paragraph" style:parent-style-name="Standard">
      <style:paragraph-properties fo:break-before="auto" fo:line-height="115%" style:writing-mode="lr-tb"/>
      <style:text-properties style:font-name="Ubuntu" style:font-name-asian="Ubuntu" style:font-name-complex="Ubuntu"/>
    </style:style>
    <style:style style:name="P52" style:family="paragraph" style:parent-style-name="Standard">
      <style:paragraph-properties fo:text-align="left" fo:break-before="auto" fo:line-height="115%" style:writing-mode="rl-tb"/>
    </style:style>
    <style:style style:name="T52_1" style:family="text">
      <style:text-properties style:font-name="Ubuntu" style:font-name-asian="Ubuntu" style:font-name-complex="Ubuntu"/>
    </style:style>
    <style:style style:name="T52_2" style:family="text">
      <style:text-properties style:font-name="Ubuntu" style:font-name-asian="Ubuntu" style:font-name-complex="Ubuntu"/>
    </style:style>
    <style:style style:name="T52_3" style:family="text">
      <style:text-properties style:font-name="Ubuntu" style:font-name-asian="Ubuntu" style:font-name-complex="Ubuntu"/>
    </style:style>
    <style:style style:name="T52_4" style:family="text">
      <style:text-properties style:font-name="Ubuntu" style:font-name-asian="Ubuntu" style:font-name-complex="Ubuntu"/>
    </style:style>
    <style:style style:name="T52_5" style:family="text">
      <style:text-properties style:font-name="Ubuntu" style:font-name-asian="Ubuntu" style:font-name-complex="Ubuntu"/>
    </style:style>
    <style:style style:name="T52_6" style:family="text">
      <style:text-properties style:font-name="Ubuntu" style:font-name-asian="Ubuntu" style:font-name-complex="Ubuntu"/>
    </style:style>
    <style:style style:name="T52_7" style:family="text">
      <style:text-properties style:font-name="Ubuntu" style:font-name-asian="Ubuntu" style:font-name-complex="Ubuntu"/>
    </style:style>
    <style:style style:name="T52_8" style:family="text">
      <style:text-properties style:font-name="Ubuntu" style:font-name-asian="Ubuntu" style:font-name-complex="Ubuntu"/>
    </style:style>
    <style:style style:name="T52_9" style:family="text">
      <style:text-properties style:font-name="Ubuntu" style:font-name-asian="Ubuntu" style:font-name-complex="Ubuntu"/>
    </style:style>
    <style:style style:name="T52_10" style:family="text">
      <style:text-properties style:font-name="Ubuntu" style:font-name-asian="Ubuntu" style:font-name-complex="Ubuntu"/>
    </style:style>
    <style:style style:name="T52_11" style:family="text">
      <style:text-properties style:font-name="Ubuntu" style:font-name-asian="Ubuntu" style:font-name-complex="Ubuntu"/>
    </style:style>
    <style:style style:name="T52_12" style:family="text">
      <style:text-properties style:font-name="Ubuntu" style:font-name-asian="Ubuntu" style:font-name-complex="Ubuntu"/>
    </style:style>
    <style:style style:name="T52_13" style:family="text">
      <style:text-properties style:font-name="Ubuntu" style:font-name-asian="Ubuntu" style:font-name-complex="Ubuntu"/>
    </style:style>
    <style:style style:name="T52_14" style:family="text">
      <style:text-properties style:font-name="Ubuntu" style:font-name-asian="Ubuntu" style:font-name-complex="Ubuntu"/>
    </style:style>
    <style:style style:name="T52_15" style:family="text">
      <style:text-properties style:font-name="Ubuntu" style:font-name-asian="Ubuntu" style:font-name-complex="Ubuntu"/>
    </style:style>
    <style:style style:name="T52_16" style:family="text">
      <style:text-properties style:font-name="Ubuntu" style:font-name-asian="Ubuntu" style:font-name-complex="Ubuntu"/>
    </style:style>
    <style:style style:name="T52_17" style:family="text">
      <style:text-properties style:font-name="Ubuntu" style:font-name-asian="Ubuntu" style:font-name-complex="Ubuntu"/>
    </style:style>
    <style:style style:name="T52_18" style:family="text">
      <style:text-properties style:font-name="Ubuntu" style:font-name-asian="Ubuntu" style:font-name-complex="Ubuntu"/>
    </style:style>
    <style:style style:name="T52_19" style:family="text">
      <style:text-properties style:font-name="Ubuntu" style:font-name-asian="Ubuntu" style:font-name-complex="Ubuntu"/>
    </style:style>
    <style:style style:name="T52_20" style:family="text">
      <style:text-properties style:font-name="Ubuntu" style:font-name-asian="Ubuntu" style:font-name-complex="Ubuntu"/>
    </style:style>
    <style:style style:name="T52_21" style:family="text">
      <style:text-properties style:font-name="Ubuntu" style:font-name-asian="Ubuntu" style:font-name-complex="Ubuntu"/>
    </style:style>
    <style:style style:name="T52_22" style:family="text">
      <style:text-properties style:font-name="Ubuntu" style:font-name-asian="Ubuntu" style:font-name-complex="Ubuntu"/>
    </style:style>
    <style:style style:name="T52_23" style:family="text">
      <style:text-properties style:font-name="Ubuntu" style:font-name-asian="Ubuntu" style:font-name-complex="Ubuntu"/>
    </style:style>
    <style:style style:name="T52_24" style:family="text">
      <style:text-properties style:font-name="Ubuntu" style:font-name-asian="Ubuntu" style:font-name-complex="Ubuntu"/>
    </style:style>
    <style:style style:name="T52_25" style:family="text">
      <style:text-properties style:font-name="Ubuntu" style:font-name-asian="Ubuntu" style:font-name-complex="Ubuntu"/>
    </style:style>
    <style:style style:name="T52_26" style:family="text">
      <style:text-properties style:font-name="Ubuntu" style:font-name-asian="Ubuntu" style:font-name-complex="Ubuntu"/>
    </style:style>
    <style:style style:name="T52_27" style:family="text">
      <style:text-properties style:font-name="Ubuntu" style:font-name-asian="Ubuntu" style:font-name-complex="Ubuntu"/>
    </style:style>
    <style:style style:name="T52_28" style:family="text">
      <style:text-properties style:font-name="Ubuntu" style:font-name-asian="Ubuntu" style:font-name-complex="Ubuntu"/>
    </style:style>
    <style:style style:name="T52_29" style:family="text">
      <style:text-properties style:font-name="Ubuntu" style:font-name-asian="Ubuntu" style:font-name-complex="Ubuntu"/>
    </style:style>
    <style:style style:name="T52_30" style:family="text">
      <style:text-properties style:font-name="Ubuntu" style:font-name-asian="Ubuntu" style:font-name-complex="Ubuntu"/>
    </style:style>
    <style:style style:name="T52_31" style:family="text">
      <style:text-properties style:font-name="Ubuntu" style:font-name-asian="Ubuntu" style:font-name-complex="Ubuntu"/>
    </style:style>
    <style:style style:name="T52_32" style:family="text">
      <style:text-properties style:font-name="Ubuntu" style:font-name-asian="Ubuntu" style:font-name-complex="Ubuntu"/>
    </style:style>
    <style:style style:name="T52_33" style:family="text">
      <style:text-properties style:font-name="Ubuntu" style:font-name-asian="Ubuntu" style:font-name-complex="Ubuntu"/>
    </style:style>
    <style:style style:name="T52_34" style:family="text">
      <style:text-properties style:font-name="Ubuntu" style:font-name-asian="Ubuntu" style:font-name-complex="Ubuntu"/>
    </style:style>
    <style:style style:name="T52_35" style:family="text">
      <style:text-properties style:font-name="Ubuntu" style:font-name-asian="Ubuntu" style:font-name-complex="Ubuntu"/>
    </style:style>
    <style:style style:name="T52_36" style:family="text">
      <style:text-properties style:font-name="Ubuntu" style:font-name-asian="Ubuntu" style:font-name-complex="Ubuntu"/>
    </style:style>
    <style:style style:name="T52_37" style:family="text">
      <style:text-properties style:font-name="Ubuntu" style:font-name-asian="Ubuntu" style:font-name-complex="Ubuntu"/>
    </style:style>
    <style:style style:name="T52_38" style:family="text">
      <style:text-properties style:font-name="Ubuntu" style:font-name-asian="Ubuntu" style:font-name-complex="Ubuntu"/>
    </style:style>
    <style:style style:name="T52_39" style:family="text">
      <style:text-properties style:font-name="Ubuntu" style:font-name-asian="Ubuntu" style:font-name-complex="Ubuntu"/>
    </style:style>
    <style:style style:name="T52_40" style:family="text">
      <style:text-properties style:font-name="Ubuntu" style:font-name-asian="Ubuntu" style:font-name-complex="Ubuntu"/>
    </style:style>
    <style:style style:name="T52_41" style:family="text">
      <style:text-properties style:font-name="Ubuntu" style:font-name-asian="Ubuntu" style:font-name-complex="Ubuntu"/>
    </style:style>
    <style:style style:name="T52_42" style:family="text">
      <style:text-properties style:font-name="Ubuntu" style:font-name-asian="Ubuntu" style:font-name-complex="Ubuntu"/>
    </style:style>
    <style:style style:name="T52_43" style:family="text">
      <style:text-properties style:font-name="Ubuntu" style:font-name-asian="Ubuntu" style:font-name-complex="Ubuntu"/>
    </style:style>
    <style:style style:name="T52_44" style:family="text">
      <style:text-properties style:font-name="Ubuntu" style:font-name-asian="Ubuntu" style:font-name-complex="Ubuntu"/>
    </style:style>
    <style:style style:name="T52_45" style:family="text">
      <style:text-properties style:font-name="Ubuntu" style:font-name-asian="Ubuntu" style:font-name-complex="Ubuntu"/>
    </style:style>
    <style:style style:name="T52_46" style:family="text">
      <style:text-properties style:font-name="Courier New" style:font-name-asian="Courier New" style:font-name-complex="Courier New"/>
    </style:style>
    <style:style style:name="T52_47" style:family="text">
      <style:text-properties style:font-name="Courier New" style:font-name-asian="Courier New" style:font-name-complex="Courier New"/>
    </style:style>
    <style:style style:name="T52_48" style:family="text">
      <style:text-properties style:font-name="Courier New" style:font-name-asian="Courier New" style:font-name-complex="Courier New"/>
    </style:style>
    <style:style style:name="T52_49" style:family="text">
      <style:text-properties style:font-name="Ubuntu" style:font-name-asian="Ubuntu" style:font-name-complex="Ubuntu"/>
    </style:style>
    <style:style style:name="T52_50" style:family="text">
      <style:text-properties style:font-name="Ubuntu" style:font-name-asian="Ubuntu" style:font-name-complex="Ubuntu"/>
    </style:style>
    <style:style style:name="T52_51" style:family="text">
      <style:text-properties style:font-name="Ubuntu" style:font-name-asian="Ubuntu" style:font-name-complex="Ubuntu"/>
    </style:style>
    <style:style style:name="T52_52" style:family="text">
      <style:text-properties style:font-name="Ubuntu" style:font-name-asian="Ubuntu" style:font-name-complex="Ubuntu"/>
    </style:style>
    <style:style style:name="T52_53" style:family="text">
      <style:text-properties style:font-name="Ubuntu" style:font-name-asian="Ubuntu" style:font-name-complex="Ubuntu"/>
    </style:style>
    <style:style style:name="T52_54" style:family="text">
      <style:text-properties style:font-name="Ubuntu" style:font-name-asian="Ubuntu" style:font-name-complex="Ubuntu"/>
    </style:style>
    <style:style style:name="T52_55" style:family="text">
      <style:text-properties style:font-name="Ubuntu" style:font-name-asian="Ubuntu" style:font-name-complex="Ubuntu"/>
    </style:style>
    <style:style style:name="T52_56" style:family="text">
      <style:text-properties style:font-name="Ubuntu" style:font-name-asian="Ubuntu" style:font-name-complex="Ubuntu"/>
    </style:style>
    <style:style style:name="T52_57" style:family="text">
      <style:text-properties style:font-name="Courier New" style:font-name-asian="Courier New" style:font-name-complex="Courier New"/>
    </style:style>
    <style:style style:name="T52_58" style:family="text">
      <style:text-properties style:font-name="Courier New" style:font-name-asian="Courier New" style:font-name-complex="Courier New"/>
    </style:style>
    <style:style style:name="T52_59" style:family="text">
      <style:text-properties style:font-name="Courier New" style:font-name-asian="Courier New" style:font-name-complex="Courier New"/>
    </style:style>
    <style:style style:name="T52_60" style:family="text">
      <style:text-properties style:font-name="Ubuntu" style:font-name-asian="Ubuntu" style:font-name-complex="Ubuntu"/>
    </style:style>
    <style:style style:name="T52_61" style:family="text">
      <style:text-properties style:font-name="Ubuntu" style:font-name-asian="Ubuntu" style:font-name-complex="Ubuntu"/>
    </style:style>
    <style:style style:name="T52_62" style:family="text">
      <style:text-properties style:font-name="Ubuntu" style:font-name-asian="Ubuntu" style:font-name-complex="Ubuntu"/>
    </style:style>
    <style:style style:name="T52_63" style:family="text">
      <style:text-properties style:font-name="Ubuntu" style:font-name-asian="Ubuntu" style:font-name-complex="Ubuntu"/>
    </style:style>
    <style:style style:name="T52_64" style:family="text">
      <style:text-properties style:font-name="Ubuntu" style:font-name-asian="Ubuntu" style:font-name-complex="Ubuntu"/>
    </style:style>
    <style:style style:name="T52_65" style:family="text">
      <style:text-properties style:font-name="Ubuntu" style:font-name-asian="Ubuntu" style:font-name-complex="Ubuntu"/>
    </style:style>
    <style:style style:name="T52_66" style:family="text">
      <style:text-properties style:font-name="Ubuntu" style:font-name-asian="Ubuntu" style:font-name-complex="Ubuntu"/>
    </style:style>
    <style:style style:name="T52_67" style:family="text">
      <style:text-properties style:font-name="Ubuntu" style:font-name-asian="Ubuntu" style:font-name-complex="Ubuntu"/>
    </style:style>
    <style:style style:name="T52_68" style:family="text">
      <style:text-properties style:font-name="Ubuntu" style:font-name-asian="Ubuntu" style:font-name-complex="Ubuntu"/>
    </style:style>
    <style:style style:name="T52_69" style:family="text">
      <style:text-properties style:font-name="Ubuntu" style:font-name-asian="Ubuntu" style:font-name-complex="Ubuntu"/>
    </style:style>
    <style:style style:name="T52_70" style:family="text">
      <style:text-properties style:font-name="Ubuntu" style:font-name-asian="Ubuntu" style:font-name-complex="Ubuntu"/>
    </style:style>
    <style:style style:name="T52_71" style:family="text">
      <style:text-properties style:font-name="Ubuntu" style:font-name-asian="Ubuntu" style:font-name-complex="Ubuntu"/>
    </style:style>
    <style:style style:name="T52_72" style:family="text">
      <style:text-properties style:font-name="Ubuntu" style:font-name-asian="Ubuntu" style:font-name-complex="Ubuntu"/>
    </style:style>
    <style:style style:name="T52_73" style:family="text">
      <style:text-properties style:font-name="Ubuntu" style:font-name-asian="Ubuntu" style:font-name-complex="Ubuntu"/>
    </style:style>
    <style:style style:name="T52_74" style:family="text">
      <style:text-properties style:font-name="Ubuntu" style:font-name-asian="Ubuntu" style:font-name-complex="Ubuntu"/>
    </style:style>
    <style:style style:name="T52_75" style:family="text">
      <style:text-properties style:font-name="Ubuntu" style:font-name-asian="Ubuntu" style:font-name-complex="Ubuntu"/>
    </style:style>
    <style:style style:name="P53" style:family="paragraph" style:parent-style-name="Standard">
      <style:paragraph-properties fo:text-align="left" fo:break-before="auto" fo:line-height="115%" style:writing-mode="rl-tb"/>
      <style:text-properties style:font-name="Ubuntu" style:font-name-asian="Ubuntu" style:font-name-complex="Ubuntu"/>
    </style:style>
    <style:style style:name="P54" style:family="paragraph" style:parent-style-name="Heading_20_1">
      <style:paragraph-properties fo:text-align="left" fo:break-before="auto" fo:line-height="115%" style:writing-mode="rl-tb"/>
    </style:style>
    <style:style style:name="T54_1" style:family="text">
      <style:text-properties style:font-name="Ubuntu" style:font-name-asian="Ubuntu" style:font-name-complex="Ubuntu"/>
    </style:style>
    <style:style style:name="T54_2" style:family="text" style:parent-style-name="Heading_20_1"/>
    <style:style style:name="P5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6" style:family="text">
      <style:text-properties style:font-name="Ubuntu" style:font-name-asian="Ubuntu" style:font-name-complex="Ubuntu"/>
    </style:style>
    <style:style style:name="T55_7" style:family="text" style:parent-style-name="Heading_20_1"/>
    <style:style style:name="P56" style:family="paragraph" style:parent-style-name="Standard">
      <style:paragraph-properties fo:break-before="auto" fo:line-height="100%" style:writing-mode="lr-tb"/>
    </style:style>
    <style:style style:name="T56_1" style:family="text">
      <style:text-properties style:font-name="Ubuntu" fo:font-size="10pt" style:font-name-asian="Ubuntu" style:font-size-asian="10pt" style:font-name-complex="Ubuntu" style:font-size-complex="10pt"/>
    </style:style>
    <style:style style:name="T56_2" style:family="text">
      <style:text-properties style:font-name="Ubuntu" fo:font-size="10pt" style:font-name-asian="Ubuntu" style:font-size-asian="10pt" style:font-name-complex="Ubuntu" style:font-size-complex="10pt"/>
    </style:style>
    <style:style style:name="T56_3" style:family="text">
      <style:text-properties style:font-name="Ubuntu" style:font-name-asian="Ubuntu" style:font-name-complex="Ubuntu"/>
    </style:style>
    <style:style style:name="T56_4" style:family="text">
      <style:text-properties style:font-name="Ubuntu" style:font-name-asian="Ubuntu" style:font-name-complex="Ubuntu"/>
    </style:style>
    <style:style style:name="T56_5" style:family="text">
      <style:text-properties style:font-name="Ubuntu" style:font-name-asian="Ubuntu" style:font-name-complex="Ubuntu"/>
    </style:style>
    <style:style style:name="T56_6" style:family="text">
      <style:text-properties style:font-name="Ubuntu" style:font-name-asian="Ubuntu" style:font-name-complex="Ubuntu"/>
    </style:style>
    <style:style style:name="T56_7" style:family="text">
      <style:text-properties style:font-name="Ubuntu" style:font-name-asian="Ubuntu" style:font-name-complex="Ubuntu"/>
    </style:style>
    <style:style style:name="T56_8" style:family="text">
      <style:text-properties style:font-name="Ubuntu" style:font-name-asian="Ubuntu" style:font-name-complex="Ubuntu"/>
    </style:style>
    <style:style style:name="T56_9" style:family="text">
      <style:text-properties style:font-name="Ubuntu" style:font-name-asian="Ubuntu" style:font-name-complex="Ubuntu"/>
    </style:style>
    <style:style style:name="T56_10" style:family="text">
      <style:text-properties style:font-name="Ubuntu" style:font-name-asian="Ubuntu" style:font-name-complex="Ubuntu"/>
    </style:style>
    <style:style style:name="T56_11" style:family="text"/>
    <style:style style:name="T56_12" style:family="text">
      <style:text-properties style:font-name="Courier New" style:font-name-asian="Courier New" style:font-name-complex="Courier New"/>
    </style:style>
    <style:style style:name="P57" style:family="paragraph" style:parent-style-name="Standard">
      <style:paragraph-properties fo:text-align="left" fo:break-before="auto" fo:line-height="115%" style:writing-mode="rl-tb"/>
    </style:style>
    <style:style style:name="T57_1" style:family="text">
      <style:text-properties style:font-name="Ubuntu" style:font-name-asian="Ubuntu" style:font-name-complex="Ubuntu"/>
    </style:style>
    <style:style style:name="T57_2" style:family="text">
      <style:text-properties style:font-name="Ubuntu" style:font-name-asian="Ubuntu" style:font-name-complex="Ubuntu"/>
    </style:style>
    <style:style style:name="T57_3" style:family="text">
      <style:text-properties style:font-name="Ubuntu" style:font-name-asian="Ubuntu" style:font-name-complex="Ubuntu"/>
    </style:style>
    <style:style style:name="T57_4" style:family="text">
      <style:text-properties style:font-name="Ubuntu" style:font-name-asian="Ubuntu" style:font-name-complex="Ubuntu"/>
    </style:style>
    <style:style style:name="T57_5" style:family="text">
      <style:text-properties style:font-name="Ubuntu" style:font-name-asian="Ubuntu" style:font-name-complex="Ubuntu"/>
    </style:style>
    <style:style style:name="T57_6" style:family="text">
      <style:text-properties style:font-name="Ubuntu" style:font-name-asian="Ubuntu" style:font-name-complex="Ubuntu"/>
    </style:style>
    <style:style style:name="T57_7" style:family="text">
      <style:text-properties style:font-name="Ubuntu" style:font-name-asian="Ubuntu" style:font-name-complex="Ubuntu"/>
    </style:style>
    <style:style style:name="T57_8" style:family="text">
      <style:text-properties style:font-name="Ubuntu" style:font-name-asian="Ubuntu" style:font-name-complex="Ubuntu"/>
    </style:style>
    <style:style style:name="T57_9" style:family="text">
      <style:text-properties style:font-name="Ubuntu" style:font-name-asian="Ubuntu" style:font-name-complex="Ubuntu"/>
    </style:style>
    <style:style style:name="T57_10" style:family="text">
      <style:text-properties style:font-name="Ubuntu" style:font-name-asian="Ubuntu" style:font-name-complex="Ubuntu"/>
    </style:style>
    <style:style style:name="T57_11" style:family="text">
      <style:text-properties style:font-name="Ubuntu" style:font-name-asian="Ubuntu" style:font-name-complex="Ubuntu"/>
    </style:style>
    <style:style style:name="T57_12" style:family="text">
      <style:text-properties style:font-name="Ubuntu" style:font-name-asian="Ubuntu" style:font-name-complex="Ubuntu"/>
    </style:style>
    <style:style style:name="T57_13" style:family="text">
      <style:text-properties style:font-name="Ubuntu" style:font-name-asian="Ubuntu" style:font-name-complex="Ubuntu"/>
    </style:style>
    <style:style style:name="T57_14" style:family="text">
      <style:text-properties style:font-name="Ubuntu" style:font-name-asian="Ubuntu" style:font-name-complex="Ubuntu"/>
    </style:style>
    <style:style style:name="T57_15" style:family="text">
      <style:text-properties style:font-name="Ubuntu" style:font-name-asian="Ubuntu" style:font-name-complex="Ubuntu"/>
    </style:style>
    <style:style style:name="T57_16" style:family="text">
      <style:text-properties style:font-name="Ubuntu" style:font-name-asian="Ubuntu" style:font-name-complex="Ubuntu"/>
    </style:style>
    <style:style style:name="T57_17" style:family="text">
      <style:text-properties style:font-name="Ubuntu" style:font-name-asian="Ubuntu" style:font-name-complex="Ubuntu"/>
    </style:style>
    <style:style style:name="T57_18" style:family="text">
      <style:text-properties style:font-name="Ubuntu" style:font-name-asian="Ubuntu" style:font-name-complex="Ubuntu"/>
    </style:style>
    <style:style style:name="T57_19" style:family="text">
      <style:text-properties style:font-name="Ubuntu" style:font-name-asian="Ubuntu" style:font-name-complex="Ubuntu"/>
    </style:style>
    <style:style style:name="T57_20" style:family="text">
      <style:text-properties style:font-name="Ubuntu" style:font-name-asian="Ubuntu" style:font-name-complex="Ubuntu"/>
    </style:style>
    <style:style style:name="T57_21" style:family="text">
      <style:text-properties style:font-name="Ubuntu" style:font-name-asian="Ubuntu" style:font-name-complex="Ubuntu"/>
    </style:style>
    <style:style style:name="T57_22" style:family="text">
      <style:text-properties style:font-name="Ubuntu" style:font-name-asian="Ubuntu" style:font-name-complex="Ubuntu"/>
    </style:style>
    <style:style style:name="T57_23" style:family="text">
      <style:text-properties style:font-name="Ubuntu" style:font-name-asian="Ubuntu" style:font-name-complex="Ubuntu"/>
    </style:style>
    <style:style style:name="T57_24" style:family="text">
      <style:text-properties style:font-name="Ubuntu" style:font-name-asian="Ubuntu" style:font-name-complex="Ubuntu"/>
    </style:style>
    <style:style style:name="T57_25" style:family="text">
      <style:text-properties style:font-name="Ubuntu" style:font-name-asian="Ubuntu" style:font-name-complex="Ubuntu"/>
    </style:style>
    <style:style style:name="T57_26" style:family="text">
      <style:text-properties style:font-name="Ubuntu" style:font-name-asian="Ubuntu" style:font-name-complex="Ubuntu"/>
    </style:style>
    <style:style style:name="T57_27" style:family="text">
      <style:text-properties style:font-name="Ubuntu" style:font-name-asian="Ubuntu" style:font-name-complex="Ubuntu"/>
    </style:style>
    <style:style style:name="T57_28" style:family="text">
      <style:text-properties style:font-name="Ubuntu" style:font-name-asian="Ubuntu" style:font-name-complex="Ubuntu"/>
    </style:style>
    <style:style style:name="T57_29" style:family="text">
      <style:text-properties style:font-name="Ubuntu" style:font-name-asian="Ubuntu" style:font-name-complex="Ubuntu"/>
    </style:style>
    <style:style style:name="T57_30" style:family="text">
      <style:text-properties style:font-name="Ubuntu" style:font-name-asian="Ubuntu" style:font-name-complex="Ubuntu"/>
    </style:style>
    <style:style style:name="T57_31" style:family="text">
      <style:text-properties style:font-name="Ubuntu" style:font-name-asian="Ubuntu" style:font-name-complex="Ubuntu"/>
    </style:style>
    <style:style style:name="T57_32" style:family="text">
      <style:text-properties style:font-name="Ubuntu" style:font-name-asian="Ubuntu" style:font-name-complex="Ubuntu"/>
    </style:style>
    <style:style style:name="T57_33" style:family="text">
      <style:text-properties style:font-name="Ubuntu" style:font-name-asian="Ubuntu" style:font-name-complex="Ubuntu"/>
    </style:style>
    <style:style style:name="T57_34" style:family="text">
      <style:text-properties style:font-name="Ubuntu" style:font-name-asian="Ubuntu" style:font-name-complex="Ubuntu"/>
    </style:style>
    <style:style style:name="T57_35" style:family="text">
      <style:text-properties style:font-name="Ubuntu" style:font-name-asian="Ubuntu" style:font-name-complex="Ubuntu"/>
    </style:style>
    <style:style style:name="T57_36" style:family="text">
      <style:text-properties style:font-name="Ubuntu" style:font-name-asian="Ubuntu" style:font-name-complex="Ubuntu"/>
    </style:style>
    <style:style style:name="T57_37" style:family="text">
      <style:text-properties style:font-name="Ubuntu" style:font-name-asian="Ubuntu" style:font-name-complex="Ubuntu"/>
    </style:style>
    <style:style style:name="T57_38" style:family="text">
      <style:text-properties style:font-name="Ubuntu" style:font-name-asian="Ubuntu" style:font-name-complex="Ubuntu"/>
    </style:style>
    <style:style style:name="T57_39" style:family="text">
      <style:text-properties style:font-name="Ubuntu" style:font-name-asian="Ubuntu" style:font-name-complex="Ubuntu"/>
    </style:style>
    <style:style style:name="T57_40" style:family="text">
      <style:text-properties style:font-name="Ubuntu" style:font-name-asian="Ubuntu" style:font-name-complex="Ubuntu"/>
    </style:style>
    <style:style style:name="T57_41" style:family="text">
      <style:text-properties style:font-name="Ubuntu" style:font-name-asian="Ubuntu" style:font-name-complex="Ubuntu"/>
    </style:style>
    <style:style style:name="T57_42" style:family="text">
      <style:text-properties style:font-name="Ubuntu" style:font-name-asian="Ubuntu" style:font-name-complex="Ubuntu"/>
    </style:style>
    <style:style style:name="T57_43" style:family="text">
      <style:text-properties style:font-name="Ubuntu" style:font-name-asian="Ubuntu" style:font-name-complex="Ubuntu"/>
    </style:style>
    <style:style style:name="T57_44" style:family="text">
      <style:text-properties style:font-name="Ubuntu" style:font-name-asian="Ubuntu" style:font-name-complex="Ubuntu"/>
    </style:style>
    <style:style style:name="T57_45" style:family="text">
      <style:text-properties style:font-name="Ubuntu" style:font-name-asian="Ubuntu" style:font-name-complex="Ubuntu"/>
    </style:style>
    <style:style style:name="T57_46" style:family="text">
      <style:text-properties style:font-name="Ubuntu" style:font-name-asian="Ubuntu" style:font-name-complex="Ubuntu"/>
    </style:style>
    <style:style style:name="T57_47" style:family="text">
      <style:text-properties style:font-name="Ubuntu" style:font-name-asian="Ubuntu" style:font-name-complex="Ubuntu"/>
    </style:style>
    <style:style style:name="T57_48" style:family="text">
      <style:text-properties style:font-name="Ubuntu" style:font-name-asian="Ubuntu" style:font-name-complex="Ubuntu"/>
    </style:style>
    <style:style style:name="T57_49" style:family="text">
      <style:text-properties style:font-name="Ubuntu" style:font-name-asian="Ubuntu" style:font-name-complex="Ubuntu"/>
    </style:style>
    <style:style style:name="T57_50" style:family="text">
      <style:text-properties style:font-name="Ubuntu" style:font-name-asian="Ubuntu" style:font-name-complex="Ubuntu"/>
    </style:style>
    <style:style style:name="T57_51" style:family="text">
      <style:text-properties style:font-name="Ubuntu" style:font-name-asian="Ubuntu" style:font-name-complex="Ubuntu"/>
    </style:style>
    <style:style style:name="T57_52" style:family="text">
      <style:text-properties style:font-name="Ubuntu" style:font-name-asian="Ubuntu" style:font-name-complex="Ubuntu"/>
    </style:style>
    <style:style style:name="T57_53" style:family="text">
      <style:text-properties style:font-name="Ubuntu" style:font-name-asian="Ubuntu" style:font-name-complex="Ubuntu"/>
    </style:style>
    <style:style style:name="T57_54" style:family="text">
      <style:text-properties style:font-name="Ubuntu" style:font-name-asian="Ubuntu" style:font-name-complex="Ubuntu"/>
    </style:style>
    <style:style style:name="T57_55" style:family="text">
      <style:text-properties style:font-name="Ubuntu" style:font-name-asian="Ubuntu" style:font-name-complex="Ubuntu"/>
    </style:style>
    <style:style style:name="T57_56" style:family="text">
      <style:text-properties style:font-name="Ubuntu" style:font-name-asian="Ubuntu" style:font-name-complex="Ubuntu"/>
    </style:style>
    <style:style style:name="T57_57" style:family="text">
      <style:text-properties style:font-name="Ubuntu" style:font-name-asian="Ubuntu" style:font-name-complex="Ubuntu"/>
    </style:style>
    <style:style style:name="T57_58" style:family="text">
      <style:text-properties style:font-name="Ubuntu" style:font-name-asian="Ubuntu" style:font-name-complex="Ubuntu"/>
    </style:style>
    <style:style style:name="T57_59" style:family="text">
      <style:text-properties style:font-name="Ubuntu" style:font-name-asian="Ubuntu" style:font-name-complex="Ubuntu"/>
    </style:style>
    <style:style style:name="T57_60" style:family="text">
      <style:text-properties style:font-name="Ubuntu" style:font-name-asian="Ubuntu" style:font-name-complex="Ubuntu"/>
    </style:style>
    <style:style style:name="T57_61" style:family="text">
      <style:text-properties style:font-name="Ubuntu" style:font-name-asian="Ubuntu" style:font-name-complex="Ubuntu"/>
    </style:style>
    <style:style style:name="T57_62" style:family="text">
      <style:text-properties style:font-name="Ubuntu" style:font-name-asian="Ubuntu" style:font-name-complex="Ubuntu"/>
    </style:style>
    <style:style style:name="T57_63" style:family="text">
      <style:text-properties style:font-name="Ubuntu" style:font-name-asian="Ubuntu" style:font-name-complex="Ubuntu"/>
    </style:style>
    <style:style style:name="T57_64" style:family="text">
      <style:text-properties style:font-name="Ubuntu" style:font-name-asian="Ubuntu" style:font-name-complex="Ubuntu"/>
    </style:style>
    <style:style style:name="T57_65" style:family="text">
      <style:text-properties style:font-name="Ubuntu" style:font-name-asian="Ubuntu" style:font-name-complex="Ubuntu"/>
    </style:style>
    <style:style style:name="T57_66" style:family="text">
      <style:text-properties style:font-name="Ubuntu" style:font-name-asian="Ubuntu" style:font-name-complex="Ubuntu"/>
    </style:style>
    <style:style style:name="T57_67" style:family="text">
      <style:text-properties style:font-name="Ubuntu" style:font-name-asian="Ubuntu" style:font-name-complex="Ubuntu"/>
    </style:style>
    <style:style style:name="T57_68" style:family="text">
      <style:text-properties style:font-name="Ubuntu" style:font-name-asian="Ubuntu" style:font-name-complex="Ubuntu"/>
    </style:style>
    <style:style style:name="T57_69" style:family="text">
      <style:text-properties style:font-name="Ubuntu" style:font-name-asian="Ubuntu" style:font-name-complex="Ubuntu"/>
    </style:style>
    <style:style style:name="T57_70" style:family="text">
      <style:text-properties style:font-name="Ubuntu" style:font-name-asian="Ubuntu" style:font-name-complex="Ubuntu"/>
    </style:style>
    <style:style style:name="T57_71" style:family="text">
      <style:text-properties style:font-name="Ubuntu" style:font-name-asian="Ubuntu" style:font-name-complex="Ubuntu"/>
    </style:style>
    <style:style style:name="T57_72" style:family="text">
      <style:text-properties style:font-name="Ubuntu" style:font-name-asian="Ubuntu" style:font-name-complex="Ubuntu"/>
    </style:style>
    <style:style style:name="T57_73" style:family="text">
      <style:text-properties style:font-name="Ubuntu" style:font-name-asian="Ubuntu" style:font-name-complex="Ubuntu"/>
    </style:style>
    <style:style style:name="T57_74" style:family="text">
      <style:text-properties style:font-name="Ubuntu" style:font-name-asian="Ubuntu" style:font-name-complex="Ubuntu"/>
    </style:style>
    <style:style style:name="T57_75" style:family="text">
      <style:text-properties style:font-name="Ubuntu" style:font-name-asian="Ubuntu" style:font-name-complex="Ubuntu"/>
    </style:style>
    <style:style style:name="T57_76" style:family="text">
      <style:text-properties style:font-name="Ubuntu" style:font-name-asian="Ubuntu" style:font-name-complex="Ubuntu"/>
    </style:style>
    <style:style style:name="T57_77" style:family="text">
      <style:text-properties style:font-name="Ubuntu" style:font-name-asian="Ubuntu" style:font-name-complex="Ubuntu"/>
    </style:style>
    <style:style style:name="T57_78" style:family="text">
      <style:text-properties style:font-name="Ubuntu" style:font-name-asian="Ubuntu" style:font-name-complex="Ubuntu"/>
    </style:style>
    <style:style style:name="T57_79" style:family="text">
      <style:text-properties style:font-name="Ubuntu" style:font-name-asian="Ubuntu" style:font-name-complex="Ubuntu"/>
    </style:style>
    <style:style style:name="T57_80" style:family="text">
      <style:text-properties style:font-name="Ubuntu" style:font-name-asian="Ubuntu" style:font-name-complex="Ubuntu"/>
    </style:style>
    <style:style style:name="T57_81" style:family="text">
      <style:text-properties style:font-name="Ubuntu" style:font-name-asian="Ubuntu" style:font-name-complex="Ubuntu"/>
    </style:style>
    <style:style style:name="T57_82" style:family="text">
      <style:text-properties style:font-name="Ubuntu" style:font-name-asian="Ubuntu" style:font-name-complex="Ubuntu"/>
    </style:style>
    <style:style style:name="T57_83" style:family="text">
      <style:text-properties style:font-name="Ubuntu" style:font-name-asian="Ubuntu" style:font-name-complex="Ubuntu"/>
    </style:style>
    <style:style style:name="T57_84" style:family="text">
      <style:text-properties style:font-name="Ubuntu" style:font-name-asian="Ubuntu" style:font-name-complex="Ubuntu"/>
    </style:style>
    <style:style style:name="T57_85" style:family="text">
      <style:text-properties style:font-name="Ubuntu" style:font-name-asian="Ubuntu" style:font-name-complex="Ubuntu"/>
    </style:style>
    <style:style style:name="T57_86" style:family="text">
      <style:text-properties style:font-name="Ubuntu" style:font-name-asian="Ubuntu" style:font-name-complex="Ubuntu"/>
    </style:style>
    <style:style style:name="T57_87" style:family="text">
      <style:text-properties style:font-name="Ubuntu" style:font-name-asian="Ubuntu" style:font-name-complex="Ubuntu"/>
    </style:style>
    <style:style style:name="T57_88" style:family="text">
      <style:text-properties style:font-name="Ubuntu" style:font-name-asian="Ubuntu" style:font-name-complex="Ubuntu"/>
    </style:style>
    <style:style style:name="T57_89" style:family="text">
      <style:text-properties style:font-name="Ubuntu" style:font-name-asian="Ubuntu" style:font-name-complex="Ubuntu"/>
    </style:style>
    <style:style style:name="T57_90" style:family="text">
      <style:text-properties style:font-name="Ubuntu" style:font-name-asian="Ubuntu" style:font-name-complex="Ubuntu"/>
    </style:style>
    <style:style style:name="T57_91" style:family="text">
      <style:text-properties style:font-name="Ubuntu" style:font-name-asian="Ubuntu" style:font-name-complex="Ubuntu"/>
    </style:style>
    <style:style style:name="T57_92" style:family="text">
      <style:text-properties style:font-name="Ubuntu" style:font-name-asian="Ubuntu" style:font-name-complex="Ubuntu"/>
    </style:style>
    <style:style style:name="T57_93" style:family="text">
      <style:text-properties style:font-name="Ubuntu" style:font-name-asian="Ubuntu" style:font-name-complex="Ubuntu"/>
    </style:style>
    <style:style style:name="T57_94" style:family="text">
      <style:text-properties style:font-name="Ubuntu" style:font-name-asian="Ubuntu" style:font-name-complex="Ubuntu"/>
    </style:style>
    <style:style style:name="T57_95" style:family="text">
      <style:text-properties style:font-name="Ubuntu" style:font-name-asian="Ubuntu" style:font-name-complex="Ubuntu"/>
    </style:style>
    <style:style style:name="T57_96" style:family="text">
      <style:text-properties style:font-name="Ubuntu" style:font-name-asian="Ubuntu" style:font-name-complex="Ubuntu"/>
    </style:style>
    <style:style style:name="T57_97" style:family="text">
      <style:text-properties style:font-name="Ubuntu" style:font-name-asian="Ubuntu" style:font-name-complex="Ubuntu"/>
    </style:style>
    <style:style style:name="T57_98" style:family="text">
      <style:text-properties style:font-name="Ubuntu" style:font-name-asian="Ubuntu" style:font-name-complex="Ubuntu"/>
    </style:style>
    <style:style style:name="T57_99" style:family="text">
      <style:text-properties style:font-name="Ubuntu" style:font-name-asian="Ubuntu" style:font-name-complex="Ubuntu"/>
    </style:style>
    <style:style style:name="T57_100" style:family="text">
      <style:text-properties style:font-name="Ubuntu" style:font-name-asian="Ubuntu" style:font-name-complex="Ubuntu"/>
    </style:style>
    <style:style style:name="T57_101" style:family="text">
      <style:text-properties style:font-name="Ubuntu" style:font-name-asian="Ubuntu" style:font-name-complex="Ubuntu"/>
    </style:style>
    <style:style style:name="T57_102" style:family="text">
      <style:text-properties style:font-name="Ubuntu" style:font-name-asian="Ubuntu" style:font-name-complex="Ubuntu"/>
    </style:style>
    <style:style style:name="T57_103" style:family="text">
      <style:text-properties style:font-name="Ubuntu" style:font-name-asian="Ubuntu" style:font-name-complex="Ubuntu"/>
    </style:style>
    <style:style style:name="T57_104" style:family="text">
      <style:text-properties style:font-name="Ubuntu" style:font-name-asian="Ubuntu" style:font-name-complex="Ubuntu"/>
    </style:style>
    <style:style style:name="T57_105" style:family="text">
      <style:text-properties style:font-name="Courier New" style:font-name-asian="Courier New" style:font-name-complex="Courier New"/>
    </style:style>
    <style:style style:name="T57_106" style:family="text">
      <style:text-properties style:font-name="Ubuntu" style:font-name-asian="Ubuntu" style:font-name-complex="Ubuntu"/>
    </style:style>
    <style:style style:name="T57_107" style:family="text">
      <style:text-properties style:font-name="Ubuntu" style:font-name-asian="Ubuntu" style:font-name-complex="Ubuntu"/>
    </style:style>
    <style:style style:name="T57_108" style:family="text">
      <style:text-properties style:font-name="Ubuntu" style:font-name-asian="Ubuntu" style:font-name-complex="Ubuntu"/>
    </style:style>
    <style:style style:name="P58" style:family="paragraph" style:parent-style-name="Standard">
      <style:paragraph-properties fo:text-align="left" fo:break-before="auto" fo:line-height="115%" style:writing-mode="rl-tb"/>
      <style:text-properties style:font-name="Ubuntu" style:font-name-asian="Ubuntu" style:font-name-complex="Ubuntu"/>
    </style:style>
    <style:style style:name="P59" style:family="paragraph" style:parent-style-name="Standard">
      <style:paragraph-properties fo:break-before="auto" fo:line-height="115%" style:writing-mode="lr-tb"/>
    </style:style>
    <style:style style:name="T59_1" style:family="text">
      <style:text-properties style:font-name="Courier New" style:font-name-asian="Courier New" style:font-name-complex="Courier New"/>
    </style:style>
    <style:style style:name="T59_2" style:family="text">
      <style:text-properties style:font-name="Courier New" style:font-name-asian="Courier New" style:font-name-complex="Courier New"/>
    </style:style>
    <style:style style:name="P60" style:family="paragraph" style:parent-style-name="Standard">
      <style:paragraph-properties fo:break-before="auto" fo:line-height="115%" style:writing-mode="lr-tb"/>
    </style:style>
    <style:style style:name="T60_1" style:family="text">
      <style:text-properties style:font-name="Courier New" style:font-name-asian="Courier New" style:font-name-complex="Courier New"/>
    </style:style>
    <style:style style:name="T60_2" style:family="text">
      <style:text-properties style:font-name="Courier New" style:font-name-asian="Courier New" style:font-name-complex="Courier New"/>
    </style:style>
    <style:style style:name="T60_3" style:family="text">
      <style:text-properties style:font-name="Courier New" style:font-name-asian="Courier New" style:font-name-complex="Courier New"/>
    </style:style>
    <style:style style:name="T60_4" style:family="text">
      <style:text-properties style:font-name="Courier New" style:font-name-asian="Courier New" style:font-name-complex="Courier New"/>
    </style:style>
    <style:style style:name="T60_5" style:family="text">
      <style:text-properties style:font-name="Courier New" style:font-name-asian="Courier New" style:font-name-complex="Courier New"/>
    </style:style>
    <style:style style:name="T60_6" style:family="text">
      <style:text-properties style:font-name="Courier New" style:font-name-asian="Courier New" style:font-name-complex="Courier New"/>
    </style:style>
    <style:style style:name="T60_7" style:family="text">
      <style:text-properties style:font-name="Courier New" style:font-name-asian="Courier New" style:font-name-complex="Courier New"/>
    </style:style>
    <style:style style:name="T60_8" style:family="text">
      <style:text-properties style:font-name="Courier New" style:font-name-asian="Courier New" style:font-name-complex="Courier New"/>
    </style:style>
    <style:style style:name="P61" style:family="paragraph" style:parent-style-name="Standard">
      <style:paragraph-properties fo:break-before="auto" fo:line-height="115%" style:writing-mode="lr-tb"/>
    </style:style>
    <style:style style:name="T61_1" style:family="text">
      <style:text-properties style:font-name="Courier New" style:font-name-asian="Courier New" style:font-name-complex="Courier New"/>
    </style:style>
    <style:style style:name="T61_2" style:family="text">
      <style:text-properties style:font-name="Courier New" style:font-name-asian="Courier New" style:font-name-complex="Courier New"/>
    </style:style>
    <style:style style:name="T61_3" style:family="text">
      <style:text-properties style:font-name="Courier New" style:font-name-asian="Courier New" style:font-name-complex="Courier New"/>
    </style:style>
    <style:style style:name="T61_4" style:family="text">
      <style:text-properties style:font-name="Courier New" style:font-name-asian="Courier New" style:font-name-complex="Courier New"/>
    </style:style>
    <style:style style:name="T61_5" style:family="text">
      <style:text-properties style:font-name="Courier New" style:font-name-asian="Courier New" style:font-name-complex="Courier New"/>
    </style:style>
    <style:style style:name="T61_6" style:family="text">
      <style:text-properties style:font-name="Courier New" style:font-name-asian="Courier New" style:font-name-complex="Courier New"/>
    </style:style>
    <style:style style:name="T61_7" style:family="text">
      <style:text-properties style:font-name="Courier New" style:font-name-asian="Courier New" style:font-name-complex="Courier New"/>
    </style:style>
    <style:style style:name="P62" style:family="paragraph" style:parent-style-name="Standard">
      <style:paragraph-properties fo:break-before="auto" fo:line-height="115%" style:writing-mode="lr-tb"/>
    </style:style>
    <style:style style:name="T62_1" style:family="text">
      <style:text-properties style:font-name="Courier New" style:font-name-asian="Courier New" style:font-name-complex="Courier New"/>
    </style:style>
    <style:style style:name="T62_2" style:family="text">
      <style:text-properties style:font-name="Courier New" style:font-name-asian="Courier New" style:font-name-complex="Courier New"/>
    </style:style>
    <style:style style:name="T62_3" style:family="text">
      <style:text-properties style:font-name="Courier New" style:font-name-asian="Courier New" style:font-name-complex="Courier New"/>
    </style:style>
    <style:style style:name="T62_4" style:family="text">
      <style:text-properties style:font-name="Courier New" style:font-name-asian="Courier New" style:font-name-complex="Courier New"/>
    </style:style>
    <style:style style:name="P63" style:family="paragraph" style:parent-style-name="Standard">
      <style:paragraph-properties fo:break-before="auto" fo:line-height="115%" style:writing-mode="lr-tb"/>
    </style:style>
    <style:style style:name="T63_1" style:family="text">
      <style:text-properties style:font-name="Courier New" style:font-name-asian="Courier New" style:font-name-complex="Courier New"/>
    </style:style>
    <style:style style:name="T63_2" style:family="text">
      <style:text-properties style:font-name="Courier New" style:font-name-asian="Courier New" style:font-name-complex="Courier New"/>
    </style:style>
    <style:style style:name="T63_3" style:family="text">
      <style:text-properties style:font-name="Courier New" style:font-name-asian="Courier New" style:font-name-complex="Courier New"/>
    </style:style>
    <style:style style:name="T63_4" style:family="text">
      <style:text-properties style:font-name="Courier New" style:font-name-asian="Courier New" style:font-name-complex="Courier New"/>
    </style:style>
    <style:style style:name="T63_5" style:family="text">
      <style:text-properties style:font-name="Courier New" style:font-name-asian="Courier New" style:font-name-complex="Courier New"/>
    </style:style>
    <style:style style:name="P64" style:family="paragraph" style:parent-style-name="Standard">
      <style:paragraph-properties fo:break-before="auto" fo:line-height="115%" style:writing-mode="lr-tb"/>
      <style:text-properties style:font-name="Ubuntu" style:font-name-asian="Ubuntu" style:font-name-complex="Ubuntu"/>
    </style:style>
    <style:style style:name="P65" style:family="paragraph" style:parent-style-name="Standard">
      <style:paragraph-properties fo:text-align="left" fo:break-before="auto" fo:line-height="115%" style:writing-mode="rl-tb"/>
    </style:style>
    <style:style style:name="T65_1" style:family="text">
      <style:text-properties style:font-name="Ubuntu" style:font-name-asian="Ubuntu" style:font-name-complex="Ubuntu"/>
    </style:style>
    <style:style style:name="T65_2" style:family="text">
      <style:text-properties style:font-name="Ubuntu" style:font-name-asian="Ubuntu" style:font-name-complex="Ubuntu"/>
    </style:style>
    <style:style style:name="T65_3" style:family="text">
      <style:text-properties style:font-name="Ubuntu" style:font-name-asian="Ubuntu" style:font-name-complex="Ubuntu"/>
    </style:style>
    <style:style style:name="T65_4" style:family="text">
      <style:text-properties style:font-name="Ubuntu" style:font-name-asian="Ubuntu" style:font-name-complex="Ubuntu"/>
    </style:style>
    <style:style style:name="T65_5" style:family="text">
      <style:text-properties style:font-name="Ubuntu" style:font-name-asian="Ubuntu" style:font-name-complex="Ubuntu"/>
    </style:style>
    <style:style style:name="T65_6" style:family="text">
      <style:text-properties style:font-name="Ubuntu" style:font-name-asian="Ubuntu" style:font-name-complex="Ubuntu"/>
    </style:style>
    <style:style style:name="T65_7" style:family="text">
      <style:text-properties style:font-name="Ubuntu" style:font-name-asian="Ubuntu" style:font-name-complex="Ubuntu"/>
    </style:style>
    <style:style style:name="T65_8" style:family="text">
      <style:text-properties style:font-name="Ubuntu" style:font-name-asian="Ubuntu" style:font-name-complex="Ubuntu"/>
    </style:style>
    <style:style style:name="T65_9" style:family="text">
      <style:text-properties style:font-name="Ubuntu" style:font-name-asian="Ubuntu" style:font-name-complex="Ubuntu"/>
    </style:style>
    <style:style style:name="T65_10" style:family="text">
      <style:text-properties style:font-name="Ubuntu" style:font-name-asian="Ubuntu" style:font-name-complex="Ubuntu"/>
    </style:style>
    <style:style style:name="T65_11" style:family="text">
      <style:text-properties style:font-name="Ubuntu" style:font-name-asian="Ubuntu" style:font-name-complex="Ubuntu"/>
    </style:style>
    <style:style style:name="T65_12" style:family="text">
      <style:text-properties style:font-name="Ubuntu" style:font-name-asian="Ubuntu" style:font-name-complex="Ubuntu"/>
    </style:style>
    <style:style style:name="T65_13" style:family="text">
      <style:text-properties style:font-name="Ubuntu" style:font-name-asian="Ubuntu" style:font-name-complex="Ubuntu"/>
    </style:style>
    <style:style style:name="T65_14" style:family="text">
      <style:text-properties style:font-name="Ubuntu" style:font-name-asian="Ubuntu" style:font-name-complex="Ubuntu"/>
    </style:style>
    <style:style style:name="T65_15" style:family="text">
      <style:text-properties style:font-name="Ubuntu" style:font-name-asian="Ubuntu" style:font-name-complex="Ubuntu"/>
    </style:style>
    <style:style style:name="T65_16" style:family="text">
      <style:text-properties style:font-name="Ubuntu" style:font-name-asian="Ubuntu" style:font-name-complex="Ubuntu"/>
    </style:style>
    <style:style style:name="T65_17" style:family="text">
      <style:text-properties style:font-name="Ubuntu" style:font-name-asian="Ubuntu" style:font-name-complex="Ubuntu"/>
    </style:style>
    <style:style style:name="T65_18" style:family="text">
      <style:text-properties style:font-name="Ubuntu" style:font-name-asian="Ubuntu" style:font-name-complex="Ubuntu"/>
    </style:style>
    <style:style style:name="T65_19" style:family="text">
      <style:text-properties style:font-name="Ubuntu" style:font-name-asian="Ubuntu" style:font-name-complex="Ubuntu"/>
    </style:style>
    <style:style style:name="T65_20" style:family="text">
      <style:text-properties style:font-name="Ubuntu" style:font-name-asian="Ubuntu" style:font-name-complex="Ubuntu"/>
    </style:style>
    <style:style style:name="T65_21" style:family="text">
      <style:text-properties style:font-name="Ubuntu" style:font-name-asian="Ubuntu" style:font-name-complex="Ubuntu"/>
    </style:style>
    <style:style style:name="T65_22" style:family="text">
      <style:text-properties style:font-name="Ubuntu" style:font-name-asian="Ubuntu" style:font-name-complex="Ubuntu"/>
    </style:style>
    <style:style style:name="T65_23" style:family="text">
      <style:text-properties style:font-name="Ubuntu" style:font-name-asian="Ubuntu" style:font-name-complex="Ubuntu"/>
    </style:style>
    <style:style style:name="T65_24" style:family="text">
      <style:text-properties style:font-name="Ubuntu" style:font-name-asian="Ubuntu" style:font-name-complex="Ubuntu"/>
    </style:style>
    <style:style style:name="T65_25" style:family="text">
      <style:text-properties style:font-name="Ubuntu" style:font-name-asian="Ubuntu" style:font-name-complex="Ubuntu"/>
    </style:style>
    <style:style style:name="T65_26" style:family="text">
      <style:text-properties style:font-name="Ubuntu" style:font-name-asian="Ubuntu" style:font-name-complex="Ubuntu"/>
    </style:style>
    <style:style style:name="T65_27" style:family="text">
      <style:text-properties style:font-name="Ubuntu" style:font-name-asian="Ubuntu" style:font-name-complex="Ubuntu"/>
    </style:style>
    <style:style style:name="T65_28" style:family="text">
      <style:text-properties style:font-name="Ubuntu" style:font-name-asian="Ubuntu" style:font-name-complex="Ubuntu"/>
    </style:style>
    <style:style style:name="T65_29" style:family="text">
      <style:text-properties style:font-name="Ubuntu" style:font-name-asian="Ubuntu" style:font-name-complex="Ubuntu"/>
    </style:style>
    <style:style style:name="T65_30" style:family="text">
      <style:text-properties style:font-name="Ubuntu" style:font-name-asian="Ubuntu" style:font-name-complex="Ubuntu"/>
    </style:style>
    <style:style style:name="T65_31" style:family="text">
      <style:text-properties style:font-name="Ubuntu" style:font-name-asian="Ubuntu" style:font-name-complex="Ubuntu"/>
    </style:style>
    <style:style style:name="T65_32" style:family="text">
      <style:text-properties style:font-name="Ubuntu" style:font-name-asian="Ubuntu" style:font-name-complex="Ubuntu"/>
    </style:style>
    <style:style style:name="T65_33" style:family="text">
      <style:text-properties style:font-name="Ubuntu" style:font-name-asian="Ubuntu" style:font-name-complex="Ubuntu"/>
    </style:style>
    <style:style style:name="P66" style:family="paragraph" style:parent-style-name="Standard">
      <style:paragraph-properties fo:text-align="left" fo:break-before="auto" fo:line-height="115%" style:writing-mode="rl-tb"/>
    </style:style>
    <style:style style:name="T66_1" style:family="text">
      <style:text-properties style:font-name="Courier New" style:font-name-asian="Courier New" style:font-name-complex="Courier New"/>
    </style:style>
    <style:style style:name="T66_2" style:family="text">
      <style:text-properties style:font-name="Courier New" style:font-name-asian="Courier New" style:font-name-complex="Courier New"/>
    </style:style>
    <style:style style:name="T66_3" style:family="text">
      <style:text-properties style:font-name="Courier New" style:font-name-asian="Courier New" style:font-name-complex="Courier New"/>
    </style:style>
    <style:style style:name="T66_4" style:family="text">
      <style:text-properties style:font-name="Courier New" style:font-name-asian="Courier New" style:font-name-complex="Courier New"/>
    </style:style>
    <style:style style:name="T66_5" style:family="text">
      <style:text-properties style:font-name="Courier New" style:font-name-asian="Courier New" style:font-name-complex="Courier New"/>
    </style:style>
    <style:style style:name="T66_6" style:family="text">
      <style:text-properties style:font-name="Courier New" style:font-name-asian="Courier New" style:font-name-complex="Courier New"/>
    </style:style>
    <style:style style:name="T66_7" style:family="text">
      <style:text-properties style:font-name="Ubuntu" style:font-name-asian="Ubuntu" style:font-name-complex="Ubuntu"/>
    </style:style>
    <style:style style:name="T66_8" style:family="text">
      <style:text-properties style:font-name="Ubuntu" style:font-name-asian="Ubuntu" style:font-name-complex="Ubuntu"/>
    </style:style>
    <style:style style:name="T66_9" style:family="text">
      <style:text-properties style:font-name="Ubuntu" style:font-name-asian="Ubuntu" style:font-name-complex="Ubuntu"/>
    </style:style>
    <style:style style:name="T66_10" style:family="text">
      <style:text-properties style:font-name="Ubuntu" style:font-name-asian="Ubuntu" style:font-name-complex="Ubuntu"/>
    </style:style>
    <style:style style:name="T66_11" style:family="text">
      <style:text-properties style:font-name="Ubuntu" style:font-name-asian="Ubuntu" style:font-name-complex="Ubuntu"/>
    </style:style>
    <style:style style:name="T66_12" style:family="text">
      <style:text-properties style:font-name="Ubuntu" style:font-name-asian="Ubuntu" style:font-name-complex="Ubuntu"/>
    </style:style>
    <style:style style:name="T66_13" style:family="text">
      <style:text-properties style:font-name="Ubuntu" style:font-name-asian="Ubuntu" style:font-name-complex="Ubuntu"/>
    </style:style>
    <style:style style:name="T66_14" style:family="text">
      <style:text-properties style:font-name="Courier New" style:font-name-asian="Courier New" style:font-name-complex="Courier New"/>
    </style:style>
    <style:style style:name="T66_15" style:family="text">
      <style:text-properties style:font-name="Ubuntu" style:font-name-asian="Ubuntu" style:font-name-complex="Ubuntu"/>
    </style:style>
    <style:style style:name="T66_16" style:family="text">
      <style:text-properties style:font-name="Ubuntu" style:font-name-asian="Ubuntu" style:font-name-complex="Ubuntu"/>
    </style:style>
    <style:style style:name="T66_17" style:family="text">
      <style:text-properties style:font-name="Ubuntu" style:font-name-asian="Ubuntu" style:font-name-complex="Ubuntu"/>
    </style:style>
    <style:style style:name="T66_18" style:family="text">
      <style:text-properties style:font-name="Ubuntu" style:font-name-asian="Ubuntu" style:font-name-complex="Ubuntu"/>
    </style:style>
    <style:style style:name="T66_19" style:family="text">
      <style:text-properties style:font-name="Ubuntu" style:font-name-asian="Ubuntu" style:font-name-complex="Ubuntu"/>
    </style:style>
    <style:style style:name="T66_20" style:family="text">
      <style:text-properties style:font-name="Ubuntu" style:font-name-asian="Ubuntu" style:font-name-complex="Ubuntu"/>
    </style:style>
    <style:style style:name="T66_21" style:family="text">
      <style:text-properties style:font-name="Ubuntu" style:font-name-asian="Ubuntu" style:font-name-complex="Ubuntu"/>
    </style:style>
    <style:style style:name="T66_22" style:family="text">
      <style:text-properties style:font-name="Ubuntu" style:font-name-asian="Ubuntu" style:font-name-complex="Ubuntu"/>
    </style:style>
    <style:style style:name="T66_23" style:family="text">
      <style:text-properties style:font-name="Ubuntu" style:font-name-asian="Ubuntu" style:font-name-complex="Ubuntu"/>
    </style:style>
    <style:style style:name="T66_24" style:family="text">
      <style:text-properties style:font-name="Ubuntu" style:font-name-asian="Ubuntu" style:font-name-complex="Ubuntu"/>
    </style:style>
    <style:style style:name="T66_25" style:family="text">
      <style:text-properties style:font-name="Ubuntu" style:font-name-asian="Ubuntu" style:font-name-complex="Ubuntu"/>
    </style:style>
    <style:style style:name="T66_26" style:family="text">
      <style:text-properties style:font-name="Ubuntu" style:font-name-asian="Ubuntu" style:font-name-complex="Ubuntu"/>
    </style:style>
    <style:style style:name="T66_27" style:family="text">
      <style:text-properties style:font-name="Ubuntu" style:font-name-asian="Ubuntu" style:font-name-complex="Ubuntu"/>
    </style:style>
    <style:style style:name="T66_28" style:family="text">
      <style:text-properties style:font-name="Ubuntu" style:font-name-asian="Ubuntu" style:font-name-complex="Ubuntu"/>
    </style:style>
    <style:style style:name="T66_29" style:family="text">
      <style:text-properties style:font-name="Ubuntu" style:font-name-asian="Ubuntu" style:font-name-complex="Ubuntu"/>
    </style:style>
    <style:style style:name="T66_30" style:family="text">
      <style:text-properties style:font-name="Ubuntu" style:font-name-asian="Ubuntu" style:font-name-complex="Ubuntu"/>
    </style:style>
    <style:style style:name="T66_31" style:family="text">
      <style:text-properties style:font-name="Ubuntu" style:font-name-asian="Ubuntu" style:font-name-complex="Ubuntu"/>
    </style:style>
    <style:style style:name="T66_32" style:family="text">
      <style:text-properties style:font-name="Ubuntu" style:font-name-asian="Ubuntu" style:font-name-complex="Ubuntu"/>
    </style:style>
    <style:style style:name="T66_33" style:family="text">
      <style:text-properties style:font-name="Ubuntu" style:font-name-asian="Ubuntu" style:font-name-complex="Ubuntu"/>
    </style:style>
    <style:style style:name="T66_34" style:family="text">
      <style:text-properties style:font-name="Ubuntu" style:font-name-asian="Ubuntu" style:font-name-complex="Ubuntu"/>
    </style:style>
    <style:style style:name="T66_35" style:family="text">
      <style:text-properties style:font-name="Ubuntu" style:font-name-asian="Ubuntu" style:font-name-complex="Ubuntu"/>
    </style:style>
    <style:style style:name="T66_36" style:family="text">
      <style:text-properties style:font-name="Ubuntu" style:font-name-asian="Ubuntu" style:font-name-complex="Ubuntu"/>
    </style:style>
    <style:style style:name="T66_37" style:family="text">
      <style:text-properties style:font-name="Ubuntu" style:font-name-asian="Ubuntu" style:font-name-complex="Ubuntu"/>
    </style:style>
    <style:style style:name="T66_38" style:family="text">
      <style:text-properties style:font-name="Ubuntu" style:font-name-asian="Ubuntu" style:font-name-complex="Ubuntu"/>
    </style:style>
    <style:style style:name="T66_39" style:family="text">
      <style:text-properties style:font-name="Ubuntu" style:font-name-asian="Ubuntu" style:font-name-complex="Ubuntu"/>
    </style:style>
    <style:style style:name="T66_40" style:family="text">
      <style:text-properties style:font-name="Ubuntu" style:font-name-asian="Ubuntu" style:font-name-complex="Ubuntu"/>
    </style:style>
    <style:style style:name="T66_41" style:family="text">
      <style:text-properties style:font-name="Ubuntu" style:font-name-asian="Ubuntu" style:font-name-complex="Ubuntu"/>
    </style:style>
    <style:style style:name="T66_42" style:family="text">
      <style:text-properties style:font-name="Ubuntu" style:font-name-asian="Ubuntu" style:font-name-complex="Ubuntu"/>
    </style:style>
    <style:style style:name="T66_43" style:family="text">
      <style:text-properties style:font-name="Ubuntu" style:font-name-asian="Ubuntu" style:font-name-complex="Ubuntu"/>
    </style:style>
    <style:style style:name="T66_44" style:family="text">
      <style:text-properties style:font-name="Ubuntu" style:font-name-asian="Ubuntu" style:font-name-complex="Ubuntu"/>
    </style:style>
    <style:style style:name="T66_45" style:family="text">
      <style:text-properties style:font-name="Ubuntu" style:font-name-asian="Ubuntu" style:font-name-complex="Ubuntu"/>
    </style:style>
    <style:style style:name="T66_46" style:family="text">
      <style:text-properties style:font-name="Ubuntu" style:font-name-asian="Ubuntu" style:font-name-complex="Ubuntu"/>
    </style:style>
    <style:style style:name="T66_47" style:family="text">
      <style:text-properties style:font-name="Ubuntu" style:font-name-asian="Ubuntu" style:font-name-complex="Ubuntu"/>
    </style:style>
    <style:style style:name="T66_48" style:family="text">
      <style:text-properties style:font-name="Ubuntu" style:font-name-asian="Ubuntu" style:font-name-complex="Ubuntu"/>
    </style:style>
    <style:style style:name="T66_49" style:family="text">
      <style:text-properties style:font-name="Ubuntu" style:font-name-asian="Ubuntu" style:font-name-complex="Ubuntu"/>
    </style:style>
    <style:style style:name="T66_50" style:family="text">
      <style:text-properties style:font-name="Ubuntu" style:font-name-asian="Ubuntu" style:font-name-complex="Ubuntu"/>
    </style:style>
    <style:style style:name="T66_51" style:family="text">
      <style:text-properties style:font-name="Ubuntu" style:font-name-asian="Ubuntu" style:font-name-complex="Ubuntu"/>
    </style:style>
    <style:style style:name="T66_52" style:family="text">
      <style:text-properties style:font-name="Ubuntu" style:font-name-asian="Ubuntu" style:font-name-complex="Ubuntu"/>
    </style:style>
    <style:style style:name="T66_53" style:family="text">
      <style:text-properties style:font-name="Ubuntu" style:font-name-asian="Ubuntu" style:font-name-complex="Ubuntu"/>
    </style:style>
    <style:style style:name="T66_54" style:family="text">
      <style:text-properties style:font-name="Ubuntu" style:font-name-asian="Ubuntu" style:font-name-complex="Ubuntu"/>
    </style:style>
    <style:style style:name="T66_55" style:family="text">
      <style:text-properties style:font-name="Ubuntu" style:font-name-asian="Ubuntu" style:font-name-complex="Ubuntu"/>
    </style:style>
    <style:style style:name="T66_56" style:family="text">
      <style:text-properties style:font-name="Ubuntu" style:font-name-asian="Ubuntu" style:font-name-complex="Ubuntu"/>
    </style:style>
    <style:style style:name="T66_57" style:family="text">
      <style:text-properties style:font-name="Ubuntu" style:font-name-asian="Ubuntu" style:font-name-complex="Ubuntu"/>
    </style:style>
    <style:style style:name="T66_58" style:family="text">
      <style:text-properties style:font-name="Ubuntu" style:font-name-asian="Ubuntu" style:font-name-complex="Ubuntu"/>
    </style:style>
    <style:style style:name="T66_59" style:family="text">
      <style:text-properties style:font-name="Ubuntu" style:font-name-asian="Ubuntu" style:font-name-complex="Ubuntu"/>
    </style:style>
    <style:style style:name="T66_60" style:family="text">
      <style:text-properties style:font-name="Ubuntu" style:font-name-asian="Ubuntu" style:font-name-complex="Ubuntu"/>
    </style:style>
    <style:style style:name="T66_61" style:family="text">
      <style:text-properties style:font-name="Ubuntu" style:font-name-asian="Ubuntu" style:font-name-complex="Ubuntu"/>
    </style:style>
    <style:style style:name="T66_62" style:family="text">
      <style:text-properties style:font-name="Ubuntu" style:font-name-asian="Ubuntu" style:font-name-complex="Ubuntu"/>
    </style:style>
    <style:style style:name="T66_63" style:family="text">
      <style:text-properties style:font-name="Ubuntu" style:font-name-asian="Ubuntu" style:font-name-complex="Ubuntu"/>
    </style:style>
    <style:style style:name="T66_64" style:family="text">
      <style:text-properties style:font-name="Ubuntu" style:font-name-asian="Ubuntu" style:font-name-complex="Ubuntu"/>
    </style:style>
    <style:style style:name="T66_65" style:family="text">
      <style:text-properties style:font-name="Ubuntu" style:font-name-asian="Ubuntu" style:font-name-complex="Ubuntu"/>
    </style:style>
    <style:style style:name="T66_66" style:family="text">
      <style:text-properties style:font-name="Ubuntu" style:font-name-asian="Ubuntu" style:font-name-complex="Ubuntu"/>
    </style:style>
    <style:style style:name="T66_67" style:family="text">
      <style:text-properties style:font-name="Ubuntu" style:font-name-asian="Ubuntu" style:font-name-complex="Ubuntu"/>
    </style:style>
    <style:style style:name="T66_68" style:family="text">
      <style:text-properties style:font-name="Ubuntu" style:font-name-asian="Ubuntu" style:font-name-complex="Ubuntu"/>
    </style:style>
    <style:style style:name="T66_69" style:family="text">
      <style:text-properties style:font-name="Ubuntu" style:font-name-asian="Ubuntu" style:font-name-complex="Ubuntu"/>
    </style:style>
    <style:style style:name="T66_70" style:family="text">
      <style:text-properties style:font-name="Courier New" style:font-name-asian="Courier New" style:font-name-complex="Courier New"/>
    </style:style>
    <style:style style:name="T66_71" style:family="text">
      <style:text-properties style:font-name="Courier New" style:font-name-asian="Courier New" style:font-name-complex="Courier New"/>
    </style:style>
    <style:style style:name="T66_72" style:family="text">
      <style:text-properties style:font-name="Courier New" style:font-name-asian="Courier New" style:font-name-complex="Courier New"/>
    </style:style>
    <style:style style:name="T66_73" style:family="text">
      <style:text-properties style:font-name="Courier New" style:font-name-asian="Courier New" style:font-name-complex="Courier New"/>
    </style:style>
    <style:style style:name="T66_74" style:family="text">
      <style:text-properties style:font-name="Ubuntu" style:font-name-asian="Ubuntu" style:font-name-complex="Ubuntu"/>
    </style:style>
    <style:style style:name="T66_75" style:family="text">
      <style:text-properties style:font-name="Ubuntu" style:font-name-asian="Ubuntu" style:font-name-complex="Ubuntu"/>
    </style:style>
    <style:style style:name="T66_76" style:family="text">
      <style:text-properties style:font-name="Ubuntu" style:font-name-asian="Ubuntu" style:font-name-complex="Ubuntu"/>
    </style:style>
    <style:style style:name="T66_77" style:family="text">
      <style:text-properties style:font-name="Ubuntu" style:font-name-asian="Ubuntu" style:font-name-complex="Ubuntu"/>
    </style:style>
    <style:style style:name="T66_78" style:family="text">
      <style:text-properties style:font-name="Ubuntu" style:font-name-asian="Ubuntu" style:font-name-complex="Ubuntu"/>
    </style:style>
    <style:style style:name="T66_79" style:family="text">
      <style:text-properties style:font-name="Ubuntu" style:font-name-asian="Ubuntu" style:font-name-complex="Ubuntu"/>
    </style:style>
    <style:style style:name="T66_80" style:family="text">
      <style:text-properties style:font-name="Ubuntu" style:font-name-asian="Ubuntu" style:font-name-complex="Ubuntu"/>
    </style:style>
    <style:style style:name="T66_81" style:family="text">
      <style:text-properties style:font-name="Ubuntu" style:font-name-asian="Ubuntu" style:font-name-complex="Ubuntu"/>
    </style:style>
    <style:style style:name="T66_82" style:family="text">
      <style:text-properties style:font-name="Ubuntu" style:font-name-asian="Ubuntu" style:font-name-complex="Ubuntu"/>
    </style:style>
    <style:style style:name="T66_83" style:family="text">
      <style:text-properties style:font-name="Ubuntu" style:font-name-asian="Ubuntu" style:font-name-complex="Ubuntu"/>
    </style:style>
    <style:style style:name="T66_84" style:family="text">
      <style:text-properties style:font-name="Ubuntu" style:font-name-asian="Ubuntu" style:font-name-complex="Ubuntu"/>
    </style:style>
    <style:style style:name="T66_85" style:family="text">
      <style:text-properties style:font-name="Ubuntu" style:font-name-asian="Ubuntu" style:font-name-complex="Ubuntu"/>
    </style:style>
    <style:style style:name="T66_86" style:family="text">
      <style:text-properties style:font-name="Ubuntu" style:font-name-asian="Ubuntu" style:font-name-complex="Ubuntu"/>
    </style:style>
    <style:style style:name="P67" style:family="paragraph" style:parent-style-name="Standard">
      <style:paragraph-properties fo:text-align="left" fo:break-before="auto" fo:line-height="115%" style:writing-mode="rl-tb"/>
      <style:text-properties style:font-name="Ubuntu" style:font-name-asian="Ubuntu" style:font-name-complex="Ubuntu"/>
    </style:style>
    <style:style style:name="P68" style:family="paragraph" style:parent-style-name="Standard">
      <style:paragraph-properties fo:text-align="left" fo:break-before="auto" fo:line-height="115%" style:writing-mode="rl-tb"/>
    </style:style>
    <style:style style:name="T68_1" style:family="text">
      <style:text-properties style:font-name="Ubuntu" style:font-name-asian="Ubuntu" style:font-name-complex="Ubuntu" fo:font-weight="bold" style:font-weight-asian="bold" style:font-weight-complex="bold"/>
    </style:style>
    <style:style style:name="T68_2" style:family="text">
      <style:text-properties style:font-name="Ubuntu" style:font-name-asian="Ubuntu" style:font-name-complex="Ubuntu" fo:font-weight="bold" style:font-weight-asian="bold" style:font-weight-complex="bold"/>
    </style:style>
    <style:style style:name="T68_3" style:family="text">
      <style:text-properties style:font-name="Ubuntu" style:font-name-asian="Ubuntu" style:font-name-complex="Ubuntu"/>
    </style:style>
    <style:style style:name="T68_4" style:family="text">
      <style:text-properties style:font-name="Ubuntu" style:font-name-asian="Ubuntu" style:font-name-complex="Ubuntu"/>
    </style:style>
    <style:style style:name="T68_5" style:family="text">
      <style:text-properties style:font-name="Ubuntu" style:font-name-asian="Ubuntu" style:font-name-complex="Ubuntu"/>
    </style:style>
    <style:style style:name="T68_6" style:family="text">
      <style:text-properties style:font-name="Ubuntu" style:font-name-asian="Ubuntu" style:font-name-complex="Ubuntu"/>
    </style:style>
    <style:style style:name="T68_7" style:family="text">
      <style:text-properties style:font-name="Ubuntu" style:font-name-asian="Ubuntu" style:font-name-complex="Ubuntu"/>
    </style:style>
    <style:style style:name="T68_8" style:family="text">
      <style:text-properties style:font-name="Ubuntu" style:font-name-asian="Ubuntu" style:font-name-complex="Ubuntu"/>
    </style:style>
    <style:style style:name="T68_9" style:family="text">
      <style:text-properties style:font-name="Ubuntu" style:font-name-asian="Ubuntu" style:font-name-complex="Ubuntu"/>
    </style:style>
    <style:style style:name="T68_10" style:family="text">
      <style:text-properties style:font-name="Ubuntu" style:font-name-asian="Ubuntu" style:font-name-complex="Ubuntu"/>
    </style:style>
    <style:style style:name="T68_11" style:family="text">
      <style:text-properties style:font-name="Ubuntu" style:font-name-asian="Ubuntu" style:font-name-complex="Ubuntu"/>
    </style:style>
    <style:style style:name="T68_12" style:family="text">
      <style:text-properties style:font-name="Ubuntu" style:font-name-asian="Ubuntu" style:font-name-complex="Ubuntu"/>
    </style:style>
    <style:style style:name="T68_13" style:family="text">
      <style:text-properties style:font-name="Ubuntu" style:font-name-asian="Ubuntu" style:font-name-complex="Ubuntu"/>
    </style:style>
    <style:style style:name="T68_14" style:family="text">
      <style:text-properties style:font-name="Ubuntu" style:font-name-asian="Ubuntu" style:font-name-complex="Ubuntu"/>
    </style:style>
    <style:style style:name="T68_15" style:family="text">
      <style:text-properties style:font-name="Ubuntu" style:font-name-asian="Ubuntu" style:font-name-complex="Ubuntu"/>
    </style:style>
    <style:style style:name="T68_16" style:family="text">
      <style:text-properties style:font-name="Ubuntu" style:font-name-asian="Ubuntu" style:font-name-complex="Ubuntu"/>
    </style:style>
    <style:style style:name="T68_17" style:family="text">
      <style:text-properties style:font-name="Ubuntu" style:font-name-asian="Ubuntu" style:font-name-complex="Ubuntu"/>
    </style:style>
    <style:style style:name="T68_18" style:family="text">
      <style:text-properties style:font-name="Ubuntu" style:font-name-asian="Ubuntu" style:font-name-complex="Ubuntu"/>
    </style:style>
    <style:style style:name="T68_19" style:family="text">
      <style:text-properties style:font-name="Ubuntu" style:font-name-asian="Ubuntu" style:font-name-complex="Ubuntu"/>
    </style:style>
    <style:style style:name="T68_20" style:family="text">
      <style:text-properties style:font-name="Ubuntu" style:font-name-asian="Ubuntu" style:font-name-complex="Ubuntu"/>
    </style:style>
    <style:style style:name="T68_21" style:family="text">
      <style:text-properties style:font-name="Ubuntu" style:font-name-asian="Ubuntu" style:font-name-complex="Ubuntu"/>
    </style:style>
    <style:style style:name="T68_22" style:family="text">
      <style:text-properties style:font-name="Ubuntu" style:font-name-asian="Ubuntu" style:font-name-complex="Ubuntu"/>
    </style:style>
    <style:style style:name="T68_23" style:family="text">
      <style:text-properties style:font-name="Ubuntu" style:font-name-asian="Ubuntu" style:font-name-complex="Ubuntu"/>
    </style:style>
    <style:style style:name="T68_24" style:family="text">
      <style:text-properties style:font-name="Ubuntu" style:font-name-asian="Ubuntu" style:font-name-complex="Ubuntu"/>
    </style:style>
    <style:style style:name="T68_25" style:family="text">
      <style:text-properties style:font-name="Ubuntu" style:font-name-asian="Ubuntu" style:font-name-complex="Ubuntu"/>
    </style:style>
    <style:style style:name="T68_26" style:family="text">
      <style:text-properties style:font-name="Ubuntu" style:font-name-asian="Ubuntu" style:font-name-complex="Ubuntu"/>
    </style:style>
    <style:style style:name="T68_27" style:family="text">
      <style:text-properties style:font-name="Ubuntu" style:font-name-asian="Ubuntu" style:font-name-complex="Ubuntu"/>
    </style:style>
    <style:style style:name="T68_28" style:family="text">
      <style:text-properties style:font-name="Ubuntu" style:font-name-asian="Ubuntu" style:font-name-complex="Ubuntu"/>
    </style:style>
    <style:style style:name="T68_29" style:family="text">
      <style:text-properties style:font-name="Ubuntu" style:font-name-asian="Ubuntu" style:font-name-complex="Ubuntu"/>
    </style:style>
    <style:style style:name="T68_30" style:family="text">
      <style:text-properties style:font-name="Ubuntu" style:font-name-asian="Ubuntu" style:font-name-complex="Ubuntu"/>
    </style:style>
    <style:style style:name="T68_31" style:family="text">
      <style:text-properties style:font-name="Ubuntu" style:font-name-asian="Ubuntu" style:font-name-complex="Ubuntu"/>
    </style:style>
    <style:style style:name="T68_32" style:family="text">
      <style:text-properties style:font-name="Ubuntu" style:font-name-asian="Ubuntu" style:font-name-complex="Ubuntu"/>
    </style:style>
    <style:style style:name="T68_33" style:family="text">
      <style:text-properties style:font-name="Ubuntu" style:font-name-asian="Ubuntu" style:font-name-complex="Ubuntu"/>
    </style:style>
    <style:style style:name="T68_34" style:family="text">
      <style:text-properties style:font-name="Ubuntu" style:font-name-asian="Ubuntu" style:font-name-complex="Ubuntu"/>
    </style:style>
    <style:style style:name="T68_35" style:family="text">
      <style:text-properties style:font-name="Ubuntu" style:font-name-asian="Ubuntu" style:font-name-complex="Ubuntu"/>
    </style:style>
    <style:style style:name="T68_36" style:family="text">
      <style:text-properties style:font-name="Ubuntu" style:font-name-asian="Ubuntu" style:font-name-complex="Ubuntu"/>
    </style:style>
    <style:style style:name="T68_37" style:family="text">
      <style:text-properties style:font-name="Ubuntu" style:font-name-asian="Ubuntu" style:font-name-complex="Ubuntu"/>
    </style:style>
    <style:style style:name="T68_38" style:family="text">
      <style:text-properties style:font-name="Ubuntu" style:font-name-asian="Ubuntu" style:font-name-complex="Ubuntu"/>
    </style:style>
    <style:style style:name="T68_39" style:family="text">
      <style:text-properties style:font-name="Ubuntu" style:font-name-asian="Ubuntu" style:font-name-complex="Ubuntu"/>
    </style:style>
    <style:style style:name="T68_40" style:family="text">
      <style:text-properties style:font-name="Ubuntu" style:font-name-asian="Ubuntu" style:font-name-complex="Ubuntu"/>
    </style:style>
    <style:style style:name="T68_41" style:family="text">
      <style:text-properties style:font-name="Ubuntu" style:font-name-asian="Ubuntu" style:font-name-complex="Ubuntu"/>
    </style:style>
    <style:style style:name="T68_42" style:family="text">
      <style:text-properties style:font-name="Ubuntu" style:font-name-asian="Ubuntu" style:font-name-complex="Ubuntu"/>
    </style:style>
    <style:style style:name="T68_43" style:family="text">
      <style:text-properties style:font-name="Ubuntu" style:font-name-asian="Ubuntu" style:font-name-complex="Ubuntu"/>
    </style:style>
    <style:style style:name="T68_44" style:family="text">
      <style:text-properties style:font-name="Ubuntu" style:font-name-asian="Ubuntu" style:font-name-complex="Ubuntu"/>
    </style:style>
    <style:style style:name="T68_45" style:family="text">
      <style:text-properties style:font-name="Ubuntu" style:font-name-asian="Ubuntu" style:font-name-complex="Ubuntu"/>
    </style:style>
    <style:style style:name="T68_46" style:family="text">
      <style:text-properties style:font-name="Ubuntu" style:font-name-asian="Ubuntu" style:font-name-complex="Ubuntu"/>
    </style:style>
    <style:style style:name="T68_47" style:family="text">
      <style:text-properties style:font-name="Ubuntu" style:font-name-asian="Ubuntu" style:font-name-complex="Ubuntu"/>
    </style:style>
    <style:style style:name="T68_48" style:family="text">
      <style:text-properties style:font-name="Ubuntu" style:font-name-asian="Ubuntu" style:font-name-complex="Ubuntu"/>
    </style:style>
    <style:style style:name="P69" style:family="paragraph" style:parent-style-name="Standard">
      <style:paragraph-properties fo:text-align="left" fo:break-before="auto" fo:line-height="115%" style:writing-mode="rl-tb"/>
    </style:style>
    <style:style style:name="T69_1" style:family="text">
      <style:text-properties style:font-name="Ubuntu" style:font-name-asian="Ubuntu" style:font-name-complex="Ubuntu"/>
    </style:style>
    <style:style style:name="T69_2" style:family="text">
      <style:text-properties style:font-name="Ubuntu" style:font-name-asian="Ubuntu" style:font-name-complex="Ubuntu"/>
    </style:style>
    <style:style style:name="T69_3" style:family="text">
      <style:text-properties style:font-name="Ubuntu" style:font-name-asian="Ubuntu" style:font-name-complex="Ubuntu"/>
    </style:style>
    <style:style style:name="T69_4" style:family="text">
      <style:text-properties style:font-name="Ubuntu" style:font-name-asian="Ubuntu" style:font-name-complex="Ubuntu"/>
    </style:style>
    <style:style style:name="T69_5" style:family="text">
      <style:text-properties style:font-name="Ubuntu" style:font-name-asian="Ubuntu" style:font-name-complex="Ubuntu"/>
    </style:style>
    <style:style style:name="T69_6" style:family="text">
      <style:text-properties style:font-name="Ubuntu" style:font-name-asian="Ubuntu" style:font-name-complex="Ubuntu"/>
    </style:style>
    <style:style style:name="T69_7" style:family="text">
      <style:text-properties style:font-name="Ubuntu" style:font-name-asian="Ubuntu" style:font-name-complex="Ubuntu"/>
    </style:style>
    <style:style style:name="T69_8" style:family="text">
      <style:text-properties style:font-name="Ubuntu" style:font-name-asian="Ubuntu" style:font-name-complex="Ubuntu"/>
    </style:style>
    <style:style style:name="T69_9" style:family="text">
      <style:text-properties style:font-name="Ubuntu" style:font-name-asian="Ubuntu" style:font-name-complex="Ubuntu"/>
    </style:style>
    <style:style style:name="T69_10" style:family="text">
      <style:text-properties style:font-name="Ubuntu" style:font-name-asian="Ubuntu" style:font-name-complex="Ubuntu"/>
    </style:style>
    <style:style style:name="T69_11" style:family="text">
      <style:text-properties style:font-name="Ubuntu" style:font-name-asian="Ubuntu" style:font-name-complex="Ubuntu"/>
    </style:style>
    <style:style style:name="T69_12" style:family="text">
      <style:text-properties style:font-name="Ubuntu" style:font-name-asian="Ubuntu" style:font-name-complex="Ubuntu"/>
    </style:style>
    <style:style style:name="T69_13" style:family="text">
      <style:text-properties style:font-name="Ubuntu" style:font-name-asian="Ubuntu" style:font-name-complex="Ubuntu"/>
    </style:style>
    <style:style style:name="T69_14" style:family="text">
      <style:text-properties style:font-name="Ubuntu" style:font-name-asian="Ubuntu" style:font-name-complex="Ubuntu"/>
    </style:style>
    <style:style style:name="T69_15" style:family="text">
      <style:text-properties style:font-name="Ubuntu" style:font-name-asian="Ubuntu" style:font-name-complex="Ubuntu"/>
    </style:style>
    <style:style style:name="T69_16" style:family="text">
      <style:text-properties style:font-name="Ubuntu" style:font-name-asian="Ubuntu" style:font-name-complex="Ubuntu"/>
    </style:style>
    <style:style style:name="T69_17" style:family="text">
      <style:text-properties style:font-name="Courier New" style:font-name-asian="Courier New" style:font-name-complex="Courier New"/>
    </style:style>
    <style:style style:name="T69_18" style:family="text">
      <style:text-properties style:font-name="Ubuntu" style:font-name-asian="Ubuntu" style:font-name-complex="Ubuntu"/>
    </style:style>
    <style:style style:name="T69_19" style:family="text">
      <style:text-properties style:font-name="Ubuntu" style:font-name-asian="Ubuntu" style:font-name-complex="Ubuntu"/>
    </style:style>
    <style:style style:name="T69_20" style:family="text">
      <style:text-properties style:font-name="Ubuntu" style:font-name-asian="Ubuntu" style:font-name-complex="Ubuntu"/>
    </style:style>
    <style:style style:name="P70" style:family="paragraph" style:parent-style-name="Standard">
      <style:paragraph-properties fo:text-align="left" fo:break-before="auto" fo:line-height="115%" style:writing-mode="rl-tb"/>
      <style:text-properties style:font-name="Ubuntu" style:font-name-asian="Ubuntu" style:font-name-complex="Ubuntu"/>
    </style:style>
    <style:style style:name="P71" style:family="paragraph" style:parent-style-name="Standard">
      <style:paragraph-properties fo:break-before="auto" fo:line-height="115%" style:writing-mode="lr-tb"/>
    </style:style>
    <style:style style:name="T71_1" style:family="text">
      <style:text-properties style:font-name="Courier New" style:font-name-asian="Courier New" style:font-name-complex="Courier New"/>
    </style:style>
    <style:style style:name="T71_2" style:family="text">
      <style:text-properties style:font-name="Courier New" style:font-name-asian="Courier New" style:font-name-complex="Courier New"/>
    </style:style>
    <style:style style:name="T71_3" style:family="text">
      <style:text-properties style:font-name="Courier New" style:font-name-asian="Courier New" style:font-name-complex="Courier New"/>
    </style:style>
    <style:style style:name="T71_4" style:family="text">
      <style:text-properties style:font-name="Courier New" style:font-name-asian="Courier New" style:font-name-complex="Courier New"/>
    </style:style>
    <style:style style:name="T71_5" style:family="text">
      <style:text-properties style:font-name="Courier New" style:font-name-asian="Courier New" style:font-name-complex="Courier New"/>
    </style:style>
    <style:style style:name="T71_6" style:family="text">
      <style:text-properties style:font-name="Courier New" style:font-name-asian="Courier New" style:font-name-complex="Courier New"/>
    </style:style>
    <style:style style:name="T71_7" style:family="text">
      <style:text-properties style:font-name="Courier New" style:font-name-asian="Courier New" style:font-name-complex="Courier New"/>
    </style:style>
    <style:style style:name="T71_8" style:family="text">
      <style:text-properties style:font-name="Courier New" style:font-name-asian="Courier New" style:font-name-complex="Courier New"/>
    </style:style>
    <style:style style:name="P72" style:family="paragraph" style:parent-style-name="Standard">
      <style:paragraph-properties fo:break-before="auto" fo:line-height="115%" style:writing-mode="lr-tb"/>
    </style:style>
    <style:style style:name="T72_1" style:family="text">
      <style:text-properties style:font-name="Courier New" style:font-name-asian="Courier New" style:font-name-complex="Courier New"/>
    </style:style>
    <style:style style:name="T72_2" style:family="text">
      <style:text-properties style:font-name="Courier New" style:font-name-asian="Courier New" style:font-name-complex="Courier New"/>
    </style:style>
    <style:style style:name="T72_3" style:family="text">
      <style:text-properties style:font-name="Courier New" style:font-name-asian="Courier New" style:font-name-complex="Courier New"/>
    </style:style>
    <style:style style:name="T72_4" style:family="text">
      <style:text-properties style:font-name="Courier New" style:font-name-asian="Courier New" style:font-name-complex="Courier New"/>
    </style:style>
    <style:style style:name="P73" style:family="paragraph" style:parent-style-name="Standard">
      <style:paragraph-properties fo:break-before="auto" fo:line-height="115%" style:writing-mode="lr-tb"/>
      <style:text-properties style:font-name="Ubuntu" style:font-name-asian="Ubuntu" style:font-name-complex="Ubuntu"/>
    </style:style>
    <style:style style:name="P74" style:family="paragraph" style:parent-style-name="Standard">
      <style:paragraph-properties fo:text-align="left" fo:break-before="auto" fo:line-height="115%" style:writing-mode="rl-tb"/>
    </style:style>
    <style:style style:name="T74_1" style:family="text">
      <style:text-properties style:font-name="Ubuntu" style:font-name-asian="Ubuntu" style:font-name-complex="Ubuntu"/>
    </style:style>
    <style:style style:name="T74_2" style:family="text">
      <style:text-properties style:font-name="Ubuntu" style:font-name-asian="Ubuntu" style:font-name-complex="Ubuntu"/>
    </style:style>
    <style:style style:name="T74_3" style:family="text">
      <style:text-properties style:font-name="Ubuntu" style:font-name-asian="Ubuntu" style:font-name-complex="Ubuntu"/>
    </style:style>
    <style:style style:name="T74_4" style:family="text">
      <style:text-properties style:font-name="Ubuntu" style:font-name-asian="Ubuntu" style:font-name-complex="Ubuntu"/>
    </style:style>
    <style:style style:name="T74_5" style:family="text">
      <style:text-properties style:font-name="Ubuntu" style:font-name-asian="Ubuntu" style:font-name-complex="Ubuntu"/>
    </style:style>
    <style:style style:name="T74_6" style:family="text">
      <style:text-properties style:font-name="Ubuntu" style:font-name-asian="Ubuntu" style:font-name-complex="Ubuntu"/>
    </style:style>
    <style:style style:name="T74_7" style:family="text">
      <style:text-properties style:font-name="Ubuntu" style:font-name-asian="Ubuntu" style:font-name-complex="Ubuntu"/>
    </style:style>
    <style:style style:name="T74_8" style:family="text">
      <style:text-properties style:font-name="Ubuntu" style:font-name-asian="Ubuntu" style:font-name-complex="Ubuntu"/>
    </style:style>
    <style:style style:name="T74_9" style:family="text">
      <style:text-properties style:font-name="Ubuntu" style:font-name-asian="Ubuntu" style:font-name-complex="Ubuntu"/>
    </style:style>
    <style:style style:name="T74_10" style:family="text">
      <style:text-properties style:font-name="Ubuntu" style:font-name-asian="Ubuntu" style:font-name-complex="Ubuntu"/>
    </style:style>
    <style:style style:name="T74_11" style:family="text">
      <style:text-properties style:font-name="Ubuntu" style:font-name-asian="Ubuntu" style:font-name-complex="Ubuntu"/>
    </style:style>
    <style:style style:name="T74_12" style:family="text">
      <style:text-properties style:font-name="Ubuntu" style:font-name-asian="Ubuntu" style:font-name-complex="Ubuntu"/>
    </style:style>
    <style:style style:name="T74_13" style:family="text">
      <style:text-properties style:font-name="Ubuntu" style:font-name-asian="Ubuntu" style:font-name-complex="Ubuntu"/>
    </style:style>
    <style:style style:name="T74_14" style:family="text">
      <style:text-properties style:font-name="Ubuntu" style:font-name-asian="Ubuntu" style:font-name-complex="Ubuntu"/>
    </style:style>
    <style:style style:name="T74_15" style:family="text">
      <style:text-properties style:font-name="Ubuntu" style:font-name-asian="Ubuntu" style:font-name-complex="Ubuntu"/>
    </style:style>
    <style:style style:name="T74_16" style:family="text">
      <style:text-properties style:font-name="Ubuntu" style:font-name-asian="Ubuntu" style:font-name-complex="Ubuntu"/>
    </style:style>
    <style:style style:name="T74_17" style:family="text">
      <style:text-properties style:font-name="Courier New" style:font-name-asian="Courier New" style:font-name-complex="Courier New"/>
    </style:style>
    <style:style style:name="T74_18" style:family="text">
      <style:text-properties style:font-name="Ubuntu" style:font-name-asian="Ubuntu" style:font-name-complex="Ubuntu"/>
    </style:style>
    <style:style style:name="T74_19" style:family="text">
      <style:text-properties style:font-name="Ubuntu" style:font-name-asian="Ubuntu" style:font-name-complex="Ubuntu"/>
    </style:style>
    <style:style style:name="T74_20" style:family="text">
      <style:text-properties style:font-name="Ubuntu" style:font-name-asian="Ubuntu" style:font-name-complex="Ubuntu"/>
    </style:style>
    <style:style style:name="T74_21" style:family="text">
      <style:text-properties style:font-name="Ubuntu" style:font-name-asian="Ubuntu" style:font-name-complex="Ubuntu"/>
    </style:style>
    <style:style style:name="T74_22" style:family="text">
      <style:text-properties style:font-name="Ubuntu" style:font-name-asian="Ubuntu" style:font-name-complex="Ubuntu"/>
    </style:style>
    <style:style style:name="T74_23" style:family="text">
      <style:text-properties style:font-name="Ubuntu" style:font-name-asian="Ubuntu" style:font-name-complex="Ubuntu"/>
    </style:style>
    <style:style style:name="T74_24" style:family="text">
      <style:text-properties style:font-name="Ubuntu" style:font-name-asian="Ubuntu" style:font-name-complex="Ubuntu"/>
    </style:style>
    <style:style style:name="T74_25" style:family="text">
      <style:text-properties style:font-name="Ubuntu" style:font-name-asian="Ubuntu" style:font-name-complex="Ubuntu"/>
    </style:style>
    <style:style style:name="T74_26" style:family="text">
      <style:text-properties style:font-name="Ubuntu" style:font-name-asian="Ubuntu" style:font-name-complex="Ubuntu"/>
    </style:style>
    <style:style style:name="T74_27" style:family="text">
      <style:text-properties style:font-name="Ubuntu" style:font-name-asian="Ubuntu" style:font-name-complex="Ubuntu"/>
    </style:style>
    <style:style style:name="T74_28" style:family="text">
      <style:text-properties style:font-name="Ubuntu" style:font-name-asian="Ubuntu" style:font-name-complex="Ubuntu"/>
    </style:style>
    <style:style style:name="T74_29" style:family="text">
      <style:text-properties style:font-name="Ubuntu" style:font-name-asian="Ubuntu" style:font-name-complex="Ubuntu"/>
    </style:style>
    <style:style style:name="T74_30" style:family="text">
      <style:text-properties style:font-name="Ubuntu" style:font-name-asian="Ubuntu" style:font-name-complex="Ubuntu"/>
    </style:style>
    <style:style style:name="T74_31" style:family="text">
      <style:text-properties style:font-name="Ubuntu" style:font-name-asian="Ubuntu" style:font-name-complex="Ubuntu"/>
    </style:style>
    <style:style style:name="T74_32" style:family="text">
      <style:text-properties style:font-name="Ubuntu" style:font-name-asian="Ubuntu" style:font-name-complex="Ubuntu"/>
    </style:style>
    <style:style style:name="T74_33" style:family="text">
      <style:text-properties style:font-name="Ubuntu" style:font-name-asian="Ubuntu" style:font-name-complex="Ubuntu"/>
    </style:style>
    <style:style style:name="T74_34" style:family="text">
      <style:text-properties style:font-name="Ubuntu" style:font-name-asian="Ubuntu" style:font-name-complex="Ubuntu"/>
    </style:style>
    <style:style style:name="T74_35" style:family="text">
      <style:text-properties style:font-name="Ubuntu" style:font-name-asian="Ubuntu" style:font-name-complex="Ubuntu"/>
    </style:style>
    <style:style style:name="T74_36" style:family="text">
      <style:text-properties style:font-name="Ubuntu" style:font-name-asian="Ubuntu" style:font-name-complex="Ubuntu"/>
    </style:style>
    <style:style style:name="T74_37" style:family="text">
      <style:text-properties style:font-name="Ubuntu" style:font-name-asian="Ubuntu" style:font-name-complex="Ubuntu"/>
    </style:style>
    <style:style style:name="T74_38" style:family="text">
      <style:text-properties style:font-name="Ubuntu" style:font-name-asian="Ubuntu" style:font-name-complex="Ubuntu"/>
    </style:style>
    <style:style style:name="T74_39" style:family="text">
      <style:text-properties style:font-name="Ubuntu" style:font-name-asian="Ubuntu" style:font-name-complex="Ubuntu"/>
    </style:style>
    <style:style style:name="T74_40" style:family="text">
      <style:text-properties style:font-name="Ubuntu" style:font-name-asian="Ubuntu" style:font-name-complex="Ubuntu"/>
    </style:style>
    <style:style style:name="T74_41" style:family="text">
      <style:text-properties style:font-name="Ubuntu" style:font-name-asian="Ubuntu" style:font-name-complex="Ubuntu"/>
    </style:style>
    <style:style style:name="T74_42" style:family="text">
      <style:text-properties style:font-name="Ubuntu" style:font-name-asian="Ubuntu" style:font-name-complex="Ubuntu"/>
    </style:style>
    <style:style style:name="T74_43" style:family="text">
      <style:text-properties style:font-name="Ubuntu" style:font-name-asian="Ubuntu" style:font-name-complex="Ubuntu"/>
    </style:style>
    <style:style style:name="T74_44" style:family="text">
      <style:text-properties style:font-name="Ubuntu" style:font-name-asian="Ubuntu" style:font-name-complex="Ubuntu"/>
    </style:style>
    <style:style style:name="P75" style:family="paragraph" style:parent-style-name="Standard">
      <style:paragraph-properties fo:text-align="left" fo:break-before="auto" fo:line-height="115%" style:writing-mode="rl-tb"/>
    </style:style>
    <style:style style:name="T75_1" style:family="text">
      <style:text-properties style:font-name="Ubuntu" style:font-name-asian="Ubuntu" style:font-name-complex="Ubuntu"/>
    </style:style>
    <style:style style:name="T75_2" style:family="text">
      <style:text-properties style:font-name="Ubuntu" style:font-name-asian="Ubuntu" style:font-name-complex="Ubuntu"/>
    </style:style>
    <style:style style:name="T75_3" style:family="text">
      <style:text-properties style:font-name="Ubuntu" style:font-name-asian="Ubuntu" style:font-name-complex="Ubuntu"/>
    </style:style>
    <style:style style:name="T75_4" style:family="text">
      <style:text-properties style:font-name="Ubuntu" style:font-name-asian="Ubuntu" style:font-name-complex="Ubuntu"/>
    </style:style>
    <style:style style:name="T75_5" style:family="text">
      <style:text-properties style:font-name="Ubuntu" style:font-name-asian="Ubuntu" style:font-name-complex="Ubuntu"/>
    </style:style>
    <style:style style:name="T75_6" style:family="text">
      <style:text-properties style:font-name="Ubuntu" style:font-name-asian="Ubuntu" style:font-name-complex="Ubuntu"/>
    </style:style>
    <style:style style:name="T75_7" style:family="text">
      <style:text-properties style:font-name="Ubuntu" style:font-name-asian="Ubuntu" style:font-name-complex="Ubuntu"/>
    </style:style>
    <style:style style:name="T75_8" style:family="text">
      <style:text-properties style:font-name="Ubuntu" style:font-name-asian="Ubuntu" style:font-name-complex="Ubuntu"/>
    </style:style>
    <style:style style:name="T75_9" style:family="text">
      <style:text-properties style:font-name="Ubuntu" style:font-name-asian="Ubuntu" style:font-name-complex="Ubuntu"/>
    </style:style>
    <style:style style:name="T75_10" style:family="text">
      <style:text-properties style:font-name="Ubuntu" style:font-name-asian="Ubuntu" style:font-name-complex="Ubuntu"/>
    </style:style>
    <style:style style:name="T75_11" style:family="text">
      <style:text-properties style:font-name="Ubuntu" style:font-name-asian="Ubuntu" style:font-name-complex="Ubuntu"/>
    </style:style>
    <style:style style:name="T75_12" style:family="text">
      <style:text-properties style:font-name="Ubuntu" style:font-name-asian="Ubuntu" style:font-name-complex="Ubuntu"/>
    </style:style>
    <style:style style:name="T75_13" style:family="text">
      <style:text-properties style:font-name="Ubuntu" style:font-name-asian="Ubuntu" style:font-name-complex="Ubuntu"/>
    </style:style>
    <style:style style:name="T75_14" style:family="text">
      <style:text-properties style:font-name="Ubuntu" style:font-name-asian="Ubuntu" style:font-name-complex="Ubuntu"/>
    </style:style>
    <style:style style:name="T75_15" style:family="text">
      <style:text-properties style:font-name="Ubuntu" style:font-name-asian="Ubuntu" style:font-name-complex="Ubuntu"/>
    </style:style>
    <style:style style:name="T75_16" style:family="text">
      <style:text-properties style:font-name="Ubuntu" style:font-name-asian="Ubuntu" style:font-name-complex="Ubuntu"/>
    </style:style>
    <style:style style:name="T75_17" style:family="text">
      <style:text-properties style:font-name="Ubuntu" style:font-name-asian="Ubuntu" style:font-name-complex="Ubuntu"/>
    </style:style>
    <style:style style:name="T75_18" style:family="text">
      <style:text-properties style:font-name="Ubuntu" style:font-name-asian="Ubuntu" style:font-name-complex="Ubuntu"/>
    </style:style>
    <style:style style:name="T75_19" style:family="text">
      <style:text-properties style:font-name="Ubuntu" style:font-name-asian="Ubuntu" style:font-name-complex="Ubuntu"/>
    </style:style>
    <style:style style:name="T75_20" style:family="text">
      <style:text-properties style:font-name="Ubuntu" style:font-name-asian="Ubuntu" style:font-name-complex="Ubuntu"/>
    </style:style>
    <style:style style:name="T75_21" style:family="text">
      <style:text-properties style:font-name="Ubuntu" style:font-name-asian="Ubuntu" style:font-name-complex="Ubuntu"/>
    </style:style>
    <style:style style:name="T75_22" style:family="text">
      <style:text-properties style:font-name="Ubuntu" style:font-name-asian="Ubuntu" style:font-name-complex="Ubuntu"/>
    </style:style>
    <style:style style:name="T75_23" style:family="text">
      <style:text-properties style:font-name="Ubuntu" style:font-name-asian="Ubuntu" style:font-name-complex="Ubuntu"/>
    </style:style>
    <style:style style:name="T75_24" style:family="text">
      <style:text-properties style:font-name="Ubuntu" style:font-name-asian="Ubuntu" style:font-name-complex="Ubuntu"/>
    </style:style>
    <style:style style:name="T75_25" style:family="text">
      <style:text-properties style:font-name="Ubuntu" style:font-name-asian="Ubuntu" style:font-name-complex="Ubuntu"/>
    </style:style>
    <style:style style:name="T75_26" style:family="text">
      <style:text-properties style:font-name="Ubuntu" style:font-name-asian="Ubuntu" style:font-name-complex="Ubuntu"/>
    </style:style>
    <style:style style:name="T75_27" style:family="text">
      <style:text-properties style:font-name="Ubuntu" style:font-name-asian="Ubuntu" style:font-name-complex="Ubuntu"/>
    </style:style>
    <style:style style:name="T75_28" style:family="text">
      <style:text-properties style:font-name="Ubuntu" style:font-name-asian="Ubuntu" style:font-name-complex="Ubuntu"/>
    </style:style>
    <style:style style:name="T75_29" style:family="text">
      <style:text-properties style:font-name="Ubuntu" style:font-name-asian="Ubuntu" style:font-name-complex="Ubuntu"/>
    </style:style>
    <style:style style:name="T75_30" style:family="text">
      <style:text-properties style:font-name="Ubuntu" style:font-name-asian="Ubuntu" style:font-name-complex="Ubuntu"/>
    </style:style>
    <style:style style:name="T75_31" style:family="text">
      <style:text-properties style:font-name="Ubuntu" style:font-name-asian="Ubuntu" style:font-name-complex="Ubuntu"/>
    </style:style>
    <style:style style:name="T75_32" style:family="text">
      <style:text-properties style:font-name="Ubuntu" style:font-name-asian="Ubuntu" style:font-name-complex="Ubuntu"/>
    </style:style>
    <style:style style:name="T75_33" style:family="text">
      <style:text-properties style:font-name="Ubuntu" style:font-name-asian="Ubuntu" style:font-name-complex="Ubuntu"/>
    </style:style>
    <style:style style:name="T75_34" style:family="text">
      <style:text-properties style:font-name="Ubuntu" style:font-name-asian="Ubuntu" style:font-name-complex="Ubuntu"/>
    </style:style>
    <style:style style:name="T75_35" style:family="text">
      <style:text-properties style:font-name="Ubuntu" style:font-name-asian="Ubuntu" style:font-name-complex="Ubuntu"/>
    </style:style>
    <style:style style:name="T75_36" style:family="text">
      <style:text-properties style:font-name="Ubuntu" style:font-name-asian="Ubuntu" style:font-name-complex="Ubuntu"/>
    </style:style>
    <style:style style:name="T75_37" style:family="text">
      <style:text-properties style:font-name="Ubuntu" style:font-name-asian="Ubuntu" style:font-name-complex="Ubuntu"/>
    </style:style>
    <style:style style:name="T75_38" style:family="text">
      <style:text-properties style:font-name="Ubuntu" style:font-name-asian="Ubuntu" style:font-name-complex="Ubuntu"/>
    </style:style>
    <style:style style:name="T75_39" style:family="text">
      <style:text-properties style:font-name="Courier New" style:font-name-asian="Courier New" style:font-name-complex="Courier New"/>
    </style:style>
    <style:style style:name="T75_40" style:family="text">
      <style:text-properties style:font-name="Ubuntu" style:font-name-asian="Ubuntu" style:font-name-complex="Ubuntu"/>
    </style:style>
    <style:style style:name="T75_41" style:family="text">
      <style:text-properties style:font-name="Ubuntu" style:font-name-asian="Ubuntu" style:font-name-complex="Ubuntu"/>
    </style:style>
    <style:style style:name="T75_42" style:family="text">
      <style:text-properties style:font-name="Ubuntu" style:font-name-asian="Ubuntu" style:font-name-complex="Ubuntu"/>
    </style:style>
    <style:style style:name="T75_43" style:family="text">
      <style:text-properties style:font-name="Ubuntu" style:font-name-asian="Ubuntu" style:font-name-complex="Ubuntu"/>
    </style:style>
    <style:style style:name="T75_44" style:family="text">
      <style:text-properties style:font-name="Ubuntu" style:font-name-asian="Ubuntu" style:font-name-complex="Ubuntu"/>
    </style:style>
    <style:style style:name="T75_45" style:family="text">
      <style:text-properties style:font-name="Ubuntu" style:font-name-asian="Ubuntu" style:font-name-complex="Ubuntu"/>
    </style:style>
    <style:style style:name="T75_46" style:family="text">
      <style:text-properties style:font-name="Ubuntu" style:font-name-asian="Ubuntu" style:font-name-complex="Ubuntu"/>
    </style:style>
    <style:style style:name="T75_47" style:family="text">
      <style:text-properties style:font-name="Ubuntu" style:font-name-asian="Ubuntu" style:font-name-complex="Ubuntu"/>
    </style:style>
    <style:style style:name="T75_48" style:family="text">
      <style:text-properties style:font-name="Ubuntu" style:font-name-asian="Ubuntu" style:font-name-complex="Ubuntu"/>
    </style:style>
    <style:style style:name="P76" style:family="paragraph" style:parent-style-name="Standard">
      <style:paragraph-properties fo:text-align="left" fo:break-before="auto" fo:line-height="115%" style:writing-mode="rl-tb"/>
      <style:text-properties style:font-name="Ubuntu" style:font-name-asian="Ubuntu" style:font-name-complex="Ubuntu"/>
    </style:style>
    <style:style style:name="P77" style:family="paragraph" style:parent-style-name="Standard">
      <style:paragraph-properties fo:break-before="auto" fo:line-height="115%" style:writing-mode="lr-tb"/>
    </style:style>
    <style:style style:name="T77_1" style:family="text">
      <style:text-properties style:font-name="Courier New" style:font-name-asian="Courier New" style:font-name-complex="Courier New"/>
    </style:style>
    <style:style style:name="T77_2" style:family="text">
      <style:text-properties style:font-name="Courier New" style:font-name-asian="Courier New" style:font-name-complex="Courier New"/>
    </style:style>
    <style:style style:name="T77_3" style:family="text">
      <style:text-properties style:font-name="Courier New" style:font-name-asian="Courier New" style:font-name-complex="Courier New"/>
    </style:style>
    <style:style style:name="T77_4" style:family="text">
      <style:text-properties style:font-name="Courier New" style:font-name-asian="Courier New" style:font-name-complex="Courier New"/>
    </style:style>
    <style:style style:name="P78" style:family="paragraph" style:parent-style-name="Standard">
      <style:paragraph-properties fo:break-before="auto" fo:line-height="115%" style:writing-mode="lr-tb"/>
    </style:style>
    <style:style style:name="T78_1" style:family="text">
      <style:text-properties style:font-name="Courier New" style:font-name-asian="Courier New" style:font-name-complex="Courier New"/>
    </style:style>
    <style:style style:name="T78_2" style:family="text">
      <style:text-properties style:font-name="Courier New" style:font-name-asian="Courier New" style:font-name-complex="Courier New"/>
    </style:style>
    <style:style style:name="T78_3" style:family="text">
      <style:text-properties style:font-name="Courier New" style:font-name-asian="Courier New" style:font-name-complex="Courier New"/>
    </style:style>
    <style:style style:name="T78_4" style:family="text">
      <style:text-properties style:font-name="Courier New" style:font-name-asian="Courier New" style:font-name-complex="Courier New"/>
    </style:style>
    <style:style style:name="P79" style:family="paragraph" style:parent-style-name="Standard">
      <style:paragraph-properties fo:break-before="auto" fo:line-height="115%" style:writing-mode="lr-tb"/>
      <style:text-properties style:font-name="Courier New" style:font-name-asian="Courier New" style:font-name-complex="Courier New"/>
    </style:style>
    <style:style style:name="P80" style:family="paragraph" style:parent-style-name="Standard">
      <style:paragraph-properties fo:break-before="auto" fo:line-height="115%" style:writing-mode="lr-tb"/>
    </style:style>
    <style:style style:name="T80_1" style:family="text">
      <style:text-properties style:font-name="Courier New" style:font-name-asian="Courier New" style:font-name-complex="Courier New"/>
    </style:style>
    <style:style style:name="T80_2" style:family="text">
      <style:text-properties style:font-name="Courier New" style:font-name-asian="Courier New" style:font-name-complex="Courier New"/>
    </style:style>
    <style:style style:name="T80_3" style:family="text">
      <style:text-properties style:font-name="Courier New" style:font-name-asian="Courier New" style:font-name-complex="Courier New"/>
    </style:style>
    <style:style style:name="T80_4" style:family="text">
      <style:text-properties style:font-name="Courier New" style:font-name-asian="Courier New" style:font-name-complex="Courier New"/>
    </style:style>
    <style:style style:name="T80_5" style:family="text">
      <style:text-properties style:font-name="Courier New" style:font-name-asian="Courier New" style:font-name-complex="Courier New"/>
    </style:style>
    <style:style style:name="T80_6" style:family="text">
      <style:text-properties style:font-name="Courier New" style:font-name-asian="Courier New" style:font-name-complex="Courier New"/>
    </style:style>
    <style:style style:name="T80_7" style:family="text">
      <style:text-properties style:font-name="Courier New" style:font-name-asian="Courier New" style:font-name-complex="Courier New"/>
    </style:style>
    <style:style style:name="T80_8" style:family="text">
      <style:text-properties style:font-name="Courier New" style:font-name-asian="Courier New" style:font-name-complex="Courier New"/>
    </style:style>
    <style:style style:name="P81" style:family="paragraph" style:parent-style-name="Standard">
      <style:paragraph-properties fo:break-before="auto" fo:line-height="115%" style:writing-mode="lr-tb"/>
    </style:style>
    <style:style style:name="T81_1" style:family="text">
      <style:text-properties style:font-name="Courier New" style:font-name-asian="Courier New" style:font-name-complex="Courier New"/>
    </style:style>
    <style:style style:name="T81_2" style:family="text">
      <style:text-properties style:font-name="Courier New" style:font-name-asian="Courier New" style:font-name-complex="Courier New"/>
    </style:style>
    <style:style style:name="T81_3" style:family="text">
      <style:text-properties style:font-name="Courier New" style:font-name-asian="Courier New" style:font-name-complex="Courier New"/>
    </style:style>
    <style:style style:name="T81_4" style:family="text">
      <style:text-properties style:font-name="Courier New" style:font-name-asian="Courier New" style:font-name-complex="Courier New"/>
    </style:style>
    <style:style style:name="T81_5" style:family="text">
      <style:text-properties style:font-name="Courier New" style:font-name-asian="Courier New" style:font-name-complex="Courier New"/>
    </style:style>
    <style:style style:name="T81_6" style:family="text">
      <style:text-properties style:font-name="Courier New" style:font-name-asian="Courier New" style:font-name-complex="Courier New"/>
    </style:style>
    <style:style style:name="P82" style:family="paragraph" style:parent-style-name="Standard">
      <style:paragraph-properties fo:break-before="auto" fo:line-height="115%" style:writing-mode="lr-tb"/>
      <style:text-properties style:font-name="Ubuntu" style:font-name-asian="Ubuntu" style:font-name-complex="Ubuntu"/>
    </style:style>
    <style:style style:name="P83" style:family="paragraph" style:parent-style-name="Standard">
      <style:paragraph-properties fo:text-align="left" fo:break-before="auto" fo:line-height="115%" style:writing-mode="rl-tb"/>
    </style:style>
    <style:style style:name="T83_1" style:family="text">
      <style:text-properties style:font-name="Ubuntu" style:font-name-asian="Ubuntu" style:font-name-complex="Ubuntu"/>
    </style:style>
    <style:style style:name="T83_2" style:family="text">
      <style:text-properties style:font-name="Ubuntu" style:font-name-asian="Ubuntu" style:font-name-complex="Ubuntu"/>
    </style:style>
    <style:style style:name="P84" style:family="paragraph" style:parent-style-name="Standard">
      <style:paragraph-properties fo:text-align="left" fo:break-before="auto" fo:line-height="115%" style:writing-mode="rl-tb"/>
      <style:text-properties style:font-name="Courier New" style:font-name-asian="Courier New" style:font-name-complex="Courier New"/>
    </style:style>
    <style:style style:name="P85" style:family="paragraph" style:parent-style-name="Standard">
      <style:paragraph-properties fo:break-before="auto" fo:line-height="115%" style:writing-mode="lr-tb"/>
    </style:style>
    <style:style style:name="T85_1" style:family="text">
      <style:text-properties style:font-name="Courier New" style:font-name-asian="Courier New" style:font-name-complex="Courier New"/>
    </style:style>
    <style:style style:name="P86" style:family="paragraph" style:parent-style-name="Standard">
      <style:paragraph-properties fo:break-before="auto" fo:line-height="115%" style:writing-mode="lr-tb"/>
    </style:style>
    <style:style style:name="T86_1" style:family="text">
      <style:text-properties style:font-name="Courier New" style:font-name-asian="Courier New" style:font-name-complex="Courier New"/>
    </style:style>
    <style:style style:name="P87" style:family="paragraph" style:parent-style-name="Standard">
      <style:paragraph-properties fo:break-before="auto" fo:line-height="115%" style:writing-mode="lr-tb"/>
    </style:style>
    <style:style style:name="T87_1" style:family="text">
      <style:text-properties style:font-name="Courier New" style:font-name-asian="Courier New" style:font-name-complex="Courier New"/>
    </style:style>
    <style:style style:name="P88" style:family="paragraph" style:parent-style-name="Standard">
      <style:paragraph-properties fo:break-before="auto" fo:line-height="115%" style:writing-mode="lr-tb"/>
    </style:style>
    <style:style style:name="T88_1" style:family="text">
      <style:text-properties style:font-name="Courier New" style:font-name-asian="Courier New" style:font-name-complex="Courier New"/>
    </style:style>
    <style:style style:name="P89" style:family="paragraph" style:parent-style-name="Standard">
      <style:paragraph-properties fo:break-before="auto" fo:line-height="115%" style:writing-mode="lr-tb"/>
    </style:style>
    <style:style style:name="T89_1" style:family="text">
      <style:text-properties style:font-name="Courier New" style:font-name-asian="Courier New" style:font-name-complex="Courier New"/>
    </style:style>
    <style:style style:name="P90" style:family="paragraph" style:parent-style-name="Standard">
      <style:paragraph-properties fo:break-before="auto" fo:line-height="115%" style:writing-mode="lr-tb"/>
    </style:style>
    <style:style style:name="T90_1" style:family="text">
      <style:text-properties style:font-name="Courier New" style:font-name-asian="Courier New" style:font-name-complex="Courier New"/>
    </style:style>
    <style:style style:name="P91" style:family="paragraph" style:parent-style-name="Standard">
      <style:paragraph-properties fo:break-before="auto" fo:line-height="115%" style:writing-mode="lr-tb"/>
    </style:style>
    <style:style style:name="T91_1" style:family="text">
      <style:text-properties style:font-name="Courier New" style:font-name-asian="Courier New" style:font-name-complex="Courier New"/>
    </style:style>
    <style:style style:name="P92" style:family="paragraph" style:parent-style-name="Standard">
      <style:paragraph-properties fo:break-before="auto" fo:line-height="115%" style:writing-mode="lr-tb"/>
    </style:style>
    <style:style style:name="T92_1" style:family="text">
      <style:text-properties style:font-name="Courier New" style:font-name-asian="Courier New" style:font-name-complex="Courier New"/>
    </style:style>
    <style:style style:name="P93" style:family="paragraph" style:parent-style-name="Standard">
      <style:paragraph-properties fo:break-before="auto" fo:line-height="115%" style:writing-mode="lr-tb"/>
      <style:text-properties style:font-name="Ubuntu" style:font-name-asian="Ubuntu" style:font-name-complex="Ubuntu"/>
    </style:style>
    <style:style style:name="P94" style:family="paragraph" style:parent-style-name="Standard">
      <style:paragraph-properties fo:text-align="left" fo:break-before="auto" fo:line-height="115%" style:writing-mode="rl-tb"/>
    </style:style>
    <style:style style:name="T94_1" style:family="text">
      <style:text-properties style:font-name="Ubuntu" style:font-name-asian="Ubuntu" style:font-name-complex="Ubuntu" fo:font-weight="bold" style:font-weight-asian="bold" style:font-weight-complex="bold"/>
    </style:style>
    <style:style style:name="T94_2" style:family="text">
      <style:text-properties style:font-name="Ubuntu" style:font-name-asian="Ubuntu" style:font-name-complex="Ubuntu" fo:font-weight="bold" style:font-weight-asian="bold" style:font-weight-complex="bold"/>
    </style:style>
    <style:style style:name="T94_3" style:family="text">
      <style:text-properties style:font-name="Ubuntu" style:font-name-asian="Ubuntu" style:font-name-complex="Ubuntu"/>
    </style:style>
    <style:style style:name="T94_4" style:family="text">
      <style:text-properties style:font-name="Ubuntu" style:font-name-asian="Ubuntu" style:font-name-complex="Ubuntu"/>
    </style:style>
    <style:style style:name="T94_5" style:family="text">
      <style:text-properties style:font-name="Ubuntu" style:font-name-asian="Ubuntu" style:font-name-complex="Ubuntu"/>
    </style:style>
    <style:style style:name="T94_6" style:family="text">
      <style:text-properties style:font-name="Ubuntu" style:font-name-asian="Ubuntu" style:font-name-complex="Ubuntu"/>
    </style:style>
    <style:style style:name="T94_7" style:family="text">
      <style:text-properties style:font-name="Ubuntu" style:font-name-asian="Ubuntu" style:font-name-complex="Ubuntu"/>
    </style:style>
    <style:style style:name="T94_8" style:family="text">
      <style:text-properties style:font-name="Ubuntu" style:font-name-asian="Ubuntu" style:font-name-complex="Ubuntu"/>
    </style:style>
    <style:style style:name="T94_9" style:family="text">
      <style:text-properties style:font-name="Ubuntu" style:font-name-asian="Ubuntu" style:font-name-complex="Ubuntu"/>
    </style:style>
    <style:style style:name="T94_10" style:family="text">
      <style:text-properties style:font-name="Ubuntu" style:font-name-asian="Ubuntu" style:font-name-complex="Ubuntu"/>
    </style:style>
    <style:style style:name="T94_11" style:family="text">
      <style:text-properties style:font-name="Ubuntu" style:font-name-asian="Ubuntu" style:font-name-complex="Ubuntu"/>
    </style:style>
    <style:style style:name="T94_12" style:family="text">
      <style:text-properties style:font-name="Ubuntu" style:font-name-asian="Ubuntu" style:font-name-complex="Ubuntu"/>
    </style:style>
    <style:style style:name="T94_13" style:family="text">
      <style:text-properties style:font-name="Ubuntu" style:font-name-asian="Ubuntu" style:font-name-complex="Ubuntu"/>
    </style:style>
    <style:style style:name="T94_14" style:family="text">
      <style:text-properties style:font-name="Ubuntu" style:font-name-asian="Ubuntu" style:font-name-complex="Ubuntu"/>
    </style:style>
    <style:style style:name="T94_15" style:family="text">
      <style:text-properties style:font-name="Ubuntu" style:font-name-asian="Ubuntu" style:font-name-complex="Ubuntu"/>
    </style:style>
    <style:style style:name="T94_16" style:family="text">
      <style:text-properties style:font-name="Ubuntu" style:font-name-asian="Ubuntu" style:font-name-complex="Ubuntu"/>
    </style:style>
    <style:style style:name="T94_17" style:family="text">
      <style:text-properties style:font-name="Ubuntu" style:font-name-asian="Ubuntu" style:font-name-complex="Ubuntu"/>
    </style:style>
    <style:style style:name="T94_18" style:family="text">
      <style:text-properties style:font-name="Ubuntu" style:font-name-asian="Ubuntu" style:font-name-complex="Ubuntu"/>
    </style:style>
    <style:style style:name="T94_19" style:family="text">
      <style:text-properties style:font-name="Courier New" style:font-name-asian="Courier New" style:font-name-complex="Courier New"/>
    </style:style>
    <style:style style:name="T94_20" style:family="text">
      <style:text-properties style:font-name="Courier New" style:font-name-asian="Courier New" style:font-name-complex="Courier New"/>
    </style:style>
    <style:style style:name="T94_21" style:family="text">
      <style:text-properties style:font-name="Courier New" style:font-name-asian="Courier New" style:font-name-complex="Courier New"/>
    </style:style>
    <style:style style:name="T94_22" style:family="text">
      <style:text-properties style:font-name="Ubuntu" style:font-name-asian="Ubuntu" style:font-name-complex="Ubuntu"/>
    </style:style>
    <style:style style:name="T94_23" style:family="text">
      <style:text-properties style:font-name="Ubuntu" style:font-name-asian="Ubuntu" style:font-name-complex="Ubuntu"/>
    </style:style>
    <style:style style:name="T94_24" style:family="text">
      <style:text-properties style:font-name="Ubuntu" style:font-name-asian="Ubuntu" style:font-name-complex="Ubuntu"/>
    </style:style>
    <style:style style:name="T94_25" style:family="text">
      <style:text-properties style:font-name="Courier New" style:font-name-asian="Courier New" style:font-name-complex="Courier New"/>
    </style:style>
    <style:style style:name="T94_26" style:family="text">
      <style:text-properties style:font-name="Courier New" style:font-name-asian="Courier New" style:font-name-complex="Courier New"/>
    </style:style>
    <style:style style:name="T94_27" style:family="text">
      <style:text-properties style:font-name="Courier New" style:font-name-asian="Courier New" style:font-name-complex="Courier New"/>
    </style:style>
    <style:style style:name="T94_28" style:family="text">
      <style:text-properties style:font-name="Ubuntu" style:font-name-asian="Ubuntu" style:font-name-complex="Ubuntu"/>
    </style:style>
    <style:style style:name="T94_29" style:family="text">
      <style:text-properties style:font-name="Ubuntu" style:font-name-asian="Ubuntu" style:font-name-complex="Ubuntu"/>
    </style:style>
    <style:style style:name="T94_30" style:family="text">
      <style:text-properties style:font-name="Ubuntu" style:font-name-asian="Ubuntu" style:font-name-complex="Ubuntu"/>
    </style:style>
    <style:style style:name="T94_31" style:family="text">
      <style:text-properties style:font-name="Ubuntu" style:font-name-asian="Ubuntu" style:font-name-complex="Ubuntu"/>
    </style:style>
    <style:style style:name="T94_32" style:family="text">
      <style:text-properties style:font-name="Ubuntu" style:font-name-asian="Ubuntu" style:font-name-complex="Ubuntu"/>
    </style:style>
    <style:style style:name="T94_33" style:family="text">
      <style:text-properties style:font-name="Courier New" style:font-name-asian="Courier New" style:font-name-complex="Courier New"/>
    </style:style>
    <style:style style:name="T94_34" style:family="text">
      <style:text-properties style:font-name="Courier New" style:font-name-asian="Courier New" style:font-name-complex="Courier New"/>
    </style:style>
    <style:style style:name="T94_35" style:family="text">
      <style:text-properties style:font-name="Courier New" style:font-name-asian="Courier New" style:font-name-complex="Courier New"/>
    </style:style>
    <style:style style:name="T94_36" style:family="text">
      <style:text-properties style:font-name="Ubuntu" style:font-name-asian="Ubuntu" style:font-name-complex="Ubuntu"/>
    </style:style>
    <style:style style:name="T94_37" style:family="text">
      <style:text-properties style:font-name="Ubuntu" style:font-name-asian="Ubuntu" style:font-name-complex="Ubuntu"/>
    </style:style>
    <style:style style:name="T94_38" style:family="text">
      <style:text-properties style:font-name="Ubuntu" style:font-name-asian="Ubuntu" style:font-name-complex="Ubuntu"/>
    </style:style>
    <style:style style:name="T94_39" style:family="text">
      <style:text-properties style:font-name="Courier New" style:font-name-asian="Courier New" style:font-name-complex="Courier New"/>
    </style:style>
    <style:style style:name="T94_40" style:family="text">
      <style:text-properties style:font-name="Courier New" style:font-name-asian="Courier New" style:font-name-complex="Courier New"/>
    </style:style>
    <style:style style:name="T94_41" style:family="text">
      <style:text-properties style:font-name="Courier New" style:font-name-asian="Courier New" style:font-name-complex="Courier New"/>
    </style:style>
    <style:style style:name="T94_42" style:family="text">
      <style:text-properties style:font-name="Ubuntu" style:font-name-asian="Ubuntu" style:font-name-complex="Ubuntu"/>
    </style:style>
    <style:style style:name="T94_43" style:family="text">
      <style:text-properties style:font-name="Ubuntu" style:font-name-asian="Ubuntu" style:font-name-complex="Ubuntu"/>
    </style:style>
    <style:style style:name="T94_44" style:family="text">
      <style:text-properties style:font-name="Ubuntu" style:font-name-asian="Ubuntu" style:font-name-complex="Ubuntu"/>
    </style:style>
    <style:style style:name="T94_45" style:family="text">
      <style:text-properties style:font-name="Ubuntu" style:font-name-asian="Ubuntu" style:font-name-complex="Ubuntu"/>
    </style:style>
    <style:style style:name="T94_46" style:family="text">
      <style:text-properties style:font-name="Ubuntu" style:font-name-asian="Ubuntu" style:font-name-complex="Ubuntu"/>
    </style:style>
    <style:style style:name="T94_47" style:family="text">
      <style:text-properties style:font-name="Ubuntu" style:font-name-asian="Ubuntu" style:font-name-complex="Ubuntu"/>
    </style:style>
    <style:style style:name="T94_48" style:family="text">
      <style:text-properties style:font-name="Ubuntu" style:font-name-asian="Ubuntu" style:font-name-complex="Ubuntu"/>
    </style:style>
    <style:style style:name="P95" style:family="paragraph" style:parent-style-name="Standard">
      <style:paragraph-properties fo:text-align="left" fo:break-before="auto" fo:line-height="115%" style:writing-mode="rl-tb"/>
      <style:text-properties style:font-name="Ubuntu" style:font-name-asian="Ubuntu" style:font-name-complex="Ubuntu"/>
    </style:style>
    <style:style style:name="P96" style:family="paragraph" style:parent-style-name="Heading_20_1">
      <style:paragraph-properties fo:text-align="left" fo:break-before="auto" fo:line-height="115%" style:writing-mode="rl-tb"/>
    </style:style>
    <style:style style:name="T96_1" style:family="text">
      <style:text-properties style:font-name="Ubuntu" style:font-name-asian="Ubuntu" style:font-name-complex="Ubuntu"/>
    </style:style>
    <style:style style:name="T96_2" style:family="text">
      <style:text-properties style:font-name="Ubuntu" style:font-name-asian="Ubuntu" style:font-name-complex="Ubuntu"/>
    </style:style>
    <style:style style:name="T96_3" style:family="text">
      <style:text-properties style:font-name="Ubuntu" style:font-name-asian="Ubuntu" style:font-name-complex="Ubuntu"/>
    </style:style>
    <style:style style:name="T96_4" style:family="text">
      <style:text-properties style:font-name="Ubuntu" style:font-name-asian="Ubuntu" style:font-name-complex="Ubuntu"/>
    </style:style>
    <style:style style:name="T96_5" style:family="text">
      <style:text-properties style:font-name="Ubuntu" style:font-name-asian="Ubuntu" style:font-name-complex="Ubuntu"/>
    </style:style>
    <style:style style:name="T96_6" style:family="text">
      <style:text-properties style:font-name="Ubuntu" style:font-name-asian="Ubuntu" style:font-name-complex="Ubuntu"/>
    </style:style>
    <style:style style:name="P97" style:family="paragraph" style:parent-style-name="Standard">
      <style:paragraph-properties fo:text-align="left" fo:break-before="auto" fo:line-height="115%" style:writing-mode="rl-tb"/>
    </style:style>
    <style:style style:name="T97_1" style:family="text">
      <style:text-properties style:font-name="Ubuntu" style:font-name-asian="Ubuntu" style:font-name-complex="Ubuntu"/>
    </style:style>
    <style:style style:name="T97_2" style:family="text">
      <style:text-properties style:font-name="Ubuntu" style:font-name-asian="Ubuntu" style:font-name-complex="Ubuntu"/>
    </style:style>
    <style:style style:name="T97_3" style:family="text">
      <style:text-properties style:font-name="Ubuntu" style:font-name-asian="Ubuntu" style:font-name-complex="Ubuntu"/>
    </style:style>
    <style:style style:name="T97_4" style:family="text">
      <style:text-properties style:font-name="Ubuntu" style:font-name-asian="Ubuntu" style:font-name-complex="Ubuntu"/>
    </style:style>
    <style:style style:name="T97_5" style:family="text">
      <style:text-properties style:font-name="Ubuntu" style:font-name-asian="Ubuntu" style:font-name-complex="Ubuntu"/>
    </style:style>
    <style:style style:name="T97_6" style:family="text">
      <style:text-properties style:font-name="Ubuntu" style:font-name-asian="Ubuntu" style:font-name-complex="Ubuntu"/>
    </style:style>
    <style:style style:name="T97_7" style:family="text">
      <style:text-properties style:font-name="Ubuntu" style:font-name-asian="Ubuntu" style:font-name-complex="Ubuntu"/>
    </style:style>
    <style:style style:name="T97_8" style:family="text">
      <style:text-properties style:font-name="Ubuntu" style:font-name-asian="Ubuntu" style:font-name-complex="Ubuntu"/>
    </style:style>
    <style:style style:name="T97_9" style:family="text">
      <style:text-properties style:font-name="Ubuntu" style:font-name-asian="Ubuntu" style:font-name-complex="Ubuntu"/>
    </style:style>
    <style:style style:name="T97_10" style:family="text">
      <style:text-properties style:font-name="Ubuntu" style:font-name-asian="Ubuntu" style:font-name-complex="Ubuntu"/>
    </style:style>
    <style:style style:name="T97_11" style:family="text">
      <style:text-properties style:font-name="Ubuntu" style:font-name-asian="Ubuntu" style:font-name-complex="Ubuntu"/>
    </style:style>
    <style:style style:name="T97_12" style:family="text">
      <style:text-properties style:font-name="Ubuntu" style:font-name-asian="Ubuntu" style:font-name-complex="Ubuntu"/>
    </style:style>
    <style:style style:name="T97_13" style:family="text">
      <style:text-properties style:font-name="Ubuntu" style:font-name-asian="Ubuntu" style:font-name-complex="Ubuntu"/>
    </style:style>
    <style:style style:name="T97_14" style:family="text">
      <style:text-properties style:font-name="Ubuntu" style:font-name-asian="Ubuntu" style:font-name-complex="Ubuntu"/>
    </style:style>
    <style:style style:name="T97_15" style:family="text">
      <style:text-properties style:font-name="Ubuntu" style:font-name-asian="Ubuntu" style:font-name-complex="Ubuntu"/>
    </style:style>
    <style:style style:name="T97_16" style:family="text">
      <style:text-properties style:font-name="Ubuntu" style:font-name-asian="Ubuntu" style:font-name-complex="Ubuntu"/>
    </style:style>
    <style:style style:name="T97_17" style:family="text">
      <style:text-properties style:font-name="Ubuntu" style:font-name-asian="Ubuntu" style:font-name-complex="Ubuntu"/>
    </style:style>
    <style:style style:name="T97_18" style:family="text">
      <style:text-properties style:font-name="Ubuntu" style:font-name-asian="Ubuntu" style:font-name-complex="Ubuntu"/>
    </style:style>
    <style:style style:name="T97_19" style:family="text">
      <style:text-properties style:font-name="Ubuntu" style:font-name-asian="Ubuntu" style:font-name-complex="Ubuntu"/>
    </style:style>
    <style:style style:name="T97_20" style:family="text">
      <style:text-properties style:font-name="Ubuntu" style:font-name-asian="Ubuntu" style:font-name-complex="Ubuntu"/>
    </style:style>
    <style:style style:name="T97_21" style:family="text">
      <style:text-properties style:font-name="Ubuntu" style:font-name-asian="Ubuntu" style:font-name-complex="Ubuntu"/>
    </style:style>
    <style:style style:name="T97_22" style:family="text">
      <style:text-properties style:font-name="Ubuntu" style:font-name-asian="Ubuntu" style:font-name-complex="Ubuntu"/>
    </style:style>
    <style:style style:name="T97_23" style:family="text">
      <style:text-properties style:font-name="Ubuntu" style:font-name-asian="Ubuntu" style:font-name-complex="Ubuntu"/>
    </style:style>
    <style:style style:name="T97_24" style:family="text">
      <style:text-properties style:font-name="Ubuntu" style:font-name-asian="Ubuntu" style:font-name-complex="Ubuntu"/>
    </style:style>
    <style:style style:name="T97_25" style:family="text">
      <style:text-properties style:font-name="Ubuntu" style:font-name-asian="Ubuntu" style:font-name-complex="Ubuntu"/>
    </style:style>
    <style:style style:name="T97_26" style:family="text">
      <style:text-properties style:font-name="Ubuntu" style:font-name-asian="Ubuntu" style:font-name-complex="Ubuntu"/>
    </style:style>
    <style:style style:name="T97_27" style:family="text">
      <style:text-properties style:font-name="Ubuntu" style:font-name-asian="Ubuntu" style:font-name-complex="Ubuntu"/>
    </style:style>
    <style:style style:name="T97_28" style:family="text">
      <style:text-properties style:font-name="Ubuntu" style:font-name-asian="Ubuntu" style:font-name-complex="Ubuntu"/>
    </style:style>
    <style:style style:name="T97_29" style:family="text">
      <style:text-properties style:font-name="Ubuntu" style:font-name-asian="Ubuntu" style:font-name-complex="Ubuntu"/>
    </style:style>
    <style:style style:name="T97_30" style:family="text">
      <style:text-properties style:font-name="Ubuntu" style:font-name-asian="Ubuntu" style:font-name-complex="Ubuntu"/>
    </style:style>
    <style:style style:name="T97_31" style:family="text">
      <style:text-properties style:font-name="Ubuntu" style:font-name-asian="Ubuntu" style:font-name-complex="Ubuntu"/>
    </style:style>
    <style:style style:name="T97_32" style:family="text">
      <style:text-properties style:font-name="Ubuntu" style:font-name-asian="Ubuntu" style:font-name-complex="Ubuntu"/>
    </style:style>
    <style:style style:name="P98" style:family="paragraph" style:parent-style-name="Standard">
      <style:paragraph-properties fo:text-align="left" fo:break-before="auto" fo:line-height="115%" style:writing-mode="rl-tb"/>
      <style:text-properties style:font-name="Ubuntu" style:font-name-asian="Ubuntu" style:font-name-complex="Ubuntu"/>
    </style:style>
    <style:style style:name="P99" style:family="paragraph" style:parent-style-name="Standard">
      <style:paragraph-properties fo:break-before="auto" fo:line-height="115%" style:writing-mode="lr-tb"/>
    </style:style>
    <style:style style:name="T99_1" style:family="text">
      <style:text-properties style:font-name="Courier New" style:font-name-asian="Courier New" style:font-name-complex="Courier New"/>
    </style:style>
    <style:style style:name="T99_2" style:family="text">
      <style:text-properties style:font-name="Courier New" style:font-name-asian="Courier New" style:font-name-complex="Courier New"/>
    </style:style>
    <style:style style:name="T99_3" style:family="text">
      <style:text-properties style:font-name="Courier New" style:font-name-asian="Courier New" style:font-name-complex="Courier New"/>
    </style:style>
    <style:style style:name="T99_4" style:family="text">
      <style:text-properties style:font-name="Courier New" style:font-name-asian="Courier New" style:font-name-complex="Courier New"/>
    </style:style>
    <style:style style:name="T99_5" style:family="text">
      <style:text-properties style:font-name="Courier New" style:font-name-asian="Courier New" style:font-name-complex="Courier New"/>
    </style:style>
    <style:style style:name="T99_6" style:family="text">
      <style:text-properties style:font-name="Courier New" style:font-name-asian="Courier New" style:font-name-complex="Courier New"/>
    </style:style>
    <style:style style:name="T99_7" style:family="text">
      <style:text-properties style:font-name="Courier New" style:font-name-asian="Courier New" style:font-name-complex="Courier New"/>
    </style:style>
    <style:style style:name="P100" style:family="paragraph" style:parent-style-name="Standard">
      <style:paragraph-properties fo:break-before="auto" fo:line-height="115%" style:writing-mode="lr-tb"/>
    </style:style>
    <style:style style:name="T100_1" style:family="text">
      <style:text-properties style:font-name="Courier New" style:font-name-asian="Courier New" style:font-name-complex="Courier New"/>
    </style:style>
    <style:style style:name="T100_2" style:family="text">
      <style:text-properties style:font-name="Courier New" style:font-name-asian="Courier New" style:font-name-complex="Courier New"/>
    </style:style>
    <style:style style:name="T100_3" style:family="text">
      <style:text-properties style:font-name="Courier New" style:font-name-asian="Courier New" style:font-name-complex="Courier New"/>
    </style:style>
    <style:style style:name="T100_4" style:family="text">
      <style:text-properties style:font-name="Courier New" style:font-name-asian="Courier New" style:font-name-complex="Courier New"/>
    </style:style>
    <style:style style:name="T100_5" style:family="text">
      <style:text-properties style:font-name="Courier New" style:font-name-asian="Courier New" style:font-name-complex="Courier New"/>
    </style:style>
    <style:style style:name="P101" style:family="paragraph" style:parent-style-name="Standard">
      <style:paragraph-properties fo:break-before="auto" fo:line-height="115%" style:writing-mode="lr-tb"/>
    </style:style>
    <style:style style:name="T101_1" style:family="text">
      <style:text-properties style:font-name="Courier New" style:font-name-asian="Courier New" style:font-name-complex="Courier New"/>
    </style:style>
    <style:style style:name="P102" style:family="paragraph" style:parent-style-name="Standard">
      <style:paragraph-properties fo:break-before="auto" fo:line-height="115%" style:writing-mode="lr-tb"/>
    </style:style>
    <style:style style:name="T102_1" style:family="text">
      <style:text-properties style:font-name="Courier New" style:font-name-asian="Courier New" style:font-name-complex="Courier New"/>
    </style:style>
    <style:style style:name="T102_2" style:family="text">
      <style:text-properties style:font-name="Courier New" style:font-name-asian="Courier New" style:font-name-complex="Courier New"/>
    </style:style>
    <style:style style:name="T102_3" style:family="text">
      <style:text-properties style:font-name="Courier New" style:font-name-asian="Courier New" style:font-name-complex="Courier New"/>
    </style:style>
    <style:style style:name="T102_4" style:family="text">
      <style:text-properties style:font-name="Courier New" style:font-name-asian="Courier New" style:font-name-complex="Courier New"/>
    </style:style>
    <style:style style:name="T102_5" style:family="text">
      <style:text-properties style:font-name="Courier New" style:font-name-asian="Courier New" style:font-name-complex="Courier New"/>
    </style:style>
    <style:style style:name="P103" style:family="paragraph" style:parent-style-name="Standard">
      <style:paragraph-properties fo:break-before="auto" fo:line-height="115%" style:writing-mode="lr-tb"/>
    </style:style>
    <style:style style:name="T103_1" style:family="text">
      <style:text-properties style:font-name="Courier New" style:font-name-asian="Courier New" style:font-name-complex="Courier New"/>
    </style:style>
    <style:style style:name="P104" style:family="paragraph" style:parent-style-name="Standard">
      <style:paragraph-properties fo:break-before="auto" fo:line-height="115%" style:writing-mode="lr-tb"/>
      <style:text-properties style:font-name="Ubuntu" style:font-name-asian="Ubuntu" style:font-name-complex="Ubuntu"/>
    </style:style>
    <style:style style:name="P105" style:family="paragraph" style:parent-style-name="Standard">
      <style:paragraph-properties fo:text-align="left" fo:break-before="auto" fo:line-height="115%" style:writing-mode="rl-tb"/>
    </style:style>
    <style:style style:name="T105_1" style:family="text">
      <style:text-properties style:font-name="Ubuntu" style:font-name-asian="Ubuntu" style:font-name-complex="Ubuntu"/>
    </style:style>
    <style:style style:name="T105_2" style:family="text">
      <style:text-properties style:font-name="Ubuntu" style:font-name-asian="Ubuntu" style:font-name-complex="Ubuntu"/>
    </style:style>
    <style:style style:name="T105_3" style:family="text">
      <style:text-properties style:font-name="Courier New" style:font-name-asian="Courier New" style:font-name-complex="Courier New"/>
    </style:style>
    <style:style style:name="T105_4" style:family="text">
      <style:text-properties style:font-name="Courier New" style:font-name-asian="Courier New" style:font-name-complex="Courier New"/>
    </style:style>
    <style:style style:name="T105_5" style:family="text">
      <style:text-properties style:font-name="Courier New" style:font-name-asian="Courier New" style:font-name-complex="Courier New"/>
    </style:style>
    <style:style style:name="T105_6" style:family="text">
      <style:text-properties style:font-name="Courier New" style:font-name-asian="Courier New" style:font-name-complex="Courier New"/>
    </style:style>
    <style:style style:name="T105_7" style:family="text">
      <style:text-properties style:font-name="Courier New" style:font-name-asian="Courier New" style:font-name-complex="Courier New"/>
    </style:style>
    <style:style style:name="T105_8" style:family="text">
      <style:text-properties style:font-name="Ubuntu" style:font-name-asian="Ubuntu" style:font-name-complex="Ubuntu"/>
    </style:style>
    <style:style style:name="T105_9" style:family="text">
      <style:text-properties style:font-name="Ubuntu" style:font-name-asian="Ubuntu" style:font-name-complex="Ubuntu"/>
    </style:style>
    <style:style style:name="T105_10" style:family="text">
      <style:text-properties style:font-name="Ubuntu" style:font-name-asian="Ubuntu" style:font-name-complex="Ubuntu"/>
    </style:style>
    <style:style style:name="T105_11" style:family="text">
      <style:text-properties style:font-name="Ubuntu" style:font-name-asian="Ubuntu" style:font-name-complex="Ubuntu"/>
    </style:style>
    <style:style style:name="T105_12" style:family="text">
      <style:text-properties style:font-name="Ubuntu" style:font-name-asian="Ubuntu" style:font-name-complex="Ubuntu"/>
    </style:style>
    <style:style style:name="T105_13" style:family="text">
      <style:text-properties style:font-name="Ubuntu" style:font-name-asian="Ubuntu" style:font-name-complex="Ubuntu"/>
    </style:style>
    <style:style style:name="T105_14" style:family="text">
      <style:text-properties style:font-name="Ubuntu" style:font-name-asian="Ubuntu" style:font-name-complex="Ubuntu"/>
    </style:style>
    <style:style style:name="T105_15" style:family="text">
      <style:text-properties style:font-name="Ubuntu" style:font-name-asian="Ubuntu" style:font-name-complex="Ubuntu"/>
    </style:style>
    <style:style style:name="T105_16" style:family="text">
      <style:text-properties style:font-name="Ubuntu" style:font-name-asian="Ubuntu" style:font-name-complex="Ubuntu"/>
    </style:style>
    <style:style style:name="T105_17" style:family="text">
      <style:text-properties style:font-name="Ubuntu" style:font-name-asian="Ubuntu" style:font-name-complex="Ubuntu"/>
    </style:style>
    <style:style style:name="T105_18" style:family="text">
      <style:text-properties style:font-name="Ubuntu" style:font-name-asian="Ubuntu" style:font-name-complex="Ubuntu"/>
    </style:style>
    <style:style style:name="T105_19" style:family="text">
      <style:text-properties style:font-name="Ubuntu" style:font-name-asian="Ubuntu" style:font-name-complex="Ubuntu"/>
    </style:style>
    <style:style style:name="T105_20" style:family="text">
      <style:text-properties style:font-name="Ubuntu" style:font-name-asian="Ubuntu" style:font-name-complex="Ubuntu"/>
    </style:style>
    <style:style style:name="T105_21" style:family="text">
      <style:text-properties style:font-name="Courier New" style:font-name-asian="Courier New" style:font-name-complex="Courier New"/>
    </style:style>
    <style:style style:name="T105_22" style:family="text">
      <style:text-properties style:font-name="Ubuntu" style:font-name-asian="Ubuntu" style:font-name-complex="Ubuntu"/>
    </style:style>
    <style:style style:name="T105_23" style:family="text">
      <style:text-properties style:font-name="Ubuntu" style:font-name-asian="Ubuntu" style:font-name-complex="Ubuntu"/>
    </style:style>
    <style:style style:name="T105_24" style:family="text">
      <style:text-properties style:font-name="Ubuntu" style:font-name-asian="Ubuntu" style:font-name-complex="Ubuntu"/>
    </style:style>
    <style:style style:name="T105_25" style:family="text">
      <style:text-properties style:font-name="Ubuntu" style:font-name-asian="Ubuntu" style:font-name-complex="Ubuntu"/>
    </style:style>
    <style:style style:name="T105_26" style:family="text">
      <style:text-properties style:font-name="Ubuntu" style:font-name-asian="Ubuntu" style:font-name-complex="Ubuntu"/>
    </style:style>
    <style:style style:name="T105_27" style:family="text">
      <style:text-properties style:font-name="Ubuntu" style:font-name-asian="Ubuntu" style:font-name-complex="Ubuntu"/>
    </style:style>
    <style:style style:name="T105_28" style:family="text">
      <style:text-properties style:font-name="Courier New" style:font-name-asian="Courier New" style:font-name-complex="Courier New"/>
    </style:style>
    <style:style style:name="T105_29" style:family="text">
      <style:text-properties style:font-name="Ubuntu" style:font-name-asian="Ubuntu" style:font-name-complex="Ubuntu"/>
    </style:style>
    <style:style style:name="T105_30" style:family="text">
      <style:text-properties style:font-name="Ubuntu" style:font-name-asian="Ubuntu" style:font-name-complex="Ubuntu"/>
    </style:style>
    <style:style style:name="T105_31" style:family="text">
      <style:text-properties style:font-name="Ubuntu" style:font-name-asian="Ubuntu" style:font-name-complex="Ubuntu"/>
    </style:style>
    <style:style style:name="T105_32" style:family="text">
      <style:text-properties style:font-name="Ubuntu" style:font-name-asian="Ubuntu" style:font-name-complex="Ubuntu"/>
    </style:style>
    <style:style style:name="T105_33" style:family="text">
      <style:text-properties style:font-name="Ubuntu" style:font-name-asian="Ubuntu" style:font-name-complex="Ubuntu"/>
    </style:style>
    <style:style style:name="T105_34" style:family="text">
      <style:text-properties style:font-name="Ubuntu" style:font-name-asian="Ubuntu" style:font-name-complex="Ubuntu"/>
    </style:style>
    <style:style style:name="T105_35" style:family="text">
      <style:text-properties style:font-name="Ubuntu" style:font-name-asian="Ubuntu" style:font-name-complex="Ubuntu"/>
    </style:style>
    <style:style style:name="T105_36" style:family="text">
      <style:text-properties style:font-name="Ubuntu" style:font-name-asian="Ubuntu" style:font-name-complex="Ubuntu"/>
    </style:style>
    <style:style style:name="T105_37" style:family="text">
      <style:text-properties style:font-name="Ubuntu" style:font-name-asian="Ubuntu" style:font-name-complex="Ubuntu"/>
    </style:style>
    <style:style style:name="T105_38" style:family="text">
      <style:text-properties style:font-name="Ubuntu" style:font-name-asian="Ubuntu" style:font-name-complex="Ubuntu"/>
    </style:style>
    <style:style style:name="T105_39" style:family="text">
      <style:text-properties style:font-name="Ubuntu" style:font-name-asian="Ubuntu" style:font-name-complex="Ubuntu"/>
    </style:style>
    <style:style style:name="T105_40" style:family="text">
      <style:text-properties style:font-name="Ubuntu" style:font-name-asian="Ubuntu" style:font-name-complex="Ubuntu"/>
    </style:style>
    <style:style style:name="T105_41" style:family="text">
      <style:text-properties style:font-name="Ubuntu" style:font-name-asian="Ubuntu" style:font-name-complex="Ubuntu"/>
    </style:style>
    <style:style style:name="T105_42" style:family="text">
      <style:text-properties style:font-name="Ubuntu" style:font-name-asian="Ubuntu" style:font-name-complex="Ubuntu"/>
    </style:style>
    <style:style style:name="T105_43" style:family="text">
      <style:text-properties style:font-name="Ubuntu" style:font-name-asian="Ubuntu" style:font-name-complex="Ubuntu"/>
    </style:style>
    <style:style style:name="T105_44" style:family="text">
      <style:text-properties style:font-name="Ubuntu" style:font-name-asian="Ubuntu" style:font-name-complex="Ubuntu"/>
    </style:style>
    <style:style style:name="T105_45" style:family="text">
      <style:text-properties style:font-name="Courier New" style:font-name-asian="Courier New" style:font-name-complex="Courier New"/>
    </style:style>
    <style:style style:name="T105_46" style:family="text">
      <style:text-properties style:font-name="Ubuntu" style:font-name-asian="Ubuntu" style:font-name-complex="Ubuntu"/>
    </style:style>
    <style:style style:name="T105_47" style:family="text">
      <style:text-properties style:font-name="Ubuntu" style:font-name-asian="Ubuntu" style:font-name-complex="Ubuntu"/>
    </style:style>
    <style:style style:name="T105_48" style:family="text">
      <style:text-properties style:font-name="Ubuntu" style:font-name-asian="Ubuntu" style:font-name-complex="Ubuntu"/>
    </style:style>
    <style:style style:name="T105_49" style:family="text">
      <style:text-properties style:font-name="Ubuntu" style:font-name-asian="Ubuntu" style:font-name-complex="Ubuntu"/>
    </style:style>
    <style:style style:name="T105_50" style:family="text">
      <style:text-properties style:font-name="Ubuntu" style:font-name-asian="Ubuntu" style:font-name-complex="Ubuntu"/>
    </style:style>
    <style:style style:name="T105_51" style:family="text">
      <style:text-properties style:font-name="Ubuntu" style:font-name-asian="Ubuntu" style:font-name-complex="Ubuntu"/>
    </style:style>
    <style:style style:name="T105_52" style:family="text">
      <style:text-properties style:font-name="Ubuntu" style:font-name-asian="Ubuntu" style:font-name-complex="Ubuntu"/>
    </style:style>
    <style:style style:name="T105_53" style:family="text">
      <style:text-properties style:font-name="Ubuntu" style:font-name-asian="Ubuntu" style:font-name-complex="Ubuntu"/>
    </style:style>
    <style:style style:name="T105_54" style:family="text">
      <style:text-properties style:font-name="Ubuntu" style:font-name-asian="Ubuntu" style:font-name-complex="Ubuntu"/>
    </style:style>
    <style:style style:name="T105_55" style:family="text">
      <style:text-properties style:font-name="Ubuntu" style:font-name-asian="Ubuntu" style:font-name-complex="Ubuntu"/>
    </style:style>
    <style:style style:name="T105_56" style:family="text">
      <style:text-properties style:font-name="Ubuntu" style:font-name-asian="Ubuntu" style:font-name-complex="Ubuntu"/>
    </style:style>
    <style:style style:name="T105_57" style:family="text">
      <style:text-properties style:font-name="Courier New" style:font-name-asian="Courier New" style:font-name-complex="Courier New"/>
    </style:style>
    <style:style style:name="T105_58" style:family="text">
      <style:text-properties style:font-name="Ubuntu" style:font-name-asian="Ubuntu" style:font-name-complex="Ubuntu"/>
    </style:style>
    <style:style style:name="T105_59" style:family="text">
      <style:text-properties style:font-name="Ubuntu" style:font-name-asian="Ubuntu" style:font-name-complex="Ubuntu"/>
    </style:style>
    <style:style style:name="T105_60" style:family="text">
      <style:text-properties style:font-name="Ubuntu" style:font-name-asian="Ubuntu" style:font-name-complex="Ubuntu"/>
    </style:style>
    <style:style style:name="T105_61" style:family="text">
      <style:text-properties style:font-name="Ubuntu" style:font-name-asian="Ubuntu" style:font-name-complex="Ubuntu"/>
    </style:style>
    <style:style style:name="T105_62" style:family="text">
      <style:text-properties style:font-name="Ubuntu" style:font-name-asian="Ubuntu" style:font-name-complex="Ubuntu"/>
    </style:style>
    <style:style style:name="T105_63" style:family="text">
      <style:text-properties style:font-name="Ubuntu" style:font-name-asian="Ubuntu" style:font-name-complex="Ubuntu"/>
    </style:style>
    <style:style style:name="T105_64" style:family="text">
      <style:text-properties style:font-name="Ubuntu" style:font-name-asian="Ubuntu" style:font-name-complex="Ubuntu"/>
    </style:style>
    <style:style style:name="T105_65" style:family="text">
      <style:text-properties style:font-name="Ubuntu" style:font-name-asian="Ubuntu" style:font-name-complex="Ubuntu"/>
    </style:style>
    <style:style style:name="T105_66" style:family="text">
      <style:text-properties style:font-name="Ubuntu" style:font-name-asian="Ubuntu" style:font-name-complex="Ubuntu"/>
    </style:style>
    <style:style style:name="T105_67" style:family="text">
      <style:text-properties style:font-name="Ubuntu" style:font-name-asian="Ubuntu" style:font-name-complex="Ubuntu"/>
    </style:style>
    <style:style style:name="T105_68" style:family="text">
      <style:text-properties style:font-name="Ubuntu" style:font-name-asian="Ubuntu" style:font-name-complex="Ubuntu"/>
    </style:style>
    <style:style style:name="T105_69" style:family="text">
      <style:text-properties style:font-name="Ubuntu" style:font-name-asian="Ubuntu" style:font-name-complex="Ubuntu"/>
    </style:style>
    <style:style style:name="T105_70" style:family="text">
      <style:text-properties style:font-name="Ubuntu" style:font-name-asian="Ubuntu" style:font-name-complex="Ubuntu"/>
    </style:style>
    <style:style style:name="T105_71" style:family="text">
      <style:text-properties style:font-name="Ubuntu" style:font-name-asian="Ubuntu" style:font-name-complex="Ubuntu"/>
    </style:style>
    <style:style style:name="T105_72" style:family="text">
      <style:text-properties style:font-name="Ubuntu" style:font-name-asian="Ubuntu" style:font-name-complex="Ubuntu"/>
    </style:style>
    <style:style style:name="T105_73" style:family="text">
      <style:text-properties style:font-name="Ubuntu" style:font-name-asian="Ubuntu" style:font-name-complex="Ubuntu"/>
    </style:style>
    <style:style style:name="T105_74" style:family="text">
      <style:text-properties style:font-name="Ubuntu" style:font-name-asian="Ubuntu" style:font-name-complex="Ubuntu"/>
    </style:style>
    <style:style style:name="T105_75" style:family="text">
      <style:text-properties style:font-name="Ubuntu" style:font-name-asian="Ubuntu" style:font-name-complex="Ubuntu"/>
    </style:style>
    <style:style style:name="T105_76" style:family="text">
      <style:text-properties style:font-name="Ubuntu" style:font-name-asian="Ubuntu" style:font-name-complex="Ubuntu"/>
    </style:style>
    <style:style style:name="T105_77" style:family="text">
      <style:text-properties style:font-name="Ubuntu" style:font-name-asian="Ubuntu" style:font-name-complex="Ubuntu"/>
    </style:style>
    <style:style style:name="T105_78" style:family="text">
      <style:text-properties style:font-name="Ubuntu" style:font-name-asian="Ubuntu" style:font-name-complex="Ubuntu"/>
    </style:style>
    <style:style style:name="T105_79" style:family="text">
      <style:text-properties style:font-name="Ubuntu" style:font-name-asian="Ubuntu" style:font-name-complex="Ubuntu"/>
    </style:style>
    <style:style style:name="T105_80" style:family="text">
      <style:text-properties style:font-name="Ubuntu" style:font-name-asian="Ubuntu" style:font-name-complex="Ubuntu"/>
    </style:style>
    <style:style style:name="T105_81" style:family="text">
      <style:text-properties style:font-name="Ubuntu" style:font-name-asian="Ubuntu" style:font-name-complex="Ubuntu"/>
    </style:style>
    <style:style style:name="T105_82" style:family="text">
      <style:text-properties style:font-name="Ubuntu" style:font-name-asian="Ubuntu" style:font-name-complex="Ubuntu"/>
    </style:style>
    <style:style style:name="T105_83" style:family="text">
      <style:text-properties style:font-name="Ubuntu" style:font-name-asian="Ubuntu" style:font-name-complex="Ubuntu"/>
    </style:style>
    <style:style style:name="T105_84" style:family="text">
      <style:text-properties style:font-name="Ubuntu" style:font-name-asian="Ubuntu" style:font-name-complex="Ubuntu"/>
    </style:style>
    <style:style style:name="T105_85" style:family="text">
      <style:text-properties style:font-name="Ubuntu" style:font-name-asian="Ubuntu" style:font-name-complex="Ubuntu"/>
    </style:style>
    <style:style style:name="T105_86" style:family="text">
      <style:text-properties style:font-name="Ubuntu" style:font-name-asian="Ubuntu" style:font-name-complex="Ubuntu"/>
    </style:style>
    <style:style style:name="T105_87" style:family="text">
      <style:text-properties style:font-name="Ubuntu" style:font-name-asian="Ubuntu" style:font-name-complex="Ubuntu"/>
    </style:style>
    <style:style style:name="T105_88" style:family="text">
      <style:text-properties style:font-name="Ubuntu" style:font-name-asian="Ubuntu" style:font-name-complex="Ubuntu"/>
    </style:style>
    <style:style style:name="T105_89" style:family="text">
      <style:text-properties style:font-name="Ubuntu" style:font-name-asian="Ubuntu" style:font-name-complex="Ubuntu"/>
    </style:style>
    <style:style style:name="T105_90" style:family="text">
      <style:text-properties style:font-name="Ubuntu" style:font-name-asian="Ubuntu" style:font-name-complex="Ubuntu"/>
    </style:style>
    <style:style style:name="T105_91" style:family="text">
      <style:text-properties style:font-name="Ubuntu" style:font-name-asian="Ubuntu" style:font-name-complex="Ubuntu"/>
    </style:style>
    <style:style style:name="T105_92" style:family="text">
      <style:text-properties style:font-name="Ubuntu" style:font-name-asian="Ubuntu" style:font-name-complex="Ubuntu"/>
    </style:style>
    <style:style style:name="P106" style:family="paragraph" style:parent-style-name="Standard">
      <style:paragraph-properties fo:break-before="auto" fo:line-height="115%" style:writing-mode="lr-tb"/>
    </style:style>
    <style:style style:name="T106_1" style:family="text" style:parent-style-name="Standard"/>
    <style:style style:name="P10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10" style:family="text">
      <style:text-properties style:font-name="Courier New" style:font-name-asian="Courier New" style:font-name-complex="Courier New"/>
    </style:style>
    <style:style style:name="T107_11" style:family="text">
      <style:text-properties style:font-name="Courier New" style:font-name-asian="Courier New" style:font-name-complex="Courier New"/>
    </style:style>
    <style:style style:name="T107_12" style:family="text">
      <style:text-properties style:font-name="Courier New" style:font-name-asian="Courier New" style:font-name-complex="Courier New"/>
    </style:style>
    <style:style style:name="T107_13" style:family="text">
      <style:text-properties style:font-name="Courier New" style:font-name-asian="Courier New" style:font-name-complex="Courier New"/>
    </style:style>
    <style:style style:name="P108" style:family="paragraph" style:parent-style-name="Standard">
      <style:paragraph-properties fo:break-before="auto" fo:line-height="115%" style:writing-mode="lr-tb"/>
      <style:text-properties style:font-name="Ubuntu" style:font-name-asian="Ubuntu" style:font-name-complex="Ubuntu"/>
    </style:style>
    <style:style style:name="P109" style:family="paragraph" style:parent-style-name="Standard">
      <style:paragraph-properties fo:text-align="left" fo:break-before="auto" fo:line-height="115%" style:writing-mode="rl-tb"/>
    </style:style>
    <style:style style:name="T109_1" style:family="text">
      <style:text-properties style:font-name="Ubuntu" style:font-name-asian="Ubuntu" style:font-name-complex="Ubuntu"/>
    </style:style>
    <style:style style:name="T109_2" style:family="text">
      <style:text-properties style:font-name="Ubuntu" style:font-name-asian="Ubuntu" style:font-name-complex="Ubuntu"/>
    </style:style>
    <style:style style:name="T109_3" style:family="text">
      <style:text-properties style:font-name="Ubuntu" style:font-name-asian="Ubuntu" style:font-name-complex="Ubuntu"/>
    </style:style>
    <style:style style:name="T109_4" style:family="text">
      <style:text-properties style:font-name="Ubuntu" style:font-name-asian="Ubuntu" style:font-name-complex="Ubuntu"/>
    </style:style>
    <style:style style:name="T109_5" style:family="text">
      <style:text-properties style:font-name="Ubuntu" style:font-name-asian="Ubuntu" style:font-name-complex="Ubuntu"/>
    </style:style>
    <style:style style:name="T109_6" style:family="text">
      <style:text-properties style:font-name="Ubuntu" style:font-name-asian="Ubuntu" style:font-name-complex="Ubuntu"/>
    </style:style>
    <style:style style:name="T109_7" style:family="text">
      <style:text-properties style:font-name="Ubuntu" style:font-name-asian="Ubuntu" style:font-name-complex="Ubuntu"/>
    </style:style>
    <style:style style:name="T109_8" style:family="text">
      <style:text-properties style:font-name="Ubuntu" style:font-name-asian="Ubuntu" style:font-name-complex="Ubuntu"/>
    </style:style>
    <style:style style:name="T109_9" style:family="text">
      <style:text-properties style:font-name="Ubuntu" style:font-name-asian="Ubuntu" style:font-name-complex="Ubuntu"/>
    </style:style>
    <style:style style:name="T109_10" style:family="text">
      <style:text-properties style:font-name="Ubuntu" style:font-name-asian="Ubuntu" style:font-name-complex="Ubuntu"/>
    </style:style>
    <style:style style:name="T109_11" style:family="text">
      <style:text-properties style:font-name="Ubuntu" style:font-name-asian="Ubuntu" style:font-name-complex="Ubuntu"/>
    </style:style>
    <style:style style:name="T109_12" style:family="text">
      <style:text-properties style:font-name="Ubuntu" style:font-name-asian="Ubuntu" style:font-name-complex="Ubuntu"/>
    </style:style>
    <style:style style:name="T109_13" style:family="text">
      <style:text-properties style:font-name="Ubuntu" style:font-name-asian="Ubuntu" style:font-name-complex="Ubuntu"/>
    </style:style>
    <style:style style:name="T109_14" style:family="text">
      <style:text-properties style:font-name="Ubuntu" style:font-name-asian="Ubuntu" style:font-name-complex="Ubuntu"/>
    </style:style>
    <style:style style:name="T109_15" style:family="text">
      <style:text-properties style:font-name="Ubuntu" style:font-name-asian="Ubuntu" style:font-name-complex="Ubuntu"/>
    </style:style>
    <style:style style:name="T109_16" style:family="text">
      <style:text-properties style:font-name="Ubuntu" style:font-name-asian="Ubuntu" style:font-name-complex="Ubuntu"/>
    </style:style>
    <style:style style:name="T109_17" style:family="text">
      <style:text-properties style:font-name="Ubuntu" style:font-name-asian="Ubuntu" style:font-name-complex="Ubuntu"/>
    </style:style>
    <style:style style:name="T109_18" style:family="text">
      <style:text-properties style:font-name="Ubuntu" style:font-name-asian="Ubuntu" style:font-name-complex="Ubuntu"/>
    </style:style>
    <style:style style:name="T109_19" style:family="text">
      <style:text-properties style:font-name="Courier New" style:font-name-asian="Courier New" style:font-name-complex="Courier New"/>
    </style:style>
    <style:style style:name="T109_20" style:family="text">
      <style:text-properties style:font-name="Ubuntu" style:font-name-asian="Ubuntu" style:font-name-complex="Ubuntu"/>
    </style:style>
    <style:style style:name="T109_21" style:family="text">
      <style:text-properties style:font-name="Ubuntu" style:font-name-asian="Ubuntu" style:font-name-complex="Ubuntu"/>
    </style:style>
    <style:style style:name="T109_22" style:family="text">
      <style:text-properties style:font-name="Ubuntu" style:font-name-asian="Ubuntu" style:font-name-complex="Ubuntu"/>
    </style:style>
    <style:style style:name="T109_23" style:family="text">
      <style:text-properties style:font-name="Ubuntu" style:font-name-asian="Ubuntu" style:font-name-complex="Ubuntu"/>
    </style:style>
    <style:style style:name="T109_24" style:family="text">
      <style:text-properties style:font-name="Ubuntu" style:font-name-asian="Ubuntu" style:font-name-complex="Ubuntu"/>
    </style:style>
    <style:style style:name="T109_25" style:family="text">
      <style:text-properties style:font-name="Ubuntu" style:font-name-asian="Ubuntu" style:font-name-complex="Ubuntu"/>
    </style:style>
    <style:style style:name="T109_26" style:family="text">
      <style:text-properties style:font-name="Ubuntu" style:font-name-asian="Ubuntu" style:font-name-complex="Ubuntu"/>
    </style:style>
    <style:style style:name="T109_27" style:family="text">
      <style:text-properties style:font-name="Ubuntu" style:font-name-asian="Ubuntu" style:font-name-complex="Ubuntu"/>
    </style:style>
    <style:style style:name="T109_28" style:family="text">
      <style:text-properties style:font-name="Ubuntu" style:font-name-asian="Ubuntu" style:font-name-complex="Ubuntu"/>
    </style:style>
    <style:style style:name="T109_29" style:family="text">
      <style:text-properties style:font-name="Ubuntu" style:font-name-asian="Ubuntu" style:font-name-complex="Ubuntu"/>
    </style:style>
    <style:style style:name="T109_30" style:family="text">
      <style:text-properties style:font-name="Ubuntu" style:font-name-asian="Ubuntu" style:font-name-complex="Ubuntu"/>
    </style:style>
    <style:style style:name="T109_31" style:family="text">
      <style:text-properties style:font-name="Ubuntu" style:font-name-asian="Ubuntu" style:font-name-complex="Ubuntu"/>
    </style:style>
    <style:style style:name="T109_32" style:family="text">
      <style:text-properties style:font-name="Ubuntu" style:font-name-asian="Ubuntu" style:font-name-complex="Ubuntu"/>
    </style:style>
    <style:style style:name="T109_33" style:family="text">
      <style:text-properties style:font-name="Ubuntu" style:font-name-asian="Ubuntu" style:font-name-complex="Ubuntu"/>
    </style:style>
    <style:style style:name="T109_34" style:family="text">
      <style:text-properties style:font-name="Ubuntu" style:font-name-asian="Ubuntu" style:font-name-complex="Ubuntu"/>
    </style:style>
    <style:style style:name="T109_35" style:family="text">
      <style:text-properties style:font-name="Ubuntu" style:font-name-asian="Ubuntu" style:font-name-complex="Ubuntu"/>
    </style:style>
    <style:style style:name="T109_36" style:family="text">
      <style:text-properties style:font-name="Ubuntu" style:font-name-asian="Ubuntu" style:font-name-complex="Ubuntu"/>
    </style:style>
    <style:style style:name="T109_37" style:family="text">
      <style:text-properties style:font-name="Ubuntu" style:font-name-asian="Ubuntu" style:font-name-complex="Ubuntu"/>
    </style:style>
    <style:style style:name="T109_38" style:family="text">
      <style:text-properties style:font-name="Ubuntu" style:font-name-asian="Ubuntu" style:font-name-complex="Ubuntu"/>
    </style:style>
    <style:style style:name="T109_39" style:family="text">
      <style:text-properties style:font-name="Ubuntu" style:font-name-asian="Ubuntu" style:font-name-complex="Ubuntu"/>
    </style:style>
    <style:style style:name="T109_40" style:family="text">
      <style:text-properties style:font-name="Ubuntu" style:font-name-asian="Ubuntu" style:font-name-complex="Ubuntu"/>
    </style:style>
    <style:style style:name="T109_41" style:family="text">
      <style:text-properties style:font-name="Ubuntu" style:font-name-asian="Ubuntu" style:font-name-complex="Ubuntu"/>
    </style:style>
    <style:style style:name="T109_42" style:family="text">
      <style:text-properties style:font-name="Ubuntu" style:font-name-asian="Ubuntu" style:font-name-complex="Ubuntu"/>
    </style:style>
    <style:style style:name="T109_43" style:family="text">
      <style:text-properties style:font-name="Ubuntu" style:font-name-asian="Ubuntu" style:font-name-complex="Ubuntu"/>
    </style:style>
    <style:style style:name="T109_44" style:family="text">
      <style:text-properties style:font-name="Ubuntu" style:font-name-asian="Ubuntu" style:font-name-complex="Ubuntu"/>
    </style:style>
    <style:style style:name="T109_45" style:family="text">
      <style:text-properties style:font-name="Ubuntu" style:font-name-asian="Ubuntu" style:font-name-complex="Ubuntu"/>
    </style:style>
    <style:style style:name="T109_46" style:family="text">
      <style:text-properties style:font-name="Ubuntu" style:font-name-asian="Ubuntu" style:font-name-complex="Ubuntu"/>
    </style:style>
    <style:style style:name="T109_47" style:family="text">
      <style:text-properties style:font-name="Ubuntu" style:font-name-asian="Ubuntu" style:font-name-complex="Ubuntu"/>
    </style:style>
    <style:style style:name="T109_48" style:family="text">
      <style:text-properties style:font-name="Ubuntu" style:font-name-asian="Ubuntu" style:font-name-complex="Ubuntu"/>
    </style:style>
    <style:style style:name="T109_49" style:family="text">
      <style:text-properties style:font-name="Ubuntu" style:font-name-asian="Ubuntu" style:font-name-complex="Ubuntu"/>
    </style:style>
    <style:style style:name="T109_50" style:family="text">
      <style:text-properties style:font-name="Ubuntu" style:font-name-asian="Ubuntu" style:font-name-complex="Ubuntu"/>
    </style:style>
    <style:style style:name="T109_51" style:family="text">
      <style:text-properties style:font-name="Ubuntu" style:font-name-asian="Ubuntu" style:font-name-complex="Ubuntu"/>
    </style:style>
    <style:style style:name="T109_52" style:family="text">
      <style:text-properties style:font-name="Ubuntu" style:font-name-asian="Ubuntu" style:font-name-complex="Ubuntu"/>
    </style:style>
    <style:style style:name="T109_53" style:family="text">
      <style:text-properties style:font-name="Ubuntu" style:font-name-asian="Ubuntu" style:font-name-complex="Ubuntu"/>
    </style:style>
    <style:style style:name="T109_54" style:family="text">
      <style:text-properties style:font-name="Ubuntu" style:font-name-asian="Ubuntu" style:font-name-complex="Ubuntu"/>
    </style:style>
    <style:style style:name="T109_55" style:family="text">
      <style:text-properties style:font-name="Ubuntu" style:font-name-asian="Ubuntu" style:font-name-complex="Ubuntu"/>
    </style:style>
    <style:style style:name="T109_56" style:family="text">
      <style:text-properties style:font-name="Ubuntu" style:font-name-asian="Ubuntu" style:font-name-complex="Ubuntu"/>
    </style:style>
    <style:style style:name="T109_57" style:family="text">
      <style:text-properties style:font-name="Ubuntu" style:font-name-asian="Ubuntu" style:font-name-complex="Ubuntu"/>
    </style:style>
    <style:style style:name="T109_58" style:family="text">
      <style:text-properties style:font-name="Ubuntu" style:font-name-asian="Ubuntu" style:font-name-complex="Ubuntu"/>
    </style:style>
    <style:style style:name="T109_59" style:family="text">
      <style:text-properties style:font-name="Courier New" style:font-name-asian="Courier New" style:font-name-complex="Courier New"/>
    </style:style>
    <style:style style:name="T109_60" style:family="text">
      <style:text-properties style:font-name="Ubuntu" style:font-name-asian="Ubuntu" style:font-name-complex="Ubuntu"/>
    </style:style>
    <style:style style:name="T109_61" style:family="text">
      <style:text-properties style:font-name="Ubuntu" style:font-name-asian="Ubuntu" style:font-name-complex="Ubuntu"/>
    </style:style>
    <style:style style:name="T109_62" style:family="text">
      <style:text-properties style:font-name="Ubuntu" style:font-name-asian="Ubuntu" style:font-name-complex="Ubuntu"/>
    </style:style>
    <style:style style:name="T109_63" style:family="text">
      <style:text-properties style:font-name="Ubuntu" style:font-name-asian="Ubuntu" style:font-name-complex="Ubuntu"/>
    </style:style>
    <style:style style:name="T109_64" style:family="text">
      <style:text-properties style:font-name="Ubuntu" style:font-name-asian="Ubuntu" style:font-name-complex="Ubuntu"/>
    </style:style>
    <style:style style:name="T109_65" style:family="text">
      <style:text-properties style:font-name="Ubuntu" style:font-name-asian="Ubuntu" style:font-name-complex="Ubuntu"/>
    </style:style>
    <style:style style:name="T109_66" style:family="text">
      <style:text-properties style:font-name="Ubuntu" style:font-name-asian="Ubuntu" style:font-name-complex="Ubuntu"/>
    </style:style>
    <style:style style:name="T109_67" style:family="text">
      <style:text-properties style:font-name="Ubuntu" style:font-name-asian="Ubuntu" style:font-name-complex="Ubuntu"/>
    </style:style>
    <style:style style:name="T109_68" style:family="text">
      <style:text-properties style:font-name="Ubuntu" style:font-name-asian="Ubuntu" style:font-name-complex="Ubuntu"/>
    </style:style>
    <style:style style:name="T109_69" style:family="text">
      <style:text-properties style:font-name="Ubuntu" style:font-name-asian="Ubuntu" style:font-name-complex="Ubuntu"/>
    </style:style>
    <style:style style:name="T109_70" style:family="text">
      <style:text-properties style:font-name="Ubuntu" style:font-name-asian="Ubuntu" style:font-name-complex="Ubuntu"/>
    </style:style>
    <style:style style:name="T109_71" style:family="text">
      <style:text-properties style:font-name="Ubuntu" style:font-name-asian="Ubuntu" style:font-name-complex="Ubuntu"/>
    </style:style>
    <style:style style:name="T109_72" style:family="text">
      <style:text-properties style:font-name="Ubuntu" style:font-name-asian="Ubuntu" style:font-name-complex="Ubuntu"/>
    </style:style>
    <style:style style:name="T109_73" style:family="text">
      <style:text-properties style:font-name="Ubuntu" style:font-name-asian="Ubuntu" style:font-name-complex="Ubuntu"/>
    </style:style>
    <style:style style:name="T109_74" style:family="text">
      <style:text-properties style:font-name="Ubuntu" style:font-name-asian="Ubuntu" style:font-name-complex="Ubuntu"/>
    </style:style>
    <style:style style:name="P110" style:family="paragraph" style:parent-style-name="Standard">
      <style:paragraph-properties fo:text-align="left" fo:break-before="auto" fo:line-height="115%" style:writing-mode="rl-tb"/>
      <style:text-properties style:font-name="Ubuntu" style:font-name-asian="Ubuntu" style:font-name-complex="Ubuntu"/>
    </style:style>
    <style:style style:name="P111" style:family="paragraph" style:parent-style-name="Standard">
      <style:paragraph-properties fo:break-before="auto" fo:line-height="115%" style:writing-mode="lr-tb"/>
    </style:style>
    <style:style style:name="T111_1" style:family="text">
      <style:text-properties style:font-name="Courier New" style:font-name-asian="Courier New" style:font-name-complex="Courier New"/>
    </style:style>
    <style:style style:name="T111_2" style:family="text">
      <style:text-properties style:font-name="Courier New" style:font-name-asian="Courier New" style:font-name-complex="Courier New"/>
    </style:style>
    <style:style style:name="T111_3" style:family="text">
      <style:text-properties style:font-name="Courier New" style:font-name-asian="Courier New" style:font-name-complex="Courier New"/>
    </style:style>
    <style:style style:name="T111_4" style:family="text">
      <style:text-properties style:font-name="Courier New" style:font-name-asian="Courier New" style:font-name-complex="Courier New"/>
    </style:style>
    <style:style style:name="T111_5" style:family="text">
      <style:text-properties style:font-name="Courier New" style:font-name-asian="Courier New" style:font-name-complex="Courier New"/>
    </style:style>
    <style:style style:name="P112" style:family="paragraph" style:parent-style-name="Standard">
      <style:paragraph-properties fo:break-before="auto" fo:line-height="115%" style:writing-mode="lr-tb"/>
    </style:style>
    <style:style style:name="T112_1" style:family="text">
      <style:text-properties style:font-name="Courier New" style:font-name-asian="Courier New" style:font-name-complex="Courier New"/>
    </style:style>
    <style:style style:name="T112_2" style:family="text">
      <style:text-properties style:font-name="Courier New" style:font-name-asian="Courier New" style:font-name-complex="Courier New"/>
    </style:style>
    <style:style style:name="T112_3" style:family="text">
      <style:text-properties style:font-name="Courier New" style:font-name-asian="Courier New" style:font-name-complex="Courier New"/>
    </style:style>
    <style:style style:name="P113" style:family="paragraph" style:parent-style-name="Standard">
      <style:paragraph-properties fo:break-before="auto" fo:line-height="115%" style:writing-mode="lr-tb"/>
    </style:style>
    <style:style style:name="T113_1" style:family="text">
      <style:text-properties style:font-name="Courier New" style:font-name-asian="Courier New" style:font-name-complex="Courier New"/>
    </style:style>
    <style:style style:name="P114" style:family="paragraph" style:parent-style-name="Standard">
      <style:paragraph-properties fo:break-before="auto" fo:line-height="115%" style:writing-mode="lr-tb"/>
    </style:style>
    <style:style style:name="T114_1" style:family="text">
      <style:text-properties style:font-name="Courier New" style:font-name-asian="Courier New" style:font-name-complex="Courier New"/>
    </style:style>
    <style:style style:name="T114_2" style:family="text">
      <style:text-properties style:font-name="Courier New" style:font-name-asian="Courier New" style:font-name-complex="Courier New"/>
    </style:style>
    <style:style style:name="T114_3" style:family="text">
      <style:text-properties style:font-name="Courier New" style:font-name-asian="Courier New" style:font-name-complex="Courier New"/>
    </style:style>
    <style:style style:name="P115" style:family="paragraph" style:parent-style-name="Standard">
      <style:paragraph-properties fo:break-before="auto" fo:line-height="115%" style:writing-mode="lr-tb"/>
    </style:style>
    <style:style style:name="T115_1" style:family="text">
      <style:text-properties style:font-name="Courier New" style:font-name-asian="Courier New" style:font-name-complex="Courier New"/>
    </style:style>
    <style:style style:name="P116" style:family="paragraph" style:parent-style-name="Standard">
      <style:paragraph-properties fo:break-before="auto" fo:line-height="115%" style:writing-mode="lr-tb"/>
      <style:text-properties style:font-name="Ubuntu" style:font-name-asian="Ubuntu" style:font-name-complex="Ubuntu"/>
    </style:style>
    <style:style style:name="P117" style:family="paragraph" style:parent-style-name="Standard">
      <style:paragraph-properties fo:text-align="left" fo:break-before="auto" fo:line-height="115%" style:writing-mode="rl-tb"/>
    </style:style>
    <style:style style:name="T117_1" style:family="text">
      <style:text-properties style:font-name="Ubuntu" style:font-name-asian="Ubuntu" style:font-name-complex="Ubuntu"/>
    </style:style>
    <style:style style:name="T117_2" style:family="text">
      <style:text-properties style:font-name="Ubuntu" style:font-name-asian="Ubuntu" style:font-name-complex="Ubuntu"/>
    </style:style>
    <style:style style:name="T117_3" style:family="text">
      <style:text-properties style:font-name="Ubuntu" style:font-name-asian="Ubuntu" style:font-name-complex="Ubuntu"/>
    </style:style>
    <style:style style:name="T117_4" style:family="text">
      <style:text-properties style:font-name="Ubuntu" style:font-name-asian="Ubuntu" style:font-name-complex="Ubuntu"/>
    </style:style>
    <style:style style:name="T117_5" style:family="text">
      <style:text-properties style:font-name="Ubuntu" style:font-name-asian="Ubuntu" style:font-name-complex="Ubuntu"/>
    </style:style>
    <style:style style:name="T117_6" style:family="text">
      <style:text-properties style:font-name="Ubuntu" style:font-name-asian="Ubuntu" style:font-name-complex="Ubuntu"/>
    </style:style>
    <style:style style:name="T117_7" style:family="text">
      <style:text-properties style:font-name="Ubuntu" style:font-name-asian="Ubuntu" style:font-name-complex="Ubuntu"/>
    </style:style>
    <style:style style:name="T117_8" style:family="text">
      <style:text-properties style:font-name="Ubuntu" style:font-name-asian="Ubuntu" style:font-name-complex="Ubuntu"/>
    </style:style>
    <style:style style:name="T117_9" style:family="text">
      <style:text-properties style:font-name="Ubuntu" style:font-name-asian="Ubuntu" style:font-name-complex="Ubuntu"/>
    </style:style>
    <style:style style:name="T117_10" style:family="text">
      <style:text-properties style:font-name="Ubuntu" style:font-name-asian="Ubuntu" style:font-name-complex="Ubuntu"/>
    </style:style>
    <style:style style:name="T117_11" style:family="text">
      <style:text-properties style:font-name="Ubuntu" style:font-name-asian="Ubuntu" style:font-name-complex="Ubuntu"/>
    </style:style>
    <style:style style:name="T117_12" style:family="text">
      <style:text-properties style:font-name="Ubuntu" style:font-name-asian="Ubuntu" style:font-name-complex="Ubuntu"/>
    </style:style>
    <style:style style:name="T117_13" style:family="text">
      <style:text-properties style:font-name="Ubuntu" style:font-name-asian="Ubuntu" style:font-name-complex="Ubuntu"/>
    </style:style>
    <style:style style:name="T117_14" style:family="text">
      <style:text-properties style:font-name="Ubuntu" style:font-name-asian="Ubuntu" style:font-name-complex="Ubuntu"/>
    </style:style>
    <style:style style:name="T117_15" style:family="text">
      <style:text-properties style:font-name="Ubuntu" style:font-name-asian="Ubuntu" style:font-name-complex="Ubuntu"/>
    </style:style>
    <style:style style:name="T117_16" style:family="text">
      <style:text-properties style:font-name="Ubuntu" style:font-name-asian="Ubuntu" style:font-name-complex="Ubuntu"/>
    </style:style>
    <style:style style:name="T117_17" style:family="text">
      <style:text-properties style:font-name="Ubuntu" style:font-name-asian="Ubuntu" style:font-name-complex="Ubuntu"/>
    </style:style>
    <style:style style:name="T117_18" style:family="text">
      <style:text-properties style:font-name="Ubuntu" style:font-name-asian="Ubuntu" style:font-name-complex="Ubuntu"/>
    </style:style>
    <style:style style:name="T117_19" style:family="text">
      <style:text-properties style:font-name="Ubuntu" style:font-name-asian="Ubuntu" style:font-name-complex="Ubuntu"/>
    </style:style>
    <style:style style:name="T117_20" style:family="text">
      <style:text-properties style:font-name="Ubuntu" style:font-name-asian="Ubuntu" style:font-name-complex="Ubuntu"/>
    </style:style>
    <style:style style:name="T117_21" style:family="text">
      <style:text-properties style:font-name="Ubuntu" style:font-name-asian="Ubuntu" style:font-name-complex="Ubuntu"/>
    </style:style>
    <style:style style:name="T117_22" style:family="text">
      <style:text-properties style:font-name="Ubuntu" style:font-name-asian="Ubuntu" style:font-name-complex="Ubuntu"/>
    </style:style>
    <style:style style:name="T117_23" style:family="text">
      <style:text-properties style:font-name="Ubuntu" style:font-name-asian="Ubuntu" style:font-name-complex="Ubuntu"/>
    </style:style>
    <style:style style:name="T117_24" style:family="text">
      <style:text-properties style:font-name="Ubuntu" style:font-name-asian="Ubuntu" style:font-name-complex="Ubuntu"/>
    </style:style>
    <style:style style:name="T117_25" style:family="text">
      <style:text-properties style:font-name="Ubuntu" style:font-name-asian="Ubuntu" style:font-name-complex="Ubuntu"/>
    </style:style>
    <style:style style:name="T117_26" style:family="text">
      <style:text-properties style:font-name="Ubuntu" style:font-name-asian="Ubuntu" style:font-name-complex="Ubuntu"/>
    </style:style>
    <style:style style:name="T117_27" style:family="text">
      <style:text-properties style:font-name="Ubuntu" style:font-name-asian="Ubuntu" style:font-name-complex="Ubuntu"/>
    </style:style>
    <style:style style:name="T117_28" style:family="text">
      <style:text-properties style:font-name="Ubuntu" style:font-name-asian="Ubuntu" style:font-name-complex="Ubuntu"/>
    </style:style>
    <style:style style:name="T117_29" style:family="text">
      <style:text-properties style:font-name="Ubuntu" style:font-name-asian="Ubuntu" style:font-name-complex="Ubuntu"/>
    </style:style>
    <style:style style:name="T117_30" style:family="text">
      <style:text-properties style:font-name="Ubuntu" style:font-name-asian="Ubuntu" style:font-name-complex="Ubuntu"/>
    </style:style>
    <style:style style:name="T117_31" style:family="text">
      <style:text-properties style:font-name="Ubuntu" style:font-name-asian="Ubuntu" style:font-name-complex="Ubuntu"/>
    </style:style>
    <style:style style:name="T117_32" style:family="text">
      <style:text-properties style:font-name="Ubuntu" style:font-name-asian="Ubuntu" style:font-name-complex="Ubuntu"/>
    </style:style>
    <style:style style:name="T117_33" style:family="text">
      <style:text-properties style:font-name="Ubuntu" style:font-name-asian="Ubuntu" style:font-name-complex="Ubuntu"/>
    </style:style>
    <style:style style:name="T117_34" style:family="text">
      <style:text-properties style:font-name="Ubuntu" style:font-name-asian="Ubuntu" style:font-name-complex="Ubuntu"/>
    </style:style>
    <style:style style:name="T117_35" style:family="text">
      <style:text-properties style:font-name="Ubuntu" style:font-name-asian="Ubuntu" style:font-name-complex="Ubuntu"/>
    </style:style>
    <style:style style:name="T117_36" style:family="text">
      <style:text-properties style:font-name="Ubuntu" style:font-name-asian="Ubuntu" style:font-name-complex="Ubuntu"/>
    </style:style>
    <style:style style:name="T117_37" style:family="text">
      <style:text-properties style:font-name="Ubuntu" style:font-name-asian="Ubuntu" style:font-name-complex="Ubuntu"/>
    </style:style>
    <style:style style:name="T117_38" style:family="text">
      <style:text-properties style:font-name="Ubuntu" style:font-name-asian="Ubuntu" style:font-name-complex="Ubuntu"/>
    </style:style>
    <style:style style:name="T117_39" style:family="text">
      <style:text-properties style:font-name="Ubuntu" style:font-name-asian="Ubuntu" style:font-name-complex="Ubuntu"/>
    </style:style>
    <style:style style:name="T117_40" style:family="text">
      <style:text-properties style:font-name="Ubuntu" style:font-name-asian="Ubuntu" style:font-name-complex="Ubuntu"/>
    </style:style>
    <style:style style:name="T117_41" style:family="text">
      <style:text-properties style:font-name="Ubuntu" style:font-name-asian="Ubuntu" style:font-name-complex="Ubuntu"/>
    </style:style>
    <style:style style:name="T117_42" style:family="text">
      <style:text-properties style:font-name="Ubuntu" style:font-name-asian="Ubuntu" style:font-name-complex="Ubuntu"/>
    </style:style>
    <style:style style:name="T117_43" style:family="text">
      <style:text-properties style:font-name="Ubuntu" style:font-name-asian="Ubuntu" style:font-name-complex="Ubuntu"/>
    </style:style>
    <style:style style:name="T117_44" style:family="text">
      <style:text-properties style:font-name="Ubuntu" style:font-name-asian="Ubuntu" style:font-name-complex="Ubuntu"/>
    </style:style>
    <style:style style:name="P118" style:family="paragraph" style:parent-style-name="Standard">
      <style:paragraph-properties fo:text-align="left" fo:break-before="auto" fo:line-height="115%" style:writing-mode="rl-tb"/>
      <style:text-properties style:font-name="Ubuntu" style:font-name-asian="Ubuntu" style:font-name-complex="Ubuntu"/>
    </style:style>
    <style:style style:name="P119" style:family="paragraph" style:parent-style-name="Standard">
      <style:paragraph-properties fo:break-before="auto" fo:line-height="115%" style:writing-mode="lr-tb"/>
    </style:style>
    <style:style style:name="T119_1" style:family="text">
      <style:text-properties style:font-name="Courier New" style:font-name-asian="Courier New" style:font-name-complex="Courier New"/>
    </style:style>
    <style:style style:name="T119_2" style:family="text">
      <style:text-properties style:font-name="Courier New" style:font-name-asian="Courier New" style:font-name-complex="Courier New"/>
    </style:style>
    <style:style style:name="T119_3" style:family="text">
      <style:text-properties style:font-name="Courier New" style:font-name-asian="Courier New" style:font-name-complex="Courier New"/>
    </style:style>
    <style:style style:name="T119_4" style:family="text">
      <style:text-properties style:font-name="Courier New" style:font-name-asian="Courier New" style:font-name-complex="Courier New"/>
    </style:style>
    <style:style style:name="T119_5" style:family="text">
      <style:text-properties style:font-name="Courier New" style:font-name-asian="Courier New" style:font-name-complex="Courier New"/>
    </style:style>
    <style:style style:name="P120" style:family="paragraph" style:parent-style-name="Standard">
      <style:paragraph-properties fo:break-before="auto" fo:line-height="115%" style:writing-mode="lr-tb"/>
    </style:style>
    <style:style style:name="T120_1" style:family="text">
      <style:text-properties style:font-name="Courier New" style:font-name-asian="Courier New" style:font-name-complex="Courier New"/>
    </style:style>
    <style:style style:name="T120_2" style:family="text">
      <style:text-properties style:font-name="Courier New" style:font-name-asian="Courier New" style:font-name-complex="Courier New"/>
    </style:style>
    <style:style style:name="T120_3" style:family="text">
      <style:text-properties style:font-name="Courier New" style:font-name-asian="Courier New" style:font-name-complex="Courier New"/>
    </style:style>
    <style:style style:name="P121" style:family="paragraph" style:parent-style-name="Standard">
      <style:paragraph-properties fo:break-before="auto" fo:line-height="115%" style:writing-mode="lr-tb"/>
    </style:style>
    <style:style style:name="T121_1" style:family="text">
      <style:text-properties style:font-name="Courier New" style:font-name-asian="Courier New" style:font-name-complex="Courier New"/>
    </style:style>
    <style:style style:name="P122" style:family="paragraph" style:parent-style-name="Standard">
      <style:paragraph-properties fo:break-before="auto" fo:line-height="115%" style:writing-mode="lr-tb"/>
      <style:text-properties style:font-name="Ubuntu" style:font-name-asian="Ubuntu" style:font-name-complex="Ubuntu"/>
    </style:style>
    <style:style style:name="P123" style:family="paragraph" style:parent-style-name="Standard">
      <style:paragraph-properties fo:text-align="left" fo:break-before="auto" fo:line-height="115%" style:writing-mode="rl-tb"/>
    </style:style>
    <style:style style:name="T123_1" style:family="text">
      <style:text-properties style:font-name="Ubuntu" style:font-name-asian="Ubuntu" style:font-name-complex="Ubuntu"/>
    </style:style>
    <style:style style:name="T123_2" style:family="text">
      <style:text-properties style:font-name="Ubuntu" style:font-name-asian="Ubuntu" style:font-name-complex="Ubuntu"/>
    </style:style>
    <style:style style:name="T123_3" style:family="text">
      <style:text-properties style:font-name="Ubuntu" style:font-name-asian="Ubuntu" style:font-name-complex="Ubuntu"/>
    </style:style>
    <style:style style:name="T123_4" style:family="text">
      <style:text-properties style:font-name="Ubuntu" style:font-name-asian="Ubuntu" style:font-name-complex="Ubuntu"/>
    </style:style>
    <style:style style:name="T123_5" style:family="text">
      <style:text-properties style:font-name="Ubuntu" style:font-name-asian="Ubuntu" style:font-name-complex="Ubuntu"/>
    </style:style>
    <style:style style:name="T123_6" style:family="text">
      <style:text-properties style:font-name="Ubuntu" style:font-name-asian="Ubuntu" style:font-name-complex="Ubuntu"/>
    </style:style>
    <style:style style:name="T123_7" style:family="text">
      <style:text-properties style:font-name="Ubuntu" style:font-name-asian="Ubuntu" style:font-name-complex="Ubuntu"/>
    </style:style>
    <style:style style:name="T123_8" style:family="text">
      <style:text-properties style:font-name="Ubuntu" style:font-name-asian="Ubuntu" style:font-name-complex="Ubuntu"/>
    </style:style>
    <style:style style:name="T123_9" style:family="text">
      <style:text-properties style:font-name="Ubuntu" style:font-name-asian="Ubuntu" style:font-name-complex="Ubuntu"/>
    </style:style>
    <style:style style:name="T123_10" style:family="text">
      <style:text-properties style:font-name="Ubuntu" style:font-name-asian="Ubuntu" style:font-name-complex="Ubuntu"/>
    </style:style>
    <style:style style:name="T123_11" style:family="text">
      <style:text-properties style:font-name="Ubuntu" style:font-name-asian="Ubuntu" style:font-name-complex="Ubuntu"/>
    </style:style>
    <style:style style:name="T123_12" style:family="text">
      <style:text-properties style:font-name="Ubuntu" style:font-name-asian="Ubuntu" style:font-name-complex="Ubuntu"/>
    </style:style>
    <style:style style:name="T123_13" style:family="text">
      <style:text-properties style:font-name="Ubuntu" style:font-name-asian="Ubuntu" style:font-name-complex="Ubuntu"/>
    </style:style>
    <style:style style:name="T123_14" style:family="text">
      <style:text-properties style:font-name="Ubuntu" style:font-name-asian="Ubuntu" style:font-name-complex="Ubuntu"/>
    </style:style>
    <style:style style:name="T123_15" style:family="text">
      <style:text-properties style:font-name="Ubuntu" style:font-name-asian="Ubuntu" style:font-name-complex="Ubuntu"/>
    </style:style>
    <style:style style:name="T123_16" style:family="text">
      <style:text-properties style:font-name="Ubuntu" style:font-name-asian="Ubuntu" style:font-name-complex="Ubuntu"/>
    </style:style>
    <style:style style:name="T123_17" style:family="text">
      <style:text-properties style:font-name="Ubuntu" style:font-name-asian="Ubuntu" style:font-name-complex="Ubuntu"/>
    </style:style>
    <style:style style:name="T123_18" style:family="text">
      <style:text-properties style:font-name="Ubuntu" style:font-name-asian="Ubuntu" style:font-name-complex="Ubuntu"/>
    </style:style>
    <style:style style:name="T123_19" style:family="text">
      <style:text-properties style:font-name="Ubuntu" style:font-name-asian="Ubuntu" style:font-name-complex="Ubuntu"/>
    </style:style>
    <style:style style:name="T123_20" style:family="text">
      <style:text-properties style:font-name="Ubuntu" style:font-name-asian="Ubuntu" style:font-name-complex="Ubuntu"/>
    </style:style>
    <style:style style:name="T123_21" style:family="text">
      <style:text-properties style:font-name="Ubuntu" style:font-name-asian="Ubuntu" style:font-name-complex="Ubuntu"/>
    </style:style>
    <style:style style:name="T123_22" style:family="text">
      <style:text-properties style:font-name="Ubuntu" style:font-name-asian="Ubuntu" style:font-name-complex="Ubuntu"/>
    </style:style>
    <style:style style:name="T123_23" style:family="text">
      <style:text-properties style:font-name="Ubuntu" style:font-name-asian="Ubuntu" style:font-name-complex="Ubuntu"/>
    </style:style>
    <style:style style:name="T123_24" style:family="text">
      <style:text-properties style:font-name="Ubuntu" style:font-name-asian="Ubuntu" style:font-name-complex="Ubuntu"/>
    </style:style>
    <style:style style:name="T123_25" style:family="text">
      <style:text-properties style:font-name="Ubuntu" style:font-name-asian="Ubuntu" style:font-name-complex="Ubuntu"/>
    </style:style>
    <style:style style:name="T123_26" style:family="text">
      <style:text-properties style:font-name="Ubuntu" style:font-name-asian="Ubuntu" style:font-name-complex="Ubuntu"/>
    </style:style>
    <style:style style:name="T123_27" style:family="text">
      <style:text-properties style:font-name="Ubuntu" style:font-name-asian="Ubuntu" style:font-name-complex="Ubuntu"/>
    </style:style>
    <style:style style:name="T123_28" style:family="text">
      <style:text-properties style:font-name="Ubuntu" style:font-name-asian="Ubuntu" style:font-name-complex="Ubuntu"/>
    </style:style>
    <style:style style:name="T123_29" style:family="text">
      <style:text-properties style:font-name="Ubuntu" style:font-name-asian="Ubuntu" style:font-name-complex="Ubuntu"/>
    </style:style>
    <style:style style:name="T123_30" style:family="text">
      <style:text-properties style:font-name="Ubuntu" style:font-name-asian="Ubuntu" style:font-name-complex="Ubuntu"/>
    </style:style>
    <style:style style:name="T123_31" style:family="text">
      <style:text-properties style:font-name="Ubuntu" style:font-name-asian="Ubuntu" style:font-name-complex="Ubuntu"/>
    </style:style>
    <style:style style:name="T123_32" style:family="text">
      <style:text-properties style:font-name="Ubuntu" style:font-name-asian="Ubuntu" style:font-name-complex="Ubuntu"/>
    </style:style>
    <style:style style:name="T123_33" style:family="text">
      <style:text-properties style:font-name="Ubuntu" style:font-name-asian="Ubuntu" style:font-name-complex="Ubuntu"/>
    </style:style>
    <style:style style:name="T123_34" style:family="text">
      <style:text-properties style:font-name="Ubuntu" style:font-name-asian="Ubuntu" style:font-name-complex="Ubuntu"/>
    </style:style>
    <style:style style:name="T123_35" style:family="text">
      <style:text-properties style:font-name="Ubuntu" style:font-name-asian="Ubuntu" style:font-name-complex="Ubuntu"/>
    </style:style>
    <style:style style:name="T123_36" style:family="text">
      <style:text-properties style:font-name="Ubuntu" style:font-name-asian="Ubuntu" style:font-name-complex="Ubuntu"/>
    </style:style>
    <style:style style:name="T123_37" style:family="text">
      <style:text-properties style:font-name="Ubuntu" style:font-name-asian="Ubuntu" style:font-name-complex="Ubuntu"/>
    </style:style>
    <style:style style:name="T123_38" style:family="text">
      <style:text-properties style:font-name="Ubuntu" style:font-name-asian="Ubuntu" style:font-name-complex="Ubuntu"/>
    </style:style>
    <style:style style:name="T123_39" style:family="text">
      <style:text-properties style:font-name="Ubuntu" style:font-name-asian="Ubuntu" style:font-name-complex="Ubuntu"/>
    </style:style>
    <style:style style:name="T123_40" style:family="text">
      <style:text-properties style:font-name="Ubuntu" style:font-name-asian="Ubuntu" style:font-name-complex="Ubuntu"/>
    </style:style>
    <style:style style:name="T123_41" style:family="text">
      <style:text-properties style:font-name="Ubuntu" style:font-name-asian="Ubuntu" style:font-name-complex="Ubuntu"/>
    </style:style>
    <style:style style:name="T123_42" style:family="text">
      <style:text-properties style:font-name="Ubuntu" style:font-name-asian="Ubuntu" style:font-name-complex="Ubuntu"/>
    </style:style>
    <style:style style:name="T123_43" style:family="text">
      <style:text-properties style:font-name="Ubuntu" style:font-name-asian="Ubuntu" style:font-name-complex="Ubuntu"/>
    </style:style>
    <style:style style:name="T123_44" style:family="text">
      <style:text-properties style:font-name="Ubuntu" style:font-name-asian="Ubuntu" style:font-name-complex="Ubuntu"/>
    </style:style>
    <style:style style:name="T123_45" style:family="text">
      <style:text-properties style:font-name="Ubuntu" style:font-name-asian="Ubuntu" style:font-name-complex="Ubuntu"/>
    </style:style>
    <style:style style:name="T123_46" style:family="text">
      <style:text-properties style:font-name="Ubuntu" style:font-name-asian="Ubuntu" style:font-name-complex="Ubuntu"/>
    </style:style>
    <style:style style:name="P124" style:family="paragraph" style:parent-style-name="Standard">
      <style:paragraph-properties fo:text-align="left" fo:break-before="auto" fo:line-height="115%" style:writing-mode="rl-tb"/>
      <style:text-properties style:font-name="Ubuntu" style:font-name-asian="Ubuntu" style:font-name-complex="Ubuntu"/>
    </style:style>
    <style:style style:name="P125" style:family="paragraph" style:parent-style-name="Standard">
      <style:paragraph-properties fo:text-align="left" fo:break-before="auto" fo:line-height="115%" style:writing-mode="rl-tb"/>
    </style:style>
    <style:style style:name="T125_1" style:family="text">
      <style:text-properties style:font-name="Ubuntu" style:font-name-asian="Ubuntu" style:font-name-complex="Ubuntu" fo:font-weight="bold" style:font-weight-asian="bold" style:font-weight-complex="bold"/>
    </style:style>
    <style:style style:name="T125_2" style:family="text">
      <style:text-properties style:font-name="Ubuntu" style:font-name-asian="Ubuntu" style:font-name-complex="Ubuntu" fo:font-weight="bold" style:font-weight-asian="bold" style:font-weight-complex="bold"/>
    </style:style>
    <style:style style:name="T125_3" style:family="text">
      <style:text-properties style:font-name="Ubuntu" style:font-name-asian="Ubuntu" style:font-name-complex="Ubuntu"/>
    </style:style>
    <style:style style:name="T125_4" style:family="text">
      <style:text-properties style:font-name="Ubuntu" style:font-name-asian="Ubuntu" style:font-name-complex="Ubuntu"/>
    </style:style>
    <style:style style:name="T125_5" style:family="text">
      <style:text-properties style:font-name="Ubuntu" style:font-name-asian="Ubuntu" style:font-name-complex="Ubuntu"/>
    </style:style>
    <style:style style:name="T125_6" style:family="text">
      <style:text-properties style:font-name="Ubuntu" style:font-name-asian="Ubuntu" style:font-name-complex="Ubuntu"/>
    </style:style>
    <style:style style:name="T125_7" style:family="text">
      <style:text-properties style:font-name="Ubuntu" style:font-name-asian="Ubuntu" style:font-name-complex="Ubuntu"/>
    </style:style>
    <style:style style:name="T125_8" style:family="text">
      <style:text-properties style:font-name="Ubuntu" style:font-name-asian="Ubuntu" style:font-name-complex="Ubuntu"/>
    </style:style>
    <style:style style:name="T125_9" style:family="text">
      <style:text-properties style:font-name="Ubuntu" style:font-name-asian="Ubuntu" style:font-name-complex="Ubuntu"/>
    </style:style>
    <style:style style:name="T125_10" style:family="text">
      <style:text-properties style:font-name="Ubuntu" style:font-name-asian="Ubuntu" style:font-name-complex="Ubuntu"/>
    </style:style>
    <style:style style:name="T125_11" style:family="text">
      <style:text-properties style:font-name="Ubuntu" style:font-name-asian="Ubuntu" style:font-name-complex="Ubuntu"/>
    </style:style>
    <style:style style:name="T125_12" style:family="text">
      <style:text-properties style:font-name="Ubuntu" style:font-name-asian="Ubuntu" style:font-name-complex="Ubuntu"/>
    </style:style>
    <style:style style:name="T125_13" style:family="text">
      <style:text-properties style:font-name="Courier New" style:font-name-asian="Courier New" style:font-name-complex="Courier New"/>
    </style:style>
    <style:style style:name="T125_14" style:family="text">
      <style:text-properties style:font-name="Ubuntu" style:font-name-asian="Ubuntu" style:font-name-complex="Ubuntu"/>
    </style:style>
    <style:style style:name="T125_15" style:family="text">
      <style:text-properties style:font-name="Ubuntu" style:font-name-asian="Ubuntu" style:font-name-complex="Ubuntu"/>
    </style:style>
    <style:style style:name="T125_16" style:family="text">
      <style:text-properties style:font-name="Ubuntu" style:font-name-asian="Ubuntu" style:font-name-complex="Ubuntu"/>
    </style:style>
    <style:style style:name="T125_17" style:family="text">
      <style:text-properties style:font-name="Ubuntu" style:font-name-asian="Ubuntu" style:font-name-complex="Ubuntu"/>
    </style:style>
    <style:style style:name="T125_18" style:family="text">
      <style:text-properties style:font-name="Ubuntu" style:font-name-asian="Ubuntu" style:font-name-complex="Ubuntu"/>
    </style:style>
    <style:style style:name="T125_19" style:family="text">
      <style:text-properties style:font-name="Ubuntu" style:font-name-asian="Ubuntu" style:font-name-complex="Ubuntu"/>
    </style:style>
    <style:style style:name="T125_20" style:family="text">
      <style:text-properties style:font-name="Ubuntu" style:font-name-asian="Ubuntu" style:font-name-complex="Ubuntu"/>
    </style:style>
    <style:style style:name="T125_21" style:family="text">
      <style:text-properties style:font-name="Courier New" style:font-name-asian="Courier New" style:font-name-complex="Courier New"/>
    </style:style>
    <style:style style:name="T125_22" style:family="text">
      <style:text-properties style:font-name="Courier New" style:font-name-asian="Courier New" style:font-name-complex="Courier New"/>
    </style:style>
    <style:style style:name="T125_23" style:family="text">
      <style:text-properties style:font-name="Ubuntu" style:font-name-asian="Ubuntu" style:font-name-complex="Ubuntu"/>
    </style:style>
    <style:style style:name="T125_24" style:family="text">
      <style:text-properties style:font-name="Ubuntu" style:font-name-asian="Ubuntu" style:font-name-complex="Ubuntu"/>
    </style:style>
    <style:style style:name="T125_25" style:family="text">
      <style:text-properties style:font-name="Ubuntu" style:font-name-asian="Ubuntu" style:font-name-complex="Ubuntu"/>
    </style:style>
    <style:style style:name="T125_26" style:family="text">
      <style:text-properties style:font-name="Ubuntu" style:font-name-asian="Ubuntu" style:font-name-complex="Ubuntu"/>
    </style:style>
    <style:style style:name="T125_27" style:family="text">
      <style:text-properties style:font-name="Ubuntu" style:font-name-asian="Ubuntu" style:font-name-complex="Ubuntu"/>
    </style:style>
    <style:style style:name="T125_28" style:family="text">
      <style:text-properties style:font-name="Ubuntu" style:font-name-asian="Ubuntu" style:font-name-complex="Ubuntu"/>
    </style:style>
    <style:style style:name="T125_29" style:family="text">
      <style:text-properties style:font-name="Ubuntu" style:font-name-asian="Ubuntu" style:font-name-complex="Ubuntu"/>
    </style:style>
    <style:style style:name="T125_30" style:family="text">
      <style:text-properties style:font-name="Ubuntu" style:font-name-asian="Ubuntu" style:font-name-complex="Ubuntu"/>
    </style:style>
    <style:style style:name="T125_31" style:family="text">
      <style:text-properties style:font-name="Ubuntu" style:font-name-asian="Ubuntu" style:font-name-complex="Ubuntu"/>
    </style:style>
    <style:style style:name="P126" style:family="paragraph" style:parent-style-name="Standard">
      <style:paragraph-properties fo:text-align="left" fo:break-before="auto" fo:line-height="115%" style:writing-mode="rl-tb"/>
      <style:text-properties style:font-name="Ubuntu" style:font-name-asian="Ubuntu" style:font-name-complex="Ubuntu"/>
    </style:style>
    <style:style style:name="P127" style:family="paragraph" style:parent-style-name="Heading_20_1">
      <style:paragraph-properties fo:text-align="left" fo:break-before="auto" fo:line-height="115%" style:writing-mode="rl-tb"/>
    </style:style>
    <style:style style:name="T127_1" style:family="text">
      <style:text-properties style:font-name="Ubuntu" style:font-name-asian="Ubuntu" style:font-name-complex="Ubuntu"/>
    </style:style>
    <style:style style:name="T127_2" style:family="text">
      <style:text-properties style:font-name="Ubuntu" style:font-name-asian="Ubuntu" style:font-name-complex="Ubuntu"/>
    </style:style>
    <style:style style:name="T127_3" style:family="text">
      <style:text-properties style:font-name="Ubuntu" style:font-name-asian="Ubuntu" style:font-name-complex="Ubuntu"/>
    </style:style>
    <style:style style:name="T127_4" style:family="text">
      <style:text-properties style:font-name="Ubuntu" style:font-name-asian="Ubuntu" style:font-name-complex="Ubuntu"/>
    </style:style>
    <style:style style:name="T127_5" style:family="text">
      <style:text-properties style:font-name="Ubuntu" style:font-name-asian="Ubuntu" style:font-name-complex="Ubuntu"/>
    </style:style>
    <style:style style:name="T127_6" style:family="text">
      <style:text-properties style:font-name="Ubuntu" style:font-name-asian="Ubuntu" style:font-name-complex="Ubuntu"/>
    </style:style>
    <style:style style:name="T127_7" style:family="text">
      <style:text-properties style:font-name="Ubuntu" style:font-name-asian="Ubuntu" style:font-name-complex="Ubuntu"/>
    </style:style>
    <style:style style:name="T127_8" style:family="text">
      <style:text-properties style:font-name="Ubuntu" style:font-name-asian="Ubuntu" style:font-name-complex="Ubuntu"/>
    </style:style>
    <style:style style:name="P128" style:family="paragraph" style:parent-style-name="Standard">
      <style:paragraph-properties fo:text-align="left" fo:break-before="auto" fo:line-height="115%" style:writing-mode="rl-tb"/>
    </style:style>
    <style:style style:name="T128_1" style:family="text">
      <style:text-properties style:font-name="Ubuntu" style:font-name-asian="Ubuntu" style:font-name-complex="Ubuntu"/>
    </style:style>
    <style:style style:name="T128_2" style:family="text">
      <style:text-properties style:font-name="Ubuntu" style:font-name-asian="Ubuntu" style:font-name-complex="Ubuntu"/>
    </style:style>
    <style:style style:name="T128_3" style:family="text">
      <style:text-properties style:font-name="Ubuntu" style:font-name-asian="Ubuntu" style:font-name-complex="Ubuntu"/>
    </style:style>
    <style:style style:name="T128_4" style:family="text">
      <style:text-properties style:font-name="Ubuntu" style:font-name-asian="Ubuntu" style:font-name-complex="Ubuntu"/>
    </style:style>
    <style:style style:name="T128_5" style:family="text">
      <style:text-properties style:font-name="Ubuntu" style:font-name-asian="Ubuntu" style:font-name-complex="Ubuntu"/>
    </style:style>
    <style:style style:name="T128_6" style:family="text">
      <style:text-properties style:font-name="Ubuntu" style:font-name-asian="Ubuntu" style:font-name-complex="Ubuntu"/>
    </style:style>
    <style:style style:name="T128_7" style:family="text">
      <style:text-properties style:font-name="Ubuntu" style:font-name-asian="Ubuntu" style:font-name-complex="Ubuntu"/>
    </style:style>
    <style:style style:name="T128_8" style:family="text">
      <style:text-properties style:font-name="Ubuntu" style:font-name-asian="Ubuntu" style:font-name-complex="Ubuntu"/>
    </style:style>
    <style:style style:name="T128_9" style:family="text">
      <style:text-properties style:font-name="Ubuntu" style:font-name-asian="Ubuntu" style:font-name-complex="Ubuntu"/>
    </style:style>
    <style:style style:name="T128_10" style:family="text">
      <style:text-properties style:font-name="Courier New" style:font-name-asian="Courier New" style:font-name-complex="Courier New"/>
    </style:style>
    <style:style style:name="T128_11" style:family="text">
      <style:text-properties style:font-name="Ubuntu" style:font-name-asian="Ubuntu" style:font-name-complex="Ubuntu"/>
    </style:style>
    <style:style style:name="T128_12" style:family="text">
      <style:text-properties style:font-name="Ubuntu" style:font-name-asian="Ubuntu" style:font-name-complex="Ubuntu"/>
    </style:style>
    <style:style style:name="T128_13" style:family="text">
      <style:text-properties style:font-name="Ubuntu" style:font-name-asian="Ubuntu" style:font-name-complex="Ubuntu"/>
    </style:style>
    <style:style style:name="T128_14" style:family="text">
      <style:text-properties style:font-name="Ubuntu" style:font-name-asian="Ubuntu" style:font-name-complex="Ubuntu"/>
    </style:style>
    <style:style style:name="T128_15" style:family="text">
      <style:text-properties style:font-name="Ubuntu" style:font-name-asian="Ubuntu" style:font-name-complex="Ubuntu"/>
    </style:style>
    <style:style style:name="T128_16" style:family="text">
      <style:text-properties style:font-name="Ubuntu" style:font-name-asian="Ubuntu" style:font-name-complex="Ubuntu"/>
    </style:style>
    <style:style style:name="T128_17" style:family="text">
      <style:text-properties style:font-name="Ubuntu" style:font-name-asian="Ubuntu" style:font-name-complex="Ubuntu"/>
    </style:style>
    <style:style style:name="T128_18" style:family="text">
      <style:text-properties style:font-name="Ubuntu" style:font-name-asian="Ubuntu" style:font-name-complex="Ubuntu"/>
    </style:style>
    <style:style style:name="T128_19" style:family="text">
      <style:text-properties style:font-name="Ubuntu" style:font-name-asian="Ubuntu" style:font-name-complex="Ubuntu"/>
    </style:style>
    <style:style style:name="T128_20" style:family="text">
      <style:text-properties style:font-name="Ubuntu" style:font-name-asian="Ubuntu" style:font-name-complex="Ubuntu"/>
    </style:style>
    <style:style style:name="T128_21" style:family="text">
      <style:text-properties style:font-name="Ubuntu" style:font-name-asian="Ubuntu" style:font-name-complex="Ubuntu"/>
    </style:style>
    <style:style style:name="T128_22" style:family="text">
      <style:text-properties style:font-name="Ubuntu" style:font-name-asian="Ubuntu" style:font-name-complex="Ubuntu"/>
    </style:style>
    <style:style style:name="T128_23" style:family="text">
      <style:text-properties style:font-name="Ubuntu" style:font-name-asian="Ubuntu" style:font-name-complex="Ubuntu"/>
    </style:style>
    <style:style style:name="T128_24" style:family="text">
      <style:text-properties style:font-name="Ubuntu" style:font-name-asian="Ubuntu" style:font-name-complex="Ubuntu"/>
    </style:style>
    <style:style style:name="T128_25" style:family="text">
      <style:text-properties style:font-name="Ubuntu" style:font-name-asian="Ubuntu" style:font-name-complex="Ubuntu"/>
    </style:style>
    <style:style style:name="T128_26" style:family="text">
      <style:text-properties style:font-name="Ubuntu" style:font-name-asian="Ubuntu" style:font-name-complex="Ubuntu"/>
    </style:style>
    <style:style style:name="T128_27" style:family="text">
      <style:text-properties style:font-name="Ubuntu" style:font-name-asian="Ubuntu" style:font-name-complex="Ubuntu"/>
    </style:style>
    <style:style style:name="T128_28" style:family="text">
      <style:text-properties style:font-name="Ubuntu" style:font-name-asian="Ubuntu" style:font-name-complex="Ubuntu"/>
    </style:style>
    <style:style style:name="T128_29" style:family="text">
      <style:text-properties style:font-name="Ubuntu" style:font-name-asian="Ubuntu" style:font-name-complex="Ubuntu"/>
    </style:style>
    <style:style style:name="T128_30" style:family="text">
      <style:text-properties style:font-name="Ubuntu" style:font-name-asian="Ubuntu" style:font-name-complex="Ubuntu"/>
    </style:style>
    <style:style style:name="T128_31" style:family="text">
      <style:text-properties style:font-name="Ubuntu" style:font-name-asian="Ubuntu" style:font-name-complex="Ubuntu"/>
    </style:style>
    <style:style style:name="T128_32" style:family="text">
      <style:text-properties style:font-name="Ubuntu" style:font-name-asian="Ubuntu" style:font-name-complex="Ubuntu"/>
    </style:style>
    <style:style style:name="T128_33" style:family="text">
      <style:text-properties style:font-name="Ubuntu" style:font-name-asian="Ubuntu" style:font-name-complex="Ubuntu"/>
    </style:style>
    <style:style style:name="T128_34" style:family="text">
      <style:text-properties style:font-name="Ubuntu" style:font-name-asian="Ubuntu" style:font-name-complex="Ubuntu"/>
    </style:style>
    <style:style style:name="T128_35" style:family="text">
      <style:text-properties style:font-name="Ubuntu" style:font-name-asian="Ubuntu" style:font-name-complex="Ubuntu"/>
    </style:style>
    <style:style style:name="T128_36" style:family="text">
      <style:text-properties style:font-name="Ubuntu" style:font-name-asian="Ubuntu" style:font-name-complex="Ubuntu"/>
    </style:style>
    <style:style style:name="T128_37" style:family="text">
      <style:text-properties style:font-name="Ubuntu" style:font-name-asian="Ubuntu" style:font-name-complex="Ubuntu"/>
    </style:style>
    <style:style style:name="T128_38" style:family="text">
      <style:text-properties style:font-name="Ubuntu" style:font-name-asian="Ubuntu" style:font-name-complex="Ubuntu"/>
    </style:style>
    <style:style style:name="T128_39" style:family="text">
      <style:text-properties style:font-name="Ubuntu" style:font-name-asian="Ubuntu" style:font-name-complex="Ubuntu"/>
    </style:style>
    <style:style style:name="T128_40" style:family="text">
      <style:text-properties style:font-name="Ubuntu" style:font-name-asian="Ubuntu" style:font-name-complex="Ubuntu"/>
    </style:style>
    <style:style style:name="T128_41" style:family="text">
      <style:text-properties style:font-name="Ubuntu" style:font-name-asian="Ubuntu" style:font-name-complex="Ubuntu"/>
    </style:style>
    <style:style style:name="T128_42" style:family="text">
      <style:text-properties style:font-name="Ubuntu" style:font-name-asian="Ubuntu" style:font-name-complex="Ubuntu"/>
    </style:style>
    <style:style style:name="T128_43" style:family="text">
      <style:text-properties style:font-name="Ubuntu" style:font-name-asian="Ubuntu" style:font-name-complex="Ubuntu"/>
    </style:style>
    <style:style style:name="T128_44" style:family="text">
      <style:text-properties style:font-name="Ubuntu" style:font-name-asian="Ubuntu" style:font-name-complex="Ubuntu"/>
    </style:style>
    <style:style style:name="T128_45" style:family="text">
      <style:text-properties style:font-name="Ubuntu" style:font-name-asian="Ubuntu" style:font-name-complex="Ubuntu"/>
    </style:style>
    <style:style style:name="T128_46" style:family="text">
      <style:text-properties style:font-name="Ubuntu" style:font-name-asian="Ubuntu" style:font-name-complex="Ubuntu"/>
    </style:style>
    <style:style style:name="P129" style:family="paragraph" style:parent-style-name="Standard">
      <style:paragraph-properties fo:text-align="left" fo:break-before="auto" fo:line-height="115%" style:writing-mode="rl-tb"/>
      <style:text-properties style:font-name="Ubuntu" style:font-name-asian="Ubuntu" style:font-name-complex="Ubuntu"/>
    </style:style>
    <style:style style:name="P130" style:family="paragraph" style:parent-style-name="Standard">
      <style:paragraph-properties fo:break-before="auto" fo:line-height="115%" style:writing-mode="lr-tb"/>
    </style:style>
    <style:style style:name="T130_1" style:family="text">
      <style:text-properties style:font-name="Courier New" style:font-name-asian="Courier New" style:font-name-complex="Courier New"/>
    </style:style>
    <style:style style:name="T130_2" style:family="text">
      <style:text-properties style:font-name="Courier New" style:font-name-asian="Courier New" style:font-name-complex="Courier New"/>
    </style:style>
    <style:style style:name="T130_3" style:family="text">
      <style:text-properties style:font-name="Courier New" style:font-name-asian="Courier New" style:font-name-complex="Courier New"/>
    </style:style>
    <style:style style:name="T130_4" style:family="text">
      <style:text-properties style:font-name="Courier New" style:font-name-asian="Courier New" style:font-name-complex="Courier New"/>
    </style:style>
    <style:style style:name="T130_5" style:family="text">
      <style:text-properties style:font-name="Courier New" style:font-name-asian="Courier New" style:font-name-complex="Courier New"/>
    </style:style>
    <style:style style:name="T130_6" style:family="text">
      <style:text-properties style:font-name="Courier New" style:font-name-asian="Courier New" style:font-name-complex="Courier New"/>
    </style:style>
    <style:style style:name="T130_7" style:family="text">
      <style:text-properties style:font-name="Courier New" style:font-name-asian="Courier New" style:font-name-complex="Courier New"/>
    </style:style>
    <style:style style:name="P131" style:family="paragraph" style:parent-style-name="Standard">
      <style:paragraph-properties fo:break-before="auto" fo:line-height="115%" style:writing-mode="lr-tb"/>
    </style:style>
    <style:style style:name="T131_1" style:family="text">
      <style:text-properties style:font-name="Courier New" style:font-name-asian="Courier New" style:font-name-complex="Courier New"/>
    </style:style>
    <style:style style:name="T131_2" style:family="text">
      <style:text-properties style:font-name="Courier New" style:font-name-asian="Courier New" style:font-name-complex="Courier New"/>
    </style:style>
    <style:style style:name="T131_3" style:family="text">
      <style:text-properties style:font-name="Courier New" style:font-name-asian="Courier New" style:font-name-complex="Courier New"/>
    </style:style>
    <style:style style:name="T131_4" style:family="text">
      <style:text-properties style:font-name="Courier New" style:font-name-asian="Courier New" style:font-name-complex="Courier New"/>
    </style:style>
    <style:style style:name="T131_5" style:family="text">
      <style:text-properties style:font-name="Courier New" style:font-name-asian="Courier New" style:font-name-complex="Courier New"/>
    </style:style>
    <style:style style:name="P132" style:family="paragraph" style:parent-style-name="Standard">
      <style:paragraph-properties fo:break-before="auto" fo:line-height="115%" style:writing-mode="lr-tb"/>
    </style:style>
    <style:style style:name="T132_1" style:family="text">
      <style:text-properties style:font-name="Courier New" style:font-name-asian="Courier New" style:font-name-complex="Courier New"/>
    </style:style>
    <style:style style:name="T132_2" style:family="text">
      <style:text-properties style:font-name="Courier New" style:font-name-asian="Courier New" style:font-name-complex="Courier New"/>
    </style:style>
    <style:style style:name="T132_3" style:family="text">
      <style:text-properties style:font-name="Courier New" style:font-name-asian="Courier New" style:font-name-complex="Courier New"/>
    </style:style>
    <style:style style:name="T132_4" style:family="text">
      <style:text-properties style:font-name="Courier New" style:font-name-asian="Courier New" style:font-name-complex="Courier New"/>
    </style:style>
    <style:style style:name="T132_5" style:family="text">
      <style:text-properties style:font-name="Courier New" style:font-name-asian="Courier New" style:font-name-complex="Courier New"/>
    </style:style>
    <style:style style:name="T132_6" style:family="text">
      <style:text-properties style:font-name="Courier New" style:font-name-asian="Courier New" style:font-name-complex="Courier New"/>
    </style:style>
    <style:style style:name="T132_7" style:family="text">
      <style:text-properties style:font-name="Courier New" style:font-name-asian="Courier New" style:font-name-complex="Courier New"/>
    </style:style>
    <style:style style:name="T132_8" style:family="text">
      <style:text-properties style:font-name="Courier New" style:font-name-asian="Courier New" style:font-name-complex="Courier New"/>
    </style:style>
    <style:style style:name="T132_9" style:family="text">
      <style:text-properties style:font-name="Courier New" style:font-name-asian="Courier New" style:font-name-complex="Courier New"/>
    </style:style>
    <style:style style:name="T132_10" style:family="text">
      <style:text-properties style:font-name="Courier New" style:font-name-asian="Courier New" style:font-name-complex="Courier New"/>
    </style:style>
    <style:style style:name="T132_11" style:family="text">
      <style:text-properties style:font-name="Courier New" style:font-name-asian="Courier New" style:font-name-complex="Courier New"/>
    </style:style>
    <style:style style:name="T132_12" style:family="text">
      <style:text-properties style:font-name="Courier New" style:font-name-asian="Courier New" style:font-name-complex="Courier New"/>
    </style:style>
    <style:style style:name="T132_13" style:family="text">
      <style:text-properties style:font-name="Courier New" style:font-name-asian="Courier New" style:font-name-complex="Courier New"/>
    </style:style>
    <style:style style:name="P133" style:family="paragraph" style:parent-style-name="Standard">
      <style:paragraph-properties fo:break-before="auto" fo:line-height="115%" style:writing-mode="lr-tb"/>
      <style:text-properties style:font-name="Ubuntu" style:font-name-asian="Ubuntu" style:font-name-complex="Ubuntu"/>
    </style:style>
    <style:style style:name="P134" style:family="paragraph" style:parent-style-name="Standard">
      <style:paragraph-properties fo:text-align="left" fo:break-before="auto" fo:line-height="115%" style:writing-mode="rl-tb"/>
    </style:style>
    <style:style style:name="T134_1" style:family="text">
      <style:text-properties style:font-name="Ubuntu" style:font-name-asian="Ubuntu" style:font-name-complex="Ubuntu"/>
    </style:style>
    <style:style style:name="T134_2" style:family="text">
      <style:text-properties style:font-name="Ubuntu" style:font-name-asian="Ubuntu" style:font-name-complex="Ubuntu"/>
    </style:style>
    <style:style style:name="T134_3" style:family="text">
      <style:text-properties style:font-name="Ubuntu" style:font-name-asian="Ubuntu" style:font-name-complex="Ubuntu"/>
    </style:style>
    <style:style style:name="T134_4" style:family="text">
      <style:text-properties style:font-name="Ubuntu" style:font-name-asian="Ubuntu" style:font-name-complex="Ubuntu"/>
    </style:style>
    <style:style style:name="T134_5" style:family="text">
      <style:text-properties style:font-name="Ubuntu" style:font-name-asian="Ubuntu" style:font-name-complex="Ubuntu"/>
    </style:style>
    <style:style style:name="T134_6" style:family="text" style:parent-style-name="Standard"/>
    <style:style style:name="P135" style:family="paragraph" style:parent-style-name="Standard">
      <style:paragraph-properties fo:break-before="auto" fo:line-height="100%" style:writing-mode="lr-tb"/>
    </style:style>
    <style:style style:name="T135_1" style:family="text">
      <style:text-properties fo:font-size="10pt" style:font-size-asian="10pt" style:font-size-complex="10pt"/>
    </style:style>
    <style:style style:name="T135_2" style:family="text">
      <style:text-properties fo:font-size="10pt" style:font-size-asian="10pt" style:font-size-complex="10pt"/>
    </style:style>
    <style:style style:name="T135_3" style:family="text">
      <style:text-properties style:font-name="Ubuntu" style:font-name-asian="Ubuntu" style:font-name-complex="Ubuntu"/>
    </style:style>
    <style:style style:name="T135_4" style:family="text">
      <style:text-properties style:font-name="Ubuntu" style:font-name-asian="Ubuntu" style:font-name-complex="Ubuntu"/>
    </style:style>
    <style:style style:name="T135_5" style:family="text">
      <style:text-properties style:font-name="Ubuntu" style:font-name-asian="Ubuntu" style:font-name-complex="Ubuntu"/>
    </style:style>
    <style:style style:name="T135_6" style:family="text">
      <style:text-properties style:font-name="Ubuntu" style:font-name-asian="Ubuntu" style:font-name-complex="Ubuntu"/>
    </style:style>
    <style:style style:name="T135_7" style:family="text">
      <style:text-properties style:font-name="Ubuntu" style:font-name-asian="Ubuntu" style:font-name-complex="Ubuntu"/>
    </style:style>
    <style:style style:name="T135_8" style:family="text">
      <style:text-properties style:font-name="Ubuntu" style:font-name-asian="Ubuntu" style:font-name-complex="Ubuntu"/>
    </style:style>
    <style:style style:name="T135_9" style:family="text">
      <style:text-properties style:font-name="Ubuntu" style:font-name-asian="Ubuntu" style:font-name-complex="Ubuntu"/>
    </style:style>
    <style:style style:name="T135_10" style:family="text">
      <style:text-properties style:font-name="Ubuntu" style:font-name-asian="Ubuntu" style:font-name-complex="Ubuntu"/>
    </style:style>
    <style:style style:name="T135_11" style:family="text" style:parent-style-name="Standard"/>
    <style:style style:name="P136" style:family="paragraph" style:parent-style-name="Standard">
      <style:paragraph-properties fo:break-before="auto" fo:line-height="100%" style:writing-mode="lr-tb"/>
    </style:style>
    <style:style style:name="T136_1" style:family="text">
      <style:text-properties fo:font-size="10pt" style:font-size-asian="10pt" style:font-size-complex="10pt"/>
    </style:style>
    <style:style style:name="T136_2" style:family="text">
      <style:text-properties fo:font-size="10pt" style:font-size-asian="10pt" style:font-size-complex="10pt"/>
    </style:style>
    <style:style style:name="T136_3" style:family="text">
      <style:text-properties style:font-name="Ubuntu" style:font-name-asian="Ubuntu" style:font-name-complex="Ubuntu"/>
    </style:style>
    <style:style style:name="T136_4" style:family="text">
      <style:text-properties style:font-name="Ubuntu" style:font-name-asian="Ubuntu" style:font-name-complex="Ubuntu"/>
    </style:style>
    <style:style style:name="T136_5" style:family="text">
      <style:text-properties style:font-name="Ubuntu" style:font-name-asian="Ubuntu" style:font-name-complex="Ubuntu"/>
    </style:style>
    <style:style style:name="T136_6" style:family="text">
      <style:text-properties style:font-name="Ubuntu" style:font-name-asian="Ubuntu" style:font-name-complex="Ubuntu"/>
    </style:style>
    <style:style style:name="T136_7" style:family="text">
      <style:text-properties style:font-name="Ubuntu" style:font-name-asian="Ubuntu" style:font-name-complex="Ubuntu"/>
    </style:style>
    <style:style style:name="T136_8" style:family="text">
      <style:text-properties style:font-name="Ubuntu" style:font-name-asian="Ubuntu" style:font-name-complex="Ubuntu"/>
    </style:style>
    <style:style style:name="T136_9" style:family="text">
      <style:text-properties style:font-name="Ubuntu" style:font-name-asian="Ubuntu" style:font-name-complex="Ubuntu"/>
    </style:style>
    <style:style style:name="T136_10" style:family="text">
      <style:text-properties style:font-name="Ubuntu" style:font-name-asian="Ubuntu" style:font-name-complex="Ubuntu"/>
    </style:style>
    <style:style style:name="T136_11" style:family="text">
      <style:text-properties style:font-name="Ubuntu" style:font-name-asian="Ubuntu" style:font-name-complex="Ubuntu"/>
    </style:style>
    <style:style style:name="T136_12" style:family="text">
      <style:text-properties style:font-name="Ubuntu" style:font-name-asian="Ubuntu" style:font-name-complex="Ubuntu"/>
    </style:style>
    <style:style style:name="T136_13" style:family="text">
      <style:text-properties style:font-name="Ubuntu" style:font-name-asian="Ubuntu" style:font-name-complex="Ubuntu"/>
    </style:style>
    <style:style style:name="T136_14" style:family="text">
      <style:text-properties style:font-name="Ubuntu" style:font-name-asian="Ubuntu" style:font-name-complex="Ubuntu"/>
    </style:style>
    <style:style style:name="T136_15" style:family="text">
      <style:text-properties style:font-name="Ubuntu" style:font-name-asian="Ubuntu" style:font-name-complex="Ubuntu"/>
    </style:style>
    <style:style style:name="T136_16" style:family="text">
      <style:text-properties style:font-name="Ubuntu" style:font-name-asian="Ubuntu" style:font-name-complex="Ubuntu"/>
    </style:style>
    <style:style style:name="T136_17" style:family="text">
      <style:text-properties style:font-name="Ubuntu" style:font-name-asian="Ubuntu" style:font-name-complex="Ubuntu"/>
    </style:style>
    <style:style style:name="T136_18" style:family="text">
      <style:text-properties style:font-name="Ubuntu" style:font-name-asian="Ubuntu" style:font-name-complex="Ubuntu"/>
    </style:style>
    <style:style style:name="T136_19" style:family="text">
      <style:text-properties style:font-name="Ubuntu" style:font-name-asian="Ubuntu" style:font-name-complex="Ubuntu"/>
    </style:style>
    <style:style style:name="T136_20" style:family="text">
      <style:text-properties style:font-name="Ubuntu" style:font-name-asian="Ubuntu" style:font-name-complex="Ubuntu"/>
    </style:style>
    <style:style style:name="T136_21" style:family="text">
      <style:text-properties style:font-name="Ubuntu" style:font-name-asian="Ubuntu" style:font-name-complex="Ubuntu"/>
    </style:style>
    <style:style style:name="T136_22" style:family="text">
      <style:text-properties style:font-name="Ubuntu" style:font-name-asian="Ubuntu" style:font-name-complex="Ubuntu"/>
    </style:style>
    <style:style style:name="T136_23" style:family="text">
      <style:text-properties style:font-name="Ubuntu" style:font-name-asian="Ubuntu" style:font-name-complex="Ubuntu"/>
    </style:style>
    <style:style style:name="T136_24" style:family="text">
      <style:text-properties style:font-name="Ubuntu" style:font-name-asian="Ubuntu" style:font-name-complex="Ubuntu"/>
    </style:style>
    <style:style style:name="T136_25" style:family="text">
      <style:text-properties style:font-name="Ubuntu" style:font-name-asian="Ubuntu" style:font-name-complex="Ubuntu"/>
    </style:style>
    <style:style style:name="T136_26" style:family="text">
      <style:text-properties style:font-name="Ubuntu" style:font-name-asian="Ubuntu" style:font-name-complex="Ubuntu"/>
    </style:style>
    <style:style style:name="T136_27" style:family="text">
      <style:text-properties style:font-name="Ubuntu" style:font-name-asian="Ubuntu" style:font-name-complex="Ubuntu"/>
    </style:style>
    <style:style style:name="T136_28" style:family="text">
      <style:text-properties style:font-name="Ubuntu" style:font-name-asian="Ubuntu" style:font-name-complex="Ubuntu"/>
    </style:style>
    <style:style style:name="T136_29" style:family="text">
      <style:text-properties style:font-name="Ubuntu" style:font-name-asian="Ubuntu" style:font-name-complex="Ubuntu"/>
    </style:style>
    <style:style style:name="T136_30" style:family="text">
      <style:text-properties style:font-name="Ubuntu" style:font-name-asian="Ubuntu" style:font-name-complex="Ubuntu"/>
    </style:style>
    <style:style style:name="T136_31" style:family="text">
      <style:text-properties style:font-name="Ubuntu" style:font-name-asian="Ubuntu" style:font-name-complex="Ubuntu"/>
    </style:style>
    <style:style style:name="T136_32" style:family="text">
      <style:text-properties style:font-name="Ubuntu" style:font-name-asian="Ubuntu" style:font-name-complex="Ubuntu"/>
    </style:style>
    <style:style style:name="T136_33" style:family="text">
      <style:text-properties style:font-name="Ubuntu" style:font-name-asian="Ubuntu" style:font-name-complex="Ubuntu"/>
    </style:style>
    <style:style style:name="T136_34" style:family="text">
      <style:text-properties style:font-name="Ubuntu" style:font-name-asian="Ubuntu" style:font-name-complex="Ubuntu"/>
    </style:style>
    <style:style style:name="T136_35" style:family="text">
      <style:text-properties style:font-name="Ubuntu" style:font-name-asian="Ubuntu" style:font-name-complex="Ubuntu"/>
    </style:style>
    <style:style style:name="T136_36" style:family="text">
      <style:text-properties style:font-name="Ubuntu" style:font-name-asian="Ubuntu" style:font-name-complex="Ubuntu"/>
    </style:style>
    <style:style style:name="T136_37" style:family="text">
      <style:text-properties style:font-name="Ubuntu" style:font-name-asian="Ubuntu" style:font-name-complex="Ubuntu"/>
    </style:style>
    <style:style style:name="T136_38" style:family="text">
      <style:text-properties style:font-name="Ubuntu" style:font-name-asian="Ubuntu" style:font-name-complex="Ubuntu"/>
    </style:style>
    <style:style style:name="T136_39" style:family="text">
      <style:text-properties style:font-name="Ubuntu" style:font-name-asian="Ubuntu" style:font-name-complex="Ubuntu"/>
    </style:style>
    <style:style style:name="T136_40" style:family="text">
      <style:text-properties style:font-name="Ubuntu" style:font-name-asian="Ubuntu" style:font-name-complex="Ubuntu"/>
    </style:style>
    <style:style style:name="T136_41" style:family="text">
      <style:text-properties style:font-name="Ubuntu" style:font-name-asian="Ubuntu" style:font-name-complex="Ubuntu"/>
    </style:style>
    <style:style style:name="T136_42" style:family="text">
      <style:text-properties style:font-name="Ubuntu" style:font-name-asian="Ubuntu" style:font-name-complex="Ubuntu"/>
    </style:style>
    <style:style style:name="T136_43" style:family="text">
      <style:text-properties style:font-name="Ubuntu" style:font-name-asian="Ubuntu" style:font-name-complex="Ubuntu"/>
    </style:style>
    <style:style style:name="T136_44" style:family="text">
      <style:text-properties style:font-name="Ubuntu" style:font-name-asian="Ubuntu" style:font-name-complex="Ubuntu"/>
    </style:style>
    <style:style style:name="T136_45" style:family="text">
      <style:text-properties style:font-name="Ubuntu" style:font-name-asian="Ubuntu" style:font-name-complex="Ubuntu"/>
    </style:style>
    <style:style style:name="T136_46" style:family="text">
      <style:text-properties style:font-name="Ubuntu" style:font-name-asian="Ubuntu" style:font-name-complex="Ubuntu"/>
    </style:style>
    <style:style style:name="T136_47" style:family="text">
      <style:text-properties style:font-name="Ubuntu" style:font-name-asian="Ubuntu" style:font-name-complex="Ubuntu"/>
    </style:style>
    <style:style style:name="T136_48" style:family="text">
      <style:text-properties style:font-name="Ubuntu" style:font-name-asian="Ubuntu" style:font-name-complex="Ubuntu"/>
    </style:style>
    <style:style style:name="T136_49" style:family="text">
      <style:text-properties style:font-name="Ubuntu" style:font-name-asian="Ubuntu" style:font-name-complex="Ubuntu"/>
    </style:style>
    <style:style style:name="T136_50" style:family="text">
      <style:text-properties style:font-name="Ubuntu" style:font-name-asian="Ubuntu" style:font-name-complex="Ubuntu"/>
    </style:style>
    <style:style style:name="T136_51" style:family="text">
      <style:text-properties style:font-name="Ubuntu" style:font-name-asian="Ubuntu" style:font-name-complex="Ubuntu"/>
    </style:style>
    <style:style style:name="T136_52" style:family="text">
      <style:text-properties style:font-name="Ubuntu" style:font-name-asian="Ubuntu" style:font-name-complex="Ubuntu"/>
    </style:style>
    <style:style style:name="T136_53" style:family="text">
      <style:text-properties style:font-name="Ubuntu" style:font-name-asian="Ubuntu" style:font-name-complex="Ubuntu"/>
    </style:style>
    <style:style style:name="T136_54" style:family="text">
      <style:text-properties style:font-name="Ubuntu" style:font-name-asian="Ubuntu" style:font-name-complex="Ubuntu"/>
    </style:style>
    <style:style style:name="T136_55" style:family="text">
      <style:text-properties style:font-name="Ubuntu" style:font-name-asian="Ubuntu" style:font-name-complex="Ubuntu"/>
    </style:style>
    <style:style style:name="T136_56" style:family="text">
      <style:text-properties style:font-name="Ubuntu" style:font-name-asian="Ubuntu" style:font-name-complex="Ubuntu" fo:font-weight="bold" style:font-weight-asian="bold" style:font-weight-complex="bold"/>
    </style:style>
    <style:style style:name="T136_57" style:family="text">
      <style:text-properties style:font-name="Ubuntu" style:font-name-asian="Ubuntu" style:font-name-complex="Ubuntu" fo:font-weight="bold" style:font-weight-asian="bold" style:font-weight-complex="bold"/>
    </style:style>
    <style:style style:name="T136_58" style:family="text">
      <style:text-properties style:font-name="Ubuntu" style:font-name-asian="Ubuntu" style:font-name-complex="Ubuntu"/>
    </style:style>
    <style:style style:name="T136_59" style:family="text">
      <style:text-properties style:font-name="Ubuntu" style:font-name-asian="Ubuntu" style:font-name-complex="Ubuntu"/>
    </style:style>
    <style:style style:name="T136_60" style:family="text">
      <style:text-properties style:font-name="Ubuntu" style:font-name-asian="Ubuntu" style:font-name-complex="Ubuntu"/>
    </style:style>
    <style:style style:name="T136_61" style:family="text">
      <style:text-properties style:font-name="Ubuntu" style:font-name-asian="Ubuntu" style:font-name-complex="Ubuntu"/>
    </style:style>
    <style:style style:name="T136_62" style:family="text">
      <style:text-properties style:font-name="Ubuntu" style:font-name-asian="Ubuntu" style:font-name-complex="Ubuntu"/>
    </style:style>
    <style:style style:name="T136_63" style:family="text">
      <style:text-properties style:font-name="Ubuntu" style:font-name-asian="Ubuntu" style:font-name-complex="Ubuntu"/>
    </style:style>
    <style:style style:name="T136_64" style:family="text">
      <style:text-properties style:font-name="Ubuntu" style:font-name-asian="Ubuntu" style:font-name-complex="Ubuntu"/>
    </style:style>
    <style:style style:name="T136_65" style:family="text">
      <style:text-properties style:font-name="Ubuntu" style:font-name-asian="Ubuntu" style:font-name-complex="Ubuntu"/>
    </style:style>
    <style:style style:name="T136_66" style:family="text">
      <style:text-properties style:font-name="Ubuntu" style:font-name-asian="Ubuntu" style:font-name-complex="Ubuntu"/>
    </style:style>
    <style:style style:name="T136_67" style:family="text">
      <style:text-properties style:font-name="Ubuntu" style:font-name-asian="Ubuntu" style:font-name-complex="Ubuntu"/>
    </style:style>
    <style:style style:name="T136_68" style:family="text">
      <style:text-properties style:font-name="Ubuntu" style:font-name-asian="Ubuntu" style:font-name-complex="Ubuntu"/>
    </style:style>
    <style:style style:name="T136_69" style:family="text">
      <style:text-properties style:font-name="Ubuntu" style:font-name-asian="Ubuntu" style:font-name-complex="Ubuntu"/>
    </style:style>
    <style:style style:name="P137" style:family="paragraph" style:parent-style-name="Standard">
      <style:paragraph-properties fo:text-align="left" fo:break-before="auto" fo:line-height="115%" style:writing-mode="rl-tb"/>
    </style:style>
    <style:style style:name="T137_1" style:family="text">
      <style:text-properties style:font-name="Ubuntu" style:font-name-asian="Ubuntu" style:font-name-complex="Ubuntu"/>
    </style:style>
    <style:style style:name="T137_2" style:family="text">
      <style:text-properties style:font-name="Ubuntu" style:font-name-asian="Ubuntu" style:font-name-complex="Ubuntu"/>
    </style:style>
    <style:style style:name="T137_3" style:family="text">
      <style:text-properties style:font-name="Ubuntu" style:font-name-asian="Ubuntu" style:font-name-complex="Ubuntu"/>
    </style:style>
    <style:style style:name="T137_4" style:family="text">
      <style:text-properties style:font-name="Ubuntu" style:font-name-asian="Ubuntu" style:font-name-complex="Ubuntu"/>
    </style:style>
    <style:style style:name="T137_5" style:family="text">
      <style:text-properties style:font-name="Ubuntu" style:font-name-asian="Ubuntu" style:font-name-complex="Ubuntu"/>
    </style:style>
    <style:style style:name="T137_6" style:family="text">
      <style:text-properties style:font-name="Ubuntu" style:font-name-asian="Ubuntu" style:font-name-complex="Ubuntu"/>
    </style:style>
    <style:style style:name="T137_7" style:family="text">
      <style:text-properties style:font-name="Ubuntu" style:font-name-asian="Ubuntu" style:font-name-complex="Ubuntu"/>
    </style:style>
    <style:style style:name="T137_8" style:family="text">
      <style:text-properties style:font-name="Ubuntu" style:font-name-asian="Ubuntu" style:font-name-complex="Ubuntu"/>
    </style:style>
    <style:style style:name="T137_9" style:family="text">
      <style:text-properties style:font-name="Ubuntu" style:font-name-asian="Ubuntu" style:font-name-complex="Ubuntu"/>
    </style:style>
    <style:style style:name="T137_10" style:family="text">
      <style:text-properties style:font-name="Ubuntu" style:font-name-asian="Ubuntu" style:font-name-complex="Ubuntu"/>
    </style:style>
    <style:style style:name="T137_11" style:family="text">
      <style:text-properties style:font-name="Ubuntu" style:font-name-asian="Ubuntu" style:font-name-complex="Ubuntu"/>
    </style:style>
    <style:style style:name="T137_12" style:family="text">
      <style:text-properties style:font-name="Ubuntu" style:font-name-asian="Ubuntu" style:font-name-complex="Ubuntu"/>
    </style:style>
    <style:style style:name="T137_13" style:family="text">
      <style:text-properties style:font-name="Ubuntu" style:font-name-asian="Ubuntu" style:font-name-complex="Ubuntu"/>
    </style:style>
    <style:style style:name="T137_14" style:family="text">
      <style:text-properties style:font-name="Ubuntu" style:font-name-asian="Ubuntu" style:font-name-complex="Ubuntu"/>
    </style:style>
    <style:style style:name="T137_15" style:family="text">
      <style:text-properties style:font-name="Ubuntu" style:font-name-asian="Ubuntu" style:font-name-complex="Ubuntu"/>
    </style:style>
    <style:style style:name="T137_16" style:family="text">
      <style:text-properties style:font-name="Ubuntu" style:font-name-asian="Ubuntu" style:font-name-complex="Ubuntu"/>
    </style:style>
    <style:style style:name="T137_17" style:family="text">
      <style:text-properties style:font-name="Ubuntu" style:font-name-asian="Ubuntu" style:font-name-complex="Ubuntu"/>
    </style:style>
    <style:style style:name="T137_18" style:family="text">
      <style:text-properties style:font-name="Ubuntu" style:font-name-asian="Ubuntu" style:font-name-complex="Ubuntu"/>
    </style:style>
    <style:style style:name="T137_19" style:family="text">
      <style:text-properties style:font-name="Ubuntu" style:font-name-asian="Ubuntu" style:font-name-complex="Ubuntu"/>
    </style:style>
    <style:style style:name="T137_20" style:family="text">
      <style:text-properties style:font-name="Ubuntu" style:font-name-asian="Ubuntu" style:font-name-complex="Ubuntu"/>
    </style:style>
    <style:style style:name="T137_21" style:family="text">
      <style:text-properties style:font-name="Ubuntu" style:font-name-asian="Ubuntu" style:font-name-complex="Ubuntu"/>
    </style:style>
    <style:style style:name="T137_22" style:family="text">
      <style:text-properties style:font-name="Ubuntu" style:font-name-asian="Ubuntu" style:font-name-complex="Ubuntu"/>
    </style:style>
    <style:style style:name="T137_23" style:family="text">
      <style:text-properties style:font-name="Ubuntu" style:font-name-asian="Ubuntu" style:font-name-complex="Ubuntu"/>
    </style:style>
    <style:style style:name="T137_24" style:family="text">
      <style:text-properties style:font-name="Ubuntu" style:font-name-asian="Ubuntu" style:font-name-complex="Ubuntu"/>
    </style:style>
    <style:style style:name="T137_25" style:family="text">
      <style:text-properties style:font-name="Ubuntu" style:font-name-asian="Ubuntu" style:font-name-complex="Ubuntu"/>
    </style:style>
    <style:style style:name="T137_26" style:family="text">
      <style:text-properties style:font-name="Ubuntu" style:font-name-asian="Ubuntu" style:font-name-complex="Ubuntu"/>
    </style:style>
    <style:style style:name="T137_27" style:family="text">
      <style:text-properties style:font-name="Ubuntu" style:font-name-asian="Ubuntu" style:font-name-complex="Ubuntu"/>
    </style:style>
    <style:style style:name="T137_28" style:family="text">
      <style:text-properties style:font-name="Ubuntu" style:font-name-asian="Ubuntu" style:font-name-complex="Ubuntu"/>
    </style:style>
    <style:style style:name="T137_29" style:family="text">
      <style:text-properties style:font-name="Ubuntu" style:font-name-asian="Ubuntu" style:font-name-complex="Ubuntu"/>
    </style:style>
    <style:style style:name="T137_30" style:family="text">
      <style:text-properties style:font-name="Ubuntu" style:font-name-asian="Ubuntu" style:font-name-complex="Ubuntu"/>
    </style:style>
    <style:style style:name="T137_31" style:family="text">
      <style:text-properties style:font-name="Ubuntu" style:font-name-asian="Ubuntu" style:font-name-complex="Ubuntu"/>
    </style:style>
    <style:style style:name="T137_32" style:family="text">
      <style:text-properties style:font-name="Ubuntu" style:font-name-asian="Ubuntu" style:font-name-complex="Ubuntu"/>
    </style:style>
    <style:style style:name="T137_33" style:family="text">
      <style:text-properties style:font-name="Ubuntu" style:font-name-asian="Ubuntu" style:font-name-complex="Ubuntu"/>
    </style:style>
    <style:style style:name="T137_34" style:family="text">
      <style:text-properties style:font-name="Ubuntu" style:font-name-asian="Ubuntu" style:font-name-complex="Ubuntu"/>
    </style:style>
    <style:style style:name="T137_35" style:family="text">
      <style:text-properties style:font-name="Ubuntu" style:font-name-asian="Ubuntu" style:font-name-complex="Ubuntu"/>
    </style:style>
    <style:style style:name="T137_36" style:family="text">
      <style:text-properties style:font-name="Ubuntu" style:font-name-asian="Ubuntu" style:font-name-complex="Ubuntu"/>
    </style:style>
    <style:style style:name="T137_37" style:family="text">
      <style:text-properties style:font-name="Ubuntu" style:font-name-asian="Ubuntu" style:font-name-complex="Ubuntu"/>
    </style:style>
    <style:style style:name="T137_38" style:family="text">
      <style:text-properties style:font-name="Ubuntu" style:font-name-asian="Ubuntu" style:font-name-complex="Ubuntu"/>
    </style:style>
    <style:style style:name="T137_39" style:family="text">
      <style:text-properties style:font-name="Ubuntu" style:font-name-asian="Ubuntu" style:font-name-complex="Ubuntu"/>
    </style:style>
    <style:style style:name="T137_40" style:family="text">
      <style:text-properties style:font-name="Ubuntu" style:font-name-asian="Ubuntu" style:font-name-complex="Ubuntu"/>
    </style:style>
    <style:style style:name="T137_41" style:family="text">
      <style:text-properties style:font-name="Ubuntu" style:font-name-asian="Ubuntu" style:font-name-complex="Ubuntu"/>
    </style:style>
    <style:style style:name="T137_42" style:family="text">
      <style:text-properties style:font-name="Ubuntu" style:font-name-asian="Ubuntu" style:font-name-complex="Ubuntu"/>
    </style:style>
    <style:style style:name="T137_43" style:family="text">
      <style:text-properties style:font-name="Ubuntu" style:font-name-asian="Ubuntu" style:font-name-complex="Ubuntu"/>
    </style:style>
    <style:style style:name="T137_44" style:family="text">
      <style:text-properties style:font-name="Ubuntu" style:font-name-asian="Ubuntu" style:font-name-complex="Ubuntu"/>
    </style:style>
    <style:style style:name="T137_45" style:family="text">
      <style:text-properties style:font-name="Ubuntu" style:font-name-asian="Ubuntu" style:font-name-complex="Ubuntu"/>
    </style:style>
    <style:style style:name="T137_46" style:family="text">
      <style:text-properties style:font-name="Ubuntu" style:font-name-asian="Ubuntu" style:font-name-complex="Ubuntu"/>
    </style:style>
    <style:style style:name="T137_47" style:family="text">
      <style:text-properties style:font-name="Ubuntu" style:font-name-asian="Ubuntu" style:font-name-complex="Ubuntu"/>
    </style:style>
    <style:style style:name="T137_48" style:family="text">
      <style:text-properties style:font-name="Ubuntu" style:font-name-asian="Ubuntu" style:font-name-complex="Ubuntu"/>
    </style:style>
    <style:style style:name="T137_49" style:family="text">
      <style:text-properties style:font-name="Ubuntu" style:font-name-asian="Ubuntu" style:font-name-complex="Ubuntu"/>
    </style:style>
    <style:style style:name="T137_50" style:family="text">
      <style:text-properties style:font-name="Ubuntu" style:font-name-asian="Ubuntu" style:font-name-complex="Ubuntu"/>
    </style:style>
    <style:style style:name="T137_51" style:family="text">
      <style:text-properties style:font-name="Ubuntu" style:font-name-asian="Ubuntu" style:font-name-complex="Ubuntu"/>
    </style:style>
    <style:style style:name="T137_52" style:family="text">
      <style:text-properties style:font-name="Ubuntu" style:font-name-asian="Ubuntu" style:font-name-complex="Ubuntu"/>
    </style:style>
    <style:style style:name="T137_53" style:family="text">
      <style:text-properties style:font-name="Ubuntu" style:font-name-asian="Ubuntu" style:font-name-complex="Ubuntu"/>
    </style:style>
    <style:style style:name="T137_54" style:family="text">
      <style:text-properties style:font-name="Ubuntu" style:font-name-asian="Ubuntu" style:font-name-complex="Ubuntu"/>
    </style:style>
    <style:style style:name="T137_55" style:family="text">
      <style:text-properties style:font-name="Ubuntu" style:font-name-asian="Ubuntu" style:font-name-complex="Ubuntu"/>
    </style:style>
    <style:style style:name="T137_56" style:family="text">
      <style:text-properties style:font-name="Ubuntu" style:font-name-asian="Ubuntu" style:font-name-complex="Ubuntu"/>
    </style:style>
    <style:style style:name="T137_57" style:family="text">
      <style:text-properties style:font-name="Ubuntu" style:font-name-asian="Ubuntu" style:font-name-complex="Ubuntu"/>
    </style:style>
    <style:style style:name="T137_58" style:family="text">
      <style:text-properties style:font-name="Ubuntu" style:font-name-asian="Ubuntu" style:font-name-complex="Ubuntu"/>
    </style:style>
    <style:style style:name="T137_59" style:family="text">
      <style:text-properties style:font-name="Ubuntu" style:font-name-asian="Ubuntu" style:font-name-complex="Ubuntu"/>
    </style:style>
    <style:style style:name="T137_60" style:family="text">
      <style:text-properties style:font-name="Ubuntu" style:font-name-asian="Ubuntu" style:font-name-complex="Ubuntu"/>
    </style:style>
    <style:style style:name="T137_61" style:family="text">
      <style:text-properties style:font-name="Ubuntu" style:font-name-asian="Ubuntu" style:font-name-complex="Ubuntu"/>
    </style:style>
    <style:style style:name="T137_62" style:family="text">
      <style:text-properties style:font-name="Ubuntu" style:font-name-asian="Ubuntu" style:font-name-complex="Ubuntu"/>
    </style:style>
    <style:style style:name="T137_63" style:family="text">
      <style:text-properties style:font-name="Ubuntu" style:font-name-asian="Ubuntu" style:font-name-complex="Ubuntu"/>
    </style:style>
    <style:style style:name="T137_64" style:family="text">
      <style:text-properties style:font-name="Ubuntu" style:font-name-asian="Ubuntu" style:font-name-complex="Ubuntu"/>
    </style:style>
    <style:style style:name="T137_65" style:family="text">
      <style:text-properties style:font-name="Ubuntu" style:font-name-asian="Ubuntu" style:font-name-complex="Ubuntu"/>
    </style:style>
    <style:style style:name="T137_66" style:family="text">
      <style:text-properties style:font-name="Ubuntu" style:font-name-asian="Ubuntu" style:font-name-complex="Ubuntu"/>
    </style:style>
    <style:style style:name="T137_67" style:family="text">
      <style:text-properties style:font-name="Ubuntu" style:font-name-asian="Ubuntu" style:font-name-complex="Ubuntu"/>
    </style:style>
    <style:style style:name="T137_68" style:family="text">
      <style:text-properties style:font-name="Ubuntu" style:font-name-asian="Ubuntu" style:font-name-complex="Ubuntu"/>
    </style:style>
    <style:style style:name="T137_69" style:family="text">
      <style:text-properties style:font-name="Ubuntu" style:font-name-asian="Ubuntu" style:font-name-complex="Ubuntu"/>
    </style:style>
    <style:style style:name="T137_70" style:family="text">
      <style:text-properties style:font-name="Ubuntu" style:font-name-asian="Ubuntu" style:font-name-complex="Ubuntu"/>
    </style:style>
    <style:style style:name="T137_71" style:family="text">
      <style:text-properties style:font-name="Ubuntu" style:font-name-asian="Ubuntu" style:font-name-complex="Ubuntu"/>
    </style:style>
    <style:style style:name="T137_72" style:family="text">
      <style:text-properties style:font-name="Ubuntu" style:font-name-asian="Ubuntu" style:font-name-complex="Ubuntu"/>
    </style:style>
    <style:style style:name="T137_73" style:family="text">
      <style:text-properties style:font-name="Ubuntu" style:font-name-asian="Ubuntu" style:font-name-complex="Ubuntu"/>
    </style:style>
    <style:style style:name="T137_74" style:family="text">
      <style:text-properties style:font-name="Ubuntu" style:font-name-asian="Ubuntu" style:font-name-complex="Ubuntu"/>
    </style:style>
    <style:style style:name="T137_75" style:family="text">
      <style:text-properties style:font-name="Ubuntu" style:font-name-asian="Ubuntu" style:font-name-complex="Ubuntu"/>
    </style:style>
    <style:style style:name="T137_76" style:family="text">
      <style:text-properties style:font-name="Ubuntu" style:font-name-asian="Ubuntu" style:font-name-complex="Ubuntu"/>
    </style:style>
    <style:style style:name="T137_77" style:family="text">
      <style:text-properties style:font-name="Ubuntu" style:font-name-asian="Ubuntu" style:font-name-complex="Ubuntu"/>
    </style:style>
    <style:style style:name="T137_78" style:family="text">
      <style:text-properties style:font-name="Ubuntu" style:font-name-asian="Ubuntu" style:font-name-complex="Ubuntu"/>
    </style:style>
    <style:style style:name="T137_79" style:family="text">
      <style:text-properties style:font-name="Ubuntu" style:font-name-asian="Ubuntu" style:font-name-complex="Ubuntu"/>
    </style:style>
    <style:style style:name="T137_80" style:family="text">
      <style:text-properties style:font-name="Ubuntu" style:font-name-asian="Ubuntu" style:font-name-complex="Ubuntu"/>
    </style:style>
    <style:style style:name="T137_81" style:family="text">
      <style:text-properties style:font-name="Ubuntu" style:font-name-asian="Ubuntu" style:font-name-complex="Ubuntu"/>
    </style:style>
    <style:style style:name="T137_82" style:family="text">
      <style:text-properties style:font-name="Ubuntu" style:font-name-asian="Ubuntu" style:font-name-complex="Ubuntu"/>
    </style:style>
    <style:style style:name="T137_83" style:family="text">
      <style:text-properties style:font-name="Ubuntu" style:font-name-asian="Ubuntu" style:font-name-complex="Ubuntu"/>
    </style:style>
    <style:style style:name="T137_84" style:family="text">
      <style:text-properties style:font-name="Ubuntu" style:font-name-asian="Ubuntu" style:font-name-complex="Ubuntu"/>
    </style:style>
    <style:style style:name="T137_85" style:family="text">
      <style:text-properties style:font-name="Ubuntu" style:font-name-asian="Ubuntu" style:font-name-complex="Ubuntu"/>
    </style:style>
    <style:style style:name="T137_86" style:family="text">
      <style:text-properties style:font-name="Ubuntu" style:font-name-asian="Ubuntu" style:font-name-complex="Ubuntu"/>
    </style:style>
    <style:style style:name="T137_87" style:family="text">
      <style:text-properties style:font-name="Ubuntu" style:font-name-asian="Ubuntu" style:font-name-complex="Ubuntu"/>
    </style:style>
    <style:style style:name="T137_88" style:family="text">
      <style:text-properties style:font-name="Ubuntu" style:font-name-asian="Ubuntu" style:font-name-complex="Ubuntu"/>
    </style:style>
    <style:style style:name="P138" style:family="paragraph" style:parent-style-name="Standard">
      <style:paragraph-properties fo:text-align="left" fo:break-before="auto" fo:line-height="115%" style:writing-mode="rl-tb"/>
      <style:text-properties style:font-name="Ubuntu" style:font-name-asian="Ubuntu" style:font-name-complex="Ubuntu"/>
    </style:style>
    <style:style style:name="P139" style:family="paragraph" style:parent-style-name="Standard">
      <style:paragraph-properties fo:break-before="auto" fo:line-height="115%" style:writing-mode="lr-tb"/>
    </style:style>
    <style:style style:name="T139_1" style:family="text">
      <style:text-properties style:font-name="Courier New" style:font-name-asian="Courier New" style:font-name-complex="Courier New"/>
    </style:style>
    <style:style style:name="T139_2" style:family="text">
      <style:text-properties style:font-name="Courier New" style:font-name-asian="Courier New" style:font-name-complex="Courier New"/>
    </style:style>
    <style:style style:name="T139_3" style:family="text">
      <style:text-properties style:font-name="Courier New" style:font-name-asian="Courier New" style:font-name-complex="Courier New"/>
    </style:style>
    <style:style style:name="T139_4" style:family="text">
      <style:text-properties style:font-name="Courier New" style:font-name-asian="Courier New" style:font-name-complex="Courier New"/>
    </style:style>
    <style:style style:name="T139_5" style:family="text">
      <style:text-properties style:font-name="Courier New" style:font-name-asian="Courier New" style:font-name-complex="Courier New"/>
    </style:style>
    <style:style style:name="T139_6" style:family="text">
      <style:text-properties style:font-name="Courier New" style:font-name-asian="Courier New" style:font-name-complex="Courier New"/>
    </style:style>
    <style:style style:name="T139_7" style:family="text">
      <style:text-properties style:font-name="Courier New" style:font-name-asian="Courier New" style:font-name-complex="Courier New"/>
    </style:style>
    <style:style style:name="P140" style:family="paragraph" style:parent-style-name="Standard">
      <style:paragraph-properties fo:break-before="auto" fo:line-height="115%" style:writing-mode="lr-tb"/>
    </style:style>
    <style:style style:name="T140_1" style:family="text">
      <style:text-properties style:font-name="Courier New" style:font-name-asian="Courier New" style:font-name-complex="Courier New"/>
    </style:style>
    <style:style style:name="T140_2" style:family="text">
      <style:text-properties style:font-name="Courier New" style:font-name-asian="Courier New" style:font-name-complex="Courier New"/>
    </style:style>
    <style:style style:name="T140_3" style:family="text">
      <style:text-properties style:font-name="Courier New" style:font-name-asian="Courier New" style:font-name-complex="Courier New"/>
    </style:style>
    <style:style style:name="T140_4" style:family="text">
      <style:text-properties style:font-name="Courier New" style:font-name-asian="Courier New" style:font-name-complex="Courier New"/>
    </style:style>
    <style:style style:name="T140_5" style:family="text">
      <style:text-properties style:font-name="Courier New" style:font-name-asian="Courier New" style:font-name-complex="Courier New"/>
    </style:style>
    <style:style style:name="T140_6" style:family="text">
      <style:text-properties style:font-name="Courier New" style:font-name-asian="Courier New" style:font-name-complex="Courier New"/>
    </style:style>
    <style:style style:name="T140_7" style:family="text">
      <style:text-properties style:font-name="Courier New" style:font-name-asian="Courier New" style:font-name-complex="Courier New"/>
    </style:style>
    <style:style style:name="T140_8" style:family="text">
      <style:text-properties style:font-name="Courier New" style:font-name-asian="Courier New" style:font-name-complex="Courier New"/>
    </style:style>
    <style:style style:name="T140_9" style:family="text">
      <style:text-properties style:font-name="Courier New" style:font-name-asian="Courier New" style:font-name-complex="Courier New"/>
    </style:style>
    <style:style style:name="P141" style:family="paragraph" style:parent-style-name="Standard">
      <style:paragraph-properties fo:break-before="auto" fo:line-height="115%" style:writing-mode="lr-tb"/>
    </style:style>
    <style:style style:name="T141_1" style:family="text">
      <style:text-properties style:font-name="Courier New" style:font-name-asian="Courier New" style:font-name-complex="Courier New"/>
    </style:style>
    <style:style style:name="T141_2" style:family="text">
      <style:text-properties style:font-name="Courier New" style:font-name-asian="Courier New" style:font-name-complex="Courier New"/>
    </style:style>
    <style:style style:name="T141_3" style:family="text">
      <style:text-properties style:font-name="Courier New" style:font-name-asian="Courier New" style:font-name-complex="Courier New"/>
    </style:style>
    <style:style style:name="T141_4" style:family="text">
      <style:text-properties style:font-name="Courier New" style:font-name-asian="Courier New" style:font-name-complex="Courier New"/>
    </style:style>
    <style:style style:name="T141_5" style:family="text">
      <style:text-properties style:font-name="Courier New" style:font-name-asian="Courier New" style:font-name-complex="Courier New"/>
    </style:style>
    <style:style style:name="T141_6" style:family="text">
      <style:text-properties style:font-name="Courier New" style:font-name-asian="Courier New" style:font-name-complex="Courier New"/>
    </style:style>
    <style:style style:name="P142" style:family="paragraph" style:parent-style-name="Standard">
      <style:paragraph-properties fo:break-before="auto" fo:line-height="115%" style:writing-mode="lr-tb"/>
    </style:style>
    <style:style style:name="T142_1" style:family="text">
      <style:text-properties style:font-name="Courier New" style:font-name-asian="Courier New" style:font-name-complex="Courier New"/>
    </style:style>
    <style:style style:name="T142_2" style:family="text">
      <style:text-properties style:font-name="Courier New" style:font-name-asian="Courier New" style:font-name-complex="Courier New"/>
    </style:style>
    <style:style style:name="T142_3" style:family="text">
      <style:text-properties style:font-name="Courier New" style:font-name-asian="Courier New" style:font-name-complex="Courier New"/>
    </style:style>
    <style:style style:name="T142_4" style:family="text">
      <style:text-properties style:font-name="Courier New" style:font-name-asian="Courier New" style:font-name-complex="Courier New"/>
    </style:style>
    <style:style style:name="P143" style:family="paragraph" style:parent-style-name="Standard">
      <style:paragraph-properties fo:break-before="auto" fo:line-height="115%" style:writing-mode="lr-tb"/>
      <style:text-properties style:font-name="Ubuntu" style:font-name-asian="Ubuntu" style:font-name-complex="Ubuntu"/>
    </style:style>
    <style:style style:name="P144" style:family="paragraph" style:parent-style-name="Standard">
      <style:paragraph-properties fo:text-align="left" fo:break-before="auto" fo:line-height="115%" style:writing-mode="rl-tb"/>
    </style:style>
    <style:style style:name="T144_1" style:family="text">
      <style:text-properties style:font-name="Ubuntu" style:font-name-asian="Ubuntu" style:font-name-complex="Ubuntu"/>
    </style:style>
    <style:style style:name="T144_2" style:family="text">
      <style:text-properties style:font-name="Ubuntu" style:font-name-asian="Ubuntu" style:font-name-complex="Ubuntu"/>
    </style:style>
    <style:style style:name="T144_3" style:family="text">
      <style:text-properties style:font-name="Ubuntu" style:font-name-asian="Ubuntu" style:font-name-complex="Ubuntu"/>
    </style:style>
    <style:style style:name="T144_4" style:family="text">
      <style:text-properties style:font-name="Ubuntu" style:font-name-asian="Ubuntu" style:font-name-complex="Ubuntu"/>
    </style:style>
    <style:style style:name="T144_5" style:family="text">
      <style:text-properties style:font-name="Ubuntu" style:font-name-asian="Ubuntu" style:font-name-complex="Ubuntu"/>
    </style:style>
    <style:style style:name="T144_6" style:family="text">
      <style:text-properties style:font-name="Ubuntu" style:font-name-asian="Ubuntu" style:font-name-complex="Ubuntu"/>
    </style:style>
    <style:style style:name="T144_7" style:family="text">
      <style:text-properties style:font-name="Ubuntu" style:font-name-asian="Ubuntu" style:font-name-complex="Ubuntu"/>
    </style:style>
    <style:style style:name="T144_8" style:family="text">
      <style:text-properties style:font-name="Ubuntu" style:font-name-asian="Ubuntu" style:font-name-complex="Ubuntu"/>
    </style:style>
    <style:style style:name="T144_9" style:family="text">
      <style:text-properties style:font-name="Ubuntu" style:font-name-asian="Ubuntu" style:font-name-complex="Ubuntu"/>
    </style:style>
    <style:style style:name="T144_10" style:family="text">
      <style:text-properties style:font-name="Ubuntu" style:font-name-asian="Ubuntu" style:font-name-complex="Ubuntu"/>
    </style:style>
    <style:style style:name="T144_11" style:family="text">
      <style:text-properties style:font-name="Ubuntu" style:font-name-asian="Ubuntu" style:font-name-complex="Ubuntu"/>
    </style:style>
    <style:style style:name="T144_12" style:family="text">
      <style:text-properties style:font-name="Ubuntu" style:font-name-asian="Ubuntu" style:font-name-complex="Ubuntu"/>
    </style:style>
    <style:style style:name="T144_13" style:family="text">
      <style:text-properties style:font-name="Ubuntu" style:font-name-asian="Ubuntu" style:font-name-complex="Ubuntu"/>
    </style:style>
    <style:style style:name="T144_14" style:family="text">
      <style:text-properties style:font-name="Ubuntu" style:font-name-asian="Ubuntu" style:font-name-complex="Ubuntu"/>
    </style:style>
    <style:style style:name="T144_15" style:family="text">
      <style:text-properties style:font-name="Ubuntu" style:font-name-asian="Ubuntu" style:font-name-complex="Ubuntu"/>
    </style:style>
    <style:style style:name="T144_16" style:family="text">
      <style:text-properties style:font-name="Ubuntu" style:font-name-asian="Ubuntu" style:font-name-complex="Ubuntu"/>
    </style:style>
    <style:style style:name="T144_17" style:family="text">
      <style:text-properties style:font-name="Courier New" style:font-name-asian="Courier New" style:font-name-complex="Courier New"/>
    </style:style>
    <style:style style:name="T144_18" style:family="text">
      <style:text-properties style:font-name="Ubuntu" style:font-name-asian="Ubuntu" style:font-name-complex="Ubuntu"/>
    </style:style>
    <style:style style:name="T144_19" style:family="text">
      <style:text-properties style:font-name="Ubuntu" style:font-name-asian="Ubuntu" style:font-name-complex="Ubuntu"/>
    </style:style>
    <style:style style:name="T144_20" style:family="text">
      <style:text-properties style:font-name="Ubuntu" style:font-name-asian="Ubuntu" style:font-name-complex="Ubuntu"/>
    </style:style>
    <style:style style:name="T144_21" style:family="text">
      <style:text-properties style:font-name="Ubuntu" style:font-name-asian="Ubuntu" style:font-name-complex="Ubuntu"/>
    </style:style>
    <style:style style:name="T144_22" style:family="text">
      <style:text-properties style:font-name="Ubuntu" style:font-name-asian="Ubuntu" style:font-name-complex="Ubuntu"/>
    </style:style>
    <style:style style:name="T144_23" style:family="text">
      <style:text-properties style:font-name="Ubuntu" style:font-name-asian="Ubuntu" style:font-name-complex="Ubuntu"/>
    </style:style>
    <style:style style:name="T144_24" style:family="text">
      <style:text-properties style:font-name="Ubuntu" style:font-name-asian="Ubuntu" style:font-name-complex="Ubuntu"/>
    </style:style>
    <style:style style:name="T144_25" style:family="text">
      <style:text-properties style:font-name="Ubuntu" style:font-name-asian="Ubuntu" style:font-name-complex="Ubuntu"/>
    </style:style>
    <style:style style:name="T144_26" style:family="text">
      <style:text-properties style:font-name="Ubuntu" style:font-name-asian="Ubuntu" style:font-name-complex="Ubuntu"/>
    </style:style>
    <style:style style:name="T144_27" style:family="text">
      <style:text-properties style:font-name="Ubuntu" style:font-name-asian="Ubuntu" style:font-name-complex="Ubuntu"/>
    </style:style>
    <style:style style:name="T144_28" style:family="text">
      <style:text-properties style:font-name="Ubuntu" style:font-name-asian="Ubuntu" style:font-name-complex="Ubuntu"/>
    </style:style>
    <style:style style:name="T144_29" style:family="text">
      <style:text-properties style:font-name="Ubuntu" style:font-name-asian="Ubuntu" style:font-name-complex="Ubuntu"/>
    </style:style>
    <style:style style:name="T144_30" style:family="text">
      <style:text-properties style:font-name="Ubuntu" style:font-name-asian="Ubuntu" style:font-name-complex="Ubuntu"/>
    </style:style>
    <style:style style:name="T144_31" style:family="text">
      <style:text-properties style:font-name="Ubuntu" style:font-name-asian="Ubuntu" style:font-name-complex="Ubuntu"/>
    </style:style>
    <style:style style:name="T144_32" style:family="text">
      <style:text-properties style:font-name="Ubuntu" style:font-name-asian="Ubuntu" style:font-name-complex="Ubuntu"/>
    </style:style>
    <style:style style:name="T144_33" style:family="text">
      <style:text-properties style:font-name="Ubuntu" style:font-name-asian="Ubuntu" style:font-name-complex="Ubuntu"/>
    </style:style>
    <style:style style:name="T144_34" style:family="text">
      <style:text-properties style:font-name="Ubuntu" style:font-name-asian="Ubuntu" style:font-name-complex="Ubuntu"/>
    </style:style>
    <style:style style:name="T144_35" style:family="text">
      <style:text-properties style:font-name="Courier New" style:font-name-asian="Courier New" style:font-name-complex="Courier New"/>
    </style:style>
    <style:style style:name="T144_36" style:family="text">
      <style:text-properties style:font-name="Ubuntu" style:font-name-asian="Ubuntu" style:font-name-complex="Ubuntu"/>
    </style:style>
    <style:style style:name="T144_37" style:family="text">
      <style:text-properties style:font-name="Ubuntu" style:font-name-asian="Ubuntu" style:font-name-complex="Ubuntu"/>
    </style:style>
    <style:style style:name="T144_38" style:family="text">
      <style:text-properties style:font-name="Ubuntu" style:font-name-asian="Ubuntu" style:font-name-complex="Ubuntu"/>
    </style:style>
    <style:style style:name="T144_39" style:family="text">
      <style:text-properties style:font-name="Ubuntu" style:font-name-asian="Ubuntu" style:font-name-complex="Ubuntu"/>
    </style:style>
    <style:style style:name="T144_40" style:family="text">
      <style:text-properties style:font-name="Ubuntu" style:font-name-asian="Ubuntu" style:font-name-complex="Ubuntu"/>
    </style:style>
    <style:style style:name="P145" style:family="paragraph" style:parent-style-name="Standard">
      <style:paragraph-properties fo:text-align="left" fo:break-before="auto" fo:line-height="115%" style:writing-mode="rl-tb"/>
    </style:style>
    <style:style style:name="P146" style:family="paragraph" style:parent-style-name="Heading_20_1">
      <style:paragraph-properties fo:text-align="left" fo:break-before="auto" fo:line-height="115%" style:writing-mode="rl-tb"/>
    </style:style>
    <style:style style:name="T146_1" style:family="text"/>
    <style:style style:name="T146_2" style:family="text"/>
    <style:style style:name="P147" style:family="paragraph" style:parent-style-name="Standard">
      <style:paragraph-properties fo:text-align="left" fo:break-before="auto" fo:line-height="115%" style:writing-mode="rl-tb"/>
    </style:style>
    <style:style style:name="T147_1" style:family="text"/>
    <style:style style:name="T147_2" style:family="text"/>
    <style:style style:name="T147_3" style:family="text"/>
    <style:style style:name="T147_4" style:family="text"/>
    <style:style style:name="T147_5" style:family="text"/>
    <style:style style:name="T147_6" style:family="text"/>
    <style:style style:name="T147_7" style:family="text"/>
    <style:style style:name="T147_8" style:family="text"/>
    <style:style style:name="T147_9" style:family="text"/>
    <style:style style:name="T147_10" style:family="text"/>
    <style:style style:name="T147_11" style:family="text"/>
    <style:style style:name="T147_12" style:family="text"/>
    <style:style style:name="P148" style:family="paragraph" style:parent-style-name="Standard">
      <style:paragraph-properties fo:break-before="auto" fo:line-height="115%" style:writing-mode="lr-tb"/>
    </style:style>
    <style:style style:name="T148_1" style:family="text">
      <style:text-properties style:font-name="Courier New" style:font-name-asian="Courier New" style:font-name-complex="Courier New"/>
    </style:style>
    <style:style style:name="T148_2" style:family="text">
      <style:text-properties style:font-name="Courier New" style:font-name-asian="Courier New" style:font-name-complex="Courier New"/>
    </style:style>
    <style:style style:name="T148_3" style:family="text">
      <style:text-properties style:font-name="Courier New" style:font-name-asian="Courier New" style:font-name-complex="Courier New"/>
    </style:style>
    <style:style style:name="T148_4" style:family="text">
      <style:text-properties style:font-name="Courier New" style:font-name-asian="Courier New" style:font-name-complex="Courier New"/>
    </style:style>
    <style:style style:name="T148_5" style:family="text">
      <style:text-properties style:font-name="Courier New" style:font-name-asian="Courier New" style:font-name-complex="Courier New"/>
    </style:style>
    <style:style style:name="T148_6" style:family="text">
      <style:text-properties style:font-name="Courier New" style:font-name-asian="Courier New" style:font-name-complex="Courier New"/>
    </style:style>
    <style:style style:name="T148_7" style:family="text">
      <style:text-properties style:font-name="Courier New" style:font-name-asian="Courier New" style:font-name-complex="Courier New"/>
    </style:style>
    <style:style style:name="T148_8" style:family="text">
      <style:text-properties style:font-name="Courier New" style:font-name-asian="Courier New" style:font-name-complex="Courier New"/>
    </style:style>
    <style:style style:name="T148_9" style:family="text">
      <style:text-properties style:font-name="Courier New" style:font-name-asian="Courier New" style:font-name-complex="Courier New"/>
    </style:style>
    <style:style style:name="T148_10" style:family="text">
      <style:text-properties style:font-name="Courier New" style:font-name-asian="Courier New" style:font-name-complex="Courier New"/>
    </style:style>
    <style:style style:name="T148_11" style:family="text">
      <style:text-properties style:font-name="Courier New" style:font-name-asian="Courier New" style:font-name-complex="Courier New"/>
    </style:style>
    <style:style style:name="T148_12" style:family="text">
      <style:text-properties style:font-name="Courier New" style:font-name-asian="Courier New" style:font-name-complex="Courier New"/>
    </style:style>
    <style:style style:name="T148_13" style:family="text">
      <style:text-properties style:font-name="Courier New" style:font-name-asian="Courier New" style:font-name-complex="Courier New"/>
    </style:style>
    <style:style style:name="T148_14" style:family="text">
      <style:text-properties style:font-name="Courier New" style:font-name-asian="Courier New" style:font-name-complex="Courier New"/>
    </style:style>
    <style:style style:name="T148_15" style:family="text">
      <style:text-properties style:font-name="Courier New" style:font-name-asian="Courier New" style:font-name-complex="Courier New"/>
    </style:style>
    <style:style style:name="T148_16" style:family="text">
      <style:text-properties style:font-name="Courier New" style:font-name-asian="Courier New" style:font-name-complex="Courier New"/>
    </style:style>
    <style:style style:name="T148_17" style:family="text">
      <style:text-properties style:font-name="Courier New" style:font-name-asian="Courier New" style:font-name-complex="Courier New"/>
    </style:style>
    <style:style style:name="T148_18" style:family="text">
      <style:text-properties style:font-name="Courier New" style:font-name-asian="Courier New" style:font-name-complex="Courier New"/>
    </style:style>
    <style:style style:name="T148_19" style:family="text">
      <style:text-properties style:font-name="Courier New" style:font-name-asian="Courier New" style:font-name-complex="Courier New"/>
    </style:style>
    <style:style style:name="T148_20" style:family="text">
      <style:text-properties style:font-name="Courier New" style:font-name-asian="Courier New" style:font-name-complex="Courier New"/>
    </style:style>
    <style:style style:name="T148_21" style:family="text">
      <style:text-properties style:font-name="Courier New" style:font-name-asian="Courier New" style:font-name-complex="Courier New"/>
    </style:style>
    <style:style style:name="T148_22" style:family="text">
      <style:text-properties style:font-name="Courier New" style:font-name-asian="Courier New" style:font-name-complex="Courier New"/>
    </style:style>
    <style:style style:name="T148_23" style:family="text">
      <style:text-properties style:font-name="Courier New" style:font-name-asian="Courier New" style:font-name-complex="Courier New"/>
    </style:style>
    <style:style style:name="T148_24" style:family="text">
      <style:text-properties style:font-name="Courier New" style:font-name-asian="Courier New" style:font-name-complex="Courier New"/>
    </style:style>
    <style:style style:name="T148_25" style:family="text">
      <style:text-properties style:font-name="Courier New" style:font-name-asian="Courier New" style:font-name-complex="Courier New"/>
    </style:style>
    <style:style style:name="T148_26" style:family="text">
      <style:text-properties style:font-name="Courier New" style:font-name-asian="Courier New" style:font-name-complex="Courier New"/>
    </style:style>
    <style:style style:name="T148_27" style:family="text">
      <style:text-properties style:font-name="Courier New" style:font-name-asian="Courier New" style:font-name-complex="Courier New"/>
    </style:style>
    <style:style style:name="T148_28" style:family="text">
      <style:text-properties style:font-name="Courier New" style:font-name-asian="Courier New" style:font-name-complex="Courier New"/>
    </style:style>
    <style:style style:name="T148_29" style:family="text">
      <style:text-properties style:font-name="Courier New" style:font-name-asian="Courier New" style:font-name-complex="Courier New"/>
    </style:style>
    <style:style style:name="T148_30" style:family="text">
      <style:text-properties style:font-name="Courier New" style:font-name-asian="Courier New" style:font-name-complex="Courier New"/>
    </style:style>
    <style:style style:name="T148_31" style:family="text">
      <style:text-properties style:font-name="Courier New" style:font-name-asian="Courier New" style:font-name-complex="Courier New"/>
    </style:style>
    <style:style style:name="T148_32" style:family="text">
      <style:text-properties style:font-name="Courier New" style:font-name-asian="Courier New" style:font-name-complex="Courier New"/>
    </style:style>
    <style:style style:name="T148_33" style:family="text">
      <style:text-properties style:font-name="Courier New" style:font-name-asian="Courier New" style:font-name-complex="Courier New"/>
    </style:style>
    <style:style style:name="T148_34" style:family="text">
      <style:text-properties style:font-name="Courier New" style:font-name-asian="Courier New" style:font-name-complex="Courier New"/>
    </style:style>
    <style:style style:name="T148_35" style:family="text">
      <style:text-properties style:font-name="Courier New" style:font-name-asian="Courier New" style:font-name-complex="Courier New"/>
    </style:style>
    <style:style style:name="T148_36" style:family="text">
      <style:text-properties style:font-name="Courier New" style:font-name-asian="Courier New" style:font-name-complex="Courier New"/>
    </style:style>
    <style:style style:name="P149" style:family="paragraph" style:parent-style-name="Standard">
      <style:paragraph-properties fo:text-align="left" fo:break-before="auto" fo:line-height="115%" style:writing-mode="rl-tb"/>
    </style:style>
    <style:style style:name="T149_1" style:family="text"/>
    <style:style style:name="T149_2" style:family="text"/>
    <style:style style:name="T149_3" style:family="text"/>
    <style:style style:name="T149_4" style:family="text"/>
    <style:style style:name="T149_5" style:family="text"/>
    <style:style style:name="T149_6" style:family="text"/>
    <style:style style:name="T149_7" style:family="text"/>
    <style:style style:name="T149_8" style:family="text"/>
    <style:style style:name="T149_9" style:family="text"/>
    <style:style style:name="T149_10" style:family="text"/>
    <style:style style:name="T149_11" style:family="text"/>
    <style:style style:name="T149_12" style:family="text"/>
    <style:style style:name="T149_13" style:family="text"/>
    <style:style style:name="T149_14" style:family="text"/>
    <style:style style:name="T149_15" style:family="text"/>
    <style:style style:name="T149_16" style:family="text"/>
    <style:style style:name="T149_17" style:family="text"/>
    <style:style style:name="T149_18" style:family="text"/>
    <style:style style:name="T149_19" style:family="text"/>
    <style:style style:name="T149_20" style:family="text"/>
    <style:style style:name="T149_21" style:family="text"/>
    <style:style style:name="T149_22" style:family="text"/>
    <style:style style:name="T149_23" style:family="text"/>
    <style:style style:name="T149_24" style:family="text"/>
    <style:style style:name="T149_25" style:family="text"/>
    <style:style style:name="T149_26" style:family="text"/>
    <style:style style:name="T149_27" style:family="text"/>
    <style:style style:name="T149_28" style:family="text"/>
    <style:style style:name="T149_29" style:family="text"/>
    <style:style style:name="T149_30" style:family="text"/>
    <style:style style:name="T149_31" style:family="text"/>
    <style:style style:name="T149_32" style:family="text"/>
    <style:style style:name="T149_33" style:family="text"/>
    <style:style style:name="T149_34" style:family="text"/>
    <style:style style:name="T149_35" style:family="text"/>
    <style:style style:name="T149_36" style:family="text"/>
    <style:style style:name="T149_37" style:family="text"/>
    <style:style style:name="T149_38" style:family="text"/>
    <style:style style:name="T149_39" style:family="text"/>
    <style:style style:name="T149_40" style:family="text"/>
    <style:style style:name="T149_41" style:family="text"/>
    <style:style style:name="T149_42" style:family="text"/>
    <style:style style:name="T149_43" style:family="text"/>
    <style:style style:name="T149_44" style:family="text"/>
    <style:style style:name="T149_45" style:family="text"/>
    <style:style style:name="T149_46" style:family="text"/>
    <style:style style:name="T149_47" style:family="text"/>
    <style:style style:name="T149_48" style:family="text"/>
    <style:style style:name="T149_49" style:family="text"/>
    <style:style style:name="T149_50" style:family="text"/>
    <style:style style:name="T149_51" style:family="text"/>
    <style:style style:name="T149_52" style:family="text"/>
    <style:style style:name="T149_53" style:family="text"/>
    <style:style style:name="T149_54" style:family="text"/>
    <style:style style:name="T149_55" style:family="text"/>
    <style:style style:name="T149_56" style:family="text"/>
    <style:style style:name="T149_57" style:family="text"/>
    <style:style style:name="T149_58" style:family="text"/>
    <style:style style:name="T149_59" style:family="text"/>
    <style:style style:name="T149_60" style:family="text"/>
    <style:style style:name="T149_61" style:family="text"/>
    <style:style style:name="T149_62" style:family="text"/>
    <style:style style:name="T149_63" style:family="text"/>
    <style:style style:name="T149_64" style:family="text"/>
    <style:style style:name="T149_65" style:family="text"/>
    <style:style style:name="T149_66" style:family="text"/>
    <style:style style:name="T149_67" style:family="text"/>
    <style:style style:name="T149_68" style:family="text"/>
    <style:style style:name="T149_69" style:family="text"/>
    <style:style style:name="T149_70" style:family="text"/>
    <style:style style:name="T149_71" style:family="text"/>
    <style:style style:name="T149_72" style:family="text"/>
    <style:style style:name="T149_73" style:family="text"/>
    <style:style style:name="T149_74" style:family="text"/>
    <style:style style:name="T149_75" style:family="text"/>
    <style:style style:name="T149_76" style:family="text"/>
    <style:style style:name="T149_77" style:family="text"/>
    <style:style style:name="T149_78" style:family="text"/>
    <style:style style:name="T149_79" style:family="text"/>
    <style:style style:name="T149_80" style:family="text"/>
    <style:style style:name="T149_81" style:family="text"/>
    <style:style style:name="T149_82" style:family="text"/>
    <style:style style:name="T149_83" style:family="text"/>
    <style:style style:name="T149_84" style:family="text"/>
    <style:style style:name="T149_85" style:family="text"/>
    <style:style style:name="T149_86" style:family="text"/>
    <style:style style:name="T149_87" style:family="text"/>
    <style:style style:name="T149_88" style:family="text"/>
    <style:style style:name="T149_89" style:family="text"/>
    <style:style style:name="T149_90" style:family="text"/>
    <style:style style:name="P150" style:family="paragraph" style:parent-style-name="Standard">
      <style:paragraph-properties fo:text-align="left" fo:break-before="auto" fo:line-height="115%" style:writing-mode="rl-tb"/>
    </style:style>
    <style:style style:name="T150_1" style:family="text"/>
    <style:style style:name="T150_2" style:family="text"/>
    <style:style style:name="T150_3" style:family="text"/>
    <style:style style:name="T150_4" style:family="text"/>
    <style:style style:name="T150_5" style:family="text"/>
    <style:style style:name="T150_6" style:family="text"/>
    <style:style style:name="T150_7" style:family="text"/>
    <style:style style:name="T150_8" style:family="text"/>
    <style:style style:name="T150_9" style:family="text"/>
    <style:style style:name="T150_10" style:family="text"/>
    <style:style style:name="T150_11" style:family="text"/>
    <style:style style:name="T150_12" style:family="text"/>
    <style:style style:name="T150_13" style:family="text"/>
    <style:style style:name="T150_14" style:family="text"/>
    <style:style style:name="T150_15" style:family="text"/>
    <style:style style:name="T150_16" style:family="text"/>
    <style:style style:name="T150_17" style:family="text"/>
    <style:style style:name="T150_18" style:family="text"/>
    <style:style style:name="T150_19" style:family="text"/>
    <style:style style:name="T150_20" style:family="text"/>
    <style:style style:name="T150_21" style:family="text"/>
    <style:style style:name="T150_22" style:family="text"/>
    <style:style style:name="T150_23" style:family="text"/>
    <style:style style:name="T150_24" style:family="text"/>
    <style:style style:name="T150_25" style:family="text"/>
    <style:style style:name="T150_26" style:family="text"/>
    <style:style style:name="T150_27" style:family="text"/>
    <style:style style:name="T150_28" style:family="text"/>
    <style:style style:name="T150_29" style:family="text"/>
    <style:style style:name="T150_30" style:family="text"/>
    <style:style style:name="T150_31" style:family="text"/>
    <style:style style:name="T150_32" style:family="text"/>
    <style:style style:name="T150_33" style:family="text"/>
    <style:style style:name="T150_34" style:family="text"/>
    <style:style style:name="T150_35" style:family="text"/>
    <style:style style:name="T150_36" style:family="text"/>
    <style:style style:name="T150_37" style:family="text"/>
    <style:style style:name="T150_38" style:family="text"/>
    <style:style style:name="T150_39" style:family="text"/>
    <style:style style:name="T150_40" style:family="text"/>
    <style:style style:name="T150_41" style:family="text"/>
    <style:style style:name="T150_42" style:family="text"/>
    <style:style style:name="T150_43" style:family="text"/>
    <style:style style:name="T150_44" style:family="text"/>
    <style:style style:name="P151" style:family="paragraph" style:parent-style-name="Standard">
      <style:paragraph-properties fo:text-align="left" fo:break-before="auto" fo:line-height="115%" style:writing-mode="rl-tb"/>
    </style:style>
    <style:style style:name="T151_1" style:family="text"/>
    <style:style style:name="T151_2" style:family="text"/>
    <style:style style:name="T151_3" style:family="text"/>
    <style:style style:name="T151_4" style:family="text"/>
    <style:style style:name="T151_5" style:family="text"/>
    <style:style style:name="T151_6" style:family="text"/>
    <style:style style:name="T151_7" style:family="text"/>
    <style:style style:name="T151_8" style:family="text"/>
    <style:style style:name="T151_9" style:family="text"/>
    <style:style style:name="T151_10" style:family="text"/>
    <style:style style:name="T151_11" style:family="text"/>
    <style:style style:name="T151_12" style:family="text"/>
    <style:style style:name="T151_13" style:family="text"/>
    <style:style style:name="T151_14" style:family="text"/>
    <style:style style:name="T151_15" style:family="text"/>
    <style:style style:name="T151_16" style:family="text"/>
    <style:style style:name="T151_17" style:family="text"/>
    <style:style style:name="T151_18" style:family="text"/>
    <style:style style:name="T151_19" style:family="text"/>
    <style:style style:name="T151_20" style:family="text"/>
    <style:style style:name="T151_21" style:family="text"/>
    <style:style style:name="T151_22" style:family="text"/>
    <style:style style:name="T151_23" style:family="text"/>
    <style:style style:name="T151_24" style:family="text"/>
    <style:style style:name="T151_25" style:family="text"/>
    <style:style style:name="T151_26" style:family="text"/>
    <style:style style:name="T151_27" style:family="text"/>
    <style:style style:name="T151_28" style:family="text"/>
    <style:style style:name="T151_29" style:family="text"/>
    <style:style style:name="T151_30" style:family="text"/>
    <style:style style:name="T151_31" style:family="text"/>
    <style:style style:name="T151_32" style:family="text"/>
    <style:style style:name="T151_33" style:family="text"/>
    <style:style style:name="T151_34" style:family="text"/>
    <style:style style:name="T151_35" style:family="text"/>
    <style:style style:name="T151_36" style:family="text"/>
    <style:style style:name="T151_37" style:family="text"/>
    <style:style style:name="T151_38" style:family="text"/>
    <style:style style:name="T151_39" style:family="text"/>
    <style:style style:name="T151_40" style:family="text"/>
    <style:style style:name="T151_41" style:family="text"/>
    <style:style style:name="T151_42" style:family="text"/>
    <style:style style:name="P152" style:family="paragraph" style:parent-style-name="Standard">
      <style:paragraph-properties fo:text-align="left" fo:break-before="auto" fo:line-height="115%" style:writing-mode="rl-tb"/>
    </style:style>
    <style:style style:name="T152_1" style:family="text"/>
    <style:style style:name="T152_2" style:family="text"/>
    <style:style style:name="T152_3" style:family="text" style:parent-style-name="Standard"/>
    <style:style style:name="P15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5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5" style:family="text"/>
    <style:style style:name="T153_6" style:family="text"/>
    <style:style style:name="T153_7" style:family="text"/>
    <style:style style:name="T153_8" style:family="text"/>
    <style:style style:name="T153_9" style:family="text"/>
    <style:style style:name="T153_10" style:family="text"/>
    <style:style style:name="T153_11" style:family="text"/>
    <style:style style:name="T153_12" style:family="text"/>
    <style:style style:name="T153_13" style:family="text"/>
    <style:style style:name="T153_14" style:family="text"/>
    <style:style style:name="T153_15" style:family="text"/>
    <style:style style:name="T153_16" style:family="text"/>
    <style:style style:name="T153_17" style:family="text"/>
    <style:style style:name="T153_18" style:family="text"/>
    <style:style style:name="T153_19" style:family="text"/>
    <style:style style:name="T153_20" style:family="text"/>
    <style:style style:name="T153_21" style:family="text"/>
    <style:style style:name="T153_22" style:family="text"/>
    <style:style style:name="T153_23" style:family="text"/>
    <style:style style:name="T153_24" style:family="text"/>
    <style:style style:name="T153_25" style:family="text"/>
    <style:style style:name="T153_26" style:family="text"/>
    <style:style style:name="T153_27" style:family="text"/>
    <style:style style:name="T153_28" style:family="text"/>
    <style:style style:name="T153_29" style:family="text"/>
    <style:style style:name="T153_30" style:family="text"/>
    <style:style style:name="T153_31" style:family="text"/>
    <style:style style:name="T153_32" style:family="text"/>
    <style:style style:name="T153_33" style:family="text"/>
    <style:style style:name="T153_34" style:family="text"/>
    <style:style style:name="T153_35" style:family="text"/>
    <style:style style:name="T153_36" style:family="text"/>
    <style:style style:name="T153_37" style:family="text"/>
    <style:style style:name="T153_38" style:family="text"/>
    <style:style style:name="T153_39" style:family="text"/>
    <style:style style:name="T153_40" style:family="text"/>
    <style:style style:name="T153_41" style:family="text"/>
    <style:style style:name="T153_42" style:family="text"/>
    <style:style style:name="T153_43" style:family="text"/>
    <style:style style:name="T153_44" style:family="text"/>
    <style:style style:name="P154" style:family="paragraph" style:parent-style-name="Standard">
      <style:paragraph-properties fo:text-align="left" fo:break-before="auto" fo:line-height="115%" style:writing-mode="rl-tb"/>
    </style:style>
    <style:style style:name="T154_1" style:family="text">
      <style:text-properties fo:font-weight="bold" style:font-weight-asian="bold" style:font-weight-complex="bold"/>
    </style:style>
    <style:style style:name="T154_2" style:family="text">
      <style:text-properties fo:font-weight="bold" style:font-weight-asian="bold" style:font-weight-complex="bold"/>
    </style:style>
    <style:style style:name="P155" style:family="paragraph" style:parent-style-name="Standard">
      <style:paragraph-properties fo:text-align="left" fo:break-before="auto" fo:line-height="115%" style:writing-mode="rl-tb"/>
    </style:style>
    <style:style style:name="T155_1" style:family="text"/>
    <style:style style:name="T155_2" style:family="text"/>
    <style:style style:name="T155_3" style:family="text"/>
    <style:style style:name="T155_4" style:family="text"/>
    <style:style style:name="T155_5" style:family="text"/>
    <style:style style:name="T155_6" style:family="text"/>
    <style:style style:name="T155_7" style:family="text"/>
    <style:style style:name="T155_8" style:family="text"/>
    <style:style style:name="T155_9" style:family="text"/>
    <style:style style:name="T155_10" style:family="text"/>
    <style:style style:name="T155_11" style:family="text"/>
    <style:style style:name="T155_12" style:family="text"/>
    <style:style style:name="T155_13" style:family="text"/>
    <style:style style:name="T155_14" style:family="text"/>
    <style:style style:name="T155_15" style:family="text"/>
    <style:style style:name="T155_16" style:family="text"/>
    <style:style style:name="T155_17" style:family="text"/>
    <style:style style:name="T155_18" style:family="text"/>
    <style:style style:name="T155_19" style:family="text"/>
    <style:style style:name="T155_20" style:family="text"/>
    <style:style style:name="T155_21" style:family="text"/>
    <style:style style:name="T155_22" style:family="text"/>
    <style:style style:name="T155_23" style:family="text"/>
    <style:style style:name="T155_24" style:family="text"/>
    <style:style style:name="T155_25" style:family="text"/>
    <style:style style:name="T155_26" style:family="text"/>
    <style:style style:name="T155_27" style:family="text"/>
    <style:style style:name="T155_28" style:family="text"/>
    <style:style style:name="T155_29" style:family="text"/>
    <style:style style:name="T155_30" style:family="text"/>
    <style:style style:name="T155_31" style:family="text"/>
    <style:style style:name="T155_32" style:family="text"/>
    <style:style style:name="T155_33" style:family="text"/>
    <style:style style:name="T155_34" style:family="text"/>
    <style:style style:name="T155_35" style:family="text"/>
    <style:style style:name="T155_36" style:family="text"/>
    <style:style style:name="T155_37" style:family="text"/>
    <style:style style:name="T155_38" style:family="text"/>
    <style:style style:name="P156" style:family="paragraph" style:parent-style-name="Standard">
      <style:paragraph-properties fo:text-align="left" fo:break-before="auto" fo:line-height="115%" style:writing-mode="rl-tb"/>
    </style:style>
    <style:style style:name="P157" style:family="paragraph" style:parent-style-name="Standard">
      <style:paragraph-properties fo:text-align="left" fo:break-before="auto" fo:line-height="115%" style:writing-mode="rl-tb"/>
    </style:style>
    <style:style style:name="T157_1" style:family="text">
      <style:text-properties fo:font-weight="bold" style:font-weight-asian="bold" style:font-weight-complex="bold"/>
    </style:style>
    <style:style style:name="T157_2" style:family="text">
      <style:text-properties fo:font-weight="bold" style:font-weight-asian="bold" style:font-weight-complex="bold"/>
    </style:style>
    <style:style style:name="T157_3" style:family="text">
      <style:text-properties fo:font-weight="bold" style:font-weight-asian="bold" style:font-weight-complex="bold"/>
    </style:style>
    <style:style style:name="T157_4" style:family="text">
      <style:text-properties fo:font-weight="bold" style:font-weight-asian="bold" style:font-weight-complex="bold"/>
    </style:style>
    <style:style style:name="T157_5" style:family="text">
      <style:text-properties fo:font-weight="bold" style:font-weight-asian="bold" style:font-weight-complex="bold"/>
    </style:style>
    <style:style style:name="T157_6" style:family="text">
      <style:text-properties fo:font-weight="bold" style:font-weight-asian="bold" style:font-weight-complex="bold"/>
    </style:style>
    <style:style style:name="P158" style:family="paragraph" style:parent-style-name="Standard">
      <style:paragraph-properties fo:text-align="left" fo:break-before="auto" fo:line-height="115%" style:writing-mode="rl-tb"/>
    </style:style>
    <style:style style:name="T158_1" style:family="text"/>
    <style:style style:name="T158_2" style:family="text"/>
    <style:style style:name="T158_3" style:family="text"/>
    <style:style style:name="T158_4" style:family="text"/>
    <style:style style:name="T158_5" style:family="text"/>
    <style:style style:name="T158_6" style:family="text"/>
    <style:style style:name="T158_7" style:family="text"/>
    <style:style style:name="T158_8" style:family="text"/>
    <style:style style:name="T158_9" style:family="text"/>
    <style:style style:name="T158_10" style:family="text"/>
    <style:style style:name="T158_11" style:family="text"/>
    <style:style style:name="T158_12" style:family="text"/>
    <style:style style:name="T158_13" style:family="text"/>
    <style:style style:name="T158_14" style:family="text"/>
    <style:style style:name="T158_15" style:family="text"/>
    <style:style style:name="T158_16" style:family="text"/>
    <style:style style:name="T158_17" style:family="text"/>
    <style:style style:name="T158_18" style:family="text"/>
    <style:style style:name="T158_19" style:family="text"/>
    <style:style style:name="T158_20" style:family="text"/>
    <style:style style:name="T158_21" style:family="text"/>
    <style:style style:name="T158_22" style:family="text"/>
    <style:style style:name="T158_23" style:family="text"/>
    <style:style style:name="T158_24" style:family="text"/>
    <style:style style:name="T158_25" style:family="text"/>
    <style:style style:name="T158_26" style:family="text"/>
    <style:style style:name="T158_27" style:family="text"/>
    <style:style style:name="T158_28" style:family="text"/>
    <style:style style:name="T158_29" style:family="text"/>
    <style:style style:name="T158_30" style:family="text"/>
    <style:style style:name="P159" style:family="paragraph" style:parent-style-name="Standard">
      <style:paragraph-properties fo:break-before="auto" fo:line-height="115%" style:writing-mode="lr-tb"/>
    </style:style>
    <style:style style:name="T159_1" style:family="text"/>
    <style:style style:name="T159_2" style:family="text"/>
    <style:style style:name="T159_3" style:family="text"/>
    <style:style style:name="T159_4" style:family="text"/>
    <style:style style:name="T159_5" style:family="text"/>
    <style:style style:name="T159_6" style:family="text"/>
    <style:style style:name="T159_7" style:family="text"/>
    <style:style style:name="T159_8" style:family="text"/>
    <style:style style:name="T159_9" style:family="text"/>
    <style:style style:name="T159_10" style:family="text"/>
    <style:style style:name="T159_11" style:family="text"/>
    <style:style style:name="T159_12" style:family="text"/>
    <style:style style:name="T159_13" style:family="text"/>
    <style:style style:name="T159_14" style:family="text"/>
    <style:style style:name="T159_15" style:family="text"/>
    <style:style style:name="T159_16" style:family="text"/>
    <style:style style:name="T159_17" style:family="text"/>
    <style:style style:name="T159_18" style:family="text"/>
    <style:style style:name="T159_19" style:family="text"/>
    <style:style style:name="T159_20" style:family="text"/>
    <style:style style:name="T159_21" style:family="text"/>
    <style:style style:name="T159_22" style:family="text"/>
    <style:style style:name="T159_23" style:family="text"/>
    <style:style style:name="T159_24" style:family="text"/>
    <style:style style:name="T159_25" style:family="text"/>
    <style:style style:name="T159_26" style:family="text"/>
    <style:style style:name="T159_27" style:family="text"/>
    <style:style style:name="P160" style:family="paragraph" style:parent-style-name="Standard">
      <style:paragraph-properties fo:text-align="left" fo:break-before="auto" fo:line-height="115%" style:writing-mode="rl-tb"/>
    </style:style>
    <style:style style:name="T160_1" style:family="text"/>
    <style:style style:name="T160_2" style:family="text"/>
    <style:style style:name="T160_3" style:family="text"/>
    <style:style style:name="T160_4" style:family="text"/>
    <style:style style:name="T160_5" style:family="text"/>
    <style:style style:name="T160_6" style:family="text"/>
    <style:style style:name="T160_7" style:family="text"/>
    <style:style style:name="T160_8" style:family="text"/>
    <style:style style:name="T160_9" style:family="text"/>
    <style:style style:name="T160_10" style:family="text"/>
    <style:style style:name="T160_11" style:family="text"/>
    <style:style style:name="T160_12" style:family="text"/>
    <style:style style:name="T160_13" style:family="text"/>
    <style:style style:name="T160_14" style:family="text"/>
    <style:style style:name="T160_15" style:family="text"/>
    <style:style style:name="T160_16" style:family="text"/>
    <style:style style:name="T160_17" style:family="text"/>
    <style:style style:name="T160_18" style:family="text"/>
    <style:style style:name="T160_19" style:family="text"/>
    <style:style style:name="T160_20" style:family="text"/>
    <style:style style:name="T160_21" style:family="text"/>
    <style:style style:name="T160_22" style:family="text"/>
    <style:style style:name="T160_23" style:family="text"/>
    <style:style style:name="T160_24" style:family="text"/>
    <style:style style:name="T160_25" style:family="text"/>
    <style:style style:name="T160_26" style:family="text"/>
    <style:style style:name="T160_27" style:family="text"/>
    <style:style style:name="T160_28" style:family="text"/>
    <style:style style:name="T160_29" style:family="text"/>
    <style:style style:name="T160_30" style:family="text"/>
    <style:style style:name="T160_31" style:family="text"/>
    <style:style style:name="T160_32" style:family="text"/>
    <style:style style:name="T160_33" style:family="text"/>
    <style:style style:name="T160_34" style:family="text"/>
    <style:style style:name="T160_35" style:family="text"/>
    <style:style style:name="T160_36" style:family="text"/>
    <style:style style:name="T160_37" style:family="text"/>
    <style:style style:name="T160_38" style:family="text"/>
    <style:style style:name="T160_39" style:family="text"/>
    <style:style style:name="T160_40" style:family="text"/>
    <style:style style:name="T160_41" style:family="text"/>
    <style:style style:name="T160_42" style:family="text"/>
    <style:style style:name="T160_43" style:family="text"/>
    <style:style style:name="T160_44" style:family="text"/>
    <style:style style:name="T160_45" style:family="text"/>
    <style:style style:name="T160_46" style:family="text"/>
    <style:style style:name="T160_47" style:family="text"/>
    <style:style style:name="T160_48" style:family="text"/>
    <style:style style:name="T160_49" style:family="text"/>
    <style:style style:name="T160_50" style:family="text"/>
    <style:style style:name="T160_51" style:family="text"/>
    <style:style style:name="T160_52" style:family="text"/>
    <style:style style:name="T160_53" style:family="text"/>
    <style:style style:name="T160_54" style:family="text"/>
    <style:style style:name="T160_55" style:family="text"/>
    <style:style style:name="T160_56" style:family="text"/>
    <style:style style:name="T160_57" style:family="text"/>
    <style:style style:name="T160_58" style:family="text"/>
    <style:style style:name="T160_59" style:family="text"/>
    <style:style style:name="T160_60" style:family="text"/>
    <style:style style:name="T160_61" style:family="text"/>
    <style:style style:name="T160_62" style:family="text"/>
    <style:style style:name="T160_63" style:family="text"/>
    <style:style style:name="T160_64" style:family="text"/>
    <style:style style:name="T160_65" style:family="text"/>
    <style:style style:name="T160_66" style:family="text"/>
    <style:style style:name="T160_67" style:family="text"/>
    <style:style style:name="T160_68" style:family="text"/>
    <style:style style:name="T160_69" style:family="text"/>
    <style:style style:name="T160_70" style:family="text"/>
    <style:style style:name="T160_71" style:family="text"/>
    <style:style style:name="T160_72" style:family="text"/>
    <style:style style:name="T160_73" style:family="text"/>
    <style:style style:name="T160_74" style:family="text"/>
    <style:style style:name="T160_75" style:family="text"/>
    <style:style style:name="T160_76" style:family="text"/>
    <style:style style:name="T160_77" style:family="text"/>
    <style:style style:name="T160_78" style:family="text"/>
    <style:style style:name="T160_79" style:family="text"/>
    <style:style style:name="T160_80" style:family="text"/>
    <style:style style:name="T160_81" style:family="text"/>
    <style:style style:name="T160_82" style:family="text"/>
    <style:style style:name="T160_83" style:family="text"/>
    <style:style style:name="T160_84" style:family="text"/>
    <style:style style:name="T160_85" style:family="text"/>
    <style:style style:name="T160_86" style:family="text"/>
    <style:style style:name="T160_87" style:family="text"/>
    <style:style style:name="P161" style:family="paragraph" style:parent-style-name="Standard">
      <style:paragraph-properties fo:text-align="left" fo:break-before="auto" fo:line-height="115%" style:writing-mode="rl-tb"/>
    </style:style>
    <style:style style:name="T161_1" style:family="text">
      <style:text-properties fo:font-weight="bold" style:font-weight-asian="bold" style:font-weight-complex="bold"/>
    </style:style>
    <style:style style:name="T161_2" style:family="text">
      <style:text-properties fo:font-weight="bold" style:font-weight-asian="bold" style:font-weight-complex="bold"/>
    </style:style>
    <style:style style:name="P162" style:family="paragraph" style:parent-style-name="Standard">
      <style:paragraph-properties fo:text-align="left" fo:break-before="auto" fo:line-height="115%" style:writing-mode="rl-tb"/>
    </style:style>
    <style:style style:name="T162_1" style:family="text"/>
    <style:style style:name="T162_2" style:family="text"/>
    <style:style style:name="T162_3" style:family="text"/>
    <style:style style:name="T162_4" style:family="text"/>
    <style:style style:name="T162_5" style:family="text"/>
    <style:style style:name="T162_6" style:family="text"/>
    <style:style style:name="T162_7" style:family="text"/>
    <style:style style:name="T162_8" style:family="text"/>
    <style:style style:name="T162_9" style:family="text"/>
    <style:style style:name="T162_10" style:family="text"/>
    <style:style style:name="T162_11" style:family="text"/>
    <style:style style:name="T162_12" style:family="text"/>
    <style:style style:name="T162_13" style:family="text"/>
    <style:style style:name="T162_14" style:family="text"/>
    <style:style style:name="T162_15" style:family="text"/>
    <style:style style:name="T162_16" style:family="text"/>
    <style:style style:name="T162_17" style:family="text"/>
    <style:style style:name="T162_18" style:family="text"/>
    <style:style style:name="T162_19" style:family="text"/>
    <style:style style:name="T162_20" style:family="text"/>
    <style:style style:name="T162_21" style:family="text"/>
    <style:style style:name="T162_22" style:family="text"/>
    <style:style style:name="T162_23" style:family="text"/>
    <style:style style:name="T162_24" style:family="text"/>
    <style:style style:name="T162_25" style:family="text"/>
    <style:style style:name="T162_26" style:family="text"/>
    <style:style style:name="T162_27" style:family="text"/>
    <style:style style:name="T162_28" style:family="text"/>
    <style:style style:name="T162_29" style:family="text"/>
    <style:style style:name="T162_30" style:family="text"/>
    <style:style style:name="T162_31" style:family="text"/>
    <style:style style:name="T162_32" style:family="text"/>
    <style:style style:name="T162_33" style:family="text"/>
    <style:style style:name="T162_34" style:family="text"/>
    <style:style style:name="T162_35" style:family="text"/>
    <style:style style:name="T162_36" style:family="text"/>
    <style:style style:name="T162_37" style:family="text"/>
    <style:style style:name="T162_38" style:family="text"/>
    <style:style style:name="T162_39" style:family="text"/>
    <style:style style:name="T162_40" style:family="text"/>
    <style:style style:name="T162_41" style:family="text"/>
    <style:style style:name="T162_42" style:family="text"/>
    <style:style style:name="T162_43" style:family="text"/>
    <style:style style:name="T162_44" style:family="text"/>
    <style:style style:name="T162_45" style:family="text"/>
    <style:style style:name="T162_46" style:family="text"/>
    <style:style style:name="T162_47" style:family="text"/>
    <style:style style:name="T162_48" style:family="text"/>
    <style:style style:name="T162_49" style:family="text"/>
    <style:style style:name="T162_50" style:family="text"/>
    <style:style style:name="T162_51" style:family="text"/>
    <style:style style:name="T162_52" style:family="text"/>
    <style:style style:name="T162_53" style:family="text"/>
    <style:style style:name="T162_54" style:family="text"/>
    <style:style style:name="T162_55" style:family="text"/>
    <style:style style:name="T162_56" style:family="text"/>
    <style:style style:name="P163" style:family="paragraph" style:parent-style-name="Standard">
      <style:paragraph-properties fo:text-align="left" fo:break-before="auto" fo:line-height="115%" style:writing-mode="rl-tb"/>
    </style:style>
    <style:style style:name="T163_1" style:family="text">
      <style:text-properties fo:font-weight="bold" style:font-weight-asian="bold" style:font-weight-complex="bold"/>
    </style:style>
    <style:style style:name="T163_2" style:family="text">
      <style:text-properties fo:font-weight="bold" style:font-weight-asian="bold" style:font-weight-complex="bold"/>
    </style:style>
    <style:style style:name="P164" style:family="paragraph" style:parent-style-name="Standard">
      <style:paragraph-properties fo:text-align="left" fo:break-before="auto" fo:line-height="115%" style:writing-mode="rl-tb"/>
    </style:style>
    <style:style style:name="T164_1" style:family="text"/>
    <style:style style:name="T164_2" style:family="text"/>
    <style:style style:name="T164_3" style:family="text"/>
    <style:style style:name="T164_4" style:family="text"/>
    <style:style style:name="T164_5" style:family="text"/>
    <style:style style:name="T164_6" style:family="text"/>
    <style:style style:name="T164_7" style:family="text"/>
    <style:style style:name="T164_8" style:family="text"/>
    <style:style style:name="T164_9" style:family="text"/>
    <style:style style:name="T164_10" style:family="text"/>
    <style:style style:name="T164_11" style:family="text"/>
    <style:style style:name="T164_12" style:family="text"/>
    <style:style style:name="T164_13" style:family="text"/>
    <style:style style:name="T164_14" style:family="text"/>
    <style:style style:name="T164_15" style:family="text"/>
    <style:style style:name="T164_16" style:family="text"/>
    <style:style style:name="T164_17" style:family="text"/>
    <style:style style:name="T164_18" style:family="text"/>
    <style:style style:name="T164_19" style:family="text"/>
    <style:style style:name="T164_20" style:family="text"/>
    <style:style style:name="T164_21" style:family="text"/>
    <style:style style:name="T164_22" style:family="text"/>
    <style:style style:name="T164_23" style:family="text"/>
    <style:style style:name="T164_24" style:family="text"/>
    <style:style style:name="T164_25" style:family="text"/>
    <style:style style:name="T164_26" style:family="text"/>
    <style:style style:name="T164_27" style:family="text"/>
    <style:style style:name="T164_28" style:family="text"/>
    <style:style style:name="T164_29" style:family="text"/>
    <style:style style:name="T164_30" style:family="text"/>
    <style:style style:name="T164_31" style:family="text"/>
    <style:style style:name="T164_32" style:family="text"/>
    <style:style style:name="T164_33" style:family="text"/>
    <style:style style:name="T164_34" style:family="text"/>
    <style:style style:name="T164_35" style:family="text"/>
    <style:style style:name="T164_36" style:family="text"/>
    <style:style style:name="T164_37" style:family="text"/>
    <style:style style:name="T164_38" style:family="text"/>
    <style:style style:name="T164_39" style:family="text"/>
    <style:style style:name="T164_40" style:family="text"/>
    <style:style style:name="T164_41" style:family="text"/>
    <style:style style:name="T164_42" style:family="text"/>
    <style:style style:name="T164_43" style:family="text"/>
    <style:style style:name="T164_44" style:family="text"/>
    <style:style style:name="P165" style:family="paragraph" style:parent-style-name="Standard">
      <style:paragraph-properties fo:text-align="left" fo:break-before="auto" fo:line-height="115%" style:writing-mode="rl-tb"/>
    </style:style>
    <style:style style:name="P166" style:family="paragraph" style:parent-style-name="Standard">
      <style:paragraph-properties fo:text-align="left" fo:break-before="auto" fo:line-height="115%" style:writing-mode="rl-tb"/>
    </style:style>
    <style:style style:name="T166_1" style:family="text"/>
    <style:style style:name="T166_2" style:family="text">
      <style:text-properties fo:font-weight="bold" style:font-weight-asian="bold" style:font-weight-complex="bold"/>
    </style:style>
    <style:style style:name="T166_3" style:family="text">
      <style:text-properties fo:font-weight="bold" style:font-weight-asian="bold" style:font-weight-complex="bold"/>
    </style:style>
    <style:style style:name="T166_4" style:family="text">
      <style:text-properties fo:font-weight="bold" style:font-weight-asian="bold" style:font-weight-complex="bold"/>
    </style:style>
    <style:style style:name="T166_5" style:family="text">
      <style:text-properties fo:font-weight="bold" style:font-weight-asian="bold" style:font-weight-complex="bold"/>
    </style:style>
    <style:style style:name="T166_6" style:family="text">
      <style:text-properties fo:font-weight="bold" style:font-weight-asian="bold" style:font-weight-complex="bold"/>
    </style:style>
    <style:style style:name="T166_7" style:family="text">
      <style:text-properties fo:font-weight="bold" style:font-weight-asian="bold" style:font-weight-complex="bold"/>
    </style:style>
    <style:style style:name="P167" style:family="paragraph" style:parent-style-name="Standard">
      <style:paragraph-properties fo:text-align="left" fo:break-before="auto" fo:line-height="115%" style:writing-mode="rl-tb"/>
    </style:style>
    <style:style style:name="T167_1" style:family="text"/>
    <style:style style:name="T167_2" style:family="text"/>
    <style:style style:name="T167_3" style:family="text"/>
    <style:style style:name="T167_4" style:family="text"/>
    <style:style style:name="T167_5" style:family="text"/>
    <style:style style:name="T167_6" style:family="text"/>
    <style:style style:name="T167_7" style:family="text"/>
    <style:style style:name="T167_8" style:family="text"/>
    <style:style style:name="T167_9" style:family="text"/>
    <style:style style:name="T167_10" style:family="text"/>
    <style:style style:name="T167_11" style:family="text"/>
    <style:style style:name="T167_12" style:family="text"/>
    <style:style style:name="T167_13" style:family="text"/>
    <style:style style:name="T167_14" style:family="text"/>
    <style:style style:name="T167_15" style:family="text"/>
    <style:style style:name="T167_16" style:family="text"/>
    <style:style style:name="T167_17" style:family="text"/>
    <style:style style:name="T167_18" style:family="text"/>
    <style:style style:name="T167_19" style:family="text"/>
    <style:style style:name="T167_20" style:family="text"/>
    <style:style style:name="T167_21" style:family="text"/>
    <style:style style:name="T167_22" style:family="text"/>
    <style:style style:name="T167_23" style:family="text"/>
    <style:style style:name="T167_24" style:family="text"/>
    <style:style style:name="T167_25" style:family="text"/>
    <style:style style:name="T167_26" style:family="text"/>
    <style:style style:name="T167_27" style:family="text"/>
    <style:style style:name="T167_28" style:family="text"/>
    <style:style style:name="T167_29" style:family="text"/>
    <style:style style:name="T167_30" style:family="text"/>
    <style:style style:name="T167_31" style:family="text"/>
    <style:style style:name="T167_32" style:family="text"/>
    <style:style style:name="T167_33" style:family="text"/>
    <style:style style:name="T167_34" style:family="text"/>
    <style:style style:name="T167_35" style:family="text"/>
    <style:style style:name="T167_36" style:family="text"/>
    <style:style style:name="T167_37" style:family="text"/>
    <style:style style:name="T167_38" style:family="text"/>
    <style:style style:name="T167_39" style:family="text"/>
    <style:style style:name="T167_40" style:family="text"/>
    <style:style style:name="T167_41" style:family="text"/>
    <style:style style:name="T167_42" style:family="text"/>
    <style:style style:name="T167_43" style:family="text"/>
    <style:style style:name="T167_44" style:family="text"/>
    <style:style style:name="T167_45" style:family="text"/>
    <style:style style:name="T167_46" style:family="text"/>
    <style:style style:name="T167_47" style:family="text"/>
    <style:style style:name="T167_48" style:family="text"/>
    <style:style style:name="T167_49" style:family="text"/>
    <style:style style:name="T167_50" style:family="text"/>
    <style:style style:name="T167_51" style:family="text"/>
    <style:style style:name="T167_52" style:family="text"/>
    <style:style style:name="T167_53" style:family="text"/>
    <style:style style:name="T167_54" style:family="text"/>
    <style:style style:name="T167_55" style:family="text"/>
    <style:style style:name="T167_56" style:family="text"/>
    <style:style style:name="T167_57" style:family="text"/>
    <style:style style:name="T167_58" style:family="text"/>
    <style:style style:name="T167_59" style:family="text"/>
    <style:style style:name="T167_60" style:family="text"/>
    <style:style style:name="T167_61" style:family="text"/>
    <style:style style:name="T167_62" style:family="text"/>
    <style:style style:name="T167_63" style:family="text"/>
    <style:style style:name="T167_64" style:family="text"/>
    <style:style style:name="T167_65" style:family="text"/>
    <style:style style:name="T167_66" style:family="text"/>
    <style:style style:name="P168" style:family="paragraph" style:parent-style-name="Standard">
      <style:paragraph-properties fo:text-align="left" fo:break-before="auto" fo:line-height="115%" style:writing-mode="rl-tb"/>
    </style:style>
    <style:style style:name="T168_1" style:family="text"/>
    <style:style style:name="T168_2" style:family="text"/>
    <style:style style:name="T168_3" style:family="text"/>
    <style:style style:name="T168_4" style:family="text"/>
    <style:style style:name="T168_5" style:family="text"/>
    <style:style style:name="T168_6" style:family="text"/>
    <style:style style:name="T168_7" style:family="text"/>
    <style:style style:name="T168_8" style:family="text"/>
    <style:style style:name="T168_9" style:family="text"/>
    <style:style style:name="T168_10" style:family="text"/>
    <style:style style:name="T168_11" style:family="text"/>
    <style:style style:name="T168_12" style:family="text"/>
    <style:style style:name="T168_13" style:family="text"/>
    <style:style style:name="T168_14" style:family="text"/>
    <style:style style:name="T168_15" style:family="text"/>
    <style:style style:name="T168_16" style:family="text"/>
    <style:style style:name="T168_17" style:family="text"/>
    <style:style style:name="T168_18" style:family="text"/>
    <style:style style:name="T168_19" style:family="text"/>
    <style:style style:name="T168_20" style:family="text"/>
    <style:style style:name="T168_21" style:family="text"/>
    <style:style style:name="T168_22" style:family="text"/>
    <style:style style:name="T168_23" style:family="text"/>
    <style:style style:name="T168_24" style:family="text"/>
    <style:style style:name="T168_25" style:family="text"/>
    <style:style style:name="T168_26" style:family="text"/>
    <style:style style:name="T168_27" style:family="text"/>
    <style:style style:name="T168_28" style:family="text"/>
    <style:style style:name="T168_29" style:family="text"/>
    <style:style style:name="T168_30" style:family="text"/>
    <style:style style:name="T168_31" style:family="text"/>
    <style:style style:name="T168_32" style:family="text"/>
    <style:style style:name="T168_33" style:family="text"/>
    <style:style style:name="T168_34" style:family="text"/>
    <style:style style:name="T168_35" style:family="text"/>
    <style:style style:name="T168_36" style:family="text"/>
    <style:style style:name="T168_37" style:family="text"/>
    <style:style style:name="T168_38" style:family="text"/>
    <style:style style:name="P169" style:family="paragraph" style:parent-style-name="Standard">
      <style:paragraph-properties fo:break-before="auto" fo:line-height="115%" style:writing-mode="lr-tb"/>
    </style:style>
    <style:style style:name="T169_1" style:family="text"/>
    <style:style style:name="T169_2" style:family="text"/>
    <style:style style:name="T169_3" style:family="text"/>
    <style:style style:name="T169_4" style:family="text"/>
    <style:style style:name="T169_5" style:family="text"/>
    <style:style style:name="P170" style:family="paragraph" style:parent-style-name="Standard">
      <style:paragraph-properties fo:break-before="auto" fo:line-height="115%" style:writing-mode="lr-tb"/>
    </style:style>
    <style:style style:name="T170_1" style:family="text"/>
    <style:style style:name="T170_2" style:family="text"/>
    <style:style style:name="T170_3" style:family="text"/>
    <style:style style:name="T170_4" style:family="text"/>
    <style:style style:name="T170_5" style:family="text"/>
    <style:style style:name="T170_6" style:family="text"/>
    <style:style style:name="T170_7" style:family="text"/>
    <style:style style:name="T170_8" style:family="text"/>
    <style:style style:name="T170_9" style:family="text"/>
    <style:style style:name="P171" style:family="paragraph" style:parent-style-name="Standard">
      <style:paragraph-properties fo:break-before="auto" fo:line-height="115%" style:writing-mode="lr-tb"/>
    </style:style>
    <style:style style:name="T171_1" style:family="text"/>
    <style:style style:name="T171_2" style:family="text"/>
    <style:style style:name="T171_3" style:family="text"/>
    <style:style style:name="T171_4" style:family="text"/>
    <style:style style:name="T171_5" style:family="text"/>
    <style:style style:name="T171_6" style:family="text"/>
    <style:style style:name="P172" style:family="paragraph" style:parent-style-name="Standard">
      <style:paragraph-properties fo:break-before="auto" fo:line-height="115%" style:writing-mode="lr-tb"/>
    </style:style>
    <style:style style:name="T172_1" style:family="text"/>
    <style:style style:name="P173" style:family="paragraph" style:parent-style-name="Standard">
      <style:paragraph-properties fo:break-before="auto" fo:line-height="115%" style:writing-mode="lr-tb"/>
    </style:style>
    <style:style style:name="P174" style:family="paragraph" style:parent-style-name="Standard">
      <style:paragraph-properties fo:text-align="left" fo:break-before="auto" fo:line-height="115%" style:writing-mode="rl-tb"/>
    </style:style>
    <style:style style:name="T174_1" style:family="text"/>
    <style:style style:name="T174_2" style:family="text"/>
    <style:style style:name="T174_3" style:family="text"/>
    <style:style style:name="T174_4" style:family="text"/>
    <style:style style:name="T174_5" style:family="text"/>
    <style:style style:name="T174_6" style:family="text"/>
    <style:style style:name="T174_7" style:family="text"/>
    <style:style style:name="T174_8" style:family="text"/>
    <style:style style:name="T174_9" style:family="text"/>
    <style:style style:name="T174_10" style:family="text"/>
    <style:style style:name="T174_11" style:family="text"/>
    <style:style style:name="T174_12" style:family="text"/>
    <style:style style:name="T174_13" style:family="text"/>
    <style:style style:name="T174_14" style:family="text"/>
    <style:style style:name="T174_15" style:family="text"/>
    <style:style style:name="T174_16" style:family="text"/>
    <style:style style:name="T174_17" style:family="text"/>
    <style:style style:name="T174_18" style:family="text"/>
    <style:style style:name="T174_19" style:family="text"/>
    <style:style style:name="T174_20" style:family="text"/>
    <style:style style:name="T174_21" style:family="text"/>
    <style:style style:name="T174_22" style:family="text"/>
    <style:style style:name="T174_23" style:family="text"/>
    <style:style style:name="T174_24" style:family="text"/>
    <style:style style:name="T174_25" style:family="text"/>
    <style:style style:name="T174_26" style:family="text"/>
    <style:style style:name="T174_27" style:family="text"/>
    <style:style style:name="T174_28" style:family="text"/>
    <style:style style:name="T174_29" style:family="text"/>
    <style:style style:name="T174_30" style:family="text"/>
    <style:style style:name="T174_31" style:family="text"/>
    <style:style style:name="T174_32" style:family="text"/>
    <style:style style:name="T174_33" style:family="text"/>
    <style:style style:name="T174_34" style:family="text"/>
    <style:style style:name="T174_35" style:family="text"/>
    <style:style style:name="T174_36" style:family="text"/>
    <style:style style:name="T174_37" style:family="text"/>
    <style:style style:name="T174_38" style:family="text"/>
    <style:style style:name="T174_39" style:family="text"/>
    <style:style style:name="T174_40" style:family="text"/>
    <style:style style:name="T174_41" style:family="text"/>
    <style:style style:name="T174_42" style:family="text"/>
    <style:style style:name="T174_43" style:family="text"/>
    <style:style style:name="T174_44" style:family="text"/>
    <style:style style:name="T174_45" style:family="text"/>
    <style:style style:name="T174_46" style:family="text"/>
    <style:style style:name="T174_47" style:family="text"/>
    <style:style style:name="T174_48" style:family="text"/>
    <style:style style:name="P175" style:family="paragraph" style:parent-style-name="Standard">
      <style:paragraph-properties fo:text-align="left" fo:break-before="auto" fo:line-height="115%" style:writing-mode="rl-tb"/>
    </style:style>
    <style:style style:name="T175_1" style:family="text"/>
    <style:style style:name="T175_2" style:family="text"/>
    <style:style style:name="T175_3" style:family="text"/>
    <style:style style:name="T175_4" style:family="text"/>
    <style:style style:name="T175_5" style:family="text"/>
    <style:style style:name="T175_6" style:family="text"/>
    <style:style style:name="T175_7" style:family="text"/>
    <style:style style:name="T175_8" style:family="text"/>
    <style:style style:name="T175_9" style:family="text"/>
    <style:style style:name="T175_10" style:family="text"/>
    <style:style style:name="T175_11" style:family="text"/>
    <style:style style:name="T175_12" style:family="text"/>
    <style:style style:name="T175_13" style:family="text"/>
    <style:style style:name="T175_14" style:family="text"/>
    <style:style style:name="T175_15" style:family="text"/>
    <style:style style:name="T175_16" style:family="text"/>
    <style:style style:name="T175_17" style:family="text"/>
    <style:style style:name="T175_18" style:family="text"/>
    <style:style style:name="T175_19" style:family="text"/>
    <style:style style:name="T175_20" style:family="text"/>
    <style:style style:name="T175_21" style:family="text"/>
    <style:style style:name="T175_22" style:family="text"/>
    <style:style style:name="T175_23" style:family="text"/>
    <style:style style:name="T175_24" style:family="text"/>
    <style:style style:name="T175_25" style:family="text"/>
    <style:style style:name="T175_26" style:family="text"/>
    <style:style style:name="T175_27" style:family="text"/>
    <style:style style:name="T175_28" style:family="text"/>
    <style:style style:name="T175_29" style:family="text"/>
    <style:style style:name="T175_30" style:family="text"/>
    <style:style style:name="T175_31" style:family="text"/>
    <style:style style:name="T175_32" style:family="text"/>
    <style:style style:name="T175_33" style:family="text"/>
    <style:style style:name="T175_34" style:family="text"/>
    <style:style style:name="T175_35" style:family="text"/>
    <style:style style:name="T175_36" style:family="text"/>
    <style:style style:name="P176" style:family="paragraph" style:parent-style-name="Standard">
      <style:paragraph-properties fo:text-align="left" fo:break-before="auto" fo:line-height="115%" style:writing-mode="rl-tb"/>
    </style:style>
    <style:style style:name="T176_1" style:family="text"/>
    <style:style style:name="T176_2" style:family="text"/>
    <style:style style:name="T176_3" style:family="text"/>
    <style:style style:name="T176_4" style:family="text"/>
    <style:style style:name="T176_5" style:family="text"/>
    <style:style style:name="T176_6" style:family="text"/>
    <style:style style:name="T176_7" style:family="text"/>
    <style:style style:name="T176_8" style:family="text"/>
    <style:style style:name="T176_9" style:family="text"/>
    <style:style style:name="T176_10" style:family="text"/>
    <style:style style:name="T176_11" style:family="text"/>
    <style:style style:name="T176_12" style:family="text"/>
    <style:style style:name="T176_13" style:family="text"/>
    <style:style style:name="T176_14" style:family="text"/>
    <style:style style:name="T176_15" style:family="text"/>
    <style:style style:name="T176_16" style:family="text"/>
    <style:style style:name="T176_17" style:family="text"/>
    <style:style style:name="T176_18" style:family="text"/>
    <style:style style:name="T176_19" style:family="text"/>
    <style:style style:name="T176_20" style:family="text"/>
    <style:style style:name="T176_21" style:family="text"/>
    <style:style style:name="T176_22" style:family="text"/>
    <style:style style:name="T176_23" style:family="text"/>
    <style:style style:name="T176_24" style:family="text"/>
    <style:style style:name="T176_25" style:family="text"/>
    <style:style style:name="T176_26" style:family="text"/>
    <style:style style:name="T176_27" style:family="text"/>
    <style:style style:name="T176_28" style:family="text"/>
    <style:style style:name="T176_29" style:family="text"/>
    <style:style style:name="T176_30" style:family="text"/>
    <style:style style:name="T176_31" style:family="text"/>
    <style:style style:name="T176_32" style:family="text"/>
    <style:style style:name="T176_33" style:family="text"/>
    <style:style style:name="T176_34" style:family="text"/>
    <style:style style:name="T176_35" style:family="text"/>
    <style:style style:name="T176_36" style:family="text"/>
    <style:style style:name="T176_37" style:family="text"/>
    <style:style style:name="T176_38" style:family="text"/>
    <style:style style:name="T176_39" style:family="text"/>
    <style:style style:name="T176_40" style:family="text"/>
    <style:style style:name="P177" style:family="paragraph" style:parent-style-name="Standard">
      <style:paragraph-properties fo:text-align="left" fo:break-before="auto" fo:line-height="115%" style:writing-mode="rl-tb"/>
    </style:style>
    <style:style style:name="P178" style:family="paragraph" style:parent-style-name="Standard">
      <style:paragraph-properties fo:break-before="auto" fo:line-height="115%" style:writing-mode="lr-tb"/>
    </style:style>
    <style:style style:name="T178_1" style:family="text"/>
    <style:style style:name="T178_2" style:family="text"/>
    <style:style style:name="T178_3" style:family="text"/>
    <style:style style:name="T178_4" style:family="text"/>
    <style:style style:name="T178_5" style:family="text"/>
    <style:style style:name="P179" style:family="paragraph" style:parent-style-name="Standard">
      <style:paragraph-properties fo:break-before="auto" fo:line-height="115%" style:writing-mode="lr-tb"/>
    </style:style>
    <style:style style:name="T179_1" style:family="text"/>
    <style:style style:name="T179_2" style:family="text"/>
    <style:style style:name="T179_3" style:family="text"/>
    <style:style style:name="T179_4" style:family="text"/>
    <style:style style:name="T179_5" style:family="text"/>
    <style:style style:name="T179_6" style:family="text"/>
    <style:style style:name="T179_7" style:family="text"/>
    <style:style style:name="T179_8" style:family="text"/>
    <style:style style:name="T179_9" style:family="text"/>
    <style:style style:name="P180" style:family="paragraph" style:parent-style-name="Standard">
      <style:paragraph-properties fo:break-before="auto" fo:line-height="115%" style:writing-mode="lr-tb"/>
    </style:style>
    <style:style style:name="T180_1" style:family="text"/>
    <style:style style:name="T180_2" style:family="text"/>
    <style:style style:name="T180_3" style:family="text"/>
    <style:style style:name="T180_4" style:family="text"/>
    <style:style style:name="P181" style:family="paragraph" style:parent-style-name="Standard">
      <style:paragraph-properties fo:break-before="auto" fo:line-height="115%" style:writing-mode="lr-tb"/>
    </style:style>
    <style:style style:name="T181_1" style:family="text"/>
    <style:style style:name="P182" style:family="paragraph" style:parent-style-name="Standard">
      <style:paragraph-properties fo:break-before="auto" fo:line-height="115%" style:writing-mode="lr-tb"/>
    </style:style>
    <style:style style:name="P183" style:family="paragraph" style:parent-style-name="Standard">
      <style:paragraph-properties fo:text-align="left" fo:break-before="auto" fo:line-height="115%" style:writing-mode="rl-tb"/>
    </style:style>
    <style:style style:name="T183_1" style:family="text"/>
    <style:style style:name="T183_2" style:family="text"/>
    <style:style style:name="T183_3" style:family="text"/>
    <style:style style:name="T183_4" style:family="text"/>
    <style:style style:name="T183_5" style:family="text"/>
    <style:style style:name="T183_6" style:family="text"/>
    <style:style style:name="T183_7" style:family="text"/>
    <style:style style:name="T183_8" style:family="text"/>
    <style:style style:name="T183_9" style:family="text"/>
    <style:style style:name="T183_10" style:family="text"/>
    <style:style style:name="T183_11" style:family="text"/>
    <style:style style:name="T183_12" style:family="text"/>
    <style:style style:name="T183_13" style:family="text"/>
    <style:style style:name="T183_14" style:family="text"/>
    <style:style style:name="T183_15" style:family="text"/>
    <style:style style:name="T183_16" style:family="text"/>
    <style:style style:name="T183_17" style:family="text"/>
    <style:style style:name="T183_18" style:family="text"/>
    <style:style style:name="T183_19" style:family="text"/>
    <style:style style:name="T183_20" style:family="text"/>
    <style:style style:name="T183_21" style:family="text"/>
    <style:style style:name="T183_22" style:family="text"/>
    <style:style style:name="T183_23" style:family="text"/>
    <style:style style:name="T183_24" style:family="text"/>
    <style:style style:name="T183_25" style:family="text"/>
    <style:style style:name="T183_26" style:family="text"/>
    <style:style style:name="T183_27" style:family="text"/>
    <style:style style:name="T183_28" style:family="text"/>
    <style:style style:name="T183_29" style:family="text"/>
    <style:style style:name="T183_30" style:family="text"/>
    <style:style style:name="T183_31" style:family="text"/>
    <style:style style:name="T183_32" style:family="text"/>
    <style:style style:name="T183_33" style:family="text"/>
    <style:style style:name="T183_34" style:family="text"/>
    <style:style style:name="T183_35" style:family="text"/>
    <style:style style:name="T183_36" style:family="text"/>
    <style:style style:name="T183_37" style:family="text"/>
    <style:style style:name="T183_38" style:family="text"/>
    <style:style style:name="T183_39" style:family="text"/>
    <style:style style:name="T183_40" style:family="text"/>
    <style:style style:name="T183_41" style:family="text"/>
    <style:style style:name="T183_42" style:family="text"/>
    <style:style style:name="T183_43" style:family="text"/>
    <style:style style:name="T183_44" style:family="text"/>
    <style:style style:name="T183_45" style:family="text"/>
    <style:style style:name="T183_46" style:family="text"/>
    <style:style style:name="T183_47" style:family="text"/>
    <style:style style:name="T183_48" style:family="text"/>
    <style:style style:name="T183_49" style:family="text"/>
    <style:style style:name="T183_50" style:family="text"/>
    <style:style style:name="T183_51" style:family="text"/>
    <style:style style:name="T183_52" style:family="text"/>
    <style:style style:name="P184" style:family="paragraph" style:parent-style-name="Standard">
      <style:paragraph-properties fo:text-align="left" fo:break-before="auto" fo:line-height="115%" style:writing-mode="rl-tb"/>
    </style:style>
    <style:style style:name="T184_1" style:family="text"/>
    <style:style style:name="T184_2" style:family="text"/>
    <style:style style:name="T184_3" style:family="text"/>
    <style:style style:name="T184_4" style:family="text"/>
    <style:style style:name="T184_5" style:family="text"/>
    <style:style style:name="T184_6" style:family="text"/>
    <style:style style:name="T184_7" style:family="text"/>
    <style:style style:name="T184_8" style:family="text"/>
    <style:style style:name="T184_9" style:family="text"/>
    <style:style style:name="T184_10" style:family="text"/>
    <style:style style:name="T184_11" style:family="text"/>
    <style:style style:name="T184_12" style:family="text"/>
    <style:style style:name="T184_13" style:family="text"/>
    <style:style style:name="T184_14" style:family="text"/>
    <style:style style:name="T184_15" style:family="text"/>
    <style:style style:name="T184_16" style:family="text"/>
    <style:style style:name="T184_17" style:family="text"/>
    <style:style style:name="T184_18" style:family="text"/>
    <style:style style:name="T184_19" style:family="text"/>
    <style:style style:name="T184_20" style:family="text"/>
    <style:style style:name="T184_21" style:family="text"/>
    <style:style style:name="T184_22" style:family="text"/>
    <style:style style:name="T184_23" style:family="text"/>
    <style:style style:name="T184_24" style:family="text"/>
    <style:style style:name="T184_25" style:family="text"/>
    <style:style style:name="T184_26" style:family="text"/>
    <style:style style:name="T184_27" style:family="text"/>
    <style:style style:name="T184_28" style:family="text"/>
    <style:style style:name="T184_29" style:family="text"/>
    <style:style style:name="T184_30" style:family="text"/>
    <style:style style:name="T184_31" style:family="text"/>
    <style:style style:name="T184_32" style:family="text"/>
    <style:style style:name="T184_33" style:family="text"/>
    <style:style style:name="T184_34" style:family="text"/>
    <style:style style:name="T184_35" style:family="text"/>
    <style:style style:name="T184_36" style:family="text"/>
    <style:style style:name="T184_37" style:family="text"/>
    <style:style style:name="T184_38" style:family="text"/>
    <style:style style:name="T184_39" style:family="text"/>
    <style:style style:name="T184_40" style:family="text"/>
    <style:style style:name="T184_41" style:family="text"/>
    <style:style style:name="T184_42" style:family="text"/>
    <style:style style:name="T184_43" style:family="text"/>
    <style:style style:name="T184_44" style:family="text"/>
    <style:style style:name="T184_45" style:family="text"/>
    <style:style style:name="T184_46" style:family="text"/>
    <style:style style:name="T184_47" style:family="text"/>
    <style:style style:name="T184_48" style:family="text"/>
    <style:style style:name="P185" style:family="paragraph" style:parent-style-name="Standard">
      <style:paragraph-properties fo:text-align="left" fo:break-before="auto" fo:line-height="115%" style:writing-mode="rl-tb"/>
    </style:style>
    <style:style style:name="P186" style:family="paragraph" style:parent-style-name="Standard">
      <style:paragraph-properties fo:break-before="auto" fo:line-height="115%" style:writing-mode="lr-tb"/>
    </style:style>
    <style:style style:name="T186_1" style:family="text"/>
    <style:style style:name="T186_2" style:family="text"/>
    <style:style style:name="T186_3" style:family="text"/>
    <style:style style:name="T186_4" style:family="text"/>
    <style:style style:name="T186_5" style:family="text"/>
    <style:style style:name="T186_6" style:family="text"/>
    <style:style style:name="T186_7" style:family="text"/>
    <style:style style:name="P187" style:family="paragraph" style:parent-style-name="Standard">
      <style:paragraph-properties fo:break-before="auto" fo:line-height="115%" style:writing-mode="lr-tb"/>
    </style:style>
    <style:style style:name="T187_1" style:family="text"/>
    <style:style style:name="P188" style:family="paragraph" style:parent-style-name="Standard">
      <style:paragraph-properties fo:break-before="auto" fo:line-height="115%" style:writing-mode="lr-tb"/>
    </style:style>
    <style:style style:name="P189" style:family="paragraph" style:parent-style-name="Standard">
      <style:paragraph-properties fo:text-align="left" fo:break-before="auto" fo:line-height="115%" style:writing-mode="rl-tb"/>
    </style:style>
    <style:style style:name="T189_1" style:family="text"/>
    <style:style style:name="T189_2" style:family="text"/>
    <style:style style:name="T189_3" style:family="text"/>
    <style:style style:name="T189_4" style:family="text"/>
    <style:style style:name="T189_5" style:family="text"/>
    <style:style style:name="T189_6" style:family="text"/>
    <style:style style:name="T189_7" style:family="text"/>
    <style:style style:name="T189_8" style:family="text"/>
    <style:style style:name="T189_9" style:family="text"/>
    <style:style style:name="T189_10" style:family="text"/>
    <style:style style:name="T189_11" style:family="text"/>
    <style:style style:name="T189_12" style:family="text"/>
    <style:style style:name="T189_13" style:family="text"/>
    <style:style style:name="T189_14" style:family="text"/>
    <style:style style:name="T189_15" style:family="text"/>
    <style:style style:name="T189_16" style:family="text"/>
    <style:style style:name="T189_17" style:family="text"/>
    <style:style style:name="T189_18" style:family="text"/>
    <style:style style:name="T189_19" style:family="text"/>
    <style:style style:name="T189_20" style:family="text"/>
    <style:style style:name="T189_21" style:family="text"/>
    <style:style style:name="T189_22" style:family="text"/>
    <style:style style:name="T189_23" style:family="text"/>
    <style:style style:name="T189_24" style:family="text"/>
    <style:style style:name="T189_25" style:family="text"/>
    <style:style style:name="T189_26" style:family="text"/>
    <style:style style:name="T189_27" style:family="text"/>
    <style:style style:name="T189_28" style:family="text"/>
    <style:style style:name="T189_29" style:family="text"/>
    <style:style style:name="T189_30" style:family="text"/>
    <style:style style:name="T189_31" style:family="text"/>
    <style:style style:name="T189_32" style:family="text"/>
    <style:style style:name="P190" style:family="paragraph" style:parent-style-name="Standard">
      <style:paragraph-properties fo:text-align="left" fo:break-before="auto" fo:line-height="115%" style:writing-mode="rl-tb"/>
    </style:style>
    <style:style style:name="P191" style:family="paragraph" style:parent-style-name="Standard">
      <style:paragraph-properties fo:break-before="auto" fo:line-height="115%" style:writing-mode="lr-tb"/>
    </style:style>
    <style:style style:name="T191_1" style:family="text"/>
    <style:style style:name="T191_2" style:family="text"/>
    <style:style style:name="T191_3" style:family="text"/>
    <style:style style:name="T191_4" style:family="text"/>
    <style:style style:name="T191_5" style:family="text"/>
    <style:style style:name="T191_6" style:family="text"/>
    <style:style style:name="T191_7" style:family="text"/>
    <style:style style:name="P192" style:family="paragraph" style:parent-style-name="Standard">
      <style:paragraph-properties fo:break-before="auto" fo:line-height="115%" style:writing-mode="lr-tb"/>
    </style:style>
    <style:style style:name="T192_1" style:family="text"/>
    <style:style style:name="P193" style:family="paragraph" style:parent-style-name="Standard">
      <style:paragraph-properties fo:break-before="auto" fo:line-height="115%" style:writing-mode="lr-tb"/>
    </style:style>
    <style:style style:name="P194" style:family="paragraph" style:parent-style-name="Standard">
      <style:paragraph-properties fo:text-align="left" fo:break-before="auto" fo:line-height="115%" style:writing-mode="rl-tb"/>
    </style:style>
    <style:style style:name="T194_1" style:family="text"/>
    <style:style style:name="T194_2" style:family="text"/>
    <style:style style:name="T194_3" style:family="text"/>
    <style:style style:name="T194_4" style:family="text"/>
    <style:style style:name="T194_5" style:family="text"/>
    <style:style style:name="T194_6" style:family="text"/>
    <style:style style:name="T194_7" style:family="text"/>
    <style:style style:name="T194_8" style:family="text"/>
    <style:style style:name="T194_9" style:family="text"/>
    <style:style style:name="T194_10" style:family="text"/>
    <style:style style:name="T194_11" style:family="text"/>
    <style:style style:name="T194_12" style:family="text"/>
    <style:style style:name="T194_13" style:family="text"/>
    <style:style style:name="T194_14" style:family="text"/>
    <style:style style:name="T194_15" style:family="text"/>
    <style:style style:name="T194_16" style:family="text"/>
    <style:style style:name="T194_17" style:family="text"/>
    <style:style style:name="T194_18" style:family="text"/>
    <style:style style:name="T194_19" style:family="text"/>
    <style:style style:name="T194_20" style:family="text"/>
    <style:style style:name="T194_21" style:family="text"/>
    <style:style style:name="T194_22" style:family="text"/>
    <style:style style:name="T194_23" style:family="text"/>
    <style:style style:name="T194_24" style:family="text"/>
    <style:style style:name="T194_25" style:family="text"/>
    <style:style style:name="T194_26" style:family="text"/>
    <style:style style:name="P195" style:family="paragraph" style:parent-style-name="Standard">
      <style:paragraph-properties fo:text-align="left" fo:break-before="auto" fo:line-height="115%" style:writing-mode="rl-tb"/>
    </style:style>
    <style:style style:name="P196" style:family="paragraph" style:parent-style-name="Standard">
      <style:paragraph-properties fo:break-before="auto" fo:line-height="115%" style:writing-mode="lr-tb"/>
    </style:style>
    <style:style style:name="T196_1" style:family="text"/>
    <style:style style:name="T196_2" style:family="text"/>
    <style:style style:name="T196_3" style:family="text"/>
    <style:style style:name="T196_4" style:family="text"/>
    <style:style style:name="T196_5" style:family="text"/>
    <style:style style:name="P197" style:family="paragraph" style:parent-style-name="Standard">
      <style:paragraph-properties fo:break-before="auto" fo:line-height="115%" style:writing-mode="lr-tb"/>
    </style:style>
    <style:style style:name="T197_1" style:family="text"/>
    <style:style style:name="T197_2" style:family="text"/>
    <style:style style:name="T197_3" style:family="text"/>
    <style:style style:name="T197_4" style:family="text"/>
    <style:style style:name="T197_5" style:family="text"/>
    <style:style style:name="T197_6" style:family="text"/>
    <style:style style:name="T197_7" style:family="text"/>
    <style:style style:name="P198" style:family="paragraph" style:parent-style-name="Standard">
      <style:paragraph-properties fo:break-before="auto" fo:line-height="115%" style:writing-mode="lr-tb"/>
    </style:style>
    <style:style style:name="T198_1" style:family="text"/>
    <style:style style:name="P199" style:family="paragraph" style:parent-style-name="Standard">
      <style:paragraph-properties fo:break-before="auto" fo:line-height="115%" style:writing-mode="lr-tb"/>
    </style:style>
    <style:style style:name="P200" style:family="paragraph" style:parent-style-name="Standard">
      <style:paragraph-properties fo:text-align="left" fo:break-before="auto" fo:line-height="115%" style:writing-mode="rl-tb"/>
    </style:style>
    <style:style style:name="T200_1" style:family="text"/>
    <style:style style:name="T200_2" style:family="text"/>
    <style:style style:name="T200_3" style:family="text"/>
    <style:style style:name="T200_4" style:family="text"/>
    <style:style style:name="T200_5" style:family="text"/>
    <style:style style:name="T200_6" style:family="text"/>
    <style:style style:name="T200_7" style:family="text"/>
    <style:style style:name="T200_8" style:family="text"/>
    <style:style style:name="T200_9" style:family="text"/>
    <style:style style:name="T200_10" style:family="text"/>
    <style:style style:name="T200_11" style:family="text"/>
    <style:style style:name="T200_12" style:family="text"/>
    <style:style style:name="T200_13" style:family="text"/>
    <style:style style:name="T200_14" style:family="text"/>
    <style:style style:name="T200_15" style:family="text"/>
    <style:style style:name="T200_16" style:family="text"/>
    <style:style style:name="T200_17" style:family="text"/>
    <style:style style:name="T200_18" style:family="text"/>
    <style:style style:name="T200_19" style:family="text"/>
    <style:style style:name="T200_20" style:family="text"/>
    <style:style style:name="T200_21" style:family="text"/>
    <style:style style:name="T200_22" style:family="text"/>
    <style:style style:name="T200_23" style:family="text"/>
    <style:style style:name="T200_24" style:family="text"/>
    <style:style style:name="T200_25" style:family="text"/>
    <style:style style:name="T200_26" style:family="text"/>
    <style:style style:name="T200_27" style:family="text"/>
    <style:style style:name="T200_28" style:family="text"/>
    <style:style style:name="T200_29" style:family="text"/>
    <style:style style:name="T200_30" style:family="text"/>
    <style:style style:name="T200_31" style:family="text"/>
    <style:style style:name="T200_32" style:family="text"/>
    <style:style style:name="T200_33" style:family="text"/>
    <style:style style:name="T200_34" style:family="text"/>
    <style:style style:name="P201" style:family="paragraph" style:parent-style-name="Standard">
      <style:paragraph-properties fo:text-align="left" fo:break-before="auto" fo:line-height="115%" style:writing-mode="rl-tb"/>
    </style:style>
    <style:style style:name="T201_1" style:family="text">
      <style:text-properties fo:font-weight="bold" style:font-weight-asian="bold" style:font-weight-complex="bold"/>
    </style:style>
    <style:style style:name="T201_2" style:family="text">
      <style:text-properties fo:font-weight="bold" style:font-weight-asian="bold" style:font-weight-complex="bold"/>
    </style:style>
    <style:style style:name="P202" style:family="paragraph" style:parent-style-name="Standard">
      <style:paragraph-properties fo:text-align="left" fo:break-before="auto" fo:line-height="115%" style:writing-mode="rl-tb"/>
    </style:style>
    <style:style style:name="T202_1" style:family="text"/>
    <style:style style:name="T202_2" style:family="text"/>
    <style:style style:name="T202_3" style:family="text"/>
    <style:style style:name="T202_4" style:family="text"/>
    <style:style style:name="T202_5" style:family="text"/>
    <style:style style:name="T202_6" style:family="text"/>
    <style:style style:name="T202_7" style:family="text"/>
    <style:style style:name="T202_8" style:family="text"/>
    <style:style style:name="T202_9" style:family="text"/>
    <style:style style:name="T202_10" style:family="text"/>
    <style:style style:name="T202_11" style:family="text"/>
    <style:style style:name="T202_12" style:family="text"/>
    <style:style style:name="T202_13" style:family="text"/>
    <style:style style:name="T202_14" style:family="text"/>
    <style:style style:name="T202_15" style:family="text"/>
    <style:style style:name="T202_16" style:family="text"/>
    <style:style style:name="T202_17" style:family="text"/>
    <style:style style:name="T202_18" style:family="text"/>
    <style:style style:name="T202_19" style:family="text"/>
    <style:style style:name="T202_20" style:family="text"/>
    <style:style style:name="T202_21" style:family="text"/>
    <style:style style:name="T202_22" style:family="text"/>
    <style:style style:name="T202_23" style:family="text"/>
    <style:style style:name="T202_24" style:family="text"/>
    <style:style style:name="T202_25" style:family="text"/>
    <style:style style:name="T202_26" style:family="text"/>
    <style:style style:name="T202_27" style:family="text"/>
    <style:style style:name="T202_28" style:family="text"/>
    <style:style style:name="T202_29" style:family="text"/>
    <style:style style:name="T202_30" style:family="text"/>
    <style:style style:name="T202_31" style:family="text"/>
    <style:style style:name="T202_32" style:family="text"/>
    <style:style style:name="T202_33" style:family="text"/>
    <style:style style:name="T202_34" style:family="text"/>
    <style:style style:name="T202_35" style:family="text"/>
    <style:style style:name="T202_36" style:family="text"/>
    <style:style style:name="T202_37" style:family="text"/>
    <style:style style:name="T202_38" style:family="text"/>
    <style:style style:name="T202_39" style:family="text"/>
    <style:style style:name="T202_40" style:family="text"/>
    <style:style style:name="T202_41" style:family="text"/>
    <style:style style:name="T202_42" style:family="text"/>
    <style:style style:name="T202_43" style:family="text"/>
    <style:style style:name="T202_44" style:family="text"/>
    <style:style style:name="T202_45" style:family="text"/>
    <style:style style:name="T202_46" style:family="text"/>
    <style:style style:name="T202_47" style:family="text"/>
    <style:style style:name="T202_48" style:family="text"/>
    <style:style style:name="T202_49" style:family="text"/>
    <style:style style:name="T202_50" style:family="text"/>
    <style:style style:name="T202_51" style:family="text"/>
    <style:style style:name="T202_52" style:family="text"/>
    <style:style style:name="T202_53" style:family="text"/>
    <style:style style:name="T202_54" style:family="text"/>
    <style:style style:name="T202_55" style:family="text"/>
    <style:style style:name="T202_56" style:family="text"/>
    <style:style style:name="T202_57" style:family="text"/>
    <style:style style:name="T202_58" style:family="text"/>
    <style:style style:name="T202_59" style:family="text"/>
    <style:style style:name="T202_60" style:family="text"/>
    <style:style style:name="T202_61" style:family="text"/>
    <style:style style:name="T202_62" style:family="text"/>
    <style:style style:name="T202_63" style:family="text"/>
    <style:style style:name="T202_64" style:family="text"/>
    <style:style style:name="T202_65" style:family="text"/>
    <style:style style:name="T202_66" style:family="text"/>
    <style:style style:name="T202_67" style:family="text"/>
    <style:style style:name="T202_68" style:family="text"/>
    <style:style style:name="T202_69" style:family="text"/>
    <style:style style:name="T202_70" style:family="text"/>
    <style:style style:name="T202_71" style:family="text"/>
    <style:style style:name="T202_72" style:family="text"/>
    <style:style style:name="T202_73" style:family="text"/>
    <style:style style:name="T202_74" style:family="text"/>
    <style:style style:name="T202_75" style:family="text"/>
    <style:style style:name="T202_76" style:family="text"/>
    <style:style style:name="T202_77" style:family="text"/>
    <style:style style:name="T202_78" style:family="text"/>
    <style:style style:name="T202_79" style:family="text"/>
    <style:style style:name="T202_80" style:family="text"/>
    <style:style style:name="T202_81" style:family="text"/>
    <style:style style:name="T202_82" style:family="text"/>
    <style:style style:name="P203" style:family="paragraph" style:parent-style-name="Standard">
      <style:paragraph-properties fo:text-align="left" fo:break-before="auto" fo:line-height="115%" style:writing-mode="rl-tb"/>
    </style:style>
    <style:style style:name="T203_1" style:family="text">
      <style:text-properties fo:font-weight="bold" style:font-weight-asian="bold" style:font-weight-complex="bold"/>
    </style:style>
    <style:style style:name="T203_2" style:family="text">
      <style:text-properties fo:font-weight="bold" style:font-weight-asian="bold" style:font-weight-complex="bold"/>
    </style:style>
    <style:style style:name="P204" style:family="paragraph" style:parent-style-name="Standard">
      <style:paragraph-properties fo:text-align="left" fo:break-before="auto" fo:line-height="115%" style:writing-mode="rl-tb"/>
    </style:style>
    <style:style style:name="T204_1" style:family="text"/>
    <style:style style:name="T204_2" style:family="text"/>
    <style:style style:name="T204_3" style:family="text"/>
    <style:style style:name="T204_4" style:family="text"/>
    <style:style style:name="T204_5" style:family="text"/>
    <style:style style:name="T204_6" style:family="text"/>
    <style:style style:name="T204_7" style:family="text"/>
    <style:style style:name="T204_8" style:family="text"/>
    <style:style style:name="T204_9" style:family="text"/>
    <style:style style:name="T204_10" style:family="text"/>
    <style:style style:name="T204_11" style:family="text"/>
    <style:style style:name="T204_12" style:family="text"/>
    <style:style style:name="T204_13" style:family="text"/>
    <style:style style:name="T204_14" style:family="text"/>
    <style:style style:name="T204_15" style:family="text"/>
    <style:style style:name="T204_16" style:family="text"/>
    <style:style style:name="T204_17" style:family="text"/>
    <style:style style:name="T204_18" style:family="text">
      <style:text-properties fo:color="#1155cc" style:text-underline-style="solid" style:text-underline-color="font-color"/>
    </style:style>
    <style:style style:name="T204_19" style:family="text"/>
    <style:style style:name="T204_20" style:family="text">
      <style:text-properties fo:color="#1155cc" style:text-underline-style="solid" style:text-underline-color="font-color"/>
    </style:style>
    <style:style style:name="T204_21" style:family="text"/>
    <style:style style:name="T204_22" style:family="text">
      <style:text-properties fo:color="#1155cc" style:text-underline-style="solid" style:text-underline-color="font-color"/>
    </style:style>
    <style:style style:name="T204_23" style:family="text"/>
    <style:style style:name="T204_24" style:family="text">
      <style:text-properties fo:color="#1155cc" style:text-underline-style="solid" style:text-underline-color="font-color"/>
    </style:style>
    <style:style style:name="T204_25" style:family="text"/>
    <style:style style:name="T204_26" style:family="text">
      <style:text-properties fo:color="#1155cc" style:text-underline-style="solid" style:text-underline-color="font-color"/>
    </style:style>
    <style:style style:name="T204_27" style:family="text"/>
    <style:style style:name="T204_28" style:family="text">
      <style:text-properties fo:color="#1155cc" style:text-underline-style="solid" style:text-underline-color="font-color"/>
    </style:style>
    <style:style style:name="T204_29" style:family="text"/>
    <style:style style:name="T204_30" style:family="text">
      <style:text-properties fo:color="#1155cc" style:text-underline-style="solid" style:text-underline-color="font-color"/>
    </style:style>
    <style:style style:name="T204_31" style:family="text"/>
    <style:style style:name="T204_32" style:family="text">
      <style:text-properties fo:color="#1155cc" style:text-underline-style="solid" style:text-underline-color="font-color"/>
    </style:style>
    <style:style style:name="T204_33" style:family="text"/>
    <style:style style:name="T204_34" style:family="text">
      <style:text-properties fo:color="#1155cc" style:text-underline-style="solid" style:text-underline-color="font-color"/>
    </style:style>
    <style:style style:name="T204_35" style:family="text"/>
    <style:style style:name="T204_36" style:family="text">
      <style:text-properties fo:color="#1155cc" style:text-underline-style="solid" style:text-underline-color="font-color"/>
    </style:style>
    <style:style style:name="T204_37" style:family="text"/>
    <style:style style:name="T204_38" style:family="text">
      <style:text-properties fo:color="#1155cc" style:text-underline-style="solid" style:text-underline-color="font-color"/>
    </style:style>
    <style:style style:name="T204_39" style:family="text"/>
    <style:style style:name="T204_40" style:family="text">
      <style:text-properties fo:color="#1155cc" style:text-underline-style="solid" style:text-underline-color="font-color"/>
    </style:style>
    <style:style style:name="T204_41" style:family="text"/>
    <style:style style:name="T204_42" style:family="text">
      <style:text-properties fo:color="#1155cc" style:text-underline-style="solid" style:text-underline-color="font-color"/>
    </style:style>
    <style:style style:name="T204_43" style:family="text"/>
    <style:style style:name="T204_44" style:family="text">
      <style:text-properties fo:color="#1155cc" style:text-underline-style="solid" style:text-underline-color="font-color"/>
    </style:style>
    <style:style style:name="T204_45" style:family="text"/>
    <style:style style:name="T204_46" style:family="text">
      <style:text-properties fo:color="#1155cc" style:text-underline-style="solid" style:text-underline-color="font-color"/>
    </style:style>
    <style:style style:name="T204_47" style:family="text"/>
    <style:style style:name="T204_48" style:family="text">
      <style:text-properties fo:color="#1155cc" style:text-underline-style="solid" style:text-underline-color="font-color"/>
    </style:style>
    <style:style style:name="T204_49" style:family="text"/>
    <style:style style:name="T204_50" style:family="text">
      <style:text-properties fo:color="#1155cc" style:text-underline-style="solid" style:text-underline-color="font-color"/>
    </style:style>
    <style:style style:name="T204_51" style:family="text"/>
    <style:style style:name="T204_52" style:family="text"/>
    <style:style style:name="T204_53" style:family="text"/>
    <style:style style:name="T204_54" style:family="text"/>
    <style:style style:name="T204_55" style:family="text"/>
    <style:style style:name="T204_56" style:family="text"/>
    <style:style style:name="T204_57" style:family="text"/>
    <style:style style:name="T204_58" style:family="text"/>
    <style:style style:name="T204_59" style:family="text"/>
    <style:style style:name="T204_60" style:family="text"/>
    <style:style style:name="T204_61" style:family="text"/>
    <style:style style:name="T204_62" style:family="text"/>
    <style:style style:name="T204_63" style:family="text"/>
    <style:style style:name="T204_64" style:family="text"/>
    <style:style style:name="T204_65" style:family="text"/>
    <style:style style:name="T204_66" style:family="text"/>
    <style:style style:name="T204_67" style:family="text"/>
    <style:style style:name="T204_68" style:family="text"/>
    <style:style style:name="T204_69" style:family="text"/>
    <style:style style:name="T204_70" style:family="text"/>
    <style:style style:name="T204_71" style:family="text"/>
    <style:style style:name="T204_72" style:family="text"/>
    <style:style style:name="T204_73" style:family="text"/>
    <style:style style:name="T204_74" style:family="text"/>
    <style:style style:name="T204_75" style:family="text"/>
    <style:style style:name="T204_76" style:family="text"/>
    <style:style style:name="T204_77" style:family="text"/>
    <style:style style:name="T204_78" style:family="text"/>
    <style:style style:name="T204_79" style:family="text"/>
    <style:style style:name="T204_80" style:family="text"/>
    <style:style style:name="T204_81" style:family="text"/>
    <style:style style:name="T204_82" style:family="text"/>
    <style:style style:name="T204_83" style:family="text"/>
    <style:style style:name="T204_84" style:family="text"/>
    <style:style style:name="T204_85" style:family="text"/>
    <style:style style:name="T204_86" style:family="text"/>
    <style:style style:name="T204_87" style:family="text"/>
    <style:style style:name="T204_88" style:family="text"/>
    <style:style style:name="T204_89" style:family="text"/>
    <style:style style:name="T204_90" style:family="text"/>
    <style:style style:name="T204_91" style:family="text"/>
    <style:style style:name="T204_92" style:family="text"/>
    <style:style style:name="T204_93" style:family="text"/>
    <style:style style:name="T204_94" style:family="text"/>
    <style:style style:name="T204_95" style:family="text"/>
    <style:style style:name="T204_96" style:family="text"/>
    <style:style style:name="T204_97" style:family="text"/>
    <style:style style:name="T204_98" style:family="text"/>
    <style:style style:name="T204_99" style:family="text"/>
    <style:style style:name="T204_100" style:family="text"/>
    <style:style style:name="T204_101" style:family="text"/>
    <style:style style:name="T204_102" style:family="text"/>
    <style:style style:name="T204_103" style:family="text"/>
    <style:style style:name="T204_104" style:family="text"/>
    <style:style style:name="T204_105" style:family="text"/>
    <style:style style:name="P205" style:family="paragraph" style:parent-style-name="Standard">
      <style:paragraph-properties fo:text-align="left" fo:break-before="auto" fo:line-height="115%" style:writing-mode="rl-tb"/>
    </style:style>
    <style:style style:name="T205_1" style:family="text"/>
    <style:style style:name="T205_2" style:family="text"/>
    <style:style style:name="T205_3" style:family="text"/>
    <style:style style:name="T205_4" style:family="text"/>
    <style:style style:name="T205_5" style:family="text"/>
    <style:style style:name="T205_6" style:family="text"/>
    <style:style style:name="T205_7" style:family="text"/>
    <style:style style:name="T205_8" style:family="text"/>
    <style:style style:name="T205_9" style:family="text"/>
    <style:style style:name="T205_10" style:family="text"/>
    <style:style style:name="T205_11" style:family="text"/>
    <style:style style:name="T205_12" style:family="text"/>
    <style:style style:name="T205_13" style:family="text"/>
    <style:style style:name="T205_14" style:family="text"/>
    <style:style style:name="T205_15" style:family="text"/>
    <style:style style:name="T205_16" style:family="text"/>
    <style:style style:name="T205_17" style:family="text"/>
    <style:style style:name="T205_18" style:family="text"/>
    <style:style style:name="T205_19" style:family="text"/>
    <style:style style:name="T205_20" style:family="text"/>
    <style:style style:name="T205_21" style:family="text"/>
    <style:style style:name="T205_22" style:family="text"/>
    <style:style style:name="T205_23" style:family="text"/>
    <style:style style:name="T205_24" style:family="text"/>
    <style:style style:name="T205_25" style:family="text"/>
    <style:style style:name="T205_26" style:family="text"/>
    <style:style style:name="T205_27" style:family="text"/>
    <style:style style:name="T205_28" style:family="text"/>
    <style:style style:name="T205_29" style:family="text"/>
    <style:style style:name="T205_30" style:family="text"/>
    <style:style style:name="T205_31" style:family="text"/>
    <style:style style:name="T205_32" style:family="text"/>
    <style:style style:name="T205_33" style:family="text"/>
    <style:style style:name="T205_34" style:family="text"/>
    <style:style style:name="T205_35" style:family="text"/>
    <style:style style:name="T205_36" style:family="text"/>
    <style:style style:name="T205_37" style:family="text"/>
    <style:style style:name="T205_38" style:family="text"/>
    <style:style style:name="T205_39" style:family="text"/>
    <style:style style:name="T205_40" style:family="text"/>
    <style:style style:name="T205_41" style:family="text"/>
    <style:style style:name="T205_42" style:family="text"/>
    <style:style style:name="T205_43" style:family="text"/>
    <style:style style:name="T205_44" style:family="text"/>
    <style:style style:name="T205_45" style:family="text"/>
    <style:style style:name="T205_46" style:family="text"/>
    <style:style style:name="T205_47" style:family="text"/>
    <style:style style:name="T205_48" style:family="text"/>
    <style:style style:name="T205_49" style:family="text"/>
    <style:style style:name="T205_50" style:family="text"/>
    <style:style style:name="T205_51" style:family="text"/>
    <style:style style:name="T205_52" style:family="text"/>
    <style:style style:name="T205_53" style:family="text"/>
    <style:style style:name="T205_54" style:family="text"/>
    <style:style style:name="T205_55" style:family="text"/>
    <style:style style:name="T205_56" style:family="text"/>
    <style:style style:name="T205_57" style:family="text"/>
    <style:style style:name="T205_58" style:family="text"/>
    <style:style style:name="T205_59" style:family="text"/>
    <style:style style:name="T205_60" style:family="text"/>
    <style:style style:name="T205_61" style:family="text"/>
    <style:style style:name="T205_62" style:family="text"/>
    <style:style style:name="T205_63" style:family="text"/>
    <style:style style:name="T205_64" style:family="text"/>
    <style:style style:name="T205_65" style:family="text"/>
    <style:style style:name="T205_66" style:family="text"/>
    <style:style style:name="T205_67" style:family="text"/>
    <style:style style:name="T205_68" style:family="text"/>
    <style:style style:name="T205_69" style:family="text"/>
    <style:style style:name="T205_70" style:family="text"/>
    <style:style style:name="T205_71" style:family="text"/>
    <style:style style:name="T205_72" style:family="text"/>
    <style:style style:name="T205_73" style:family="text"/>
    <style:style style:name="T205_74" style:family="text"/>
    <style:style style:name="T205_75" style:family="text"/>
    <style:style style:name="T205_76" style:family="text"/>
    <style:style style:name="T205_77" style:family="text"/>
    <style:style style:name="T205_78" style:family="text"/>
    <style:style style:name="T205_79" style:family="text"/>
    <style:style style:name="T205_80" style:family="text"/>
    <style:style style:name="T205_81" style:family="text"/>
    <style:style style:name="T205_82" style:family="text"/>
    <style:style style:name="T205_83" style:family="text"/>
    <style:style style:name="T205_84" style:family="text"/>
    <style:style style:name="T205_85" style:family="text"/>
    <style:style style:name="T205_86" style:family="text"/>
    <style:style style:name="T205_87" style:family="text"/>
    <style:style style:name="T205_88" style:family="text"/>
    <style:style style:name="T205_89" style:family="text"/>
    <style:style style:name="T205_90" style:family="text"/>
    <style:style style:name="T205_91" style:family="text"/>
    <style:style style:name="T205_92" style:family="text"/>
    <style:style style:name="T205_93" style:family="text"/>
    <style:style style:name="T205_94" style:family="text"/>
    <style:style style:name="T205_95" style:family="text"/>
    <style:style style:name="T205_96" style:family="text"/>
    <style:style style:name="T205_97" style:family="text"/>
    <style:style style:name="T205_98" style:family="text"/>
    <style:style style:name="T205_99" style:family="text"/>
    <style:style style:name="T205_100" style:family="text"/>
    <style:style style:name="T205_101" style:family="text"/>
    <style:style style:name="T205_102" style:family="text"/>
    <style:style style:name="T205_103" style:family="text"/>
    <style:style style:name="T205_104" style:family="text"/>
    <style:style style:name="P206" style:family="paragraph" style:parent-style-name="Standard">
      <style:paragraph-properties fo:text-align="left" fo:break-before="auto" fo:line-height="115%" style:writing-mode="rl-tb"/>
      <style:text-properties fo:font-weight="bold" style:font-weight-asian="bold" style:font-weight-complex="bold"/>
    </style:style>
    <style:style style:name="P207" style:family="paragraph" style:parent-style-name="Standard">
      <style:paragraph-properties fo:text-align="left" fo:break-before="auto" fo:line-height="115%" style:writing-mode="rl-tb"/>
    </style:style>
    <style:style style:name="T207_1" style:family="text">
      <style:text-properties fo:font-weight="bold" style:font-weight-asian="bold" style:font-weight-complex="bold"/>
    </style:style>
    <style:style style:name="T207_2" style:family="text">
      <style:text-properties fo:font-weight="bold" style:font-weight-asian="bold" style:font-weight-complex="bold"/>
    </style:style>
    <style:style style:name="T207_3" style:family="text">
      <style:text-properties fo:font-weight="bold" style:font-weight-asian="bold" style:font-weight-complex="bold"/>
    </style:style>
    <style:style style:name="T207_4" style:family="text">
      <style:text-properties fo:font-weight="bold" style:font-weight-asian="bold" style:font-weight-complex="bold"/>
    </style:style>
    <style:style style:name="P208" style:family="paragraph" style:parent-style-name="Standard">
      <style:paragraph-properties fo:text-align="left" fo:break-before="auto" fo:line-height="115%" style:writing-mode="rl-tb"/>
    </style:style>
    <style:style style:name="T208_1" style:family="text"/>
    <style:style style:name="T208_2" style:family="text"/>
    <style:style style:name="T208_3" style:family="text"/>
    <style:style style:name="T208_4" style:family="text"/>
    <style:style style:name="T208_5" style:family="text"/>
    <style:style style:name="T208_6" style:family="text"/>
    <style:style style:name="T208_7" style:family="text"/>
    <style:style style:name="T208_8" style:family="text"/>
    <style:style style:name="T208_9" style:family="text"/>
    <style:style style:name="T208_10" style:family="text"/>
    <style:style style:name="T208_11" style:family="text"/>
    <style:style style:name="T208_12" style:family="text"/>
    <style:style style:name="T208_13" style:family="text"/>
    <style:style style:name="T208_14" style:family="text"/>
    <style:style style:name="T208_15" style:family="text"/>
    <style:style style:name="T208_16" style:family="text"/>
    <style:style style:name="T208_17" style:family="text"/>
    <style:style style:name="T208_18" style:family="text"/>
    <style:style style:name="T208_19" style:family="text"/>
    <style:style style:name="T208_20" style:family="text"/>
    <style:style style:name="T208_21" style:family="text"/>
    <style:style style:name="T208_22" style:family="text"/>
    <style:style style:name="T208_23" style:family="text"/>
    <style:style style:name="T208_24" style:family="text"/>
    <style:style style:name="T208_25" style:family="text"/>
    <style:style style:name="T208_26" style:family="text"/>
    <style:style style:name="T208_27" style:family="text"/>
    <style:style style:name="T208_28" style:family="text"/>
    <style:style style:name="T208_29" style:family="text"/>
    <style:style style:name="T208_30" style:family="text"/>
    <style:style style:name="T208_31" style:family="text"/>
    <style:style style:name="T208_32" style:family="text"/>
    <style:style style:name="T208_33" style:family="text"/>
    <style:style style:name="T208_34" style:family="text"/>
    <style:style style:name="T208_35" style:family="text"/>
    <style:style style:name="T208_36" style:family="text"/>
    <style:style style:name="T208_37" style:family="text"/>
    <style:style style:name="T208_38" style:family="text"/>
    <style:style style:name="T208_39" style:family="text"/>
    <style:style style:name="T208_40" style:family="text"/>
    <style:style style:name="T208_41" style:family="text"/>
    <style:style style:name="T208_42" style:family="text"/>
    <style:style style:name="T208_43" style:family="text"/>
    <style:style style:name="T208_44" style:family="text"/>
    <style:style style:name="T208_45" style:family="text"/>
    <style:style style:name="T208_46" style:family="text"/>
    <style:style style:name="T208_47" style:family="text"/>
    <style:style style:name="T208_48" style:family="text"/>
    <style:style style:name="T208_49" style:family="text"/>
    <style:style style:name="T208_50" style:family="text"/>
    <style:style style:name="T208_51" style:family="text"/>
    <style:style style:name="T208_52" style:family="text"/>
    <style:style style:name="P209" style:family="paragraph" style:parent-style-name="Standard">
      <style:paragraph-properties fo:text-align="left" fo:break-before="auto" fo:line-height="115%" style:writing-mode="rl-tb"/>
    </style:style>
    <style:style style:name="P210" style:family="paragraph" style:parent-style-name="Standard">
      <style:paragraph-properties fo:break-before="auto" fo:line-height="115%" style:writing-mode="lr-tb"/>
    </style:style>
    <style:style style:name="T210_1" style:family="text"/>
    <style:style style:name="T210_2" style:family="text"/>
    <style:style style:name="T210_3" style:family="text"/>
    <style:style style:name="T210_4" style:family="text"/>
    <style:style style:name="T210_5" style:family="text"/>
    <style:style style:name="T210_6" style:family="text"/>
    <style:style style:name="T210_7" style:family="text"/>
    <style:style style:name="P211" style:family="paragraph" style:parent-style-name="Standard">
      <style:paragraph-properties fo:break-before="auto" fo:line-height="115%" style:writing-mode="lr-tb"/>
    </style:style>
    <style:style style:name="T211_1" style:family="text"/>
    <style:style style:name="P212" style:family="paragraph" style:parent-style-name="Standard">
      <style:paragraph-properties fo:break-before="auto" fo:line-height="115%" style:writing-mode="lr-tb"/>
    </style:style>
    <style:style style:name="T212_1" style:family="text"/>
    <style:style style:name="T212_2" style:family="text"/>
    <style:style style:name="T212_3" style:family="text"/>
    <style:style style:name="T212_4" style:family="text"/>
    <style:style style:name="T212_5" style:family="text"/>
    <style:style style:name="T212_6" style:family="text"/>
    <style:style style:name="T212_7" style:family="text"/>
    <style:style style:name="P213" style:family="paragraph" style:parent-style-name="Standard">
      <style:paragraph-properties fo:break-before="auto" fo:line-height="115%" style:writing-mode="lr-tb"/>
    </style:style>
    <style:style style:name="T213_1" style:family="text"/>
    <style:style style:name="P214" style:family="paragraph" style:parent-style-name="Standard">
      <style:paragraph-properties fo:break-before="auto" fo:line-height="115%" style:writing-mode="lr-tb"/>
    </style:style>
    <style:style style:name="P215" style:family="paragraph" style:parent-style-name="Standard">
      <style:paragraph-properties fo:text-align="left" fo:break-before="auto" fo:line-height="115%" style:writing-mode="rl-tb"/>
    </style:style>
    <style:style style:name="T215_1" style:family="text"/>
    <style:style style:name="T215_2" style:family="text"/>
    <style:style style:name="T215_3" style:family="text"/>
    <style:style style:name="T215_4" style:family="text"/>
    <style:style style:name="T215_5" style:family="text"/>
    <style:style style:name="T215_6" style:family="text"/>
    <style:style style:name="T215_7" style:family="text"/>
    <style:style style:name="T215_8" style:family="text"/>
    <style:style style:name="T215_9" style:family="text"/>
    <style:style style:name="T215_10" style:family="text"/>
    <style:style style:name="T215_11" style:family="text"/>
    <style:style style:name="T215_12" style:family="text"/>
    <style:style style:name="T215_13" style:family="text"/>
    <style:style style:name="T215_14" style:family="text"/>
    <style:style style:name="T215_15" style:family="text"/>
    <style:style style:name="T215_16" style:family="text"/>
    <style:style style:name="T215_17" style:family="text"/>
    <style:style style:name="T215_18" style:family="text"/>
    <style:style style:name="T215_19" style:family="text"/>
    <style:style style:name="T215_20" style:family="text"/>
    <style:style style:name="T215_21" style:family="text"/>
    <style:style style:name="T215_22" style:family="text"/>
    <style:style style:name="T215_23" style:family="text"/>
    <style:style style:name="T215_24" style:family="text"/>
    <style:style style:name="T215_25" style:family="text"/>
    <style:style style:name="T215_26" style:family="text"/>
    <style:style style:name="T215_27" style:family="text"/>
    <style:style style:name="T215_28" style:family="text"/>
    <style:style style:name="T215_29" style:family="text"/>
    <style:style style:name="T215_30" style:family="text"/>
    <style:style style:name="T215_31" style:family="text"/>
    <style:style style:name="T215_32" style:family="text"/>
    <style:style style:name="T215_33" style:family="text"/>
    <style:style style:name="T215_34" style:family="text"/>
    <style:style style:name="P216" style:family="paragraph" style:parent-style-name="Standard">
      <style:paragraph-properties fo:break-before="auto" fo:line-height="115%" style:writing-mode="lr-tb"/>
    </style:style>
    <style:style style:name="P217" style:family="paragraph" style:parent-style-name="Standard">
      <style:paragraph-properties fo:break-before="auto" fo:line-height="115%" style:writing-mode="lr-tb"/>
    </style:style>
    <style:style style:name="T217_1" style:family="text"/>
    <style:style style:name="T217_2" style:family="text"/>
    <style:style style:name="T217_3" style:family="text"/>
    <style:style style:name="T217_4" style:family="text"/>
    <style:style style:name="T217_5" style:family="text"/>
    <style:style style:name="T217_6" style:family="text"/>
    <style:style style:name="T217_7" style:family="text"/>
    <style:style style:name="T217_8" style:family="text"/>
    <style:style style:name="T217_9" style:family="text"/>
    <style:style style:name="T217_10" style:family="text"/>
    <style:style style:name="P218" style:family="paragraph" style:parent-style-name="Standard">
      <style:paragraph-properties fo:break-before="auto" fo:line-height="115%" style:writing-mode="lr-tb"/>
    </style:style>
    <style:style style:name="T218_1" style:family="text"/>
    <style:style style:name="T218_2" style:family="text"/>
    <style:style style:name="T218_3" style:family="text"/>
    <style:style style:name="T218_4" style:family="text"/>
    <style:style style:name="T218_5" style:family="text"/>
    <style:style style:name="T218_6" style:family="text"/>
    <style:style style:name="T218_7" style:family="text"/>
    <style:style style:name="T218_8" style:family="text"/>
    <style:style style:name="T218_9" style:family="text"/>
    <style:style style:name="P219" style:family="paragraph" style:parent-style-name="Standard">
      <style:paragraph-properties fo:break-before="auto" fo:line-height="115%" style:writing-mode="lr-tb"/>
    </style:style>
    <style:style style:name="T219_1" style:family="text"/>
    <style:style style:name="T219_2" style:family="text"/>
    <style:style style:name="T219_3" style:family="text"/>
    <style:style style:name="T219_4" style:family="text"/>
    <style:style style:name="T219_5" style:family="text"/>
    <style:style style:name="T219_6" style:family="text"/>
    <style:style style:name="T219_7" style:family="text"/>
    <style:style style:name="T219_8" style:family="text"/>
    <style:style style:name="T219_9" style:family="text"/>
    <style:style style:name="P220" style:family="paragraph" style:parent-style-name="Standard">
      <style:paragraph-properties fo:break-before="auto" fo:line-height="115%" style:writing-mode="lr-tb"/>
    </style:style>
    <style:style style:name="T220_1" style:family="text"/>
    <style:style style:name="T220_2" style:family="text"/>
    <style:style style:name="T220_3" style:family="text"/>
    <style:style style:name="T220_4" style:family="text"/>
    <style:style style:name="P221" style:family="paragraph" style:parent-style-name="Standard">
      <style:paragraph-properties fo:break-before="auto" fo:line-height="115%" style:writing-mode="lr-tb"/>
    </style:style>
    <style:style style:name="P222" style:family="paragraph" style:parent-style-name="Standard">
      <style:paragraph-properties fo:text-align="left" fo:break-before="auto" fo:line-height="115%" style:writing-mode="rl-tb"/>
    </style:style>
    <style:style style:name="T222_1" style:family="text"/>
    <style:style style:name="T222_2" style:family="text"/>
    <style:style style:name="T222_3" style:family="text"/>
    <style:style style:name="T222_4" style:family="text"/>
    <style:style style:name="T222_5" style:family="text"/>
    <style:style style:name="T222_6" style:family="text"/>
    <style:style style:name="T222_7" style:family="text"/>
    <style:style style:name="T222_8" style:family="text"/>
    <style:style style:name="T222_9" style:family="text"/>
    <style:style style:name="T222_10" style:family="text"/>
    <style:style style:name="T222_11" style:family="text"/>
    <style:style style:name="T222_12" style:family="text"/>
    <style:style style:name="T222_13" style:family="text"/>
    <style:style style:name="T222_14" style:family="text"/>
    <style:style style:name="T222_15" style:family="text"/>
    <style:style style:name="T222_16" style:family="text"/>
    <style:style style:name="T222_17" style:family="text"/>
    <style:style style:name="T222_18" style:family="text"/>
    <style:style style:name="T222_19" style:family="text"/>
    <style:style style:name="T222_20" style:family="text"/>
    <style:style style:name="T222_21" style:family="text"/>
    <style:style style:name="T222_22" style:family="text"/>
    <style:style style:name="T222_23" style:family="text"/>
    <style:style style:name="T222_24" style:family="text"/>
    <style:style style:name="T222_25" style:family="text"/>
    <style:style style:name="T222_26" style:family="text"/>
    <style:style style:name="T222_27" style:family="text"/>
    <style:style style:name="T222_28" style:family="text"/>
    <style:style style:name="T222_29" style:family="text"/>
    <style:style style:name="T222_30" style:family="text"/>
    <style:style style:name="T222_31" style:family="text"/>
    <style:style style:name="T222_32" style:family="text"/>
    <style:style style:name="T222_33" style:family="text"/>
    <style:style style:name="T222_34" style:family="text"/>
    <style:style style:name="T222_35" style:family="text"/>
    <style:style style:name="T222_36" style:family="text"/>
    <style:style style:name="T222_37" style:family="text"/>
    <style:style style:name="T222_38" style:family="text"/>
    <style:style style:name="T222_39" style:family="text"/>
    <style:style style:name="T222_40" style:family="text"/>
    <style:style style:name="T222_41" style:family="text"/>
    <style:style style:name="T222_42" style:family="text"/>
    <style:style style:name="T222_43" style:family="text"/>
    <style:style style:name="T222_44" style:family="text"/>
    <style:style style:name="T222_45" style:family="text"/>
    <style:style style:name="T222_46" style:family="text"/>
    <style:style style:name="T222_47" style:family="text"/>
    <style:style style:name="T222_48" style:family="text"/>
    <style:style style:name="T222_49" style:family="text"/>
    <style:style style:name="T222_50" style:family="text"/>
    <style:style style:name="P223" style:family="paragraph" style:parent-style-name="Standard">
      <style:paragraph-properties fo:break-before="auto" fo:line-height="115%" style:writing-mode="lr-tb"/>
    </style:style>
    <style:style style:name="T223_1" style:family="text"/>
    <style:style style:name="T223_2" style:family="text"/>
    <style:style style:name="T223_3" style:family="text"/>
    <style:style style:name="T223_4" style:family="text"/>
    <style:style style:name="T223_5" style:family="text"/>
    <style:style style:name="T223_6" style:family="text"/>
    <style:style style:name="T223_7" style:family="text"/>
    <style:style style:name="T223_8" style:family="text"/>
    <style:style style:name="T223_9" style:family="text"/>
    <style:style style:name="T223_10" style:family="text"/>
    <style:style style:name="T223_11" style:family="text"/>
    <style:style style:name="T223_12" style:family="text"/>
    <style:style style:name="T223_13" style:family="text"/>
    <style:style style:name="T223_14" style:family="text"/>
    <style:style style:name="T223_15" style:family="text"/>
    <style:style style:name="T223_16" style:family="text"/>
    <style:style style:name="T223_17" style:family="text"/>
    <style:style style:name="T223_18" style:family="text"/>
    <style:style style:name="T223_19" style:family="text"/>
    <style:style style:name="T223_20" style:family="text"/>
    <style:style style:name="T223_21" style:family="text"/>
    <style:style style:name="T223_22" style:family="text"/>
    <style:style style:name="T223_23" style:family="text"/>
    <style:style style:name="T223_24" style:family="text"/>
    <style:style style:name="T223_25" style:family="text"/>
    <style:style style:name="T223_26" style:family="text"/>
    <style:style style:name="T223_27" style:family="text"/>
    <style:style style:name="T223_28" style:family="text"/>
    <style:style style:name="T223_29" style:family="text"/>
    <style:style style:name="T223_30" style:family="text"/>
    <style:style style:name="T223_31" style:family="text"/>
    <style:style style:name="T223_32" style:family="text"/>
    <style:style style:name="T223_33" style:family="text"/>
    <style:style style:name="T223_34" style:family="text"/>
    <style:style style:name="T223_35" style:family="text"/>
    <style:style style:name="T223_36" style:family="text"/>
    <style:style style:name="T223_37" style:family="text"/>
    <style:style style:name="P224" style:family="paragraph" style:parent-style-name="Standard">
      <style:paragraph-properties fo:text-align="left" fo:break-before="auto" fo:line-height="115%" style:writing-mode="rl-tb"/>
    </style:style>
    <style:style style:name="T224_1" style:family="text"/>
    <style:style style:name="T224_2" style:family="text"/>
    <style:style style:name="T224_3" style:family="text"/>
    <style:style style:name="T224_4" style:family="text"/>
    <style:style style:name="T224_5" style:family="text"/>
    <style:style style:name="T224_6" style:family="text"/>
    <style:style style:name="T224_7" style:family="text"/>
    <style:style style:name="T224_8" style:family="text"/>
    <style:style style:name="T224_9" style:family="text"/>
    <style:style style:name="T224_10" style:family="text"/>
    <style:style style:name="T224_11" style:family="text"/>
    <style:style style:name="T224_12" style:family="text"/>
    <style:style style:name="T224_13" style:family="text"/>
    <style:style style:name="T224_14" style:family="text"/>
    <style:style style:name="T224_15" style:family="text"/>
    <style:style style:name="T224_16" style:family="text"/>
    <style:style style:name="T224_17" style:family="text"/>
    <style:style style:name="T224_18" style:family="text"/>
    <style:style style:name="T224_19" style:family="text"/>
    <style:style style:name="T224_20" style:family="text"/>
    <style:style style:name="T224_21" style:family="text"/>
    <style:style style:name="T224_22" style:family="text"/>
    <style:style style:name="T224_23" style:family="text"/>
    <style:style style:name="T224_24" style:family="text"/>
    <style:style style:name="T224_25" style:family="text"/>
    <style:style style:name="T224_26" style:family="text"/>
    <style:style style:name="T224_27" style:family="text"/>
    <style:style style:name="T224_28" style:family="text"/>
    <style:style style:name="T224_29" style:family="text"/>
    <style:style style:name="T224_30" style:family="text"/>
    <style:style style:name="P225" style:family="paragraph" style:parent-style-name="Standard">
      <style:paragraph-properties fo:break-before="auto" fo:line-height="115%" style:writing-mode="lr-tb"/>
    </style:style>
    <style:style style:name="T225_1" style:family="text"/>
    <style:style style:name="T225_2" style:family="text"/>
    <style:style style:name="T225_3" style:family="text"/>
    <style:style style:name="T225_4" style:family="text"/>
    <style:style style:name="T225_5" style:family="text"/>
    <style:style style:name="T225_6" style:family="text"/>
    <style:style style:name="T225_7" style:family="text"/>
    <style:style style:name="T225_8" style:family="text"/>
    <style:style style:name="T225_9" style:family="text"/>
    <style:style style:name="P226" style:family="paragraph" style:parent-style-name="Standard">
      <style:paragraph-properties fo:break-before="auto" fo:line-height="115%" style:writing-mode="lr-tb"/>
    </style:style>
    <style:style style:name="T226_1" style:family="text"/>
    <style:style style:name="P227" style:family="paragraph" style:parent-style-name="Standard">
      <style:paragraph-properties fo:break-before="auto" fo:line-height="115%" style:writing-mode="lr-tb"/>
    </style:style>
    <style:style style:name="T227_1" style:family="text"/>
    <style:style style:name="P228" style:family="paragraph" style:parent-style-name="Standard">
      <style:paragraph-properties fo:break-before="auto" fo:line-height="115%" style:writing-mode="lr-tb"/>
    </style:style>
    <style:style style:name="T228_1" style:family="text"/>
    <style:style style:name="P229" style:family="paragraph" style:parent-style-name="Standard">
      <style:paragraph-properties fo:text-align="left" fo:break-before="auto" fo:line-height="115%" style:writing-mode="rl-tb"/>
    </style:style>
    <style:style style:name="T229_1" style:family="text">
      <style:text-properties fo:font-weight="bold" style:font-weight-asian="bold" style:font-weight-complex="bold"/>
    </style:style>
    <style:style style:name="T229_2" style:family="text">
      <style:text-properties fo:font-weight="bold" style:font-weight-asian="bold" style:font-weight-complex="bold"/>
    </style:style>
    <style:style style:name="T229_3" style:family="text">
      <style:text-properties fo:font-weight="bold" style:font-weight-asian="bold" style:font-weight-complex="bold"/>
    </style:style>
    <style:style style:name="T229_4" style:family="text">
      <style:text-properties fo:font-weight="bold" style:font-weight-asian="bold" style:font-weight-complex="bold"/>
    </style:style>
    <style:style style:name="T229_5" style:family="text">
      <style:text-properties fo:font-weight="bold" style:font-weight-asian="bold" style:font-weight-complex="bold"/>
    </style:style>
    <style:style style:name="T229_6" style:family="text">
      <style:text-properties fo:font-weight="bold" style:font-weight-asian="bold" style:font-weight-complex="bold"/>
    </style:style>
    <style:style style:name="P230" style:family="paragraph" style:parent-style-name="Standard">
      <style:paragraph-properties fo:text-align="left" fo:break-before="auto" fo:line-height="115%" style:writing-mode="rl-tb"/>
    </style:style>
    <style:style style:name="T230_1" style:family="text"/>
    <style:style style:name="T230_2" style:family="text"/>
    <style:style style:name="T230_3" style:family="text"/>
    <style:style style:name="T230_4" style:family="text"/>
    <style:style style:name="T230_5" style:family="text"/>
    <style:style style:name="T230_6" style:family="text"/>
    <style:style style:name="T230_7" style:family="text"/>
    <style:style style:name="T230_8" style:family="text"/>
    <style:style style:name="T230_9" style:family="text"/>
    <style:style style:name="T230_10" style:family="text"/>
    <style:style style:name="T230_11" style:family="text"/>
    <style:style style:name="T230_12" style:family="text"/>
    <style:style style:name="T230_13" style:family="text"/>
    <style:style style:name="T230_14" style:family="text"/>
    <style:style style:name="T230_15" style:family="text"/>
    <style:style style:name="T230_16" style:family="text"/>
    <style:style style:name="T230_17" style:family="text"/>
    <style:style style:name="T230_18" style:family="text"/>
    <style:style style:name="T230_19" style:family="text"/>
    <style:style style:name="T230_20" style:family="text"/>
    <style:style style:name="T230_21" style:family="text"/>
    <style:style style:name="T230_22" style:family="text"/>
    <style:style style:name="T230_23" style:family="text"/>
    <style:style style:name="T230_24" style:family="text"/>
    <style:style style:name="T230_25" style:family="text"/>
    <style:style style:name="T230_26" style:family="text"/>
    <style:style style:name="T230_27" style:family="text"/>
    <style:style style:name="T230_28" style:family="text"/>
    <style:style style:name="T230_29" style:family="text"/>
    <style:style style:name="T230_30" style:family="text"/>
    <style:style style:name="T230_31" style:family="text"/>
    <style:style style:name="T230_32" style:family="text"/>
    <style:style style:name="P231" style:family="paragraph" style:parent-style-name="Standard">
      <style:paragraph-properties fo:text-align="left" fo:break-before="auto" fo:line-height="115%" style:writing-mode="rl-tb"/>
    </style:style>
    <style:style style:name="P232" style:family="paragraph" style:parent-style-name="Standard">
      <style:paragraph-properties fo:break-before="auto" fo:line-height="115%" style:writing-mode="lr-tb"/>
    </style:style>
    <style:style style:name="T232_1" style:family="text"/>
    <style:style style:name="T232_2" style:family="text"/>
    <style:style style:name="T232_3" style:family="text"/>
    <style:style style:name="T232_4" style:family="text"/>
    <style:style style:name="T232_5" style:family="text"/>
    <style:style style:name="T232_6" style:family="text"/>
    <style:style style:name="P233" style:family="paragraph" style:parent-style-name="Standard">
      <style:paragraph-properties fo:break-before="auto" fo:line-height="115%" style:writing-mode="lr-tb"/>
    </style:style>
    <style:style style:name="T233_1" style:family="text"/>
    <style:style style:name="T233_2" style:family="text"/>
    <style:style style:name="T233_3" style:family="text"/>
    <style:style style:name="T233_4" style:family="text"/>
    <style:style style:name="T233_5" style:family="text"/>
    <style:style style:name="T233_6" style:family="text"/>
    <style:style style:name="T233_7" style:family="text"/>
    <style:style style:name="T233_8" style:family="text"/>
    <style:style style:name="T233_9" style:family="text"/>
    <style:style style:name="P234" style:family="paragraph" style:parent-style-name="Standard">
      <style:paragraph-properties fo:break-before="auto" fo:line-height="115%" style:writing-mode="lr-tb"/>
    </style:style>
    <style:style style:name="P235" style:family="paragraph" style:parent-style-name="Standard">
      <style:paragraph-properties fo:text-align="left" fo:break-before="auto" fo:line-height="115%" style:writing-mode="rl-tb"/>
    </style:style>
    <style:style style:name="T235_1" style:family="text"/>
    <style:style style:name="T235_2" style:family="text"/>
    <style:style style:name="T235_3" style:family="text"/>
    <style:style style:name="T235_4" style:family="text"/>
    <style:style style:name="T235_5" style:family="text"/>
    <style:style style:name="T235_6" style:family="text"/>
    <style:style style:name="T235_7" style:family="text"/>
    <style:style style:name="T235_8" style:family="text"/>
    <style:style style:name="T235_9" style:family="text"/>
    <style:style style:name="T235_10" style:family="text"/>
    <style:style style:name="T235_11" style:family="text"/>
    <style:style style:name="T235_12" style:family="text"/>
    <style:style style:name="T235_13" style:family="text"/>
    <style:style style:name="T235_14" style:family="text"/>
    <style:style style:name="T235_15" style:family="text"/>
    <style:style style:name="T235_16" style:family="text"/>
    <style:style style:name="T235_17" style:family="text"/>
    <style:style style:name="T235_18" style:family="text"/>
    <style:style style:name="T235_19" style:family="text"/>
    <style:style style:name="T235_20" style:family="text"/>
    <style:style style:name="T235_21" style:family="text"/>
    <style:style style:name="T235_22" style:family="text"/>
    <style:style style:name="T235_23" style:family="text"/>
    <style:style style:name="T235_24" style:family="text"/>
    <style:style style:name="T235_25" style:family="text"/>
    <style:style style:name="T235_26" style:family="text"/>
    <style:style style:name="P236" style:family="paragraph" style:parent-style-name="Standard">
      <style:paragraph-properties fo:text-align="left" fo:break-before="auto" fo:line-height="115%" style:writing-mode="rl-tb"/>
    </style:style>
    <style:style style:name="P237" style:family="paragraph" style:parent-style-name="Standard">
      <style:paragraph-properties fo:break-before="auto" fo:line-height="115%" style:writing-mode="lr-tb"/>
    </style:style>
    <style:style style:name="T237_1" style:family="text"/>
    <style:style style:name="T237_2" style:family="text"/>
    <style:style style:name="T237_3" style:family="text"/>
    <style:style style:name="T237_4" style:family="text"/>
    <style:style style:name="T237_5" style:family="text"/>
    <style:style style:name="T237_6" style:family="text"/>
    <style:style style:name="P238" style:family="paragraph" style:parent-style-name="Standard">
      <style:paragraph-properties fo:break-before="auto" fo:line-height="115%" style:writing-mode="lr-tb"/>
    </style:style>
    <style:style style:name="T238_1" style:family="text"/>
    <style:style style:name="T238_2" style:family="text"/>
    <style:style style:name="T238_3" style:family="text"/>
    <style:style style:name="T238_4" style:family="text"/>
    <style:style style:name="T238_5" style:family="text"/>
    <style:style style:name="T238_6" style:family="text"/>
    <style:style style:name="T238_7" style:family="text"/>
    <style:style style:name="T238_8" style:family="text"/>
    <style:style style:name="T238_9" style:family="text"/>
    <style:style style:name="T238_10" style:family="text"/>
    <style:style style:name="T238_11" style:family="text"/>
    <style:style style:name="T238_12" style:family="text"/>
    <style:style style:name="T238_13" style:family="text"/>
    <style:style style:name="T238_14" style:family="text"/>
    <style:style style:name="T238_15" style:family="text"/>
    <style:style style:name="P239" style:family="paragraph" style:parent-style-name="Standard">
      <style:paragraph-properties fo:break-before="auto" fo:line-height="115%" style:writing-mode="lr-tb"/>
    </style:style>
    <style:style style:name="T239_1" style:family="text"/>
    <style:style style:name="T239_2" style:family="text"/>
    <style:style style:name="T239_3" style:family="text"/>
    <style:style style:name="T239_4" style:family="text"/>
    <style:style style:name="T239_5" style:family="text"/>
    <style:style style:name="T239_6" style:family="text"/>
    <style:style style:name="P240" style:family="paragraph" style:parent-style-name="Standard">
      <style:paragraph-properties fo:break-before="auto" fo:line-height="115%" style:writing-mode="lr-tb"/>
    </style:style>
    <style:style style:name="T240_1" style:family="text"/>
    <style:style style:name="T240_2" style:family="text"/>
    <style:style style:name="T240_3" style:family="text"/>
    <style:style style:name="T240_4" style:family="text"/>
    <style:style style:name="T240_5" style:family="text"/>
    <style:style style:name="T240_6" style:family="text"/>
    <style:style style:name="T240_7" style:family="text"/>
    <style:style style:name="T240_8" style:family="text"/>
    <style:style style:name="T240_9" style:family="text"/>
    <style:style style:name="T240_10" style:family="text"/>
    <style:style style:name="T240_11" style:family="text"/>
    <style:style style:name="T240_12" style:family="text"/>
    <style:style style:name="T240_13" style:family="text"/>
    <style:style style:name="T240_14" style:family="text"/>
    <style:style style:name="T240_15" style:family="text"/>
    <style:style style:name="P241" style:family="paragraph" style:parent-style-name="Standard">
      <style:paragraph-properties fo:break-before="auto" fo:line-height="115%" style:writing-mode="lr-tb"/>
    </style:style>
    <style:style style:name="T241_1" style:family="text"/>
    <style:style style:name="T241_2" style:family="text"/>
    <style:style style:name="P242" style:family="paragraph" style:parent-style-name="Standard">
      <style:paragraph-properties fo:break-before="auto" fo:line-height="115%" style:writing-mode="lr-tb"/>
    </style:style>
    <style:style style:name="T242_1" style:family="text"/>
    <style:style style:name="T242_2" style:family="text"/>
    <style:style style:name="T242_3" style:family="text"/>
    <style:style style:name="T242_4" style:family="text"/>
    <style:style style:name="T242_5" style:family="text"/>
    <style:style style:name="T242_6" style:family="text"/>
    <style:style style:name="T242_7" style:family="text"/>
    <style:style style:name="T242_8" style:family="text"/>
    <style:style style:name="T242_9" style:family="text"/>
    <style:style style:name="P243" style:family="paragraph" style:parent-style-name="Standard">
      <style:paragraph-properties fo:break-before="auto" fo:line-height="115%" style:writing-mode="lr-tb"/>
    </style:style>
    <style:style style:name="P244" style:family="paragraph" style:parent-style-name="Standard">
      <style:paragraph-properties fo:text-align="left" fo:break-before="auto" fo:line-height="115%" style:writing-mode="rl-tb"/>
    </style:style>
    <style:style style:name="T244_1" style:family="text"/>
    <style:style style:name="T244_2" style:family="text"/>
    <style:style style:name="T244_3" style:family="text"/>
    <style:style style:name="T244_4" style:family="text"/>
    <style:style style:name="T244_5" style:family="text"/>
    <style:style style:name="T244_6" style:family="text"/>
    <style:style style:name="T244_7" style:family="text"/>
    <style:style style:name="T244_8" style:family="text"/>
    <style:style style:name="T244_9" style:family="text"/>
    <style:style style:name="T244_10" style:family="text"/>
    <style:style style:name="T244_11" style:family="text"/>
    <style:style style:name="T244_12" style:family="text"/>
    <style:style style:name="T244_13" style:family="text"/>
    <style:style style:name="T244_14" style:family="text"/>
    <style:style style:name="T244_15" style:family="text"/>
    <style:style style:name="T244_16" style:family="text"/>
    <style:style style:name="T244_17" style:family="text"/>
    <style:style style:name="T244_18" style:family="text"/>
    <style:style style:name="T244_19" style:family="text"/>
    <style:style style:name="T244_20" style:family="text"/>
    <style:style style:name="T244_21" style:family="text"/>
    <style:style style:name="T244_22" style:family="text"/>
    <style:style style:name="T244_23" style:family="text"/>
    <style:style style:name="T244_24" style:family="text"/>
    <style:style style:name="T244_25" style:family="text"/>
    <style:style style:name="T244_26" style:family="text"/>
    <style:style style:name="T244_27" style:family="text"/>
    <style:style style:name="T244_28" style:family="text"/>
    <style:style style:name="T244_29" style:family="text"/>
    <style:style style:name="T244_30" style:family="text"/>
    <style:style style:name="T244_31" style:family="text"/>
    <style:style style:name="T244_32" style:family="text"/>
    <style:style style:name="T244_33" style:family="text"/>
    <style:style style:name="T244_34" style:family="text"/>
    <style:style style:name="T244_35" style:family="text"/>
    <style:style style:name="T244_36" style:family="text"/>
    <style:style style:name="T244_37" style:family="text"/>
    <style:style style:name="T244_38" style:family="text"/>
    <style:style style:name="T244_39" style:family="text"/>
    <style:style style:name="T244_40" style:family="text"/>
    <style:style style:name="T244_41" style:family="text"/>
    <style:style style:name="T244_42" style:family="text"/>
    <style:style style:name="T244_43" style:family="text"/>
    <style:style style:name="T244_44" style:family="text"/>
    <style:style style:name="P245" style:family="paragraph" style:parent-style-name="Standard">
      <style:paragraph-properties fo:break-before="auto" fo:line-height="115%" style:writing-mode="lr-tb"/>
    </style:style>
    <style:style style:name="T245_1" style:family="text"/>
    <style:style style:name="T245_2" style:family="text"/>
    <style:style style:name="T245_3" style:family="text"/>
    <style:style style:name="T245_4" style:family="text"/>
    <style:style style:name="T245_5" style:family="text"/>
    <style:style style:name="T245_6" style:family="text"/>
    <style:style style:name="T245_7" style:family="text"/>
    <style:style style:name="T245_8" style:family="text"/>
    <style:style style:name="T245_9" style:family="text"/>
    <style:style style:name="T245_10" style:family="text"/>
    <style:style style:name="T245_11" style:family="text"/>
    <style:style style:name="T245_12" style:family="text"/>
    <style:style style:name="P246" style:family="paragraph" style:parent-style-name="Standard">
      <style:paragraph-properties fo:break-before="auto" fo:line-height="115%" style:writing-mode="lr-tb"/>
    </style:style>
    <style:style style:name="P247" style:family="paragraph" style:parent-style-name="Standard">
      <style:paragraph-properties fo:text-align="left" fo:break-before="auto" fo:line-height="115%" style:writing-mode="rl-tb"/>
    </style:style>
    <style:style style:name="T247_1" style:family="text"/>
    <style:style style:name="T247_2" style:family="text"/>
    <style:style style:name="T247_3" style:family="text"/>
    <style:style style:name="T247_4" style:family="text"/>
    <style:style style:name="T247_5" style:family="text"/>
    <style:style style:name="T247_6" style:family="text"/>
    <style:style style:name="T247_7" style:family="text"/>
    <style:style style:name="T247_8" style:family="text"/>
    <style:style style:name="T247_9" style:family="text"/>
    <style:style style:name="T247_10" style:family="text"/>
    <style:style style:name="T247_11" style:family="text"/>
    <style:style style:name="T247_12" style:family="text"/>
    <style:style style:name="T247_13" style:family="text"/>
    <style:style style:name="T247_14" style:family="text"/>
    <style:style style:name="T247_15" style:family="text"/>
    <style:style style:name="T247_16" style:family="text"/>
    <style:style style:name="T247_17" style:family="text"/>
    <style:style style:name="T247_18" style:family="text"/>
    <style:style style:name="T247_19" style:family="text"/>
    <style:style style:name="T247_20" style:family="text"/>
    <style:style style:name="T247_21" style:family="text"/>
    <style:style style:name="T247_22" style:family="text"/>
    <style:style style:name="T247_23" style:family="text"/>
    <style:style style:name="T247_24" style:family="text"/>
    <style:style style:name="T247_25" style:family="text"/>
    <style:style style:name="T247_26" style:family="text"/>
    <style:style style:name="T247_27" style:family="text"/>
    <style:style style:name="T247_28" style:family="text"/>
    <style:style style:name="T247_29" style:family="text"/>
    <style:style style:name="T247_30" style:family="text"/>
    <style:style style:name="T247_31" style:family="text"/>
    <style:style style:name="T247_32" style:family="text"/>
    <style:style style:name="T247_33" style:family="text"/>
    <style:style style:name="T247_34" style:family="text"/>
    <style:style style:name="T247_35" style:family="text"/>
    <style:style style:name="T247_36" style:family="text"/>
    <style:style style:name="T247_37" style:family="text"/>
    <style:style style:name="T247_38" style:family="text"/>
    <style:style style:name="T247_39" style:family="text"/>
    <style:style style:name="T247_40" style:family="text"/>
    <style:style style:name="T247_41" style:family="text"/>
    <style:style style:name="T247_42" style:family="text"/>
    <style:style style:name="T247_43" style:family="text"/>
    <style:style style:name="T247_44" style:family="text"/>
    <style:style style:name="T247_45" style:family="text"/>
    <style:style style:name="T247_46" style:family="text"/>
    <style:style style:name="T247_47" style:family="text"/>
    <style:style style:name="T247_48" style:family="text"/>
    <style:style style:name="T247_49" style:family="text"/>
    <style:style style:name="T247_50" style:family="text"/>
    <style:style style:name="T247_51" style:family="text"/>
    <style:style style:name="T247_52" style:family="text"/>
    <style:style style:name="T247_53" style:family="text"/>
    <style:style style:name="T247_54" style:family="text"/>
    <style:style style:name="T247_55" style:family="text"/>
    <style:style style:name="T247_56" style:family="text"/>
    <style:style style:name="T247_57" style:family="text"/>
    <style:style style:name="T247_58" style:family="text"/>
    <style:style style:name="P248" style:family="paragraph" style:parent-style-name="Standard">
      <style:paragraph-properties fo:text-align="left" fo:break-before="auto" fo:line-height="115%" style:writing-mode="rl-tb"/>
    </style:style>
    <style:style style:name="T248_1" style:family="text">
      <style:text-properties fo:font-weight="bold" style:font-weight-asian="bold" style:font-weight-complex="bold"/>
    </style:style>
    <style:style style:name="T248_2" style:family="text">
      <style:text-properties fo:font-weight="bold" style:font-weight-asian="bold" style:font-weight-complex="bold"/>
    </style:style>
    <style:style style:name="T248_3" style:family="text">
      <style:text-properties fo:font-weight="bold" style:font-weight-asian="bold" style:font-weight-complex="bold"/>
    </style:style>
    <style:style style:name="T248_4" style:family="text">
      <style:text-properties fo:font-weight="bold" style:font-weight-asian="bold" style:font-weight-complex="bold"/>
    </style:style>
    <style:style style:name="T248_5" style:family="text">
      <style:text-properties fo:font-weight="bold" style:font-weight-asian="bold" style:font-weight-complex="bold"/>
    </style:style>
    <style:style style:name="T248_6" style:family="text">
      <style:text-properties fo:font-weight="bold" style:font-weight-asian="bold" style:font-weight-complex="bold"/>
    </style:style>
    <style:style style:name="T248_7" style:family="text">
      <style:text-properties fo:font-weight="bold" style:font-weight-asian="bold" style:font-weight-complex="bold"/>
    </style:style>
    <style:style style:name="P249" style:family="paragraph" style:parent-style-name="Standard">
      <style:paragraph-properties fo:text-align="left" fo:break-before="auto" fo:line-height="115%" style:writing-mode="rl-tb"/>
    </style:style>
    <style:style style:name="T249_1" style:family="text"/>
    <style:style style:name="T249_2" style:family="text"/>
    <style:style style:name="T249_3" style:family="text"/>
    <style:style style:name="T249_4" style:family="text"/>
    <style:style style:name="T249_5" style:family="text"/>
    <style:style style:name="T249_6" style:family="text"/>
    <style:style style:name="T249_7" style:family="text"/>
    <style:style style:name="T249_8" style:family="text"/>
    <style:style style:name="T249_9" style:family="text"/>
    <style:style style:name="T249_10" style:family="text"/>
    <style:style style:name="T249_11" style:family="text"/>
    <style:style style:name="T249_12" style:family="text"/>
    <style:style style:name="T249_13" style:family="text"/>
    <style:style style:name="T249_14" style:family="text"/>
    <style:style style:name="T249_15" style:family="text"/>
    <style:style style:name="T249_16" style:family="text"/>
    <style:style style:name="T249_17" style:family="text"/>
    <style:style style:name="T249_18" style:family="text"/>
    <style:style style:name="T249_19" style:family="text"/>
    <style:style style:name="T249_20" style:family="text"/>
    <style:style style:name="T249_21" style:family="text"/>
    <style:style style:name="T249_22" style:family="text"/>
    <style:style style:name="T249_23" style:family="text"/>
    <style:style style:name="T249_24" style:family="text"/>
    <style:style style:name="T249_25" style:family="text"/>
    <style:style style:name="T249_26" style:family="text"/>
    <style:style style:name="T249_27" style:family="text"/>
    <style:style style:name="T249_28" style:family="text"/>
    <style:style style:name="T249_29" style:family="text"/>
    <style:style style:name="T249_30" style:family="text"/>
    <style:style style:name="T249_31" style:family="text"/>
    <style:style style:name="T249_32" style:family="text"/>
    <style:style style:name="T249_33" style:family="text"/>
    <style:style style:name="T249_34" style:family="text"/>
    <style:style style:name="T249_35" style:family="text"/>
    <style:style style:name="T249_36" style:family="text"/>
    <style:style style:name="T249_37" style:family="text"/>
    <style:style style:name="T249_38" style:family="text"/>
    <style:style style:name="T249_39" style:family="text"/>
    <style:style style:name="T249_40" style:family="text"/>
    <style:style style:name="T249_41" style:family="text"/>
    <style:style style:name="T249_42" style:family="text"/>
    <style:style style:name="T249_43" style:family="text"/>
    <style:style style:name="T249_44" style:family="text"/>
    <style:style style:name="T249_45" style:family="text"/>
    <style:style style:name="T249_46" style:family="text"/>
    <style:style style:name="T249_47" style:family="text"/>
    <style:style style:name="T249_48" style:family="text"/>
    <style:style style:name="T249_49" style:family="text"/>
    <style:style style:name="T249_50" style:family="text"/>
    <style:style style:name="T249_51" style:family="text"/>
    <style:style style:name="T249_52" style:family="text"/>
    <style:style style:name="T249_53" style:family="text"/>
    <style:style style:name="T249_54" style:family="text"/>
    <style:style style:name="T249_55" style:family="text"/>
    <style:style style:name="T249_56" style:family="text"/>
    <style:style style:name="T249_57" style:family="text"/>
    <style:style style:name="T249_58" style:family="text"/>
    <style:style style:name="T249_59" style:family="text"/>
    <style:style style:name="T249_60" style:family="text"/>
    <style:style style:name="T249_61" style:family="text"/>
    <style:style style:name="T249_62" style:family="text"/>
    <style:style style:name="T249_63" style:family="text"/>
    <style:style style:name="T249_64" style:family="text"/>
    <style:style style:name="T249_65" style:family="text"/>
    <style:style style:name="T249_66" style:family="text"/>
    <style:style style:name="T249_67" style:family="text"/>
    <style:style style:name="T249_68" style:family="text"/>
    <style:style style:name="T249_69" style:family="text"/>
    <style:style style:name="T249_70" style:family="text"/>
    <style:style style:name="T249_71" style:family="text"/>
    <style:style style:name="T249_72" style:family="text"/>
    <style:style style:name="T249_73" style:family="text"/>
    <style:style style:name="T249_74" style:family="text"/>
    <style:style style:name="T249_75" style:family="text"/>
    <style:style style:name="T249_76" style:family="text"/>
    <style:style style:name="T249_77" style:family="text"/>
    <style:style style:name="T249_78" style:family="text"/>
    <style:style style:name="T249_79" style:family="text"/>
    <style:style style:name="T249_80" style:family="text"/>
    <style:style style:name="T249_81" style:family="text"/>
    <style:style style:name="T249_82" style:family="text"/>
    <style:style style:name="T249_83" style:family="text"/>
    <style:style style:name="T249_84" style:family="text"/>
    <style:style style:name="T249_85" style:family="text"/>
    <style:style style:name="T249_86" style:family="text"/>
    <style:style style:name="T249_87" style:family="text"/>
    <style:style style:name="T249_88" style:family="text"/>
    <style:style style:name="T249_89" style:family="text"/>
    <style:style style:name="T249_90" style:family="text"/>
    <style:style style:name="T249_91" style:family="text"/>
    <style:style style:name="T249_92" style:family="text"/>
    <style:style style:name="T249_93" style:family="text"/>
    <style:style style:name="T249_94" style:family="text"/>
    <style:style style:name="T249_95" style:family="text"/>
    <style:style style:name="T249_96" style:family="text"/>
    <style:style style:name="T249_97" style:family="text"/>
    <style:style style:name="T249_98" style:family="text"/>
    <style:style style:name="T249_99" style:family="text"/>
    <style:style style:name="T249_100" style:family="text"/>
    <style:style style:name="T249_101" style:family="text"/>
    <style:style style:name="T249_102" style:family="text"/>
    <style:style style:name="T249_103" style:family="text"/>
    <style:style style:name="T249_104" style:family="text"/>
    <style:style style:name="T249_105" style:family="text"/>
    <style:style style:name="T249_106" style:family="text"/>
    <style:style style:name="T249_107" style:family="text"/>
    <style:style style:name="T249_108" style:family="text"/>
    <style:style style:name="T249_109" style:family="text"/>
    <style:style style:name="T249_110" style:family="text"/>
    <style:style style:name="T249_111" style:family="text"/>
    <style:style style:name="T249_112" style:family="text"/>
    <style:style style:name="T249_113" style:family="text"/>
    <style:style style:name="T249_114" style:family="text"/>
    <style:style style:name="T249_115" style:family="text"/>
    <style:style style:name="T249_116" style:family="text"/>
    <style:style style:name="T249_117" style:family="text"/>
    <style:style style:name="T249_118" style:family="text"/>
    <style:style style:name="T249_119" style:family="text"/>
    <style:style style:name="T249_120" style:family="text"/>
    <style:style style:name="T249_121" style:family="text"/>
    <style:style style:name="T249_122" style:family="text"/>
    <style:style style:name="P250" style:family="paragraph" style:parent-style-name="Standard">
      <style:paragraph-properties fo:text-align="left" fo:break-before="auto" fo:line-height="115%" style:writing-mode="rl-tb"/>
    </style:style>
    <style:style style:name="P251" style:family="paragraph" style:parent-style-name="Standard">
      <style:paragraph-properties fo:break-before="auto" fo:line-height="115%" style:writing-mode="lr-tb"/>
    </style:style>
    <style:style style:name="T251_1" style:family="text"/>
    <style:style style:name="T251_2" style:family="text"/>
    <style:style style:name="T251_3" style:family="text"/>
    <style:style style:name="T251_4" style:family="text"/>
    <style:style style:name="T251_5" style:family="text"/>
    <style:style style:name="T251_6" style:family="text"/>
    <style:style style:name="T251_7" style:family="text"/>
    <style:style style:name="T251_8" style:family="text"/>
    <style:style style:name="T251_9" style:family="text"/>
    <style:style style:name="T251_10" style:family="text"/>
    <style:style style:name="P252" style:family="paragraph" style:parent-style-name="Standard">
      <style:paragraph-properties fo:break-before="auto" fo:line-height="115%" style:writing-mode="lr-tb"/>
    </style:style>
    <style:style style:name="T252_1" style:family="text"/>
    <style:style style:name="T252_2" style:family="text"/>
    <style:style style:name="T252_3" style:family="text"/>
    <style:style style:name="T252_4" style:family="text"/>
    <style:style style:name="T252_5" style:family="text"/>
    <style:style style:name="T252_6" style:family="text"/>
    <style:style style:name="T252_7" style:family="text"/>
    <style:style style:name="T252_8" style:family="text"/>
    <style:style style:name="T252_9" style:family="text"/>
    <style:style style:name="T252_10" style:family="text"/>
    <style:style style:name="T252_11" style:family="text"/>
    <style:style style:name="P253" style:family="paragraph" style:parent-style-name="Standard">
      <style:paragraph-properties fo:break-before="auto" fo:line-height="115%" style:writing-mode="lr-tb"/>
    </style:style>
    <style:style style:name="T253_1" style:family="text"/>
    <style:style style:name="T253_2" style:family="text"/>
    <style:style style:name="T253_3" style:family="text"/>
    <style:style style:name="T253_4" style:family="text"/>
    <style:style style:name="P254" style:family="paragraph" style:parent-style-name="Standard">
      <style:paragraph-properties fo:break-before="auto" fo:line-height="115%" style:writing-mode="lr-tb"/>
    </style:style>
    <style:style style:name="T254_1" style:family="text"/>
    <style:style style:name="P255" style:family="paragraph" style:parent-style-name="Standard">
      <style:paragraph-properties fo:break-before="auto" fo:line-height="115%" style:writing-mode="lr-tb"/>
    </style:style>
    <style:style style:name="T255_1" style:family="text"/>
    <style:style style:name="T255_2" style:family="text"/>
    <style:style style:name="T255_3" style:family="text"/>
    <style:style style:name="P256" style:family="paragraph" style:parent-style-name="Standard">
      <style:paragraph-properties fo:break-before="auto" fo:line-height="115%" style:writing-mode="lr-tb"/>
    </style:style>
    <style:style style:name="T256_1" style:family="text"/>
    <style:style style:name="T256_2" style:family="text"/>
    <style:style style:name="T256_3" style:family="text"/>
    <style:style style:name="T256_4" style:family="text"/>
    <style:style style:name="T256_5" style:family="text"/>
    <style:style style:name="T256_6" style:family="text"/>
    <style:style style:name="T256_7" style:family="text"/>
    <style:style style:name="P257" style:family="paragraph" style:parent-style-name="Standard">
      <style:paragraph-properties fo:break-before="auto" fo:line-height="115%" style:writing-mode="lr-tb"/>
    </style:style>
    <style:style style:name="P258" style:family="paragraph" style:parent-style-name="Standard">
      <style:paragraph-properties fo:break-before="auto" fo:line-height="115%" style:writing-mode="lr-tb"/>
    </style:style>
    <style:style style:name="T258_1" style:family="text"/>
    <style:style style:name="T258_2" style:family="text"/>
    <style:style style:name="T258_3" style:family="text"/>
    <style:style style:name="T258_4" style:family="text"/>
    <style:style style:name="T258_5" style:family="text"/>
    <style:style style:name="P259" style:family="paragraph" style:parent-style-name="Standard">
      <style:paragraph-properties fo:break-before="auto" fo:line-height="115%" style:writing-mode="lr-tb"/>
    </style:style>
    <style:style style:name="T259_1" style:family="text"/>
    <style:style style:name="T259_2" style:family="text"/>
    <style:style style:name="T259_3" style:family="text"/>
    <style:style style:name="T259_4" style:family="text"/>
    <style:style style:name="T259_5" style:family="text"/>
    <style:style style:name="T259_6" style:family="text"/>
    <style:style style:name="T259_7" style:family="text"/>
    <style:style style:name="T259_8" style:family="text"/>
    <style:style style:name="T259_9" style:family="text"/>
    <style:style style:name="T259_10" style:family="text"/>
    <style:style style:name="T259_11" style:family="text"/>
    <style:style style:name="P260" style:family="paragraph" style:parent-style-name="Standard">
      <style:paragraph-properties fo:break-before="auto" fo:line-height="115%" style:writing-mode="lr-tb"/>
    </style:style>
    <style:style style:name="T260_1" style:family="text"/>
    <style:style style:name="T260_2" style:family="text"/>
    <style:style style:name="T260_3" style:family="text"/>
    <style:style style:name="T260_4" style:family="text"/>
    <style:style style:name="P261" style:family="paragraph" style:parent-style-name="Standard">
      <style:paragraph-properties fo:break-before="auto" fo:line-height="115%" style:writing-mode="lr-tb"/>
    </style:style>
    <style:style style:name="T261_1" style:family="text"/>
    <style:style style:name="T261_2" style:family="text"/>
    <style:style style:name="T261_3" style:family="text"/>
    <style:style style:name="T261_4" style:family="text"/>
    <style:style style:name="T261_5" style:family="text"/>
    <style:style style:name="P262" style:family="paragraph" style:parent-style-name="Standard">
      <style:paragraph-properties fo:break-before="auto" fo:line-height="115%" style:writing-mode="lr-tb"/>
    </style:style>
    <style:style style:name="T262_1" style:family="text"/>
    <style:style style:name="T262_2" style:family="text"/>
    <style:style style:name="T262_3" style:family="text"/>
    <style:style style:name="T262_4" style:family="text"/>
    <style:style style:name="T262_5" style:family="text"/>
    <style:style style:name="P263" style:family="paragraph" style:parent-style-name="Standard">
      <style:paragraph-properties fo:break-before="auto" fo:line-height="115%" style:writing-mode="lr-tb"/>
    </style:style>
    <style:style style:name="P264" style:family="paragraph" style:parent-style-name="Standard">
      <style:paragraph-properties fo:text-align="left" fo:break-before="auto" fo:line-height="115%" style:writing-mode="rl-tb"/>
    </style:style>
    <style:style style:name="T264_1" style:family="text"/>
    <style:style style:name="T264_2" style:family="text"/>
    <style:style style:name="T264_3" style:family="text"/>
    <style:style style:name="T264_4" style:family="text"/>
    <style:style style:name="T264_5" style:family="text"/>
    <style:style style:name="T264_6" style:family="text"/>
    <style:style style:name="T264_7" style:family="text"/>
    <style:style style:name="T264_8" style:family="text"/>
    <style:style style:name="T264_9" style:family="text"/>
    <style:style style:name="T264_10" style:family="text"/>
    <style:style style:name="T264_11" style:family="text"/>
    <style:style style:name="T264_12" style:family="text"/>
    <style:style style:name="T264_13" style:family="text"/>
    <style:style style:name="T264_14" style:family="text"/>
    <style:style style:name="T264_15" style:family="text"/>
    <style:style style:name="T264_16" style:family="text"/>
    <style:style style:name="T264_17" style:family="text"/>
    <style:style style:name="T264_18" style:family="text"/>
    <style:style style:name="T264_19" style:family="text"/>
    <style:style style:name="T264_20" style:family="text"/>
    <style:style style:name="T264_21" style:family="text"/>
    <style:style style:name="T264_22" style:family="text"/>
    <style:style style:name="T264_23" style:family="text"/>
    <style:style style:name="T264_24" style:family="text"/>
    <style:style style:name="T264_25" style:family="text"/>
    <style:style style:name="T264_26" style:family="text"/>
    <style:style style:name="T264_27" style:family="text"/>
    <style:style style:name="T264_28" style:family="text"/>
    <style:style style:name="T264_29" style:family="text"/>
    <style:style style:name="T264_30" style:family="text"/>
    <style:style style:name="T264_31" style:family="text"/>
    <style:style style:name="T264_32" style:family="text"/>
    <style:style style:name="T264_33" style:family="text"/>
    <style:style style:name="T264_34" style:family="text"/>
    <style:style style:name="T264_35" style:family="text"/>
    <style:style style:name="T264_36" style:family="text"/>
    <style:style style:name="T264_37" style:family="text"/>
    <style:style style:name="T264_38" style:family="text"/>
    <style:style style:name="T264_39" style:family="text"/>
    <style:style style:name="T264_40" style:family="text"/>
    <style:style style:name="T264_41" style:family="text"/>
    <style:style style:name="T264_42" style:family="text"/>
    <style:style style:name="T264_43" style:family="text"/>
    <style:style style:name="T264_44" style:family="text"/>
    <style:style style:name="T264_45" style:family="text"/>
    <style:style style:name="T264_46" style:family="text"/>
    <style:style style:name="T264_47" style:family="text"/>
    <style:style style:name="T264_48" style:family="text"/>
    <style:style style:name="T264_49" style:family="text"/>
    <style:style style:name="T264_50" style:family="text"/>
    <style:style style:name="T264_51" style:family="text"/>
    <style:style style:name="T264_52" style:family="text"/>
    <style:style style:name="T264_53" style:family="text"/>
    <style:style style:name="T264_54" style:family="text"/>
    <style:style style:name="T264_55" style:family="text"/>
    <style:style style:name="T264_56" style:family="text"/>
    <style:style style:name="T264_57" style:family="text"/>
    <style:style style:name="T264_58" style:family="text"/>
    <style:style style:name="T264_59" style:family="text"/>
    <style:style style:name="T264_60" style:family="text"/>
    <style:style style:name="T264_61" style:family="text"/>
    <style:style style:name="T264_62" style:family="text"/>
    <style:style style:name="T264_63" style:family="text"/>
    <style:style style:name="T264_64" style:family="text"/>
    <style:style style:name="T264_65" style:family="text"/>
    <style:style style:name="T264_66" style:family="text"/>
    <style:style style:name="T264_67" style:family="text"/>
    <style:style style:name="T264_68" style:family="text"/>
    <style:style style:name="T264_69" style:family="text"/>
    <style:style style:name="T264_70" style:family="text"/>
    <style:style style:name="T264_71" style:family="text"/>
    <style:style style:name="T264_72" style:family="text"/>
    <style:style style:name="T264_73" style:family="text"/>
    <style:style style:name="T264_74" style:family="text"/>
    <style:style style:name="T264_75" style:family="text"/>
    <style:style style:name="T264_76" style:family="text"/>
    <style:style style:name="T264_77" style:family="text"/>
    <style:style style:name="T264_78" style:family="text"/>
    <style:style style:name="T264_79" style:family="text"/>
    <style:style style:name="T264_80" style:family="text"/>
    <style:style style:name="T264_81" style:family="text"/>
    <style:style style:name="T264_82" style:family="text"/>
    <style:style style:name="T264_83" style:family="text"/>
    <style:style style:name="T264_84" style:family="text"/>
    <style:style style:name="P265" style:family="paragraph" style:parent-style-name="Standard">
      <style:paragraph-properties fo:text-align="left" fo:break-before="auto" fo:line-height="115%" style:writing-mode="rl-tb"/>
    </style:style>
    <style:style style:name="T265_1" style:family="text"/>
    <style:style style:name="T265_2" style:family="text"/>
    <style:style style:name="T265_3" style:family="text"/>
    <style:style style:name="T265_4" style:family="text"/>
    <style:style style:name="T265_5" style:family="text"/>
    <style:style style:name="T265_6" style:family="text"/>
    <style:style style:name="T265_7" style:family="text"/>
    <style:style style:name="T265_8" style:family="text"/>
    <style:style style:name="T265_9" style:family="text"/>
    <style:style style:name="T265_10" style:family="text"/>
    <style:style style:name="T265_11" style:family="text"/>
    <style:style style:name="T265_12" style:family="text"/>
    <style:style style:name="T265_13" style:family="text"/>
    <style:style style:name="T265_14" style:family="text"/>
    <style:style style:name="T265_15" style:family="text"/>
    <style:style style:name="T265_16" style:family="text"/>
    <style:style style:name="T265_17" style:family="text"/>
    <style:style style:name="T265_18" style:family="text"/>
    <style:style style:name="T265_19" style:family="text"/>
    <style:style style:name="T265_20" style:family="text"/>
    <style:style style:name="T265_21" style:family="text"/>
    <style:style style:name="T265_22" style:family="text"/>
    <style:style style:name="T265_23" style:family="text"/>
    <style:style style:name="T265_24" style:family="text"/>
    <style:style style:name="T265_25" style:family="text"/>
    <style:style style:name="T265_26" style:family="text"/>
    <style:style style:name="T265_27" style:family="text"/>
    <style:style style:name="T265_28" style:family="text"/>
    <style:style style:name="T265_29" style:family="text"/>
    <style:style style:name="T265_30" style:family="text"/>
    <style:style style:name="T265_31" style:family="text"/>
    <style:style style:name="T265_32" style:family="text"/>
    <style:style style:name="T265_33" style:family="text"/>
    <style:style style:name="T265_34" style:family="text"/>
    <style:style style:name="T265_35" style:family="text"/>
    <style:style style:name="T265_36" style:family="text"/>
    <style:style style:name="T265_37" style:family="text"/>
    <style:style style:name="T265_38" style:family="text"/>
    <style:style style:name="T265_39" style:family="text"/>
    <style:style style:name="T265_40" style:family="text"/>
    <style:style style:name="T265_41" style:family="text"/>
    <style:style style:name="T265_42" style:family="text"/>
    <style:style style:name="T265_43" style:family="text"/>
    <style:style style:name="T265_44" style:family="text"/>
    <style:style style:name="T265_45" style:family="text"/>
    <style:style style:name="T265_46" style:family="text"/>
    <style:style style:name="T265_47" style:family="text"/>
    <style:style style:name="T265_48" style:family="text"/>
    <style:style style:name="T265_49" style:family="text"/>
    <style:style style:name="T265_50" style:family="text"/>
    <style:style style:name="T265_51" style:family="text"/>
    <style:style style:name="T265_52" style:family="text"/>
    <style:style style:name="T265_53" style:family="text"/>
    <style:style style:name="T265_54" style:family="text"/>
    <style:style style:name="T265_55" style:family="text"/>
    <style:style style:name="T265_56" style:family="text"/>
    <style:style style:name="T265_57" style:family="text"/>
    <style:style style:name="T265_58" style:family="text"/>
    <style:style style:name="T265_59" style:family="text"/>
    <style:style style:name="T265_60" style:family="text"/>
    <style:style style:name="T265_61" style:family="text"/>
    <style:style style:name="T265_62" style:family="text"/>
    <style:style style:name="T265_63" style:family="text"/>
    <style:style style:name="T265_64" style:family="text"/>
    <style:style style:name="T265_65" style:family="text"/>
    <style:style style:name="T265_66" style:family="text"/>
    <style:style style:name="T265_67" style:family="text"/>
    <style:style style:name="T265_68" style:family="text"/>
    <style:style style:name="T265_69" style:family="text"/>
    <style:style style:name="T265_70" style:family="text"/>
    <style:style style:name="T265_71" style:family="text"/>
    <style:style style:name="T265_72" style:family="text"/>
    <style:style style:name="T265_73" style:family="text"/>
    <style:style style:name="T265_74" style:family="text"/>
    <style:style style:name="T265_75" style:family="text"/>
    <style:style style:name="T265_76" style:family="text"/>
    <style:style style:name="T265_77" style:family="text"/>
    <style:style style:name="T265_78" style:family="text"/>
    <style:style style:name="T265_79" style:family="text"/>
    <style:style style:name="T265_80" style:family="text"/>
    <style:style style:name="T265_81" style:family="text"/>
    <style:style style:name="T265_82" style:family="text"/>
    <style:style style:name="T265_83" style:family="text"/>
    <style:style style:name="T265_84" style:family="text"/>
    <style:style style:name="T265_85" style:family="text"/>
    <style:style style:name="T265_86" style:family="text"/>
    <style:style style:name="T265_87" style:family="text"/>
    <style:style style:name="T265_88" style:family="text"/>
    <style:style style:name="T265_89" style:family="text"/>
    <style:style style:name="T265_90" style:family="text"/>
    <style:style style:name="T265_91" style:family="text"/>
    <style:style style:name="T265_92" style:family="text"/>
    <style:style style:name="T265_93" style:family="text"/>
    <style:style style:name="T265_94" style:family="text"/>
    <style:style style:name="T265_95" style:family="text"/>
    <style:style style:name="T265_96" style:family="text"/>
    <style:style style:name="T265_97" style:family="text"/>
    <style:style style:name="T265_98" style:family="text"/>
    <style:style style:name="T265_99" style:family="text"/>
    <style:style style:name="T265_100" style:family="text"/>
    <style:style style:name="T265_101" style:family="text"/>
    <style:style style:name="T265_102" style:family="text"/>
    <style:style style:name="P266" style:family="paragraph" style:parent-style-name="Standard">
      <style:paragraph-properties fo:text-align="left" fo:break-before="auto" fo:line-height="115%" style:writing-mode="rl-tb"/>
    </style:style>
    <style:style style:name="T266_1" style:family="text"/>
    <style:style style:name="T266_2" style:family="text"/>
    <style:style style:name="T266_3" style:family="text"/>
    <style:style style:name="T266_4" style:family="text"/>
    <style:style style:name="T266_5" style:family="text"/>
    <style:style style:name="T266_6" style:family="text"/>
    <style:style style:name="T266_7" style:family="text"/>
    <style:style style:name="T266_8" style:family="text"/>
    <style:style style:name="T266_9" style:family="text"/>
    <style:style style:name="T266_10" style:family="text"/>
    <style:style style:name="T266_11" style:family="text"/>
    <style:style style:name="T266_12" style:family="text"/>
    <style:style style:name="T266_13" style:family="text"/>
    <style:style style:name="T266_14" style:family="text"/>
    <style:style style:name="T266_15" style:family="text"/>
    <style:style style:name="T266_16" style:family="text"/>
    <style:style style:name="T266_17" style:family="text"/>
    <style:style style:name="T266_18" style:family="text"/>
    <style:style style:name="T266_19" style:family="text"/>
    <style:style style:name="T266_20" style:family="text"/>
    <style:style style:name="T266_21" style:family="text"/>
    <style:style style:name="T266_22" style:family="text"/>
    <style:style style:name="T266_23" style:family="text"/>
    <style:style style:name="T266_24" style:family="text"/>
    <style:style style:name="T266_25" style:family="text"/>
    <style:style style:name="T266_26" style:family="text"/>
    <style:style style:name="T266_27" style:family="text"/>
    <style:style style:name="T266_28" style:family="text"/>
    <style:style style:name="T266_29" style:family="text"/>
    <style:style style:name="T266_30" style:family="text"/>
    <style:style style:name="T266_31" style:family="text"/>
    <style:style style:name="T266_32" style:family="text"/>
    <style:style style:name="T266_33" style:family="text"/>
    <style:style style:name="T266_34" style:family="text"/>
    <style:style style:name="T266_35" style:family="text"/>
    <style:style style:name="T266_36" style:family="text"/>
    <style:style style:name="T266_37" style:family="text"/>
    <style:style style:name="T266_38" style:family="text"/>
    <style:style style:name="T266_39" style:family="text"/>
    <style:style style:name="T266_40" style:family="text"/>
    <style:style style:name="T266_41" style:family="text"/>
    <style:style style:name="T266_42" style:family="text"/>
    <style:style style:name="T266_43" style:family="text"/>
    <style:style style:name="T266_44" style:family="text"/>
    <style:style style:name="T266_45" style:family="text"/>
    <style:style style:name="T266_46" style:family="text"/>
    <style:style style:name="T266_47" style:family="text"/>
    <style:style style:name="T266_48" style:family="text"/>
    <style:style style:name="T266_49" style:family="text"/>
    <style:style style:name="T266_50" style:family="text"/>
    <style:style style:name="P267" style:family="paragraph" style:parent-style-name="Standard">
      <style:paragraph-properties fo:text-align="left" fo:break-before="auto" fo:line-height="115%" style:writing-mode="rl-tb"/>
    </style:style>
    <style:style style:name="P268" style:family="paragraph" style:parent-style-name="Standard">
      <style:paragraph-properties fo:break-before="auto" fo:line-height="115%" style:writing-mode="lr-tb"/>
    </style:style>
    <style:style style:name="T268_1" style:family="text"/>
    <style:style style:name="T268_2" style:family="text"/>
    <style:style style:name="T268_3" style:family="text"/>
    <style:style style:name="T268_4" style:family="text"/>
    <style:style style:name="T268_5" style:family="text"/>
    <style:style style:name="T268_6" style:family="text"/>
    <style:style style:name="T268_7" style:family="text"/>
    <style:style style:name="T268_8" style:family="text"/>
    <style:style style:name="T268_9" style:family="text"/>
    <style:style style:name="T268_10" style:family="text"/>
    <style:style style:name="T268_11" style:family="text"/>
    <style:style style:name="T268_12" style:family="text"/>
    <style:style style:name="T268_13" style:family="text"/>
    <style:style style:name="T268_14" style:family="text"/>
    <style:style style:name="T268_15" style:family="text"/>
    <style:style style:name="T268_16" style:family="text"/>
    <style:style style:name="T268_17" style:family="text"/>
    <style:style style:name="T268_18" style:family="text"/>
    <style:style style:name="T268_19" style:family="text"/>
    <style:style style:name="T268_20" style:family="text"/>
    <style:style style:name="T268_21" style:family="text"/>
    <style:style style:name="T268_22" style:family="text"/>
    <style:style style:name="T268_23" style:family="text"/>
    <style:style style:name="T268_24" style:family="text"/>
    <style:style style:name="T268_25" style:family="text"/>
    <style:style style:name="T268_26" style:family="text"/>
    <style:style style:name="T268_27" style:family="text"/>
    <style:style style:name="T268_28" style:family="text"/>
    <style:style style:name="T268_29" style:family="text"/>
    <style:style style:name="T268_30" style:family="text"/>
    <style:style style:name="T268_31" style:family="text"/>
    <style:style style:name="T268_32" style:family="text"/>
    <style:style style:name="T268_33" style:family="text"/>
    <style:style style:name="T268_34" style:family="text"/>
    <style:style style:name="T268_35" style:family="text"/>
    <style:style style:name="T268_36" style:family="text"/>
    <style:style style:name="T268_37" style:family="text"/>
    <style:style style:name="T268_38" style:family="text"/>
    <style:style style:name="T268_39" style:family="text"/>
    <style:style style:name="T268_40" style:family="text"/>
    <style:style style:name="T268_41" style:family="text"/>
    <style:style style:name="T268_42" style:family="text"/>
    <style:style style:name="T268_43" style:family="text"/>
    <style:style style:name="T268_44" style:family="text"/>
    <style:style style:name="P269" style:family="paragraph" style:parent-style-name="Standard">
      <style:paragraph-properties fo:text-align="left" fo:break-before="auto" fo:line-height="115%" style:writing-mode="lr-tb"/>
    </style:style>
    <style:style style:name="P270" style:family="paragraph" style:parent-style-name="Standard">
      <style:paragraph-properties fo:text-align="left" fo:break-before="auto" fo:line-height="115%" style:writing-mode="rl-tb"/>
    </style:style>
    <style:style style:name="T270_1" style:family="text"/>
    <style:style style:name="T270_2" style:family="text"/>
    <style:style style:name="T270_3" style:family="text"/>
    <style:style style:name="T270_4" style:family="text"/>
    <style:style style:name="T270_5" style:family="text"/>
    <style:style style:name="T270_6" style:family="text"/>
    <style:style style:name="T270_7" style:family="text"/>
    <style:style style:name="T270_8" style:family="text"/>
    <style:style style:name="T270_9" style:family="text"/>
    <style:style style:name="T270_10" style:family="text"/>
    <style:style style:name="T270_11" style:family="text"/>
    <style:style style:name="T270_12" style:family="text"/>
    <style:style style:name="T270_13" style:family="text"/>
    <style:style style:name="T270_14" style:family="text"/>
    <style:style style:name="T270_15" style:family="text"/>
    <style:style style:name="T270_16" style:family="text"/>
    <style:style style:name="T270_17" style:family="text"/>
    <style:style style:name="T270_18" style:family="text"/>
    <style:style style:name="T270_19" style:family="text"/>
    <style:style style:name="T270_20" style:family="text"/>
    <style:style style:name="T270_21" style:family="text"/>
    <style:style style:name="T270_22" style:family="text"/>
    <style:style style:name="T270_23" style:family="text"/>
    <style:style style:name="T270_24" style:family="text"/>
    <style:style style:name="T270_25" style:family="text"/>
    <style:style style:name="T270_26" style:family="text"/>
    <style:style style:name="T270_27" style:family="text"/>
    <style:style style:name="T270_28" style:family="text"/>
    <style:style style:name="T270_29" style:family="text"/>
    <style:style style:name="T270_30" style:family="text"/>
    <style:style style:name="T270_31" style:family="text"/>
    <style:style style:name="T270_32" style:family="text"/>
    <style:style style:name="T270_33" style:family="text"/>
    <style:style style:name="T270_34" style:family="text"/>
    <style:style style:name="T270_35" style:family="text"/>
    <style:style style:name="T270_36" style:family="text"/>
    <style:style style:name="T270_37" style:family="text"/>
    <style:style style:name="T270_38" style:family="text"/>
    <style:style style:name="T270_39" style:family="text"/>
    <style:style style:name="T270_40" style:family="text"/>
    <style:style style:name="T270_41" style:family="text"/>
    <style:style style:name="T270_42" style:family="text"/>
    <style:style style:name="T270_43" style:family="text"/>
    <style:style style:name="T270_44" style:family="text"/>
    <style:style style:name="T270_45" style:family="text"/>
    <style:style style:name="T270_46" style:family="text"/>
    <style:style style:name="T270_47" style:family="text"/>
    <style:style style:name="T270_48" style:family="text"/>
    <style:style style:name="T270_49" style:family="text"/>
    <style:style style:name="T270_50" style:family="text"/>
    <style:style style:name="T270_51" style:family="text"/>
    <style:style style:name="T270_52" style:family="text"/>
    <style:style style:name="P271" style:family="paragraph" style:parent-style-name="Standard">
      <style:paragraph-properties fo:text-align="left" fo:break-before="auto" fo:line-height="115%" style:writing-mode="rl-tb"/>
    </style:style>
    <style:style style:name="P272" style:family="paragraph" style:parent-style-name="Standard">
      <style:paragraph-properties fo:break-before="auto" fo:line-height="115%" style:writing-mode="lr-tb"/>
    </style:style>
    <style:style style:name="T272_1" style:family="text"/>
    <style:style style:name="T272_2" style:family="text"/>
    <style:style style:name="T272_3" style:family="text"/>
    <style:style style:name="T272_4" style:family="text"/>
    <style:style style:name="T272_5" style:family="text"/>
    <style:style style:name="T272_6" style:family="text"/>
    <style:style style:name="T272_7" style:family="text"/>
    <style:style style:name="T272_8" style:family="text"/>
    <style:style style:name="T272_9" style:family="text"/>
    <style:style style:name="T272_10" style:family="text"/>
    <style:style style:name="T272_11" style:family="text"/>
    <style:style style:name="T272_12" style:family="text"/>
    <style:style style:name="T272_13" style:family="text"/>
    <style:style style:name="T272_14" style:family="text"/>
    <style:style style:name="T272_15" style:family="text"/>
    <style:style style:name="T272_16" style:family="text"/>
    <style:style style:name="T272_17" style:family="text"/>
    <style:style style:name="T272_18" style:family="text"/>
    <style:style style:name="T272_19" style:family="text"/>
    <style:style style:name="T272_20" style:family="text"/>
    <style:style style:name="T272_21" style:family="text"/>
    <style:style style:name="T272_22" style:family="text"/>
    <style:style style:name="T272_23" style:family="text"/>
    <style:style style:name="T272_24" style:family="text"/>
    <style:style style:name="T272_25" style:family="text"/>
    <style:style style:name="T272_26" style:family="text"/>
    <style:style style:name="T272_27" style:family="text"/>
    <style:style style:name="T272_28" style:family="text"/>
    <style:style style:name="T272_29" style:family="text"/>
    <style:style style:name="T272_30" style:family="text"/>
    <style:style style:name="T272_31" style:family="text"/>
    <style:style style:name="T272_32" style:family="text"/>
    <style:style style:name="T272_33" style:family="text"/>
    <style:style style:name="T272_34" style:family="text"/>
    <style:style style:name="T272_35" style:family="text"/>
    <style:style style:name="T272_36" style:family="text"/>
    <style:style style:name="P273" style:family="paragraph" style:parent-style-name="Standard">
      <style:paragraph-properties fo:break-before="auto" fo:line-height="115%" style:writing-mode="lr-tb"/>
    </style:style>
    <style:style style:name="P274" style:family="paragraph" style:parent-style-name="Standard">
      <style:paragraph-properties fo:text-align="left" fo:break-before="auto" fo:line-height="115%" style:writing-mode="rl-tb"/>
    </style:style>
    <style:style style:name="T274_1" style:family="text"/>
    <style:style style:name="T274_2" style:family="text"/>
    <style:style style:name="T274_3" style:family="text"/>
    <style:style style:name="T274_4" style:family="text"/>
    <style:style style:name="T274_5" style:family="text"/>
    <style:style style:name="T274_6" style:family="text"/>
    <style:style style:name="T274_7" style:family="text"/>
    <style:style style:name="T274_8" style:family="text"/>
    <style:style style:name="T274_9" style:family="text"/>
    <style:style style:name="T274_10" style:family="text"/>
    <style:style style:name="T274_11" style:family="text"/>
    <style:style style:name="T274_12" style:family="text"/>
    <style:style style:name="T274_13" style:family="text"/>
    <style:style style:name="T274_14" style:family="text"/>
    <style:style style:name="T274_15" style:family="text"/>
    <style:style style:name="T274_16" style:family="text"/>
    <style:style style:name="T274_17" style:family="text"/>
    <style:style style:name="T274_18" style:family="text"/>
    <style:style style:name="T274_19" style:family="text"/>
    <style:style style:name="T274_20" style:family="text"/>
    <style:style style:name="T274_21" style:family="text"/>
    <style:style style:name="T274_22" style:family="text"/>
    <style:style style:name="T274_23" style:family="text"/>
    <style:style style:name="T274_24" style:family="text"/>
    <style:style style:name="P275" style:family="paragraph" style:parent-style-name="Standard">
      <style:paragraph-properties fo:text-align="left" fo:break-before="auto" fo:line-height="115%" style:writing-mode="lr-tb"/>
    </style:style>
    <style:style style:name="T275_1" style:family="text"/>
    <style:style style:name="T275_2" style:family="text"/>
    <style:style style:name="T275_3" style:family="text"/>
    <style:style style:name="T275_4" style:family="text"/>
    <style:style style:name="T275_5" style:family="text"/>
    <style:style style:name="T275_6" style:family="text"/>
    <style:style style:name="T275_7" style:family="text"/>
    <style:style style:name="T275_8" style:family="text"/>
    <style:style style:name="T275_9" style:family="text"/>
    <style:style style:name="P276" style:family="paragraph" style:parent-style-name="Standard">
      <style:paragraph-properties fo:text-align="left" fo:break-before="auto" fo:line-height="115%" style:writing-mode="lr-tb"/>
    </style:style>
    <style:style style:name="T276_1" style:family="text"/>
    <style:style style:name="P277" style:family="paragraph" style:parent-style-name="Standard">
      <style:paragraph-properties fo:text-align="left" fo:break-before="auto" fo:line-height="115%" style:writing-mode="lr-tb"/>
    </style:style>
    <style:style style:name="T277_1" style:family="text"/>
    <style:style style:name="P278" style:family="paragraph" style:parent-style-name="Standard">
      <style:paragraph-properties fo:text-align="left" fo:break-before="auto" fo:line-height="115%" style:writing-mode="lr-tb"/>
    </style:style>
    <style:style style:name="T278_1" style:family="text"/>
    <style:style style:name="T278_2" style:family="text"/>
    <style:style style:name="T278_3" style:family="text"/>
    <style:style style:name="T278_4" style:family="text"/>
    <style:style style:name="T278_5" style:family="text"/>
    <style:style style:name="T278_6" style:family="text"/>
    <style:style style:name="T278_7" style:family="text"/>
    <style:style style:name="T278_8" style:family="text"/>
    <style:style style:name="T278_9" style:family="text"/>
    <style:style style:name="T278_10" style:family="text"/>
    <style:style style:name="T278_11" style:family="text"/>
    <style:style style:name="P279" style:family="paragraph" style:parent-style-name="Standard">
      <style:paragraph-properties fo:text-align="left" fo:break-before="auto" fo:line-height="115%" style:writing-mode="lr-tb"/>
    </style:style>
    <style:style style:name="P280" style:family="paragraph" style:parent-style-name="Standard">
      <style:paragraph-properties fo:text-align="left" fo:break-before="auto" fo:line-height="115%" style:writing-mode="rl-tb"/>
    </style:style>
    <style:style style:name="T280_1" style:family="text"/>
    <style:style style:name="T280_2" style:family="text"/>
    <style:style style:name="T280_3" style:family="text"/>
    <style:style style:name="T280_4" style:family="text"/>
    <style:style style:name="T280_5" style:family="text"/>
    <style:style style:name="T280_6" style:family="text"/>
    <style:style style:name="T280_7" style:family="text"/>
    <style:style style:name="T280_8" style:family="text"/>
    <style:style style:name="T280_9" style:family="text"/>
    <style:style style:name="T280_10" style:family="text"/>
    <style:style style:name="T280_11" style:family="text"/>
    <style:style style:name="T280_12" style:family="text"/>
    <style:style style:name="T280_13" style:family="text"/>
    <style:style style:name="T280_14" style:family="text"/>
    <style:style style:name="T280_15" style:family="text"/>
    <style:style style:name="T280_16" style:family="text"/>
    <style:style style:name="T280_17" style:family="text"/>
    <style:style style:name="T280_18" style:family="text"/>
    <style:style style:name="T280_19" style:family="text"/>
    <style:style style:name="T280_20" style:family="text"/>
    <style:style style:name="T280_21" style:family="text"/>
    <style:style style:name="T280_22" style:family="text"/>
    <style:style style:name="T280_23" style:family="text"/>
    <style:style style:name="T280_24" style:family="text"/>
    <style:style style:name="T280_25" style:family="text"/>
    <style:style style:name="T280_26" style:family="text"/>
    <style:style style:name="T280_27" style:family="text"/>
    <style:style style:name="T280_28" style:family="text"/>
    <style:style style:name="T280_29" style:family="text"/>
    <style:style style:name="T280_30" style:family="text"/>
    <style:style style:name="T280_31" style:family="text"/>
    <style:style style:name="T280_32" style:family="text"/>
    <style:style style:name="T280_33" style:family="text"/>
    <style:style style:name="T280_34" style:family="text"/>
    <style:style style:name="T280_35" style:family="text"/>
    <style:style style:name="T280_36" style:family="text"/>
    <style:style style:name="T280_37" style:family="text"/>
    <style:style style:name="T280_38" style:family="text"/>
    <style:style style:name="T280_39" style:family="text"/>
    <style:style style:name="T280_40" style:family="text"/>
    <style:style style:name="T280_41" style:family="text"/>
    <style:style style:name="T280_42" style:family="text"/>
    <style:style style:name="T280_43" style:family="text"/>
    <style:style style:name="T280_44" style:family="text"/>
    <style:style style:name="T280_45" style:family="text"/>
    <style:style style:name="T280_46" style:family="text"/>
    <style:style style:name="T280_47" style:family="text"/>
    <style:style style:name="T280_48" style:family="text"/>
    <style:style style:name="T280_49" style:family="text"/>
    <style:style style:name="T280_50" style:family="text"/>
    <style:style style:name="T280_51" style:family="text"/>
    <style:style style:name="T280_52" style:family="text"/>
    <style:style style:name="T280_53" style:family="text"/>
    <style:style style:name="T280_54" style:family="text"/>
    <style:style style:name="T280_55" style:family="text"/>
    <style:style style:name="T280_56" style:family="text"/>
    <style:style style:name="T280_57" style:family="text"/>
    <style:style style:name="T280_58" style:family="text"/>
    <style:style style:name="T280_59" style:family="text"/>
    <style:style style:name="T280_60" style:family="text"/>
    <style:style style:name="P281" style:family="paragraph" style:parent-style-name="Standard">
      <style:paragraph-properties fo:text-align="left" fo:break-before="auto" fo:line-height="115%" style:writing-mode="rl-tb"/>
    </style:style>
    <style:style style:name="T281_1" style:family="text"/>
    <style:style style:name="T281_2" style:family="text"/>
    <style:style style:name="T281_3" style:family="text"/>
    <style:style style:name="T281_4" style:family="text"/>
    <style:style style:name="T281_5" style:family="text"/>
    <style:style style:name="T281_6" style:family="text"/>
    <style:style style:name="T281_7" style:family="text"/>
    <style:style style:name="T281_8" style:family="text"/>
    <style:style style:name="T281_9" style:family="text"/>
    <style:style style:name="T281_10" style:family="text"/>
    <style:style style:name="T281_11" style:family="text"/>
    <style:style style:name="T281_12" style:family="text"/>
    <style:style style:name="T281_13" style:family="text"/>
    <style:style style:name="T281_14" style:family="text"/>
    <style:style style:name="T281_15" style:family="text"/>
    <style:style style:name="T281_16" style:family="text"/>
    <style:style style:name="T281_17" style:family="text"/>
    <style:style style:name="T281_18" style:family="text"/>
    <style:style style:name="T281_19" style:family="text"/>
    <style:style style:name="T281_20" style:family="text"/>
    <style:style style:name="T281_21" style:family="text"/>
    <style:style style:name="T281_22" style:family="text"/>
    <style:style style:name="T281_23" style:family="text"/>
    <style:style style:name="T281_24" style:family="text"/>
    <style:style style:name="T281_25" style:family="text"/>
    <style:style style:name="T281_26" style:family="text"/>
    <style:style style:name="T281_27" style:family="text"/>
    <style:style style:name="T281_28" style:family="text"/>
    <style:style style:name="T281_29" style:family="text"/>
    <style:style style:name="T281_30" style:family="text"/>
    <style:style style:name="T281_31" style:family="text"/>
    <style:style style:name="T281_32" style:family="text"/>
    <style:style style:name="T281_33" style:family="text"/>
    <style:style style:name="T281_34" style:family="text"/>
    <style:style style:name="P282" style:family="paragraph" style:parent-style-name="Standard">
      <style:paragraph-properties fo:text-align="left" fo:break-before="auto" fo:line-height="115%" style:writing-mode="rl-tb"/>
    </style:style>
    <style:style style:name="P283" style:family="paragraph" style:parent-style-name="Standard">
      <style:paragraph-properties fo:break-before="auto" fo:line-height="115%" style:writing-mode="lr-tb"/>
    </style:style>
    <style:style style:name="T283_1" style:family="text"/>
    <style:style style:name="T283_2" style:family="text"/>
    <style:style style:name="T283_3" style:family="text"/>
    <style:style style:name="T283_4" style:family="text"/>
    <style:style style:name="T283_5" style:family="text"/>
    <style:style style:name="T283_6" style:family="text"/>
    <style:style style:name="T283_7" style:family="text"/>
    <style:style style:name="T283_8" style:family="text"/>
    <style:style style:name="T283_9" style:family="text"/>
    <style:style style:name="T283_10" style:family="text"/>
    <style:style style:name="P284" style:family="paragraph" style:parent-style-name="Standard">
      <style:paragraph-properties fo:text-align="left" fo:break-before="auto" fo:line-height="115%" style:writing-mode="lr-tb"/>
    </style:style>
    <style:style style:name="P285" style:family="paragraph" style:parent-style-name="Standard">
      <style:paragraph-properties fo:text-align="left" fo:break-before="auto" fo:line-height="115%" style:writing-mode="rl-tb"/>
    </style:style>
    <style:style style:name="T285_1" style:family="text"/>
    <style:style style:name="T285_2" style:family="text"/>
    <style:style style:name="T285_3" style:family="text"/>
    <style:style style:name="T285_4" style:family="text"/>
    <style:style style:name="T285_5" style:family="text"/>
    <style:style style:name="T285_6" style:family="text"/>
    <style:style style:name="T285_7" style:family="text"/>
    <style:style style:name="T285_8" style:family="text"/>
    <style:style style:name="T285_9" style:family="text"/>
    <style:style style:name="T285_10" style:family="text"/>
    <style:style style:name="T285_11" style:family="text"/>
    <style:style style:name="T285_12" style:family="text"/>
    <style:style style:name="T285_13" style:family="text"/>
    <style:style style:name="T285_14" style:family="text"/>
    <style:style style:name="T285_15" style:family="text"/>
    <style:style style:name="T285_16" style:family="text"/>
    <style:style style:name="T285_17" style:family="text"/>
    <style:style style:name="T285_18" style:family="text"/>
    <style:style style:name="T285_19" style:family="text"/>
    <style:style style:name="T285_20" style:family="text"/>
    <style:style style:name="T285_21" style:family="text"/>
    <style:style style:name="T285_22" style:family="text"/>
    <style:style style:name="T285_23" style:family="text"/>
    <style:style style:name="T285_24" style:family="text"/>
    <style:style style:name="T285_25" style:family="text"/>
    <style:style style:name="T285_26" style:family="text"/>
    <style:style style:name="T285_27" style:family="text"/>
    <style:style style:name="T285_28" style:family="text"/>
    <style:style style:name="T285_29" style:family="text"/>
    <style:style style:name="T285_30" style:family="text"/>
    <style:style style:name="T285_31" style:family="text"/>
    <style:style style:name="T285_32" style:family="text"/>
    <style:style style:name="T285_33" style:family="text"/>
    <style:style style:name="T285_34" style:family="text"/>
    <style:style style:name="T285_35" style:family="text"/>
    <style:style style:name="T285_36" style:family="text"/>
    <style:style style:name="T285_37" style:family="text"/>
    <style:style style:name="T285_38" style:family="text"/>
    <style:style style:name="T285_39" style:family="text"/>
    <style:style style:name="T285_40" style:family="text"/>
    <style:style style:name="T285_41" style:family="text"/>
    <style:style style:name="T285_42" style:family="text"/>
    <style:style style:name="T285_43" style:family="text"/>
    <style:style style:name="T285_44" style:family="text"/>
    <style:style style:name="T285_45" style:family="text"/>
    <style:style style:name="T285_46" style:family="text"/>
    <style:style style:name="T285_47" style:family="text"/>
    <style:style style:name="T285_48" style:family="text"/>
    <style:style style:name="T285_49" style:family="text"/>
    <style:style style:name="T285_50" style:family="text"/>
    <style:style style:name="T285_51" style:family="text"/>
    <style:style style:name="T285_52" style:family="text"/>
    <style:style style:name="T285_53" style:family="text"/>
    <style:style style:name="T285_54" style:family="text"/>
    <style:style style:name="T285_55" style:family="text"/>
    <style:style style:name="T285_56" style:family="text"/>
    <style:style style:name="T285_57" style:family="text"/>
    <style:style style:name="T285_58" style:family="text"/>
    <style:style style:name="T285_59" style:family="text"/>
    <style:style style:name="T285_60" style:family="text"/>
    <style:style style:name="T285_61" style:family="text"/>
    <style:style style:name="T285_62" style:family="text"/>
    <style:style style:name="T285_63" style:family="text"/>
    <style:style style:name="T285_64" style:family="text"/>
    <style:style style:name="T285_65" style:family="text"/>
    <style:style style:name="T285_66" style:family="text"/>
    <style:style style:name="T285_67" style:family="text"/>
    <style:style style:name="T285_68" style:family="text"/>
    <style:style style:name="T285_69" style:family="text"/>
    <style:style style:name="T285_70" style:family="text"/>
    <style:style style:name="T285_71" style:family="text"/>
    <style:style style:name="T285_72" style:family="text"/>
    <style:style style:name="T285_73" style:family="text"/>
    <style:style style:name="T285_74" style:family="text"/>
    <style:style style:name="T285_75" style:family="text"/>
    <style:style style:name="T285_76" style:family="text"/>
    <style:style style:name="T285_77" style:family="text"/>
    <style:style style:name="T285_78" style:family="text"/>
    <style:style style:name="T285_79" style:family="text"/>
    <style:style style:name="T285_80" style:family="text"/>
    <style:style style:name="T285_81" style:family="text"/>
    <style:style style:name="T285_82" style:family="text"/>
    <style:style style:name="T285_83" style:family="text"/>
    <style:style style:name="T285_84" style:family="text"/>
    <style:style style:name="T285_85" style:family="text"/>
    <style:style style:name="T285_86" style:family="text"/>
    <style:style style:name="T285_87" style:family="text"/>
    <style:style style:name="T285_88" style:family="text"/>
    <style:style style:name="T285_89" style:family="text"/>
    <style:style style:name="T285_90" style:family="text"/>
    <style:style style:name="T285_91" style:family="text"/>
    <style:style style:name="T285_92" style:family="text"/>
    <style:style style:name="T285_93" style:family="text"/>
    <style:style style:name="T285_94" style:family="text"/>
    <style:style style:name="T285_95" style:family="text"/>
    <style:style style:name="T285_96" style:family="text"/>
    <style:style style:name="T285_97" style:family="text"/>
    <style:style style:name="T285_98" style:family="text"/>
    <style:style style:name="T285_99" style:family="text"/>
    <style:style style:name="T285_100" style:family="text"/>
    <style:style style:name="T285_101" style:family="text" style:parent-style-name="Standard"/>
    <style:style style:name="P28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8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6_5" style:family="text"/>
    <style:style style:name="T286_6" style:family="text"/>
    <style:style style:name="T286_7" style:family="text"/>
    <style:style style:name="T286_8" style:family="text"/>
    <style:style style:name="T286_9" style:family="text"/>
    <style:style style:name="P287" style:family="paragraph" style:parent-style-name="Standard">
      <style:paragraph-properties fo:text-align="left" fo:break-before="auto" fo:line-height="115%" style:writing-mode="rl-tb"/>
    </style:style>
    <style:style style:name="P288" style:family="paragraph" style:parent-style-name="Standard">
      <style:paragraph-properties fo:text-align="left" fo:break-before="auto" fo:line-height="115%" style:writing-mode="rl-tb"/>
    </style:style>
    <style:style style:name="T288_1" style:family="text"/>
    <style:style style:name="T288_2" style:family="text"/>
    <style:style style:name="T288_3" style:family="text"/>
    <style:style style:name="T288_4" style:family="text"/>
    <style:style style:name="T288_5" style:family="text"/>
    <style:style style:name="T288_6" style:family="text"/>
    <style:style style:name="T288_7" style:family="text"/>
    <style:style style:name="T288_8" style:family="text"/>
    <style:style style:name="T288_9" style:family="text"/>
    <style:style style:name="T288_10" style:family="text"/>
    <style:style style:name="T288_11" style:family="text"/>
    <style:style style:name="T288_12" style:family="text"/>
    <style:style style:name="T288_13" style:family="text"/>
    <style:style style:name="T288_14" style:family="text"/>
    <style:style style:name="T288_15" style:family="text"/>
    <style:style style:name="T288_16" style:family="text"/>
    <style:style style:name="T288_17" style:family="text"/>
    <style:style style:name="T288_18" style:family="text"/>
    <style:style style:name="T288_19" style:family="text"/>
    <style:style style:name="T288_20" style:family="text"/>
    <style:style style:name="T288_21" style:family="text"/>
    <style:style style:name="T288_22" style:family="text"/>
    <style:style style:name="T288_23" style:family="text"/>
    <style:style style:name="T288_24" style:family="text"/>
    <style:style style:name="T288_25" style:family="text"/>
    <style:style style:name="T288_26" style:family="text"/>
    <style:style style:name="T288_27" style:family="text"/>
    <style:style style:name="T288_28" style:family="text"/>
    <style:style style:name="T288_29" style:family="text"/>
    <style:style style:name="T288_30" style:family="text"/>
    <style:style style:name="T288_31" style:family="text"/>
    <style:style style:name="T288_32" style:family="text"/>
    <style:style style:name="T288_33" style:family="text"/>
    <style:style style:name="T288_34" style:family="text"/>
    <style:style style:name="T288_35" style:family="text"/>
    <style:style style:name="T288_36" style:family="text"/>
    <style:style style:name="T288_37" style:family="text"/>
    <style:style style:name="T288_38" style:family="text"/>
    <style:style style:name="T288_39" style:family="text"/>
    <style:style style:name="T288_40" style:family="text"/>
    <style:style style:name="T288_41" style:family="text"/>
    <style:style style:name="T288_42" style:family="text"/>
    <style:style style:name="T288_43" style:family="text"/>
    <style:style style:name="T288_44" style:family="text"/>
    <style:style style:name="T288_45" style:family="text"/>
    <style:style style:name="T288_46" style:family="text"/>
    <style:style style:name="T288_47" style:family="text"/>
    <style:style style:name="T288_48" style:family="text"/>
    <style:style style:name="T288_49" style:family="text"/>
    <style:style style:name="T288_50" style:family="text"/>
    <style:style style:name="T288_51" style:family="text"/>
    <style:style style:name="T288_52" style:family="text"/>
    <style:style style:name="T288_53" style:family="text"/>
    <style:style style:name="T288_54" style:family="text"/>
    <style:style style:name="P289" style:family="paragraph" style:parent-style-name="Standard">
      <style:paragraph-properties fo:text-align="left" fo:break-before="auto" fo:line-height="115%" style:writing-mode="rl-tb"/>
    </style:style>
    <style:style style:name="T289_1" style:family="text">
      <style:text-properties fo:font-weight="bold" style:font-weight-asian="bold" style:font-weight-complex="bold"/>
    </style:style>
    <style:style style:name="T289_2" style:family="text">
      <style:text-properties fo:font-weight="bold" style:font-weight-asian="bold" style:font-weight-complex="bold"/>
    </style:style>
    <style:style style:name="P290" style:family="paragraph" style:parent-style-name="Standard">
      <style:paragraph-properties fo:text-align="left" fo:break-before="auto" fo:line-height="115%" style:writing-mode="rl-tb"/>
    </style:style>
    <style:style style:name="T290_1" style:family="text"/>
    <style:style style:name="T290_2" style:family="text"/>
    <style:style style:name="T290_3" style:family="text"/>
    <style:style style:name="T290_4" style:family="text"/>
    <style:style style:name="T290_5" style:family="text"/>
    <style:style style:name="T290_6" style:family="text"/>
    <style:style style:name="T290_7" style:family="text"/>
    <style:style style:name="T290_8" style:family="text"/>
    <style:style style:name="T290_9" style:family="text"/>
    <style:style style:name="T290_10" style:family="text"/>
    <style:style style:name="T290_11" style:family="text"/>
    <style:style style:name="T290_12" style:family="text"/>
    <style:style style:name="T290_13" style:family="text"/>
    <style:style style:name="T290_14" style:family="text"/>
    <style:style style:name="T290_15" style:family="text"/>
    <style:style style:name="T290_16" style:family="text"/>
    <style:style style:name="T290_17" style:family="text"/>
    <style:style style:name="T290_18" style:family="text"/>
    <style:style style:name="T290_19" style:family="text"/>
    <style:style style:name="T290_20" style:family="text"/>
    <style:style style:name="T290_21" style:family="text"/>
    <style:style style:name="T290_22" style:family="text"/>
    <style:style style:name="T290_23" style:family="text"/>
    <style:style style:name="T290_24" style:family="text"/>
    <style:style style:name="T290_25" style:family="text"/>
    <style:style style:name="T290_26" style:family="text"/>
    <style:style style:name="T290_27" style:family="text"/>
    <style:style style:name="T290_28" style:family="text"/>
    <style:style style:name="T290_29" style:family="text"/>
    <style:style style:name="T290_30" style:family="text"/>
    <style:style style:name="T290_31" style:family="text"/>
    <style:style style:name="T290_32" style:family="text"/>
    <style:style style:name="T290_33" style:family="text"/>
    <style:style style:name="T290_34" style:family="text"/>
    <style:style style:name="T290_35" style:family="text"/>
    <style:style style:name="T290_36" style:family="text"/>
    <style:style style:name="T290_37" style:family="text"/>
    <style:style style:name="T290_38" style:family="text"/>
    <style:style style:name="T290_39" style:family="text"/>
    <style:style style:name="T290_40" style:family="text"/>
    <style:style style:name="T290_41" style:family="text"/>
    <style:style style:name="T290_42" style:family="text"/>
    <style:style style:name="T290_43" style:family="text"/>
    <style:style style:name="T290_44" style:family="text"/>
    <style:style style:name="T290_45" style:family="text"/>
    <style:style style:name="T290_46" style:family="text"/>
    <style:style style:name="T290_47" style:family="text"/>
    <style:style style:name="T290_48" style:family="text"/>
    <style:style style:name="T290_49" style:family="text"/>
    <style:style style:name="T290_50" style:family="text"/>
    <style:style style:name="T290_51" style:family="text"/>
    <style:style style:name="T290_52" style:family="text"/>
    <style:style style:name="T290_53" style:family="text"/>
    <style:style style:name="T290_54" style:family="text"/>
    <style:style style:name="T290_55" style:family="text"/>
    <style:style style:name="T290_56" style:family="text"/>
    <style:style style:name="T290_57" style:family="text"/>
    <style:style style:name="T290_58" style:family="text"/>
    <style:style style:name="T290_59" style:family="text"/>
    <style:style style:name="T290_60" style:family="text"/>
    <style:style style:name="T290_61" style:family="text"/>
    <style:style style:name="T290_62" style:family="text"/>
    <style:style style:name="T290_63" style:family="text"/>
    <style:style style:name="T290_64" style:family="text"/>
    <style:style style:name="P291" style:family="paragraph" style:parent-style-name="Standard">
      <style:paragraph-properties fo:text-align="left" fo:break-before="auto" fo:line-height="115%" style:writing-mode="rl-tb"/>
    </style:style>
    <style:style style:name="P292" style:family="paragraph" style:parent-style-name="Standard">
      <style:paragraph-properties fo:text-align="left" fo:break-before="auto" fo:line-height="115%" style:writing-mode="rl-tb"/>
    </style:style>
    <style:style style:name="T292_1" style:family="text">
      <style:text-properties fo:font-weight="bold" style:font-weight-asian="bold" style:font-weight-complex="bold"/>
    </style:style>
    <style:style style:name="T292_2" style:family="text">
      <style:text-properties fo:font-weight="bold" style:font-weight-asian="bold" style:font-weight-complex="bold"/>
    </style:style>
    <style:style style:name="P293" style:family="paragraph" style:parent-style-name="Standard">
      <style:paragraph-properties fo:text-align="left" fo:break-before="auto" fo:line-height="115%" style:writing-mode="lr-tb"/>
    </style:style>
    <style:style style:name="T293_1" style:family="text">
      <style:text-properties fo:font-weight="bold" style:font-weight-asian="bold" style:font-weight-complex="bold"/>
    </style:style>
    <style:style style:name="T293_2" style:family="text">
      <style:text-properties fo:font-weight="bold" style:font-weight-asian="bold" style:font-weight-complex="bold"/>
    </style:style>
    <style:style style:name="T293_3" style:family="text">
      <style:text-properties fo:font-weight="bold" style:font-weight-asian="bold" style:font-weight-complex="bold"/>
    </style:style>
    <style:style style:name="T293_4" style:family="text">
      <style:text-properties fo:font-weight="bold" style:font-weight-asian="bold" style:font-weight-complex="bold"/>
    </style:style>
    <style:style style:name="P294" style:family="paragraph" style:parent-style-name="Standard">
      <style:paragraph-properties fo:text-align="left" fo:break-before="auto" fo:line-height="115%" style:writing-mode="rl-tb"/>
    </style:style>
    <style:style style:name="T294_1" style:family="text"/>
    <style:style style:name="T294_2" style:family="text"/>
    <style:style style:name="T294_3" style:family="text"/>
    <style:style style:name="T294_4" style:family="text"/>
    <style:style style:name="T294_5" style:family="text"/>
    <style:style style:name="T294_6" style:family="text"/>
    <style:style style:name="T294_7" style:family="text"/>
    <style:style style:name="T294_8" style:family="text"/>
    <style:style style:name="T294_9" style:family="text"/>
    <style:style style:name="T294_10" style:family="text"/>
    <style:style style:name="T294_11" style:family="text"/>
    <style:style style:name="T294_12" style:family="text"/>
    <style:style style:name="T294_13" style:family="text"/>
    <style:style style:name="T294_14" style:family="text"/>
    <style:style style:name="T294_15" style:family="text"/>
    <style:style style:name="T294_16" style:family="text"/>
    <style:style style:name="T294_17" style:family="text"/>
    <style:style style:name="T294_18" style:family="text"/>
    <style:style style:name="T294_19" style:family="text"/>
    <style:style style:name="T294_20" style:family="text"/>
    <style:style style:name="T294_21" style:family="text"/>
    <style:style style:name="T294_22" style:family="text"/>
    <style:style style:name="T294_23" style:family="text"/>
    <style:style style:name="T294_24" style:family="text"/>
    <style:style style:name="T294_25" style:family="text"/>
    <style:style style:name="T294_26" style:family="text"/>
    <style:style style:name="T294_27" style:family="text"/>
    <style:style style:name="T294_28" style:family="text"/>
    <style:style style:name="T294_29" style:family="text"/>
    <style:style style:name="T294_30" style:family="text"/>
    <style:style style:name="T294_31" style:family="text"/>
    <style:style style:name="T294_32" style:family="text"/>
    <style:style style:name="P295" style:family="paragraph" style:parent-style-name="Standard">
      <style:paragraph-properties fo:break-before="auto" fo:line-height="115%" style:writing-mode="lr-tb"/>
    </style:style>
    <style:style style:name="T295_1" style:family="text">
      <style:text-properties fo:font-weight="bold" style:font-weight-asian="bold" style:font-weight-complex="bold"/>
    </style:style>
    <style:style style:name="T295_2" style:family="text">
      <style:text-properties fo:font-weight="bold" style:font-weight-asian="bold" style:font-weight-complex="bold"/>
    </style:style>
    <style:style style:name="T295_3" style:family="text">
      <style:text-properties fo:font-weight="bold" style:font-weight-asian="bold" style:font-weight-complex="bold"/>
    </style:style>
    <style:style style:name="T295_4" style:family="text">
      <style:text-properties fo:font-weight="bold" style:font-weight-asian="bold" style:font-weight-complex="bold"/>
    </style:style>
    <style:style style:name="P296" style:family="paragraph" style:parent-style-name="Standard">
      <style:paragraph-properties fo:text-align="left" fo:break-before="auto" fo:line-height="115%" style:writing-mode="rl-tb"/>
    </style:style>
    <style:style style:name="T296_1" style:family="text"/>
    <style:style style:name="T296_2" style:family="text"/>
    <style:style style:name="T296_3" style:family="text"/>
    <style:style style:name="T296_4" style:family="text"/>
    <style:style style:name="T296_5" style:family="text"/>
    <style:style style:name="T296_6" style:family="text"/>
    <style:style style:name="T296_7" style:family="text"/>
    <style:style style:name="T296_8" style:family="text"/>
    <style:style style:name="T296_9" style:family="text"/>
    <style:style style:name="T296_10" style:family="text"/>
    <style:style style:name="T296_11" style:family="text"/>
    <style:style style:name="T296_12" style:family="text"/>
    <style:style style:name="T296_13" style:family="text"/>
    <style:style style:name="T296_14" style:family="text"/>
    <style:style style:name="T296_15" style:family="text"/>
    <style:style style:name="T296_16" style:family="text"/>
    <style:style style:name="T296_17" style:family="text"/>
    <style:style style:name="T296_18" style:family="text"/>
    <style:style style:name="T296_19" style:family="text"/>
    <style:style style:name="T296_20" style:family="text"/>
    <style:style style:name="T296_21" style:family="text"/>
    <style:style style:name="T296_22" style:family="text"/>
    <style:style style:name="T296_23" style:family="text"/>
    <style:style style:name="T296_24" style:family="text"/>
    <style:style style:name="T296_25" style:family="text"/>
    <style:style style:name="T296_26" style:family="text"/>
    <style:style style:name="T296_27" style:family="text"/>
    <style:style style:name="T296_28" style:family="text"/>
    <style:style style:name="T296_29" style:family="text"/>
    <style:style style:name="T296_30" style:family="text"/>
    <style:style style:name="T296_31" style:family="text"/>
    <style:style style:name="T296_32" style:family="text"/>
    <style:style style:name="T296_33" style:family="text"/>
    <style:style style:name="T296_34" style:family="text"/>
    <style:style style:name="T296_35" style:family="text"/>
    <style:style style:name="T296_36" style:family="text"/>
    <style:style style:name="T296_37" style:family="text"/>
    <style:style style:name="T296_38" style:family="text"/>
    <style:style style:name="T296_39" style:family="text"/>
    <style:style style:name="T296_40" style:family="text"/>
    <style:style style:name="T296_41" style:family="text"/>
    <style:style style:name="T296_42" style:family="text"/>
    <style:style style:name="T296_43" style:family="text"/>
    <style:style style:name="T296_44" style:family="text"/>
    <style:style style:name="P297" style:family="paragraph" style:parent-style-name="Standard">
      <style:paragraph-properties fo:break-before="auto" fo:line-height="115%" style:writing-mode="lr-tb"/>
    </style:style>
    <style:style style:name="T297_1" style:family="text">
      <style:text-properties fo:font-weight="bold" style:font-weight-asian="bold" style:font-weight-complex="bold"/>
    </style:style>
    <style:style style:name="T297_2" style:family="text">
      <style:text-properties fo:font-weight="bold" style:font-weight-asian="bold" style:font-weight-complex="bold"/>
    </style:style>
    <style:style style:name="T297_3" style:family="text">
      <style:text-properties fo:font-weight="bold" style:font-weight-asian="bold" style:font-weight-complex="bold"/>
    </style:style>
    <style:style style:name="T297_4" style:family="text">
      <style:text-properties fo:font-weight="bold" style:font-weight-asian="bold" style:font-weight-complex="bold"/>
    </style:style>
    <style:style style:name="P298" style:family="paragraph" style:parent-style-name="Standard">
      <style:paragraph-properties fo:text-align="left" fo:break-before="auto" fo:line-height="115%" style:writing-mode="rl-tb"/>
    </style:style>
    <style:style style:name="T298_1" style:family="text"/>
    <style:style style:name="T298_2" style:family="text"/>
    <style:style style:name="T298_3" style:family="text"/>
    <style:style style:name="T298_4" style:family="text"/>
    <style:style style:name="T298_5" style:family="text"/>
    <style:style style:name="T298_6" style:family="text"/>
    <style:style style:name="T298_7" style:family="text"/>
    <style:style style:name="T298_8" style:family="text"/>
    <style:style style:name="T298_9" style:family="text"/>
    <style:style style:name="T298_10" style:family="text"/>
    <style:style style:name="T298_11" style:family="text"/>
    <style:style style:name="T298_12" style:family="text"/>
    <style:style style:name="P299" style:family="paragraph" style:parent-style-name="Standard">
      <style:paragraph-properties fo:break-before="auto" fo:line-height="115%" style:writing-mode="lr-tb"/>
    </style:style>
    <style:style style:name="T299_1" style:family="text">
      <style:text-properties fo:font-weight="bold" style:font-weight-asian="bold" style:font-weight-complex="bold"/>
    </style:style>
    <style:style style:name="T299_2" style:family="text">
      <style:text-properties fo:font-weight="bold" style:font-weight-asian="bold" style:font-weight-complex="bold"/>
    </style:style>
    <style:style style:name="T299_3" style:family="text">
      <style:text-properties fo:font-weight="bold" style:font-weight-asian="bold" style:font-weight-complex="bold"/>
    </style:style>
    <style:style style:name="T299_4" style:family="text">
      <style:text-properties fo:font-weight="bold" style:font-weight-asian="bold" style:font-weight-complex="bold"/>
    </style:style>
    <style:style style:name="P300" style:family="paragraph" style:parent-style-name="Standard">
      <style:paragraph-properties fo:text-align="left" fo:break-before="auto" fo:line-height="115%" style:writing-mode="rl-tb"/>
    </style:style>
    <style:style style:name="T300_1" style:family="text"/>
    <style:style style:name="T300_2" style:family="text"/>
    <style:style style:name="T300_3" style:family="text"/>
    <style:style style:name="T300_4" style:family="text"/>
    <style:style style:name="T300_5" style:family="text"/>
    <style:style style:name="T300_6" style:family="text"/>
    <style:style style:name="T300_7" style:family="text"/>
    <style:style style:name="T300_8" style:family="text"/>
    <style:style style:name="T300_9" style:family="text"/>
    <style:style style:name="T300_10" style:family="text"/>
    <style:style style:name="T300_11" style:family="text"/>
    <style:style style:name="T300_12" style:family="text"/>
    <style:style style:name="T300_13" style:family="text"/>
    <style:style style:name="T300_14" style:family="text"/>
    <style:style style:name="T300_15" style:family="text"/>
    <style:style style:name="T300_16" style:family="text"/>
    <style:style style:name="T300_17" style:family="text"/>
    <style:style style:name="T300_18" style:family="text"/>
    <style:style style:name="T300_19" style:family="text"/>
    <style:style style:name="T300_20" style:family="text"/>
    <style:style style:name="T300_21" style:family="text"/>
    <style:style style:name="T300_22" style:family="text"/>
    <style:style style:name="T300_23" style:family="text"/>
    <style:style style:name="T300_24" style:family="text"/>
    <style:style style:name="T300_25" style:family="text"/>
    <style:style style:name="T300_26" style:family="text"/>
    <style:style style:name="T300_27" style:family="text"/>
    <style:style style:name="T300_28" style:family="text"/>
    <style:style style:name="T300_29" style:family="text"/>
    <style:style style:name="T300_30" style:family="text"/>
    <style:style style:name="T300_31" style:family="text"/>
    <style:style style:name="T300_32" style:family="text"/>
    <style:style style:name="T300_33" style:family="text"/>
    <style:style style:name="T300_34" style:family="text"/>
    <style:style style:name="T300_35" style:family="text"/>
    <style:style style:name="T300_36" style:family="text"/>
    <style:style style:name="P301" style:family="paragraph" style:parent-style-name="Standard">
      <style:paragraph-properties fo:break-before="auto" fo:line-height="115%" style:writing-mode="lr-tb"/>
    </style:style>
    <style:style style:name="T301_1" style:family="text">
      <style:text-properties fo:font-weight="bold" style:font-weight-asian="bold" style:font-weight-complex="bold"/>
    </style:style>
    <style:style style:name="T301_2" style:family="text">
      <style:text-properties fo:font-weight="bold" style:font-weight-asian="bold" style:font-weight-complex="bold"/>
    </style:style>
    <style:style style:name="T301_3" style:family="text">
      <style:text-properties fo:font-weight="bold" style:font-weight-asian="bold" style:font-weight-complex="bold"/>
    </style:style>
    <style:style style:name="T301_4" style:family="text">
      <style:text-properties fo:font-weight="bold" style:font-weight-asian="bold" style:font-weight-complex="bold"/>
    </style:style>
    <style:style style:name="P302" style:family="paragraph" style:parent-style-name="Standard">
      <style:paragraph-properties fo:text-align="left" fo:break-before="auto" fo:line-height="115%" style:writing-mode="rl-tb"/>
    </style:style>
    <style:style style:name="T302_1" style:family="text"/>
    <style:style style:name="T302_2" style:family="text"/>
    <style:style style:name="T302_3" style:family="text"/>
    <style:style style:name="T302_4" style:family="text"/>
    <style:style style:name="T302_5" style:family="text"/>
    <style:style style:name="T302_6" style:family="text"/>
    <style:style style:name="T302_7" style:family="text"/>
    <style:style style:name="T302_8" style:family="text"/>
    <style:style style:name="T302_9" style:family="text"/>
    <style:style style:name="T302_10" style:family="text"/>
    <style:style style:name="T302_11" style:family="text"/>
    <style:style style:name="T302_12" style:family="text"/>
    <style:style style:name="T302_13" style:family="text"/>
    <style:style style:name="T302_14" style:family="text"/>
    <style:style style:name="T302_15" style:family="text"/>
    <style:style style:name="T302_16" style:family="text"/>
    <style:style style:name="T302_17" style:family="text"/>
    <style:style style:name="T302_18" style:family="text"/>
    <style:style style:name="T302_19" style:family="text"/>
    <style:style style:name="T302_20" style:family="text"/>
    <style:style style:name="T302_21" style:family="text"/>
    <style:style style:name="T302_22" style:family="text"/>
    <style:style style:name="T302_23" style:family="text"/>
    <style:style style:name="T302_24" style:family="text"/>
    <style:style style:name="T302_25" style:family="text"/>
    <style:style style:name="T302_26" style:family="text"/>
    <style:style style:name="P303" style:family="paragraph" style:parent-style-name="Standard">
      <style:paragraph-properties fo:break-before="auto" fo:line-height="115%" style:writing-mode="lr-tb"/>
    </style:style>
    <style:style style:name="T303_1" style:family="text">
      <style:text-properties fo:font-weight="bold" style:font-weight-asian="bold" style:font-weight-complex="bold"/>
    </style:style>
    <style:style style:name="T303_2" style:family="text">
      <style:text-properties fo:font-weight="bold" style:font-weight-asian="bold" style:font-weight-complex="bold"/>
    </style:style>
    <style:style style:name="T303_3" style:family="text">
      <style:text-properties fo:font-weight="bold" style:font-weight-asian="bold" style:font-weight-complex="bold"/>
    </style:style>
    <style:style style:name="T303_4" style:family="text">
      <style:text-properties fo:font-weight="bold" style:font-weight-asian="bold" style:font-weight-complex="bold"/>
    </style:style>
    <style:style style:name="T303_5" style:family="text">
      <style:text-properties fo:font-weight="bold" style:font-weight-asian="bold" style:font-weight-complex="bold"/>
    </style:style>
    <style:style style:name="T303_6" style:family="text">
      <style:text-properties fo:font-weight="bold" style:font-weight-asian="bold" style:font-weight-complex="bold"/>
    </style:style>
    <style:style style:name="T303_7" style:family="text">
      <style:text-properties fo:font-weight="bold" style:font-weight-asian="bold" style:font-weight-complex="bold"/>
    </style:style>
    <style:style style:name="T303_8" style:family="text">
      <style:text-properties fo:font-weight="bold" style:font-weight-asian="bold" style:font-weight-complex="bold"/>
    </style:style>
    <style:style style:name="P304" style:family="paragraph" style:parent-style-name="Standard">
      <style:paragraph-properties fo:text-align="left" fo:break-before="auto" fo:line-height="115%" style:writing-mode="rl-tb"/>
    </style:style>
    <style:style style:name="T304_1" style:family="text"/>
    <style:style style:name="T304_2" style:family="text"/>
    <style:style style:name="T304_3" style:family="text"/>
    <style:style style:name="T304_4" style:family="text"/>
    <style:style style:name="T304_5" style:family="text"/>
    <style:style style:name="T304_6" style:family="text"/>
    <style:style style:name="T304_7" style:family="text"/>
    <style:style style:name="T304_8" style:family="text"/>
    <style:style style:name="T304_9" style:family="text"/>
    <style:style style:name="T304_10" style:family="text"/>
    <style:style style:name="T304_11" style:family="text"/>
    <style:style style:name="T304_12" style:family="text"/>
    <style:style style:name="T304_13" style:family="text"/>
    <style:style style:name="T304_14" style:family="text"/>
    <style:style style:name="T304_15" style:family="text"/>
    <style:style style:name="T304_16" style:family="text"/>
    <style:style style:name="T304_17" style:family="text"/>
    <style:style style:name="T304_18" style:family="text"/>
    <style:style style:name="T304_19" style:family="text"/>
    <style:style style:name="T304_20" style:family="text"/>
    <style:style style:name="T304_21" style:family="text"/>
    <style:style style:name="T304_22" style:family="text"/>
    <style:style style:name="T304_23" style:family="text"/>
    <style:style style:name="T304_24" style:family="text"/>
    <style:style style:name="T304_25" style:family="text"/>
    <style:style style:name="T304_26" style:family="text"/>
    <style:style style:name="T304_27" style:family="text"/>
    <style:style style:name="T304_28" style:family="text"/>
    <style:style style:name="P305" style:family="paragraph" style:parent-style-name="Standard">
      <style:paragraph-properties fo:break-before="auto" fo:line-height="115%" style:writing-mode="lr-tb"/>
    </style:style>
    <style:style style:name="T305_1" style:family="text">
      <style:text-properties fo:font-weight="bold" style:font-weight-asian="bold" style:font-weight-complex="bold"/>
    </style:style>
    <style:style style:name="T305_2" style:family="text">
      <style:text-properties fo:font-weight="bold" style:font-weight-asian="bold" style:font-weight-complex="bold"/>
    </style:style>
    <style:style style:name="T305_3" style:family="text">
      <style:text-properties fo:font-weight="bold" style:font-weight-asian="bold" style:font-weight-complex="bold"/>
    </style:style>
    <style:style style:name="T305_4" style:family="text">
      <style:text-properties fo:font-weight="bold" style:font-weight-asian="bold" style:font-weight-complex="bold"/>
    </style:style>
    <style:style style:name="T305_5" style:family="text">
      <style:text-properties fo:font-weight="bold" style:font-weight-asian="bold" style:font-weight-complex="bold"/>
    </style:style>
    <style:style style:name="T305_6" style:family="text">
      <style:text-properties fo:font-weight="bold" style:font-weight-asian="bold" style:font-weight-complex="bold"/>
    </style:style>
    <style:style style:name="P306" style:family="paragraph" style:parent-style-name="Standard">
      <style:paragraph-properties fo:text-align="left" fo:break-before="auto" fo:line-height="115%" style:writing-mode="rl-tb"/>
    </style:style>
    <style:style style:name="T306_1" style:family="text"/>
    <style:style style:name="T306_2" style:family="text"/>
    <style:style style:name="T306_3" style:family="text"/>
    <style:style style:name="T306_4" style:family="text"/>
    <style:style style:name="T306_5" style:family="text"/>
    <style:style style:name="T306_6" style:family="text"/>
    <style:style style:name="T306_7" style:family="text"/>
    <style:style style:name="T306_8" style:family="text"/>
    <style:style style:name="T306_9" style:family="text"/>
    <style:style style:name="T306_10" style:family="text"/>
    <style:style style:name="T306_11" style:family="text"/>
    <style:style style:name="T306_12" style:family="text"/>
    <style:style style:name="T306_13" style:family="text"/>
    <style:style style:name="T306_14" style:family="text"/>
    <style:style style:name="T306_15" style:family="text"/>
    <style:style style:name="T306_16" style:family="text"/>
    <style:style style:name="T306_17" style:family="text"/>
    <style:style style:name="T306_18" style:family="text"/>
    <style:style style:name="P307" style:family="paragraph" style:parent-style-name="Standard">
      <style:paragraph-properties fo:break-before="auto" fo:line-height="115%" style:writing-mode="lr-tb"/>
    </style:style>
    <style:style style:name="T307_1" style:family="text">
      <style:text-properties fo:font-weight="bold" style:font-weight-asian="bold" style:font-weight-complex="bold"/>
    </style:style>
    <style:style style:name="T307_2" style:family="text">
      <style:text-properties fo:font-weight="bold" style:font-weight-asian="bold" style:font-weight-complex="bold"/>
    </style:style>
    <style:style style:name="T307_3" style:family="text">
      <style:text-properties fo:font-weight="bold" style:font-weight-asian="bold" style:font-weight-complex="bold"/>
    </style:style>
    <style:style style:name="T307_4" style:family="text">
      <style:text-properties fo:font-weight="bold" style:font-weight-asian="bold" style:font-weight-complex="bold"/>
    </style:style>
    <style:style style:name="P308" style:family="paragraph" style:parent-style-name="Standard">
      <style:paragraph-properties fo:text-align="left" fo:break-before="auto" fo:line-height="115%" style:writing-mode="rl-tb"/>
    </style:style>
    <style:style style:name="T308_1" style:family="text"/>
    <style:style style:name="T308_2" style:family="text"/>
    <style:style style:name="T308_3" style:family="text"/>
    <style:style style:name="T308_4" style:family="text"/>
    <style:style style:name="T308_5" style:family="text"/>
    <style:style style:name="T308_6" style:family="text"/>
    <style:style style:name="T308_7" style:family="text"/>
    <style:style style:name="T308_8" style:family="text"/>
    <style:style style:name="T308_9" style:family="text"/>
    <style:style style:name="T308_10" style:family="text"/>
    <style:style style:name="T308_11" style:family="text"/>
    <style:style style:name="T308_12" style:family="text"/>
    <style:style style:name="T308_13" style:family="text"/>
    <style:style style:name="T308_14" style:family="text"/>
    <style:style style:name="T308_15" style:family="text"/>
    <style:style style:name="T308_16" style:family="text"/>
    <style:style style:name="T308_17" style:family="text"/>
    <style:style style:name="T308_18" style:family="text"/>
    <style:style style:name="T308_19" style:family="text"/>
    <style:style style:name="T308_20" style:family="text"/>
    <style:style style:name="T308_21" style:family="text"/>
    <style:style style:name="T308_22" style:family="text"/>
    <style:style style:name="P309" style:family="paragraph" style:parent-style-name="Standard">
      <style:paragraph-properties fo:break-before="auto" fo:line-height="115%" style:writing-mode="lr-tb"/>
    </style:style>
    <style:style style:name="T309_1" style:family="text">
      <style:text-properties fo:font-weight="bold" style:font-weight-asian="bold" style:font-weight-complex="bold"/>
    </style:style>
    <style:style style:name="T309_2" style:family="text">
      <style:text-properties fo:font-weight="bold" style:font-weight-asian="bold" style:font-weight-complex="bold"/>
    </style:style>
    <style:style style:name="T309_3" style:family="text">
      <style:text-properties fo:font-weight="bold" style:font-weight-asian="bold" style:font-weight-complex="bold"/>
    </style:style>
    <style:style style:name="T309_4" style:family="text">
      <style:text-properties fo:font-weight="bold" style:font-weight-asian="bold" style:font-weight-complex="bold"/>
    </style:style>
    <style:style style:name="P310" style:family="paragraph" style:parent-style-name="Standard">
      <style:paragraph-properties fo:text-align="left" fo:break-before="auto" fo:line-height="115%" style:writing-mode="rl-tb"/>
    </style:style>
    <style:style style:name="T310_1" style:family="text"/>
    <style:style style:name="T310_2" style:family="text"/>
    <style:style style:name="T310_3" style:family="text"/>
    <style:style style:name="T310_4" style:family="text"/>
    <style:style style:name="T310_5" style:family="text"/>
    <style:style style:name="T310_6" style:family="text"/>
    <style:style style:name="T310_7" style:family="text"/>
    <style:style style:name="T310_8" style:family="text"/>
    <style:style style:name="T310_9" style:family="text"/>
    <style:style style:name="T310_10" style:family="text"/>
    <style:style style:name="T310_11" style:family="text"/>
    <style:style style:name="T310_12" style:family="text"/>
    <style:style style:name="T310_13" style:family="text"/>
    <style:style style:name="T310_14" style:family="text"/>
    <style:style style:name="T310_15" style:family="text"/>
    <style:style style:name="T310_16" style:family="text"/>
    <style:style style:name="T310_17" style:family="text"/>
    <style:style style:name="T310_18" style:family="text"/>
    <style:style style:name="T310_19" style:family="text"/>
    <style:style style:name="T310_20" style:family="text"/>
    <style:style style:name="T310_21" style:family="text"/>
    <style:style style:name="T310_22" style:family="text"/>
    <style:style style:name="T310_23" style:family="text"/>
    <style:style style:name="T310_24" style:family="text"/>
    <style:style style:name="T310_25" style:family="text"/>
    <style:style style:name="T310_26" style:family="text"/>
    <style:style style:name="T310_27" style:family="text"/>
    <style:style style:name="T310_28" style:family="text"/>
    <style:style style:name="T310_29" style:family="text"/>
    <style:style style:name="T310_30" style:family="text"/>
    <style:style style:name="P311" style:family="paragraph" style:parent-style-name="Standard">
      <style:paragraph-properties fo:break-before="auto" fo:line-height="115%" style:writing-mode="lr-tb"/>
    </style:style>
    <style:style style:name="T311_1" style:family="text">
      <style:text-properties fo:font-weight="bold" style:font-weight-asian="bold" style:font-weight-complex="bold"/>
    </style:style>
    <style:style style:name="T311_2" style:family="text">
      <style:text-properties fo:font-weight="bold" style:font-weight-asian="bold" style:font-weight-complex="bold"/>
    </style:style>
    <style:style style:name="T311_3" style:family="text">
      <style:text-properties fo:font-weight="bold" style:font-weight-asian="bold" style:font-weight-complex="bold"/>
    </style:style>
    <style:style style:name="T311_4" style:family="text">
      <style:text-properties fo:font-weight="bold" style:font-weight-asian="bold" style:font-weight-complex="bold"/>
    </style:style>
    <style:style style:name="P312" style:family="paragraph" style:parent-style-name="Standard">
      <style:paragraph-properties fo:text-align="left" fo:break-before="auto" fo:line-height="115%" style:writing-mode="rl-tb"/>
    </style:style>
    <style:style style:name="T312_1" style:family="text"/>
    <style:style style:name="T312_2" style:family="text"/>
    <style:style style:name="T312_3" style:family="text"/>
    <style:style style:name="T312_4" style:family="text"/>
    <style:style style:name="T312_5" style:family="text"/>
    <style:style style:name="T312_6" style:family="text"/>
    <style:style style:name="T312_7" style:family="text"/>
    <style:style style:name="T312_8" style:family="text"/>
    <style:style style:name="T312_9" style:family="text"/>
    <style:style style:name="T312_10" style:family="text"/>
    <style:style style:name="T312_11" style:family="text"/>
    <style:style style:name="T312_12" style:family="text"/>
    <style:style style:name="T312_13" style:family="text"/>
    <style:style style:name="T312_14" style:family="text"/>
    <style:style style:name="T312_15" style:family="text"/>
    <style:style style:name="T312_16" style:family="text"/>
    <style:style style:name="T312_17" style:family="text"/>
    <style:style style:name="T312_18" style:family="text"/>
    <style:style style:name="T312_19" style:family="text"/>
    <style:style style:name="T312_20" style:family="text"/>
    <style:style style:name="T312_21" style:family="text"/>
    <style:style style:name="T312_22" style:family="text"/>
    <style:style style:name="T312_23" style:family="text"/>
    <style:style style:name="T312_24" style:family="text"/>
    <style:style style:name="T312_25" style:family="text"/>
    <style:style style:name="T312_26" style:family="text"/>
    <style:style style:name="T312_27" style:family="text"/>
    <style:style style:name="T312_28" style:family="text"/>
    <style:style style:name="T312_29" style:family="text"/>
    <style:style style:name="T312_30" style:family="text"/>
    <style:style style:name="T312_31" style:family="text"/>
    <style:style style:name="T312_32" style:family="text"/>
    <style:style style:name="T312_33" style:family="text"/>
    <style:style style:name="T312_34" style:family="text"/>
    <style:style style:name="T312_35" style:family="text"/>
    <style:style style:name="T312_36" style:family="text"/>
    <style:style style:name="P313" style:family="paragraph" style:parent-style-name="Standard">
      <style:paragraph-properties fo:break-before="auto" fo:line-height="115%" style:writing-mode="lr-tb"/>
    </style:style>
    <style:style style:name="T313_1" style:family="text">
      <style:text-properties fo:font-weight="bold" style:font-weight-asian="bold" style:font-weight-complex="bold"/>
    </style:style>
    <style:style style:name="T313_2" style:family="text">
      <style:text-properties fo:font-weight="bold" style:font-weight-asian="bold" style:font-weight-complex="bold"/>
    </style:style>
    <style:style style:name="T313_3" style:family="text">
      <style:text-properties fo:font-weight="bold" style:font-weight-asian="bold" style:font-weight-complex="bold"/>
    </style:style>
    <style:style style:name="T313_4" style:family="text">
      <style:text-properties fo:font-weight="bold" style:font-weight-asian="bold" style:font-weight-complex="bold"/>
    </style:style>
    <style:style style:name="P314" style:family="paragraph" style:parent-style-name="Standard">
      <style:paragraph-properties fo:text-align="left" fo:break-before="auto" fo:line-height="115%" style:writing-mode="rl-tb"/>
    </style:style>
    <style:style style:name="T314_1" style:family="text"/>
    <style:style style:name="T314_2" style:family="text"/>
    <style:style style:name="T314_3" style:family="text"/>
    <style:style style:name="T314_4" style:family="text"/>
    <style:style style:name="T314_5" style:family="text"/>
    <style:style style:name="T314_6" style:family="text"/>
    <style:style style:name="T314_7" style:family="text"/>
    <style:style style:name="T314_8" style:family="text"/>
    <style:style style:name="T314_9" style:family="text"/>
    <style:style style:name="T314_10" style:family="text"/>
    <style:style style:name="T314_11" style:family="text"/>
    <style:style style:name="T314_12" style:family="text"/>
    <style:style style:name="T314_13" style:family="text"/>
    <style:style style:name="T314_14" style:family="text"/>
    <style:style style:name="T314_15" style:family="text"/>
    <style:style style:name="T314_16" style:family="text"/>
    <style:style style:name="T314_17" style:family="text"/>
    <style:style style:name="T314_18" style:family="text"/>
    <style:style style:name="T314_19" style:family="text"/>
    <style:style style:name="T314_20" style:family="text"/>
    <style:style style:name="T314_21" style:family="text"/>
    <style:style style:name="T314_22" style:family="text"/>
    <style:style style:name="T314_23" style:family="text"/>
    <style:style style:name="T314_24" style:family="text"/>
    <style:style style:name="T314_25" style:family="text"/>
    <style:style style:name="T314_26" style:family="text"/>
    <style:style style:name="P315" style:family="paragraph" style:parent-style-name="Standard">
      <style:paragraph-properties fo:break-before="auto" fo:line-height="115%" style:writing-mode="lr-tb"/>
    </style:style>
    <style:style style:name="T315_1" style:family="text">
      <style:text-properties fo:font-weight="bold" style:font-weight-asian="bold" style:font-weight-complex="bold"/>
    </style:style>
    <style:style style:name="T315_2" style:family="text">
      <style:text-properties fo:font-weight="bold" style:font-weight-asian="bold" style:font-weight-complex="bold"/>
    </style:style>
    <style:style style:name="T315_3" style:family="text">
      <style:text-properties fo:font-weight="bold" style:font-weight-asian="bold" style:font-weight-complex="bold"/>
    </style:style>
    <style:style style:name="T315_4" style:family="text">
      <style:text-properties fo:font-weight="bold" style:font-weight-asian="bold" style:font-weight-complex="bold"/>
    </style:style>
    <style:style style:name="P316" style:family="paragraph" style:parent-style-name="Standard">
      <style:paragraph-properties fo:text-align="left" fo:break-before="auto" fo:line-height="115%" style:writing-mode="rl-tb"/>
    </style:style>
    <style:style style:name="T316_1" style:family="text"/>
    <style:style style:name="T316_2" style:family="text"/>
    <style:style style:name="T316_3" style:family="text"/>
    <style:style style:name="T316_4" style:family="text"/>
    <style:style style:name="T316_5" style:family="text"/>
    <style:style style:name="T316_6" style:family="text"/>
    <style:style style:name="T316_7" style:family="text"/>
    <style:style style:name="T316_8" style:family="text"/>
    <style:style style:name="T316_9" style:family="text"/>
    <style:style style:name="T316_10" style:family="text"/>
    <style:style style:name="T316_11" style:family="text"/>
    <style:style style:name="T316_12" style:family="text"/>
    <style:style style:name="T316_13" style:family="text"/>
    <style:style style:name="T316_14" style:family="text"/>
    <style:style style:name="P317" style:family="paragraph" style:parent-style-name="Standard">
      <style:paragraph-properties fo:text-align="left" fo:break-before="auto" fo:line-height="115%" style:writing-mode="rl-tb"/>
      <style:text-properties fo:font-weight="bold" style:font-weight-asian="bold" style:font-weight-complex="bold"/>
    </style:style>
    <style:style style:name="P318" style:family="paragraph" style:parent-style-name="Standard">
      <style:paragraph-properties fo:text-align="left" fo:break-before="auto" fo:line-height="115%" style:writing-mode="rl-tb"/>
    </style:style>
    <style:style style:name="T318_1" style:family="text">
      <style:text-properties fo:font-weight="bold" style:font-weight-asian="bold" style:font-weight-complex="bold"/>
    </style:style>
    <style:style style:name="T318_2" style:family="text">
      <style:text-properties fo:font-weight="bold" style:font-weight-asian="bold" style:font-weight-complex="bold"/>
    </style:style>
    <style:style style:name="T318_3" style:family="text">
      <style:text-properties fo:font-weight="bold" style:font-weight-asian="bold" style:font-weight-complex="bold"/>
    </style:style>
    <style:style style:name="T318_4" style:family="text">
      <style:text-properties fo:font-weight="bold" style:font-weight-asian="bold" style:font-weight-complex="bold"/>
    </style:style>
    <style:style style:name="P319" style:family="paragraph" style:parent-style-name="Standard">
      <style:paragraph-properties fo:text-align="left" fo:break-before="auto" fo:line-height="115%" style:writing-mode="rl-tb"/>
    </style:style>
    <style:style style:name="T319_1" style:family="text">
      <style:text-properties fo:font-weight="bold" style:font-weight-asian="bold" style:font-weight-complex="bold"/>
    </style:style>
    <style:style style:name="T319_2" style:family="text">
      <style:text-properties fo:font-weight="bold" style:font-weight-asian="bold" style:font-weight-complex="bold"/>
    </style:style>
    <style:style style:name="P320" style:family="paragraph" style:parent-style-name="Standard">
      <style:paragraph-properties fo:text-align="left" fo:break-before="auto" fo:line-height="115%" style:writing-mode="rl-tb"/>
    </style:style>
    <style:style style:name="T320_1" style:family="text"/>
    <style:style style:name="T320_2" style:family="text"/>
    <style:style style:name="T320_3" style:family="text"/>
    <style:style style:name="T320_4" style:family="text"/>
    <style:style style:name="T320_5" style:family="text"/>
    <style:style style:name="T320_6" style:family="text"/>
    <style:style style:name="T320_7" style:family="text"/>
    <style:style style:name="T320_8" style:family="text"/>
    <style:style style:name="T320_9" style:family="text"/>
    <style:style style:name="T320_10" style:family="text"/>
    <style:style style:name="T320_11" style:family="text"/>
    <style:style style:name="T320_12" style:family="text"/>
    <style:style style:name="T320_13" style:family="text"/>
    <style:style style:name="T320_14" style:family="text"/>
    <style:style style:name="T320_15" style:family="text"/>
    <style:style style:name="T320_16" style:family="text"/>
    <style:style style:name="T320_17" style:family="text"/>
    <style:style style:name="T320_18" style:family="text"/>
    <style:style style:name="T320_19" style:family="text"/>
    <style:style style:name="T320_20" style:family="text"/>
    <style:style style:name="T320_21" style:family="text"/>
    <style:style style:name="T320_22" style:family="text"/>
    <style:style style:name="T320_23" style:family="text"/>
    <style:style style:name="T320_24" style:family="text"/>
    <style:style style:name="T320_25" style:family="text"/>
    <style:style style:name="T320_26" style:family="text"/>
    <style:style style:name="T320_27" style:family="text"/>
    <style:style style:name="T320_28" style:family="text"/>
    <style:style style:name="T320_29" style:family="text"/>
    <style:style style:name="T320_30" style:family="text"/>
    <style:style style:name="T320_31" style:family="text"/>
    <style:style style:name="T320_32" style:family="text"/>
    <style:style style:name="T320_33" style:family="text"/>
    <style:style style:name="T320_34" style:family="text"/>
    <style:style style:name="T320_35" style:family="text"/>
    <style:style style:name="T320_36" style:family="text"/>
    <style:style style:name="T320_37" style:family="text"/>
    <style:style style:name="T320_38" style:family="text"/>
    <style:style style:name="T320_39" style:family="text"/>
    <style:style style:name="T320_40" style:family="text"/>
    <style:style style:name="T320_41" style:family="text"/>
    <style:style style:name="T320_42" style:family="text"/>
    <style:style style:name="T320_43" style:family="text"/>
    <style:style style:name="T320_44" style:family="text"/>
    <style:style style:name="T320_45" style:family="text"/>
    <style:style style:name="T320_46" style:family="text"/>
    <style:style style:name="T320_47" style:family="text"/>
    <style:style style:name="T320_48" style:family="text"/>
    <style:style style:name="T320_49" style:family="text"/>
    <style:style style:name="T320_50" style:family="text"/>
    <style:style style:name="T320_51" style:family="text"/>
    <style:style style:name="T320_52" style:family="text"/>
    <style:style style:name="T320_53" style:family="text"/>
    <style:style style:name="T320_54" style:family="text"/>
    <style:style style:name="T320_55" style:family="text"/>
    <style:style style:name="T320_56" style:family="text"/>
    <style:style style:name="T320_57" style:family="text"/>
    <style:style style:name="T320_58" style:family="text"/>
    <style:style style:name="T320_59" style:family="text"/>
    <style:style style:name="T320_60" style:family="text"/>
    <style:style style:name="T320_61" style:family="text"/>
    <style:style style:name="T320_62" style:family="text"/>
    <style:style style:name="T320_63" style:family="text"/>
    <style:style style:name="T320_64" style:family="text"/>
    <style:style style:name="T320_65" style:family="text"/>
    <style:style style:name="T320_66" style:family="text"/>
    <style:style style:name="T320_67" style:family="text"/>
    <style:style style:name="T320_68" style:family="text"/>
    <style:style style:name="T320_69" style:family="text"/>
    <style:style style:name="T320_70" style:family="text"/>
    <style:style style:name="T320_71" style:family="text"/>
    <style:style style:name="T320_72" style:family="text"/>
    <style:style style:name="T320_73" style:family="text"/>
    <style:style style:name="T320_74" style:family="text"/>
    <style:style style:name="T320_75" style:family="text"/>
    <style:style style:name="T320_76" style:family="text"/>
    <style:style style:name="T320_77" style:family="text"/>
    <style:style style:name="T320_78" style:family="text"/>
    <style:style style:name="T320_79" style:family="text"/>
    <style:style style:name="T320_80" style:family="text"/>
    <style:style style:name="T320_81" style:family="text"/>
    <style:style style:name="T320_82" style:family="text"/>
    <style:style style:name="T320_83" style:family="text"/>
    <style:style style:name="T320_84" style:family="text"/>
    <style:style style:name="T320_85" style:family="text"/>
    <style:style style:name="T320_86" style:family="text"/>
    <style:style style:name="T320_87" style:family="text"/>
    <style:style style:name="T320_88" style:family="text"/>
    <style:style style:name="T320_89" style:family="text"/>
    <style:style style:name="T320_90" style:family="text"/>
    <style:style style:name="T320_91" style:family="text"/>
    <style:style style:name="T320_92" style:family="text"/>
    <style:style style:name="T320_93" style:family="text"/>
    <style:style style:name="T320_94" style:family="text"/>
    <style:style style:name="T320_95" style:family="text"/>
    <style:style style:name="T320_96" style:family="text"/>
    <style:style style:name="T320_97" style:family="text"/>
    <style:style style:name="T320_98" style:family="text"/>
    <style:style style:name="P321" style:family="paragraph" style:parent-style-name="Standard">
      <style:paragraph-properties fo:break-before="auto" fo:line-height="115%" style:writing-mode="lr-tb"/>
    </style:style>
    <style:style style:name="T321_1" style:family="text"/>
    <style:style style:name="T321_2" style:family="text"/>
    <style:style style:name="T321_3" style:family="text"/>
    <style:style style:name="T321_4" style:family="text"/>
    <style:style style:name="T321_5" style:family="text"/>
    <style:style style:name="P322" style:family="paragraph" style:parent-style-name="Standard">
      <style:paragraph-properties fo:break-before="auto" fo:line-height="115%" style:writing-mode="lr-tb"/>
    </style:style>
    <style:style style:name="T322_1" style:family="text"/>
    <style:style style:name="T322_2" style:family="text"/>
    <style:style style:name="T322_3" style:family="text"/>
    <style:style style:name="P323" style:family="paragraph" style:parent-style-name="Standard">
      <style:paragraph-properties fo:break-before="auto" fo:line-height="115%" style:writing-mode="lr-tb"/>
    </style:style>
    <style:style style:name="T323_1" style:family="text"/>
    <style:style style:name="T323_2" style:family="text"/>
    <style:style style:name="T323_3" style:family="text"/>
    <style:style style:name="P324" style:family="paragraph" style:parent-style-name="Standard">
      <style:paragraph-properties fo:break-before="auto" fo:line-height="115%" style:writing-mode="lr-tb"/>
    </style:style>
    <style:style style:name="P325" style:family="paragraph" style:parent-style-name="Standard">
      <style:paragraph-properties fo:text-align="left" fo:break-before="auto" fo:line-height="115%" style:writing-mode="rl-tb"/>
    </style:style>
    <style:style style:name="T325_1" style:family="text"/>
    <style:style style:name="T325_2" style:family="text"/>
    <style:style style:name="T325_3" style:family="text"/>
    <style:style style:name="T325_4" style:family="text"/>
    <style:style style:name="T325_5" style:family="text"/>
    <style:style style:name="T325_6" style:family="text"/>
    <style:style style:name="T325_7" style:family="text"/>
    <style:style style:name="T325_8" style:family="text"/>
    <style:style style:name="T325_9" style:family="text"/>
    <style:style style:name="T325_10" style:family="text"/>
    <style:style style:name="T325_11" style:family="text"/>
    <style:style style:name="T325_12" style:family="text"/>
    <style:style style:name="T325_13" style:family="text"/>
    <style:style style:name="T325_14" style:family="text"/>
    <style:style style:name="T325_15" style:family="text"/>
    <style:style style:name="T325_16" style:family="text"/>
    <style:style style:name="T325_17" style:family="text"/>
    <style:style style:name="T325_18" style:family="text"/>
    <style:style style:name="T325_19" style:family="text"/>
    <style:style style:name="T325_20" style:family="text"/>
    <style:style style:name="T325_21" style:family="text"/>
    <style:style style:name="T325_22" style:family="text"/>
    <style:style style:name="T325_23" style:family="text"/>
    <style:style style:name="T325_24" style:family="text"/>
    <style:style style:name="T325_25" style:family="text"/>
    <style:style style:name="T325_26" style:family="text"/>
    <style:style style:name="T325_27" style:family="text"/>
    <style:style style:name="T325_28" style:family="text"/>
    <style:style style:name="T325_29" style:family="text"/>
    <style:style style:name="T325_30" style:family="text"/>
    <style:style style:name="T325_31" style:family="text"/>
    <style:style style:name="T325_32" style:family="text"/>
    <style:style style:name="T325_33" style:family="text"/>
    <style:style style:name="T325_34" style:family="text"/>
    <style:style style:name="T325_35" style:family="text"/>
    <style:style style:name="T325_36" style:family="text"/>
    <style:style style:name="T325_37" style:family="text"/>
    <style:style style:name="T325_38" style:family="text"/>
    <style:style style:name="T325_39" style:family="text"/>
    <style:style style:name="T325_40" style:family="text"/>
    <style:style style:name="P326" style:family="paragraph" style:parent-style-name="Standard">
      <style:paragraph-properties fo:text-align="left" fo:break-before="auto" fo:line-height="115%" style:writing-mode="rl-tb"/>
    </style:style>
    <style:style style:name="T326_1" style:family="text"/>
    <style:style style:name="T326_2" style:family="text"/>
    <style:style style:name="T326_3" style:family="text"/>
    <style:style style:name="T326_4" style:family="text"/>
    <style:style style:name="T326_5" style:family="text"/>
    <style:style style:name="T326_6" style:family="text"/>
    <style:style style:name="T326_7" style:family="text"/>
    <style:style style:name="T326_8" style:family="text"/>
    <style:style style:name="T326_9" style:family="text"/>
    <style:style style:name="T326_10" style:family="text"/>
    <style:style style:name="T326_11" style:family="text"/>
    <style:style style:name="T326_12" style:family="text"/>
    <style:style style:name="T326_13" style:family="text"/>
    <style:style style:name="T326_14" style:family="text"/>
    <style:style style:name="T326_15" style:family="text"/>
    <style:style style:name="T326_16" style:family="text"/>
    <style:style style:name="T326_17" style:family="text"/>
    <style:style style:name="T326_18" style:family="text"/>
    <style:style style:name="T326_19" style:family="text"/>
    <style:style style:name="T326_20" style:family="text"/>
    <style:style style:name="T326_21" style:family="text"/>
    <style:style style:name="T326_22" style:family="text"/>
    <style:style style:name="T326_23" style:family="text"/>
    <style:style style:name="T326_24" style:family="text"/>
    <style:style style:name="T326_25" style:family="text"/>
    <style:style style:name="T326_26" style:family="text"/>
    <style:style style:name="T326_27" style:family="text"/>
    <style:style style:name="T326_28" style:family="text"/>
    <style:style style:name="T326_29" style:family="text"/>
    <style:style style:name="T326_30" style:family="text"/>
    <style:style style:name="T326_31" style:family="text"/>
    <style:style style:name="T326_32" style:family="text"/>
    <style:style style:name="T326_33" style:family="text"/>
    <style:style style:name="T326_34" style:family="text"/>
    <style:style style:name="T326_35" style:family="text"/>
    <style:style style:name="T326_36" style:family="text"/>
    <style:style style:name="T326_37" style:family="text"/>
    <style:style style:name="T326_38" style:family="text"/>
    <style:style style:name="P327" style:family="paragraph" style:parent-style-name="Standard">
      <style:paragraph-properties fo:text-align="left" fo:break-before="auto" fo:line-height="115%" style:writing-mode="rl-tb"/>
    </style:style>
    <style:style style:name="P328" style:family="paragraph" style:parent-style-name="Standard">
      <style:paragraph-properties fo:text-align="left" fo:break-before="auto" fo:line-height="115%" style:writing-mode="rl-tb"/>
    </style:style>
    <style:style style:name="T328_1" style:family="text">
      <style:text-properties fo:font-weight="bold" style:font-weight-asian="bold" style:font-weight-complex="bold"/>
    </style:style>
    <style:style style:name="T328_2" style:family="text">
      <style:text-properties fo:font-weight="bold" style:font-weight-asian="bold" style:font-weight-complex="bold"/>
    </style:style>
    <style:style style:name="P329" style:family="paragraph" style:parent-style-name="Standard">
      <style:paragraph-properties fo:text-align="left" fo:break-before="auto" fo:line-height="115%" style:writing-mode="rl-tb"/>
    </style:style>
    <style:style style:name="T329_1" style:family="text"/>
    <style:style style:name="T329_2" style:family="text"/>
    <style:style style:name="T329_3" style:family="text"/>
    <style:style style:name="T329_4" style:family="text"/>
    <style:style style:name="T329_5" style:family="text"/>
    <style:style style:name="T329_6" style:family="text"/>
    <style:style style:name="T329_7" style:family="text"/>
    <style:style style:name="T329_8" style:family="text"/>
    <style:style style:name="T329_9" style:family="text"/>
    <style:style style:name="T329_10" style:family="text"/>
    <style:style style:name="T329_11" style:family="text"/>
    <style:style style:name="T329_12" style:family="text"/>
    <style:style style:name="T329_13" style:family="text"/>
    <style:style style:name="T329_14" style:family="text"/>
    <style:style style:name="T329_15" style:family="text"/>
    <style:style style:name="T329_16" style:family="text"/>
    <style:style style:name="T329_17" style:family="text"/>
    <style:style style:name="T329_18" style:family="text"/>
    <style:style style:name="T329_19" style:family="text"/>
    <style:style style:name="T329_20" style:family="text"/>
    <style:style style:name="T329_21" style:family="text"/>
    <style:style style:name="T329_22" style:family="text"/>
    <style:style style:name="T329_23" style:family="text"/>
    <style:style style:name="T329_24" style:family="text"/>
    <style:style style:name="T329_25" style:family="text"/>
    <style:style style:name="T329_26" style:family="text"/>
    <style:style style:name="T329_27" style:family="text"/>
    <style:style style:name="T329_28" style:family="text"/>
    <style:style style:name="T329_29" style:family="text"/>
    <style:style style:name="T329_30" style:family="text"/>
    <style:style style:name="T329_31" style:family="text"/>
    <style:style style:name="T329_32" style:family="text"/>
    <style:style style:name="T329_33" style:family="text"/>
    <style:style style:name="T329_34" style:family="text"/>
    <style:style style:name="T329_35" style:family="text"/>
    <style:style style:name="T329_36" style:family="text"/>
    <style:style style:name="T329_37" style:family="text"/>
    <style:style style:name="T329_38" style:family="text"/>
    <style:style style:name="P330" style:family="paragraph" style:parent-style-name="Standard">
      <style:paragraph-properties fo:text-align="left" fo:break-before="auto" fo:line-height="115%" style:writing-mode="rl-tb"/>
    </style:style>
    <style:style style:name="T330_1" style:family="text"/>
    <style:style style:name="T330_2" style:family="text"/>
    <style:style style:name="T330_3" style:family="text"/>
    <style:style style:name="T330_4" style:family="text"/>
    <style:style style:name="T330_5" style:family="text"/>
    <style:style style:name="T330_6" style:family="text"/>
    <style:style style:name="T330_7" style:family="text"/>
    <style:style style:name="T330_8" style:family="text"/>
    <style:style style:name="T330_9" style:family="text"/>
    <style:style style:name="T330_10" style:family="text"/>
    <style:style style:name="T330_11" style:family="text"/>
    <style:style style:name="T330_12" style:family="text"/>
    <style:style style:name="T330_13" style:family="text"/>
    <style:style style:name="T330_14" style:family="text"/>
    <style:style style:name="T330_15" style:family="text"/>
    <style:style style:name="T330_16" style:family="text"/>
    <style:style style:name="T330_17" style:family="text"/>
    <style:style style:name="T330_18" style:family="text"/>
    <style:style style:name="T330_19" style:family="text"/>
    <style:style style:name="T330_20" style:family="text"/>
    <style:style style:name="T330_21" style:family="text"/>
    <style:style style:name="T330_22" style:family="text"/>
    <style:style style:name="T330_23" style:family="text"/>
    <style:style style:name="T330_24" style:family="text"/>
    <style:style style:name="T330_25" style:family="text"/>
    <style:style style:name="T330_26" style:family="text"/>
    <style:style style:name="T330_27" style:family="text"/>
    <style:style style:name="T330_28" style:family="text"/>
    <style:style style:name="T330_29" style:family="text"/>
    <style:style style:name="T330_30" style:family="text"/>
    <style:style style:name="T330_31" style:family="text"/>
    <style:style style:name="T330_32" style:family="text"/>
    <style:style style:name="T330_33" style:family="text"/>
    <style:style style:name="T330_34" style:family="text"/>
    <style:style style:name="T330_35" style:family="text"/>
    <style:style style:name="T330_36" style:family="text"/>
    <style:style style:name="T330_37" style:family="text"/>
    <style:style style:name="T330_38" style:family="text"/>
    <style:style style:name="P331" style:family="paragraph" style:parent-style-name="Standard">
      <style:paragraph-properties fo:break-before="auto" fo:line-height="115%" style:writing-mode="lr-tb"/>
    </style:style>
    <style:style style:name="T331_1" style:family="text">
      <style:text-properties fo:font-style="italic" style:font-style-asian="italic" style:font-style-complex="italic"/>
    </style:style>
    <style:style style:name="T331_2" style:family="text">
      <style:text-properties fo:font-style="italic" style:font-style-asian="italic" style:font-style-complex="italic"/>
    </style:style>
    <style:style style:name="T331_3" style:family="text">
      <style:text-properties fo:font-style="italic" style:font-style-asian="italic" style:font-style-complex="italic"/>
    </style:style>
    <style:style style:name="T331_4" style:family="text">
      <style:text-properties fo:font-style="italic" style:font-style-asian="italic" style:font-style-complex="italic"/>
    </style:style>
    <style:style style:name="T331_5" style:family="text">
      <style:text-properties fo:font-style="italic" style:font-style-asian="italic" style:font-style-complex="italic"/>
    </style:style>
    <style:style style:name="T331_6" style:family="text">
      <style:text-properties fo:font-style="italic" style:font-style-asian="italic" style:font-style-complex="italic"/>
    </style:style>
    <style:style style:name="T331_7" style:family="text">
      <style:text-properties fo:font-style="italic" style:font-style-asian="italic" style:font-style-complex="italic"/>
    </style:style>
    <style:style style:name="T331_8" style:family="text">
      <style:text-properties fo:font-style="italic" style:font-style-asian="italic" style:font-style-complex="italic"/>
    </style:style>
    <style:style style:name="T331_9" style:family="text">
      <style:text-properties fo:font-style="italic" style:font-style-asian="italic" style:font-style-complex="italic"/>
    </style:style>
    <style:style style:name="T331_10" style:family="text">
      <style:text-properties fo:font-style="italic" style:font-style-asian="italic" style:font-style-complex="italic"/>
    </style:style>
    <style:style style:name="T331_11" style:family="text">
      <style:text-properties fo:font-style="italic" style:font-style-asian="italic" style:font-style-complex="italic"/>
    </style:style>
    <style:style style:name="T331_12" style:family="text">
      <style:text-properties fo:font-style="italic" style:font-style-asian="italic" style:font-style-complex="italic"/>
    </style:style>
    <style:style style:name="T331_13" style:family="text">
      <style:text-properties fo:font-style="italic" style:font-style-asian="italic" style:font-style-complex="italic"/>
    </style:style>
    <style:style style:name="T331_14" style:family="text">
      <style:text-properties fo:font-style="italic" style:font-style-asian="italic" style:font-style-complex="italic"/>
    </style:style>
    <style:style style:name="T331_15" style:family="text">
      <style:text-properties fo:font-style="italic" style:font-style-asian="italic" style:font-style-complex="italic"/>
    </style:style>
    <style:style style:name="T331_16" style:family="text">
      <style:text-properties fo:font-style="italic" style:font-style-asian="italic" style:font-style-complex="italic"/>
    </style:style>
    <style:style style:name="T331_17" style:family="text">
      <style:text-properties fo:font-style="italic" style:font-style-asian="italic" style:font-style-complex="italic"/>
    </style:style>
    <style:style style:name="T331_18" style:family="text">
      <style:text-properties fo:font-style="italic" style:font-style-asian="italic" style:font-style-complex="italic"/>
    </style:style>
    <style:style style:name="T331_19" style:family="text">
      <style:text-properties fo:font-style="italic" style:font-style-asian="italic" style:font-style-complex="italic"/>
    </style:style>
    <style:style style:name="T331_20" style:family="text">
      <style:text-properties fo:font-style="italic" style:font-style-asian="italic" style:font-style-complex="italic"/>
    </style:style>
    <style:style style:name="T331_21" style:family="text">
      <style:text-properties fo:font-style="italic" style:font-style-asian="italic" style:font-style-complex="italic"/>
    </style:style>
    <style:style style:name="T331_22" style:family="text">
      <style:text-properties fo:font-style="italic" style:font-style-asian="italic" style:font-style-complex="italic"/>
    </style:style>
    <style:style style:name="T331_23" style:family="text">
      <style:text-properties fo:font-style="italic" style:font-style-asian="italic" style:font-style-complex="italic"/>
    </style:style>
    <style:style style:name="T331_24" style:family="text">
      <style:text-properties fo:font-style="italic" style:font-style-asian="italic" style:font-style-complex="italic"/>
    </style:style>
    <style:style style:name="T331_25" style:family="text">
      <style:text-properties fo:font-style="italic" style:font-style-asian="italic" style:font-style-complex="italic"/>
    </style:style>
    <style:style style:name="T331_26" style:family="text">
      <style:text-properties fo:font-style="italic" style:font-style-asian="italic" style:font-style-complex="italic"/>
    </style:style>
    <style:style style:name="T331_27" style:family="text">
      <style:text-properties fo:font-style="italic" style:font-style-asian="italic" style:font-style-complex="italic"/>
    </style:style>
    <style:style style:name="T331_28" style:family="text">
      <style:text-properties fo:font-style="italic" style:font-style-asian="italic" style:font-style-complex="italic"/>
    </style:style>
    <style:style style:name="T331_29" style:family="text">
      <style:text-properties fo:font-style="italic" style:font-style-asian="italic" style:font-style-complex="italic"/>
    </style:style>
    <style:style style:name="T331_30" style:family="text">
      <style:text-properties fo:font-style="italic" style:font-style-asian="italic" style:font-style-complex="italic"/>
    </style:style>
    <style:style style:name="T331_31" style:family="text">
      <style:text-properties fo:font-style="italic" style:font-style-asian="italic" style:font-style-complex="italic"/>
    </style:style>
    <style:style style:name="T331_32" style:family="text">
      <style:text-properties fo:font-style="italic" style:font-style-asian="italic" style:font-style-complex="italic"/>
    </style:style>
    <style:style style:name="T331_33" style:family="text">
      <style:text-properties fo:font-style="italic" style:font-style-asian="italic" style:font-style-complex="italic"/>
    </style:style>
    <style:style style:name="T331_34" style:family="text">
      <style:text-properties fo:font-style="italic" style:font-style-asian="italic" style:font-style-complex="italic"/>
    </style:style>
    <style:style style:name="T331_35" style:family="text">
      <style:text-properties fo:font-style="italic" style:font-style-asian="italic" style:font-style-complex="italic"/>
    </style:style>
    <style:style style:name="T331_36" style:family="text">
      <style:text-properties fo:font-style="italic" style:font-style-asian="italic" style:font-style-complex="italic"/>
    </style:style>
    <style:style style:name="T331_37" style:family="text">
      <style:text-properties fo:font-style="italic" style:font-style-asian="italic" style:font-style-complex="italic"/>
    </style:style>
    <style:style style:name="T331_38" style:family="text">
      <style:text-properties fo:font-style="italic" style:font-style-asian="italic" style:font-style-complex="italic"/>
    </style:style>
    <style:style style:name="T331_39" style:family="text">
      <style:text-properties fo:font-style="italic" style:font-style-asian="italic" style:font-style-complex="italic"/>
    </style:style>
    <style:style style:name="T331_40" style:family="text">
      <style:text-properties fo:font-style="italic" style:font-style-asian="italic" style:font-style-complex="italic"/>
    </style:style>
    <style:style style:name="T331_41" style:family="text">
      <style:text-properties fo:font-style="italic" style:font-style-asian="italic" style:font-style-complex="italic"/>
    </style:style>
    <style:style style:name="T331_42" style:family="text">
      <style:text-properties fo:font-style="italic" style:font-style-asian="italic" style:font-style-complex="italic"/>
    </style:style>
    <style:style style:name="T331_43" style:family="text">
      <style:text-properties fo:font-style="italic" style:font-style-asian="italic" style:font-style-complex="italic"/>
    </style:style>
    <style:style style:name="T331_44" style:family="text">
      <style:text-properties fo:font-style="italic" style:font-style-asian="italic" style:font-style-complex="italic"/>
    </style:style>
    <style:style style:name="T331_45" style:family="text">
      <style:text-properties fo:font-style="italic" style:font-style-asian="italic" style:font-style-complex="italic"/>
    </style:style>
    <style:style style:name="T331_46" style:family="text">
      <style:text-properties fo:font-style="italic" style:font-style-asian="italic" style:font-style-complex="italic"/>
    </style:style>
    <style:style style:name="T331_47" style:family="text">
      <style:text-properties fo:font-style="italic" style:font-style-asian="italic" style:font-style-complex="italic"/>
    </style:style>
    <style:style style:name="T331_48" style:family="text">
      <style:text-properties fo:font-style="italic" style:font-style-asian="italic" style:font-style-complex="italic"/>
    </style:style>
    <style:style style:name="T331_49" style:family="text">
      <style:text-properties fo:font-style="italic" style:font-style-asian="italic" style:font-style-complex="italic"/>
    </style:style>
    <style:style style:name="T331_50" style:family="text">
      <style:text-properties fo:font-style="italic" style:font-style-asian="italic" style:font-style-complex="italic"/>
    </style:style>
    <style:style style:name="T331_51" style:family="text">
      <style:text-properties fo:font-style="italic" style:font-style-asian="italic" style:font-style-complex="italic"/>
    </style:style>
    <style:style style:name="T331_52" style:family="text">
      <style:text-properties fo:font-style="italic" style:font-style-asian="italic" style:font-style-complex="italic"/>
    </style:style>
    <style:style style:name="T331_53" style:family="text">
      <style:text-properties fo:font-style="italic" style:font-style-asian="italic" style:font-style-complex="italic"/>
    </style:style>
    <style:style style:name="T331_54" style:family="text">
      <style:text-properties fo:font-style="italic" style:font-style-asian="italic" style:font-style-complex="italic"/>
    </style:style>
    <style:style style:name="T331_55" style:family="text">
      <style:text-properties fo:font-style="italic" style:font-style-asian="italic" style:font-style-complex="italic"/>
    </style:style>
    <style:style style:name="T331_56" style:family="text">
      <style:text-properties fo:font-style="italic" style:font-style-asian="italic" style:font-style-complex="italic"/>
    </style:style>
    <style:style style:name="T331_57" style:family="text">
      <style:text-properties fo:font-style="italic" style:font-style-asian="italic" style:font-style-complex="italic"/>
    </style:style>
    <style:style style:name="T331_58" style:family="text">
      <style:text-properties fo:font-style="italic" style:font-style-asian="italic" style:font-style-complex="italic"/>
    </style:style>
    <style:style style:name="T331_59" style:family="text">
      <style:text-properties fo:font-style="italic" style:font-style-asian="italic" style:font-style-complex="italic"/>
    </style:style>
    <style:style style:name="T331_60" style:family="text">
      <style:text-properties fo:font-style="italic" style:font-style-asian="italic" style:font-style-complex="italic"/>
    </style:style>
    <style:style style:name="T331_61" style:family="text">
      <style:text-properties fo:font-style="italic" style:font-style-asian="italic" style:font-style-complex="italic"/>
    </style:style>
    <style:style style:name="T331_62" style:family="text">
      <style:text-properties fo:font-style="italic" style:font-style-asian="italic" style:font-style-complex="italic"/>
    </style:style>
    <style:style style:name="T331_63" style:family="text">
      <style:text-properties fo:font-style="italic" style:font-style-asian="italic" style:font-style-complex="italic"/>
    </style:style>
    <style:style style:name="T331_64" style:family="text">
      <style:text-properties fo:font-style="italic" style:font-style-asian="italic" style:font-style-complex="italic"/>
    </style:style>
    <style:style style:name="T331_65" style:family="text">
      <style:text-properties fo:font-style="italic" style:font-style-asian="italic" style:font-style-complex="italic"/>
    </style:style>
    <style:style style:name="T331_66" style:family="text">
      <style:text-properties fo:font-style="italic" style:font-style-asian="italic" style:font-style-complex="italic"/>
    </style:style>
    <style:style style:name="T331_67" style:family="text">
      <style:text-properties fo:font-style="italic" style:font-style-asian="italic" style:font-style-complex="italic"/>
    </style:style>
    <style:style style:name="T331_68" style:family="text">
      <style:text-properties fo:font-style="italic" style:font-style-asian="italic" style:font-style-complex="italic"/>
    </style:style>
    <style:style style:name="T331_69" style:family="text">
      <style:text-properties fo:font-style="italic" style:font-style-asian="italic" style:font-style-complex="italic"/>
    </style:style>
    <style:style style:name="T331_70" style:family="text">
      <style:text-properties fo:font-style="italic" style:font-style-asian="italic" style:font-style-complex="italic"/>
    </style:style>
    <style:style style:name="T331_71" style:family="text">
      <style:text-properties fo:font-style="italic" style:font-style-asian="italic" style:font-style-complex="italic"/>
    </style:style>
    <style:style style:name="T331_72" style:family="text">
      <style:text-properties fo:font-style="italic" style:font-style-asian="italic" style:font-style-complex="italic"/>
    </style:style>
    <style:style style:name="T331_73" style:family="text">
      <style:text-properties fo:font-style="italic" style:font-style-asian="italic" style:font-style-complex="italic"/>
    </style:style>
    <style:style style:name="T331_74" style:family="text">
      <style:text-properties fo:font-style="italic" style:font-style-asian="italic" style:font-style-complex="italic"/>
    </style:style>
    <style:style style:name="T331_75" style:family="text">
      <style:text-properties fo:font-style="italic" style:font-style-asian="italic" style:font-style-complex="italic"/>
    </style:style>
    <style:style style:name="T331_76" style:family="text">
      <style:text-properties fo:font-style="italic" style:font-style-asian="italic" style:font-style-complex="italic"/>
    </style:style>
    <style:style style:name="T331_77" style:family="text">
      <style:text-properties fo:font-style="italic" style:font-style-asian="italic" style:font-style-complex="italic"/>
    </style:style>
    <style:style style:name="T331_78" style:family="text">
      <style:text-properties fo:font-style="italic" style:font-style-asian="italic" style:font-style-complex="italic"/>
    </style:style>
    <style:style style:name="T331_79" style:family="text">
      <style:text-properties fo:font-style="italic" style:font-style-asian="italic" style:font-style-complex="italic"/>
    </style:style>
    <style:style style:name="T331_80" style:family="text">
      <style:text-properties fo:font-style="italic" style:font-style-asian="italic" style:font-style-complex="italic"/>
    </style:style>
    <style:style style:name="T331_81" style:family="text">
      <style:text-properties fo:font-style="italic" style:font-style-asian="italic" style:font-style-complex="italic"/>
    </style:style>
    <style:style style:name="T331_82" style:family="text">
      <style:text-properties fo:font-style="italic" style:font-style-asian="italic" style:font-style-complex="italic"/>
    </style:style>
    <style:style style:name="T331_83" style:family="text">
      <style:text-properties fo:font-style="italic" style:font-style-asian="italic" style:font-style-complex="italic"/>
    </style:style>
    <style:style style:name="T331_84" style:family="text">
      <style:text-properties fo:font-style="italic" style:font-style-asian="italic" style:font-style-complex="italic"/>
    </style:style>
    <style:style style:name="T331_85" style:family="text">
      <style:text-properties fo:font-style="italic" style:font-style-asian="italic" style:font-style-complex="italic"/>
    </style:style>
    <style:style style:name="T331_86" style:family="text">
      <style:text-properties fo:font-style="italic" style:font-style-asian="italic" style:font-style-complex="italic"/>
    </style:style>
    <style:style style:name="T331_87" style:family="text">
      <style:text-properties fo:font-style="italic" style:font-style-asian="italic" style:font-style-complex="italic"/>
    </style:style>
    <style:style style:name="T331_88" style:family="text">
      <style:text-properties fo:font-style="italic" style:font-style-asian="italic" style:font-style-complex="italic"/>
    </style:style>
    <style:style style:name="T331_89" style:family="text">
      <style:text-properties fo:font-style="italic" style:font-style-asian="italic" style:font-style-complex="italic"/>
    </style:style>
    <style:style style:name="T331_90" style:family="text">
      <style:text-properties fo:font-style="italic" style:font-style-asian="italic" style:font-style-complex="italic"/>
    </style:style>
    <style:style style:name="T331_91" style:family="text">
      <style:text-properties fo:font-style="italic" style:font-style-asian="italic" style:font-style-complex="italic"/>
    </style:style>
    <style:style style:name="T331_92" style:family="text">
      <style:text-properties fo:font-style="italic" style:font-style-asian="italic" style:font-style-complex="italic"/>
    </style:style>
    <style:style style:name="T331_93" style:family="text">
      <style:text-properties fo:font-style="italic" style:font-style-asian="italic" style:font-style-complex="italic"/>
    </style:style>
    <style:style style:name="T331_94" style:family="text">
      <style:text-properties fo:font-style="italic" style:font-style-asian="italic" style:font-style-complex="italic"/>
    </style:style>
    <style:style style:name="T331_95" style:family="text">
      <style:text-properties fo:font-style="italic" style:font-style-asian="italic" style:font-style-complex="italic"/>
    </style:style>
    <style:style style:name="T331_96" style:family="text">
      <style:text-properties fo:font-style="italic" style:font-style-asian="italic" style:font-style-complex="italic"/>
    </style:style>
    <style:style style:name="T331_97" style:family="text">
      <style:text-properties fo:font-style="italic" style:font-style-asian="italic" style:font-style-complex="italic"/>
    </style:style>
    <style:style style:name="T331_98" style:family="text">
      <style:text-properties fo:font-style="italic" style:font-style-asian="italic" style:font-style-complex="italic"/>
    </style:style>
    <style:style style:name="T331_99" style:family="text">
      <style:text-properties fo:font-style="italic" style:font-style-asian="italic" style:font-style-complex="italic"/>
    </style:style>
    <style:style style:name="T331_100" style:family="text">
      <style:text-properties fo:font-style="italic" style:font-style-asian="italic" style:font-style-complex="italic"/>
    </style:style>
    <style:style style:name="T331_101" style:family="text">
      <style:text-properties fo:font-style="italic" style:font-style-asian="italic" style:font-style-complex="italic"/>
    </style:style>
    <style:style style:name="T331_102" style:family="text">
      <style:text-properties fo:font-style="italic" style:font-style-asian="italic" style:font-style-complex="italic"/>
    </style:style>
    <style:style style:name="T331_103" style:family="text">
      <style:text-properties fo:font-style="italic" style:font-style-asian="italic" style:font-style-complex="italic"/>
    </style:style>
    <style:style style:name="T331_104" style:family="text">
      <style:text-properties fo:font-style="italic" style:font-style-asian="italic" style:font-style-complex="italic"/>
    </style:style>
    <style:style style:name="T331_105" style:family="text">
      <style:text-properties fo:font-style="italic" style:font-style-asian="italic" style:font-style-complex="italic"/>
    </style:style>
    <style:style style:name="T331_106" style:family="text">
      <style:text-properties fo:font-style="italic" style:font-style-asian="italic" style:font-style-complex="italic"/>
    </style:style>
    <style:style style:name="T331_107" style:family="text">
      <style:text-properties fo:font-style="italic" style:font-style-asian="italic" style:font-style-complex="italic"/>
    </style:style>
    <style:style style:name="T331_108" style:family="text">
      <style:text-properties fo:font-style="italic" style:font-style-asian="italic" style:font-style-complex="italic"/>
    </style:style>
    <style:style style:name="T331_109" style:family="text">
      <style:text-properties fo:font-style="italic" style:font-style-asian="italic" style:font-style-complex="italic"/>
    </style:style>
    <style:style style:name="T331_110" style:family="text">
      <style:text-properties fo:font-style="italic" style:font-style-asian="italic" style:font-style-complex="italic"/>
    </style:style>
    <style:style style:name="T331_111" style:family="text">
      <style:text-properties fo:font-style="italic" style:font-style-asian="italic" style:font-style-complex="italic"/>
    </style:style>
    <style:style style:name="T331_112" style:family="text">
      <style:text-properties fo:font-style="italic" style:font-style-asian="italic" style:font-style-complex="italic"/>
    </style:style>
    <style:style style:name="T331_113" style:family="text">
      <style:text-properties fo:font-style="italic" style:font-style-asian="italic" style:font-style-complex="italic"/>
    </style:style>
    <style:style style:name="T331_114" style:family="text">
      <style:text-properties fo:font-style="italic" style:font-style-asian="italic" style:font-style-complex="italic"/>
    </style:style>
    <style:style style:name="T331_115" style:family="text">
      <style:text-properties fo:font-style="italic" style:font-style-asian="italic" style:font-style-complex="italic"/>
    </style:style>
    <style:style style:name="T331_116" style:family="text">
      <style:text-properties fo:font-style="italic" style:font-style-asian="italic" style:font-style-complex="italic"/>
    </style:style>
    <style:style style:name="T331_117" style:family="text">
      <style:text-properties fo:font-style="italic" style:font-style-asian="italic" style:font-style-complex="italic"/>
    </style:style>
    <style:style style:name="T331_118" style:family="text">
      <style:text-properties fo:font-style="italic" style:font-style-asian="italic" style:font-style-complex="italic"/>
    </style:style>
    <style:style style:name="T331_119" style:family="text">
      <style:text-properties fo:font-style="italic" style:font-style-asian="italic" style:font-style-complex="italic"/>
    </style:style>
    <style:style style:name="T331_120" style:family="text">
      <style:text-properties fo:font-style="italic" style:font-style-asian="italic" style:font-style-complex="italic"/>
    </style:style>
    <style:style style:name="T331_121" style:family="text">
      <style:text-properties fo:font-style="italic" style:font-style-asian="italic" style:font-style-complex="italic"/>
    </style:style>
    <style:style style:name="T331_122" style:family="text">
      <style:text-properties fo:font-style="italic" style:font-style-asian="italic" style:font-style-complex="italic"/>
    </style:style>
    <style:style style:name="T331_123" style:family="text">
      <style:text-properties fo:font-style="italic" style:font-style-asian="italic" style:font-style-complex="italic"/>
    </style:style>
    <style:style style:name="T331_124" style:family="text">
      <style:text-properties fo:font-style="italic" style:font-style-asian="italic" style:font-style-complex="italic"/>
    </style:style>
    <style:style style:name="T331_125" style:family="text">
      <style:text-properties fo:font-style="italic" style:font-style-asian="italic" style:font-style-complex="italic"/>
    </style:style>
    <style:style style:name="T331_126" style:family="text">
      <style:text-properties fo:font-style="italic" style:font-style-asian="italic" style:font-style-complex="italic"/>
    </style:style>
    <style:style style:name="T331_127" style:family="text">
      <style:text-properties fo:font-style="italic" style:font-style-asian="italic" style:font-style-complex="italic"/>
    </style:style>
    <style:style style:name="T331_128" style:family="text">
      <style:text-properties fo:font-style="italic" style:font-style-asian="italic" style:font-style-complex="italic"/>
    </style:style>
    <style:style style:name="T331_129" style:family="text">
      <style:text-properties fo:font-style="italic" style:font-style-asian="italic" style:font-style-complex="italic"/>
    </style:style>
    <style:style style:name="T331_130" style:family="text">
      <style:text-properties fo:font-style="italic" style:font-style-asian="italic" style:font-style-complex="italic"/>
    </style:style>
    <style:style style:name="T331_131" style:family="text">
      <style:text-properties fo:font-style="italic" style:font-style-asian="italic" style:font-style-complex="italic"/>
    </style:style>
    <style:style style:name="T331_132" style:family="text">
      <style:text-properties fo:font-style="italic" style:font-style-asian="italic" style:font-style-complex="italic"/>
    </style:style>
    <style:style style:name="T331_133" style:family="text">
      <style:text-properties fo:font-style="italic" style:font-style-asian="italic" style:font-style-complex="italic"/>
    </style:style>
    <style:style style:name="T331_134" style:family="text">
      <style:text-properties fo:font-style="italic" style:font-style-asian="italic" style:font-style-complex="italic"/>
    </style:style>
    <style:style style:name="T331_135" style:family="text">
      <style:text-properties fo:font-style="italic" style:font-style-asian="italic" style:font-style-complex="italic"/>
    </style:style>
    <style:style style:name="T331_136" style:family="text">
      <style:text-properties fo:font-style="italic" style:font-style-asian="italic" style:font-style-complex="italic"/>
    </style:style>
    <style:style style:name="T331_137" style:family="text">
      <style:text-properties fo:font-style="italic" style:font-style-asian="italic" style:font-style-complex="italic"/>
    </style:style>
    <style:style style:name="T331_138" style:family="text">
      <style:text-properties fo:font-style="italic" style:font-style-asian="italic" style:font-style-complex="italic"/>
    </style:style>
    <style:style style:name="T331_139" style:family="text">
      <style:text-properties fo:font-style="italic" style:font-style-asian="italic" style:font-style-complex="italic"/>
    </style:style>
    <style:style style:name="T331_140" style:family="text">
      <style:text-properties fo:font-style="italic" style:font-style-asian="italic" style:font-style-complex="italic"/>
    </style:style>
    <style:style style:name="T331_141" style:family="text">
      <style:text-properties fo:font-style="italic" style:font-style-asian="italic" style:font-style-complex="italic"/>
    </style:style>
    <style:style style:name="T331_142" style:family="text">
      <style:text-properties fo:font-style="italic" style:font-style-asian="italic" style:font-style-complex="italic"/>
    </style:style>
    <style:style style:name="T331_143" style:family="text">
      <style:text-properties fo:font-style="italic" style:font-style-asian="italic" style:font-style-complex="italic"/>
    </style:style>
    <style:style style:name="T331_144" style:family="text">
      <style:text-properties fo:font-style="italic" style:font-style-asian="italic" style:font-style-complex="italic"/>
    </style:style>
    <style:style style:name="T331_145" style:family="text">
      <style:text-properties fo:font-style="italic" style:font-style-asian="italic" style:font-style-complex="italic"/>
    </style:style>
    <style:style style:name="T331_146" style:family="text">
      <style:text-properties fo:font-style="italic" style:font-style-asian="italic" style:font-style-complex="italic"/>
    </style:style>
    <style:style style:name="T331_147" style:family="text">
      <style:text-properties fo:font-style="italic" style:font-style-asian="italic" style:font-style-complex="italic"/>
    </style:style>
    <style:style style:name="T331_148" style:family="text">
      <style:text-properties fo:font-style="italic" style:font-style-asian="italic" style:font-style-complex="italic"/>
    </style:style>
    <style:style style:name="T331_149" style:family="text">
      <style:text-properties fo:font-style="italic" style:font-style-asian="italic" style:font-style-complex="italic"/>
    </style:style>
    <style:style style:name="T331_150" style:family="text">
      <style:text-properties fo:font-style="italic" style:font-style-asian="italic" style:font-style-complex="italic"/>
    </style:style>
    <style:style style:name="T331_151" style:family="text">
      <style:text-properties fo:font-style="italic" style:font-style-asian="italic" style:font-style-complex="italic"/>
    </style:style>
    <style:style style:name="T331_152" style:family="text">
      <style:text-properties fo:font-style="italic" style:font-style-asian="italic" style:font-style-complex="italic"/>
    </style:style>
    <style:style style:name="T331_153" style:family="text">
      <style:text-properties fo:font-style="italic" style:font-style-asian="italic" style:font-style-complex="italic"/>
    </style:style>
    <style:style style:name="T331_154" style:family="text">
      <style:text-properties fo:font-style="italic" style:font-style-asian="italic" style:font-style-complex="italic"/>
    </style:style>
    <style:style style:name="T331_155" style:family="text">
      <style:text-properties fo:font-style="italic" style:font-style-asian="italic" style:font-style-complex="italic"/>
    </style:style>
    <style:style style:name="P332" style:family="paragraph" style:parent-style-name="Standard">
      <style:paragraph-properties fo:text-align="left" fo:break-before="auto" fo:line-height="115%" style:writing-mode="rl-tb"/>
    </style:style>
    <style:style style:name="P333" style:family="paragraph" style:parent-style-name="Standard">
      <style:paragraph-properties fo:text-align="left" fo:break-before="auto" fo:line-height="115%" style:writing-mode="rl-tb"/>
    </style:style>
    <style:style style:name="T333_1" style:family="text">
      <style:text-properties fo:font-weight="bold" style:font-weight-asian="bold" style:font-weight-complex="bold"/>
    </style:style>
    <style:style style:name="T333_2" style:family="text">
      <style:text-properties fo:font-weight="bold" style:font-weight-asian="bold" style:font-weight-complex="bold"/>
    </style:style>
    <style:style style:name="P334" style:family="paragraph" style:parent-style-name="Standard">
      <style:paragraph-properties fo:text-align="left" fo:break-before="auto" fo:line-height="115%" style:writing-mode="rl-tb"/>
    </style:style>
    <style:style style:name="T334_1" style:family="text"/>
    <style:style style:name="T334_2" style:family="text"/>
    <style:style style:name="T334_3" style:family="text"/>
    <style:style style:name="T334_4" style:family="text"/>
    <style:style style:name="T334_5" style:family="text"/>
    <style:style style:name="T334_6" style:family="text"/>
    <style:style style:name="T334_7" style:family="text"/>
    <style:style style:name="T334_8" style:family="text"/>
    <style:style style:name="T334_9" style:family="text"/>
    <style:style style:name="T334_10" style:family="text"/>
    <style:style style:name="T334_11" style:family="text"/>
    <style:style style:name="T334_12" style:family="text"/>
    <style:style style:name="T334_13" style:family="text"/>
    <style:style style:name="T334_14" style:family="text"/>
    <style:style style:name="T334_15" style:family="text"/>
    <style:style style:name="T334_16" style:family="text"/>
    <style:style style:name="T334_17" style:family="text"/>
    <style:style style:name="T334_18" style:family="text"/>
    <style:style style:name="T334_19" style:family="text"/>
    <style:style style:name="T334_20" style:family="text"/>
    <style:style style:name="T334_21" style:family="text"/>
    <style:style style:name="T334_22" style:family="text"/>
    <style:style style:name="T334_23" style:family="text"/>
    <style:style style:name="T334_24" style:family="text"/>
    <style:style style:name="T334_25" style:family="text"/>
    <style:style style:name="T334_26" style:family="text"/>
    <style:style style:name="T334_27" style:family="text"/>
    <style:style style:name="T334_28" style:family="text"/>
    <style:style style:name="T334_29" style:family="text"/>
    <style:style style:name="T334_30" style:family="text"/>
    <style:style style:name="T334_31" style:family="text"/>
    <style:style style:name="T334_32" style:family="text"/>
    <style:style style:name="T334_33" style:family="text"/>
    <style:style style:name="T334_34" style:family="text"/>
    <style:style style:name="T334_35" style:family="text"/>
    <style:style style:name="T334_36" style:family="text"/>
    <style:style style:name="T334_37" style:family="text"/>
    <style:style style:name="T334_38" style:family="text"/>
    <style:style style:name="T334_39" style:family="text"/>
    <style:style style:name="T334_40" style:family="text"/>
    <style:style style:name="T334_41" style:family="text"/>
    <style:style style:name="T334_42" style:family="text"/>
    <style:style style:name="T334_43" style:family="text"/>
    <style:style style:name="T334_44" style:family="text"/>
    <style:style style:name="T334_45" style:family="text"/>
    <style:style style:name="T334_46" style:family="text"/>
    <style:style style:name="T334_47" style:family="text"/>
    <style:style style:name="T334_48" style:family="text"/>
    <style:style style:name="T334_49" style:family="text"/>
    <style:style style:name="T334_50" style:family="text"/>
    <style:style style:name="T334_51" style:family="text"/>
    <style:style style:name="T334_52" style:family="text"/>
    <style:style style:name="T334_53" style:family="text"/>
    <style:style style:name="T334_54" style:family="text"/>
    <style:style style:name="T334_55" style:family="text"/>
    <style:style style:name="T334_56" style:family="text"/>
    <style:style style:name="T334_57" style:family="text"/>
    <style:style style:name="T334_58" style:family="text"/>
    <style:style style:name="T334_59" style:family="text"/>
    <style:style style:name="T334_60" style:family="text"/>
    <style:style style:name="T334_61" style:family="text"/>
    <style:style style:name="T334_62" style:family="text"/>
    <style:style style:name="T334_63" style:family="text"/>
    <style:style style:name="T334_64" style:family="text"/>
    <style:style style:name="T334_65" style:family="text"/>
    <style:style style:name="T334_66" style:family="text"/>
    <style:style style:name="T334_67" style:family="text"/>
    <style:style style:name="T334_68" style:family="text"/>
    <style:style style:name="T334_69" style:family="text"/>
    <style:style style:name="T334_70" style:family="text"/>
    <style:style style:name="T334_71" style:family="text"/>
    <style:style style:name="T334_72" style:family="text"/>
    <style:style style:name="T334_73" style:family="text"/>
    <style:style style:name="T334_74" style:family="text"/>
    <style:style style:name="T334_75" style:family="text"/>
    <style:style style:name="T334_76" style:family="text"/>
    <style:style style:name="T334_77" style:family="text"/>
    <style:style style:name="T334_78" style:family="text"/>
    <style:style style:name="T334_79" style:family="text"/>
    <style:style style:name="T334_80" style:family="text"/>
    <style:style style:name="T334_81" style:family="text"/>
    <style:style style:name="T334_82" style:family="text"/>
    <style:style style:name="T334_83" style:family="text"/>
    <style:style style:name="T334_84" style:family="text"/>
    <style:style style:name="T334_85" style:family="text"/>
    <style:style style:name="T334_86" style:family="text"/>
    <style:style style:name="T334_87" style:family="text"/>
    <style:style style:name="T334_88" style:family="text"/>
    <style:style style:name="T334_89" style:family="text"/>
    <style:style style:name="T334_90" style:family="text"/>
    <style:style style:name="T334_91" style:family="text"/>
    <style:style style:name="T334_92" style:family="text"/>
    <style:style style:name="T334_93" style:family="text"/>
    <style:style style:name="T334_94" style:family="text"/>
    <style:style style:name="T334_95" style:family="text"/>
    <style:style style:name="T334_96" style:family="text"/>
    <style:style style:name="T334_97" style:family="text"/>
    <style:style style:name="T334_98" style:family="text"/>
    <style:style style:name="T334_99" style:family="text"/>
    <style:style style:name="T334_100" style:family="text"/>
    <style:style style:name="T334_101" style:family="text"/>
    <style:style style:name="T334_102" style:family="text"/>
    <style:style style:name="T334_103" style:family="text"/>
    <style:style style:name="T334_104" style:family="text"/>
    <style:style style:name="T334_105" style:family="text"/>
    <style:style style:name="T334_106" style:family="text"/>
    <style:style style:name="T334_107" style:family="text"/>
    <style:style style:name="T334_108" style:family="text"/>
    <style:style style:name="P335" style:family="paragraph" style:parent-style-name="Standard">
      <style:paragraph-properties fo:text-align="left" fo:break-before="auto" fo:line-height="115%" style:writing-mode="rl-tb"/>
    </style:style>
    <style:style style:name="T335_1" style:family="text"/>
    <style:style style:name="T335_2" style:family="text"/>
    <style:style style:name="T335_3" style:family="text"/>
    <style:style style:name="T335_4" style:family="text"/>
    <style:style style:name="T335_5" style:family="text"/>
    <style:style style:name="T335_6" style:family="text"/>
    <style:style style:name="T335_7" style:family="text"/>
    <style:style style:name="T335_8" style:family="text"/>
    <style:style style:name="T335_9" style:family="text"/>
    <style:style style:name="T335_10" style:family="text"/>
    <style:style style:name="T335_11" style:family="text"/>
    <style:style style:name="T335_12" style:family="text"/>
    <style:style style:name="T335_13" style:family="text"/>
    <style:style style:name="T335_14" style:family="text"/>
    <style:style style:name="T335_15" style:family="text"/>
    <style:style style:name="T335_16" style:family="text"/>
    <style:style style:name="T335_17" style:family="text"/>
    <style:style style:name="T335_18" style:family="text"/>
    <style:style style:name="T335_19" style:family="text"/>
    <style:style style:name="T335_20" style:family="text"/>
    <style:style style:name="T335_21" style:family="text"/>
    <style:style style:name="T335_22" style:family="text"/>
    <style:style style:name="T335_23" style:family="text"/>
    <style:style style:name="T335_24" style:family="text"/>
    <style:style style:name="T335_25" style:family="text"/>
    <style:style style:name="T335_26" style:family="text"/>
    <style:style style:name="T335_27" style:family="text"/>
    <style:style style:name="T335_28" style:family="text"/>
    <style:style style:name="T335_29" style:family="text"/>
    <style:style style:name="T335_30" style:family="text"/>
    <style:style style:name="T335_31" style:family="text"/>
    <style:style style:name="T335_32" style:family="text"/>
    <style:style style:name="T335_33" style:family="text"/>
    <style:style style:name="T335_34" style:family="text"/>
    <style:style style:name="T335_35" style:family="text"/>
    <style:style style:name="T335_36" style:family="text"/>
    <style:style style:name="T335_37" style:family="text"/>
    <style:style style:name="T335_38" style:family="text"/>
    <style:style style:name="T335_39" style:family="text"/>
    <style:style style:name="T335_40" style:family="text"/>
    <style:style style:name="T335_41" style:family="text"/>
    <style:style style:name="T335_42" style:family="text"/>
    <style:style style:name="T335_43" style:family="text"/>
    <style:style style:name="T335_44" style:family="text"/>
    <style:style style:name="T335_45" style:family="text"/>
    <style:style style:name="T335_46" style:family="text"/>
    <style:style style:name="T335_47" style:family="text"/>
    <style:style style:name="T335_48" style:family="text"/>
    <style:style style:name="T335_49" style:family="text"/>
    <style:style style:name="T335_50" style:family="text"/>
    <style:style style:name="T335_51" style:family="text"/>
    <style:style style:name="T335_52" style:family="text"/>
    <style:style style:name="T335_53" style:family="text"/>
    <style:style style:name="T335_54" style:family="text"/>
    <style:style style:name="T335_55" style:family="text"/>
    <style:style style:name="T335_56" style:family="text"/>
    <style:style style:name="T335_57" style:family="text"/>
    <style:style style:name="T335_58" style:family="text"/>
    <style:style style:name="T335_59" style:family="text"/>
    <style:style style:name="T335_60" style:family="text"/>
    <style:style style:name="T335_61" style:family="text"/>
    <style:style style:name="T335_62" style:family="text"/>
    <style:style style:name="T335_63" style:family="text"/>
    <style:style style:name="T335_64" style:family="text"/>
    <style:style style:name="T335_65" style:family="text"/>
    <style:style style:name="T335_66" style:family="text"/>
    <style:style style:name="T335_67" style:family="text"/>
    <style:style style:name="T335_68" style:family="text"/>
    <style:style style:name="T335_69" style:family="text"/>
    <style:style style:name="T335_70" style:family="text"/>
    <style:style style:name="T335_71" style:family="text"/>
    <style:style style:name="T335_72" style:family="text"/>
    <style:style style:name="T335_73" style:family="text"/>
    <style:style style:name="T335_74" style:family="text"/>
    <style:style style:name="T335_75" style:family="text"/>
    <style:style style:name="T335_76" style:family="text"/>
    <style:style style:name="P336" style:family="paragraph" style:parent-style-name="Standard">
      <style:paragraph-properties fo:text-align="left" fo:break-before="auto" fo:line-height="115%" style:writing-mode="rl-tb"/>
    </style:style>
    <style:style style:name="T336_1" style:family="text"/>
    <style:style style:name="T336_2" style:family="text"/>
    <style:style style:name="T336_3" style:family="text"/>
    <style:style style:name="T336_4" style:family="text"/>
    <style:style style:name="T336_5" style:family="text"/>
    <style:style style:name="T336_6" style:family="text"/>
    <style:style style:name="T336_7" style:family="text"/>
    <style:style style:name="T336_8" style:family="text"/>
    <style:style style:name="T336_9" style:family="text"/>
    <style:style style:name="T336_10" style:family="text"/>
    <style:style style:name="T336_11" style:family="text"/>
    <style:style style:name="T336_12" style:family="text"/>
    <style:style style:name="T336_13" style:family="text"/>
    <style:style style:name="T336_14" style:family="text"/>
    <style:style style:name="T336_15" style:family="text"/>
    <style:style style:name="T336_16" style:family="text"/>
    <style:style style:name="T336_17" style:family="text"/>
    <style:style style:name="T336_18" style:family="text"/>
    <style:style style:name="T336_19" style:family="text"/>
    <style:style style:name="T336_20" style:family="text"/>
    <style:style style:name="T336_21" style:family="text"/>
    <style:style style:name="T336_22" style:family="text"/>
    <style:style style:name="T336_23" style:family="text"/>
    <style:style style:name="T336_24" style:family="text"/>
    <style:style style:name="T336_25" style:family="text"/>
    <style:style style:name="T336_26" style:family="text"/>
    <style:style style:name="T336_27" style:family="text"/>
    <style:style style:name="T336_28" style:family="text"/>
    <style:style style:name="T336_29" style:family="text"/>
    <style:style style:name="T336_30" style:family="text"/>
    <style:style style:name="T336_31" style:family="text"/>
    <style:style style:name="T336_32" style:family="text"/>
    <style:style style:name="T336_33" style:family="text"/>
    <style:style style:name="T336_34" style:family="text"/>
    <style:style style:name="T336_35" style:family="text"/>
    <style:style style:name="T336_36" style:family="text"/>
    <style:style style:name="T336_37" style:family="text"/>
    <style:style style:name="T336_38" style:family="text"/>
    <style:style style:name="T336_39" style:family="text"/>
    <style:style style:name="T336_40" style:family="text"/>
    <style:style style:name="P337" style:family="paragraph" style:parent-style-name="Standard">
      <style:paragraph-properties fo:text-align="left" fo:break-before="auto" fo:line-height="115%" style:writing-mode="rl-tb"/>
    </style:style>
    <style:style style:name="T337_1" style:family="text"/>
    <style:style style:name="T337_2" style:family="text"/>
    <style:style style:name="T337_3" style:family="text"/>
    <style:style style:name="T337_4" style:family="text"/>
    <style:style style:name="T337_5" style:family="text"/>
    <style:style style:name="T337_6" style:family="text"/>
    <style:style style:name="T337_7" style:family="text"/>
    <style:style style:name="T337_8" style:family="text"/>
    <style:style style:name="T337_9" style:family="text"/>
    <style:style style:name="T337_10" style:family="text"/>
    <style:style style:name="T337_11" style:family="text"/>
    <style:style style:name="T337_12" style:family="text"/>
    <style:style style:name="T337_13" style:family="text"/>
    <style:style style:name="T337_14" style:family="text"/>
    <style:style style:name="T337_15" style:family="text"/>
    <style:style style:name="T337_16" style:family="text"/>
    <style:style style:name="T337_17" style:family="text"/>
    <style:style style:name="T337_18" style:family="text"/>
    <style:style style:name="T337_19" style:family="text"/>
    <style:style style:name="T337_20" style:family="text"/>
    <style:style style:name="T337_21" style:family="text"/>
    <style:style style:name="T337_22" style:family="text"/>
    <style:style style:name="T337_23" style:family="text"/>
    <style:style style:name="T337_24" style:family="text"/>
    <style:style style:name="T337_25" style:family="text"/>
    <style:style style:name="T337_26" style:family="text"/>
    <style:style style:name="T337_27" style:family="text"/>
    <style:style style:name="T337_28" style:family="text"/>
    <style:style style:name="T337_29" style:family="text"/>
    <style:style style:name="T337_30" style:family="text"/>
    <style:style style:name="T337_31" style:family="text"/>
    <style:style style:name="T337_32" style:family="text"/>
    <style:style style:name="T337_33" style:family="text"/>
    <style:style style:name="T337_34" style:family="text"/>
    <style:style style:name="T337_35" style:family="text"/>
    <style:style style:name="T337_36" style:family="text"/>
    <style:style style:name="T337_37" style:family="text"/>
    <style:style style:name="T337_38" style:family="text"/>
    <style:style style:name="T337_39" style:family="text"/>
    <style:style style:name="T337_40" style:family="text"/>
    <style:style style:name="T337_41" style:family="text"/>
    <style:style style:name="T337_42" style:family="text"/>
    <style:style style:name="T337_43" style:family="text"/>
    <style:style style:name="T337_44" style:family="text"/>
    <style:style style:name="T337_45" style:family="text"/>
    <style:style style:name="T337_46" style:family="text"/>
    <style:style style:name="T337_47" style:family="text"/>
    <style:style style:name="T337_48" style:family="text"/>
    <style:style style:name="T337_49" style:family="text"/>
    <style:style style:name="T337_50" style:family="text"/>
    <style:style style:name="T337_51" style:family="text"/>
    <style:style style:name="T337_52" style:family="text"/>
    <style:style style:name="T337_53" style:family="text"/>
    <style:style style:name="T337_54" style:family="text"/>
    <style:style style:name="T337_55" style:family="text"/>
    <style:style style:name="T337_56" style:family="text"/>
    <style:style style:name="T337_57" style:family="text"/>
    <style:style style:name="T337_58" style:family="text"/>
    <style:style style:name="P338" style:family="paragraph" style:parent-style-name="Standard">
      <style:paragraph-properties fo:text-align="left" fo:break-before="auto" fo:line-height="115%" style:writing-mode="rl-tb"/>
    </style:style>
    <style:style style:name="T338_1" style:family="text"/>
    <style:style style:name="T338_2" style:family="text"/>
    <style:style style:name="T338_3" style:family="text"/>
    <style:style style:name="T338_4" style:family="text"/>
    <style:style style:name="T338_5" style:family="text"/>
    <style:style style:name="T338_6" style:family="text"/>
    <style:style style:name="T338_7" style:family="text"/>
    <style:style style:name="T338_8" style:family="text"/>
    <style:style style:name="T338_9" style:family="text"/>
    <style:style style:name="T338_10" style:family="text"/>
    <style:style style:name="T338_11" style:family="text"/>
    <style:style style:name="T338_12" style:family="text"/>
    <style:style style:name="T338_13" style:family="text"/>
    <style:style style:name="T338_14" style:family="text"/>
    <style:style style:name="T338_15" style:family="text"/>
    <style:style style:name="T338_16" style:family="text"/>
    <style:style style:name="T338_17" style:family="text"/>
    <style:style style:name="T338_18" style:family="text"/>
    <style:style style:name="T338_19" style:family="text"/>
    <style:style style:name="T338_20" style:family="text"/>
    <style:style style:name="T338_21" style:family="text"/>
    <style:style style:name="T338_22" style:family="text"/>
    <style:style style:name="T338_23" style:family="text"/>
    <style:style style:name="T338_24" style:family="text"/>
    <style:style style:name="T338_25" style:family="text"/>
    <style:style style:name="T338_26" style:family="text"/>
    <style:style style:name="T338_27" style:family="text"/>
    <style:style style:name="T338_28" style:family="text"/>
    <style:style style:name="T338_29" style:family="text"/>
    <style:style style:name="T338_30" style:family="text"/>
    <style:style style:name="T338_31" style:family="text"/>
    <style:style style:name="T338_32" style:family="text"/>
    <style:style style:name="T338_33" style:family="text"/>
    <style:style style:name="T338_34" style:family="text"/>
    <style:style style:name="T338_35" style:family="text"/>
    <style:style style:name="T338_36" style:family="text"/>
    <style:style style:name="T338_37" style:family="text"/>
    <style:style style:name="T338_38" style:family="text"/>
    <style:style style:name="T338_39" style:family="text"/>
    <style:style style:name="T338_40" style:family="text"/>
    <style:style style:name="T338_41" style:family="text"/>
    <style:style style:name="T338_42" style:family="text"/>
    <style:style style:name="T338_43" style:family="text"/>
    <style:style style:name="T338_44" style:family="text"/>
    <style:style style:name="T338_45" style:family="text"/>
    <style:style style:name="T338_46" style:family="text"/>
    <style:style style:name="T338_47" style:family="text"/>
    <style:style style:name="T338_48" style:family="text"/>
    <style:style style:name="T338_49" style:family="text"/>
    <style:style style:name="T338_50" style:family="text"/>
    <style:style style:name="T338_51" style:family="text"/>
    <style:style style:name="T338_52" style:family="text"/>
    <style:style style:name="T338_53" style:family="text"/>
    <style:style style:name="T338_54" style:family="text"/>
    <style:style style:name="T338_55" style:family="text"/>
    <style:style style:name="T338_56" style:family="text"/>
    <style:style style:name="T338_57" style:family="text"/>
    <style:style style:name="T338_58" style:family="text"/>
    <style:style style:name="T338_59" style:family="text"/>
    <style:style style:name="T338_60" style:family="text"/>
    <style:style style:name="T338_61" style:family="text"/>
    <style:style style:name="T338_62" style:family="text"/>
    <style:style style:name="T338_63" style:family="text"/>
    <style:style style:name="T338_64" style:family="text"/>
    <style:style style:name="T338_65" style:family="text"/>
    <style:style style:name="T338_66" style:family="text"/>
    <style:style style:name="T338_67" style:family="text"/>
    <style:style style:name="T338_68" style:family="text"/>
    <style:style style:name="T338_69" style:family="text"/>
    <style:style style:name="T338_70" style:family="text"/>
    <style:style style:name="T338_71" style:family="text"/>
    <style:style style:name="T338_72" style:family="text"/>
    <style:style style:name="T338_73" style:family="text"/>
    <style:style style:name="T338_74" style:family="text"/>
    <style:style style:name="T338_75" style:family="text"/>
  </office:automatic-styles>
  <office:body>
    <office:text>
      <text:p text:style-name="P1"><text:bookmark-start text:name="h.har9f7r7mped"/><text:bookmark-end text:name="h.har9f7r7mped"/><text:span text:style-name="T1_1">فصل</text:span><text:span text:style-name="T1_2"><text:s/>۸</text:span></text:p>
      <text:p text:style-name="P2"><text:bookmark-start text:name="h.x469tlzsqlz"/><text:bookmark-end text:name="h.x469tlzsqlz"/><text:span text:style-name="T2_1">رشته</text:span><text:span text:style-name="T2_2"><text:s/></text:span><text:span text:style-name="T2_3">ها</text:span></text:p>
      <text:p text:style-name="P3"/>
      <text:h text:style-name="P4" text:outline-level="10"><text:bookmark-start text:name="h.xdw9679i5sc"/><text:bookmark-end text:name="h.xdw9679i5sc"/><text:span text:style-name="T4_1">۸.۱<text:s/></text:span><text:span text:style-name="T4_2">رشته</text:span><text:span text:style-name="T4_3"><text:s/></text:span><text:span text:style-name="T4_4">یعنی</text:span><text:span text:style-name="T4_5"><text:s/></text:span><text:span text:style-name="T4_6">دنباله</text:span></text:h>
      <text:p text:style-name="P5"><text:span text:style-name="T5_1">هر</text:span><text:span text:style-name="T5_2"><text:s/></text:span><text:span text:style-name="T5_3">رشته</text:span><text:span text:style-name="T5_4"><text:s/></text:span><text:span text:style-name="T5_5">یک</text:span><text:span text:style-name="T5_6"><text:s/></text:span><text:span text:style-name="T5_7">دنباله</text:span><text:span text:style-name="T5_8"><text:s/></text:span><text:span text:style-name="T5_9">از</text:span><text:span text:style-name="T5_10"><text:s/></text:span><text:span text:style-name="T5_11">کاراکتر</text:span><text:span text:style-name="T5_12"><text:s/></text:span><text:span text:style-name="T5_13">هاست</text:span><text:span text:style-name="T5_14">.<text:s/></text:span><text:span text:style-name="T5_15">شما</text:span><text:span text:style-name="T5_16"><text:s/></text:span><text:span text:style-name="T5_17">میتوانید</text:span><text:span text:style-name="T5_18"><text:s/></text:span><text:span text:style-name="T5_19">هر</text:span><text:span text:style-name="T5_20"><text:s/></text:span><text:span text:style-name="T5_21">بار</text:span><text:span text:style-name="T5_22"><text:s/></text:span><text:span text:style-name="T5_23">به</text:span><text:span text:style-name="T5_24"><text:s/></text:span><text:span text:style-name="T5_25">یکی</text:span><text:span text:style-name="T5_26"><text:s/></text:span><text:span text:style-name="T5_27">از</text:span><text:span text:style-name="T5_28"><text:s/></text:span><text:span text:style-name="T5_29">کاراکتر</text:span><text:span text:style-name="T5_30"><text:s/></text:span><text:span text:style-name="T5_31">ها</text:span><text:span text:style-name="T5_32"><text:s/></text:span><text:span text:style-name="T5_33">با</text:span><text:span text:style-name="T5_34"><text:s/></text:span><text:span text:style-name="T5_35">استفاده</text:span><text:span text:style-name="T5_36"><text:s/></text:span><text:span text:style-name="T5_37">از</text:span><text:span text:style-name="T5_38"><text:s/></text:span><text:span text:style-name="T5_39">عملگر</text:span><text:span text:style-name="T5_40"><text:s/></text:span><text:span text:style-name="T5_41">براکت</text:span><text:span text:style-name="T5_42"><text:s/></text:span><text:span text:style-name="T5_43">دسترسی</text:span><text:span text:style-name="T5_44"><text:s/></text:span><text:span text:style-name="T5_45">پیدا</text:span><text:span text:style-name="T5_46"><text:s/></text:span><text:span text:style-name="T5_47">کنید</text:span><text:span text:style-name="T5_48">.</text:span></text:p>
      <text:p text:style-name="P6"/>
      <text:p text:style-name="P7"><text:span text:style-name="T7_1">&gt;&gt;&gt;<text:s/></text:span><text:span text:style-name="T7_2">fruit</text:span><text:span text:style-name="T7_3"><text:s/>=<text:s/>‘</text:span><text:span text:style-name="T7_4">banana</text:span><text:span text:style-name="T7_5">’</text:span></text:p>
      <text:p text:style-name="P8"><text:span text:style-name="T8_1">&gt;&gt;&gt;<text:s/></text:span><text:span text:style-name="T8_2">letter</text:span><text:span text:style-name="T8_3"><text:s/>=<text:s/></text:span><text:span text:style-name="T8_4">fruit</text:span><text:span text:style-name="T8_5">[1]</text:span></text:p>
      <text:p text:style-name="P9"/>
      <text:p text:style-name="P10"><text:span text:style-name="T10_1">دستور</text:span><text:span text:style-name="T10_2"><text:s/></text:span><text:span text:style-name="T10_3">دوم</text:span><text:span text:style-name="T10_4"><text:s/></text:span><text:span text:style-name="T10_5">کاراکتر</text:span><text:span text:style-name="T10_6"><text:s/></text:span><text:span text:style-name="T10_7">شماره</text:span><text:span text:style-name="T10_8"><text:s/>۱<text:s/></text:span><text:span text:style-name="T10_9">را</text:span><text:span text:style-name="T10_10"><text:s/></text:span><text:span text:style-name="T10_11">از</text:span><text:span text:style-name="T10_12"><text:s/></text:span><text:span text:style-name="T10_13">متغیر</text:span><text:span text:style-name="T10_14"><text:s/></text:span><text:span text:style-name="T10_15">fruit</text:span><text:span text:style-name="T10_16"><text:s/></text:span><text:span text:style-name="T10_17">انتخاب</text:span><text:span text:style-name="T10_18"><text:s/></text:span><text:span text:style-name="T10_19">کرده</text:span><text:span text:style-name="T10_20"><text:s/></text:span><text:span text:style-name="T10_21">و</text:span><text:span text:style-name="T10_22"><text:s/></text:span><text:span text:style-name="T10_23">در</text:span><text:span text:style-name="T10_24"><text:s/></text:span><text:span text:style-name="T10_25">متغیر</text:span><text:span text:style-name="T10_26"><text:s/></text:span><text:span text:style-name="T10_27">letter</text:span><text:span text:style-name="T10_28"><text:s/></text:span><text:span text:style-name="T10_29">قرار</text:span><text:span text:style-name="T10_30"><text:s/></text:span><text:span text:style-name="T10_31">میدهد</text:span><text:span text:style-name="T10_32">.</text:span></text:p>
      <text:p text:style-name="P11"/>
      <text:p text:style-name="P12"><text:span text:style-name="T12_1">عبارت</text:span><text:span text:style-name="T12_2"><text:s/></text:span><text:span text:style-name="T12_3">داخل</text:span><text:span text:style-name="T12_4"><text:s/></text:span><text:span text:style-name="T12_5">براکت</text:span><text:span text:style-name="T12_6"><text:s/></text:span><text:span text:style-name="T12_7">اندیس</text:span><text:span text:style-name="T12_8"><text:s/></text:span><text:span text:style-name="T12_9">نامیده</text:span><text:span text:style-name="T12_10"><text:s/></text:span><text:span text:style-name="T12_11">میشود</text:span><text:span text:style-name="T12_12">.<text:s/></text:span><text:span text:style-name="T12_13">اندیس</text:span><text:span text:style-name="T12_14"><text:s/></text:span><text:span text:style-name="T12_15">نشان</text:span><text:span text:style-name="T12_16"><text:s/></text:span><text:span text:style-name="T12_17">میدهد</text:span><text:span text:style-name="T12_18"><text:s/></text:span><text:span text:style-name="T12_19">که</text:span><text:span text:style-name="T12_20"><text:s/></text:span><text:span text:style-name="T12_21">شما</text:span><text:span text:style-name="T12_22"><text:s/></text:span><text:span text:style-name="T12_23">کدام</text:span><text:span text:style-name="T12_24"><text:s/></text:span><text:span text:style-name="T12_25">کاراکتر</text:span><text:span text:style-name="T12_26"><text:s/></text:span><text:span text:style-name="T12_27">داخل</text:span><text:span text:style-name="T12_28"><text:s/></text:span><text:span text:style-name="T12_29">دنباله</text:span><text:span text:style-name="T12_30"><text:s/></text:span><text:span text:style-name="T12_31">را</text:span><text:span text:style-name="T12_32"><text:s/></text:span><text:span text:style-name="T12_33">میخواهید</text:span><text:span text:style-name="T12_34">.</text:span></text:p>
      <text:p text:style-name="P13"/>
      <text:p text:style-name="P14"><text:span text:style-name="T14_1">البته</text:span><text:span text:style-name="T14_2"><text:s/></text:span><text:span text:style-name="T14_3">ممکن</text:span><text:span text:style-name="T14_4"><text:s/></text:span><text:span text:style-name="T14_5">است</text:span><text:span text:style-name="T14_6"><text:s/></text:span><text:span text:style-name="T14_7">نتیجه</text:span><text:span text:style-name="T14_8"><text:s/></text:span><text:span text:style-name="T14_9">مطابق</text:span><text:span text:style-name="T14_10"><text:s/></text:span><text:span text:style-name="T14_11">میل</text:span><text:span text:style-name="T14_12"><text:s/></text:span><text:span text:style-name="T14_13">شما</text:span><text:span text:style-name="T14_14"><text:s/></text:span><text:span text:style-name="T14_15">نباشد</text:span><text:span text:style-name="T14_16">:</text:span></text:p>
      <text:p text:style-name="P15"/>
      <text:p text:style-name="P16"><text:span text:style-name="T16_1">&gt;&gt;&gt;<text:s/></text:span><text:span text:style-name="T16_2">print</text:span><text:span text:style-name="T16_3"><text:s/></text:span><text:span text:style-name="T16_4">letter</text:span></text:p>
      <text:p text:style-name="P17"><text:span text:style-name="T17_1">a</text:span></text:p>
      <text:p text:style-name="P18"/>
      <text:p text:style-name="P19"><text:span text:style-name="T19_1">برای</text:span><text:span text:style-name="T19_2"><text:s/></text:span><text:span text:style-name="T19_3">بیشتر</text:span><text:span text:style-name="T19_4"><text:s/></text:span><text:span text:style-name="T19_5">افراد</text:span><text:span text:style-name="T19_6">،<text:s/></text:span><text:span text:style-name="T19_7">اولین</text:span><text:span text:style-name="T19_8"><text:s/></text:span><text:span text:style-name="T19_9">کاراکتر</text:span><text:span text:style-name="T19_10"><text:s/></text:span><text:span text:style-name="T19_11">در</text:span><text:span text:style-name="T19_12"><text:s/></text:span><text:span text:style-name="T19_13">'</text:span><text:span text:style-name="T19_14">banana</text:span><text:span text:style-name="T19_15">'</text:span><text:span text:style-name="T19_16"><text:s/></text:span><text:span text:style-name="T19_17">کاراکتر</text:span><text:span text:style-name="T19_18"><text:s/></text:span><text:span text:style-name="T19_19">b</text:span><text:span text:style-name="T19_20"><text:s/></text:span><text:span text:style-name="T19_21">است</text:span><text:span text:style-name="T19_22">،<text:s/></text:span><text:span text:style-name="T19_23">نه</text:span><text:span text:style-name="T19_24"><text:s/></text:span><text:span text:style-name="T19_25">a</text:span><text:span text:style-name="T19_26">.<text:s/></text:span><text:span text:style-name="T19_27">ولی</text:span><text:span text:style-name="T19_28"><text:s/></text:span><text:span text:style-name="T19_29">برای</text:span><text:span text:style-name="T19_30"><text:s/></text:span><text:span text:style-name="T19_31">متخصصان</text:span><text:span text:style-name="T19_32"><text:s/></text:span><text:span text:style-name="T19_33">کامپیوتر</text:span><text:span text:style-name="T19_34">،<text:s/></text:span><text:span text:style-name="T19_35">اندیس</text:span><text:span text:style-name="T19_36"><text:s/></text:span><text:span text:style-name="T19_37">فاصله</text:span><text:span text:style-name="T19_38"><text:s/></text:span><text:span text:style-name="T19_39">هر</text:span><text:span text:style-name="T19_40"><text:s/></text:span><text:span text:style-name="T19_41">کاراکتر</text:span><text:span text:style-name="T19_42"><text:s/></text:span><text:span text:style-name="T19_43">از</text:span><text:span text:style-name="T19_44"><text:s/></text:span><text:span text:style-name="T19_45">ابتدای</text:span><text:span text:style-name="T19_46"><text:s/></text:span><text:span text:style-name="T19_47">رشته</text:span><text:span text:style-name="T19_48"><text:s/></text:span><text:span text:style-name="T19_49">است</text:span><text:span text:style-name="T19_50">،<text:s/></text:span><text:span text:style-name="T19_51">و</text:span><text:span text:style-name="T19_52"><text:s/></text:span><text:span text:style-name="T19_53">فاصله</text:span><text:span text:style-name="T19_54"><text:s/></text:span><text:span text:style-name="T19_55">اولین</text:span><text:span text:style-name="T19_56"><text:s/></text:span><text:span text:style-name="T19_57">کاراکتر</text:span><text:span text:style-name="T19_58"><text:s/></text:span><text:span text:style-name="T19_59">از</text:span><text:span text:style-name="T19_60"><text:s/></text:span><text:span text:style-name="T19_61">ابتدای</text:span><text:span text:style-name="T19_62"><text:s/></text:span><text:span text:style-name="T19_63">رشته</text:span><text:span text:style-name="T19_64"><text:s/></text:span><text:span text:style-name="T19_65">صفر</text:span><text:span text:style-name="T19_66"><text:s/></text:span><text:span text:style-name="T19_67">است</text:span><text:span text:style-name="T19_68">.</text:span></text:p>
      <text:p text:style-name="P20"/>
      <text:p text:style-name="P21"><text:span text:style-name="T21_1">&gt;&gt;&gt;<text:s/></text:span><text:span text:style-name="T21_2">letter</text:span><text:span text:style-name="T21_3"><text:s/>=<text:s/></text:span><text:span text:style-name="T21_4">fruit</text:span><text:span text:style-name="T21_5">[0]</text:span></text:p>
      <text:p text:style-name="P22"><text:span text:style-name="T22_1">&gt;&gt;&gt;<text:s/></text:span><text:span text:style-name="T22_2">print</text:span><text:span text:style-name="T22_3"><text:s/></text:span><text:span text:style-name="T22_4">letter</text:span></text:p>
      <text:p text:style-name="P23"><text:span text:style-name="T23_1">b</text:span></text:p>
      <text:p text:style-name="P24"/>
      <text:p text:style-name="P25"><text:span text:style-name="T25_1">پس</text:span><text:span text:style-name="T25_2"><text:s/></text:span><text:span text:style-name="T25_3">b</text:span><text:span text:style-name="T25_4"><text:s/></text:span><text:span text:style-name="T25_5">صفرمین</text:span><text:span text:style-name="T25_6"><text:s/></text:span><text:span text:style-name="T25_7">کاراکتر</text:span><text:span text:style-name="T25_8"><text:s/></text:span><text:span text:style-name="T25_9">در</text:span><text:span text:style-name="T25_10"><text:s/></text:span><text:span text:style-name="T25_11">رشته</text:span><text:span text:style-name="T25_12"><text:s/></text:span><text:span text:style-name="T25_13">'</text:span><text:span text:style-name="T25_14">banana</text:span><text:span text:style-name="T25_15">'</text:span><text:span text:style-name="T25_16"><text:s/></text:span><text:span text:style-name="T25_17">است</text:span><text:span text:style-name="T25_18">،<text:s/></text:span><text:span text:style-name="T25_19">a</text:span><text:span text:style-name="T25_20"><text:s/></text:span><text:span text:style-name="T25_21">اولین</text:span><text:span text:style-name="T25_22"><text:s/></text:span><text:span text:style-name="T25_23">کاراکتر</text:span><text:span text:style-name="T25_24"><text:s/></text:span><text:span text:style-name="T25_25">و</text:span><text:span text:style-name="T25_26"><text:s/></text:span><text:span text:style-name="T25_27">n</text:span><text:span text:style-name="T25_28"><text:s/></text:span><text:span text:style-name="T25_29">دومین</text:span><text:span text:style-name="T25_30"><text:s/></text:span><text:span text:style-name="T25_31">کاراکتر</text:span><text:span text:style-name="T25_32"><text:s/></text:span><text:span text:style-name="T25_33">است</text:span><text:span text:style-name="T25_34">.</text:span></text:p>
      <text:p text:style-name="P26"/>
      <text:p text:style-name="P27"><text:span text:style-name="T27_1">شما</text:span><text:span text:style-name="T27_2"><text:s/></text:span><text:span text:style-name="T27_3">میتوانید</text:span><text:span text:style-name="T27_4"><text:s/></text:span><text:span text:style-name="T27_5">از</text:span><text:span text:style-name="T27_6"><text:s/></text:span><text:span text:style-name="T27_7">هر</text:span><text:span text:style-name="T27_8"><text:s/></text:span><text:span text:style-name="T27_9">عبارتی</text:span><text:span text:style-name="T27_10"><text:s/></text:span><text:span text:style-name="T27_11">داخل</text:span><text:span text:style-name="T27_12"><text:s/></text:span><text:span text:style-name="T27_13">براکت</text:span><text:span text:style-name="T27_14"><text:s/></text:span><text:span text:style-name="T27_15">به</text:span><text:span text:style-name="T27_16"><text:s/></text:span><text:span text:style-name="T27_17">عنوان</text:span><text:span text:style-name="T27_18"><text:s/></text:span><text:span text:style-name="T27_19">اندیس</text:span><text:span text:style-name="T27_20"><text:s/></text:span><text:span text:style-name="T27_21">استفاده</text:span><text:span text:style-name="T27_22"><text:s/></text:span><text:span text:style-name="T27_23">کنید</text:span><text:span text:style-name="T27_24">،<text:s/></text:span><text:span text:style-name="T27_25">از</text:span><text:span text:style-name="T27_26"><text:s/></text:span><text:span text:style-name="T27_27">جمله</text:span><text:span text:style-name="T27_28"><text:s/></text:span><text:span text:style-name="T27_29">متغیرها</text:span><text:span text:style-name="T27_30"><text:s/></text:span><text:span text:style-name="T27_31">و</text:span><text:span text:style-name="T27_32"><text:s/></text:span><text:span text:style-name="T27_33">عملگرها</text:span><text:span text:style-name="T27_34">،<text:s/></text:span><text:span text:style-name="T27_35">ولی</text:span><text:span text:style-name="T27_36"><text:s/></text:span><text:span text:style-name="T27_37">اندیس</text:span><text:span text:style-name="T27_38"><text:s/></text:span><text:span text:style-name="T27_39">همیشه</text:span><text:span text:style-name="T27_40"><text:s/></text:span><text:span text:style-name="T27_41">باید</text:span><text:span text:style-name="T27_42"><text:s/></text:span><text:span text:style-name="T27_43">عدد</text:span><text:span text:style-name="T27_44"><text:s/></text:span><text:span text:style-name="T27_45">صحیح</text:span><text:span text:style-name="T27_46"><text:note text:note-class="footnote"><text:note-citation/><text:note-body><text:p text:style-name="P28"><text:span text:style-name="T28_1"><text:s/></text:span><text:span text:style-name="T28_2">Integer</text:span></text:p></text:note-body></text:note></text:span><text:span text:style-name="T28_3"><text:s/></text:span><text:span text:style-name="T28_4">باشد</text:span><text:span text:style-name="T28_5">.<text:s/></text:span><text:span text:style-name="T28_6">در</text:span><text:span text:style-name="T28_7"><text:s/></text:span><text:span text:style-name="T28_8">غیر</text:span><text:span text:style-name="T28_9"><text:s/></text:span><text:span text:style-name="T28_10">اینصورت</text:span><text:span text:style-name="T28_11"><text:s/></text:span><text:span text:style-name="T28_12">با</text:span><text:span text:style-name="T28_13"><text:s/></text:span><text:span text:style-name="T28_14">این</text:span><text:span text:style-name="T28_15"><text:s/></text:span><text:span text:style-name="T28_16">خطا</text:span><text:span text:style-name="T28_17"><text:s/></text:span><text:span text:style-name="T28_18">مواجه</text:span><text:span text:style-name="T28_19"><text:s/></text:span><text:span text:style-name="T28_20">میشوید</text:span><text:span text:style-name="T28_21">.</text:span></text:p>
      <text:p text:style-name="P29"/>
      <text:p text:style-name="P30"><text:span text:style-name="T30_1">&gt;&gt;&gt;<text:s/></text:span><text:span text:style-name="T30_2">letter</text:span><text:span text:style-name="T30_3"><text:s/>=<text:s/></text:span><text:span text:style-name="T30_4">fruit</text:span><text:span text:style-name="T30_5">[1.5]</text:span></text:p>
      <text:p text:style-name="P31"><text:span text:style-name="T31_1">TypeError</text:span><text:span text:style-name="T31_2">:<text:s/></text:span><text:span text:style-name="T31_3">string</text:span><text:span text:style-name="T31_4"><text:s/></text:span><text:span text:style-name="T31_5">indices</text:span><text:span text:style-name="T31_6"><text:s/></text:span><text:span text:style-name="T31_7">must</text:span><text:span text:style-name="T31_8"><text:s/></text:span><text:span text:style-name="T31_9">be</text:span><text:span text:style-name="T31_10"><text:s/></text:span><text:span text:style-name="T31_11">integers</text:span></text:p>
      <text:p text:style-name="P32"/>
      <text:h text:style-name="P33" text:outline-level="10"><text:bookmark-start text:name="h.ozgzkp3nqz62"/><text:bookmark-end text:name="h.ozgzkp3nqz62"/><text:span text:style-name="T33_1">۸.۲<text:s/></text:span><text:span text:style-name="T33_2">len</text:span></text:h>
      <text:p text:style-name="P34"><text:span text:style-name="T34_1">len</text:span><text:span text:style-name="T34_2"><text:s/></text:span><text:span text:style-name="T34_3">یک</text:span><text:span text:style-name="T34_4"><text:s/></text:span><text:span text:style-name="T34_5">تابع</text:span><text:span text:style-name="T34_6"><text:s/></text:span><text:span text:style-name="T34_7">داخلی</text:span><text:span text:style-name="T34_8"><text:s/></text:span><text:span text:style-name="T34_9">است</text:span><text:span text:style-name="T34_10"><text:s/></text:span><text:span text:style-name="T34_11">که</text:span><text:span text:style-name="T34_12"><text:s/></text:span><text:span text:style-name="T34_13">تعداد</text:span><text:span text:style-name="T34_14"><text:s/></text:span><text:span text:style-name="T34_15">کاراکتر</text:span><text:span text:style-name="T34_16"><text:s/></text:span><text:span text:style-name="T34_17">های</text:span><text:span text:style-name="T34_18"><text:s/></text:span><text:span text:style-name="T34_19">داخل</text:span><text:span text:style-name="T34_20"><text:s/></text:span><text:span text:style-name="T34_21">یک</text:span><text:span text:style-name="T34_22"><text:s/></text:span><text:span text:style-name="T34_23">رشته</text:span><text:span text:style-name="T34_24"><text:s/></text:span><text:span text:style-name="T34_25">را</text:span><text:span text:style-name="T34_26"><text:s/></text:span><text:span text:style-name="T34_27">بر</text:span><text:span text:style-name="T34_28"><text:s/></text:span><text:span text:style-name="T34_29">میگرداند</text:span><text:span text:style-name="T34_30">.</text:span></text:p>
      <text:p text:style-name="P35"/>
      <text:p text:style-name="P36"><text:span text:style-name="T36_1">&gt;&gt;&gt;<text:s/></text:span><text:span text:style-name="T36_2">fruit</text:span><text:span text:style-name="T36_3"><text:s/>=<text:s/>‘</text:span><text:span text:style-name="T36_4">banana</text:span><text:span text:style-name="T36_5">’</text:span></text:p>
      <text:p text:style-name="P37"><text:span text:style-name="T37_1">&gt;&gt;&gt;<text:s/></text:span><text:span text:style-name="T37_2">len</text:span><text:span text:style-name="T37_3">(</text:span><text:span text:style-name="T37_4">fruit</text:span><text:span text:style-name="T37_5">)</text:span></text:p>
      <text:p text:style-name="P38"><text:span text:style-name="T38_1">6</text:span></text:p>
      <text:p text:style-name="P39"/>
      <text:p text:style-name="P40"><text:span text:style-name="T40_1">شاید</text:span><text:span text:style-name="T40_2"><text:s/></text:span><text:span text:style-name="T40_3">بخواهید</text:span><text:span text:style-name="T40_4"><text:s/></text:span><text:span text:style-name="T40_5">برای</text:span><text:span text:style-name="T40_6"><text:s/></text:span><text:span text:style-name="T40_7">گرفتن</text:span><text:span text:style-name="T40_8"><text:s/></text:span><text:span text:style-name="T40_9">آخرین</text:span><text:span text:style-name="T40_10"><text:s/></text:span><text:span text:style-name="T40_11">کاراکتر</text:span><text:span text:style-name="T40_12"><text:s/></text:span><text:span text:style-name="T40_13">یک</text:span><text:span text:style-name="T40_14"><text:s/></text:span><text:span text:style-name="T40_15">رشته</text:span><text:span text:style-name="T40_16"><text:s/></text:span><text:span text:style-name="T40_17">به</text:span><text:span text:style-name="T40_18"><text:s/></text:span><text:span text:style-name="T40_19">این</text:span><text:span text:style-name="T40_20"><text:s/></text:span><text:span text:style-name="T40_21">شکل</text:span><text:span text:style-name="T40_22"><text:s/></text:span><text:span text:style-name="T40_23">عمل</text:span><text:span text:style-name="T40_24"><text:s/></text:span><text:span text:style-name="T40_25">کنید</text:span><text:span text:style-name="T40_26">:</text:span></text:p>
      <text:p text:style-name="P41"/>
      <text:p text:style-name="P42"><text:span text:style-name="T42_1">&gt;&gt;&gt;<text:s/></text:span><text:span text:style-name="T42_2">length</text:span><text:span text:style-name="T42_3"><text:s/>=<text:s/></text:span><text:span text:style-name="T42_4">len</text:span><text:span text:style-name="T42_5">(</text:span><text:span text:style-name="T42_6">fruit</text:span><text:span text:style-name="T42_7">)</text:span></text:p>
      <text:p text:style-name="P43"><text:span text:style-name="T43_1">&gt;&gt;&gt;<text:s/></text:span><text:span text:style-name="T43_2">last</text:span><text:span text:style-name="T43_3"><text:s/>=<text:s/></text:span><text:span text:style-name="T43_4">fruit</text:span><text:span text:style-name="T43_5">[</text:span><text:span text:style-name="T43_6">length</text:span><text:span text:style-name="T43_7">]</text:span></text:p>
      <text:p text:style-name="P44"><text:span text:style-name="T44_1">IndexError</text:span><text:span text:style-name="T44_2">:<text:s/></text:span><text:span text:style-name="T44_3">string</text:span><text:span text:style-name="T44_4"><text:s/></text:span><text:span text:style-name="T44_5">index</text:span><text:span text:style-name="T44_6"><text:s/></text:span><text:span text:style-name="T44_7">out</text:span><text:span text:style-name="T44_8"><text:s/></text:span><text:span text:style-name="T44_9">of</text:span><text:span text:style-name="T44_10"><text:s/></text:span><text:span text:style-name="T44_11">range</text:span></text:p>
      <text:p text:style-name="P45"/>
      <text:p text:style-name="P46"><text:span text:style-name="T46_1">دلیل</text:span><text:span text:style-name="T46_2"><text:s/></text:span><text:span text:style-name="T46_3">IndexError</text:span><text:span text:style-name="T46_4"><text:s/></text:span><text:span text:style-name="T46_5">این</text:span><text:span text:style-name="T46_6"><text:s/></text:span><text:span text:style-name="T46_7">است</text:span><text:span text:style-name="T46_8"><text:s/></text:span><text:span text:style-name="T46_9">که</text:span><text:span text:style-name="T46_10"><text:s/></text:span><text:span text:style-name="T46_11">هیچ</text:span><text:span text:style-name="T46_12"><text:s/></text:span><text:span text:style-name="T46_13">کاراکتری</text:span><text:span text:style-name="T46_14"><text:s/></text:span><text:span text:style-name="T46_15">در</text:span><text:span text:style-name="T46_16"><text:s/></text:span><text:span text:style-name="T46_17">'</text:span><text:span text:style-name="T46_18">banana</text:span><text:span text:style-name="T46_19">'</text:span><text:span text:style-name="T46_20"><text:s/></text:span><text:span text:style-name="T46_21">با</text:span><text:span text:style-name="T46_22"><text:s/></text:span><text:span text:style-name="T46_23">اندیس</text:span><text:span text:style-name="T46_24"><text:s/>۶<text:s/></text:span><text:span text:style-name="T46_25">وجود</text:span><text:span text:style-name="T46_26"><text:s/></text:span><text:span text:style-name="T46_27">ندارد</text:span><text:span text:style-name="T46_28">.<text:s/></text:span><text:span text:style-name="T46_29">از</text:span><text:span text:style-name="T46_30"><text:s/></text:span><text:span text:style-name="T46_31">آنجا</text:span><text:span text:style-name="T46_32"><text:s/></text:span><text:span text:style-name="T46_33">که</text:span><text:span text:style-name="T46_34"><text:s/></text:span><text:span text:style-name="T46_35">ما</text:span><text:span text:style-name="T46_36"><text:s/></text:span><text:span text:style-name="T46_37">برای</text:span><text:span text:style-name="T46_38"><text:s/></text:span><text:span text:style-name="T46_39">شمردن</text:span><text:span text:style-name="T46_40"><text:s/></text:span><text:span text:style-name="T46_41">از</text:span><text:span text:style-name="T46_42"><text:s/></text:span><text:span text:style-name="T46_43">صفر</text:span><text:span text:style-name="T46_44"><text:s/></text:span><text:span text:style-name="T46_45">شروع</text:span><text:span text:style-name="T46_46"><text:s/></text:span><text:span text:style-name="T46_47">میکنیم</text:span><text:span text:style-name="T46_48">،<text:s/>۶<text:s/></text:span><text:span text:style-name="T46_49">کاراکتر</text:span><text:span text:style-name="T46_50"><text:s/></text:span><text:span text:style-name="T46_51">دارای</text:span><text:span text:style-name="T46_52"><text:s/></text:span><text:span text:style-name="T46_53">اندیس</text:span><text:span text:style-name="T46_54"><text:s/></text:span><text:span text:style-name="T46_55">هایی</text:span><text:span text:style-name="T46_56"><text:s/></text:span><text:span text:style-name="T46_57">بین</text:span><text:span text:style-name="T46_58"><text:s/></text:span><text:span text:style-name="T46_59">صفر</text:span><text:span text:style-name="T46_60"><text:s/></text:span><text:span text:style-name="T46_61">تا</text:span><text:span text:style-name="T46_62"><text:s/>۵<text:s/></text:span><text:span text:style-name="T46_63">هستند</text:span><text:span text:style-name="T46_64">.</text:span></text:p>
      <text:p text:style-name="P47"/>
      <text:p text:style-name="P48"><text:span text:style-name="T48_1">&gt;&gt;&gt;<text:s/></text:span><text:span text:style-name="T48_2">last</text:span><text:span text:style-name="T48_3"><text:s/>=<text:s/></text:span><text:span text:style-name="T48_4">fruit</text:span><text:span text:style-name="T48_5">[</text:span><text:span text:style-name="T48_6">length</text:span><text:span text:style-name="T48_7">-1]</text:span></text:p>
      <text:p text:style-name="P49"><text:span text:style-name="T49_1">&gt;&gt;&gt;<text:s/></text:span><text:span text:style-name="T49_2">print</text:span><text:span text:style-name="T49_3"><text:s/></text:span><text:span text:style-name="T49_4">last</text:span></text:p>
      <text:p text:style-name="P50"><text:span text:style-name="T50_1">a</text:span></text:p>
      <text:p text:style-name="P51"/>
      <text:p text:style-name="P52"><text:span text:style-name="T52_1">همچنین</text:span><text:span text:style-name="T52_2"><text:s/></text:span><text:span text:style-name="T52_3">میتوانید</text:span><text:span text:style-name="T52_4"><text:s/></text:span><text:span text:style-name="T52_5">از</text:span><text:span text:style-name="T52_6"><text:s/></text:span><text:span text:style-name="T52_7">اندیس</text:span><text:span text:style-name="T52_8"><text:s/></text:span><text:span text:style-name="T52_9">های</text:span><text:span text:style-name="T52_10"><text:s/></text:span><text:span text:style-name="T52_11">منفی</text:span><text:span text:style-name="T52_12"><text:s/></text:span><text:span text:style-name="T52_13">استفاده</text:span><text:span text:style-name="T52_14"><text:s/></text:span><text:span text:style-name="T52_15">کنید</text:span><text:span text:style-name="T52_16">،<text:s/></text:span><text:span text:style-name="T52_17">که</text:span><text:span text:style-name="T52_18"><text:s/></text:span><text:span text:style-name="T52_19">به</text:span><text:span text:style-name="T52_20"><text:s/></text:span><text:span text:style-name="T52_21">این</text:span><text:span text:style-name="T52_22"><text:s/></text:span><text:span text:style-name="T52_23">شکل</text:span><text:span text:style-name="T52_24"><text:s/></text:span><text:span text:style-name="T52_25">برعکس</text:span><text:span text:style-name="T52_26"><text:s/></text:span><text:span text:style-name="T52_27">از</text:span><text:span text:style-name="T52_28"><text:s/></text:span><text:span text:style-name="T52_29">انتهای</text:span><text:span text:style-name="T52_30"><text:s/></text:span><text:span text:style-name="T52_31">رشته</text:span><text:span text:style-name="T52_32"><text:s/></text:span><text:span text:style-name="T52_33">شمرده</text:span><text:span text:style-name="T52_34"><text:s/></text:span><text:span text:style-name="T52_35">میشود</text:span><text:span text:style-name="T52_36">.<text:s/></text:span><text:span text:style-name="T52_37">به</text:span><text:span text:style-name="T52_38"><text:s/></text:span><text:span text:style-name="T52_39">این</text:span><text:span text:style-name="T52_40"><text:s/></text:span><text:span text:style-name="T52_41">شکل</text:span><text:span text:style-name="T52_42"><text:s/></text:span><text:span text:style-name="T52_43">که</text:span><text:span text:style-name="T52_44"><text:s/></text:span><text:span text:style-name="T52_45">عبارت</text:span><text:span text:style-name="T52_46"><text:s/>[</text:span><text:span text:style-name="T52_47">fruit</text:span><text:span text:style-name="T52_48">[-1<text:s/></text:span><text:span text:style-name="T52_49">نشان</text:span><text:span text:style-name="T52_50"><text:s/></text:span><text:span text:style-name="T52_51">دهنده</text:span><text:span text:style-name="T52_52"><text:s/></text:span><text:span text:style-name="T52_53">آخرین</text:span><text:span text:style-name="T52_54"><text:s/></text:span><text:span text:style-name="T52_55">کاراکتر</text:span><text:span text:style-name="T52_56">،</text:span><text:span text:style-name="T52_57"><text:s/>[</text:span><text:span text:style-name="T52_58">fruit</text:span><text:span text:style-name="T52_59">[-2<text:s/></text:span><text:span text:style-name="T52_60">نشان</text:span><text:span text:style-name="T52_61"><text:s/></text:span><text:span text:style-name="T52_62">دهنده</text:span><text:span text:style-name="T52_63"><text:s/></text:span><text:span text:style-name="T52_64">کاراکتر</text:span><text:span text:style-name="T52_65"><text:s/></text:span><text:span text:style-name="T52_66">یکی</text:span><text:span text:style-name="T52_67"><text:s/></text:span><text:span text:style-name="T52_68">مانده</text:span><text:span text:style-name="T52_69"><text:s/></text:span><text:span text:style-name="T52_70">به</text:span><text:span text:style-name="T52_71"><text:s/></text:span><text:span text:style-name="T52_72">آخر</text:span><text:span text:style-name="T52_73"><text:s/></text:span><text:span text:style-name="T52_74">است</text:span><text:span text:style-name="T52_75">.</text:span></text:p>
      <text:p text:style-name="P53"/>
      <text:h text:style-name="P54" text:outline-level="10"><text:bookmark-start text:name="h.sk2xk0wlsyoj"/><text:bookmark-end text:name="h.sk2xk0wlsyoj"/><text:span text:style-name="T54_1">۸.۳<text:s/></text:span><text:span text:style-name="T54_2"><office:annotation><dc:creator/><text:p text:style-name="P55"><text:span text:style-name="T55_1">Traversal</text:span><text:span text:style-name="T55_2">:<text:s/></text:span><text:span text:style-name="T55_3">گردش</text:span><text:span text:style-name="T55_4">،<text:s/></text:span><text:span text:style-name="T55_5">پیمایش</text:span></text:p></office:annotation></text:span><text:span text:style-name="T55_6">گردش</text:span><text:span text:style-name="T55_7"><text:note text:note-class="footnote"><text:note-citation/><text:note-body><text:p text:style-name="P56"><text:span text:style-name="T56_1"><text:s/></text:span><text:span text:style-name="T56_2">Traversal</text:span></text:p></text:note-body></text:note></text:span><text:span text:style-name="T56_3"><text:s/></text:span><text:span text:style-name="T56_4">با</text:span><text:span text:style-name="T56_5"><text:s/></text:span><text:span text:style-name="T56_6">استفاده</text:span><text:span text:style-name="T56_7"><text:s/></text:span><text:span text:style-name="T56_8">از</text:span><text:span text:style-name="T56_9"><text:s/></text:span><text:span text:style-name="T56_10">حلقه</text:span><text:span text:style-name="T56_11"><text:s/></text:span><text:span text:style-name="T56_12">for</text:span></text:h>
      <text:p text:style-name="P57"><text:span text:style-name="T57_1">بیشتر</text:span><text:span text:style-name="T57_2"><text:s/></text:span><text:span text:style-name="T57_3">محاسبات</text:span><text:span text:style-name="T57_4"><text:s/></text:span><text:span text:style-name="T57_5">شامل</text:span><text:span text:style-name="T57_6"><text:s/></text:span><text:span text:style-name="T57_7">پردازش</text:span><text:span text:style-name="T57_8"><text:s/></text:span><text:span text:style-name="T57_9">یک</text:span><text:span text:style-name="T57_10"><text:s/></text:span><text:span text:style-name="T57_11">کاراکتر</text:span><text:span text:style-name="T57_12"><text:s/></text:span><text:span text:style-name="T57_13">در</text:span><text:span text:style-name="T57_14"><text:s/></text:span><text:span text:style-name="T57_15">هر</text:span><text:span text:style-name="T57_16"><text:s/></text:span><text:span text:style-name="T57_17">لحظه</text:span><text:span text:style-name="T57_18"><text:s/></text:span><text:span text:style-name="T57_19">است</text:span><text:span text:style-name="T57_20">.<text:s/></text:span><text:span text:style-name="T57_21">معمولا</text:span><text:span text:style-name="T57_22"><text:s/></text:span><text:span text:style-name="T57_23">در</text:span><text:span text:style-name="T57_24"><text:s/></text:span><text:span text:style-name="T57_25">این</text:span><text:span text:style-name="T57_26"><text:s/></text:span><text:span text:style-name="T57_27">محاسبات</text:span><text:span text:style-name="T57_28"><text:s/></text:span><text:span text:style-name="T57_29">از</text:span><text:span text:style-name="T57_30"><text:s/></text:span><text:span text:style-name="T57_31">ابتدای</text:span><text:span text:style-name="T57_32"><text:s/></text:span><text:span text:style-name="T57_33">رشته</text:span><text:span text:style-name="T57_34"><text:s/></text:span><text:span text:style-name="T57_35">شروع</text:span><text:span text:style-name="T57_36"><text:s/></text:span><text:span text:style-name="T57_37">میکنند</text:span><text:span text:style-name="T57_38">،<text:s/></text:span><text:span text:style-name="T57_39">هر</text:span><text:span text:style-name="T57_40"><text:s/></text:span><text:span text:style-name="T57_41">کاراکتر</text:span><text:span text:style-name="T57_42"><text:s/></text:span><text:span text:style-name="T57_43">را</text:span><text:span text:style-name="T57_44"><text:s/></text:span><text:span text:style-name="T57_45">در</text:span><text:span text:style-name="T57_46"><text:s/></text:span><text:span text:style-name="T57_47">هر</text:span><text:span text:style-name="T57_48"><text:s/></text:span><text:span text:style-name="T57_49">مرتبه</text:span><text:span text:style-name="T57_50"><text:s/></text:span><text:span text:style-name="T57_51">انتخاب</text:span><text:span text:style-name="T57_52"><text:s/></text:span><text:span text:style-name="T57_53">میکنند</text:span><text:span text:style-name="T57_54"><text:s/></text:span><text:span text:style-name="T57_55">و</text:span><text:span text:style-name="T57_56"><text:s/></text:span><text:span text:style-name="T57_57">پس</text:span><text:span text:style-name="T57_58"><text:s/></text:span><text:span text:style-name="T57_59">از</text:span><text:span text:style-name="T57_60"><text:s/></text:span><text:span text:style-name="T57_61">انجام</text:span><text:span text:style-name="T57_62"><text:s/></text:span><text:span text:style-name="T57_63">یک</text:span><text:span text:style-name="T57_64"><text:s/></text:span><text:span text:style-name="T57_65">سری</text:span><text:span text:style-name="T57_66"><text:s/></text:span><text:span text:style-name="T57_67">عملیات</text:span><text:span text:style-name="T57_68">،<text:s/></text:span><text:span text:style-name="T57_69">به</text:span><text:span text:style-name="T57_70"><text:s/></text:span><text:span text:style-name="T57_71">کاراکتر</text:span><text:span text:style-name="T57_72"><text:s/></text:span><text:span text:style-name="T57_73">بعدی</text:span><text:span text:style-name="T57_74"><text:s/></text:span><text:span text:style-name="T57_75">میروند</text:span><text:span text:style-name="T57_76">.<text:s/></text:span><text:span text:style-name="T57_77">به</text:span><text:span text:style-name="T57_78"><text:s/></text:span><text:span text:style-name="T57_79">این</text:span><text:span text:style-name="T57_80"><text:s/></text:span><text:span text:style-name="T57_81">شیوه</text:span><text:span text:style-name="T57_82"><text:s/></text:span><text:span text:style-name="T57_83">پردازش</text:span><text:span text:style-name="T57_84"><text:s/></text:span><text:span text:style-name="T57_85">گردش</text:span><text:span text:style-name="T57_86"><text:s/></text:span><text:span text:style-name="T57_87">میگویند</text:span><text:span text:style-name="T57_88">.<text:s/></text:span><text:span text:style-name="T57_89">یک</text:span><text:span text:style-name="T57_90"><text:s/></text:span><text:span text:style-name="T57_91">راه</text:span><text:span text:style-name="T57_92"><text:s/></text:span><text:span text:style-name="T57_93">نوشتن</text:span><text:span text:style-name="T57_94"><text:s/></text:span><text:span text:style-name="T57_95">یک</text:span><text:span text:style-name="T57_96"><text:s/></text:span><text:span text:style-name="T57_97">گردش</text:span><text:span text:style-name="T57_98">،<text:s/></text:span><text:span text:style-name="T57_99">استفاده</text:span><text:span text:style-name="T57_100"><text:s/></text:span><text:span text:style-name="T57_101">از</text:span><text:span text:style-name="T57_102"><text:s/></text:span><text:span text:style-name="T57_103">حلقه</text:span><text:span text:style-name="T57_104"><text:s/></text:span><text:span text:style-name="T57_105">while</text:span><text:span text:style-name="T57_106"><text:s/></text:span><text:span text:style-name="T57_107">است</text:span><text:span text:style-name="T57_108">:</text:span></text:p>
      <text:p text:style-name="P58"/>
      <text:p text:style-name="P59"><text:span text:style-name="T59_1">index</text:span><text:span text:style-name="T59_2"><text:s/>=<text:s/>0</text:span></text:p>
      <text:p text:style-name="P60"><text:span text:style-name="T60_1">while</text:span><text:span text:style-name="T60_2"><text:s/></text:span><text:span text:style-name="T60_3">index</text:span><text:span text:style-name="T60_4"><text:s/>&lt;<text:s/></text:span><text:span text:style-name="T60_5">len</text:span><text:span text:style-name="T60_6">(</text:span><text:span text:style-name="T60_7">fruit</text:span><text:span text:style-name="T60_8">):</text:span></text:p>
      <text:p text:style-name="P61"><text:span text:style-name="T61_1"><text:s text:c="6"/></text:span><text:span text:style-name="T61_2">letter</text:span><text:span text:style-name="T61_3"><text:s/>=<text:s/></text:span><text:span text:style-name="T61_4">fruit</text:span><text:span text:style-name="T61_5">[</text:span><text:span text:style-name="T61_6">index</text:span><text:span text:style-name="T61_7">]</text:span></text:p>
      <text:p text:style-name="P62"><text:span text:style-name="T62_1"><text:s text:c="6"/></text:span><text:span text:style-name="T62_2">print</text:span><text:span text:style-name="T62_3"><text:s/></text:span><text:span text:style-name="T62_4">letter</text:span></text:p>
      <text:p text:style-name="P63"><text:span text:style-name="T63_1"><text:s text:c="6"/></text:span><text:span text:style-name="T63_2">index</text:span><text:span text:style-name="T63_3"><text:s/>=<text:s/></text:span><text:span text:style-name="T63_4">index</text:span><text:span text:style-name="T63_5"><text:s/>+<text:s/>1</text:span></text:p>
      <text:p text:style-name="P64"/>
      <text:p text:style-name="P65"><text:span text:style-name="T65_1">این</text:span><text:span text:style-name="T65_2"><text:s/></text:span><text:span text:style-name="T65_3">حلقه</text:span><text:span text:style-name="T65_4"><text:s/></text:span><text:span text:style-name="T65_5">در</text:span><text:span text:style-name="T65_6"><text:s/></text:span><text:span text:style-name="T65_7">رشته</text:span><text:span text:style-name="T65_8"><text:s/></text:span><text:span text:style-name="T65_9">میچرخد</text:span><text:span text:style-name="T65_10"><text:s/></text:span><text:span text:style-name="T65_11">و</text:span><text:span text:style-name="T65_12"><text:s/></text:span><text:span text:style-name="T65_13">هر</text:span><text:span text:style-name="T65_14"><text:s/></text:span><text:span text:style-name="T65_15">کاراکتر</text:span><text:span text:style-name="T65_16"><text:s/></text:span><text:span text:style-name="T65_17">را</text:span><text:span text:style-name="T65_18"><text:s/></text:span><text:span text:style-name="T65_19">در</text:span><text:span text:style-name="T65_20"><text:s/></text:span><text:span text:style-name="T65_21">یک</text:span><text:span text:style-name="T65_22"><text:s/></text:span><text:span text:style-name="T65_23">خط</text:span><text:span text:style-name="T65_24"><text:s/></text:span><text:span text:style-name="T65_25">جداگانه</text:span><text:span text:style-name="T65_26"><text:s/></text:span><text:span text:style-name="T65_27">نمایش</text:span><text:span text:style-name="T65_28"><text:s/></text:span><text:span text:style-name="T65_29">میدهد</text:span><text:span text:style-name="T65_30">.<text:s/></text:span><text:span text:style-name="T65_31">شرط</text:span><text:span text:style-name="T65_32"><text:s/></text:span><text:span text:style-name="T65_33">حلقه</text:span></text:p>
      <text:p text:style-name="P66"><text:span text:style-name="T66_1">(</text:span><text:span text:style-name="T66_2">index</text:span><text:span text:style-name="T66_3"><text:s/>&lt;<text:s/></text:span><text:span text:style-name="T66_4">len</text:span><text:span text:style-name="T66_5">(</text:span><text:span text:style-name="T66_6">fruit</text:span><text:span text:style-name="T66_7"><text:s/></text:span><text:span text:style-name="T66_8">است</text:span><text:span text:style-name="T66_9">،<text:s/></text:span><text:span text:style-name="T66_10">پس</text:span><text:span text:style-name="T66_11"><text:s/></text:span><text:span text:style-name="T66_12">وقتی</text:span><text:span text:style-name="T66_13"><text:s/></text:span><text:span text:style-name="T66_14">index</text:span><text:span text:style-name="T66_15"><text:s/></text:span><text:span text:style-name="T66_16">برابر</text:span><text:span text:style-name="T66_17"><text:s/></text:span><text:span text:style-name="T66_18">با</text:span><text:span text:style-name="T66_19"><text:s/></text:span><text:span text:style-name="T66_20">طول</text:span><text:span text:style-name="T66_21"><text:s/></text:span><text:span text:style-name="T66_22">رشته</text:span><text:span text:style-name="T66_23"><text:s/></text:span><text:span text:style-name="T66_24">شود</text:span><text:span text:style-name="T66_25">،<text:s/></text:span><text:span text:style-name="T66_26">شرط</text:span><text:span text:style-name="T66_27"><text:s/></text:span><text:span text:style-name="T66_28">دیگر</text:span><text:span text:style-name="T66_29"><text:s/></text:span><text:span text:style-name="T66_30">برقرار</text:span><text:span text:style-name="T66_31"><text:s/></text:span><text:span text:style-name="T66_32">نیست</text:span><text:span text:style-name="T66_33"><text:s/></text:span><text:span text:style-name="T66_34">و</text:span><text:span text:style-name="T66_35"><text:s/></text:span><text:span text:style-name="T66_36">باعث</text:span><text:span text:style-name="T66_37"><text:s/></text:span><text:span text:style-name="T66_38">میشود</text:span><text:span text:style-name="T66_39"><text:s/></text:span><text:span text:style-name="T66_40">که</text:span><text:span text:style-name="T66_41"><text:s/></text:span><text:span text:style-name="T66_42">بدنه</text:span><text:span text:style-name="T66_43"><text:s/></text:span><text:span text:style-name="T66_44">حلقه</text:span><text:span text:style-name="T66_45"><text:s/></text:span><text:span text:style-name="T66_46">اجرا</text:span><text:span text:style-name="T66_47"><text:s/></text:span><text:span text:style-name="T66_48">نشود</text:span><text:span text:style-name="T66_49">.<text:s/></text:span><text:span text:style-name="T66_50">آخرین</text:span><text:span text:style-name="T66_51"><text:s/></text:span><text:span text:style-name="T66_52">کاراکتری</text:span><text:span text:style-name="T66_53"><text:s/></text:span><text:span text:style-name="T66_54">که</text:span><text:span text:style-name="T66_55"><text:s/></text:span><text:span text:style-name="T66_56">به</text:span><text:span text:style-name="T66_57"><text:s/></text:span><text:span text:style-name="T66_58">عنوان</text:span><text:span text:style-name="T66_59"><text:s/></text:span><text:span text:style-name="T66_60">دسترسی</text:span><text:span text:style-name="T66_61"><text:s/></text:span><text:span text:style-name="T66_62">پیدا</text:span><text:span text:style-name="T66_63"><text:s/></text:span><text:span text:style-name="T66_64">میشود</text:span><text:span text:style-name="T66_65"><text:s/></text:span><text:span text:style-name="T66_66">دارای</text:span><text:span text:style-name="T66_67"><text:s/></text:span><text:span text:style-name="T66_68">اندیس</text:span><text:span text:style-name="T66_69"><text:s/></text:span><text:span text:style-name="T66_70">len</text:span><text:span text:style-name="T66_71">(</text:span><text:span text:style-name="T66_72">fruit</text:span><text:span text:style-name="T66_73">)<text:s/>-<text:s/>1</text:span><text:span text:style-name="T66_74"><text:s/></text:span><text:span text:style-name="T66_75">است</text:span><text:span text:style-name="T66_76">،<text:s/></text:span><text:span text:style-name="T66_77">که</text:span><text:span text:style-name="T66_78"><text:s/></text:span><text:span text:style-name="T66_79">آخرین</text:span><text:span text:style-name="T66_80"><text:s/></text:span><text:span text:style-name="T66_81">کاراکتر</text:span><text:span text:style-name="T66_82"><text:s/></text:span><text:span text:style-name="T66_83">رشته</text:span><text:span text:style-name="T66_84"><text:s/></text:span><text:span text:style-name="T66_85">است</text:span><text:span text:style-name="T66_86">.</text:span></text:p>
      <text:p text:style-name="P67"/>
      <text:p text:style-name="P68"><text:span text:style-name="T68_1">تمرین</text:span><text:span text:style-name="T68_2"><text:s/>۸.۱<text:s/></text:span><text:span text:style-name="T68_3">تابعی</text:span><text:span text:style-name="T68_4"><text:s/></text:span><text:span text:style-name="T68_5">بنویسید</text:span><text:span text:style-name="T68_6"><text:s/></text:span><text:span text:style-name="T68_7">که</text:span><text:span text:style-name="T68_8"><text:s/></text:span><text:span text:style-name="T68_9">یک</text:span><text:span text:style-name="T68_10"><text:s/></text:span><text:span text:style-name="T68_11">رشته</text:span><text:span text:style-name="T68_12"><text:s/></text:span><text:span text:style-name="T68_13">را</text:span><text:span text:style-name="T68_14"><text:s/></text:span><text:span text:style-name="T68_15">به</text:span><text:span text:style-name="T68_16"><text:s/></text:span><text:span text:style-name="T68_17">عنوان</text:span><text:span text:style-name="T68_18"><text:s/></text:span><text:span text:style-name="T68_19">آرگومان</text:span><text:span text:style-name="T68_20"><text:s/></text:span><text:span text:style-name="T68_21">دریافت</text:span><text:span text:style-name="T68_22"><text:s/></text:span><text:span text:style-name="T68_23">کند</text:span><text:span text:style-name="T68_24"><text:s/></text:span><text:span text:style-name="T68_25">و</text:span><text:span text:style-name="T68_26"><text:s/></text:span><text:span text:style-name="T68_27">از</text:span><text:span text:style-name="T68_28"><text:s/></text:span><text:span text:style-name="T68_29">انتها</text:span><text:span text:style-name="T68_30">،<text:s/></text:span><text:span text:style-name="T68_31">شروع</text:span><text:span text:style-name="T68_32"><text:s/></text:span><text:span text:style-name="T68_33">به</text:span><text:span text:style-name="T68_34"><text:s/></text:span><text:span text:style-name="T68_35">نمایش</text:span><text:span text:style-name="T68_36"><text:s/></text:span><text:span text:style-name="T68_37">کاراکتر</text:span><text:span text:style-name="T68_38"><text:s/></text:span><text:span text:style-name="T68_39">ها</text:span><text:span text:style-name="T68_40"><text:s/></text:span><text:span text:style-name="T68_41">در</text:span><text:span text:style-name="T68_42"><text:s/></text:span><text:span text:style-name="T68_43">هر</text:span><text:span text:style-name="T68_44"><text:s/></text:span><text:span text:style-name="T68_45">خط</text:span><text:span text:style-name="T68_46"><text:s/></text:span><text:span text:style-name="T68_47">کند</text:span><text:span text:style-name="T68_48">.</text:span></text:p>
      <text:p text:style-name="P69"><text:span text:style-name="T69_1">یک</text:span><text:span text:style-name="T69_2"><text:s/></text:span><text:span text:style-name="T69_3">راه</text:span><text:span text:style-name="T69_4"><text:s/></text:span><text:span text:style-name="T69_5">دیگر</text:span><text:span text:style-name="T69_6"><text:s/></text:span><text:span text:style-name="T69_7">نوشتن</text:span><text:span text:style-name="T69_8"><text:s/></text:span><text:span text:style-name="T69_9">گردش</text:span><text:span text:style-name="T69_10"><text:s/></text:span><text:span text:style-name="T69_11">استفاده</text:span><text:span text:style-name="T69_12"><text:s/></text:span><text:span text:style-name="T69_13">از</text:span><text:span text:style-name="T69_14"><text:s/></text:span><text:span text:style-name="T69_15">حلقه</text:span><text:span text:style-name="T69_16"><text:s/></text:span><text:span text:style-name="T69_17">for</text:span><text:span text:style-name="T69_18"><text:s/></text:span><text:span text:style-name="T69_19">است</text:span><text:span text:style-name="T69_20">:</text:span></text:p>
      <text:p text:style-name="P70"/>
      <text:p text:style-name="P71"><text:span text:style-name="T71_1">for</text:span><text:span text:style-name="T71_2"><text:s/></text:span><text:span text:style-name="T71_3">char</text:span><text:span text:style-name="T71_4"><text:s/></text:span><text:span text:style-name="T71_5">in</text:span><text:span text:style-name="T71_6"><text:s/></text:span><text:span text:style-name="T71_7">fruit</text:span><text:span text:style-name="T71_8">:</text:span></text:p>
      <text:p text:style-name="P72"><text:span text:style-name="T72_1"><text:s text:c="6"/></text:span><text:span text:style-name="T72_2">print</text:span><text:span text:style-name="T72_3"><text:s/></text:span><text:span text:style-name="T72_4">char</text:span></text:p>
      <text:p text:style-name="P73"/>
      <text:p text:style-name="P74"><text:span text:style-name="T74_1">هر</text:span><text:span text:style-name="T74_2"><text:s/></text:span><text:span text:style-name="T74_3">بار</text:span><text:span text:style-name="T74_4"><text:s/></text:span><text:span text:style-name="T74_5">در</text:span><text:span text:style-name="T74_6"><text:s/></text:span><text:span text:style-name="T74_7">حلقه</text:span><text:span text:style-name="T74_8">،<text:s/></text:span><text:span text:style-name="T74_9">کاراکتر</text:span><text:span text:style-name="T74_10"><text:s/></text:span><text:span text:style-name="T74_11">جدید</text:span><text:span text:style-name="T74_12"><text:s/></text:span><text:span text:style-name="T74_13">به</text:span><text:span text:style-name="T74_14"><text:s/></text:span><text:span text:style-name="T74_15">متغیر</text:span><text:span text:style-name="T74_16"><text:s/></text:span><text:span text:style-name="T74_17">char</text:span><text:span text:style-name="T74_18"><text:s/></text:span><text:span text:style-name="T74_19">نسبت</text:span><text:span text:style-name="T74_20"><text:s/></text:span><text:span text:style-name="T74_21">داده</text:span><text:span text:style-name="T74_22"><text:s/></text:span><text:span text:style-name="T74_23">میشود</text:span><text:span text:style-name="T74_24">.<text:s/></text:span><text:span text:style-name="T74_25">حلقه</text:span><text:span text:style-name="T74_26"><text:s/></text:span><text:span text:style-name="T74_27">تا</text:span><text:span text:style-name="T74_28"><text:s/></text:span><text:span text:style-name="T74_29">جایی</text:span><text:span text:style-name="T74_30"><text:s/></text:span><text:span text:style-name="T74_31">که</text:span><text:span text:style-name="T74_32"><text:s/></text:span><text:span text:style-name="T74_33">کاراکتری</text:span><text:span text:style-name="T74_34"><text:s/></text:span><text:span text:style-name="T74_35">باقی</text:span><text:span text:style-name="T74_36"><text:s/></text:span><text:span text:style-name="T74_37">نماند</text:span><text:span text:style-name="T74_38"><text:s/></text:span><text:span text:style-name="T74_39">ادامه</text:span><text:span text:style-name="T74_40"><text:s/></text:span><text:span text:style-name="T74_41">پیدا</text:span><text:span text:style-name="T74_42"><text:s/></text:span><text:span text:style-name="T74_43">میکند</text:span><text:span text:style-name="T74_44">.</text:span></text:p>
      <text:p text:style-name="P75"><text:span text:style-name="T75_1">مثال</text:span><text:span text:style-name="T75_2"><text:s/></text:span><text:span text:style-name="T75_3">بعد</text:span><text:span text:style-name="T75_4"><text:s/></text:span><text:span text:style-name="T75_5">نشان</text:span><text:span text:style-name="T75_6"><text:s/></text:span><text:span text:style-name="T75_7">می</text:span><text:span text:style-name="T75_8"><text:s/></text:span><text:span text:style-name="T75_9">دهد</text:span><text:span text:style-name="T75_10"><text:s/></text:span><text:span text:style-name="T75_11">که</text:span><text:span text:style-name="T75_12"><text:s/></text:span><text:span text:style-name="T75_13">چطور</text:span><text:span text:style-name="T75_14"><text:s/></text:span><text:span text:style-name="T75_15">میتوان</text:span><text:span text:style-name="T75_16"><text:s/></text:span><text:span text:style-name="T75_17">از</text:span><text:span text:style-name="T75_18"><text:s/></text:span><text:span text:style-name="T75_19">عملگر</text:span><text:span text:style-name="T75_20"><text:s/></text:span><text:span text:style-name="T75_21">جمع</text:span><text:span text:style-name="T75_22"><text:s/></text:span><text:span text:style-name="T75_23">برای</text:span><text:span text:style-name="T75_24"><text:s/></text:span><text:span text:style-name="T75_25">الحاق</text:span><text:span text:style-name="T75_26"><text:s/></text:span><text:span text:style-name="T75_27">دو</text:span><text:span text:style-name="T75_28"><text:s/></text:span><text:span text:style-name="T75_29">رشته</text:span><text:span text:style-name="T75_30"><text:s/></text:span><text:span text:style-name="T75_31">با</text:span><text:span text:style-name="T75_32"><text:s/></text:span><text:span text:style-name="T75_33">استفاده</text:span><text:span text:style-name="T75_34"><text:s/></text:span><text:span text:style-name="T75_35">از</text:span><text:span text:style-name="T75_36"><text:s/></text:span><text:span text:style-name="T75_37">حلقه</text:span><text:span text:style-name="T75_38"><text:s/></text:span><text:span text:style-name="T75_39">for</text:span><text:span text:style-name="T75_40"><text:s/></text:span><text:span text:style-name="T75_41">کلمات</text:span><text:span text:style-name="T75_42"><text:s/></text:span><text:span text:style-name="T75_43">مختلف</text:span><text:span text:style-name="T75_44"><text:s/></text:span><text:span text:style-name="T75_45">ایجاد</text:span><text:span text:style-name="T75_46"><text:s/></text:span><text:span text:style-name="T75_47">کرد</text:span><text:span text:style-name="T75_48">.</text:span></text:p>
      <text:p text:style-name="P76"/>
      <text:p text:style-name="P77"><text:span text:style-name="T77_1">prefixes</text:span><text:span text:style-name="T77_2"><text:s/>=<text:s/>‘</text:span><text:span text:style-name="T77_3">JKLMNOPQ</text:span><text:span text:style-name="T77_4">’</text:span></text:p>
      <text:p text:style-name="P78"><text:span text:style-name="T78_1">suffix</text:span><text:span text:style-name="T78_2"><text:s/>=<text:s/>‘</text:span><text:span text:style-name="T78_3">ack</text:span><text:span text:style-name="T78_4">’</text:span></text:p>
      <text:p text:style-name="P79"/>
      <text:p text:style-name="P80"><text:span text:style-name="T80_1">for</text:span><text:span text:style-name="T80_2"><text:s/></text:span><text:span text:style-name="T80_3">letter</text:span><text:span text:style-name="T80_4"><text:s/></text:span><text:span text:style-name="T80_5">in</text:span><text:span text:style-name="T80_6"><text:s/></text:span><text:span text:style-name="T80_7">prefixes</text:span><text:span text:style-name="T80_8">:</text:span></text:p>
      <text:p text:style-name="P81"><text:span text:style-name="T81_1"><text:s text:c="6"/></text:span><text:span text:style-name="T81_2">print</text:span><text:span text:style-name="T81_3"><text:s/></text:span><text:span text:style-name="T81_4">letter</text:span><text:span text:style-name="T81_5"><text:s/>+<text:s/></text:span><text:span text:style-name="T81_6">suffix</text:span></text:p>
      <text:p text:style-name="P82"/>
      <text:p text:style-name="P83"><text:span text:style-name="T83_1">خروجی</text:span><text:span text:style-name="T83_2">:</text:span></text:p>
      <text:p text:style-name="P84"/>
      <text:p text:style-name="P85"><text:span text:style-name="T85_1">Jack</text:span></text:p>
      <text:p text:style-name="P86"><text:span text:style-name="T86_1">Kack</text:span></text:p>
      <text:p text:style-name="P87"><text:span text:style-name="T87_1">Lack</text:span></text:p>
      <text:p text:style-name="P88"><text:span text:style-name="T88_1">Mack</text:span></text:p>
      <text:p text:style-name="P89"><text:span text:style-name="T89_1">Nack</text:span></text:p>
      <text:p text:style-name="P90"><text:span text:style-name="T90_1">Oack</text:span></text:p>
      <text:p text:style-name="P91"><text:span text:style-name="T91_1">Pack</text:span></text:p>
      <text:p text:style-name="P92"><text:span text:style-name="T92_1">Qack</text:span></text:p>
      <text:p text:style-name="P93"/>
      <text:p text:style-name="P94"><text:span text:style-name="T94_1">تمرین</text:span><text:span text:style-name="T94_2"><text:s/>۸.۲<text:s/></text:span><text:span text:style-name="T94_3">مثال</text:span><text:span text:style-name="T94_4"><text:s/></text:span><text:span text:style-name="T94_5">رو</text:span><text:span text:style-name="T94_6"><text:s/></text:span><text:span text:style-name="T94_7">طوری</text:span><text:span text:style-name="T94_8"><text:s/></text:span><text:span text:style-name="T94_9">اصلاح</text:span><text:span text:style-name="T94_10"><text:s/></text:span><text:span text:style-name="T94_11">کنید</text:span><text:span text:style-name="T94_12"><text:s/></text:span><text:span text:style-name="T94_13">که</text:span><text:span text:style-name="T94_14"><text:s/></text:span><text:span text:style-name="T94_15">به</text:span><text:span text:style-name="T94_16"><text:s/></text:span><text:span text:style-name="T94_17">جای</text:span><text:span text:style-name="T94_18"><text:s/></text:span><text:span text:style-name="T94_19">'</text:span><text:span text:style-name="T94_20">Oack</text:span><text:span text:style-name="T94_21">'</text:span><text:span text:style-name="T94_22"><text:s/></text:span><text:span text:style-name="T94_23">و</text:span><text:span text:style-name="T94_24"><text:s/></text:span><text:span text:style-name="T94_25">'</text:span><text:span text:style-name="T94_26">Qack</text:span><text:span text:style-name="T94_27">'</text:span><text:span text:style-name="T94_28"><text:s/></text:span><text:span text:style-name="T94_29">کلمه</text:span><text:span text:style-name="T94_30"><text:s/></text:span><text:span text:style-name="T94_31">های</text:span><text:span text:style-name="T94_32"><text:s/></text:span><text:span text:style-name="T94_33">'</text:span><text:span text:style-name="T94_34">Ouack</text:span><text:span text:style-name="T94_35">'</text:span><text:span text:style-name="T94_36"><text:s/></text:span><text:span text:style-name="T94_37">و</text:span><text:span text:style-name="T94_38"><text:s/></text:span><text:span text:style-name="T94_39">'</text:span><text:span text:style-name="T94_40">Quack</text:span><text:span text:style-name="T94_41">'</text:span><text:span text:style-name="T94_42"><text:s/></text:span><text:span text:style-name="T94_43">نمایش</text:span><text:span text:style-name="T94_44"><text:s/></text:span><text:span text:style-name="T94_45">داده</text:span><text:span text:style-name="T94_46"><text:s/></text:span><text:span text:style-name="T94_47">شود</text:span><text:span text:style-name="T94_48">.</text:span></text:p>
      <text:p text:style-name="P95"/>
      <text:h text:style-name="P96" text:outline-level="10"><text:bookmark-start text:name="h.1d4pnh7artto"/><text:bookmark-end text:name="h.1d4pnh7artto"/><text:span text:style-name="T96_1">۸.۴<text:s/></text:span><text:span text:style-name="T96_2">تکه</text:span><text:span text:style-name="T96_3"><text:s/></text:span><text:span text:style-name="T96_4">های</text:span><text:span text:style-name="T96_5"><text:s/></text:span><text:span text:style-name="T96_6">رشته</text:span></text:h>
      <text:p text:style-name="P97"><text:span text:style-name="T97_1">هر</text:span><text:span text:style-name="T97_2"><text:s/></text:span><text:span text:style-name="T97_3">قطعه</text:span><text:span text:style-name="T97_4"><text:s/></text:span><text:span text:style-name="T97_5">از</text:span><text:span text:style-name="T97_6"><text:s/></text:span><text:span text:style-name="T97_7">یک</text:span><text:span text:style-name="T97_8"><text:s/></text:span><text:span text:style-name="T97_9">رشته</text:span><text:span text:style-name="T97_10"><text:s/></text:span><text:span text:style-name="T97_11">تکه</text:span><text:span text:style-name="T97_12"><text:s/></text:span><text:span text:style-name="T97_13">نام</text:span><text:span text:style-name="T97_14"><text:s/></text:span><text:span text:style-name="T97_15">دارد</text:span><text:span text:style-name="T97_16">.<text:s/></text:span><text:span text:style-name="T97_17">انتخاب</text:span><text:span text:style-name="T97_18"><text:s/></text:span><text:span text:style-name="T97_19">یک</text:span><text:span text:style-name="T97_20"><text:s/></text:span><text:span text:style-name="T97_21">تکه</text:span><text:span text:style-name="T97_22"><text:s/></text:span><text:span text:style-name="T97_23">مانند</text:span><text:span text:style-name="T97_24"><text:s/></text:span><text:span text:style-name="T97_25">انتخاب</text:span><text:span text:style-name="T97_26"><text:s/></text:span><text:span text:style-name="T97_27">یک</text:span><text:span text:style-name="T97_28"><text:s/></text:span><text:span text:style-name="T97_29">کاراکتر</text:span><text:span text:style-name="T97_30"><text:s/></text:span><text:span text:style-name="T97_31">است</text:span><text:span text:style-name="T97_32">:</text:span></text:p>
      <text:p text:style-name="P98"/>
      <text:p text:style-name="P99"><text:span text:style-name="T99_1">&gt;&gt;&gt;<text:s/></text:span><text:span text:style-name="T99_2">s</text:span><text:span text:style-name="T99_3"><text:s/>=<text:s/>‘</text:span><text:span text:style-name="T99_4">Monty</text:span><text:span text:style-name="T99_5"><text:s/></text:span><text:span text:style-name="T99_6">Python</text:span><text:span text:style-name="T99_7">’</text:span></text:p>
      <text:p text:style-name="P100"><text:span text:style-name="T100_1">&gt;&gt;&gt;<text:s/></text:span><text:span text:style-name="T100_2">print</text:span><text:span text:style-name="T100_3"><text:s/></text:span><text:span text:style-name="T100_4">s</text:span><text:span text:style-name="T100_5">[0:5]</text:span></text:p>
      <text:p text:style-name="P101"><text:span text:style-name="T101_1">Monty</text:span></text:p>
      <text:p text:style-name="P102"><text:span text:style-name="T102_1">&gt;&gt;&gt;<text:s/></text:span><text:span text:style-name="T102_2">print</text:span><text:span text:style-name="T102_3"><text:s/></text:span><text:span text:style-name="T102_4">s</text:span><text:span text:style-name="T102_5">[6:13]</text:span></text:p>
      <text:p text:style-name="P103"><text:span text:style-name="T103_1">Python</text:span></text:p>
      <text:p text:style-name="P104"/>
      <text:p text:style-name="P105"><text:span text:style-name="T105_1">عملگر</text:span><text:span text:style-name="T105_2"><text:s/></text:span><text:span text:style-name="T105_3">[</text:span><text:span text:style-name="T105_4">n</text:span><text:span text:style-name="T105_5">:</text:span><text:span text:style-name="T105_6">m</text:span><text:span text:style-name="T105_7">]</text:span><text:span text:style-name="T105_8"><text:s/></text:span><text:span text:style-name="T105_9">مقدار</text:span><text:span text:style-name="T105_10"><text:s/></text:span><text:span text:style-name="T105_11">تکه</text:span><text:span text:style-name="T105_12"><text:s/></text:span><text:span text:style-name="T105_13">ای</text:span><text:span text:style-name="T105_14"><text:s/></text:span><text:span text:style-name="T105_15">از</text:span><text:span text:style-name="T105_16"><text:s/></text:span><text:span text:style-name="T105_17">رشته</text:span><text:span text:style-name="T105_18"><text:s/></text:span><text:span text:style-name="T105_19">از</text:span><text:span text:style-name="T105_20"><text:s/></text:span><text:span text:style-name="T105_21">n</text:span><text:span text:style-name="T105_22">مین</text:span><text:span text:style-name="T105_23"><text:s/></text:span><text:span text:style-name="T105_24">کاراکتر</text:span><text:span text:style-name="T105_25"><text:s/></text:span><text:span text:style-name="T105_26">تا</text:span><text:span text:style-name="T105_27"><text:s/></text:span><text:span text:style-name="T105_28">m</text:span><text:span text:style-name="T105_29">مین</text:span><text:span text:style-name="T105_30"><text:s/></text:span><text:span text:style-name="T105_31">کاراکتر</text:span><text:span text:style-name="T105_32"><text:s/></text:span><text:span text:style-name="T105_33">را</text:span><text:span text:style-name="T105_34"><text:s/></text:span><text:span text:style-name="T105_35">برمیگرداند</text:span><text:span text:style-name="T105_36"><text:s/></text:span><text:span text:style-name="T105_37">که</text:span><text:span text:style-name="T105_38"><text:s/></text:span><text:span text:style-name="T105_39">شامل</text:span><text:span text:style-name="T105_40"><text:s/></text:span><text:span text:style-name="T105_41">کاراکتر</text:span><text:span text:style-name="T105_42"><text:s/></text:span><text:span text:style-name="T105_43">شماره</text:span><text:span text:style-name="T105_44"><text:s/></text:span><text:span text:style-name="T105_45">n</text:span><text:span text:style-name="T105_46"><text:s/></text:span><text:span text:style-name="T105_47">میشود</text:span><text:span text:style-name="T105_48"><text:s/></text:span><text:span text:style-name="T105_49">ولی</text:span><text:span text:style-name="T105_50"><text:s/></text:span><text:span text:style-name="T105_51">شامل</text:span><text:span text:style-name="T105_52"><text:s/></text:span><text:span text:style-name="T105_53">کاراکتر</text:span><text:span text:style-name="T105_54"><text:s/></text:span><text:span text:style-name="T105_55">شماره</text:span><text:span text:style-name="T105_56"><text:s/></text:span><text:span text:style-name="T105_57">m</text:span><text:span text:style-name="T105_58"><text:s/></text:span><text:span text:style-name="T105_59">نمیشود</text:span><text:span text:style-name="T105_60">.<text:s/></text:span><text:span text:style-name="T105_61">این</text:span><text:span text:style-name="T105_62"><text:s/></text:span><text:span text:style-name="T105_63">رفتار</text:span><text:span text:style-name="T105_64"><text:s/></text:span><text:span text:style-name="T105_65">شاید</text:span><text:span text:style-name="T105_66"><text:s/></text:span><text:span text:style-name="T105_67">غیرمنطقی</text:span><text:span text:style-name="T105_68"><text:s/></text:span><text:span text:style-name="T105_69">به</text:span><text:span text:style-name="T105_70"><text:s/></text:span><text:span text:style-name="T105_71">نظر</text:span><text:span text:style-name="T105_72"><text:s/></text:span><text:span text:style-name="T105_73">برسد</text:span><text:span text:style-name="T105_74"><text:s/></text:span><text:span text:style-name="T105_75">ولی</text:span><text:span text:style-name="T105_76"><text:s/></text:span><text:span text:style-name="T105_77">ممکن</text:span><text:span text:style-name="T105_78"><text:s/></text:span><text:span text:style-name="T105_79">است</text:span><text:span text:style-name="T105_80"><text:s/></text:span><text:span text:style-name="T105_81">این</text:span><text:span text:style-name="T105_82"><text:s/></text:span><text:span text:style-name="T105_83">تصویر</text:span><text:span text:style-name="T105_84"><text:s/></text:span><text:span text:style-name="T105_85">به</text:span><text:span text:style-name="T105_86"><text:s/></text:span><text:span text:style-name="T105_87">شما</text:span><text:span text:style-name="T105_88"><text:s/></text:span><text:span text:style-name="T105_89">کمک</text:span><text:span text:style-name="T105_90"><text:s/></text:span><text:span text:style-name="T105_91">کند</text:span><text:span text:style-name="T105_92">.</text:span></text:p>
      <text:p text:style-name="P106"><text:span text:style-name="T106_1"><office:annotation><dc:creator/><text:p text:style-name="P107"><text:span text:style-name="T107_1">تصویر</text:span><text:span text:style-name="T107_2"><text:s/></text:span><text:span text:style-name="T107_3">صفحه</text:span><text:span text:style-name="T107_4"><text:s/>۷۳<text:s/></text:span><text:span text:style-name="T107_5">کتاب</text:span><text:span text:style-name="T107_6"><text:s/></text:span><text:span text:style-name="T107_7">وارد</text:span><text:span text:style-name="T107_8"><text:s/></text:span><text:span text:style-name="T107_9">شود</text:span></text:p></office:annotation></text:span><text:span text:style-name="T107_10">fruit</text:span><text:span text:style-name="T107_11">-&gt;’</text:span><text:span text:style-name="T107_12">banana</text:span><text:span text:style-name="T107_13">’</text:span></text:p>
      <text:p text:style-name="P108"/>
      <text:p text:style-name="P109"><text:span text:style-name="T109_1">اگر</text:span><text:span text:style-name="T109_2"><text:s/></text:span><text:span text:style-name="T109_3">عدد</text:span><text:span text:style-name="T109_4"><text:s/></text:span><text:span text:style-name="T109_5">قبل</text:span><text:span text:style-name="T109_6"><text:s/></text:span><text:span text:style-name="T109_7">از</text:span><text:span text:style-name="T109_8"><text:s/>'</text:span><text:span text:style-name="T109_9">دو</text:span><text:span text:style-name="T109_10"><text:s/></text:span><text:span text:style-name="T109_11">نقطه</text:span><text:span text:style-name="T109_12">'<text:s/></text:span><text:span text:style-name="T109_13">رو</text:span><text:span text:style-name="T109_14"><text:s/></text:span><text:span text:style-name="T109_15">پاک</text:span><text:span text:style-name="T109_16"><text:s/></text:span><text:span text:style-name="T109_17">کنید</text:span><text:span text:style-name="T109_18"><text:s/>(<text:s/></text:span><text:span text:style-name="T109_19">[5:]</text:span><text:span text:style-name="T109_20"><text:s/>)<text:s/></text:span><text:span text:style-name="T109_21">باعث</text:span><text:span text:style-name="T109_22"><text:s/></text:span><text:span text:style-name="T109_23">میشود</text:span><text:span text:style-name="T109_24"><text:s/></text:span><text:span text:style-name="T109_25">که</text:span><text:span text:style-name="T109_26"><text:s/></text:span><text:span text:style-name="T109_27">تکه</text:span><text:span text:style-name="T109_28"><text:s/></text:span><text:span text:style-name="T109_29">از</text:span><text:span text:style-name="T109_30"><text:s/></text:span><text:span text:style-name="T109_31">اولین</text:span><text:span text:style-name="T109_32"><text:s/></text:span><text:span text:style-name="T109_33">کاراکتر</text:span><text:span text:style-name="T109_34"><text:s/></text:span><text:span text:style-name="T109_35">شروع</text:span><text:span text:style-name="T109_36"><text:s/></text:span><text:span text:style-name="T109_37">شود</text:span><text:span text:style-name="T109_38"><text:s/></text:span><text:span text:style-name="T109_39">و</text:span><text:span text:style-name="T109_40"><text:s/></text:span><text:span text:style-name="T109_41">اگر</text:span><text:span text:style-name="T109_42"><text:s/></text:span><text:span text:style-name="T109_43">عدد</text:span><text:span text:style-name="T109_44"><text:s/></text:span><text:span text:style-name="T109_45">بعد</text:span><text:span text:style-name="T109_46"><text:s/></text:span><text:span text:style-name="T109_47">از</text:span><text:span text:style-name="T109_48"><text:s/></text:span><text:span text:style-name="T109_49">دو</text:span><text:span text:style-name="T109_50"><text:s/></text:span><text:span text:style-name="T109_51">نقطه</text:span><text:span text:style-name="T109_52"><text:s/></text:span><text:span text:style-name="T109_53">را</text:span><text:span text:style-name="T109_54"><text:s/></text:span><text:span text:style-name="T109_55">پاک</text:span><text:span text:style-name="T109_56"><text:s/></text:span><text:span text:style-name="T109_57">کنید</text:span><text:span text:style-name="T109_58"><text:s/>(<text:s/></text:span><text:span text:style-name="T109_59">[:6]</text:span><text:span text:style-name="T109_60"><text:s/>)<text:s/></text:span><text:span text:style-name="T109_61">تکه</text:span><text:span text:style-name="T109_62"><text:s/></text:span><text:span text:style-name="T109_63">تا</text:span><text:span text:style-name="T109_64"><text:s/></text:span><text:span text:style-name="T109_65">آخرین</text:span><text:span text:style-name="T109_66"><text:s/></text:span><text:span text:style-name="T109_67">کاراکتر</text:span><text:span text:style-name="T109_68"><text:s/></text:span><text:span text:style-name="T109_69">ادامه</text:span><text:span text:style-name="T109_70"><text:s/></text:span><text:span text:style-name="T109_71">پیدا</text:span><text:span text:style-name="T109_72"><text:s/></text:span><text:span text:style-name="T109_73">میکند</text:span><text:span text:style-name="T109_74">.</text:span></text:p>
      <text:p text:style-name="P110"/>
      <text:p text:style-name="P111"><text:span text:style-name="T111_1">&gt;&gt;&gt;<text:s/></text:span><text:span text:style-name="T111_2">fruit</text:span><text:span text:style-name="T111_3"><text:s/>=<text:s/>‘</text:span><text:span text:style-name="T111_4">banana</text:span><text:span text:style-name="T111_5">’</text:span></text:p>
      <text:p text:style-name="P112"><text:span text:style-name="T112_1">&gt;&gt;&gt;<text:s/></text:span><text:span text:style-name="T112_2">fruit</text:span><text:span text:style-name="T112_3">[:3]</text:span></text:p>
      <text:p text:style-name="P113"><text:span text:style-name="T113_1">ban</text:span></text:p>
      <text:p text:style-name="P114"><text:span text:style-name="T114_1">&gt;&gt;&gt;<text:s/></text:span><text:span text:style-name="T114_2">fruit</text:span><text:span text:style-name="T114_3">[3:]</text:span></text:p>
      <text:p text:style-name="P115"><text:span text:style-name="T115_1">ana</text:span></text:p>
      <text:p text:style-name="P116"/>
      <text:p text:style-name="P117"><text:span text:style-name="T117_1">اگر</text:span><text:span text:style-name="T117_2"><text:s/></text:span><text:span text:style-name="T117_3">اندیس</text:span><text:span text:style-name="T117_4"><text:s/></text:span><text:span text:style-name="T117_5">اول</text:span><text:span text:style-name="T117_6"><text:s/></text:span><text:span text:style-name="T117_7">برابر</text:span><text:span text:style-name="T117_8"><text:s/></text:span><text:span text:style-name="T117_9">با</text:span><text:span text:style-name="T117_10"><text:s/></text:span><text:span text:style-name="T117_11">اندیس</text:span><text:span text:style-name="T117_12"><text:s/></text:span><text:span text:style-name="T117_13">دوم</text:span><text:span text:style-name="T117_14"><text:s/></text:span><text:span text:style-name="T117_15">باشد</text:span><text:span text:style-name="T117_16"><text:s/></text:span><text:span text:style-name="T117_17">باعث</text:span><text:span text:style-name="T117_18"><text:s/></text:span><text:span text:style-name="T117_19">میشود</text:span><text:span text:style-name="T117_20"><text:s/></text:span><text:span text:style-name="T117_21">یک</text:span><text:span text:style-name="T117_22"><text:s/></text:span><text:span text:style-name="T117_23">رشته</text:span><text:span text:style-name="T117_24"><text:s/></text:span><text:span text:style-name="T117_25">خالی</text:span><text:span text:style-name="T117_26"><text:s/></text:span><text:span text:style-name="T117_27">برگردانده</text:span><text:span text:style-name="T117_28"><text:s/></text:span><text:span text:style-name="T117_29">شود</text:span><text:span text:style-name="T117_30">،<text:s/></text:span><text:span text:style-name="T117_31">که</text:span><text:span text:style-name="T117_32"><text:s/></text:span><text:span text:style-name="T117_33">به</text:span><text:span text:style-name="T117_34"><text:s/></text:span><text:span text:style-name="T117_35">این</text:span><text:span text:style-name="T117_36"><text:s/></text:span><text:span text:style-name="T117_37">شکل</text:span><text:span text:style-name="T117_38"><text:s/></text:span><text:span text:style-name="T117_39">نمایش</text:span><text:span text:style-name="T117_40"><text:s/></text:span><text:span text:style-name="T117_41">داده</text:span><text:span text:style-name="T117_42"><text:s/></text:span><text:span text:style-name="T117_43">میشود</text:span><text:span text:style-name="T117_44">.</text:span></text:p>
      <text:p text:style-name="P118"/>
      <text:p text:style-name="P119"><text:span text:style-name="T119_1">&gt;&gt;&gt;<text:s/></text:span><text:span text:style-name="T119_2">fruit</text:span><text:span text:style-name="T119_3"><text:s/>=<text:s/>‘</text:span><text:span text:style-name="T119_4">banana</text:span><text:span text:style-name="T119_5">’</text:span></text:p>
      <text:p text:style-name="P120"><text:span text:style-name="T120_1">&gt;&gt;&gt;<text:s/></text:span><text:span text:style-name="T120_2">fruit</text:span><text:span text:style-name="T120_3">[3:3]</text:span></text:p>
      <text:p text:style-name="P121"><text:span text:style-name="T121_1">‘’</text:span></text:p>
      <text:p text:style-name="P122"/>
      <text:p text:style-name="P123"><text:span text:style-name="T123_1">رشته</text:span><text:span text:style-name="T123_2"><text:s/></text:span><text:span text:style-name="T123_3">خالی</text:span><text:span text:style-name="T123_4"><text:s/></text:span><text:span text:style-name="T123_5">هیچ</text:span><text:span text:style-name="T123_6"><text:s/></text:span><text:span text:style-name="T123_7">کاراکتری</text:span><text:span text:style-name="T123_8"><text:s/></text:span><text:span text:style-name="T123_9">ندارد</text:span><text:span text:style-name="T123_10"><text:s/></text:span><text:span text:style-name="T123_11">و</text:span><text:span text:style-name="T123_12"><text:s/></text:span><text:span text:style-name="T123_13">دارای</text:span><text:span text:style-name="T123_14"><text:s/></text:span><text:span text:style-name="T123_15">طول</text:span><text:span text:style-name="T123_16"><text:s/></text:span><text:span text:style-name="T123_17">صفر</text:span><text:span text:style-name="T123_18"><text:s/></text:span><text:span text:style-name="T123_19">است</text:span><text:span text:style-name="T123_20">.<text:s/></text:span><text:span text:style-name="T123_21">به</text:span><text:span text:style-name="T123_22"><text:s/></text:span><text:span text:style-name="T123_23">جز</text:span><text:span text:style-name="T123_24"><text:s/></text:span><text:span text:style-name="T123_25">این</text:span><text:span text:style-name="T123_26"><text:s/></text:span><text:span text:style-name="T123_27">تمام</text:span><text:span text:style-name="T123_28"><text:s/></text:span><text:span text:style-name="T123_29">خصوصیات</text:span><text:span text:style-name="T123_30"><text:s/></text:span><text:span text:style-name="T123_31">یک</text:span><text:span text:style-name="T123_32"><text:s/></text:span><text:span text:style-name="T123_33">رشته</text:span><text:span text:style-name="T123_34"><text:s/></text:span><text:span text:style-name="T123_35">خالی</text:span><text:span text:style-name="T123_36"><text:s/></text:span><text:span text:style-name="T123_37">مانند</text:span><text:span text:style-name="T123_38"><text:s/></text:span><text:span text:style-name="T123_39">یک</text:span><text:span text:style-name="T123_40"><text:s/></text:span><text:span text:style-name="T123_41">رشته</text:span><text:span text:style-name="T123_42"><text:s/></text:span><text:span text:style-name="T123_43">معمولی</text:span><text:span text:style-name="T123_44"><text:s/></text:span><text:span text:style-name="T123_45">است</text:span><text:span text:style-name="T123_46">.</text:span></text:p>
      <text:p text:style-name="P124"/>
      <text:p text:style-name="P125"><text:span text:style-name="T125_1">تمرین</text:span><text:span text:style-name="T125_2"><text:s/>۸.۳<text:s/></text:span><text:span text:style-name="T125_3">با</text:span><text:span text:style-name="T125_4"><text:s/></text:span><text:span text:style-name="T125_5">توجه</text:span><text:span text:style-name="T125_6"><text:s/></text:span><text:span text:style-name="T125_7">به</text:span><text:span text:style-name="T125_8"><text:s/></text:span><text:span text:style-name="T125_9">اینکه</text:span><text:span text:style-name="T125_10"><text:s/></text:span><text:span text:style-name="T125_11">متغیر</text:span><text:span text:style-name="T125_12"><text:s/></text:span><text:span text:style-name="T125_13">fruit</text:span><text:span text:style-name="T125_14"><text:s/></text:span><text:span text:style-name="T125_15">یک</text:span><text:span text:style-name="T125_16"><text:s/></text:span><text:span text:style-name="T125_17">رشته</text:span><text:span text:style-name="T125_18"><text:s/></text:span><text:span text:style-name="T125_19">است</text:span><text:span text:style-name="T125_20">،</text:span><text:span text:style-name="T125_21">[:]</text:span><text:span text:style-name="T125_22">fruit</text:span><text:span text:style-name="T125_23"><text:s/></text:span><text:span text:style-name="T125_24">چه</text:span><text:span text:style-name="T125_25"><text:s/></text:span><text:span text:style-name="T125_26">معنی</text:span><text:span text:style-name="T125_27"><text:s/></text:span><text:span text:style-name="T125_28">ای</text:span><text:span text:style-name="T125_29"><text:s/></text:span><text:span text:style-name="T125_30">دارد</text:span><text:span text:style-name="T125_31">؟</text:span></text:p>
      <text:p text:style-name="P126"/>
      <text:h text:style-name="P127" text:outline-level="10"><text:bookmark-start text:name="h.l3y6zmh6isx1"/><text:bookmark-end text:name="h.l3y6zmh6isx1"/><text:span text:style-name="T127_1">۸.۵<text:s/></text:span><text:span text:style-name="T127_2">رشته</text:span><text:span text:style-name="T127_3"><text:s/></text:span><text:span text:style-name="T127_4">ها</text:span><text:span text:style-name="T127_5"><text:s/></text:span><text:span text:style-name="T127_6">تغییر</text:span><text:span text:style-name="T127_7"><text:s/></text:span><text:span text:style-name="T127_8">ناپذیرند</text:span></text:h>
      <text:p text:style-name="P128"><text:span text:style-name="T128_1">ممکن</text:span><text:span text:style-name="T128_2"><text:s/></text:span><text:span text:style-name="T128_3">است</text:span><text:span text:style-name="T128_4"><text:s/></text:span><text:span text:style-name="T128_5">بخواهید</text:span><text:span text:style-name="T128_6"><text:s/></text:span><text:span text:style-name="T128_7">از</text:span><text:span text:style-name="T128_8"><text:s/></text:span><text:span text:style-name="T128_9">عملگر</text:span><text:span text:style-name="T128_10"><text:s/>[<text:s/>]<text:s/></text:span><text:span text:style-name="T128_11">در</text:span><text:span text:style-name="T128_12"><text:s/></text:span><text:span text:style-name="T128_13">سمت</text:span><text:span text:style-name="T128_14"><text:s/></text:span><text:span text:style-name="T128_15">چپ</text:span><text:span text:style-name="T128_16"><text:s/></text:span><text:span text:style-name="T128_17">یک</text:span><text:span text:style-name="T128_18"><text:s/></text:span><text:span text:style-name="T128_19">تساوی</text:span><text:span text:style-name="T128_20"><text:s/></text:span><text:span text:style-name="T128_21">استفاده</text:span><text:span text:style-name="T128_22"><text:s/></text:span><text:span text:style-name="T128_23">کنید</text:span><text:span text:style-name="T128_24"><text:s/></text:span><text:span text:style-name="T128_25">تا</text:span><text:span text:style-name="T128_26"><text:s/></text:span><text:span text:style-name="T128_27">یک</text:span><text:span text:style-name="T128_28"><text:s/></text:span><text:span text:style-name="T128_29">تکه</text:span><text:span text:style-name="T128_30"><text:s/></text:span><text:span text:style-name="T128_31">از</text:span><text:span text:style-name="T128_32"><text:s/></text:span><text:span text:style-name="T128_33">رشته</text:span><text:span text:style-name="T128_34"><text:s/></text:span><text:span text:style-name="T128_35">را</text:span><text:span text:style-name="T128_36"><text:s/></text:span><text:span text:style-name="T128_37">تغییر</text:span><text:span text:style-name="T128_38"><text:s/></text:span><text:span text:style-name="T128_39">دهید</text:span><text:span text:style-name="T128_40">.<text:s/></text:span><text:span text:style-name="T128_41">به</text:span><text:span text:style-name="T128_42"><text:s/></text:span><text:span text:style-name="T128_43">طور</text:span><text:span text:style-name="T128_44"><text:s/></text:span><text:span text:style-name="T128_45">مثال</text:span><text:span text:style-name="T128_46">:</text:span></text:p>
      <text:p text:style-name="P129"/>
      <text:p text:style-name="P130"><text:span text:style-name="T130_1">&gt;&gt;&gt;<text:s/></text:span><text:span text:style-name="T130_2">greeting</text:span><text:span text:style-name="T130_3"><text:s/>=<text:s/>‘</text:span><text:span text:style-name="T130_4">Hello</text:span><text:span text:style-name="T130_5">,<text:s/></text:span><text:span text:style-name="T130_6">world</text:span><text:span text:style-name="T130_7">!’</text:span></text:p>
      <text:p text:style-name="P131"><text:span text:style-name="T131_1">&gt;&gt;&gt;<text:s/></text:span><text:span text:style-name="T131_2">greeting</text:span><text:span text:style-name="T131_3">[0]<text:s/>=<text:s/>‘</text:span><text:span text:style-name="T131_4">J</text:span><text:span text:style-name="T131_5">’</text:span></text:p>
      <text:p text:style-name="P132"><text:span text:style-name="T132_1">TypeError</text:span><text:span text:style-name="T132_2">:<text:s/></text:span><text:span text:style-name="T132_3">object</text:span><text:span text:style-name="T132_4"><text:s/></text:span><text:span text:style-name="T132_5">does</text:span><text:span text:style-name="T132_6"><text:s/></text:span><text:span text:style-name="T132_7">not</text:span><text:span text:style-name="T132_8"><text:s/></text:span><text:span text:style-name="T132_9">support</text:span><text:span text:style-name="T132_10"><text:s/></text:span><text:span text:style-name="T132_11">item</text:span><text:span text:style-name="T132_12"><text:s/></text:span><text:span text:style-name="T132_13">assignment</text:span></text:p>
      <text:p text:style-name="P133"/>
      <text:p text:style-name="P134"><text:span text:style-name="T134_1">در</text:span><text:span text:style-name="T134_2"><text:s/></text:span><text:span text:style-name="T134_3">اینجا</text:span><text:span text:style-name="T134_4"><text:s/></text:span><text:span text:style-name="T134_5">شئ</text:span><text:span text:style-name="T134_6"><text:note text:note-class="footnote"><text:note-citation/><text:note-body><text:p text:style-name="P135"><text:span text:style-name="T135_1"><text:s/></text:span><text:span text:style-name="T135_2">Object</text:span></text:p></text:note-body></text:note></text:span><text:span text:style-name="T135_3"><text:s/></text:span><text:span text:style-name="T135_4">همان</text:span><text:span text:style-name="T135_5"><text:s/></text:span><text:span text:style-name="T135_6">رشته</text:span><text:span text:style-name="T135_7"><text:s/></text:span><text:span text:style-name="T135_8">و</text:span><text:span text:style-name="T135_9"><text:s/></text:span><text:span text:style-name="T135_10">آیتم</text:span><text:span text:style-name="T135_11"><text:note text:note-class="footnote"><text:note-citation/><text:note-body><text:p text:style-name="P136"><text:span text:style-name="T136_1"><text:s/></text:span><text:span text:style-name="T136_2">Item</text:span></text:p></text:note-body></text:note></text:span><text:span text:style-name="T136_3"><text:s/></text:span><text:span text:style-name="T136_4">هم</text:span><text:span text:style-name="T136_5"><text:s/></text:span><text:span text:style-name="T136_6">کاراکتری</text:span><text:span text:style-name="T136_7"><text:s/></text:span><text:span text:style-name="T136_8">است</text:span><text:span text:style-name="T136_9"><text:s/></text:span><text:span text:style-name="T136_10">که</text:span><text:span text:style-name="T136_11"><text:s/></text:span><text:span text:style-name="T136_12">سعی</text:span><text:span text:style-name="T136_13"><text:s/></text:span><text:span text:style-name="T136_14">کردیم</text:span><text:span text:style-name="T136_15"><text:s/></text:span><text:span text:style-name="T136_16">تغییر</text:span><text:span text:style-name="T136_17"><text:s/></text:span><text:span text:style-name="T136_18">دهیم</text:span><text:span text:style-name="T136_19">.<text:s/></text:span><text:span text:style-name="T136_20">در</text:span><text:span text:style-name="T136_21"><text:s/></text:span><text:span text:style-name="T136_22">حال</text:span><text:span text:style-name="T136_23"><text:s/></text:span><text:span text:style-name="T136_24">حاضر</text:span><text:span text:style-name="T136_25"><text:s/></text:span><text:span text:style-name="T136_26">هر</text:span><text:span text:style-name="T136_27"><text:s/></text:span><text:span text:style-name="T136_28">شئ</text:span><text:span text:style-name="T136_29"><text:s/></text:span><text:span text:style-name="T136_30">را</text:span><text:span text:style-name="T136_31"><text:s/></text:span><text:span text:style-name="T136_32">همان</text:span><text:span text:style-name="T136_33"><text:s/>'</text:span><text:span text:style-name="T136_34">مقدار</text:span><text:span text:style-name="T136_35">'<text:s/></text:span><text:span text:style-name="T136_36">تصور</text:span><text:span text:style-name="T136_37"><text:s/></text:span><text:span text:style-name="T136_38">کنید</text:span><text:span text:style-name="T136_39">،<text:s/></text:span><text:span text:style-name="T136_40">ولی</text:span><text:span text:style-name="T136_41"><text:s/></text:span><text:span text:style-name="T136_42">بعدا</text:span><text:span text:style-name="T136_43"><text:s/></text:span><text:span text:style-name="T136_44">این</text:span><text:span text:style-name="T136_45"><text:s/></text:span><text:span text:style-name="T136_46">مفهوم</text:span><text:span text:style-name="T136_47"><text:s/></text:span><text:span text:style-name="T136_48">را</text:span><text:span text:style-name="T136_49"><text:s/></text:span><text:span text:style-name="T136_50">تعریف</text:span><text:span text:style-name="T136_51"><text:s/></text:span><text:span text:style-name="T136_52">میکنیم</text:span><text:span text:style-name="T136_53">.<text:s/></text:span><text:span text:style-name="T136_54">یک</text:span><text:span text:style-name="T136_55"><text:s/></text:span><text:span text:style-name="T136_56">آیتم</text:span><text:span text:style-name="T136_57"><text:s/></text:span><text:span text:style-name="T136_58">یک</text:span><text:span text:style-name="T136_59"><text:s/></text:span><text:span text:style-name="T136_60">کاراکتر</text:span><text:span text:style-name="T136_61"><text:s/></text:span><text:span text:style-name="T136_62">در</text:span><text:span text:style-name="T136_63"><text:s/></text:span><text:span text:style-name="T136_64">یک</text:span><text:span text:style-name="T136_65"><text:s/></text:span><text:span text:style-name="T136_66">دنباله</text:span><text:span text:style-name="T136_67"><text:s/></text:span><text:span text:style-name="T136_68">است</text:span><text:span text:style-name="T136_69">.</text:span></text:p>
      <text:p text:style-name="P137"><text:span text:style-name="T137_1">دلیل</text:span><text:span text:style-name="T137_2"><text:s/></text:span><text:span text:style-name="T137_3">نمایش</text:span><text:span text:style-name="T137_4"><text:s/></text:span><text:span text:style-name="T137_5">این</text:span><text:span text:style-name="T137_6"><text:s/></text:span><text:span text:style-name="T137_7">خطا</text:span><text:span text:style-name="T137_8"><text:s/></text:span><text:span text:style-name="T137_9">این</text:span><text:span text:style-name="T137_10"><text:s/></text:span><text:span text:style-name="T137_11">است</text:span><text:span text:style-name="T137_12"><text:s/></text:span><text:span text:style-name="T137_13">که</text:span><text:span text:style-name="T137_14"><text:s/></text:span><text:span text:style-name="T137_15">رشته</text:span><text:span text:style-name="T137_16"><text:s/></text:span><text:span text:style-name="T137_17">ها</text:span><text:span text:style-name="T137_18"><text:s/></text:span><text:span text:style-name="T137_19">تغییر</text:span><text:span text:style-name="T137_20"><text:s/></text:span><text:span text:style-name="T137_21">ناپذیرند</text:span><text:span text:style-name="T137_22">،<text:s/></text:span><text:span text:style-name="T137_23">به</text:span><text:span text:style-name="T137_24"><text:s/></text:span><text:span text:style-name="T137_25">این</text:span><text:span text:style-name="T137_26"><text:s/></text:span><text:span text:style-name="T137_27">معنی</text:span><text:span text:style-name="T137_28"><text:s/></text:span><text:span text:style-name="T137_29">که</text:span><text:span text:style-name="T137_30"><text:s/></text:span><text:span text:style-name="T137_31">شما</text:span><text:span text:style-name="T137_32"><text:s/></text:span><text:span text:style-name="T137_33">نمیتوانید</text:span><text:span text:style-name="T137_34"><text:s/></text:span><text:span text:style-name="T137_35">یک</text:span><text:span text:style-name="T137_36"><text:s/></text:span><text:span text:style-name="T137_37">رشته</text:span><text:span text:style-name="T137_38"><text:s/></text:span><text:span text:style-name="T137_39">تعریف</text:span><text:span text:style-name="T137_40"><text:s/></text:span><text:span text:style-name="T137_41">شده</text:span><text:span text:style-name="T137_42"><text:s/></text:span><text:span text:style-name="T137_43">را</text:span><text:span text:style-name="T137_44"><text:s/></text:span><text:span text:style-name="T137_45">تغییر</text:span><text:span text:style-name="T137_46"><text:s/></text:span><text:span text:style-name="T137_47">دهید</text:span><text:span text:style-name="T137_48">.<text:s/></text:span><text:span text:style-name="T137_49">بهترین</text:span><text:span text:style-name="T137_50"><text:s/></text:span><text:span text:style-name="T137_51">کاری</text:span><text:span text:style-name="T137_52"><text:s/></text:span><text:span text:style-name="T137_53">که</text:span><text:span text:style-name="T137_54"><text:s/></text:span><text:span text:style-name="T137_55">میتوان</text:span><text:span text:style-name="T137_56"><text:s/></text:span><text:span text:style-name="T137_57">کرد</text:span><text:span text:style-name="T137_58"><text:s/></text:span><text:span text:style-name="T137_59">این</text:span><text:span text:style-name="T137_60"><text:s/></text:span><text:span text:style-name="T137_61">است</text:span><text:span text:style-name="T137_62"><text:s/></text:span><text:span text:style-name="T137_63">که</text:span><text:span text:style-name="T137_64"><text:s/></text:span><text:span text:style-name="T137_65">یک</text:span><text:span text:style-name="T137_66"><text:s/></text:span><text:span text:style-name="T137_67">رشته</text:span><text:span text:style-name="T137_68"><text:s/></text:span><text:span text:style-name="T137_69">دیگر</text:span><text:span text:style-name="T137_70"><text:s/></text:span><text:span text:style-name="T137_71">تعریف</text:span><text:span text:style-name="T137_72"><text:s/></text:span><text:span text:style-name="T137_73">کنید</text:span><text:span text:style-name="T137_74"><text:s/></text:span><text:span text:style-name="T137_75">که</text:span><text:span text:style-name="T137_76"><text:s/></text:span><text:span text:style-name="T137_77">شامل</text:span><text:span text:style-name="T137_78"><text:s/></text:span><text:span text:style-name="T137_79">بخشی</text:span><text:span text:style-name="T137_80"><text:s/></text:span><text:span text:style-name="T137_81">از</text:span><text:span text:style-name="T137_82"><text:s/></text:span><text:span text:style-name="T137_83">رشته</text:span><text:span text:style-name="T137_84"><text:s/></text:span><text:span text:style-name="T137_85">اصلی</text:span><text:span text:style-name="T137_86"><text:s/></text:span><text:span text:style-name="T137_87">است</text:span><text:span text:style-name="T137_88">:</text:span></text:p>
      <text:p text:style-name="P138"/>
      <text:p text:style-name="P139"><text:span text:style-name="T139_1">&gt;&gt;&gt;<text:s/></text:span><text:span text:style-name="T139_2">greeting</text:span><text:span text:style-name="T139_3"><text:s/>=<text:s/>‘</text:span><text:span text:style-name="T139_4">Hello</text:span><text:span text:style-name="T139_5">,<text:s/></text:span><text:span text:style-name="T139_6">world</text:span><text:span text:style-name="T139_7">!’</text:span></text:p>
      <text:p text:style-name="P140"><text:span text:style-name="T140_1">&gt;&gt;&gt;<text:s/></text:span><text:span text:style-name="T140_2">new</text:span><text:span text:style-name="T140_3">_</text:span><text:span text:style-name="T140_4">greeting</text:span><text:span text:style-name="T140_5"><text:s/>=<text:s/>‘</text:span><text:span text:style-name="T140_6">J</text:span><text:span text:style-name="T140_7">’<text:s/>+<text:s/></text:span><text:span text:style-name="T140_8">greeting</text:span><text:span text:style-name="T140_9">[1:]</text:span></text:p>
      <text:p text:style-name="P141"><text:span text:style-name="T141_1">&gt;&gt;&gt;<text:s/></text:span><text:span text:style-name="T141_2">print</text:span><text:span text:style-name="T141_3"><text:s/></text:span><text:span text:style-name="T141_4">new</text:span><text:span text:style-name="T141_5">_</text:span><text:span text:style-name="T141_6">greeting</text:span></text:p>
      <text:p text:style-name="P142"><text:span text:style-name="T142_1">Jello</text:span><text:span text:style-name="T142_2">,<text:s/></text:span><text:span text:style-name="T142_3">world</text:span><text:span text:style-name="T142_4">!</text:span></text:p>
      <text:p text:style-name="P143"/>
      <text:p text:style-name="P144"><text:span text:style-name="T144_1">با</text:span><text:span text:style-name="T144_2"><text:s/></text:span><text:span text:style-name="T144_3">اینکار</text:span><text:span text:style-name="T144_4"><text:s/></text:span><text:span text:style-name="T144_5">یک</text:span><text:span text:style-name="T144_6"><text:s/></text:span><text:span text:style-name="T144_7">کاراکتر</text:span><text:span text:style-name="T144_8"><text:s/></text:span><text:span text:style-name="T144_9">به</text:span><text:span text:style-name="T144_10"><text:s/></text:span><text:span text:style-name="T144_11">تکه</text:span><text:span text:style-name="T144_12"><text:s/></text:span><text:span text:style-name="T144_13">ای</text:span><text:span text:style-name="T144_14"><text:s/></text:span><text:span text:style-name="T144_15">از</text:span><text:span text:style-name="T144_16"><text:s/></text:span><text:span text:style-name="T144_17">greeting</text:span><text:span text:style-name="T144_18"><text:s/></text:span><text:span text:style-name="T144_19">اضافه</text:span><text:span text:style-name="T144_20"><text:s/></text:span><text:span text:style-name="T144_21">خواهد</text:span><text:span text:style-name="T144_22"><text:s/></text:span><text:span text:style-name="T144_23">کرد</text:span><text:span text:style-name="T144_24"><text:s/></text:span><text:span text:style-name="T144_25">و</text:span><text:span text:style-name="T144_26"><text:s/></text:span><text:span text:style-name="T144_27">هیچ</text:span><text:span text:style-name="T144_28"><text:s/></text:span><text:span text:style-name="T144_29">تغییری</text:span><text:span text:style-name="T144_30"><text:s/></text:span><text:span text:style-name="T144_31">روی</text:span><text:span text:style-name="T144_32"><text:s/></text:span><text:span text:style-name="T144_33">متغیر</text:span><text:span text:style-name="T144_34"><text:s/></text:span><text:span text:style-name="T144_35">greeting</text:span><text:span text:style-name="T144_36"><text:s/></text:span><text:span text:style-name="T144_37">ایجاد</text:span><text:span text:style-name="T144_38"><text:s/></text:span><text:span text:style-name="T144_39">نمیکند</text:span><text:span text:style-name="T144_40">.</text:span></text:p>
      <text:p text:style-name="P145"/>
      <text:h text:style-name="P146" text:outline-level="10"><text:bookmark-start text:name="h.y00zkd44ft5v"/><text:bookmark-end text:name="h.y00zkd44ft5v"/><text:span text:style-name="T146_1">۸.۶<text:s/></text:span><text:span text:style-name="T146_2">جستجو</text:span></text:h>
      <text:p text:style-name="P147"><text:span text:style-name="T147_1">تابع</text:span><text:span text:style-name="T147_2"><text:s/></text:span><text:span text:style-name="T147_3">زیر</text:span><text:span text:style-name="T147_4"><text:s/></text:span><text:span text:style-name="T147_5">چه</text:span><text:span text:style-name="T147_6"><text:s/></text:span><text:span text:style-name="T147_7">کاری</text:span><text:span text:style-name="T147_8"><text:s/></text:span><text:span text:style-name="T147_9">انجام</text:span><text:span text:style-name="T147_10"><text:s/></text:span><text:span text:style-name="T147_11">میدهد</text:span><text:span text:style-name="T147_12">؟</text:span></text:p>
      <text:p text:style-name="P148"><text:span text:style-name="T148_1">def</text:span><text:span text:style-name="T148_2"><text:s/></text:span><text:span text:style-name="T148_3">find</text:span><text:span text:style-name="T148_4">(</text:span><text:span text:style-name="T148_5">word</text:span><text:span text:style-name="T148_6">,<text:s/></text:span><text:span text:style-name="T148_7">letter</text:span><text:span text:style-name="T148_8">):<text:line-break/><text:s text:c="4"/></text:span><text:span text:style-name="T148_9">index</text:span><text:span text:style-name="T148_10"><text:s/>=<text:s/>0<text:line-break/><text:s text:c="4"/></text:span><text:span text:style-name="T148_11">while</text:span><text:span text:style-name="T148_12"><text:s/></text:span><text:span text:style-name="T148_13">index</text:span><text:span text:style-name="T148_14"><text:s/>&lt;<text:s/></text:span><text:span text:style-name="T148_15">len</text:span><text:span text:style-name="T148_16">(</text:span><text:span text:style-name="T148_17">word</text:span><text:span text:style-name="T148_18">):<text:line-break/><text:s text:c="8"/></text:span><text:span text:style-name="T148_19">if</text:span><text:span text:style-name="T148_20"><text:s/></text:span><text:span text:style-name="T148_21">word</text:span><text:span text:style-name="T148_22">[</text:span><text:span text:style-name="T148_23">index</text:span><text:span text:style-name="T148_24">]<text:s/>==<text:s/></text:span><text:span text:style-name="T148_25">letter</text:span><text:span text:style-name="T148_26">:<text:line-break/><text:s text:c="12"/></text:span><text:span text:style-name="T148_27">return</text:span><text:span text:style-name="T148_28"><text:s/></text:span><text:span text:style-name="T148_29">index</text:span><text:span text:style-name="T148_30"><text:line-break/><text:s text:c="8"/></text:span><text:span text:style-name="T148_31">index</text:span><text:span text:style-name="T148_32"><text:s/>=<text:s/></text:span><text:span text:style-name="T148_33">index</text:span><text:span text:style-name="T148_34"><text:s/>+<text:s/>1<text:line-break/><text:s text:c="4"/></text:span><text:span text:style-name="T148_35">return</text:span><text:span text:style-name="T148_36"><text:s/>-1</text:span></text:p>
      <text:p text:style-name="P149"><text:span text:style-name="T149_1">شاید</text:span><text:span text:style-name="T149_2"><text:s/></text:span><text:span text:style-name="T149_3">بتوان</text:span><text:span text:style-name="T149_4"><text:s/></text:span><text:span text:style-name="T149_5">گفت</text:span><text:span text:style-name="T149_6"><text:s/></text:span><text:span text:style-name="T149_7">که</text:span><text:span text:style-name="T149_8"><text:s/></text:span><text:span text:style-name="T149_9">تابع</text:span><text:span text:style-name="T149_10"><text:s text:c="2"/></text:span><text:span text:style-name="T149_11">find</text:span><text:span text:style-name="T149_12"><text:s/></text:span><text:span text:style-name="T149_13">متضاد</text:span><text:span text:style-name="T149_14"><text:s/></text:span><text:span text:style-name="T149_15">عملگر</text:span><text:span text:style-name="T149_16"><text:s/>[<text:s/>]<text:s/></text:span><text:span text:style-name="T149_17">می</text:span><text:span text:style-name="T149_18">‌</text:span><text:span text:style-name="T149_19">باشد</text:span><text:span text:style-name="T149_20">.<text:s/></text:span><text:span text:style-name="T149_21">به</text:span><text:span text:style-name="T149_22"><text:s/></text:span><text:span text:style-name="T149_23">جای</text:span><text:span text:style-name="T149_24"><text:s/></text:span><text:span text:style-name="T149_25">گرفتن</text:span><text:span text:style-name="T149_26"><text:s/></text:span><text:span text:style-name="T149_27">اندیس</text:span><text:span text:style-name="T149_28"><text:s/></text:span><text:span text:style-name="T149_29">و</text:span><text:span text:style-name="T149_30"><text:s/></text:span><text:span text:style-name="T149_31">دریافت</text:span><text:span text:style-name="T149_32"><text:s/></text:span><text:span text:style-name="T149_33">کاراکتر</text:span><text:span text:style-name="T149_34"><text:s/></text:span><text:span text:style-name="T149_35">متناسب</text:span><text:span text:style-name="T149_36">،<text:s/></text:span><text:span text:style-name="T149_37">این</text:span><text:span text:style-name="T149_38"><text:s/></text:span><text:span text:style-name="T149_39">تابع</text:span><text:span text:style-name="T149_40"><text:s/></text:span><text:span text:style-name="T149_41">کاراکتر</text:span><text:span text:style-name="T149_42"><text:s/></text:span><text:span text:style-name="T149_43">را</text:span><text:span text:style-name="T149_44"><text:s/></text:span><text:span text:style-name="T149_45">به</text:span><text:span text:style-name="T149_46"><text:s/></text:span><text:span text:style-name="T149_47">عنوان</text:span><text:span text:style-name="T149_48"><text:s/></text:span><text:span text:style-name="T149_49">ورودی</text:span><text:span text:style-name="T149_50"><text:s/></text:span><text:span text:style-name="T149_51">می</text:span><text:span text:style-name="T149_52">‌</text:span><text:span text:style-name="T149_53">پذیرد</text:span><text:span text:style-name="T149_54"><text:s/></text:span><text:span text:style-name="T149_55">و</text:span><text:span text:style-name="T149_56"><text:s/></text:span><text:span text:style-name="T149_57">اندیس</text:span><text:span text:style-name="T149_58"><text:s/></text:span><text:span text:style-name="T149_59">آن</text:span><text:span text:style-name="T149_60"><text:s/></text:span><text:span text:style-name="T149_61">کاراکتر</text:span><text:span text:style-name="T149_62"><text:s/></text:span><text:span text:style-name="T149_63">را</text:span><text:span text:style-name="T149_64"><text:s/></text:span><text:span text:style-name="T149_65">به</text:span><text:span text:style-name="T149_66"><text:s/></text:span><text:span text:style-name="T149_67">عنوان</text:span><text:span text:style-name="T149_68"><text:s/></text:span><text:span text:style-name="T149_69">خروجی</text:span><text:span text:style-name="T149_70"><text:s/></text:span><text:span text:style-name="T149_71">می</text:span><text:span text:style-name="T149_72">‌</text:span><text:span text:style-name="T149_73">دهد</text:span><text:span text:style-name="T149_74">.<text:s/></text:span><text:span text:style-name="T149_75">اگر</text:span><text:span text:style-name="T149_76"><text:s/></text:span><text:span text:style-name="T149_77">کاراکتر</text:span><text:span text:style-name="T149_78"><text:s/></text:span><text:span text:style-name="T149_79">پیدا</text:span><text:span text:style-name="T149_80"><text:s/></text:span><text:span text:style-name="T149_81">نشد</text:span><text:span text:style-name="T149_82"><text:s/></text:span><text:span text:style-name="T149_83">تابع</text:span><text:span text:style-name="T149_84"><text:s/></text:span><text:span text:style-name="T149_85">مقدار</text:span><text:span text:style-name="T149_86"><text:s/>-۱<text:s/></text:span><text:span text:style-name="T149_87">را</text:span><text:span text:style-name="T149_88"><text:s/></text:span><text:span text:style-name="T149_89">برمیگرداند</text:span><text:span text:style-name="T149_90">.</text:span></text:p>
      <text:p text:style-name="P150"><text:span text:style-name="T150_1">این</text:span><text:span text:style-name="T150_2"><text:s/></text:span><text:span text:style-name="T150_3">اولین</text:span><text:span text:style-name="T150_4"><text:s/></text:span><text:span text:style-name="T150_5">باریست</text:span><text:span text:style-name="T150_6"><text:s/></text:span><text:span text:style-name="T150_7">که</text:span><text:span text:style-name="T150_8"><text:s/></text:span><text:span text:style-name="T150_9">از</text:span><text:span text:style-name="T150_10"><text:s/></text:span><text:span text:style-name="T150_11">return</text:span><text:span text:style-name="T150_12"><text:s/></text:span><text:span text:style-name="T150_13">استفاده</text:span><text:span text:style-name="T150_14"><text:s/></text:span><text:span text:style-name="T150_15">میکنیم</text:span><text:span text:style-name="T150_16">.<text:s/></text:span><text:span text:style-name="T150_17">اگر</text:span><text:span text:style-name="T150_18"><text:s/></text:span><text:span text:style-name="T150_19">word</text:span><text:span text:style-name="T150_20">[</text:span><text:span text:style-name="T150_21">index</text:span><text:span text:style-name="T150_22">]<text:s/>==<text:s/></text:span><text:span text:style-name="T150_23">letter</text:span><text:span text:style-name="T150_24">،<text:s/></text:span><text:span text:style-name="T150_25">تابع</text:span><text:span text:style-name="T150_26"><text:s/></text:span><text:span text:style-name="T150_27">بلافاصله</text:span><text:span text:style-name="T150_28"><text:s/></text:span><text:span text:style-name="T150_29">از</text:span><text:span text:style-name="T150_30"><text:s/></text:span><text:span text:style-name="T150_31">حلقه</text:span><text:span text:style-name="T150_32"><text:s/></text:span><text:span text:style-name="T150_33">خارج</text:span><text:span text:style-name="T150_34"><text:s/></text:span><text:span text:style-name="T150_35">میشود</text:span><text:span text:style-name="T150_36"><text:s/></text:span><text:span text:style-name="T150_37">و</text:span><text:span text:style-name="T150_38"><text:s/></text:span><text:span text:style-name="T150_39">خروجی</text:span><text:span text:style-name="T150_40"><text:s/></text:span><text:span text:style-name="T150_41">را</text:span><text:span text:style-name="T150_42"><text:s/></text:span><text:span text:style-name="T150_43">برمیگرداند</text:span><text:span text:style-name="T150_44">.</text:span></text:p>
      <text:p text:style-name="P151"><text:span text:style-name="T151_1">اگر</text:span><text:span text:style-name="T151_2"><text:s/></text:span><text:span text:style-name="T151_3">کاراکتر</text:span><text:span text:style-name="T151_4"><text:s/></text:span><text:span text:style-name="T151_5">در</text:span><text:span text:style-name="T151_6"><text:s/></text:span><text:span text:style-name="T151_7">رشته</text:span><text:span text:style-name="T151_8"><text:s/></text:span><text:span text:style-name="T151_9">وجود</text:span><text:span text:style-name="T151_10"><text:s/></text:span><text:span text:style-name="T151_11">نداشته</text:span><text:span text:style-name="T151_12"><text:s/></text:span><text:span text:style-name="T151_13">باشد</text:span><text:span text:style-name="T151_14">،<text:s/></text:span><text:span text:style-name="T151_15">برنامه</text:span><text:span text:style-name="T151_16"><text:s/></text:span><text:span text:style-name="T151_17">به</text:span><text:span text:style-name="T151_18"><text:s/></text:span><text:span text:style-name="T151_19">شکل</text:span><text:span text:style-name="T151_20"><text:s/></text:span><text:span text:style-name="T151_21">قابل</text:span><text:span text:style-name="T151_22"><text:s/></text:span><text:span text:style-name="T151_23">پیش</text:span><text:span text:style-name="T151_24"><text:s/></text:span><text:span text:style-name="T151_25">بینی</text:span><text:span text:style-name="T151_26"><text:s/></text:span><text:span text:style-name="T151_27">از</text:span><text:span text:style-name="T151_28"><text:s/></text:span><text:span text:style-name="T151_29">حلقه</text:span><text:span text:style-name="T151_30"><text:s/></text:span><text:span text:style-name="T151_31">خارجی</text:span><text:span text:style-name="T151_32"><text:s/></text:span><text:span text:style-name="T151_33">میشود</text:span><text:span text:style-name="T151_34"><text:s/></text:span><text:span text:style-name="T151_35">و</text:span><text:span text:style-name="T151_36"><text:s/></text:span><text:span text:style-name="T151_37">مقدار</text:span><text:span text:style-name="T151_38"><text:s/>-۱<text:s/></text:span><text:span text:style-name="T151_39">را</text:span><text:span text:style-name="T151_40"><text:s/></text:span><text:span text:style-name="T151_41">برمیگرداند</text:span><text:span text:style-name="T151_42">.</text:span></text:p>
      <text:p text:style-name="P152"><text:span text:style-name="T152_1">این</text:span><text:span text:style-name="T152_2"><text:s/></text:span><text:span text:style-name="T152_3"><office:annotation><dc:creator/><text:p text:style-name="P153"><text:span text:style-name="T153_1">ترجمه</text:span><text:span text:style-name="T153_2"><text:s/></text:span><text:span text:style-name="T153_3">پترن</text:span><text:span text:style-name="T153_4">؟</text:span></text:p></office:annotation></text:span><text:span text:style-name="T153_5">پترن</text:span><text:span text:style-name="T153_6"><text:s/></text:span><text:span text:style-name="T153_7">محاسبه</text:span><text:span text:style-name="T153_8">،<text:s/></text:span><text:span text:style-name="T153_9">گردش</text:span><text:span text:style-name="T153_10"><text:s/></text:span><text:span text:style-name="T153_11">در</text:span><text:span text:style-name="T153_12"><text:s/></text:span><text:span text:style-name="T153_13">یک</text:span><text:span text:style-name="T153_14"><text:s/></text:span><text:span text:style-name="T153_15">رشته</text:span><text:span text:style-name="T153_16"><text:s/></text:span><text:span text:style-name="T153_17">و</text:span><text:span text:style-name="T153_18"><text:s/></text:span><text:span text:style-name="T153_19">برگرداندن</text:span><text:span text:style-name="T153_20"><text:s/></text:span><text:span text:style-name="T153_21">هنگامی</text:span><text:span text:style-name="T153_22"><text:s/></text:span><text:span text:style-name="T153_23">که</text:span><text:span text:style-name="T153_24"><text:s/></text:span><text:span text:style-name="T153_25">چیزی</text:span><text:span text:style-name="T153_26"><text:s/></text:span><text:span text:style-name="T153_27">که</text:span><text:span text:style-name="T153_28"><text:s/></text:span><text:span text:style-name="T153_29">به</text:span><text:span text:style-name="T153_30"><text:s/></text:span><text:span text:style-name="T153_31">دنبالش</text:span><text:span text:style-name="T153_32"><text:s/></text:span><text:span text:style-name="T153_33">هستیم</text:span><text:span text:style-name="T153_34"><text:s/></text:span><text:span text:style-name="T153_35">پیدا</text:span><text:span text:style-name="T153_36"><text:s/></text:span><text:span text:style-name="T153_37">شد</text:span><text:span text:style-name="T153_38">،<text:s/></text:span><text:span text:style-name="T153_39">جستجو</text:span><text:span text:style-name="T153_40"><text:s/></text:span><text:span text:style-name="T153_41">نامیده</text:span><text:span text:style-name="T153_42"><text:s/></text:span><text:span text:style-name="T153_43">میشود</text:span><text:span text:style-name="T153_44">.</text:span></text:p>
      <text:p text:style-name="P154"><text:span text:style-name="T154_1">تمرین</text:span><text:span text:style-name="T154_2"><text:s/>۴</text:span></text:p>
      <text:p text:style-name="P155"><text:span text:style-name="T155_1">تابع</text:span><text:span text:style-name="T155_2"><text:s/></text:span><text:span text:style-name="T155_3">find</text:span><text:span text:style-name="T155_4"><text:s/></text:span><text:span text:style-name="T155_5">را</text:span><text:span text:style-name="T155_6"><text:s/></text:span><text:span text:style-name="T155_7">ویرایش</text:span><text:span text:style-name="T155_8"><text:s/></text:span><text:span text:style-name="T155_9">کنید</text:span><text:span text:style-name="T155_10"><text:s/></text:span><text:span text:style-name="T155_11">که</text:span><text:span text:style-name="T155_12"><text:s/></text:span><text:span text:style-name="T155_13">پارامتر</text:span><text:span text:style-name="T155_14"><text:s/></text:span><text:span text:style-name="T155_15">سومی</text:span><text:span text:style-name="T155_16"><text:s/></text:span><text:span text:style-name="T155_17">هم</text:span><text:span text:style-name="T155_18"><text:s/></text:span><text:span text:style-name="T155_19">بگیرد</text:span><text:span text:style-name="T155_20">،<text:s/></text:span><text:span text:style-name="T155_21">اندیسی</text:span><text:span text:style-name="T155_22"><text:s/></text:span><text:span text:style-name="T155_23">در</text:span><text:span text:style-name="T155_24"><text:s/></text:span><text:span text:style-name="T155_25">رشته</text:span><text:span text:style-name="T155_26"><text:s/></text:span><text:span text:style-name="T155_27">که</text:span><text:span text:style-name="T155_28"><text:s/></text:span><text:span text:style-name="T155_29">جستجو</text:span><text:span text:style-name="T155_30"><text:s/></text:span><text:span text:style-name="T155_31">از</text:span><text:span text:style-name="T155_32"><text:s/></text:span><text:span text:style-name="T155_33">آنجا</text:span><text:span text:style-name="T155_34"><text:s/></text:span><text:span text:style-name="T155_35">شروع</text:span><text:span text:style-name="T155_36"><text:s/></text:span><text:span text:style-name="T155_37">شود</text:span><text:span text:style-name="T155_38">.</text:span></text:p>
      <text:p text:style-name="P156"/>
      <text:p text:style-name="P157"><text:span text:style-name="T157_1">۸.۷<text:s/></text:span><text:span text:style-name="T157_2">حلقه</text:span><text:span text:style-name="T157_3"><text:s/></text:span><text:span text:style-name="T157_4">و</text:span><text:span text:style-name="T157_5"><text:s/></text:span><text:span text:style-name="T157_6">شمارش</text:span></text:p>
      <text:p text:style-name="P158"><text:span text:style-name="T158_1">برنامه</text:span><text:span text:style-name="T158_2"><text:s/></text:span><text:span text:style-name="T158_3">زیر</text:span><text:span text:style-name="T158_4"><text:s/></text:span><text:span text:style-name="T158_5">تعداد</text:span><text:span text:style-name="T158_6"><text:s/></text:span><text:span text:style-name="T158_7">دفعاتی</text:span><text:span text:style-name="T158_8"><text:s/></text:span><text:span text:style-name="T158_9">که</text:span><text:span text:style-name="T158_10"><text:s/></text:span><text:span text:style-name="T158_11">حرف</text:span><text:span text:style-name="T158_12"><text:s/></text:span><text:span text:style-name="T158_13">a</text:span><text:span text:style-name="T158_14"><text:s/></text:span><text:span text:style-name="T158_15">در</text:span><text:span text:style-name="T158_16"><text:s/></text:span><text:span text:style-name="T158_17">یک</text:span><text:span text:style-name="T158_18"><text:s/></text:span><text:span text:style-name="T158_19">رشته</text:span><text:span text:style-name="T158_20"><text:s/></text:span><text:span text:style-name="T158_21">دیده</text:span><text:span text:style-name="T158_22"><text:s/></text:span><text:span text:style-name="T158_23">میشود</text:span><text:span text:style-name="T158_24"><text:s/></text:span><text:span text:style-name="T158_25">را</text:span><text:span text:style-name="T158_26"><text:s/></text:span><text:span text:style-name="T158_27">می</text:span><text:span text:style-name="T158_28">‌</text:span><text:span text:style-name="T158_29">شمارد</text:span><text:span text:style-name="T158_30">:</text:span></text:p>
      <text:p text:style-name="P159"><text:span text:style-name="T159_1">word</text:span><text:span text:style-name="T159_2"><text:s/>=<text:s/>'</text:span><text:span text:style-name="T159_3">banana</text:span><text:span text:style-name="T159_4">'<text:line-break/></text:span><text:span text:style-name="T159_5">count</text:span><text:span text:style-name="T159_6"><text:s/>=<text:s/>0<text:line-break/></text:span><text:span text:style-name="T159_7">for</text:span><text:span text:style-name="T159_8"><text:s/></text:span><text:span text:style-name="T159_9">letter</text:span><text:span text:style-name="T159_10"><text:s/></text:span><text:span text:style-name="T159_11">in</text:span><text:span text:style-name="T159_12"><text:s/></text:span><text:span text:style-name="T159_13">word</text:span><text:span text:style-name="T159_14">:<text:line-break/><text:s text:c="4"/></text:span><text:span text:style-name="T159_15">if</text:span><text:span text:style-name="T159_16"><text:s/></text:span><text:span text:style-name="T159_17">letter</text:span><text:span text:style-name="T159_18"><text:s/>==<text:s/>'</text:span><text:span text:style-name="T159_19">a</text:span><text:span text:style-name="T159_20">':<text:s/><text:line-break/><text:s text:c="8"/></text:span><text:span text:style-name="T159_21">count</text:span><text:span text:style-name="T159_22"><text:s/>=<text:s/></text:span><text:span text:style-name="T159_23">count</text:span><text:span text:style-name="T159_24"><text:s/>+<text:s/>1<text:line-break/></text:span><text:span text:style-name="T159_25">print</text:span><text:span text:style-name="T159_26"><text:s/></text:span><text:span text:style-name="T159_27">count</text:span></text:p>
      <text:p text:style-name="P160"><text:span text:style-name="T160_1">این</text:span><text:span text:style-name="T160_2"><text:s/></text:span><text:span text:style-name="T160_3">برنامه</text:span><text:span text:style-name="T160_4"><text:s/></text:span><text:span text:style-name="T160_5">پترن</text:span><text:span text:style-name="T160_6"><text:s/></text:span><text:span text:style-name="T160_7">دیگری</text:span><text:span text:style-name="T160_8"><text:s/></text:span><text:span text:style-name="T160_9">از</text:span><text:span text:style-name="T160_10"><text:s/></text:span><text:span text:style-name="T160_11">محاسبه</text:span><text:span text:style-name="T160_12"><text:s/></text:span><text:span text:style-name="T160_13">به</text:span><text:span text:style-name="T160_14"><text:s/></text:span><text:span text:style-name="T160_15">نام</text:span><text:span text:style-name="T160_16"><text:s/></text:span><text:span text:style-name="T160_17">شمارشگر</text:span><text:span text:style-name="T160_18"><text:s/>(</text:span><text:span text:style-name="T160_19">Counter</text:span><text:span text:style-name="T160_20">)<text:s/></text:span><text:span text:style-name="T160_21">را</text:span><text:span text:style-name="T160_22"><text:s/></text:span><text:span text:style-name="T160_23">معرفی</text:span><text:span text:style-name="T160_24"><text:s/></text:span><text:span text:style-name="T160_25">میکند</text:span><text:span text:style-name="T160_26">.<text:s/></text:span><text:span text:style-name="T160_27">متغیر</text:span><text:span text:style-name="T160_28"><text:s/></text:span><text:span text:style-name="T160_29">count</text:span><text:span text:style-name="T160_30"><text:s/></text:span><text:span text:style-name="T160_31">با</text:span><text:span text:style-name="T160_32"><text:s/></text:span><text:span text:style-name="T160_33">مقدار</text:span><text:span text:style-name="T160_34"><text:s/>۰<text:s/></text:span><text:span text:style-name="T160_35">ایجاد</text:span><text:span text:style-name="T160_36"><text:s/></text:span><text:span text:style-name="T160_37">میشود</text:span><text:span text:style-name="T160_38"><text:s/></text:span><text:span text:style-name="T160_39">و</text:span><text:span text:style-name="T160_40"><text:s/></text:span><text:span text:style-name="T160_41">هربار</text:span><text:span text:style-name="T160_42"><text:s/></text:span><text:span text:style-name="T160_43">که</text:span><text:span text:style-name="T160_44"><text:s/></text:span><text:span text:style-name="T160_45">a</text:span><text:span text:style-name="T160_46"><text:s/></text:span><text:span text:style-name="T160_47">پیدا</text:span><text:span text:style-name="T160_48"><text:s/></text:span><text:span text:style-name="T160_49">شد</text:span><text:span text:style-name="T160_50"><text:s/></text:span><text:span text:style-name="T160_51">یکی</text:span><text:span text:style-name="T160_52"><text:s/></text:span><text:span text:style-name="T160_53">به</text:span><text:span text:style-name="T160_54"><text:s/></text:span><text:span text:style-name="T160_55">آن</text:span><text:span text:style-name="T160_56"><text:s/></text:span><text:span text:style-name="T160_57">اضافه</text:span><text:span text:style-name="T160_58"><text:s/></text:span><text:span text:style-name="T160_59">میشود</text:span><text:span text:style-name="T160_60">.<text:s/></text:span><text:span text:style-name="T160_61">وقتی</text:span><text:span text:style-name="T160_62"><text:s/></text:span><text:span text:style-name="T160_63">حلقه</text:span><text:span text:style-name="T160_64"><text:s/></text:span><text:span text:style-name="T160_65">تمام</text:span><text:span text:style-name="T160_66"><text:s/></text:span><text:span text:style-name="T160_67">میشود</text:span><text:span text:style-name="T160_68">،<text:s/></text:span><text:span text:style-name="T160_69">count</text:span><text:span text:style-name="T160_70"><text:s/></text:span><text:span text:style-name="T160_71">مقدار</text:span><text:span text:style-name="T160_72"><text:s/></text:span><text:span text:style-name="T160_73">نهایی</text:span><text:span text:style-name="T160_74"><text:s/></text:span><text:span text:style-name="T160_75">را</text:span><text:span text:style-name="T160_76"><text:s/></text:span><text:span text:style-name="T160_77">در</text:span><text:span text:style-name="T160_78"><text:s/></text:span><text:span text:style-name="T160_79">خود</text:span><text:span text:style-name="T160_80"><text:s/></text:span><text:span text:style-name="T160_81">دارد</text:span><text:span text:style-name="T160_82">،<text:s/></text:span><text:span text:style-name="T160_83">تعداد</text:span><text:span text:style-name="T160_84"><text:s/></text:span><text:span text:style-name="T160_85">a</text:span><text:span text:style-name="T160_86">ها</text:span><text:span text:style-name="T160_87">.</text:span></text:p>
      <text:p text:style-name="P161"><text:span text:style-name="T161_1">تمرین</text:span><text:span text:style-name="T161_2"><text:s/>۵</text:span></text:p>
      <text:p text:style-name="P162"><text:span text:style-name="T162_1">این</text:span><text:span text:style-name="T162_2"><text:s/></text:span><text:span text:style-name="T162_3">کد</text:span><text:span text:style-name="T162_4"><text:s/></text:span><text:span text:style-name="T162_5">را</text:span><text:span text:style-name="T162_6"><text:s/></text:span><text:span text:style-name="T162_7">در</text:span><text:span text:style-name="T162_8"><text:s/></text:span><text:span text:style-name="T162_9">یک</text:span><text:span text:style-name="T162_10"><text:s/></text:span><text:span text:style-name="T162_11">تابع</text:span><text:span text:style-name="T162_12"><text:s/></text:span><text:span text:style-name="T162_13">قرار</text:span><text:span text:style-name="T162_14"><text:s/></text:span><text:span text:style-name="T162_15">دهید</text:span><text:span text:style-name="T162_16"><text:s/>(</text:span><text:span text:style-name="T162_17">Encapsulate</text:span><text:span text:style-name="T162_18">)<text:s/></text:span><text:span text:style-name="T162_19">و</text:span><text:span text:style-name="T162_20"><text:s/></text:span><text:span text:style-name="T162_21">آن</text:span><text:span text:style-name="T162_22"><text:s/></text:span><text:span text:style-name="T162_23">را</text:span><text:span text:style-name="T162_24"><text:s/></text:span><text:span text:style-name="T162_25">عمومی</text:span><text:span text:style-name="T162_26"><text:s/></text:span><text:span text:style-name="T162_27">سازی</text:span><text:span text:style-name="T162_28"><text:s/></text:span><text:span text:style-name="T162_29">کنید</text:span><text:span text:style-name="T162_30">،<text:s/></text:span><text:span text:style-name="T162_31">یعنی</text:span><text:span text:style-name="T162_32"><text:s/></text:span><text:span text:style-name="T162_33">به</text:span><text:span text:style-name="T162_34"><text:s/></text:span><text:span text:style-name="T162_35">a</text:span><text:span text:style-name="T162_36"><text:s/></text:span><text:span text:style-name="T162_37">هر</text:span><text:span text:style-name="T162_38"><text:s/></text:span><text:span text:style-name="T162_39">رشته</text:span><text:span text:style-name="T162_40"><text:s/></text:span><text:span text:style-name="T162_41">دیگری</text:span><text:span text:style-name="T162_42"><text:s/></text:span><text:span text:style-name="T162_43">بتوان</text:span><text:span text:style-name="T162_44"><text:s/></text:span><text:span text:style-name="T162_45">به</text:span><text:span text:style-name="T162_46"><text:s/></text:span><text:span text:style-name="T162_47">عنوان</text:span><text:span text:style-name="T162_48"><text:s/></text:span><text:span text:style-name="T162_49">پارامتر</text:span><text:span text:style-name="T162_50"><text:s/></text:span><text:span text:style-name="T162_51">به</text:span><text:span text:style-name="T162_52"><text:s/></text:span><text:span text:style-name="T162_53">آن</text:span><text:span text:style-name="T162_54"><text:s/></text:span><text:span text:style-name="T162_55">داد</text:span><text:span text:style-name="T162_56">.</text:span></text:p>
      <text:p text:style-name="P163"><text:span text:style-name="T163_1">تمرین</text:span><text:span text:style-name="T163_2"><text:s/>۶</text:span></text:p>
      <text:p text:style-name="P164"><text:span text:style-name="T164_1">این</text:span><text:span text:style-name="T164_2"><text:s/></text:span><text:span text:style-name="T164_3">تابع</text:span><text:span text:style-name="T164_4"><text:s/></text:span><text:span text:style-name="T164_5">را</text:span><text:span text:style-name="T164_6"><text:s/></text:span><text:span text:style-name="T164_7">طوری</text:span><text:span text:style-name="T164_8"><text:s/></text:span><text:span text:style-name="T164_9">ویرایش</text:span><text:span text:style-name="T164_10"><text:s/></text:span><text:span text:style-name="T164_11">کنید</text:span><text:span text:style-name="T164_12"><text:s/></text:span><text:span text:style-name="T164_13">که</text:span><text:span text:style-name="T164_14"><text:s/></text:span><text:span text:style-name="T164_15">به</text:span><text:span text:style-name="T164_16"><text:s/></text:span><text:span text:style-name="T164_17">جای</text:span><text:span text:style-name="T164_18"><text:s/></text:span><text:span text:style-name="T164_19">گردش</text:span><text:span text:style-name="T164_20"><text:s/></text:span><text:span text:style-name="T164_21">در</text:span><text:span text:style-name="T164_22"><text:s/></text:span><text:span text:style-name="T164_23">رشته</text:span><text:span text:style-name="T164_24">،<text:s/></text:span><text:span text:style-name="T164_25">از</text:span><text:span text:style-name="T164_26"><text:s/></text:span><text:span text:style-name="T164_27">تابع</text:span><text:span text:style-name="T164_28"><text:s/></text:span><text:span text:style-name="T164_29">سه</text:span><text:span text:style-name="T164_30"><text:s/></text:span><text:span text:style-name="T164_31">پارامتری</text:span><text:span text:style-name="T164_32"><text:s/></text:span><text:span text:style-name="T164_33">find</text:span><text:span text:style-name="T164_34"><text:s/></text:span><text:span text:style-name="T164_35">در</text:span><text:span text:style-name="T164_36"><text:s/></text:span><text:span text:style-name="T164_37">موضوع</text:span><text:span text:style-name="T164_38"><text:s/></text:span><text:span text:style-name="T164_39">قبل</text:span><text:span text:style-name="T164_40"><text:s/></text:span><text:span text:style-name="T164_41">استفاده</text:span><text:span text:style-name="T164_42"><text:s/></text:span><text:span text:style-name="T164_43">کند</text:span><text:span text:style-name="T164_44">.</text:span></text:p>
      <text:p text:style-name="P165"/>
      <text:p text:style-name="P166"><text:span text:style-name="T166_1">۸.۸</text:span><text:span text:style-name="T166_2"><text:s/></text:span><text:span text:style-name="T166_3">متد</text:span><text:span text:style-name="T166_4"><text:s/></text:span><text:span text:style-name="T166_5">های</text:span><text:span text:style-name="T166_6"><text:s/></text:span><text:span text:style-name="T166_7">رشته</text:span></text:p>
      <text:p text:style-name="P167"><text:span text:style-name="T167_1">یک</text:span><text:span text:style-name="T167_2"><text:s/></text:span><text:span text:style-name="T167_3">متد</text:span><text:span text:style-name="T167_4"><text:s/></text:span><text:span text:style-name="T167_5">مشابه</text:span><text:span text:style-name="T167_6"><text:s/></text:span><text:span text:style-name="T167_7">تابع</text:span><text:span text:style-name="T167_8"><text:s/></text:span><text:span text:style-name="T167_9">است</text:span><text:span text:style-name="T167_10">،<text:s/></text:span><text:span text:style-name="T167_11">آرگومان</text:span><text:span text:style-name="T167_12"><text:s/></text:span><text:span text:style-name="T167_13">هایی</text:span><text:span text:style-name="T167_14"><text:s/></text:span><text:span text:style-name="T167_15">دریافت</text:span><text:span text:style-name="T167_16"><text:s/></text:span><text:span text:style-name="T167_17">میکند</text:span><text:span text:style-name="T167_18"><text:s/></text:span><text:span text:style-name="T167_19">و</text:span><text:span text:style-name="T167_20"><text:s/></text:span><text:span text:style-name="T167_21">مقداری</text:span><text:span text:style-name="T167_22"><text:s/></text:span><text:span text:style-name="T167_23">را</text:span><text:span text:style-name="T167_24"><text:s/></text:span><text:span text:style-name="T167_25">بازمیگرداند</text:span><text:span text:style-name="T167_26">،<text:s/></text:span><text:span text:style-name="T167_27">ولی</text:span><text:span text:style-name="T167_28"><text:s/></text:span><text:span text:style-name="T167_29">Syntax</text:span><text:span text:style-name="T167_30"><text:s/></text:span><text:span text:style-name="T167_31">متفاوت</text:span><text:span text:style-name="T167_32"><text:s/></text:span><text:span text:style-name="T167_33">است</text:span><text:span text:style-name="T167_34">.<text:s/></text:span><text:span text:style-name="T167_35">به</text:span><text:span text:style-name="T167_36"><text:s/></text:span><text:span text:style-name="T167_37">طور</text:span><text:span text:style-name="T167_38"><text:s/></text:span><text:span text:style-name="T167_39">مثال</text:span><text:span text:style-name="T167_40">،<text:s/></text:span><text:span text:style-name="T167_41">متد</text:span><text:span text:style-name="T167_42"><text:s/></text:span><text:span text:style-name="T167_43">upper</text:span><text:span text:style-name="T167_44"><text:s/></text:span><text:span text:style-name="T167_45">یک</text:span><text:span text:style-name="T167_46"><text:s/></text:span><text:span text:style-name="T167_47">رشته</text:span><text:span text:style-name="T167_48"><text:s/></text:span><text:span text:style-name="T167_49">میگیرد</text:span><text:span text:style-name="T167_50"><text:s/></text:span><text:span text:style-name="T167_51">و</text:span><text:span text:style-name="T167_52"><text:s/></text:span><text:span text:style-name="T167_53">یک</text:span><text:span text:style-name="T167_54"><text:s/></text:span><text:span text:style-name="T167_55">رشته</text:span><text:span text:style-name="T167_56"><text:s/></text:span><text:span text:style-name="T167_57">تازه</text:span><text:span text:style-name="T167_58"><text:s/></text:span><text:span text:style-name="T167_59">با</text:span><text:span text:style-name="T167_60"><text:s/></text:span><text:span text:style-name="T167_61">حروف</text:span><text:span text:style-name="T167_62"><text:s/></text:span><text:span text:style-name="T167_63">بزرگ</text:span><text:span text:style-name="T167_64"><text:s/></text:span><text:span text:style-name="T167_65">بازمیگرداند</text:span><text:span text:style-name="T167_66">:</text:span></text:p>
      <text:p text:style-name="P168"><text:span text:style-name="T168_1">به</text:span><text:span text:style-name="T168_2"><text:s/></text:span><text:span text:style-name="T168_3">جای</text:span><text:span text:style-name="T168_4"><text:s/></text:span><text:span text:style-name="T168_5">Syntax</text:span><text:span text:style-name="T168_6"><text:s/></text:span><text:span text:style-name="T168_7">تابع</text:span><text:span text:style-name="T168_8"><text:s/></text:span><text:span text:style-name="T168_9">مانند</text:span><text:span text:style-name="T168_10"><text:s/></text:span><text:span text:style-name="T168_11">به</text:span><text:span text:style-name="T168_12"><text:s/></text:span><text:span text:style-name="T168_13">شکل</text:span><text:span text:style-name="T168_14"><text:s/></text:span><text:span text:style-name="T168_15">upper</text:span><text:span text:style-name="T168_16">(</text:span><text:span text:style-name="T168_17">word</text:span><text:span text:style-name="T168_18">)<text:s/></text:span><text:span text:style-name="T168_19">از</text:span><text:span text:style-name="T168_20"><text:s/></text:span><text:span text:style-name="T168_21">یک</text:span><text:span text:style-name="T168_22"><text:s/></text:span><text:span text:style-name="T168_23">Syntax</text:span><text:span text:style-name="T168_24"><text:s/></text:span><text:span text:style-name="T168_25">متد</text:span><text:span text:style-name="T168_26"><text:s/></text:span><text:span text:style-name="T168_27">به</text:span><text:span text:style-name="T168_28"><text:s/></text:span><text:span text:style-name="T168_29">شکل</text:span><text:span text:style-name="T168_30"><text:s/></text:span><text:span text:style-name="T168_31">word</text:span><text:span text:style-name="T168_32">.</text:span><text:span text:style-name="T168_33">upper</text:span><text:span text:style-name="T168_34">()<text:s/></text:span><text:span text:style-name="T168_35">استفاده</text:span><text:span text:style-name="T168_36"><text:s/></text:span><text:span text:style-name="T168_37">میشود</text:span><text:span text:style-name="T168_38">.</text:span></text:p>
      <text:p text:style-name="P169"><text:span text:style-name="T169_1">&gt;&gt;&gt;<text:s/></text:span><text:span text:style-name="T169_2">word</text:span><text:span text:style-name="T169_3"><text:s/>=<text:s/>‘</text:span><text:span text:style-name="T169_4">banana</text:span><text:span text:style-name="T169_5">’</text:span></text:p>
      <text:p text:style-name="P170"><text:span text:style-name="T170_1">&gt;&gt;&gt;<text:s/></text:span><text:span text:style-name="T170_2">new</text:span><text:span text:style-name="T170_3">_</text:span><text:span text:style-name="T170_4">word</text:span><text:span text:style-name="T170_5"><text:s/>=<text:s/></text:span><text:span text:style-name="T170_6">word</text:span><text:span text:style-name="T170_7">.</text:span><text:span text:style-name="T170_8">upper</text:span><text:span text:style-name="T170_9">()</text:span></text:p>
      <text:p text:style-name="P171"><text:span text:style-name="T171_1">&gt;&gt;&gt;<text:s/></text:span><text:span text:style-name="T171_2">print</text:span><text:span text:style-name="T171_3"><text:s/></text:span><text:span text:style-name="T171_4">new</text:span><text:span text:style-name="T171_5">_</text:span><text:span text:style-name="T171_6">word</text:span></text:p>
      <text:p text:style-name="P172"><text:span text:style-name="T172_1">BANANA</text:span></text:p>
      <text:p text:style-name="P173"/>
      <text:p text:style-name="P174"><text:span text:style-name="T174_1">این</text:span><text:span text:style-name="T174_2"><text:s/></text:span><text:span text:style-name="T174_3">شیوه</text:span><text:span text:style-name="T174_4"><text:s/></text:span><text:span text:style-name="T174_5">استفاده</text:span><text:span text:style-name="T174_6"><text:s/></text:span><text:span text:style-name="T174_7">از</text:span><text:span text:style-name="T174_8"><text:s/></text:span><text:span text:style-name="T174_9">نماد</text:span><text:span text:style-name="T174_10"><text:s/></text:span><text:span text:style-name="T174_11">نقطه</text:span><text:span text:style-name="T174_12"><text:s/></text:span><text:span text:style-name="T174_13">نشان</text:span><text:span text:style-name="T174_14"><text:s/></text:span><text:span text:style-name="T174_15">میدهد</text:span><text:span text:style-name="T174_16"><text:s/></text:span><text:span text:style-name="T174_17">که</text:span><text:span text:style-name="T174_18"><text:s/></text:span><text:span text:style-name="T174_19">نام</text:span><text:span text:style-name="T174_20"><text:s/></text:span><text:span text:style-name="T174_21">متد</text:span><text:span text:style-name="T174_22">،<text:s/></text:span><text:span text:style-name="T174_23">upper</text:span><text:span text:style-name="T174_24">،<text:s/></text:span><text:span text:style-name="T174_25">و</text:span><text:span text:style-name="T174_26"><text:s/></text:span><text:span text:style-name="T174_27">نام</text:span><text:span text:style-name="T174_28"><text:s/></text:span><text:span text:style-name="T174_29">رشته</text:span><text:span text:style-name="T174_30">‌</text:span><text:span text:style-name="T174_31">ای</text:span><text:span text:style-name="T174_32"><text:s/></text:span><text:span text:style-name="T174_33">که</text:span><text:span text:style-name="T174_34"><text:s/></text:span><text:span text:style-name="T174_35">متد</text:span><text:span text:style-name="T174_36"><text:s/></text:span><text:span text:style-name="T174_37">روی</text:span><text:span text:style-name="T174_38"><text:s/></text:span><text:span text:style-name="T174_39">آن</text:span><text:span text:style-name="T174_40"><text:s/></text:span><text:span text:style-name="T174_41">اعمال</text:span><text:span text:style-name="T174_42"><text:s/></text:span><text:span text:style-name="T174_43">میشود</text:span><text:span text:style-name="T174_44"><text:s/></text:span><text:span text:style-name="T174_45">word</text:span><text:span text:style-name="T174_46"><text:s/></text:span><text:span text:style-name="T174_47">هست</text:span><text:span text:style-name="T174_48">.</text:span></text:p>
      <text:p text:style-name="P175"><text:span text:style-name="T175_1">اجرای</text:span><text:span text:style-name="T175_2"><text:s/></text:span><text:span text:style-name="T175_3">متد</text:span><text:span text:style-name="T175_4"><text:s/></text:span><text:span text:style-name="T175_5">فراخوانی</text:span><text:span text:style-name="T175_6"><text:s/>(</text:span><text:span text:style-name="T175_7">Invocation</text:span><text:span text:style-name="T175_8">)<text:s/></text:span><text:span text:style-name="T175_9">نام</text:span><text:span text:style-name="T175_10"><text:s/></text:span><text:span text:style-name="T175_11">دارد</text:span><text:span text:style-name="T175_12">؛<text:s/></text:span><text:span text:style-name="T175_13">در</text:span><text:span text:style-name="T175_14"><text:s/></text:span><text:span text:style-name="T175_15">این</text:span><text:span text:style-name="T175_16"><text:s/></text:span><text:span text:style-name="T175_17">حالت</text:span><text:span text:style-name="T175_18"><text:s/></text:span><text:span text:style-name="T175_19">میگوییم</text:span><text:span text:style-name="T175_20"><text:s/></text:span><text:span text:style-name="T175_21">که</text:span><text:span text:style-name="T175_22"><text:s/></text:span><text:span text:style-name="T175_23">متد</text:span><text:span text:style-name="T175_24"><text:s/></text:span><text:span text:style-name="T175_25">upper</text:span><text:span text:style-name="T175_26"><text:s/></text:span><text:span text:style-name="T175_27">روی</text:span><text:span text:style-name="T175_28"><text:s/></text:span><text:span text:style-name="T175_29">word</text:span><text:span text:style-name="T175_30"><text:s/></text:span><text:span text:style-name="T175_31">فراخوانی</text:span><text:span text:style-name="T175_32"><text:s/></text:span><text:span text:style-name="T175_33">شده</text:span><text:span text:style-name="T175_34"><text:s/></text:span><text:span text:style-name="T175_35">است</text:span><text:span text:style-name="T175_36">.</text:span></text:p>
      <text:p text:style-name="P176"><text:span text:style-name="T176_1">آن</text:span><text:span text:style-name="T176_2"><text:s/></text:span><text:span text:style-name="T176_3">طور</text:span><text:span text:style-name="T176_4"><text:s/></text:span><text:span text:style-name="T176_5">که</text:span><text:span text:style-name="T176_6"><text:s/></text:span><text:span text:style-name="T176_7">مشخص</text:span><text:span text:style-name="T176_8"><text:s/></text:span><text:span text:style-name="T176_9">می</text:span><text:span text:style-name="T176_10">‌</text:span><text:span text:style-name="T176_11">شود</text:span><text:span text:style-name="T176_12">،<text:s/></text:span><text:span text:style-name="T176_13">یک</text:span><text:span text:style-name="T176_14"><text:s/></text:span><text:span text:style-name="T176_15">متد</text:span><text:span text:style-name="T176_16"><text:s/></text:span><text:span text:style-name="T176_17">مخصوص</text:span><text:span text:style-name="T176_18"><text:s/></text:span><text:span text:style-name="T176_19">رشته</text:span><text:span text:style-name="T176_20"><text:s/></text:span><text:span text:style-name="T176_21">به</text:span><text:span text:style-name="T176_22"><text:s/></text:span><text:span text:style-name="T176_23">اسم</text:span><text:span text:style-name="T176_24"><text:s/></text:span><text:span text:style-name="T176_25">find</text:span><text:span text:style-name="T176_26"><text:s/></text:span><text:span text:style-name="T176_27">مشابه</text:span><text:span text:style-name="T176_28"><text:s/></text:span><text:span text:style-name="T176_29">تابعی</text:span><text:span text:style-name="T176_30"><text:s/></text:span><text:span text:style-name="T176_31">که</text:span><text:span text:style-name="T176_32"><text:s/></text:span><text:span text:style-name="T176_33">ما</text:span><text:span text:style-name="T176_34"><text:s/></text:span><text:span text:style-name="T176_35">نوشتیم</text:span><text:span text:style-name="T176_36"><text:s/></text:span><text:span text:style-name="T176_37">وجود</text:span><text:span text:style-name="T176_38"><text:s/></text:span><text:span text:style-name="T176_39">دارد</text:span><text:span text:style-name="T176_40">:</text:span></text:p>
      <text:p text:style-name="P177"/>
      <text:p text:style-name="P178"><text:span text:style-name="T178_1">&gt;&gt;&gt;<text:s/></text:span><text:span text:style-name="T178_2">word</text:span><text:span text:style-name="T178_3"><text:s/>=<text:s/>‘</text:span><text:span text:style-name="T178_4">banana</text:span><text:span text:style-name="T178_5">’</text:span></text:p>
      <text:p text:style-name="P179"><text:span text:style-name="T179_1">&gt;&gt;&gt;<text:s/></text:span><text:span text:style-name="T179_2">index</text:span><text:span text:style-name="T179_3"><text:s/>=<text:s/></text:span><text:span text:style-name="T179_4">word</text:span><text:span text:style-name="T179_5">.</text:span><text:span text:style-name="T179_6">find</text:span><text:span text:style-name="T179_7">(‘</text:span><text:span text:style-name="T179_8">a</text:span><text:span text:style-name="T179_9">’)</text:span></text:p>
      <text:p text:style-name="P180"><text:span text:style-name="T180_1">&gt;&gt;&gt;<text:s/></text:span><text:span text:style-name="T180_2">print</text:span><text:span text:style-name="T180_3"><text:s/></text:span><text:span text:style-name="T180_4">index</text:span></text:p>
      <text:p text:style-name="P181"><text:span text:style-name="T181_1">1</text:span></text:p>
      <text:p text:style-name="P182"/>
      <text:p text:style-name="P183"><text:span text:style-name="T183_1">در</text:span><text:span text:style-name="T183_2"><text:s/></text:span><text:span text:style-name="T183_3">این</text:span><text:span text:style-name="T183_4"><text:s/></text:span><text:span text:style-name="T183_5">مثال</text:span><text:span text:style-name="T183_6">،<text:s/></text:span><text:span text:style-name="T183_7">ما</text:span><text:span text:style-name="T183_8"><text:s/></text:span><text:span text:style-name="T183_9">متد</text:span><text:span text:style-name="T183_10"><text:s/></text:span><text:span text:style-name="T183_11">find</text:span><text:span text:style-name="T183_12"><text:s/></text:span><text:span text:style-name="T183_13">را</text:span><text:span text:style-name="T183_14"><text:s/></text:span><text:span text:style-name="T183_15">روی</text:span><text:span text:style-name="T183_16"><text:s/></text:span><text:span text:style-name="T183_17">word</text:span><text:span text:style-name="T183_18"><text:s/></text:span><text:span text:style-name="T183_19">فراخوانی</text:span><text:span text:style-name="T183_20"><text:s/></text:span><text:span text:style-name="T183_21">میکنیم</text:span><text:span text:style-name="T183_22"><text:s/></text:span><text:span text:style-name="T183_23">و</text:span><text:span text:style-name="T183_24"><text:s/></text:span><text:span text:style-name="T183_25">حرفی</text:span><text:span text:style-name="T183_26"><text:s/></text:span><text:span text:style-name="T183_27">که</text:span><text:span text:style-name="T183_28"><text:s/></text:span><text:span text:style-name="T183_29">میخواهیم</text:span><text:span text:style-name="T183_30"><text:s/></text:span><text:span text:style-name="T183_31">در</text:span><text:span text:style-name="T183_32"><text:s/></text:span><text:span text:style-name="T183_33">رشته</text:span><text:span text:style-name="T183_34"><text:s/></text:span><text:span text:style-name="T183_35">پیدا</text:span><text:span text:style-name="T183_36"><text:s/></text:span><text:span text:style-name="T183_37">کنیم</text:span><text:span text:style-name="T183_38"><text:s/></text:span><text:span text:style-name="T183_39">را</text:span><text:span text:style-name="T183_40"><text:s/></text:span><text:span text:style-name="T183_41">به</text:span><text:span text:style-name="T183_42"><text:s/></text:span><text:span text:style-name="T183_43">عنوان</text:span><text:span text:style-name="T183_44"><text:s/></text:span><text:span text:style-name="T183_45">پارامتر</text:span><text:span text:style-name="T183_46"><text:s/></text:span><text:span text:style-name="T183_47">به</text:span><text:span text:style-name="T183_48"><text:s/></text:span><text:span text:style-name="T183_49">آن</text:span><text:span text:style-name="T183_50"><text:s/></text:span><text:span text:style-name="T183_51">میدهیم</text:span><text:span text:style-name="T183_52">.</text:span></text:p>
      <text:p text:style-name="P184"><text:span text:style-name="T184_1">البته</text:span><text:span text:style-name="T184_2"><text:s/></text:span><text:span text:style-name="T184_3">متد</text:span><text:span text:style-name="T184_4"><text:s/></text:span><text:span text:style-name="T184_5">find</text:span><text:span text:style-name="T184_6"><text:s/></text:span><text:span text:style-name="T184_7">موجود</text:span><text:span text:style-name="T184_8"><text:s/></text:span><text:span text:style-name="T184_9">از</text:span><text:span text:style-name="T184_10"><text:s/></text:span><text:span text:style-name="T184_11">تابعی</text:span><text:span text:style-name="T184_12"><text:s/></text:span><text:span text:style-name="T184_13">که</text:span><text:span text:style-name="T184_14"><text:s/></text:span><text:span text:style-name="T184_15">نوشتیم</text:span><text:span text:style-name="T184_16"><text:s/></text:span><text:span text:style-name="T184_17">عمومی</text:span><text:span text:style-name="T184_18">‌</text:span><text:span text:style-name="T184_19">تری</text:span><text:span text:style-name="T184_20"><text:s/></text:span><text:span text:style-name="T184_21">است</text:span><text:span text:style-name="T184_22"><text:s/></text:span><text:span text:style-name="T184_23">که</text:span><text:span text:style-name="T184_24"><text:s/></text:span><text:span text:style-name="T184_25">علاوه</text:span><text:span text:style-name="T184_26"><text:s/></text:span><text:span text:style-name="T184_27">بر</text:span><text:span text:style-name="T184_28"><text:s/></text:span><text:span text:style-name="T184_29">کاراکتر</text:span><text:span text:style-name="T184_30">،<text:s/></text:span><text:span text:style-name="T184_31">تکه</text:span><text:span text:style-name="T184_32">‌</text:span><text:span text:style-name="T184_33">رشته</text:span><text:span text:style-name="T184_34"><text:s/></text:span><text:span text:style-name="T184_35">هم</text:span><text:span text:style-name="T184_36"><text:s/></text:span><text:span text:style-name="T184_37">میتواند</text:span><text:span text:style-name="T184_38"><text:s/></text:span><text:span text:style-name="T184_39">در</text:span><text:span text:style-name="T184_40"><text:s/></text:span><text:span text:style-name="T184_41">رشته</text:span><text:span text:style-name="T184_42"><text:s/></text:span><text:span text:style-name="T184_43">ها</text:span><text:span text:style-name="T184_44"><text:s/></text:span><text:span text:style-name="T184_45">پیدا</text:span><text:span text:style-name="T184_46"><text:s/></text:span><text:span text:style-name="T184_47">کند</text:span><text:span text:style-name="T184_48">:</text:span></text:p>
      <text:p text:style-name="P185"/>
      <text:p text:style-name="P186"><text:span text:style-name="T186_1">&gt;&gt;&gt;<text:s/></text:span><text:span text:style-name="T186_2">word</text:span><text:span text:style-name="T186_3">.</text:span><text:span text:style-name="T186_4">find</text:span><text:span text:style-name="T186_5">(‘</text:span><text:span text:style-name="T186_6">na</text:span><text:span text:style-name="T186_7">’)</text:span></text:p>
      <text:p text:style-name="P187"><text:span text:style-name="T187_1">2</text:span></text:p>
      <text:p text:style-name="P188"/>
      <text:p text:style-name="P189"><text:span text:style-name="T189_1">همینطور</text:span><text:span text:style-name="T189_2"><text:s/></text:span><text:span text:style-name="T189_3">این</text:span><text:span text:style-name="T189_4"><text:s/></text:span><text:span text:style-name="T189_5">متد</text:span><text:span text:style-name="T189_6"><text:s/></text:span><text:span text:style-name="T189_7">میتواند</text:span><text:span text:style-name="T189_8"><text:s/></text:span><text:span text:style-name="T189_9">پارامتر</text:span><text:span text:style-name="T189_10"><text:s/></text:span><text:span text:style-name="T189_11">دومی</text:span><text:span text:style-name="T189_12"><text:s/></text:span><text:span text:style-name="T189_13">هم</text:span><text:span text:style-name="T189_14"><text:s/></text:span><text:span text:style-name="T189_15">بگیرد</text:span><text:span text:style-name="T189_16">،<text:s/></text:span><text:span text:style-name="T189_17">اندیس</text:span><text:span text:style-name="T189_18"><text:s/></text:span><text:span text:style-name="T189_19">جایی</text:span><text:span text:style-name="T189_20"><text:s/></text:span><text:span text:style-name="T189_21">که</text:span><text:span text:style-name="T189_22"><text:s/></text:span><text:span text:style-name="T189_23">باید</text:span><text:span text:style-name="T189_24"><text:s/></text:span><text:span text:style-name="T189_25">شروع</text:span><text:span text:style-name="T189_26"><text:s/></text:span><text:span text:style-name="T189_27">به</text:span><text:span text:style-name="T189_28"><text:s/></text:span><text:span text:style-name="T189_29">جستجو</text:span><text:span text:style-name="T189_30"><text:s/></text:span><text:span text:style-name="T189_31">کند</text:span><text:span text:style-name="T189_32">:</text:span></text:p>
      <text:p text:style-name="P190"/>
      <text:p text:style-name="P191"><text:span text:style-name="T191_1">&gt;&gt;&gt;<text:s/></text:span><text:span text:style-name="T191_2">word</text:span><text:span text:style-name="T191_3">.</text:span><text:span text:style-name="T191_4">find</text:span><text:span text:style-name="T191_5">(‘</text:span><text:span text:style-name="T191_6">na</text:span><text:span text:style-name="T191_7">’,<text:s/>3)</text:span></text:p>
      <text:p text:style-name="P192"><text:span text:style-name="T192_1">4</text:span></text:p>
      <text:p text:style-name="P193"/>
      <text:p text:style-name="P194"><text:span text:style-name="T194_1">و</text:span><text:span text:style-name="T194_2"><text:s/></text:span><text:span text:style-name="T194_3">البته</text:span><text:span text:style-name="T194_4"><text:s/></text:span><text:span text:style-name="T194_5">پارامتر</text:span><text:span text:style-name="T194_6"><text:s/></text:span><text:span text:style-name="T194_7">سومی</text:span><text:span text:style-name="T194_8"><text:s/></text:span><text:span text:style-name="T194_9">که</text:span><text:span text:style-name="T194_10"><text:s/></text:span><text:span text:style-name="T194_11">اندیس</text:span><text:span text:style-name="T194_12"><text:s/></text:span><text:span text:style-name="T194_13">جایی</text:span><text:span text:style-name="T194_14"><text:s/></text:span><text:span text:style-name="T194_15">است</text:span><text:span text:style-name="T194_16"><text:s/></text:span><text:span text:style-name="T194_17">که</text:span><text:span text:style-name="T194_18"><text:s/></text:span><text:span text:style-name="T194_19">جستجو</text:span><text:span text:style-name="T194_20"><text:s/></text:span><text:span text:style-name="T194_21">باید</text:span><text:span text:style-name="T194_22"><text:s/></text:span><text:span text:style-name="T194_23">پایان</text:span><text:span text:style-name="T194_24"><text:s/></text:span><text:span text:style-name="T194_25">یابد</text:span><text:span text:style-name="T194_26">:</text:span></text:p>
      <text:p text:style-name="P195"/>
      <text:p text:style-name="P196"><text:span text:style-name="T196_1">&gt;&gt;&gt;<text:s/></text:span><text:span text:style-name="T196_2">name</text:span><text:span text:style-name="T196_3"><text:s/>=<text:s/>‘</text:span><text:span text:style-name="T196_4">bob</text:span><text:span text:style-name="T196_5">’</text:span></text:p>
      <text:p text:style-name="P197"><text:span text:style-name="T197_1">&gt;&gt;&gt;<text:s/></text:span><text:span text:style-name="T197_2">name</text:span><text:span text:style-name="T197_3">.</text:span><text:span text:style-name="T197_4">find</text:span><text:span text:style-name="T197_5">(‘</text:span><text:span text:style-name="T197_6">b</text:span><text:span text:style-name="T197_7">’,<text:s/>1,<text:s/>2)</text:span></text:p>
      <text:p text:style-name="P198"><text:span text:style-name="T198_1">-1</text:span></text:p>
      <text:p text:style-name="P199"/>
      <text:p text:style-name="P200"><text:span text:style-name="T200_1">جستجو</text:span><text:span text:style-name="T200_2"><text:s/></text:span><text:span text:style-name="T200_3">به</text:span><text:span text:style-name="T200_4"><text:s/></text:span><text:span text:style-name="T200_5">نتیجه</text:span><text:span text:style-name="T200_6">‌</text:span><text:span text:style-name="T200_7">ای</text:span><text:span text:style-name="T200_8"><text:s/></text:span><text:span text:style-name="T200_9">نمیرسد</text:span><text:span text:style-name="T200_10"><text:s/></text:span><text:span text:style-name="T200_11">چون</text:span><text:span text:style-name="T200_12"><text:s/></text:span><text:span text:style-name="T200_13">b</text:span><text:span text:style-name="T200_14"><text:s/></text:span><text:span text:style-name="T200_15">بین</text:span><text:span text:style-name="T200_16"><text:s/></text:span><text:span text:style-name="T200_17">بازه</text:span><text:span text:style-name="T200_18"><text:s/>۱<text:s/></text:span><text:span text:style-name="T200_19">و</text:span><text:span text:style-name="T200_20"><text:s/>۲<text:s/></text:span><text:span text:style-name="T200_21">وجود</text:span><text:span text:style-name="T200_22"><text:s/></text:span><text:span text:style-name="T200_23">ندارد</text:span><text:span text:style-name="T200_24"><text:s/>(</text:span><text:span text:style-name="T200_25">خود</text:span><text:span text:style-name="T200_26"><text:s/>۲<text:s/></text:span><text:span text:style-name="T200_27">در</text:span><text:span text:style-name="T200_28"><text:s/></text:span><text:span text:style-name="T200_29">بازه</text:span><text:span text:style-name="T200_30"><text:s/></text:span><text:span text:style-name="T200_31">وجود</text:span><text:span text:style-name="T200_32"><text:s/></text:span><text:span text:style-name="T200_33">ندارد</text:span><text:span text:style-name="T200_34">).</text:span></text:p>
      <text:p text:style-name="P201"><text:span text:style-name="T201_1">تمرین</text:span><text:span text:style-name="T201_2"><text:s/>۷</text:span></text:p>
      <text:p text:style-name="P202"><text:span text:style-name="T202_1">یک</text:span><text:span text:style-name="T202_2"><text:s/></text:span><text:span text:style-name="T202_3">متد</text:span><text:span text:style-name="T202_4"><text:s/></text:span><text:span text:style-name="T202_5">مربوط</text:span><text:span text:style-name="T202_6"><text:s/></text:span><text:span text:style-name="T202_7">به</text:span><text:span text:style-name="T202_8"><text:s/></text:span><text:span text:style-name="T202_9">رشته</text:span><text:span text:style-name="T202_10"><text:s/></text:span><text:span text:style-name="T202_11">به</text:span><text:span text:style-name="T202_12"><text:s/></text:span><text:span text:style-name="T202_13">اسم</text:span><text:span text:style-name="T202_14"><text:s/></text:span><text:span text:style-name="T202_15">count</text:span><text:span text:style-name="T202_16"><text:s/></text:span><text:span text:style-name="T202_17">وجود</text:span><text:span text:style-name="T202_18"><text:s/></text:span><text:span text:style-name="T202_19">دارد</text:span><text:span text:style-name="T202_20"><text:s/></text:span><text:span text:style-name="T202_21">که</text:span><text:span text:style-name="T202_22"><text:s/></text:span><text:span text:style-name="T202_23">مشابه</text:span><text:span text:style-name="T202_24"><text:s/></text:span><text:span text:style-name="T202_25">تابعی</text:span><text:span text:style-name="T202_26"><text:s/></text:span><text:span text:style-name="T202_27">است</text:span><text:span text:style-name="T202_28"><text:s/></text:span><text:span text:style-name="T202_29">که</text:span><text:span text:style-name="T202_30"><text:s/></text:span><text:span text:style-name="T202_31">در</text:span><text:span text:style-name="T202_32"><text:s/></text:span><text:span text:style-name="T202_33">موضوع</text:span><text:span text:style-name="T202_34"><text:s/></text:span><text:span text:style-name="T202_35">قبل</text:span><text:span text:style-name="T202_36"><text:s/></text:span><text:span text:style-name="T202_37">نوشتیم</text:span><text:span text:style-name="T202_38">.<text:s/></text:span><text:span text:style-name="T202_39">مستندات</text:span><text:span text:style-name="T202_40"><text:s/></text:span><text:span text:style-name="T202_41">مربوط</text:span><text:span text:style-name="T202_42"><text:s/></text:span><text:span text:style-name="T202_43">به</text:span><text:span text:style-name="T202_44"><text:s/></text:span><text:span text:style-name="T202_45">این</text:span><text:span text:style-name="T202_46"><text:s/></text:span><text:span text:style-name="T202_47">متد</text:span><text:span text:style-name="T202_48"><text:s/></text:span><text:span text:style-name="T202_49">را</text:span><text:span text:style-name="T202_50"><text:s/></text:span><text:span text:style-name="T202_51">مطالعه</text:span><text:span text:style-name="T202_52"><text:s/></text:span><text:span text:style-name="T202_53">کنید</text:span><text:span text:style-name="T202_54"><text:s/></text:span><text:span text:style-name="T202_55">و</text:span><text:span text:style-name="T202_56"><text:s/></text:span><text:span text:style-name="T202_57">یک</text:span><text:span text:style-name="T202_58"><text:s/></text:span><text:span text:style-name="T202_59">فراخوان</text:span><text:span text:style-name="T202_60"><text:s/></text:span><text:span text:style-name="T202_61">بنویسید</text:span><text:span text:style-name="T202_62"><text:s/></text:span><text:span text:style-name="T202_63">که</text:span><text:span text:style-name="T202_64"><text:s/></text:span><text:span text:style-name="T202_65">تعداد</text:span><text:span text:style-name="T202_66"><text:s/></text:span><text:span text:style-name="T202_67">کاراکتر</text:span><text:span text:style-name="T202_68"><text:s/></text:span><text:span text:style-name="T202_69">های</text:span><text:span text:style-name="T202_70"><text:s/></text:span><text:span text:style-name="T202_71">a</text:span><text:span text:style-name="T202_72"><text:s/></text:span><text:span text:style-name="T202_73">در</text:span><text:span text:style-name="T202_74"><text:s/></text:span><text:span text:style-name="T202_75">رشته</text:span><text:span text:style-name="T202_76"><text:s/>'</text:span><text:span text:style-name="T202_77">banana</text:span><text:span text:style-name="T202_78">'<text:s/></text:span><text:span text:style-name="T202_79">را</text:span><text:span text:style-name="T202_80"><text:s/></text:span><text:span text:style-name="T202_81">برگرداند</text:span><text:span text:style-name="T202_82">.</text:span></text:p>
      <text:p text:style-name="P203"><text:span text:style-name="T203_1">تمرین</text:span><text:span text:style-name="T203_2"><text:s/>۸</text:span></text:p>
      <text:p text:style-name="P204"><text:span text:style-name="T204_1">مستندات</text:span><text:span text:style-name="T204_2"><text:s/></text:span><text:span text:style-name="T204_3">مربوط</text:span><text:span text:style-name="T204_4"><text:s/></text:span><text:span text:style-name="T204_5">به</text:span><text:span text:style-name="T204_6"><text:s/></text:span><text:span text:style-name="T204_7">متد</text:span><text:span text:style-name="T204_8"><text:s/></text:span><text:span text:style-name="T204_9">های</text:span><text:span text:style-name="T204_10"><text:s/></text:span><text:span text:style-name="T204_11">رشته</text:span><text:span text:style-name="T204_12"><text:s/></text:span><text:span text:style-name="T204_13">را</text:span><text:span text:style-name="T204_14"><text:s/></text:span><text:span text:style-name="T204_15">در</text:span><text:span text:style-name="T204_16"><text:s/></text:span><text:span text:style-name="T204_17"><text:a xlink:type="simple" xlink:href="http://docs.python.org/2/library/stdtypes.html#string-methods"><text:span text:style-name="T204_18">http</text:span></text:a></text:span><text:span text:style-name="T204_19"><text:a xlink:type="simple" xlink:href="http://docs.python.org/2/library/stdtypes.html#string-methods"><text:span text:style-name="T204_20">://</text:span></text:a></text:span><text:span text:style-name="T204_21"><text:a xlink:type="simple" xlink:href="http://docs.python.org/2/library/stdtypes.html#string-methods"><text:span text:style-name="T204_22">docs</text:span></text:a></text:span><text:span text:style-name="T204_23"><text:a xlink:type="simple" xlink:href="http://docs.python.org/2/library/stdtypes.html#string-methods"><text:span text:style-name="T204_24">.</text:span></text:a></text:span><text:span text:style-name="T204_25"><text:a xlink:type="simple" xlink:href="http://docs.python.org/2/library/stdtypes.html#string-methods"><text:span text:style-name="T204_26">python</text:span></text:a></text:span><text:span text:style-name="T204_27"><text:a xlink:type="simple" xlink:href="http://docs.python.org/2/library/stdtypes.html#string-methods"><text:span text:style-name="T204_28">.</text:span></text:a></text:span><text:span text:style-name="T204_29"><text:a xlink:type="simple" xlink:href="http://docs.python.org/2/library/stdtypes.html#string-methods"><text:span text:style-name="T204_30">org</text:span></text:a></text:span><text:span text:style-name="T204_31"><text:a xlink:type="simple" xlink:href="http://docs.python.org/2/library/stdtypes.html#string-methods"><text:span text:style-name="T204_32">/2/</text:span></text:a></text:span><text:span text:style-name="T204_33"><text:a xlink:type="simple" xlink:href="http://docs.python.org/2/library/stdtypes.html#string-methods"><text:span text:style-name="T204_34">library</text:span></text:a></text:span><text:span text:style-name="T204_35"><text:a xlink:type="simple" xlink:href="http://docs.python.org/2/library/stdtypes.html#string-methods"><text:span text:style-name="T204_36">/</text:span></text:a></text:span><text:span text:style-name="T204_37"><text:a xlink:type="simple" xlink:href="http://docs.python.org/2/library/stdtypes.html#string-methods"><text:span text:style-name="T204_38">stdtypes</text:span></text:a></text:span><text:span text:style-name="T204_39"><text:a xlink:type="simple" xlink:href="http://docs.python.org/2/library/stdtypes.html#string-methods"><text:span text:style-name="T204_40">.</text:span></text:a></text:span><text:span text:style-name="T204_41"><text:a xlink:type="simple" xlink:href="http://docs.python.org/2/library/stdtypes.html#string-methods"><text:span text:style-name="T204_42">html</text:span></text:a></text:span><text:span text:style-name="T204_43"><text:a xlink:type="simple" xlink:href="http://docs.python.org/2/library/stdtypes.html#string-methods"><text:span text:style-name="T204_44">#</text:span></text:a></text:span><text:span text:style-name="T204_45"><text:a xlink:type="simple" xlink:href="http://docs.python.org/2/library/stdtypes.html#string-methods"><text:span text:style-name="T204_46">string</text:span></text:a></text:span><text:span text:style-name="T204_47"><text:a xlink:type="simple" xlink:href="http://docs.python.org/2/library/stdtypes.html#string-methods"><text:span text:style-name="T204_48">-</text:span></text:a></text:span><text:span text:style-name="T204_49"><text:a xlink:type="simple" xlink:href="http://docs.python.org/2/library/stdtypes.html#string-methods"><text:span text:style-name="T204_50">methods</text:span></text:a></text:span><text:span text:style-name="T204_51"><text:s/></text:span><text:span text:style-name="T204_52">مطالعه</text:span><text:span text:style-name="T204_53"><text:s/></text:span><text:span text:style-name="T204_54">کنید</text:span><text:span text:style-name="T204_55">.<text:s/></text:span><text:span text:style-name="T204_56">بهتر</text:span><text:span text:style-name="T204_57"><text:s/></text:span><text:span text:style-name="T204_58">است</text:span><text:span text:style-name="T204_59"><text:s/></text:span><text:span text:style-name="T204_60">هر</text:span><text:span text:style-name="T204_61"><text:s/></text:span><text:span text:style-name="T204_62">کدام</text:span><text:span text:style-name="T204_63"><text:s/></text:span><text:span text:style-name="T204_64">آنها</text:span><text:span text:style-name="T204_65"><text:s/></text:span><text:span text:style-name="T204_66">را</text:span><text:span text:style-name="T204_67"><text:s/></text:span><text:span text:style-name="T204_68">آزمایش</text:span><text:span text:style-name="T204_69"><text:s/></text:span><text:span text:style-name="T204_70">کنید</text:span><text:span text:style-name="T204_71"><text:s/></text:span><text:span text:style-name="T204_72">تا</text:span><text:span text:style-name="T204_73"><text:s/></text:span><text:span text:style-name="T204_74">با</text:span><text:span text:style-name="T204_75"><text:s/></text:span><text:span text:style-name="T204_76">کارایی</text:span><text:span text:style-name="T204_77"><text:s/></text:span><text:span text:style-name="T204_78">آنها</text:span><text:span text:style-name="T204_79"><text:s/></text:span><text:span text:style-name="T204_80">بیشتر</text:span><text:span text:style-name="T204_81"><text:s/></text:span><text:span text:style-name="T204_82">آشنا</text:span><text:span text:style-name="T204_83"><text:s/></text:span><text:span text:style-name="T204_84">شوید</text:span><text:span text:style-name="T204_85">.<text:s/></text:span><text:span text:style-name="T204_86">strip</text:span><text:span text:style-name="T204_87"><text:s/></text:span><text:span text:style-name="T204_88">و</text:span><text:span text:style-name="T204_89"><text:s/></text:span><text:span text:style-name="T204_90">replace</text:span><text:span text:style-name="T204_91"><text:s/></text:span><text:span text:style-name="T204_92">از</text:span><text:span text:style-name="T204_93"><text:s/></text:span><text:span text:style-name="T204_94">پر</text:span><text:span text:style-name="T204_95"><text:s/></text:span><text:span text:style-name="T204_96">استفاده</text:span><text:span text:style-name="T204_97"><text:s/></text:span><text:span text:style-name="T204_98">ترین</text:span><text:span text:style-name="T204_99"><text:s/></text:span><text:span text:style-name="T204_100">متد</text:span><text:span text:style-name="T204_101"><text:s/></text:span><text:span text:style-name="T204_102">ها</text:span><text:span text:style-name="T204_103"><text:s/></text:span><text:span text:style-name="T204_104">هستند</text:span><text:span text:style-name="T204_105">.</text:span></text:p>
      <text:p text:style-name="P205"><text:span text:style-name="T205_1">این</text:span><text:span text:style-name="T205_2"><text:s/></text:span><text:span text:style-name="T205_3">مستندات</text:span><text:span text:style-name="T205_4"><text:s/></text:span><text:span text:style-name="T205_5">از</text:span><text:span text:style-name="T205_6"><text:s/></text:span><text:span text:style-name="T205_7">نوعی</text:span><text:span text:style-name="T205_8"><text:s/></text:span><text:span text:style-name="T205_9">Syntax</text:span><text:span text:style-name="T205_10"><text:s/></text:span><text:span text:style-name="T205_11">استفاده</text:span><text:span text:style-name="T205_12"><text:s/></text:span><text:span text:style-name="T205_13">میکنند</text:span><text:span text:style-name="T205_14"><text:s/></text:span><text:span text:style-name="T205_15">که</text:span><text:span text:style-name="T205_16"><text:s/></text:span><text:span text:style-name="T205_17">ممکن</text:span><text:span text:style-name="T205_18"><text:s/></text:span><text:span text:style-name="T205_19">است</text:span><text:span text:style-name="T205_20"><text:s/></text:span><text:span text:style-name="T205_21">کمی</text:span><text:span text:style-name="T205_22"><text:s/></text:span><text:span text:style-name="T205_23">گیج</text:span><text:span text:style-name="T205_24">‌</text:span><text:span text:style-name="T205_25">کننده</text:span><text:span text:style-name="T205_26"><text:s/></text:span><text:span text:style-name="T205_27">باشد</text:span><text:span text:style-name="T205_28">.<text:s/></text:span><text:span text:style-name="T205_29">به</text:span><text:span text:style-name="T205_30"><text:s/></text:span><text:span text:style-name="T205_31">عنوان</text:span><text:span text:style-name="T205_32"><text:s/></text:span><text:span text:style-name="T205_33">مثال</text:span><text:span text:style-name="T205_34"><text:s/></text:span><text:span text:style-name="T205_35">در</text:span><text:span text:style-name="T205_36"><text:s/></text:span><text:span text:style-name="T205_37">find</text:span><text:span text:style-name="T205_38">(</text:span><text:span text:style-name="T205_39">sub</text:span><text:span text:style-name="T205_40">[,<text:s/></text:span><text:span text:style-name="T205_41">start</text:span><text:span text:style-name="T205_42">[,<text:s/></text:span><text:span text:style-name="T205_43">end</text:span><text:span text:style-name="T205_44">]])<text:s/></text:span><text:span text:style-name="T205_45">براکت</text:span><text:span text:style-name="T205_46"><text:s/></text:span><text:span text:style-name="T205_47">ها</text:span><text:span text:style-name="T205_48"><text:s/></text:span><text:span text:style-name="T205_49">نشان</text:span><text:span text:style-name="T205_50">‌</text:span><text:span text:style-name="T205_51">دهنده</text:span><text:span text:style-name="T205_52"><text:s/></text:span><text:span text:style-name="T205_53">آرگومان</text:span><text:span text:style-name="T205_54">‌</text:span><text:span text:style-name="T205_55">های</text:span><text:span text:style-name="T205_56"><text:s/></text:span><text:span text:style-name="T205_57">غیرضروری</text:span><text:span text:style-name="T205_58">‌</text:span><text:span text:style-name="T205_59">اند</text:span><text:span text:style-name="T205_60">.<text:s/></text:span><text:span text:style-name="T205_61">در</text:span><text:span text:style-name="T205_62"><text:s/></text:span><text:span text:style-name="T205_63">نتیجه</text:span><text:span text:style-name="T205_64"><text:s/></text:span><text:span text:style-name="T205_65">sub</text:span><text:span text:style-name="T205_66"><text:s/></text:span><text:span text:style-name="T205_67">ضروری</text:span><text:span text:style-name="T205_68"><text:s/></text:span><text:span text:style-name="T205_69">است</text:span><text:span text:style-name="T205_70"><text:s/></text:span><text:span text:style-name="T205_71">ولی</text:span><text:span text:style-name="T205_72"><text:s/></text:span><text:span text:style-name="T205_73">start</text:span><text:span text:style-name="T205_74"><text:s/></text:span><text:span text:style-name="T205_75">ضروری</text:span><text:span text:style-name="T205_76"><text:s/></text:span><text:span text:style-name="T205_77">نیست</text:span><text:span text:style-name="T205_78">.<text:s/></text:span><text:span text:style-name="T205_79">اگر</text:span><text:span text:style-name="T205_80"><text:s/></text:span><text:span text:style-name="T205_81">از</text:span><text:span text:style-name="T205_82"><text:s/></text:span><text:span text:style-name="T205_83">start</text:span><text:span text:style-name="T205_84"><text:s/></text:span><text:span text:style-name="T205_85">استفاده</text:span><text:span text:style-name="T205_86"><text:s/></text:span><text:span text:style-name="T205_87">کنید</text:span><text:span text:style-name="T205_88">،<text:s/></text:span><text:span text:style-name="T205_89">آنگاه</text:span><text:span text:style-name="T205_90"><text:s/></text:span><text:span text:style-name="T205_91">end</text:span><text:span text:style-name="T205_92"><text:s/></text:span><text:span text:style-name="T205_93">هم</text:span><text:span text:style-name="T205_94"><text:s/></text:span><text:span text:style-name="T205_95">قابل</text:span><text:span text:style-name="T205_96"><text:s/></text:span><text:span text:style-name="T205_97">استفاده</text:span><text:span text:style-name="T205_98"><text:s/></text:span><text:span text:style-name="T205_99">ولی</text:span><text:span text:style-name="T205_100"><text:s/></text:span><text:span text:style-name="T205_101">غیرضروری</text:span><text:span text:style-name="T205_102"><text:s/></text:span><text:span text:style-name="T205_103">است</text:span><text:span text:style-name="T205_104">.</text:span></text:p>
      <text:p text:style-name="P206"/>
      <text:p text:style-name="P207"><text:span text:style-name="T207_1">۸.۹<text:s/></text:span><text:span text:style-name="T207_2">عملگر</text:span><text:span text:style-name="T207_3"><text:s/></text:span><text:span text:style-name="T207_4">in</text:span></text:p>
      <text:p text:style-name="P208"><text:span text:style-name="T208_1">کلمه</text:span><text:span text:style-name="T208_2"><text:s text:c="2"/></text:span><text:span text:style-name="T208_3">in</text:span><text:span text:style-name="T208_4"><text:s/></text:span><text:span text:style-name="T208_5">یک</text:span><text:span text:style-name="T208_6"><text:s/></text:span><text:span text:style-name="T208_7">عملگر</text:span><text:span text:style-name="T208_8"><text:s/></text:span><text:span text:style-name="T208_9">بولین</text:span><text:span text:style-name="T208_10"><text:s/>(</text:span><text:span text:style-name="T208_11">Boolean</text:span><text:span text:style-name="T208_12">)<text:s/></text:span><text:span text:style-name="T208_13">است</text:span><text:span text:style-name="T208_14"><text:s/></text:span><text:span text:style-name="T208_15">که</text:span><text:span text:style-name="T208_16"><text:s/></text:span><text:span text:style-name="T208_17">دو</text:span><text:span text:style-name="T208_18"><text:s/></text:span><text:span text:style-name="T208_19">رشته</text:span><text:span text:style-name="T208_20"><text:s/></text:span><text:span text:style-name="T208_21">را</text:span><text:span text:style-name="T208_22"><text:s/></text:span><text:span text:style-name="T208_23">میگیرد</text:span><text:span text:style-name="T208_24"><text:s/></text:span><text:span text:style-name="T208_25">و</text:span><text:span text:style-name="T208_26"><text:s/></text:span><text:span text:style-name="T208_27">اگر</text:span><text:span text:style-name="T208_28"><text:s/></text:span><text:span text:style-name="T208_29">رشته</text:span><text:span text:style-name="T208_30"><text:s/></text:span><text:span text:style-name="T208_31">اول</text:span><text:span text:style-name="T208_32"><text:s/></text:span><text:span text:style-name="T208_33">تکه</text:span><text:span text:style-name="T208_34"><text:s/></text:span><text:span text:style-name="T208_35">رشته</text:span><text:span text:style-name="T208_36"><text:s/></text:span><text:span text:style-name="T208_37">ای</text:span><text:span text:style-name="T208_38"><text:s/></text:span><text:span text:style-name="T208_39">از</text:span><text:span text:style-name="T208_40"><text:s/></text:span><text:span text:style-name="T208_41">دومی</text:span><text:span text:style-name="T208_42"><text:s/></text:span><text:span text:style-name="T208_43">باشد</text:span><text:span text:style-name="T208_44"><text:s/></text:span><text:span text:style-name="T208_45">مقدار</text:span><text:span text:style-name="T208_46"><text:s/></text:span><text:span text:style-name="T208_47">True</text:span><text:span text:style-name="T208_48"><text:s/></text:span><text:span text:style-name="T208_49">را</text:span><text:span text:style-name="T208_50"><text:s/></text:span><text:span text:style-name="T208_51">برمیگرداند</text:span><text:span text:style-name="T208_52">.</text:span></text:p>
      <text:p text:style-name="P209"/>
      <text:p text:style-name="P210"><text:span text:style-name="T210_1">&gt;&gt;&gt;<text:s/>'</text:span><text:span text:style-name="T210_2">a</text:span><text:span text:style-name="T210_3">’<text:s/></text:span><text:span text:style-name="T210_4">in</text:span><text:span text:style-name="T210_5"><text:s/>‘</text:span><text:span text:style-name="T210_6">banana</text:span><text:span text:style-name="T210_7">’</text:span></text:p>
      <text:p text:style-name="P211"><text:span text:style-name="T211_1">True</text:span></text:p>
      <text:p text:style-name="P212"><text:span text:style-name="T212_1">&gt;&gt;&gt;<text:s/>‘</text:span><text:span text:style-name="T212_2">seed</text:span><text:span text:style-name="T212_3">’<text:s/></text:span><text:span text:style-name="T212_4">in</text:span><text:span text:style-name="T212_5"><text:s/>‘</text:span><text:span text:style-name="T212_6">banana</text:span><text:span text:style-name="T212_7">’</text:span></text:p>
      <text:p text:style-name="P213"><text:span text:style-name="T213_1">False</text:span></text:p>
      <text:p text:style-name="P214"/>
      <text:p text:style-name="P215"><text:span text:style-name="T215_1">به</text:span><text:span text:style-name="T215_2"><text:s/></text:span><text:span text:style-name="T215_3">عنوان</text:span><text:span text:style-name="T215_4"><text:s/></text:span><text:span text:style-name="T215_5">مثال</text:span><text:span text:style-name="T215_6">،<text:s/></text:span><text:span text:style-name="T215_7">تابع</text:span><text:span text:style-name="T215_8"><text:s/></text:span><text:span text:style-name="T215_9">زیر</text:span><text:span text:style-name="T215_10"><text:s/></text:span><text:span text:style-name="T215_11">تمام</text:span><text:span text:style-name="T215_12"><text:s/></text:span><text:span text:style-name="T215_13">کاراکترهای</text:span><text:span text:style-name="T215_14"><text:s/></text:span><text:span text:style-name="T215_15">word</text:span><text:span text:style-name="T215_16">1<text:s/></text:span><text:span text:style-name="T215_17">که</text:span><text:span text:style-name="T215_18"><text:s/></text:span><text:span text:style-name="T215_19">در</text:span><text:span text:style-name="T215_20"><text:s/></text:span><text:span text:style-name="T215_21">word</text:span><text:span text:style-name="T215_22">2<text:s/></text:span><text:span text:style-name="T215_23">هم</text:span><text:span text:style-name="T215_24"><text:s/></text:span><text:span text:style-name="T215_25">وجود</text:span><text:span text:style-name="T215_26"><text:s/></text:span><text:span text:style-name="T215_27">دارد</text:span><text:span text:style-name="T215_28"><text:s/></text:span><text:span text:style-name="T215_29">را</text:span><text:span text:style-name="T215_30"><text:s/></text:span><text:span text:style-name="T215_31">چاپ</text:span><text:span text:style-name="T215_32"><text:s/></text:span><text:span text:style-name="T215_33">میکند</text:span><text:span text:style-name="T215_34">.</text:span></text:p>
      <text:p text:style-name="P216"/>
      <text:p text:style-name="P217"><text:span text:style-name="T217_1">def</text:span><text:span text:style-name="T217_2"><text:s/></text:span><text:span text:style-name="T217_3">in</text:span><text:span text:style-name="T217_4">_</text:span><text:span text:style-name="T217_5">both</text:span><text:span text:style-name="T217_6">(</text:span><text:span text:style-name="T217_7">word</text:span><text:span text:style-name="T217_8">1,<text:s/></text:span><text:span text:style-name="T217_9">word</text:span><text:span text:style-name="T217_10">2)</text:span></text:p>
      <text:p text:style-name="P218"><text:span text:style-name="T218_1"><text:tab/></text:span><text:span text:style-name="T218_2">for</text:span><text:span text:style-name="T218_3"><text:s/></text:span><text:span text:style-name="T218_4">letter</text:span><text:span text:style-name="T218_5"><text:s/></text:span><text:span text:style-name="T218_6">in</text:span><text:span text:style-name="T218_7"><text:s/></text:span><text:span text:style-name="T218_8">word</text:span><text:span text:style-name="T218_9">1:</text:span></text:p>
      <text:p text:style-name="P219"><text:span text:style-name="T219_1"><text:tab/><text:tab/></text:span><text:span text:style-name="T219_2">if</text:span><text:span text:style-name="T219_3"><text:s/></text:span><text:span text:style-name="T219_4">letter</text:span><text:span text:style-name="T219_5"><text:s/></text:span><text:span text:style-name="T219_6">in</text:span><text:span text:style-name="T219_7"><text:s/></text:span><text:span text:style-name="T219_8">word</text:span><text:span text:style-name="T219_9">2</text:span></text:p>
      <text:p text:style-name="P220"><text:span text:style-name="T220_1"><text:tab/><text:tab/><text:tab/></text:span><text:span text:style-name="T220_2">print</text:span><text:span text:style-name="T220_3"><text:s/></text:span><text:span text:style-name="T220_4">letter</text:span></text:p>
      <text:p text:style-name="P221"/>
      <text:p text:style-name="P222"><text:span text:style-name="T222_1">اگر</text:span><text:span text:style-name="T222_2"><text:s/></text:span><text:span text:style-name="T222_3">نام</text:span><text:span text:style-name="T222_4"><text:s/></text:span><text:span text:style-name="T222_5">متغیر</text:span><text:span text:style-name="T222_6"><text:s/></text:span><text:span text:style-name="T222_7">ها</text:span><text:span text:style-name="T222_8"><text:s/></text:span><text:span text:style-name="T222_9">به</text:span><text:span text:style-name="T222_10"><text:s/></text:span><text:span text:style-name="T222_11">خوبی</text:span><text:span text:style-name="T222_12"><text:s/></text:span><text:span text:style-name="T222_13">انتخاب</text:span><text:span text:style-name="T222_14"><text:s/></text:span><text:span text:style-name="T222_15">شده</text:span><text:span text:style-name="T222_16"><text:s/></text:span><text:span text:style-name="T222_17">باشند</text:span><text:span text:style-name="T222_18">،<text:s/></text:span><text:span text:style-name="T222_19">پایتون</text:span><text:span text:style-name="T222_20"><text:s/></text:span><text:span text:style-name="T222_21">تقریبا</text:span><text:span text:style-name="T222_22"><text:s/></text:span><text:span text:style-name="T222_23">شبیه</text:span><text:span text:style-name="T222_24"><text:s/></text:span><text:span text:style-name="T222_25">انگلیسی</text:span><text:span text:style-name="T222_26"><text:s/></text:span><text:span text:style-name="T222_27">قابل</text:span><text:span text:style-name="T222_28"><text:s/></text:span><text:span text:style-name="T222_29">خواندن</text:span><text:span text:style-name="T222_30"><text:s/></text:span><text:span text:style-name="T222_31">خواهد</text:span><text:span text:style-name="T222_32"><text:s/></text:span><text:span text:style-name="T222_33">بود</text:span><text:span text:style-name="T222_34">.<text:s/></text:span><text:span text:style-name="T222_35">این</text:span><text:span text:style-name="T222_36"><text:s/></text:span><text:span text:style-name="T222_37">حلقه</text:span><text:span text:style-name="T222_38"><text:s/></text:span><text:span text:style-name="T222_39">را</text:span><text:span text:style-name="T222_40"><text:s/></text:span><text:span text:style-name="T222_41">میتوان</text:span><text:span text:style-name="T222_42"><text:s/></text:span><text:span text:style-name="T222_43">به</text:span><text:span text:style-name="T222_44"><text:s/></text:span><text:span text:style-name="T222_45">این</text:span><text:span text:style-name="T222_46"><text:s/></text:span><text:span text:style-name="T222_47">شکل</text:span><text:span text:style-name="T222_48"><text:s/></text:span><text:span text:style-name="T222_49">خواند</text:span><text:span text:style-name="T222_50">:<text:s/></text:span></text:p>
      <text:p text:style-name="P223"><text:span text:style-name="T223_1">"</text:span><text:span text:style-name="T223_2">For</text:span><text:span text:style-name="T223_3"><text:s/>(</text:span><text:span text:style-name="T223_4">each</text:span><text:span text:style-name="T223_5">)<text:s/></text:span><text:span text:style-name="T223_6">letter</text:span><text:span text:style-name="T223_7"><text:s/></text:span><text:span text:style-name="T223_8">in</text:span><text:span text:style-name="T223_9"><text:s/>(</text:span><text:span text:style-name="T223_10">the</text:span><text:span text:style-name="T223_11"><text:s/></text:span><text:span text:style-name="T223_12">first</text:span><text:span text:style-name="T223_13">)<text:s/></text:span><text:span text:style-name="T223_14">word</text:span><text:span text:style-name="T223_15">,<text:s/></text:span><text:span text:style-name="T223_16">if</text:span><text:span text:style-name="T223_17"><text:s/>(</text:span><text:span text:style-name="T223_18">the</text:span><text:span text:style-name="T223_19">)<text:s/></text:span><text:span text:style-name="T223_20">letter</text:span><text:span text:style-name="T223_21"><text:s/>(</text:span><text:span text:style-name="T223_22">appears</text:span><text:span text:style-name="T223_23">)<text:s/></text:span><text:span text:style-name="T223_24">in</text:span><text:span text:style-name="T223_25"><text:s/>(</text:span><text:span text:style-name="T223_26">the</text:span><text:span text:style-name="T223_27"><text:s/></text:span><text:span text:style-name="T223_28">second</text:span><text:span text:style-name="T223_29">)<text:s/></text:span><text:span text:style-name="T223_30">word</text:span><text:span text:style-name="T223_31">,<text:s/></text:span><text:span text:style-name="T223_32">print</text:span><text:span text:style-name="T223_33"><text:s/>(</text:span><text:span text:style-name="T223_34">the</text:span><text:span text:style-name="T223_35">)<text:s/></text:span><text:span text:style-name="T223_36">letter</text:span><text:span text:style-name="T223_37">.”</text:span></text:p>
      <text:p text:style-name="P224"><text:span text:style-name="T224_1">اگر</text:span><text:span text:style-name="T224_2"><text:s/></text:span><text:span text:style-name="T224_3">دو</text:span><text:span text:style-name="T224_4"><text:s/></text:span><text:span text:style-name="T224_5">رشته</text:span><text:span text:style-name="T224_6"><text:s/></text:span><text:span text:style-name="T224_7">apples</text:span><text:span text:style-name="T224_8"><text:s/></text:span><text:span text:style-name="T224_9">و</text:span><text:span text:style-name="T224_10"><text:s/></text:span><text:span text:style-name="T224_11">oranges</text:span><text:span text:style-name="T224_12"><text:s/></text:span><text:span text:style-name="T224_13">را</text:span><text:span text:style-name="T224_14"><text:s/></text:span><text:span text:style-name="T224_15">با</text:span><text:span text:style-name="T224_16"><text:s/></text:span><text:span text:style-name="T224_17">هم</text:span><text:span text:style-name="T224_18"><text:s/></text:span><text:span text:style-name="T224_19">مقایسه</text:span><text:span text:style-name="T224_20"><text:s/></text:span><text:span text:style-name="T224_21">کنید</text:span><text:span text:style-name="T224_22"><text:s/></text:span><text:span text:style-name="T224_23">این</text:span><text:span text:style-name="T224_24"><text:s/></text:span><text:span text:style-name="T224_25">نتیجه</text:span><text:span text:style-name="T224_26"><text:s/></text:span><text:span text:style-name="T224_27">را</text:span><text:span text:style-name="T224_28"><text:s/></text:span><text:span text:style-name="T224_29">میگیرید</text:span><text:span text:style-name="T224_30">:</text:span></text:p>
      <text:p text:style-name="P225"><text:span text:style-name="T225_1">&gt;&gt;&gt;<text:s/></text:span><text:span text:style-name="T225_2">in</text:span><text:span text:style-name="T225_3">_</text:span><text:span text:style-name="T225_4">both</text:span><text:span text:style-name="T225_5">(‘</text:span><text:span text:style-name="T225_6">apples</text:span><text:span text:style-name="T225_7">’,<text:s/>‘</text:span><text:span text:style-name="T225_8">oranges</text:span><text:span text:style-name="T225_9">’)</text:span></text:p>
      <text:p text:style-name="P226"><text:span text:style-name="T226_1">a</text:span></text:p>
      <text:p text:style-name="P227"><text:span text:style-name="T227_1">e</text:span></text:p>
      <text:p text:style-name="P228"><text:span text:style-name="T228_1">s</text:span></text:p>
      <text:p text:style-name="P229"><text:span text:style-name="T229_1">8.10<text:s/></text:span><text:span text:style-name="T229_2">مقایسه</text:span><text:span text:style-name="T229_3"><text:s/></text:span><text:span text:style-name="T229_4">رشته</text:span><text:span text:style-name="T229_5"><text:s/></text:span><text:span text:style-name="T229_6">ها</text:span></text:p>
      <text:p text:style-name="P230"><text:span text:style-name="T230_1">عملگر</text:span><text:span text:style-name="T230_2"><text:s/></text:span><text:span text:style-name="T230_3">های</text:span><text:span text:style-name="T230_4"><text:s/></text:span><text:span text:style-name="T230_5">مقایسه</text:span><text:span text:style-name="T230_6"><text:s/></text:span><text:span text:style-name="T230_7">ای</text:span><text:span text:style-name="T230_8"><text:s/></text:span><text:span text:style-name="T230_9">روی</text:span><text:span text:style-name="T230_10"><text:s/></text:span><text:span text:style-name="T230_11">رشته</text:span><text:span text:style-name="T230_12"><text:s/></text:span><text:span text:style-name="T230_13">ها</text:span><text:span text:style-name="T230_14"><text:s/></text:span><text:span text:style-name="T230_15">هم</text:span><text:span text:style-name="T230_16"><text:s/></text:span><text:span text:style-name="T230_17">کار</text:span><text:span text:style-name="T230_18"><text:s/></text:span><text:span text:style-name="T230_19">میکنند</text:span><text:span text:style-name="T230_20">.<text:s/></text:span><text:span text:style-name="T230_21">برای</text:span><text:span text:style-name="T230_22"><text:s/></text:span><text:span text:style-name="T230_23">اینکه</text:span><text:span text:style-name="T230_24"><text:s/></text:span><text:span text:style-name="T230_25">ببینیم</text:span><text:span text:style-name="T230_26"><text:s/></text:span><text:span text:style-name="T230_27">دو</text:span><text:span text:style-name="T230_28"><text:s/></text:span><text:span text:style-name="T230_29">رشته</text:span><text:span text:style-name="T230_30"><text:s/></text:span><text:span text:style-name="T230_31">برابرند</text:span><text:span text:style-name="T230_32">:</text:span></text:p>
      <text:p text:style-name="P231"/>
      <text:p text:style-name="P232"><text:span text:style-name="T232_1">if</text:span><text:span text:style-name="T232_2"><text:s/></text:span><text:span text:style-name="T232_3">word</text:span><text:span text:style-name="T232_4"><text:s/>==<text:s/>‘</text:span><text:span text:style-name="T232_5">banana</text:span><text:span text:style-name="T232_6">’:</text:span></text:p>
      <text:p text:style-name="P233"><text:span text:style-name="T233_1"><text:tab/></text:span><text:span text:style-name="T233_2">print</text:span><text:span text:style-name="T233_3"><text:s/>‘</text:span><text:span text:style-name="T233_4">All</text:span><text:span text:style-name="T233_5"><text:s/></text:span><text:span text:style-name="T233_6">right</text:span><text:span text:style-name="T233_7">,<text:s/></text:span><text:span text:style-name="T233_8">bananas</text:span><text:span text:style-name="T233_9">.’</text:span></text:p>
      <text:p text:style-name="P234"/>
      <text:p text:style-name="P235"><text:span text:style-name="T235_1">بقیه</text:span><text:span text:style-name="T235_2"><text:s/></text:span><text:span text:style-name="T235_3">عملگر</text:span><text:span text:style-name="T235_4"><text:s/></text:span><text:span text:style-name="T235_5">های</text:span><text:span text:style-name="T235_6"><text:s/></text:span><text:span text:style-name="T235_7">مقایسه</text:span><text:span text:style-name="T235_8"><text:s/></text:span><text:span text:style-name="T235_9">ای</text:span><text:span text:style-name="T235_10"><text:s/></text:span><text:span text:style-name="T235_11">مناسب</text:span><text:span text:style-name="T235_12"><text:s/></text:span><text:span text:style-name="T235_13">مرتب</text:span><text:span text:style-name="T235_14"><text:s/></text:span><text:span text:style-name="T235_15">کردن</text:span><text:span text:style-name="T235_16"><text:s/></text:span><text:span text:style-name="T235_17">کمات</text:span><text:span text:style-name="T235_18"><text:s/></text:span><text:span text:style-name="T235_19">در</text:span><text:span text:style-name="T235_20"><text:s/></text:span><text:span text:style-name="T235_21">ترتیب</text:span><text:span text:style-name="T235_22"><text:s/></text:span><text:span text:style-name="T235_23">الفبایی</text:span><text:span text:style-name="T235_24"><text:s/></text:span><text:span text:style-name="T235_25">است</text:span><text:span text:style-name="T235_26">:</text:span></text:p>
      <text:p text:style-name="P236"/>
      <text:p text:style-name="P237"><text:span text:style-name="T237_1">if</text:span><text:span text:style-name="T237_2"><text:s/></text:span><text:span text:style-name="T237_3">word</text:span><text:span text:style-name="T237_4"><text:s/>&lt;<text:s/>‘</text:span><text:span text:style-name="T237_5">banana</text:span><text:span text:style-name="T237_6">’:</text:span></text:p>
      <text:p text:style-name="P238"><text:span text:style-name="T238_1"><text:tab/></text:span><text:span text:style-name="T238_2">print</text:span><text:span text:style-name="T238_3"><text:s/>‘</text:span><text:span text:style-name="T238_4">Your</text:span><text:span text:style-name="T238_5"><text:s/></text:span><text:span text:style-name="T238_6">word</text:span><text:span text:style-name="T238_7">,’<text:s/>+<text:s/></text:span><text:span text:style-name="T238_8">word</text:span><text:span text:style-name="T238_9"><text:s/>+<text:s/>‘,<text:s/></text:span><text:span text:style-name="T238_10">comes</text:span><text:span text:style-name="T238_11"><text:s/></text:span><text:span text:style-name="T238_12">before</text:span><text:span text:style-name="T238_13"><text:s/></text:span><text:span text:style-name="T238_14">banana</text:span><text:span text:style-name="T238_15">.’</text:span></text:p>
      <text:p text:style-name="P239"><text:span text:style-name="T239_1">elif</text:span><text:span text:style-name="T239_2"><text:s/></text:span><text:span text:style-name="T239_3">word</text:span><text:span text:style-name="T239_4"><text:s/>&gt;<text:s/>‘</text:span><text:span text:style-name="T239_5">banana</text:span><text:span text:style-name="T239_6">’:</text:span></text:p>
      <text:p text:style-name="P240"><text:span text:style-name="T240_1"><text:tab/></text:span><text:span text:style-name="T240_2">print</text:span><text:span text:style-name="T240_3"><text:s/>‘</text:span><text:span text:style-name="T240_4">Your</text:span><text:span text:style-name="T240_5"><text:s/></text:span><text:span text:style-name="T240_6">word</text:span><text:span text:style-name="T240_7">,’<text:s/>+<text:s/></text:span><text:span text:style-name="T240_8">word</text:span><text:span text:style-name="T240_9"><text:s/>+<text:s/>‘,<text:s/></text:span><text:span text:style-name="T240_10">comes</text:span><text:span text:style-name="T240_11"><text:s/></text:span><text:span text:style-name="T240_12">after</text:span><text:span text:style-name="T240_13"><text:s/></text:span><text:span text:style-name="T240_14">banaba</text:span><text:span text:style-name="T240_15">.’</text:span></text:p>
      <text:p text:style-name="P241"><text:span text:style-name="T241_1">else</text:span><text:span text:style-name="T241_2">:</text:span></text:p>
      <text:p text:style-name="P242"><text:span text:style-name="T242_1"><text:tab/></text:span><text:span text:style-name="T242_2">print</text:span><text:span text:style-name="T242_3"><text:s/>‘</text:span><text:span text:style-name="T242_4">All</text:span><text:span text:style-name="T242_5"><text:s/></text:span><text:span text:style-name="T242_6">right</text:span><text:span text:style-name="T242_7">,<text:s/></text:span><text:span text:style-name="T242_8">bananas</text:span><text:span text:style-name="T242_9">.’</text:span></text:p>
      <text:p text:style-name="P243"/>
      <text:p text:style-name="P244"><text:span text:style-name="T244_1">پایتون</text:span><text:span text:style-name="T244_2"><text:s/></text:span><text:span text:style-name="T244_3">حروف</text:span><text:span text:style-name="T244_4"><text:s/></text:span><text:span text:style-name="T244_5">بزرگ</text:span><text:span text:style-name="T244_6"><text:s/></text:span><text:span text:style-name="T244_7">و</text:span><text:span text:style-name="T244_8"><text:s/></text:span><text:span text:style-name="T244_9">کوچک</text:span><text:span text:style-name="T244_10"><text:s/></text:span><text:span text:style-name="T244_11">را</text:span><text:span text:style-name="T244_12"><text:s/></text:span><text:span text:style-name="T244_13">مانند</text:span><text:span text:style-name="T244_14"><text:s/></text:span><text:span text:style-name="T244_15">انسان</text:span><text:span text:style-name="T244_16"><text:s/></text:span><text:span text:style-name="T244_17">ها</text:span><text:span text:style-name="T244_18"><text:s/></text:span><text:span text:style-name="T244_19">نمیشناسد</text:span><text:span text:style-name="T244_20">.<text:s/></text:span><text:span text:style-name="T244_21">تمام</text:span><text:span text:style-name="T244_22"><text:s/></text:span><text:span text:style-name="T244_23">حروف</text:span><text:span text:style-name="T244_24"><text:s/></text:span><text:span text:style-name="T244_25">بزرگ</text:span><text:span text:style-name="T244_26"><text:s/></text:span><text:span text:style-name="T244_27">قبل</text:span><text:span text:style-name="T244_28"><text:s/></text:span><text:span text:style-name="T244_29">از</text:span><text:span text:style-name="T244_30"><text:s/></text:span><text:span text:style-name="T244_31">تمام</text:span><text:span text:style-name="T244_32"><text:s/></text:span><text:span text:style-name="T244_33">حروف</text:span><text:span text:style-name="T244_34"><text:s/></text:span><text:span text:style-name="T244_35">کوچک</text:span><text:span text:style-name="T244_36"><text:s/></text:span><text:span text:style-name="T244_37">می</text:span><text:span text:style-name="T244_38"><text:s/></text:span><text:span text:style-name="T244_39">آیند</text:span><text:span text:style-name="T244_40">.<text:s/></text:span><text:span text:style-name="T244_41">در</text:span><text:span text:style-name="T244_42"><text:s/></text:span><text:span text:style-name="T244_43">نتیجه</text:span><text:span text:style-name="T244_44">:</text:span></text:p>
      <text:p text:style-name="P245"><text:span text:style-name="T245_1">Your</text:span><text:span text:style-name="T245_2"><text:s/></text:span><text:span text:style-name="T245_3">word</text:span><text:span text:style-name="T245_4">,<text:s/></text:span><text:span text:style-name="T245_5">Pineapple</text:span><text:span text:style-name="T245_6">,<text:s/></text:span><text:span text:style-name="T245_7">comes</text:span><text:span text:style-name="T245_8"><text:s/></text:span><text:span text:style-name="T245_9">before</text:span><text:span text:style-name="T245_10"><text:s/></text:span><text:span text:style-name="T245_11">banana</text:span><text:span text:style-name="T245_12">.</text:span></text:p>
      <text:p text:style-name="P246"/>
      <text:p text:style-name="P247"><text:span text:style-name="T247_1">یک</text:span><text:span text:style-name="T247_2"><text:s/></text:span><text:span text:style-name="T247_3">راه</text:span><text:span text:style-name="T247_4"><text:s/></text:span><text:span text:style-name="T247_5">معمول</text:span><text:span text:style-name="T247_6"><text:s/></text:span><text:span text:style-name="T247_7">برای</text:span><text:span text:style-name="T247_8"><text:s/></text:span><text:span text:style-name="T247_9">رفع</text:span><text:span text:style-name="T247_10"><text:s/></text:span><text:span text:style-name="T247_11">این</text:span><text:span text:style-name="T247_12"><text:s/></text:span><text:span text:style-name="T247_13">مشکل</text:span><text:span text:style-name="T247_14"><text:s/></text:span><text:span text:style-name="T247_15">این</text:span><text:span text:style-name="T247_16"><text:s/></text:span><text:span text:style-name="T247_17">است</text:span><text:span text:style-name="T247_18"><text:s/></text:span><text:span text:style-name="T247_19">که</text:span><text:span text:style-name="T247_20"><text:s/></text:span><text:span text:style-name="T247_21">رشته</text:span><text:span text:style-name="T247_22"><text:s/></text:span><text:span text:style-name="T247_23">را</text:span><text:span text:style-name="T247_24"><text:s/></text:span><text:span text:style-name="T247_25">به</text:span><text:span text:style-name="T247_26"><text:s/></text:span><text:span text:style-name="T247_27">حالتی</text:span><text:span text:style-name="T247_28"><text:s/></text:span><text:span text:style-name="T247_29">استاندارد</text:span><text:span text:style-name="T247_30"><text:s/></text:span><text:span text:style-name="T247_31">تبدیل</text:span><text:span text:style-name="T247_32"><text:s/></text:span><text:span text:style-name="T247_33">کنیم</text:span><text:span text:style-name="T247_34">.<text:s/></text:span><text:span text:style-name="T247_35">مثلا</text:span><text:span text:style-name="T247_36"><text:s/></text:span><text:span text:style-name="T247_37">تماما</text:span><text:span text:style-name="T247_38"><text:s/></text:span><text:span text:style-name="T247_39">حروف</text:span><text:span text:style-name="T247_40"><text:s/></text:span><text:span text:style-name="T247_41">کوچک</text:span><text:span text:style-name="T247_42">،<text:s/></text:span><text:span text:style-name="T247_43">و</text:span><text:span text:style-name="T247_44"><text:s/></text:span><text:span text:style-name="T247_45">پس</text:span><text:span text:style-name="T247_46"><text:s/></text:span><text:span text:style-name="T247_47">از</text:span><text:span text:style-name="T247_48"><text:s/></text:span><text:span text:style-name="T247_49">آن</text:span><text:span text:style-name="T247_50"><text:s/></text:span><text:span text:style-name="T247_51">مقایسه</text:span><text:span text:style-name="T247_52"><text:s/></text:span><text:span text:style-name="T247_53">را</text:span><text:span text:style-name="T247_54"><text:s/></text:span><text:span text:style-name="T247_55">انجام</text:span><text:span text:style-name="T247_56"><text:s/></text:span><text:span text:style-name="T247_57">دهیم</text:span><text:span text:style-name="T247_58">.</text:span></text:p>
      <text:p text:style-name="P248"><text:span text:style-name="T248_1">8.11<text:s/></text:span><text:span text:style-name="T248_2">رفع</text:span><text:span text:style-name="T248_3"><text:s/></text:span><text:span text:style-name="T248_4">مشکل</text:span><text:span text:style-name="T248_5"><text:s/>(</text:span><text:span text:style-name="T248_6">Debugging</text:span><text:span text:style-name="T248_7">)</text:span></text:p>
      <text:p text:style-name="P249"><text:span text:style-name="T249_1">زمانی</text:span><text:span text:style-name="T249_2"><text:s/></text:span><text:span text:style-name="T249_3">که</text:span><text:span text:style-name="T249_4"><text:s/></text:span><text:span text:style-name="T249_5">میخواهید</text:span><text:span text:style-name="T249_6"><text:s/></text:span><text:span text:style-name="T249_7">از</text:span><text:span text:style-name="T249_8"><text:s/></text:span><text:span text:style-name="T249_9">اندیس</text:span><text:span text:style-name="T249_10"><text:s/></text:span><text:span text:style-name="T249_11">ها</text:span><text:span text:style-name="T249_12"><text:s/></text:span><text:span text:style-name="T249_13">استفاده</text:span><text:span text:style-name="T249_14"><text:s/></text:span><text:span text:style-name="T249_15">کنید</text:span><text:span text:style-name="T249_16"><text:s/></text:span><text:span text:style-name="T249_17">تا</text:span><text:span text:style-name="T249_18"><text:s/></text:span><text:span text:style-name="T249_19">در</text:span><text:span text:style-name="T249_20"><text:s/></text:span><text:span text:style-name="T249_21">رشته</text:span><text:span text:style-name="T249_22"><text:s/></text:span><text:span text:style-name="T249_23">ها</text:span><text:span text:style-name="T249_24"><text:s/></text:span><text:span text:style-name="T249_25">گردش</text:span><text:span text:style-name="T249_26"><text:s/></text:span><text:span text:style-name="T249_27">کنید</text:span><text:span text:style-name="T249_28">،<text:s/></text:span><text:span text:style-name="T249_29">ممکن</text:span><text:span text:style-name="T249_30"><text:s/></text:span><text:span text:style-name="T249_31">است</text:span><text:span text:style-name="T249_32"><text:s/></text:span><text:span text:style-name="T249_33">مشکل</text:span><text:span text:style-name="T249_34"><text:s/></text:span><text:span text:style-name="T249_35">باشد</text:span><text:span text:style-name="T249_36"><text:s/></text:span><text:span text:style-name="T249_37">که</text:span><text:span text:style-name="T249_38"><text:s/></text:span><text:span text:style-name="T249_39">به</text:span><text:span text:style-name="T249_40"><text:s/></text:span><text:span text:style-name="T249_41">اول</text:span><text:span text:style-name="T249_42"><text:s/></text:span><text:span text:style-name="T249_43">یا</text:span><text:span text:style-name="T249_44"><text:s/></text:span><text:span text:style-name="T249_45">آخر</text:span><text:span text:style-name="T249_46"><text:s/></text:span><text:span text:style-name="T249_47">رشته</text:span><text:span text:style-name="T249_48"><text:s/></text:span><text:span text:style-name="T249_49">به</text:span><text:span text:style-name="T249_50"><text:s/></text:span><text:span text:style-name="T249_51">درستی</text:span><text:span text:style-name="T249_52"><text:s/></text:span><text:span text:style-name="T249_53">گردش</text:span><text:span text:style-name="T249_54"><text:s/></text:span><text:span text:style-name="T249_55">انجام</text:span><text:span text:style-name="T249_56"><text:s/></text:span><text:span text:style-name="T249_57">شود</text:span><text:span text:style-name="T249_58">.<text:s/></text:span><text:span text:style-name="T249_59">تابع</text:span><text:span text:style-name="T249_60"><text:s/></text:span><text:span text:style-name="T249_61">زیر</text:span><text:span text:style-name="T249_62"><text:s/></text:span><text:span text:style-name="T249_63">قرار</text:span><text:span text:style-name="T249_64"><text:s/></text:span><text:span text:style-name="T249_65">است</text:span><text:span text:style-name="T249_66"><text:s/></text:span><text:span text:style-name="T249_67">که</text:span><text:span text:style-name="T249_68"><text:s/></text:span><text:span text:style-name="T249_69">دو</text:span><text:span text:style-name="T249_70"><text:s/></text:span><text:span text:style-name="T249_71">کلمه</text:span><text:span text:style-name="T249_72"><text:s/></text:span><text:span text:style-name="T249_73">را</text:span><text:span text:style-name="T249_74"><text:s/></text:span><text:span text:style-name="T249_75">با</text:span><text:span text:style-name="T249_76"><text:s/></text:span><text:span text:style-name="T249_77">هم</text:span><text:span text:style-name="T249_78"><text:s/></text:span><text:span text:style-name="T249_79">مقایسه</text:span><text:span text:style-name="T249_80"><text:s/></text:span><text:span text:style-name="T249_81">کند</text:span><text:span text:style-name="T249_82"><text:s/></text:span><text:span text:style-name="T249_83">و</text:span><text:span text:style-name="T249_84"><text:s/></text:span><text:span text:style-name="T249_85">مقدار</text:span><text:span text:style-name="T249_86"><text:s/></text:span><text:span text:style-name="T249_87">True</text:span><text:span text:style-name="T249_88"><text:s/></text:span><text:span text:style-name="T249_89">را</text:span><text:span text:style-name="T249_90"><text:s/></text:span><text:span text:style-name="T249_91">برگرداند</text:span><text:span text:style-name="T249_92"><text:s/></text:span><text:span text:style-name="T249_93">اگر</text:span><text:span text:style-name="T249_94"><text:s/></text:span><text:span text:style-name="T249_95">یکی</text:span><text:span text:style-name="T249_96"><text:s/></text:span><text:span text:style-name="T249_97">از</text:span><text:span text:style-name="T249_98"><text:s/></text:span><text:span text:style-name="T249_99">آن</text:span><text:span text:style-name="T249_100"><text:s/></text:span><text:span text:style-name="T249_101">دو</text:span><text:span text:style-name="T249_102"><text:s/></text:span><text:span text:style-name="T249_103">کلمه</text:span><text:span text:style-name="T249_104"><text:s/></text:span><text:span text:style-name="T249_105">برععکس</text:span><text:span text:style-name="T249_106"><text:s/></text:span><text:span text:style-name="T249_107">دیگری</text:span><text:span text:style-name="T249_108"><text:s/></text:span><text:span text:style-name="T249_109">باشد</text:span><text:span text:style-name="T249_110">،<text:s/></text:span><text:span text:style-name="T249_111">ولی</text:span><text:span text:style-name="T249_112"><text:s/></text:span><text:span text:style-name="T249_113">این</text:span><text:span text:style-name="T249_114"><text:s/></text:span><text:span text:style-name="T249_115">کد</text:span><text:span text:style-name="T249_116"><text:s/></text:span><text:span text:style-name="T249_117">حاوی</text:span><text:span text:style-name="T249_118"><text:s/></text:span><text:span text:style-name="T249_119">دو</text:span><text:span text:style-name="T249_120"><text:s/></text:span><text:span text:style-name="T249_121">خطاست</text:span><text:span text:style-name="T249_122">:</text:span></text:p>
      <text:p text:style-name="P250"/>
      <text:p text:style-name="P251"><text:span text:style-name="T251_1">def</text:span><text:span text:style-name="T251_2"><text:s/></text:span><text:span text:style-name="T251_3">is</text:span><text:span text:style-name="T251_4">_</text:span><text:span text:style-name="T251_5">reverse</text:span><text:span text:style-name="T251_6">(</text:span><text:span text:style-name="T251_7">word</text:span><text:span text:style-name="T251_8">1,<text:s/></text:span><text:span text:style-name="T251_9">word</text:span><text:span text:style-name="T251_10">2):</text:span></text:p>
      <text:p text:style-name="P252"><text:span text:style-name="T252_1"><text:tab/></text:span><text:span text:style-name="T252_2">if</text:span><text:span text:style-name="T252_3"><text:s/></text:span><text:span text:style-name="T252_4">len</text:span><text:span text:style-name="T252_5">(</text:span><text:span text:style-name="T252_6">word</text:span><text:span text:style-name="T252_7">1)<text:s/>!=<text:s/></text:span><text:span text:style-name="T252_8">len</text:span><text:span text:style-name="T252_9">(</text:span><text:span text:style-name="T252_10">word</text:span><text:span text:style-name="T252_11">2):</text:span></text:p>
      <text:p text:style-name="P253"><text:span text:style-name="T253_1"><text:tab/><text:tab/></text:span><text:span text:style-name="T253_2">return</text:span><text:span text:style-name="T253_3"><text:s/></text:span><text:span text:style-name="T253_4">False</text:span></text:p>
      <text:p text:style-name="P254"><text:span text:style-name="T254_1"><text:tab/></text:span></text:p>
      <text:p text:style-name="P255"><text:span text:style-name="T255_1"><text:tab/></text:span><text:span text:style-name="T255_2">i</text:span><text:span text:style-name="T255_3"><text:s/>=<text:s/>0</text:span></text:p>
      <text:p text:style-name="P256"><text:span text:style-name="T256_1"><text:tab/></text:span><text:span text:style-name="T256_2">j</text:span><text:span text:style-name="T256_3"><text:s/>=<text:s/></text:span><text:span text:style-name="T256_4">len</text:span><text:span text:style-name="T256_5">(</text:span><text:span text:style-name="T256_6">word</text:span><text:span text:style-name="T256_7">2)</text:span></text:p>
      <text:p text:style-name="P257"/>
      <text:p text:style-name="P258"><text:span text:style-name="T258_1"><text:tab/></text:span><text:span text:style-name="T258_2">while</text:span><text:span text:style-name="T258_3"><text:s/></text:span><text:span text:style-name="T258_4">j</text:span><text:span text:style-name="T258_5"><text:s/>&gt;<text:s/>0:</text:span></text:p>
      <text:p text:style-name="P259"><text:span text:style-name="T259_1"><text:tab/><text:tab/></text:span><text:span text:style-name="T259_2">if</text:span><text:span text:style-name="T259_3"><text:s/></text:span><text:span text:style-name="T259_4">word</text:span><text:span text:style-name="T259_5">1[</text:span><text:span text:style-name="T259_6">i</text:span><text:span text:style-name="T259_7">]<text:s/>!=<text:s/></text:span><text:span text:style-name="T259_8">word</text:span><text:span text:style-name="T259_9">2[</text:span><text:span text:style-name="T259_10">j</text:span><text:span text:style-name="T259_11">]</text:span></text:p>
      <text:p text:style-name="P260"><text:span text:style-name="T260_1"><text:tab/><text:tab/><text:tab/></text:span><text:span text:style-name="T260_2">return</text:span><text:span text:style-name="T260_3"><text:s/></text:span><text:span text:style-name="T260_4">False</text:span></text:p>
      <text:p text:style-name="P261"><text:span text:style-name="T261_1"><text:tab/><text:tab/></text:span><text:span text:style-name="T261_2">i</text:span><text:span text:style-name="T261_3"><text:s/>=<text:s/></text:span><text:span text:style-name="T261_4">i</text:span><text:span text:style-name="T261_5">+1</text:span></text:p>
      <text:p text:style-name="P262"><text:span text:style-name="T262_1"><text:tab/><text:tab/></text:span><text:span text:style-name="T262_2">j</text:span><text:span text:style-name="T262_3"><text:s/>=<text:s/></text:span><text:span text:style-name="T262_4">j</text:span><text:span text:style-name="T262_5">-1</text:span></text:p>
      <text:p text:style-name="P263"/>
      <text:p text:style-name="P264"><text:span text:style-name="T264_1">اولین</text:span><text:span text:style-name="T264_2"><text:s/></text:span><text:span text:style-name="T264_3">if</text:span><text:span text:style-name="T264_4"><text:s/></text:span><text:span text:style-name="T264_5">بررسی</text:span><text:span text:style-name="T264_6"><text:s/></text:span><text:span text:style-name="T264_7">میکن</text:span><text:span text:style-name="T264_8"><text:s/></text:span><text:span text:style-name="T264_9">که</text:span><text:span text:style-name="T264_10"><text:s/></text:span><text:span text:style-name="T264_11">طول</text:span><text:span text:style-name="T264_12"><text:s/></text:span><text:span text:style-name="T264_13">دو</text:span><text:span text:style-name="T264_14"><text:s/></text:span><text:span text:style-name="T264_15">رشته</text:span><text:span text:style-name="T264_16"><text:s/></text:span><text:span text:style-name="T264_17">با</text:span><text:span text:style-name="T264_18"><text:s/></text:span><text:span text:style-name="T264_19">هم</text:span><text:span text:style-name="T264_20"><text:s/></text:span><text:span text:style-name="T264_21">برابر</text:span><text:span text:style-name="T264_22"><text:s/></text:span><text:span text:style-name="T264_23">است</text:span><text:span text:style-name="T264_24"><text:s/></text:span><text:span text:style-name="T264_25">و</text:span><text:span text:style-name="T264_26"><text:s/></text:span><text:span text:style-name="T264_27">اگر</text:span><text:span text:style-name="T264_28"><text:s/></text:span><text:span text:style-name="T264_29">نبود</text:span><text:span text:style-name="T264_30"><text:s/></text:span><text:span text:style-name="T264_31">مقدار</text:span><text:span text:style-name="T264_32"><text:s/></text:span><text:span text:style-name="T264_33">False</text:span><text:span text:style-name="T264_34"><text:s/></text:span><text:span text:style-name="T264_35">را</text:span><text:span text:style-name="T264_36"><text:s/></text:span><text:span text:style-name="T264_37">بلافاصله</text:span><text:span text:style-name="T264_38"><text:s/></text:span><text:span text:style-name="T264_39">برمیگرداند</text:span><text:span text:style-name="T264_40">،<text:s/></text:span><text:span text:style-name="T264_41">در</text:span><text:span text:style-name="T264_42"><text:s/></text:span><text:span text:style-name="T264_43">باقی</text:span><text:span text:style-name="T264_44"><text:s/></text:span><text:span text:style-name="T264_45">تابع</text:span><text:span text:style-name="T264_46">،<text:s/></text:span><text:span text:style-name="T264_47">ما</text:span><text:span text:style-name="T264_48"><text:s/></text:span><text:span text:style-name="T264_49">فرض</text:span><text:span text:style-name="T264_50"><text:s/></text:span><text:span text:style-name="T264_51">میکنیم</text:span><text:span text:style-name="T264_52"><text:s/></text:span><text:span text:style-name="T264_53">که</text:span><text:span text:style-name="T264_54"><text:s/></text:span><text:span text:style-name="T264_55">طول</text:span><text:span text:style-name="T264_56"><text:s/></text:span><text:span text:style-name="T264_57">دو</text:span><text:span text:style-name="T264_58"><text:s/></text:span><text:span text:style-name="T264_59">رشته</text:span><text:span text:style-name="T264_60"><text:s/></text:span><text:span text:style-name="T264_61">برابر</text:span><text:span text:style-name="T264_62"><text:s/></text:span><text:span text:style-name="T264_63">است</text:span><text:span text:style-name="T264_64">.<text:s/></text:span><text:span text:style-name="T264_65">این</text:span><text:span text:style-name="T264_66"><text:s/></text:span><text:span text:style-name="T264_67">مثالی</text:span><text:span text:style-name="T264_68"><text:s/></text:span><text:span text:style-name="T264_69">از</text:span><text:span text:style-name="T264_70"><text:s/></text:span><text:span text:style-name="T264_71">پترن</text:span><text:span text:style-name="T264_72"><text:s/></text:span><text:span text:style-name="T264_73">Guardian</text:span><text:span text:style-name="T264_74"><text:s/></text:span><text:span text:style-name="T264_75">معرفی</text:span><text:span text:style-name="T264_76"><text:s/></text:span><text:span text:style-name="T264_77">شده</text:span><text:span text:style-name="T264_78"><text:s/></text:span><text:span text:style-name="T264_79">در</text:span><text:span text:style-name="T264_80"><text:s/></text:span><text:span text:style-name="T264_81">بخش</text:span><text:span text:style-name="T264_82"><text:s/>6.8<text:s/></text:span><text:span text:style-name="T264_83">است</text:span><text:span text:style-name="T264_84">.</text:span></text:p>
      <text:p text:style-name="P265"><text:span text:style-name="T265_1">i</text:span><text:span text:style-name="T265_2"><text:s/></text:span><text:span text:style-name="T265_3">و</text:span><text:span text:style-name="T265_4"><text:s/></text:span><text:span text:style-name="T265_5">j</text:span><text:span text:style-name="T265_6"><text:s/></text:span><text:span text:style-name="T265_7">اندیس</text:span><text:span text:style-name="T265_8"><text:s/></text:span><text:span text:style-name="T265_9">هستند</text:span><text:span text:style-name="T265_10">:<text:s/></text:span><text:span text:style-name="T265_11">i</text:span><text:span text:style-name="T265_12"><text:s/></text:span><text:span text:style-name="T265_13">در</text:span><text:span text:style-name="T265_14"><text:s/></text:span><text:span text:style-name="T265_15">word</text:span><text:span text:style-name="T265_16">1<text:s/></text:span><text:span text:style-name="T265_17">به</text:span><text:span text:style-name="T265_18"><text:s/></text:span><text:span text:style-name="T265_19">سمت</text:span><text:span text:style-name="T265_20"><text:s/></text:span><text:span text:style-name="T265_21">جلو</text:span><text:span text:style-name="T265_22"><text:s/></text:span><text:span text:style-name="T265_23">گردش</text:span><text:span text:style-name="T265_24"><text:s/></text:span><text:span text:style-name="T265_25">میکند</text:span><text:span text:style-name="T265_26"><text:s/></text:span><text:span text:style-name="T265_27">در</text:span><text:span text:style-name="T265_28"><text:s/></text:span><text:span text:style-name="T265_29">حالی</text:span><text:span text:style-name="T265_30"><text:s/></text:span><text:span text:style-name="T265_31">که</text:span><text:span text:style-name="T265_32"><text:s/></text:span><text:span text:style-name="T265_33">j</text:span><text:span text:style-name="T265_34"><text:s/></text:span><text:span text:style-name="T265_35">در</text:span><text:span text:style-name="T265_36"><text:s/></text:span><text:span text:style-name="T265_37">word</text:span><text:span text:style-name="T265_38">2<text:s/></text:span><text:span text:style-name="T265_39">به</text:span><text:span text:style-name="T265_40"><text:s/></text:span><text:span text:style-name="T265_41">سمت</text:span><text:span text:style-name="T265_42"><text:s/></text:span><text:span text:style-name="T265_43">عقب</text:span><text:span text:style-name="T265_44">.<text:s/></text:span><text:span text:style-name="T265_45">اگر</text:span><text:span text:style-name="T265_46"><text:s/></text:span><text:span text:style-name="T265_47">دو</text:span><text:span text:style-name="T265_48"><text:s/></text:span><text:span text:style-name="T265_49">حرف</text:span><text:span text:style-name="T265_50"><text:s/></text:span><text:span text:style-name="T265_51">پیدا</text:span><text:span text:style-name="T265_52"><text:s/></text:span><text:span text:style-name="T265_53">کنیم</text:span><text:span text:style-name="T265_54"><text:s/></text:span><text:span text:style-name="T265_55">که</text:span><text:span text:style-name="T265_56"><text:s/></text:span><text:span text:style-name="T265_57">با</text:span><text:span text:style-name="T265_58"><text:s/></text:span><text:span text:style-name="T265_59">هم</text:span><text:span text:style-name="T265_60"><text:s/></text:span><text:span text:style-name="T265_61">برابر</text:span><text:span text:style-name="T265_62"><text:s/></text:span><text:span text:style-name="T265_63">نیستند</text:span><text:span text:style-name="T265_64"><text:s/></text:span><text:span text:style-name="T265_65">False</text:span><text:span text:style-name="T265_66"><text:s/></text:span><text:span text:style-name="T265_67">را</text:span><text:span text:style-name="T265_68"><text:s/></text:span><text:span text:style-name="T265_69">برمیگردانیم</text:span><text:span text:style-name="T265_70">.<text:s/></text:span><text:span text:style-name="T265_71">اگر</text:span><text:span text:style-name="T265_72"><text:s/></text:span><text:span text:style-name="T265_73">در</text:span><text:span text:style-name="T265_74"><text:s/></text:span><text:span text:style-name="T265_75">کل</text:span><text:span text:style-name="T265_76"><text:s/></text:span><text:span text:style-name="T265_77">حلقه</text:span><text:span text:style-name="T265_78"><text:s/></text:span><text:span text:style-name="T265_79">بچرخیم</text:span><text:span text:style-name="T265_80"><text:s/></text:span><text:span text:style-name="T265_81">و</text:span><text:span text:style-name="T265_82"><text:s/></text:span><text:span text:style-name="T265_83">همه</text:span><text:span text:style-name="T265_84"><text:s/></text:span><text:span text:style-name="T265_85">حروف</text:span><text:span text:style-name="T265_86"><text:s/></text:span><text:span text:style-name="T265_87">با</text:span><text:span text:style-name="T265_88"><text:s/></text:span><text:span text:style-name="T265_89">هم</text:span><text:span text:style-name="T265_90"><text:s/></text:span><text:span text:style-name="T265_91">برابر</text:span><text:span text:style-name="T265_92"><text:s/></text:span><text:span text:style-name="T265_93">باشند</text:span><text:span text:style-name="T265_94">،<text:s/></text:span><text:span text:style-name="T265_95">مقدار</text:span><text:span text:style-name="T265_96"><text:s/></text:span><text:span text:style-name="T265_97">True</text:span><text:span text:style-name="T265_98"><text:s/></text:span><text:span text:style-name="T265_99">بازگردانده</text:span><text:span text:style-name="T265_100"><text:s/></text:span><text:span text:style-name="T265_101">میشود</text:span><text:span text:style-name="T265_102">.</text:span></text:p>
      <text:p text:style-name="P266"><text:span text:style-name="T266_1">اگر</text:span><text:span text:style-name="T266_2"><text:s/></text:span><text:span text:style-name="T266_3">ما</text:span><text:span text:style-name="T266_4"><text:s/></text:span><text:span text:style-name="T266_5">این</text:span><text:span text:style-name="T266_6"><text:s/></text:span><text:span text:style-name="T266_7">تابع</text:span><text:span text:style-name="T266_8"><text:s/></text:span><text:span text:style-name="T266_9">را</text:span><text:span text:style-name="T266_10"><text:s/></text:span><text:span text:style-name="T266_11">با</text:span><text:span text:style-name="T266_12"><text:s/></text:span><text:span text:style-name="T266_13">دو</text:span><text:span text:style-name="T266_14"><text:s/></text:span><text:span text:style-name="T266_15">کلمه</text:span><text:span text:style-name="T266_16"><text:s/>"</text:span><text:span text:style-name="T266_17">pots</text:span><text:span text:style-name="T266_18">"<text:s/></text:span><text:span text:style-name="T266_19">و</text:span><text:span text:style-name="T266_20"><text:s/>"</text:span><text:span text:style-name="T266_21">stop</text:span><text:span text:style-name="T266_22">"<text:s/></text:span><text:span text:style-name="T266_23">امتحان</text:span><text:span text:style-name="T266_24"><text:s/></text:span><text:span text:style-name="T266_25">کنیم</text:span><text:span text:style-name="T266_26">،<text:s/></text:span><text:span text:style-name="T266_27">انتظار</text:span><text:span text:style-name="T266_28"><text:s/></text:span><text:span text:style-name="T266_29">داریم</text:span><text:span text:style-name="T266_30"><text:s/></text:span><text:span text:style-name="T266_31">که</text:span><text:span text:style-name="T266_32"><text:s/></text:span><text:span text:style-name="T266_33">پاسخ</text:span><text:span text:style-name="T266_34"><text:s/></text:span><text:span text:style-name="T266_35">True</text:span><text:span text:style-name="T266_36"><text:s/></text:span><text:span text:style-name="T266_37">باشد</text:span><text:span text:style-name="T266_38"><text:s/></text:span><text:span text:style-name="T266_39">ولی</text:span><text:span text:style-name="T266_40"><text:s/></text:span><text:span text:style-name="T266_41">یک</text:span><text:span text:style-name="T266_42"><text:s/></text:span><text:span text:style-name="T266_43">خطای</text:span><text:span text:style-name="T266_44"><text:s/></text:span><text:span text:style-name="T266_45">IndexError</text:span><text:span text:style-name="T266_46"><text:s/></text:span><text:span text:style-name="T266_47">دریافت</text:span><text:span text:style-name="T266_48"><text:s/></text:span><text:span text:style-name="T266_49">میکنیم</text:span><text:span text:style-name="T266_50">:</text:span></text:p>
      <text:p text:style-name="P267"/>
      <text:p text:style-name="P268"><text:span text:style-name="T268_1">&gt;&gt;&gt;<text:s/></text:span><text:span text:style-name="T268_2">is</text:span><text:span text:style-name="T268_3">_</text:span><text:span text:style-name="T268_4">reverse</text:span><text:span text:style-name="T268_5">('</text:span><text:span text:style-name="T268_6">pots</text:span><text:span text:style-name="T268_7">',<text:s/>'</text:span><text:span text:style-name="T268_8">stop</text:span><text:span text:style-name="T268_9">')<text:line-break/>...<text:line-break/><text:s text:c="2"/></text:span><text:span text:style-name="T268_10">File</text:span><text:span text:style-name="T268_11"><text:s/>"</text:span><text:span text:style-name="T268_12">reverse</text:span><text:span text:style-name="T268_13">.</text:span><text:span text:style-name="T268_14">py</text:span><text:span text:style-name="T268_15">",<text:s/></text:span><text:span text:style-name="T268_16">line</text:span><text:span text:style-name="T268_17"><text:s/>15,<text:s/></text:span><text:span text:style-name="T268_18">in</text:span><text:span text:style-name="T268_19"><text:s/></text:span><text:span text:style-name="T268_20">is</text:span><text:span text:style-name="T268_21">_</text:span><text:span text:style-name="T268_22">reverse</text:span><text:span text:style-name="T268_23"><text:line-break/><text:s text:c="4"/></text:span><text:span text:style-name="T268_24">if</text:span><text:span text:style-name="T268_25"><text:s/></text:span><text:span text:style-name="T268_26">word</text:span><text:span text:style-name="T268_27">1[</text:span><text:span text:style-name="T268_28">i</text:span><text:span text:style-name="T268_29">]<text:s/>!=<text:s/></text:span><text:span text:style-name="T268_30">word</text:span><text:span text:style-name="T268_31">2[</text:span><text:span text:style-name="T268_32">j</text:span><text:span text:style-name="T268_33">]:<text:line-break/></text:span><text:span text:style-name="T268_34">IndexError</text:span><text:span text:style-name="T268_35">:<text:s/></text:span><text:span text:style-name="T268_36">string</text:span><text:span text:style-name="T268_37"><text:s/></text:span><text:span text:style-name="T268_38">index</text:span><text:span text:style-name="T268_39"><text:s/></text:span><text:span text:style-name="T268_40">out</text:span><text:span text:style-name="T268_41"><text:s/></text:span><text:span text:style-name="T268_42">of</text:span><text:span text:style-name="T268_43"><text:s/></text:span><text:span text:style-name="T268_44">range</text:span></text:p>
      <text:p text:style-name="P269"/>
      <text:p text:style-name="P270"><text:span text:style-name="T270_1">برای</text:span><text:span text:style-name="T270_2"><text:s/></text:span><text:span text:style-name="T270_3">رفع</text:span><text:span text:style-name="T270_4"><text:s/></text:span><text:span text:style-name="T270_5">مشکل</text:span><text:span text:style-name="T270_6"><text:s/></text:span><text:span text:style-name="T270_7">اینگونه</text:span><text:span text:style-name="T270_8"><text:s/></text:span><text:span text:style-name="T270_9">خطا</text:span><text:span text:style-name="T270_10">،<text:s/></text:span><text:span text:style-name="T270_11">اولین</text:span><text:span text:style-name="T270_12"><text:s/></text:span><text:span text:style-name="T270_13">کاری</text:span><text:span text:style-name="T270_14"><text:s/></text:span><text:span text:style-name="T270_15">که</text:span><text:span text:style-name="T270_16"><text:s/></text:span><text:span text:style-name="T270_17">من</text:span><text:span text:style-name="T270_18"><text:s/></text:span><text:span text:style-name="T270_19">انجام</text:span><text:span text:style-name="T270_20"><text:s/></text:span><text:span text:style-name="T270_21">میدهم</text:span><text:span text:style-name="T270_22"><text:s/></text:span><text:span text:style-name="T270_23">این</text:span><text:span text:style-name="T270_24"><text:s/></text:span><text:span text:style-name="T270_25">است</text:span><text:span text:style-name="T270_26"><text:s/></text:span><text:span text:style-name="T270_27">که</text:span><text:span text:style-name="T270_28"><text:s/></text:span><text:span text:style-name="T270_29">همه</text:span><text:span text:style-name="T270_30"><text:s/></text:span><text:span text:style-name="T270_31">اندیس</text:span><text:span text:style-name="T270_32"><text:s/></text:span><text:span text:style-name="T270_33">ها</text:span><text:span text:style-name="T270_34"><text:s/></text:span><text:span text:style-name="T270_35">را</text:span><text:span text:style-name="T270_36"><text:s/></text:span><text:span text:style-name="T270_37">چاپ</text:span><text:span text:style-name="T270_38"><text:s/></text:span><text:span text:style-name="T270_39">کنم</text:span><text:span text:style-name="T270_40"><text:s/></text:span><text:span text:style-name="T270_41">تا</text:span><text:span text:style-name="T270_42"><text:s/></text:span><text:span text:style-name="T270_43">جایی</text:span><text:span text:style-name="T270_44"><text:s/></text:span><text:span text:style-name="T270_45">که</text:span><text:span text:style-name="T270_46"><text:s/></text:span><text:span text:style-name="T270_47">به</text:span><text:span text:style-name="T270_48"><text:s/></text:span><text:span text:style-name="T270_49">خطا</text:span><text:span text:style-name="T270_50"><text:s/></text:span><text:span text:style-name="T270_51">میرسد</text:span><text:span text:style-name="T270_52">.</text:span></text:p>
      <text:p text:style-name="P271"/>
      <text:p text:style-name="P272"><text:span text:style-name="T272_1">while</text:span><text:span text:style-name="T272_2"><text:s/></text:span><text:span text:style-name="T272_3">j</text:span><text:span text:style-name="T272_4"><text:s/>&gt;<text:s/>0:<text:line-break/><text:s text:c="8"/></text:span><text:span text:style-name="T272_5">print</text:span><text:span text:style-name="T272_6"><text:s/></text:span><text:span text:style-name="T272_7">i</text:span><text:span text:style-name="T272_8">,<text:s/></text:span><text:span text:style-name="T272_9">j</text:span><text:span text:style-name="T272_10"><text:s text:c="8"/>#<text:s/></text:span><text:span text:style-name="T272_11">print</text:span><text:span text:style-name="T272_12"><text:s/></text:span><text:span text:style-name="T272_13">here</text:span><text:span text:style-name="T272_14"><text:line-break/><text:s text:c="8"/><text:line-break/><text:s text:c="8"/></text:span><text:span text:style-name="T272_15">if</text:span><text:span text:style-name="T272_16"><text:s/></text:span><text:span text:style-name="T272_17">word</text:span><text:span text:style-name="T272_18">1[</text:span><text:span text:style-name="T272_19">i</text:span><text:span text:style-name="T272_20">]<text:s/>!=<text:s/></text:span><text:span text:style-name="T272_21">word</text:span><text:span text:style-name="T272_22">2[</text:span><text:span text:style-name="T272_23">j</text:span><text:span text:style-name="T272_24">]:<text:line-break/><text:s text:c="12"/></text:span><text:span text:style-name="T272_25">return</text:span><text:span text:style-name="T272_26"><text:s/></text:span><text:span text:style-name="T272_27">False</text:span><text:span text:style-name="T272_28"><text:line-break/><text:s text:c="8"/></text:span><text:span text:style-name="T272_29">i</text:span><text:span text:style-name="T272_30"><text:s/>=<text:s/></text:span><text:span text:style-name="T272_31">i</text:span><text:span text:style-name="T272_32">+1<text:line-break/><text:s text:c="8"/></text:span><text:span text:style-name="T272_33">j</text:span><text:span text:style-name="T272_34"><text:s/>=<text:s/></text:span><text:span text:style-name="T272_35">j</text:span><text:span text:style-name="T272_36">-1</text:span></text:p>
      <text:p text:style-name="P273"/>
      <text:p text:style-name="P274"><text:span text:style-name="T274_1">حالا</text:span><text:span text:style-name="T274_2"><text:s/></text:span><text:span text:style-name="T274_3">اگر</text:span><text:span text:style-name="T274_4"><text:s/></text:span><text:span text:style-name="T274_5">دوباره</text:span><text:span text:style-name="T274_6"><text:s/></text:span><text:span text:style-name="T274_7">برنامه</text:span><text:span text:style-name="T274_8"><text:s/></text:span><text:span text:style-name="T274_9">را</text:span><text:span text:style-name="T274_10"><text:s/></text:span><text:span text:style-name="T274_11">اجرا</text:span><text:span text:style-name="T274_12"><text:s/></text:span><text:span text:style-name="T274_13">کنیم</text:span><text:span text:style-name="T274_14">،<text:s/></text:span><text:span text:style-name="T274_15">این</text:span><text:span text:style-name="T274_16"><text:s/></text:span><text:span text:style-name="T274_17">اطلاعات</text:span><text:span text:style-name="T274_18"><text:s/></text:span><text:span text:style-name="T274_19">را</text:span><text:span text:style-name="T274_20"><text:s/></text:span><text:span text:style-name="T274_21">دریافت</text:span><text:span text:style-name="T274_22"><text:s/></text:span><text:span text:style-name="T274_23">میکنیم</text:span><text:span text:style-name="T274_24">:</text:span></text:p>
      <text:p text:style-name="P275"><text:span text:style-name="T275_1">&gt;&gt;&gt;<text:s/></text:span><text:span text:style-name="T275_2">is</text:span><text:span text:style-name="T275_3">_</text:span><text:span text:style-name="T275_4">reverse</text:span><text:span text:style-name="T275_5">(‘</text:span><text:span text:style-name="T275_6">pots</text:span><text:span text:style-name="T275_7">’,<text:s/>‘</text:span><text:span text:style-name="T275_8">stop</text:span><text:span text:style-name="T275_9">’)</text:span></text:p>
      <text:p text:style-name="P276"><text:span text:style-name="T276_1">0<text:s/>4</text:span></text:p>
      <text:p text:style-name="P277"><text:span text:style-name="T277_1">…</text:span></text:p>
      <text:p text:style-name="P278"><text:span text:style-name="T278_1">IndexError</text:span><text:span text:style-name="T278_2"><text:s/></text:span><text:span text:style-name="T278_3">string</text:span><text:span text:style-name="T278_4"><text:s/></text:span><text:span text:style-name="T278_5">index</text:span><text:span text:style-name="T278_6"><text:s/></text:span><text:span text:style-name="T278_7">out</text:span><text:span text:style-name="T278_8"><text:s/></text:span><text:span text:style-name="T278_9">of</text:span><text:span text:style-name="T278_10"><text:s/></text:span><text:span text:style-name="T278_11">range</text:span></text:p>
      <text:p text:style-name="P279"/>
      <text:p text:style-name="P280"><text:span text:style-name="T280_1">اولین</text:span><text:span text:style-name="T280_2"><text:s/></text:span><text:span text:style-name="T280_3">بار</text:span><text:span text:style-name="T280_4"><text:s/></text:span><text:span text:style-name="T280_5">که</text:span><text:span text:style-name="T280_6"><text:s/></text:span><text:span text:style-name="T280_7">حلقه</text:span><text:span text:style-name="T280_8"><text:s/></text:span><text:span text:style-name="T280_9">اجرا</text:span><text:span text:style-name="T280_10"><text:s/></text:span><text:span text:style-name="T280_11">میشود</text:span><text:span text:style-name="T280_12">،<text:s/></text:span><text:span text:style-name="T280_13">مقدار</text:span><text:span text:style-name="T280_14"><text:s/></text:span><text:span text:style-name="T280_15">j</text:span><text:span text:style-name="T280_16"><text:s/></text:span><text:span text:style-name="T280_17">برابر</text:span><text:span text:style-name="T280_18"><text:s/>4<text:s/></text:span><text:span text:style-name="T280_19">است</text:span><text:span text:style-name="T280_20"><text:s/></text:span><text:span text:style-name="T280_21">که</text:span><text:span text:style-name="T280_22"><text:s/></text:span><text:span text:style-name="T280_23">خارج</text:span><text:span text:style-name="T280_24"><text:s/></text:span><text:span text:style-name="T280_25">از</text:span><text:span text:style-name="T280_26"><text:s/></text:span><text:span text:style-name="T280_27">بازه</text:span><text:span text:style-name="T280_28"><text:s/></text:span><text:span text:style-name="T280_29">رشته</text:span><text:span text:style-name="T280_30"><text:s/>'</text:span><text:span text:style-name="T280_31">pots</text:span><text:span text:style-name="T280_32">'<text:s/></text:span><text:span text:style-name="T280_33">هست</text:span><text:span text:style-name="T280_34">.<text:s/></text:span><text:span text:style-name="T280_35">اندیس</text:span><text:span text:style-name="T280_36"><text:s/></text:span><text:span text:style-name="T280_37">آخرین</text:span><text:span text:style-name="T280_38"><text:s/></text:span><text:span text:style-name="T280_39">کاراکتر</text:span><text:span text:style-name="T280_40"><text:s/>3<text:s/></text:span><text:span text:style-name="T280_41">است</text:span><text:span text:style-name="T280_42">،<text:s/></text:span><text:span text:style-name="T280_43">در</text:span><text:span text:style-name="T280_44"><text:s/></text:span><text:span text:style-name="T280_45">نتیجه</text:span><text:span text:style-name="T280_46"><text:s/></text:span><text:span text:style-name="T280_47">اولین</text:span><text:span text:style-name="T280_48"><text:s/></text:span><text:span text:style-name="T280_49">مقدار</text:span><text:span text:style-name="T280_50"><text:s/></text:span><text:span text:style-name="T280_51">j</text:span><text:span text:style-name="T280_52"><text:s/></text:span><text:span text:style-name="T280_53">باید</text:span><text:span text:style-name="T280_54"><text:s/></text:span><text:span text:style-name="T280_55">len</text:span><text:span text:style-name="T280_56">(</text:span><text:span text:style-name="T280_57">word</text:span><text:span text:style-name="T280_58">2)-1<text:s/></text:span><text:span text:style-name="T280_59">باشد</text:span><text:span text:style-name="T280_60">.</text:span></text:p>
      <text:p text:style-name="P281"><text:span text:style-name="T281_1">اگر</text:span><text:span text:style-name="T281_2"><text:s/></text:span><text:span text:style-name="T281_3">این</text:span><text:span text:style-name="T281_4"><text:s/></text:span><text:span text:style-name="T281_5">خطا</text:span><text:span text:style-name="T281_6"><text:s/></text:span><text:span text:style-name="T281_7">را</text:span><text:span text:style-name="T281_8"><text:s/></text:span><text:span text:style-name="T281_9">اصلاح</text:span><text:span text:style-name="T281_10"><text:s/></text:span><text:span text:style-name="T281_11">کنیم</text:span><text:span text:style-name="T281_12"><text:s/></text:span><text:span text:style-name="T281_13">و</text:span><text:span text:style-name="T281_14"><text:s/></text:span><text:span text:style-name="T281_15">برنامه</text:span><text:span text:style-name="T281_16"><text:s/></text:span><text:span text:style-name="T281_17">را</text:span><text:span text:style-name="T281_18"><text:s/></text:span><text:span text:style-name="T281_19">دوباره</text:span><text:span text:style-name="T281_20"><text:s/></text:span><text:span text:style-name="T281_21">اجرا</text:span><text:span text:style-name="T281_22"><text:s/></text:span><text:span text:style-name="T281_23">کنیم</text:span><text:span text:style-name="T281_24">،<text:s/></text:span><text:span text:style-name="T281_25">این</text:span><text:span text:style-name="T281_26"><text:s/></text:span><text:span text:style-name="T281_27">نتیجه</text:span><text:span text:style-name="T281_28"><text:s/></text:span><text:span text:style-name="T281_29">را</text:span><text:span text:style-name="T281_30"><text:s/></text:span><text:span text:style-name="T281_31">دریافت</text:span><text:span text:style-name="T281_32"><text:s/></text:span><text:span text:style-name="T281_33">میکنیم</text:span><text:span text:style-name="T281_34">:</text:span></text:p>
      <text:p text:style-name="P282"/>
      <text:p text:style-name="P283"><text:span text:style-name="T283_1">&gt;&gt;&gt;<text:s/></text:span><text:span text:style-name="T283_2">is</text:span><text:span text:style-name="T283_3">_</text:span><text:span text:style-name="T283_4">reverse</text:span><text:span text:style-name="T283_5">('</text:span><text:span text:style-name="T283_6">pots</text:span><text:span text:style-name="T283_7">',<text:s/>'</text:span><text:span text:style-name="T283_8">stop</text:span><text:span text:style-name="T283_9">')<text:line-break/>0<text:s/>3<text:line-break/>1<text:s/>2<text:line-break/>2<text:s/>1<text:line-break/></text:span><text:span text:style-name="T283_10">True</text:span></text:p>
      <text:p text:style-name="P284"/>
      <text:p text:style-name="P285"><text:span text:style-name="T285_1">این</text:span><text:span text:style-name="T285_2"><text:s/></text:span><text:span text:style-name="T285_3">بار</text:span><text:span text:style-name="T285_4"><text:s/></text:span><text:span text:style-name="T285_5">ما</text:span><text:span text:style-name="T285_6"><text:s/></text:span><text:span text:style-name="T285_7">پاسخ</text:span><text:span text:style-name="T285_8"><text:s/></text:span><text:span text:style-name="T285_9">درست</text:span><text:span text:style-name="T285_10"><text:s/></text:span><text:span text:style-name="T285_11">را</text:span><text:span text:style-name="T285_12"><text:s/></text:span><text:span text:style-name="T285_13">دریافت</text:span><text:span text:style-name="T285_14"><text:s/></text:span><text:span text:style-name="T285_15">میکنیم</text:span><text:span text:style-name="T285_16"><text:s/></text:span><text:span text:style-name="T285_17">ولی</text:span><text:span text:style-name="T285_18"><text:s/></text:span><text:span text:style-name="T285_19">به</text:span><text:span text:style-name="T285_20"><text:s/></text:span><text:span text:style-name="T285_21">نظر</text:span><text:span text:style-name="T285_22"><text:s/></text:span><text:span text:style-name="T285_23">میرسد</text:span><text:span text:style-name="T285_24"><text:s/></text:span><text:span text:style-name="T285_25">که</text:span><text:span text:style-name="T285_26"><text:s/></text:span><text:span text:style-name="T285_27">حلقه</text:span><text:span text:style-name="T285_28"><text:s/></text:span><text:span text:style-name="T285_29">سه</text:span><text:span text:style-name="T285_30"><text:s/></text:span><text:span text:style-name="T285_31">بار</text:span><text:span text:style-name="T285_32"><text:s/></text:span><text:span text:style-name="T285_33">اجرا</text:span><text:span text:style-name="T285_34"><text:s/></text:span><text:span text:style-name="T285_35">شده</text:span><text:span text:style-name="T285_36"><text:s/></text:span><text:span text:style-name="T285_37">است</text:span><text:span text:style-name="T285_38"><text:s/></text:span><text:span text:style-name="T285_39">که</text:span><text:span text:style-name="T285_40"><text:s/></text:span><text:span text:style-name="T285_41">کمی</text:span><text:span text:style-name="T285_42"><text:s/></text:span><text:span text:style-name="T285_43">مشکوک</text:span><text:span text:style-name="T285_44"><text:s/></text:span><text:span text:style-name="T285_45">است</text:span><text:span text:style-name="T285_46">.<text:s/></text:span><text:span text:style-name="T285_47">برای</text:span><text:span text:style-name="T285_48"><text:s/></text:span><text:span text:style-name="T285_49">اینکه</text:span><text:span text:style-name="T285_50"><text:s/></text:span><text:span text:style-name="T285_51">بهتر</text:span><text:span text:style-name="T285_52"><text:s/></text:span><text:span text:style-name="T285_53">متوجه</text:span><text:span text:style-name="T285_54"><text:s/></text:span><text:span text:style-name="T285_55">شویم</text:span><text:span text:style-name="T285_56"><text:s/></text:span><text:span text:style-name="T285_57">که</text:span><text:span text:style-name="T285_58"><text:s/></text:span><text:span text:style-name="T285_59">چه</text:span><text:span text:style-name="T285_60"><text:s/></text:span><text:span text:style-name="T285_61">اتفاقی</text:span><text:span text:style-name="T285_62"><text:s/></text:span><text:span text:style-name="T285_63">می</text:span><text:span text:style-name="T285_64"><text:s/></text:span><text:span text:style-name="T285_65">افتد</text:span><text:span text:style-name="T285_66"><text:s/></text:span><text:span text:style-name="T285_67">بهتر</text:span><text:span text:style-name="T285_68"><text:s/></text:span><text:span text:style-name="T285_69">است</text:span><text:span text:style-name="T285_70"><text:s/></text:span><text:span text:style-name="T285_71">که</text:span><text:span text:style-name="T285_72"><text:s/></text:span><text:span text:style-name="T285_73">نمودار</text:span><text:span text:style-name="T285_74"><text:s/></text:span><text:span text:style-name="T285_75">حالت</text:span><text:span text:style-name="T285_76"><text:s/></text:span><text:span text:style-name="T285_77">مربوط</text:span><text:span text:style-name="T285_78"><text:s/></text:span><text:span text:style-name="T285_79">به</text:span><text:span text:style-name="T285_80"><text:s/></text:span><text:span text:style-name="T285_81">برنامه</text:span><text:span text:style-name="T285_82"><text:s/></text:span><text:span text:style-name="T285_83">را</text:span><text:span text:style-name="T285_84"><text:s/></text:span><text:span text:style-name="T285_85">بکشیم</text:span><text:span text:style-name="T285_86">.<text:s/></text:span><text:span text:style-name="T285_87">حین</text:span><text:span text:style-name="T285_88"><text:s/></text:span><text:span text:style-name="T285_89">اولین</text:span><text:span text:style-name="T285_90"><text:s/></text:span><text:span text:style-name="T285_91">گردش</text:span><text:span text:style-name="T285_92">،<text:s/></text:span><text:span text:style-name="T285_93">نموار</text:span><text:span text:style-name="T285_94"><text:s/></text:span><text:span text:style-name="T285_95">is</text:span><text:span text:style-name="T285_96">_</text:span><text:span text:style-name="T285_97">reverse</text:span><text:span text:style-name="T285_98"><text:s/></text:span><text:span text:style-name="T285_99">به</text:span><text:span text:style-name="T285_100"><text:s/></text:span><text:span text:style-name="T285_101"><office:annotation><dc:creator/><text:p text:style-name="P286"><text:span text:style-name="T286_1">Add</text:span><text:span text:style-name="T286_2"><text:s/></text:span><text:span text:style-name="T286_3">figure</text:span><text:span text:style-name="T286_4"><text:s/>8.2</text:span></text:p></office:annotation></text:span><text:span text:style-name="T286_5">شکل</text:span><text:span text:style-name="T286_6"><text:s/>8.2</text:span><text:span text:style-name="T286_7"><text:s/></text:span><text:span text:style-name="T286_8">است</text:span><text:span text:style-name="T286_9">.</text:span></text:p>
      <text:p text:style-name="P287"/>
      <text:p text:style-name="P288"><text:span text:style-name="T288_1">با</text:span><text:span text:style-name="T288_2"><text:s/></text:span><text:span text:style-name="T288_3">رسم</text:span><text:span text:style-name="T288_4"><text:s/></text:span><text:span text:style-name="T288_5">خط</text:span><text:span text:style-name="T288_6"><text:s/></text:span><text:span text:style-name="T288_7">ها</text:span><text:span text:style-name="T288_8"><text:s/></text:span><text:span text:style-name="T288_9">و</text:span><text:span text:style-name="T288_10"><text:s/></text:span><text:span text:style-name="T288_11">مرتب</text:span><text:span text:style-name="T288_12"><text:s/></text:span><text:span text:style-name="T288_13">کردن</text:span><text:span text:style-name="T288_14"><text:s/></text:span><text:span text:style-name="T288_15">متغیر</text:span><text:span text:style-name="T288_16"><text:s/></text:span><text:span text:style-name="T288_17">ها</text:span><text:span text:style-name="T288_18"><text:s/></text:span><text:span text:style-name="T288_19">در</text:span><text:span text:style-name="T288_20"><text:s/></text:span><text:span text:style-name="T288_21">این</text:span><text:span text:style-name="T288_22"><text:s/></text:span><text:span text:style-name="T288_23">شکل</text:span><text:span text:style-name="T288_24"><text:s/></text:span><text:span text:style-name="T288_25">مشخص</text:span><text:span text:style-name="T288_26"><text:s/></text:span><text:span text:style-name="T288_27">شده</text:span><text:span text:style-name="T288_28"><text:s/></text:span><text:span text:style-name="T288_29">که</text:span><text:span text:style-name="T288_30"><text:s/></text:span><text:span text:style-name="T288_31">i</text:span><text:span text:style-name="T288_32"><text:s/></text:span><text:span text:style-name="T288_33">و</text:span><text:span text:style-name="T288_34"><text:s/></text:span><text:span text:style-name="T288_35">j</text:span><text:span text:style-name="T288_36"><text:s/></text:span><text:span text:style-name="T288_37">اندیس</text:span><text:span text:style-name="T288_38"><text:s/></text:span><text:span text:style-name="T288_39">های</text:span><text:span text:style-name="T288_40"><text:s/></text:span><text:span text:style-name="T288_41">کاراکتر</text:span><text:span text:style-name="T288_42"><text:s/></text:span><text:span text:style-name="T288_43">های</text:span><text:span text:style-name="T288_44"><text:s/></text:span><text:span text:style-name="T288_45">کلمات</text:span><text:span text:style-name="T288_46"><text:s/></text:span><text:span text:style-name="T288_47">word</text:span><text:span text:style-name="T288_48">1<text:s/></text:span><text:span text:style-name="T288_49">و</text:span><text:span text:style-name="T288_50"><text:s/></text:span><text:span text:style-name="T288_51">word</text:span><text:span text:style-name="T288_52">2<text:s/></text:span><text:span text:style-name="T288_53">هستند</text:span><text:span text:style-name="T288_54">.</text:span></text:p>
      <text:p text:style-name="P289"><text:span text:style-name="T289_1">تمرین</text:span><text:span text:style-name="T289_2"><text:s/>9</text:span></text:p>
      <text:p text:style-name="P290"><text:span text:style-name="T290_1">با</text:span><text:span text:style-name="T290_2"><text:s/></text:span><text:span text:style-name="T290_3">استفاده</text:span><text:span text:style-name="T290_4"><text:s/></text:span><text:span text:style-name="T290_5">از</text:span><text:span text:style-name="T290_6"><text:s/></text:span><text:span text:style-name="T290_7">این</text:span><text:span text:style-name="T290_8"><text:s/></text:span><text:span text:style-name="T290_9">نمودار</text:span><text:span text:style-name="T290_10"><text:s/></text:span><text:span text:style-name="T290_11">برنامه</text:span><text:span text:style-name="T290_12"><text:s/></text:span><text:span text:style-name="T290_13">را</text:span><text:span text:style-name="T290_14"><text:s/></text:span><text:span text:style-name="T290_15">روی</text:span><text:span text:style-name="T290_16"><text:s/></text:span><text:span text:style-name="T290_17">کاغذ</text:span><text:span text:style-name="T290_18"><text:s/></text:span><text:span text:style-name="T290_19">اجرا</text:span><text:span text:style-name="T290_20"><text:s/></text:span><text:span text:style-name="T290_21">کنید</text:span><text:span text:style-name="T290_22">،<text:s/></text:span><text:span text:style-name="T290_23">مقدار</text:span><text:span text:style-name="T290_24"><text:s/></text:span><text:span text:style-name="T290_25">های</text:span><text:span text:style-name="T290_26"><text:s/></text:span><text:span text:style-name="T290_27">i</text:span><text:span text:style-name="T290_28"><text:s/></text:span><text:span text:style-name="T290_29">و</text:span><text:span text:style-name="T290_30"><text:s/></text:span><text:span text:style-name="T290_31">j</text:span><text:span text:style-name="T290_32"><text:s/></text:span><text:span text:style-name="T290_33">را</text:span><text:span text:style-name="T290_34"><text:s/></text:span><text:span text:style-name="T290_35">حین</text:span><text:span text:style-name="T290_36"><text:s/></text:span><text:span text:style-name="T290_37">هر</text:span><text:span text:style-name="T290_38"><text:s/></text:span><text:span text:style-name="T290_39">گردش</text:span><text:span text:style-name="T290_40"><text:s/></text:span><text:span text:style-name="T290_41">عوض</text:span><text:span text:style-name="T290_42"><text:s/></text:span><text:span text:style-name="T290_43">میکنیم</text:span><text:span text:style-name="T290_44">.<text:s/></text:span><text:span text:style-name="T290_45">خطای</text:span><text:span text:style-name="T290_46"><text:s/></text:span><text:span text:style-name="T290_47">دوم</text:span><text:span text:style-name="T290_48"><text:s/></text:span><text:span text:style-name="T290_49">را</text:span><text:span text:style-name="T290_50"><text:s/></text:span><text:span text:style-name="T290_51">پیدا</text:span><text:span text:style-name="T290_52"><text:s/></text:span><text:span text:style-name="T290_53">کنید</text:span><text:span text:style-name="T290_54"><text:s/></text:span><text:span text:style-name="T290_55">و</text:span><text:span text:style-name="T290_56"><text:s/></text:span><text:span text:style-name="T290_57">مشکل</text:span><text:span text:style-name="T290_58"><text:s/></text:span><text:span text:style-name="T290_59">را</text:span><text:span text:style-name="T290_60"><text:s/></text:span><text:span text:style-name="T290_61">رفع</text:span><text:span text:style-name="T290_62"><text:s/></text:span><text:span text:style-name="T290_63">کنید</text:span><text:span text:style-name="T290_64">.</text:span></text:p>
      <text:p text:style-name="P291"/>
      <text:p text:style-name="P292"><text:span text:style-name="T292_1">8.12<text:s/></text:span><text:span text:style-name="T292_2">کلمات</text:span></text:p>
      <text:p text:style-name="P293"><text:span text:style-name="T293_1">object</text:span><text:span text:style-name="T293_2"><text:s/>(</text:span><text:span text:style-name="T293_3">شی</text:span><text:span text:style-name="T293_4">):</text:span></text:p>
      <text:p text:style-name="P294"><text:span text:style-name="T294_1">چیزی</text:span><text:span text:style-name="T294_2"><text:s/></text:span><text:span text:style-name="T294_3">که</text:span><text:span text:style-name="T294_4"><text:s/></text:span><text:span text:style-name="T294_5">متغیر</text:span><text:span text:style-name="T294_6"><text:s/></text:span><text:span text:style-name="T294_7">به</text:span><text:span text:style-name="T294_8"><text:s/></text:span><text:span text:style-name="T294_9">آن</text:span><text:span text:style-name="T294_10"><text:s/></text:span><text:span text:style-name="T294_11">اشاره</text:span><text:span text:style-name="T294_12"><text:s/></text:span><text:span text:style-name="T294_13">میکند</text:span><text:span text:style-name="T294_14">.<text:s/></text:span><text:span text:style-name="T294_15">فعلا</text:span><text:span text:style-name="T294_16">،<text:s/></text:span><text:span text:style-name="T294_17">object</text:span><text:span text:style-name="T294_18"><text:s/>(</text:span><text:span text:style-name="T294_19">شی</text:span><text:span text:style-name="T294_20">)<text:s/></text:span><text:span text:style-name="T294_21">را</text:span><text:span text:style-name="T294_22"><text:s/></text:span><text:span text:style-name="T294_23">همان</text:span><text:span text:style-name="T294_24"><text:s/></text:span><text:span text:style-name="T294_25">value</text:span><text:span text:style-name="T294_26"><text:s/>(</text:span><text:span text:style-name="T294_27">مقدار</text:span><text:span text:style-name="T294_28">)<text:s/></text:span><text:span text:style-name="T294_29">فرض</text:span><text:span text:style-name="T294_30"><text:s/></text:span><text:span text:style-name="T294_31">کنید</text:span><text:span text:style-name="T294_32">.</text:span></text:p>
      <text:p text:style-name="P295"><text:span text:style-name="T295_1">sequence</text:span><text:span text:style-name="T295_2"><text:s/>(</text:span><text:span text:style-name="T295_3">رشته</text:span><text:span text:style-name="T295_4">):</text:span></text:p>
      <text:p text:style-name="P296"><text:span text:style-name="T296_1">یک</text:span><text:span text:style-name="T296_2"><text:s/></text:span><text:span text:style-name="T296_3">لیست</text:span><text:span text:style-name="T296_4"><text:s/></text:span><text:span text:style-name="T296_5">مرتب</text:span><text:span text:style-name="T296_6"><text:s/></text:span><text:span text:style-name="T296_7">شده</text:span><text:span text:style-name="T296_8">؛<text:s/></text:span><text:span text:style-name="T296_9">یعنی</text:span><text:span text:style-name="T296_10"><text:s/></text:span><text:span text:style-name="T296_11">لیستی</text:span><text:span text:style-name="T296_12"><text:s/></text:span><text:span text:style-name="T296_13">از</text:span><text:span text:style-name="T296_14"><text:s/></text:span><text:span text:style-name="T296_15">مقادیر</text:span><text:span text:style-name="T296_16"><text:s/></text:span><text:span text:style-name="T296_17">که</text:span><text:span text:style-name="T296_18"><text:s/></text:span><text:span text:style-name="T296_19">هرکدام</text:span><text:span text:style-name="T296_20"><text:s/></text:span><text:span text:style-name="T296_21">از</text:span><text:span text:style-name="T296_22"><text:s/></text:span><text:span text:style-name="T296_23">مقدارها</text:span><text:span text:style-name="T296_24"><text:s/></text:span><text:span text:style-name="T296_25">با</text:span><text:span text:style-name="T296_26"><text:s/></text:span><text:span text:style-name="T296_27">یک</text:span><text:span text:style-name="T296_28"><text:s/></text:span><text:span text:style-name="T296_29">اندیس</text:span><text:span text:style-name="T296_30"><text:s/></text:span><text:span text:style-name="T296_31">از</text:span><text:span text:style-name="T296_32"><text:s/></text:span><text:span text:style-name="T296_33">جنس</text:span><text:span text:style-name="T296_34"><text:s/></text:span><text:span text:style-name="T296_35">عدد</text:span><text:span text:style-name="T296_36"><text:s/></text:span><text:span text:style-name="T296_37">صحیح</text:span><text:span text:style-name="T296_38"><text:s/></text:span><text:span text:style-name="T296_39">مشخص</text:span><text:span text:style-name="T296_40"><text:s/></text:span><text:span text:style-name="T296_41">شده</text:span><text:span text:style-name="T296_42"><text:s/></text:span><text:span text:style-name="T296_43">است</text:span><text:span text:style-name="T296_44">.</text:span></text:p>
      <text:p text:style-name="P297"><text:span text:style-name="T297_1">item</text:span><text:span text:style-name="T297_2"><text:s/>(</text:span><text:span text:style-name="T297_3">مورد</text:span><text:span text:style-name="T297_4">):</text:span></text:p>
      <text:p text:style-name="P298"><text:span text:style-name="T298_1">یکی</text:span><text:span text:style-name="T298_2"><text:s/></text:span><text:span text:style-name="T298_3">از</text:span><text:span text:style-name="T298_4"><text:s/></text:span><text:span text:style-name="T298_5">مقادیر</text:span><text:span text:style-name="T298_6"><text:s/></text:span><text:span text:style-name="T298_7">موجود</text:span><text:span text:style-name="T298_8"><text:s/></text:span><text:span text:style-name="T298_9">در</text:span><text:span text:style-name="T298_10"><text:s/></text:span><text:span text:style-name="T298_11">sequence</text:span><text:span text:style-name="T298_12">.</text:span></text:p>
      <text:p text:style-name="P299"><text:span text:style-name="T299_1">index</text:span><text:span text:style-name="T299_2"><text:s/>(</text:span><text:span text:style-name="T299_3">اندیس</text:span><text:span text:style-name="T299_4">):</text:span></text:p>
      <text:p text:style-name="P300"><text:span text:style-name="T300_1">یه</text:span><text:span text:style-name="T300_2"><text:s/></text:span><text:span text:style-name="T300_3">مقدار</text:span><text:span text:style-name="T300_4"><text:s/></text:span><text:span text:style-name="T300_5">عدد</text:span><text:span text:style-name="T300_6"><text:s/></text:span><text:span text:style-name="T300_7">صحیح</text:span><text:span text:style-name="T300_8"><text:s/></text:span><text:span text:style-name="T300_9">که</text:span><text:span text:style-name="T300_10"><text:s/></text:span><text:span text:style-name="T300_11">برای</text:span><text:span text:style-name="T300_12"><text:s/></text:span><text:span text:style-name="T300_13">انتخاب</text:span><text:span text:style-name="T300_14"><text:s/></text:span><text:span text:style-name="T300_15">یک</text:span><text:span text:style-name="T300_16"><text:s/></text:span><text:span text:style-name="T300_17">item</text:span><text:span text:style-name="T300_18"><text:s/></text:span><text:span text:style-name="T300_19">از</text:span><text:span text:style-name="T300_20"><text:s/></text:span><text:span text:style-name="T300_21">sequence</text:span><text:span text:style-name="T300_22"><text:s/></text:span><text:span text:style-name="T300_23">استفاده</text:span><text:span text:style-name="T300_24"><text:s/></text:span><text:span text:style-name="T300_25">میشود</text:span><text:span text:style-name="T300_26">،<text:s/></text:span><text:span text:style-name="T300_27">مانند</text:span><text:span text:style-name="T300_28"><text:s/></text:span><text:span text:style-name="T300_29">انتخاب</text:span><text:span text:style-name="T300_30"><text:s/></text:span><text:span text:style-name="T300_31">کاراکتر</text:span><text:span text:style-name="T300_32"><text:s/></text:span><text:span text:style-name="T300_33">از</text:span><text:span text:style-name="T300_34"><text:s/></text:span><text:span text:style-name="T300_35">رشته</text:span><text:span text:style-name="T300_36">.</text:span></text:p>
      <text:p text:style-name="P301"><text:span text:style-name="T301_1">slice</text:span><text:span text:style-name="T301_2"><text:s/>(</text:span><text:span text:style-name="T301_3">تکه</text:span><text:span text:style-name="T301_4">):</text:span></text:p>
      <text:p text:style-name="P302"><text:span text:style-name="T302_1">بخشی</text:span><text:span text:style-name="T302_2"><text:s/></text:span><text:span text:style-name="T302_3">از</text:span><text:span text:style-name="T302_4"><text:s/></text:span><text:span text:style-name="T302_5">رشته</text:span><text:span text:style-name="T302_6"><text:s/></text:span><text:span text:style-name="T302_7">که</text:span><text:span text:style-name="T302_8"><text:s/></text:span><text:span text:style-name="T302_9">با</text:span><text:span text:style-name="T302_10"><text:s/></text:span><text:span text:style-name="T302_11">بازه</text:span><text:span text:style-name="T302_12">‌</text:span><text:span text:style-name="T302_13">ای</text:span><text:span text:style-name="T302_14"><text:s/></text:span><text:span text:style-name="T302_15">از</text:span><text:span text:style-name="T302_16"><text:s/></text:span><text:span text:style-name="T302_17">اندیس</text:span><text:span text:style-name="T302_18">‌</text:span><text:span text:style-name="T302_19">ها</text:span><text:span text:style-name="T302_20"><text:s/></text:span><text:span text:style-name="T302_21">نمایش</text:span><text:span text:style-name="T302_22"><text:s/></text:span><text:span text:style-name="T302_23">داده</text:span><text:span text:style-name="T302_24"><text:s/></text:span><text:span text:style-name="T302_25">میشود</text:span><text:span text:style-name="T302_26">.</text:span></text:p>
      <text:p text:style-name="P303"><text:span text:style-name="T303_1">empty</text:span><text:span text:style-name="T303_2"><text:s/></text:span><text:span text:style-name="T303_3">string</text:span><text:span text:style-name="T303_4"><text:s/>(</text:span><text:span text:style-name="T303_5">رشته</text:span><text:span text:style-name="T303_6"><text:s/></text:span><text:span text:style-name="T303_7">خالی</text:span><text:span text:style-name="T303_8">):</text:span></text:p>
      <text:p text:style-name="P304"><text:span text:style-name="T304_1">یک</text:span><text:span text:style-name="T304_2"><text:s/></text:span><text:span text:style-name="T304_3">رشته</text:span><text:span text:style-name="T304_4"><text:s/></text:span><text:span text:style-name="T304_5">بدون</text:span><text:span text:style-name="T304_6"><text:s/></text:span><text:span text:style-name="T304_7">کاراکتر</text:span><text:span text:style-name="T304_8"><text:s/></text:span><text:span text:style-name="T304_9">با</text:span><text:span text:style-name="T304_10"><text:s/></text:span><text:span text:style-name="T304_11">طول</text:span><text:span text:style-name="T304_12"><text:s/></text:span><text:span text:style-name="T304_13">صفر</text:span><text:span text:style-name="T304_14">،<text:s/></text:span><text:span text:style-name="T304_15">نمایش</text:span><text:span text:style-name="T304_16"><text:s/></text:span><text:span text:style-name="T304_17">داده</text:span><text:span text:style-name="T304_18"><text:s/></text:span><text:span text:style-name="T304_19">شده</text:span><text:span text:style-name="T304_20"><text:s/></text:span><text:span text:style-name="T304_21">با</text:span><text:span text:style-name="T304_22"><text:s/></text:span><text:span text:style-name="T304_23">علامت</text:span><text:span text:style-name="T304_24"><text:s/></text:span><text:span text:style-name="T304_25">نقل</text:span><text:span text:style-name="T304_26"><text:s/></text:span><text:span text:style-name="T304_27">قول</text:span><text:span text:style-name="T304_28">.</text:span></text:p>
      <text:p text:style-name="P305"><text:span text:style-name="T305_1">immutable</text:span><text:span text:style-name="T305_2"><text:s/>(</text:span><text:span text:style-name="T305_3">غیرقابل</text:span><text:span text:style-name="T305_4"><text:s/></text:span><text:span text:style-name="T305_5">تغییر</text:span><text:span text:style-name="T305_6">):</text:span></text:p>
      <text:p text:style-name="P306"><text:span text:style-name="T306_1">عضوی</text:span><text:span text:style-name="T306_2"><text:s/></text:span><text:span text:style-name="T306_3">از</text:span><text:span text:style-name="T306_4"><text:s/></text:span><text:span text:style-name="T306_5">sequence</text:span><text:span text:style-name="T306_6"><text:s/></text:span><text:span text:style-name="T306_7">که</text:span><text:span text:style-name="T306_8"><text:s/></text:span><text:span text:style-name="T306_9">اعضای</text:span><text:span text:style-name="T306_10"><text:s/></text:span><text:span text:style-name="T306_11">آن</text:span><text:span text:style-name="T306_12"><text:s/></text:span><text:span text:style-name="T306_13">قابل</text:span><text:span text:style-name="T306_14"><text:s/></text:span><text:span text:style-name="T306_15">تغییر</text:span><text:span text:style-name="T306_16"><text:s/></text:span><text:span text:style-name="T306_17">نیست</text:span><text:span text:style-name="T306_18">.</text:span></text:p>
      <text:p text:style-name="P307"><text:span text:style-name="T307_1">traverse</text:span><text:span text:style-name="T307_2"><text:s/>(</text:span><text:span text:style-name="T307_3">گردش</text:span><text:span text:style-name="T307_4">):</text:span></text:p>
      <text:p text:style-name="P308"><text:span text:style-name="T308_1">چرخیدن</text:span><text:span text:style-name="T308_2"><text:s/></text:span><text:span text:style-name="T308_3">بین</text:span><text:span text:style-name="T308_4"><text:s/></text:span><text:span text:style-name="T308_5">آیتم</text:span><text:span text:style-name="T308_6">‌</text:span><text:span text:style-name="T308_7">های</text:span><text:span text:style-name="T308_8"><text:s/></text:span><text:span text:style-name="T308_9">یک</text:span><text:span text:style-name="T308_10"><text:s/></text:span><text:span text:style-name="T308_11">sequence</text:span><text:span text:style-name="T308_12"><text:s/></text:span><text:span text:style-name="T308_13">و</text:span><text:span text:style-name="T308_14"><text:s/></text:span><text:span text:style-name="T308_15">اعمال</text:span><text:span text:style-name="T308_16"><text:s/></text:span><text:span text:style-name="T308_17">تغییراتی</text:span><text:span text:style-name="T308_18"><text:s/></text:span><text:span text:style-name="T308_19">روی</text:span><text:span text:style-name="T308_20"><text:s/></text:span><text:span text:style-name="T308_21">هرکدام</text:span><text:span text:style-name="T308_22">.</text:span></text:p>
      <text:p text:style-name="P309"><text:span text:style-name="T309_1">search</text:span><text:span text:style-name="T309_2"><text:s/>(</text:span><text:span text:style-name="T309_3">جستجو</text:span><text:span text:style-name="T309_4">):</text:span></text:p>
      <text:p text:style-name="P310"><text:span text:style-name="T310_1">شیوه</text:span><text:span text:style-name="T310_2">‌</text:span><text:span text:style-name="T310_3">ای</text:span><text:span text:style-name="T310_4"><text:s/></text:span><text:span text:style-name="T310_5">از</text:span><text:span text:style-name="T310_6"><text:s/></text:span><text:span text:style-name="T310_7">گردش</text:span><text:span text:style-name="T310_8"><text:s/></text:span><text:span text:style-name="T310_9">که</text:span><text:span text:style-name="T310_10"><text:s/></text:span><text:span text:style-name="T310_11">هر</text:span><text:span text:style-name="T310_12"><text:s/></text:span><text:span text:style-name="T310_13">وقت</text:span><text:span text:style-name="T310_14"><text:s/></text:span><text:span text:style-name="T310_15">چیزی</text:span><text:span text:style-name="T310_16"><text:s/></text:span><text:span text:style-name="T310_17">که</text:span><text:span text:style-name="T310_18"><text:s/></text:span><text:span text:style-name="T310_19">میخواهد</text:span><text:span text:style-name="T310_20"><text:s/></text:span><text:span text:style-name="T310_21">را</text:span><text:span text:style-name="T310_22"><text:s/></text:span><text:span text:style-name="T310_23">پیدا</text:span><text:span text:style-name="T310_24"><text:s/></text:span><text:span text:style-name="T310_25">کرد</text:span><text:span text:style-name="T310_26">،<text:s/></text:span><text:span text:style-name="T310_27">متوقف</text:span><text:span text:style-name="T310_28"><text:s/></text:span><text:span text:style-name="T310_29">میشود</text:span><text:span text:style-name="T310_30">.</text:span></text:p>
      <text:p text:style-name="P311"><text:span text:style-name="T311_1">counter</text:span><text:span text:style-name="T311_2"><text:s/>(</text:span><text:span text:style-name="T311_3">شمارنده</text:span><text:span text:style-name="T311_4">):</text:span></text:p>
      <text:p text:style-name="P312"><text:span text:style-name="T312_1">متغیری</text:span><text:span text:style-name="T312_2"><text:s/></text:span><text:span text:style-name="T312_3">که</text:span><text:span text:style-name="T312_4"><text:s/></text:span><text:span text:style-name="T312_5">برای</text:span><text:span text:style-name="T312_6"><text:s/></text:span><text:span text:style-name="T312_7">شمردن</text:span><text:span text:style-name="T312_8"><text:s/></text:span><text:span text:style-name="T312_9">چیزی</text:span><text:span text:style-name="T312_10"><text:s/></text:span><text:span text:style-name="T312_11">استفاده</text:span><text:span text:style-name="T312_12"><text:s/></text:span><text:span text:style-name="T312_13">میشود</text:span><text:span text:style-name="T312_14">،<text:s/></text:span><text:span text:style-name="T312_15">معمولا</text:span><text:span text:style-name="T312_16"><text:s/></text:span><text:span text:style-name="T312_17">با</text:span><text:span text:style-name="T312_18"><text:s/></text:span><text:span text:style-name="T312_19">مقدار</text:span><text:span text:style-name="T312_20"><text:s/></text:span><text:span text:style-name="T312_21">صفر</text:span><text:span text:style-name="T312_22"><text:s/></text:span><text:span text:style-name="T312_23">ساخته</text:span><text:span text:style-name="T312_24"><text:s/></text:span><text:span text:style-name="T312_25">میشود</text:span><text:span text:style-name="T312_26"><text:s/></text:span><text:span text:style-name="T312_27">و</text:span><text:span text:style-name="T312_28"><text:s/></text:span><text:span text:style-name="T312_29">به</text:span><text:span text:style-name="T312_30"><text:s/></text:span><text:span text:style-name="T312_31">آن</text:span><text:span text:style-name="T312_32"><text:s/></text:span><text:span text:style-name="T312_33">اضافه</text:span><text:span text:style-name="T312_34"><text:s/></text:span><text:span text:style-name="T312_35">میشود</text:span><text:span text:style-name="T312_36">.</text:span></text:p>
      <text:p text:style-name="P313"><text:span text:style-name="T313_1">method</text:span><text:span text:style-name="T313_2"><text:s/>(</text:span><text:span text:style-name="T313_3">متد</text:span><text:span text:style-name="T313_4">):</text:span></text:p>
      <text:p text:style-name="P314"><text:span text:style-name="T314_1">تابعی</text:span><text:span text:style-name="T314_2"><text:s/></text:span><text:span text:style-name="T314_3">که</text:span><text:span text:style-name="T314_4"><text:s/></text:span><text:span text:style-name="T314_5">به</text:span><text:span text:style-name="T314_6"><text:s/></text:span><text:span text:style-name="T314_7">یک</text:span><text:span text:style-name="T314_8"><text:s/></text:span><text:span text:style-name="T314_9">شی</text:span><text:span text:style-name="T314_10"><text:s/></text:span><text:span text:style-name="T314_11">متصل</text:span><text:span text:style-name="T314_12"><text:s/></text:span><text:span text:style-name="T314_13">شده</text:span><text:span text:style-name="T314_14"><text:s/></text:span><text:span text:style-name="T314_15">و</text:span><text:span text:style-name="T314_16"><text:s/></text:span><text:span text:style-name="T314_17">با</text:span><text:span text:style-name="T314_18"><text:s/></text:span><text:span text:style-name="T314_19">علامت</text:span><text:span text:style-name="T314_20"><text:s/></text:span><text:span text:style-name="T314_21">نقطه</text:span><text:span text:style-name="T314_22"><text:s/></text:span><text:span text:style-name="T314_23">فراخوانی</text:span><text:span text:style-name="T314_24"><text:s/></text:span><text:span text:style-name="T314_25">میشود</text:span><text:span text:style-name="T314_26">.</text:span></text:p>
      <text:p text:style-name="P315"><text:span text:style-name="T315_1">invocation</text:span><text:span text:style-name="T315_2"><text:s/>(</text:span><text:span text:style-name="T315_3">فراخوانی</text:span><text:span text:style-name="T315_4">):</text:span></text:p>
      <text:p text:style-name="P316"><text:span text:style-name="T316_1">عملگری</text:span><text:span text:style-name="T316_2"><text:s/></text:span><text:span text:style-name="T316_3">که</text:span><text:span text:style-name="T316_4"><text:s/></text:span><text:span text:style-name="T316_5">یک</text:span><text:span text:style-name="T316_6"><text:s/></text:span><text:span text:style-name="T316_7">متد</text:span><text:span text:style-name="T316_8"><text:s/></text:span><text:span text:style-name="T316_9">را</text:span><text:span text:style-name="T316_10"><text:s/></text:span><text:span text:style-name="T316_11">فراخوانی</text:span><text:span text:style-name="T316_12"><text:s/></text:span><text:span text:style-name="T316_13">میکند</text:span><text:span text:style-name="T316_14">.</text:span></text:p>
      <text:p text:style-name="P317"/>
      <text:p text:style-name="P318"><text:span text:style-name="T318_1">۸.۱۳<text:s/></text:span><text:span text:style-name="T318_2">تمرین</text:span><text:span text:style-name="T318_3"><text:s/></text:span><text:span text:style-name="T318_4">ها</text:span></text:p>
      <text:p text:style-name="P319"><text:span text:style-name="T319_1">تمرین</text:span><text:span text:style-name="T319_2"><text:s/>۱۰</text:span></text:p>
      <text:p text:style-name="P320"><text:span text:style-name="T320_1">یک</text:span><text:span text:style-name="T320_2"><text:s/></text:span><text:span text:style-name="T320_3">تکه</text:span><text:span text:style-name="T320_4"><text:s/></text:span><text:span text:style-name="T320_5">رشته</text:span><text:span text:style-name="T320_6"><text:s/>(</text:span><text:span text:style-name="T320_7">slice</text:span><text:span text:style-name="T320_8">)<text:s/></text:span><text:span text:style-name="T320_9">میتواند</text:span><text:span text:style-name="T320_10"><text:s/></text:span><text:span text:style-name="T320_11">یک</text:span><text:span text:style-name="T320_12"><text:s/></text:span><text:span text:style-name="T320_13">اندیس</text:span><text:span text:style-name="T320_14"><text:s/></text:span><text:span text:style-name="T320_15">سوم</text:span><text:span text:style-name="T320_16"><text:s/></text:span><text:span text:style-name="T320_17">هم</text:span><text:span text:style-name="T320_18"><text:s/></text:span><text:span text:style-name="T320_19">بگیرد</text:span><text:span text:style-name="T320_20"><text:s/></text:span><text:span text:style-name="T320_21">که</text:span><text:span text:style-name="T320_22"><text:s/></text:span><text:span text:style-name="T320_23">نشان</text:span><text:span text:style-name="T320_24"><text:s/></text:span><text:span text:style-name="T320_25">دهنده</text:span><text:span text:style-name="T320_26"><text:s/></text:span><text:span text:style-name="T320_27">طول</text:span><text:span text:style-name="T320_28"><text:s/></text:span><text:span text:style-name="T320_29">قدم</text:span><text:span text:style-name="T320_30"><text:s/>(</text:span><text:span text:style-name="T320_31">step</text:span><text:span text:style-name="T320_32"><text:s/></text:span><text:span text:style-name="T320_33">size</text:span><text:span text:style-name="T320_34">)،<text:s/></text:span><text:span text:style-name="T320_35">به</text:span><text:span text:style-name="T320_36"><text:s/></text:span><text:span text:style-name="T320_37">معنی</text:span><text:span text:style-name="T320_38"><text:s/></text:span><text:span text:style-name="T320_39">فاصله</text:span><text:span text:style-name="T320_40"><text:s/></text:span><text:span text:style-name="T320_41">بین</text:span><text:span text:style-name="T320_42"><text:s/></text:span><text:span text:style-name="T320_43">هر</text:span><text:span text:style-name="T320_44"><text:s/></text:span><text:span text:style-name="T320_45">دو</text:span><text:span text:style-name="T320_46"><text:s/></text:span><text:span text:style-name="T320_47">کاراکتر</text:span><text:span text:style-name="T320_48"><text:s/></text:span><text:span text:style-name="T320_49">از</text:span><text:span text:style-name="T320_50"><text:s/></text:span><text:span text:style-name="T320_51">رشته</text:span><text:span text:style-name="T320_52"><text:s/></text:span><text:span text:style-name="T320_53">که</text:span><text:span text:style-name="T320_54"><text:s/></text:span><text:span text:style-name="T320_55">در</text:span><text:span text:style-name="T320_56"><text:s/></text:span><text:span text:style-name="T320_57">برش</text:span><text:span text:style-name="T320_58"><text:s/></text:span><text:span text:style-name="T320_59">قرار</text:span><text:span text:style-name="T320_60"><text:s/></text:span><text:span text:style-name="T320_61">میگیرد</text:span><text:span text:style-name="T320_62">.<text:s/></text:span><text:span text:style-name="T320_63">طول</text:span><text:span text:style-name="T320_64"><text:s/></text:span><text:span text:style-name="T320_65">قدم</text:span><text:span text:style-name="T320_66"><text:s/>۲<text:s/></text:span><text:span text:style-name="T320_67">به</text:span><text:span text:style-name="T320_68"><text:s/></text:span><text:span text:style-name="T320_69">معنی</text:span><text:span text:style-name="T320_70"><text:s/></text:span><text:span text:style-name="T320_71">یک</text:span><text:span text:style-name="T320_72"><text:s/></text:span><text:span text:style-name="T320_73">کاراکتر</text:span><text:span text:style-name="T320_74"><text:s/></text:span><text:span text:style-name="T320_75">در</text:span><text:span text:style-name="T320_76"><text:s/></text:span><text:span text:style-name="T320_77">میان</text:span><text:span text:style-name="T320_78"><text:s/></text:span><text:span text:style-name="T320_79">و</text:span><text:span text:style-name="T320_80"><text:s/></text:span><text:span text:style-name="T320_81">طول</text:span><text:span text:style-name="T320_82"><text:s/></text:span><text:span text:style-name="T320_83">قدم</text:span><text:span text:style-name="T320_84"><text:s/>۳<text:s/></text:span><text:span text:style-name="T320_85">به</text:span><text:span text:style-name="T320_86"><text:s/></text:span><text:span text:style-name="T320_87">معنی</text:span><text:span text:style-name="T320_88"><text:s/></text:span><text:span text:style-name="T320_89">دو</text:span><text:span text:style-name="T320_90"><text:s/></text:span><text:span text:style-name="T320_91">کاراکتر</text:span><text:span text:style-name="T320_92"><text:s/></text:span><text:span text:style-name="T320_93">در</text:span><text:span text:style-name="T320_94"><text:s/></text:span><text:span text:style-name="T320_95">میان</text:span><text:span text:style-name="T320_96"><text:s/></text:span><text:span text:style-name="T320_97">است</text:span><text:span text:style-name="T320_98">.</text:span></text:p>
      <text:p text:style-name="P321"><text:span text:style-name="T321_1">&gt;&gt;&gt;<text:s/></text:span><text:span text:style-name="T321_2">fruit</text:span><text:span text:style-name="T321_3"><text:s/>=<text:s/>‘</text:span><text:span text:style-name="T321_4">banana</text:span><text:span text:style-name="T321_5">’</text:span></text:p>
      <text:p text:style-name="P322"><text:span text:style-name="T322_1">&gt;&gt;&gt;<text:s/></text:span><text:span text:style-name="T322_2">fruit</text:span><text:span text:style-name="T322_3">[0:5:2]</text:span></text:p>
      <text:p text:style-name="P323"><text:span text:style-name="T323_1">‘</text:span><text:span text:style-name="T323_2">bnn</text:span><text:span text:style-name="T323_3">’</text:span></text:p>
      <text:p text:style-name="P324"/>
      <text:p text:style-name="P325"><text:span text:style-name="T325_1">طول</text:span><text:span text:style-name="T325_2"><text:s/></text:span><text:span text:style-name="T325_3">قدم</text:span><text:span text:style-name="T325_4"><text:s/>-۱<text:s/></text:span><text:span text:style-name="T325_5">رشته</text:span><text:span text:style-name="T325_6"><text:s/></text:span><text:span text:style-name="T325_7">را</text:span><text:span text:style-name="T325_8"><text:s/></text:span><text:span text:style-name="T325_9">برعکس</text:span><text:span text:style-name="T325_10"><text:s/></text:span><text:span text:style-name="T325_11">پیمایش</text:span><text:span text:style-name="T325_12"><text:s/></text:span><text:span text:style-name="T325_13">میکند</text:span><text:span text:style-name="T325_14">،<text:s/></text:span><text:span text:style-name="T325_15">در</text:span><text:span text:style-name="T325_16"><text:s/></text:span><text:span text:style-name="T325_17">نتیجه</text:span><text:span text:style-name="T325_18"><text:s/></text:span><text:span text:style-name="T325_19">برش</text:span><text:span text:style-name="T325_20"><text:s/></text:span><text:span text:style-name="T325_21">مربوط</text:span><text:span text:style-name="T325_22"><text:s/></text:span><text:span text:style-name="T325_23">به</text:span><text:span text:style-name="T325_24"><text:s/>[-1::]<text:s/></text:span><text:span text:style-name="T325_25">یک</text:span><text:span text:style-name="T325_26"><text:s/></text:span><text:span text:style-name="T325_27">رشته</text:span><text:span text:style-name="T325_28"><text:s/></text:span><text:span text:style-name="T325_29">برعکس</text:span><text:span text:style-name="T325_30"><text:s/></text:span><text:span text:style-name="T325_31">از</text:span><text:span text:style-name="T325_32"><text:s/></text:span><text:span text:style-name="T325_33">رشته</text:span><text:span text:style-name="T325_34"><text:s/></text:span><text:span text:style-name="T325_35">فعلی</text:span><text:span text:style-name="T325_36"><text:s/></text:span><text:span text:style-name="T325_37">تولید</text:span><text:span text:style-name="T325_38"><text:s/></text:span><text:span text:style-name="T325_39">میکند</text:span><text:span text:style-name="T325_40">.</text:span></text:p>
      <text:p text:style-name="P326"><text:span text:style-name="T326_1">از</text:span><text:span text:style-name="T326_2"><text:s/></text:span><text:span text:style-name="T326_3">این</text:span><text:span text:style-name="T326_4"><text:s/></text:span><text:span text:style-name="T326_5">قابلیت</text:span><text:span text:style-name="T326_6"><text:s/></text:span><text:span text:style-name="T326_7">استفاده</text:span><text:span text:style-name="T326_8"><text:s/></text:span><text:span text:style-name="T326_9">کنید</text:span><text:span text:style-name="T326_10"><text:s/></text:span><text:span text:style-name="T326_11">تا</text:span><text:span text:style-name="T326_12"><text:s/></text:span><text:span text:style-name="T326_13">یک</text:span><text:span text:style-name="T326_14"><text:s/></text:span><text:span text:style-name="T326_15">نسخه</text:span><text:span text:style-name="T326_16"><text:s/></text:span><text:span text:style-name="T326_17">تک</text:span><text:span text:style-name="T326_18"><text:s/></text:span><text:span text:style-name="T326_19">خطی</text:span><text:span text:style-name="T326_20"><text:s/></text:span><text:span text:style-name="T326_21">از</text:span><text:span text:style-name="T326_22"><text:s/></text:span><text:span text:style-name="T326_23">تابع</text:span><text:span text:style-name="T326_24"><text:s/></text:span><text:span text:style-name="T326_25">is</text:span><text:span text:style-name="T326_26">_</text:span><text:span text:style-name="T326_27">palindrome</text:span><text:span text:style-name="T326_28"><text:s/></text:span><text:span text:style-name="T326_29">از</text:span><text:span text:style-name="T326_30"><text:s/></text:span><text:span text:style-name="T326_31">تمرین</text:span><text:span text:style-name="T326_32"><text:s/>۶<text:s/></text:span><text:span text:style-name="T326_33">را</text:span><text:span text:style-name="T326_34"><text:s/></text:span><text:span text:style-name="T326_35">بازنویسی</text:span><text:span text:style-name="T326_36"><text:s/></text:span><text:span text:style-name="T326_37">کنید</text:span><text:span text:style-name="T326_38">.</text:span></text:p>
      <text:p text:style-name="P327"/>
      <text:p text:style-name="P328"><text:span text:style-name="T328_1">تمرین</text:span><text:span text:style-name="T328_2"><text:s/>۱۱</text:span></text:p>
      <text:p text:style-name="P329"><text:span text:style-name="T329_1">قرار</text:span><text:span text:style-name="T329_2"><text:s/></text:span><text:span text:style-name="T329_3">است</text:span><text:span text:style-name="T329_4"><text:s/></text:span><text:span text:style-name="T329_5">که</text:span><text:span text:style-name="T329_6"><text:s/></text:span><text:span text:style-name="T329_7">تابع</text:span><text:span text:style-name="T329_8"><text:s/></text:span><text:span text:style-name="T329_9">زیر</text:span><text:span text:style-name="T329_10"><text:s/></text:span><text:span text:style-name="T329_11">بررسی</text:span><text:span text:style-name="T329_12"><text:s/></text:span><text:span text:style-name="T329_13">کند</text:span><text:span text:style-name="T329_14"><text:s/></text:span><text:span text:style-name="T329_15">که</text:span><text:span text:style-name="T329_16"><text:s/></text:span><text:span text:style-name="T329_17">یک</text:span><text:span text:style-name="T329_18"><text:s/></text:span><text:span text:style-name="T329_19">رشته</text:span><text:span text:style-name="T329_20"><text:s/></text:span><text:span text:style-name="T329_21">شامل</text:span><text:span text:style-name="T329_22"><text:s/></text:span><text:span text:style-name="T329_23">حروف</text:span><text:span text:style-name="T329_24"><text:s/></text:span><text:span text:style-name="T329_25">کوچک</text:span><text:span text:style-name="T329_26"><text:s/></text:span><text:span text:style-name="T329_27">میشود</text:span><text:span text:style-name="T329_28"><text:s/></text:span><text:span text:style-name="T329_29">یا</text:span><text:span text:style-name="T329_30"><text:s/></text:span><text:span text:style-name="T329_31">خیر</text:span><text:span text:style-name="T329_32">،<text:s/></text:span><text:span text:style-name="T329_33">ولی</text:span><text:span text:style-name="T329_34"><text:s/></text:span><text:span text:style-name="T329_35">شامل</text:span><text:span text:style-name="T329_36"><text:s/></text:span><text:span text:style-name="T329_37">خطاست</text:span><text:span text:style-name="T329_38">.</text:span></text:p>
      <text:p text:style-name="P330"><text:span text:style-name="T330_1">برای</text:span><text:span text:style-name="T330_2"><text:s/></text:span><text:span text:style-name="T330_3">هر</text:span><text:span text:style-name="T330_4"><text:s/></text:span><text:span text:style-name="T330_5">تابع</text:span><text:span text:style-name="T330_6"><text:s/></text:span><text:span text:style-name="T330_7">توضیح</text:span><text:span text:style-name="T330_8"><text:s/></text:span><text:span text:style-name="T330_9">دهید</text:span><text:span text:style-name="T330_10"><text:s/></text:span><text:span text:style-name="T330_11">که</text:span><text:span text:style-name="T330_12"><text:s/></text:span><text:span text:style-name="T330_13">هر</text:span><text:span text:style-name="T330_14"><text:s/></text:span><text:span text:style-name="T330_15">تابع</text:span><text:span text:style-name="T330_16"><text:s/></text:span><text:span text:style-name="T330_17">دقیقا</text:span><text:span text:style-name="T330_18"><text:s/></text:span><text:span text:style-name="T330_19">چکار</text:span><text:span text:style-name="T330_20"><text:s/></text:span><text:span text:style-name="T330_21">میکند</text:span><text:span text:style-name="T330_22"><text:s/>(</text:span><text:span text:style-name="T330_23">با</text:span><text:span text:style-name="T330_24"><text:s/></text:span><text:span text:style-name="T330_25">توجه</text:span><text:span text:style-name="T330_26"><text:s/></text:span><text:span text:style-name="T330_27">به</text:span><text:span text:style-name="T330_28"><text:s/></text:span><text:span text:style-name="T330_29">اینکه</text:span><text:span text:style-name="T330_30"><text:s/></text:span><text:span text:style-name="T330_31">پارامتر</text:span><text:span text:style-name="T330_32"><text:s/></text:span><text:span text:style-name="T330_33">یک</text:span><text:span text:style-name="T330_34"><text:s/></text:span><text:span text:style-name="T330_35">رشته</text:span><text:span text:style-name="T330_36"><text:s/></text:span><text:span text:style-name="T330_37">است</text:span><text:span text:style-name="T330_38">)/</text:span></text:p>
      <text:p text:style-name="P331"><text:span text:style-name="T331_1">def</text:span><text:span text:style-name="T331_2"><text:s/></text:span><text:span text:style-name="T331_3">any</text:span><text:span text:style-name="T331_4">_</text:span><text:span text:style-name="T331_5">lowercase</text:span><text:span text:style-name="T331_6">1(</text:span><text:span text:style-name="T331_7">s</text:span><text:span text:style-name="T331_8">):<text:line-break/><text:s text:c="4"/></text:span><text:span text:style-name="T331_9">for</text:span><text:span text:style-name="T331_10"><text:s/></text:span><text:span text:style-name="T331_11">c</text:span><text:span text:style-name="T331_12"><text:s/></text:span><text:span text:style-name="T331_13">in</text:span><text:span text:style-name="T331_14"><text:s/></text:span><text:span text:style-name="T331_15">s</text:span><text:span text:style-name="T331_16">:<text:line-break/><text:s text:c="8"/></text:span><text:span text:style-name="T331_17">if</text:span><text:span text:style-name="T331_18"><text:s/></text:span><text:span text:style-name="T331_19">c</text:span><text:span text:style-name="T331_20">.</text:span><text:span text:style-name="T331_21">islower</text:span><text:span text:style-name="T331_22">():<text:line-break/><text:s text:c="12"/></text:span><text:span text:style-name="T331_23">return</text:span><text:span text:style-name="T331_24"><text:s/></text:span><text:span text:style-name="T331_25">True</text:span><text:span text:style-name="T331_26"><text:line-break/><text:s text:c="8"/></text:span><text:span text:style-name="T331_27">else</text:span><text:span text:style-name="T331_28">:<text:line-break/><text:s text:c="12"/></text:span><text:span text:style-name="T331_29">return</text:span><text:span text:style-name="T331_30"><text:s/></text:span><text:span text:style-name="T331_31">False</text:span><text:span text:style-name="T331_32"><text:line-break/><text:line-break/></text:span><text:span text:style-name="T331_33">def</text:span><text:span text:style-name="T331_34"><text:s/></text:span><text:span text:style-name="T331_35">any</text:span><text:span text:style-name="T331_36">_</text:span><text:span text:style-name="T331_37">lowercase</text:span><text:span text:style-name="T331_38">2(</text:span><text:span text:style-name="T331_39">s</text:span><text:span text:style-name="T331_40">):<text:line-break/><text:s text:c="4"/></text:span><text:span text:style-name="T331_41">for</text:span><text:span text:style-name="T331_42"><text:s/></text:span><text:span text:style-name="T331_43">c</text:span><text:span text:style-name="T331_44"><text:s/></text:span><text:span text:style-name="T331_45">in</text:span><text:span text:style-name="T331_46"><text:s/></text:span><text:span text:style-name="T331_47">s</text:span><text:span text:style-name="T331_48">:<text:line-break/><text:s text:c="8"/></text:span><text:span text:style-name="T331_49">if</text:span><text:span text:style-name="T331_50"><text:s/>'</text:span><text:span text:style-name="T331_51">c</text:span><text:span text:style-name="T331_52">'.</text:span><text:span text:style-name="T331_53">islower</text:span><text:span text:style-name="T331_54">():<text:line-break/><text:s text:c="12"/></text:span><text:span text:style-name="T331_55">return</text:span><text:span text:style-name="T331_56"><text:s/>'</text:span><text:span text:style-name="T331_57">True</text:span><text:span text:style-name="T331_58">'<text:line-break/><text:s text:c="8"/></text:span><text:span text:style-name="T331_59">else</text:span><text:span text:style-name="T331_60">:<text:line-break/><text:s text:c="12"/></text:span><text:span text:style-name="T331_61">return</text:span><text:span text:style-name="T331_62"><text:s/>'</text:span><text:span text:style-name="T331_63">False</text:span><text:span text:style-name="T331_64">'<text:line-break/><text:line-break/></text:span><text:span text:style-name="T331_65">def</text:span><text:span text:style-name="T331_66"><text:s/></text:span><text:span text:style-name="T331_67">any</text:span><text:span text:style-name="T331_68">_</text:span><text:span text:style-name="T331_69">lowercase</text:span><text:span text:style-name="T331_70">3(</text:span><text:span text:style-name="T331_71">s</text:span><text:span text:style-name="T331_72">):<text:line-break/><text:s text:c="4"/></text:span><text:span text:style-name="T331_73">for</text:span><text:span text:style-name="T331_74"><text:s/></text:span><text:span text:style-name="T331_75">c</text:span><text:span text:style-name="T331_76"><text:s/></text:span><text:span text:style-name="T331_77">in</text:span><text:span text:style-name="T331_78"><text:s/></text:span><text:span text:style-name="T331_79">s</text:span><text:span text:style-name="T331_80">:<text:line-break/><text:s text:c="8"/></text:span><text:span text:style-name="T331_81">flag</text:span><text:span text:style-name="T331_82"><text:s/>=<text:s/></text:span><text:span text:style-name="T331_83">c</text:span><text:span text:style-name="T331_84">.</text:span><text:span text:style-name="T331_85">islower</text:span><text:span text:style-name="T331_86">()<text:line-break/><text:s text:c="4"/></text:span><text:span text:style-name="T331_87">return</text:span><text:span text:style-name="T331_88"><text:s/></text:span><text:span text:style-name="T331_89">flag</text:span><text:span text:style-name="T331_90"><text:line-break/><text:line-break/></text:span><text:span text:style-name="T331_91">def</text:span><text:span text:style-name="T331_92"><text:s/></text:span><text:span text:style-name="T331_93">any</text:span><text:span text:style-name="T331_94">_</text:span><text:span text:style-name="T331_95">lowercase</text:span><text:span text:style-name="T331_96">4(</text:span><text:span text:style-name="T331_97">s</text:span><text:span text:style-name="T331_98">):<text:line-break/><text:s text:c="4"/></text:span><text:span text:style-name="T331_99">flag</text:span><text:span text:style-name="T331_100"><text:s/>=<text:s/></text:span><text:span text:style-name="T331_101">False</text:span><text:span text:style-name="T331_102"><text:line-break/><text:s text:c="4"/></text:span><text:span text:style-name="T331_103">for</text:span><text:span text:style-name="T331_104"><text:s/></text:span><text:span text:style-name="T331_105">c</text:span><text:span text:style-name="T331_106"><text:s/></text:span><text:span text:style-name="T331_107">in</text:span><text:span text:style-name="T331_108"><text:s/></text:span><text:span text:style-name="T331_109">s</text:span><text:span text:style-name="T331_110">:<text:line-break/><text:s text:c="8"/></text:span><text:span text:style-name="T331_111">flag</text:span><text:span text:style-name="T331_112"><text:s/>=<text:s/></text:span><text:span text:style-name="T331_113">flag</text:span><text:span text:style-name="T331_114"><text:s/></text:span><text:span text:style-name="T331_115">or</text:span><text:span text:style-name="T331_116"><text:s/></text:span><text:span text:style-name="T331_117">c</text:span><text:span text:style-name="T331_118">.</text:span><text:span text:style-name="T331_119">islower</text:span><text:span text:style-name="T331_120">()<text:line-break/><text:s text:c="4"/></text:span><text:span text:style-name="T331_121">return</text:span><text:span text:style-name="T331_122"><text:s/></text:span><text:span text:style-name="T331_123">flag</text:span><text:span text:style-name="T331_124"><text:line-break/><text:line-break/></text:span><text:span text:style-name="T331_125">def</text:span><text:span text:style-name="T331_126"><text:s/></text:span><text:span text:style-name="T331_127">any</text:span><text:span text:style-name="T331_128">_</text:span><text:span text:style-name="T331_129">lowercase</text:span><text:span text:style-name="T331_130">5(</text:span><text:span text:style-name="T331_131">s</text:span><text:span text:style-name="T331_132">):<text:line-break/><text:s text:c="4"/></text:span><text:span text:style-name="T331_133">for</text:span><text:span text:style-name="T331_134"><text:s/></text:span><text:span text:style-name="T331_135">c</text:span><text:span text:style-name="T331_136"><text:s/></text:span><text:span text:style-name="T331_137">in</text:span><text:span text:style-name="T331_138"><text:s/></text:span><text:span text:style-name="T331_139">s</text:span><text:span text:style-name="T331_140">:<text:line-break/><text:s text:c="8"/></text:span><text:span text:style-name="T331_141">if</text:span><text:span text:style-name="T331_142"><text:s/></text:span><text:span text:style-name="T331_143">not</text:span><text:span text:style-name="T331_144"><text:s/></text:span><text:span text:style-name="T331_145">c</text:span><text:span text:style-name="T331_146">.</text:span><text:span text:style-name="T331_147">islower</text:span><text:span text:style-name="T331_148">():<text:line-break/><text:s text:c="12"/></text:span><text:span text:style-name="T331_149">return</text:span><text:span text:style-name="T331_150"><text:s/></text:span><text:span text:style-name="T331_151">False</text:span><text:span text:style-name="T331_152"><text:line-break/><text:s text:c="4"/></text:span><text:span text:style-name="T331_153">return</text:span><text:span text:style-name="T331_154"><text:s/></text:span><text:span text:style-name="T331_155">True</text:span></text:p>
      <text:p text:style-name="P332"/>
      <text:p text:style-name="P333"><text:span text:style-name="T333_1">تمرین</text:span><text:span text:style-name="T333_2"><text:s/>۱۲</text:span></text:p>
      <text:p text:style-name="P334"><text:span text:style-name="T334_1">ROT</text:span><text:span text:style-name="T334_2">13<text:s/></text:span><text:span text:style-name="T334_3">یک</text:span><text:span text:style-name="T334_4"><text:s/></text:span><text:span text:style-name="T334_5">شیوه</text:span><text:span text:style-name="T334_6"><text:s/></text:span><text:span text:style-name="T334_7">رمزگذاری</text:span><text:span text:style-name="T334_8"><text:s/></text:span><text:span text:style-name="T334_9">بسیار</text:span><text:span text:style-name="T334_10"><text:s/></text:span><text:span text:style-name="T334_11">ضعیف</text:span><text:span text:style-name="T334_12"><text:s/></text:span><text:span text:style-name="T334_13">است</text:span><text:span text:style-name="T334_14"><text:s/></text:span><text:span text:style-name="T334_15">که</text:span><text:span text:style-name="T334_16"><text:s/></text:span><text:span text:style-name="T334_17">شامل</text:span><text:span text:style-name="T334_18"><text:s/>"</text:span><text:span text:style-name="T334_19">چرخاندن</text:span><text:span text:style-name="T334_20">"<text:s/></text:span><text:span text:style-name="T334_21">هر</text:span><text:span text:style-name="T334_22"><text:s/></text:span><text:span text:style-name="T334_23">حرف</text:span><text:span text:style-name="T334_24"><text:s/></text:span><text:span text:style-name="T334_25">در</text:span><text:span text:style-name="T334_26"><text:s/></text:span><text:span text:style-name="T334_27">کلمه</text:span><text:span text:style-name="T334_28"><text:s/></text:span><text:span text:style-name="T334_29">تا</text:span><text:span text:style-name="T334_30"><text:s/>۱۳<text:s/></text:span><text:span text:style-name="T334_31">تا</text:span><text:span text:style-name="T334_32"><text:s/></text:span><text:span text:style-name="T334_33">جلوتر</text:span><text:span text:style-name="T334_34"><text:s/></text:span><text:span text:style-name="T334_35">است</text:span><text:span text:style-name="T334_36">؛<text:s/></text:span><text:span text:style-name="T334_37">به</text:span><text:span text:style-name="T334_38"><text:s/></text:span><text:span text:style-name="T334_39">این</text:span><text:span text:style-name="T334_40"><text:s/></text:span><text:span text:style-name="T334_41">معنی</text:span><text:span text:style-name="T334_42"><text:s/></text:span><text:span text:style-name="T334_43">که</text:span><text:span text:style-name="T334_44"><text:s/></text:span><text:span text:style-name="T334_45">هر</text:span><text:span text:style-name="T334_46"><text:s/></text:span><text:span text:style-name="T334_47">کاراکتر</text:span><text:span text:style-name="T334_48"><text:s/></text:span><text:span text:style-name="T334_49">در</text:span><text:span text:style-name="T334_50"><text:s/></text:span><text:span text:style-name="T334_51">الفبا</text:span><text:span text:style-name="T334_52"><text:s/></text:span><text:span text:style-name="T334_53">به</text:span><text:span text:style-name="T334_54"><text:s/></text:span><text:span text:style-name="T334_55">کاراکتری</text:span><text:span text:style-name="T334_56"><text:s/></text:span><text:span text:style-name="T334_57">تبدیل</text:span><text:span text:style-name="T334_58"><text:s/></text:span><text:span text:style-name="T334_59">میشود</text:span><text:span text:style-name="T334_60"><text:s/></text:span><text:span text:style-name="T334_61">که</text:span><text:span text:style-name="T334_62"><text:s/>۱۳<text:s/></text:span><text:span text:style-name="T334_63">تا</text:span><text:span text:style-name="T334_64"><text:s/></text:span><text:span text:style-name="T334_65">از</text:span><text:span text:style-name="T334_66"><text:s/></text:span><text:span text:style-name="T334_67">خودش</text:span><text:span text:style-name="T334_68"><text:s/></text:span><text:span text:style-name="T334_69">جلوتر</text:span><text:span text:style-name="T334_70"><text:s/></text:span><text:span text:style-name="T334_71">است</text:span><text:span text:style-name="T334_72">.<text:s/></text:span><text:span text:style-name="T334_73">درنتیجه</text:span><text:span text:style-name="T334_74"><text:s/></text:span><text:span text:style-name="T334_75">چرخاندن</text:span><text:span text:style-name="T334_76"><text:s/></text:span><text:span text:style-name="T334_77">A</text:span><text:span text:style-name="T334_78"><text:s/></text:span><text:span text:style-name="T334_79">به</text:span><text:span text:style-name="T334_80"><text:s/>۳<text:s/></text:span><text:span text:style-name="T334_81">تا</text:span><text:span text:style-name="T334_82"><text:s/></text:span><text:span text:style-name="T334_83">جلوتر</text:span><text:span text:style-name="T334_84"><text:s/></text:span><text:span text:style-name="T334_85">به</text:span><text:span text:style-name="T334_86"><text:s/></text:span><text:span text:style-name="T334_87">D</text:span><text:span text:style-name="T334_88"><text:s/></text:span><text:span text:style-name="T334_89">تبدیل</text:span><text:span text:style-name="T334_90"><text:s/></text:span><text:span text:style-name="T334_91">میشود</text:span><text:span text:style-name="T334_92"><text:s/></text:span><text:span text:style-name="T334_93">و</text:span><text:span text:style-name="T334_94"><text:s/></text:span><text:span text:style-name="T334_95">چرخاندن</text:span><text:span text:style-name="T334_96"><text:s/></text:span><text:span text:style-name="T334_97">Z</text:span><text:span text:style-name="T334_98"><text:s/></text:span><text:span text:style-name="T334_99">به</text:span><text:span text:style-name="T334_100"><text:s/></text:span><text:span text:style-name="T334_101">یکی</text:span><text:span text:style-name="T334_102"><text:s/></text:span><text:span text:style-name="T334_103">جلوتر</text:span><text:span text:style-name="T334_104"><text:s/></text:span><text:span text:style-name="T334_105">به</text:span><text:span text:style-name="T334_106"><text:s/></text:span><text:span text:style-name="T334_107">A</text:span><text:span text:style-name="T334_108">.</text:span></text:p>
      <text:p text:style-name="P335"><text:span text:style-name="T335_1">تابعی</text:span><text:span text:style-name="T335_2"><text:s/></text:span><text:span text:style-name="T335_3">با</text:span><text:span text:style-name="T335_4"><text:s/></text:span><text:span text:style-name="T335_5">نام</text:span><text:span text:style-name="T335_6"><text:s/></text:span><text:span text:style-name="T335_7">rotate</text:span><text:span text:style-name="T335_8">_</text:span><text:span text:style-name="T335_9">word</text:span><text:span text:style-name="T335_10"><text:s/></text:span><text:span text:style-name="T335_11">بنویسید</text:span><text:span text:style-name="T335_12"><text:s/></text:span><text:span text:style-name="T335_13">که</text:span><text:span text:style-name="T335_14"><text:s/></text:span><text:span text:style-name="T335_15">یک</text:span><text:span text:style-name="T335_16"><text:s/></text:span><text:span text:style-name="T335_17">رشته</text:span><text:span text:style-name="T335_18"><text:s/></text:span><text:span text:style-name="T335_19">و</text:span><text:span text:style-name="T335_20"><text:s/></text:span><text:span text:style-name="T335_21">یک</text:span><text:span text:style-name="T335_22"><text:s/></text:span><text:span text:style-name="T335_23">عدد</text:span><text:span text:style-name="T335_24"><text:s/></text:span><text:span text:style-name="T335_25">صحیح</text:span><text:span text:style-name="T335_26"><text:s/></text:span><text:span text:style-name="T335_27">به</text:span><text:span text:style-name="T335_28"><text:s/></text:span><text:span text:style-name="T335_29">عنوان</text:span><text:span text:style-name="T335_30"><text:s/></text:span><text:span text:style-name="T335_31">پارامتر</text:span><text:span text:style-name="T335_32"><text:s/></text:span><text:span text:style-name="T335_33">میگیرد</text:span><text:span text:style-name="T335_34">،<text:s/></text:span><text:span text:style-name="T335_35">رشته</text:span><text:span text:style-name="T335_36"><text:s/></text:span><text:span text:style-name="T335_37">تازه</text:span><text:span text:style-name="T335_38">‌</text:span><text:span text:style-name="T335_39">ای</text:span><text:span text:style-name="T335_40"><text:s/></text:span><text:span text:style-name="T335_41">برمیگرداند</text:span><text:span text:style-name="T335_42"><text:s/></text:span><text:span text:style-name="T335_43">که</text:span><text:span text:style-name="T335_44"><text:s/></text:span><text:span text:style-name="T335_45">حروف</text:span><text:span text:style-name="T335_46"><text:s/></text:span><text:span text:style-name="T335_47">در</text:span><text:span text:style-name="T335_48"><text:s/></text:span><text:span text:style-name="T335_49">آن</text:span><text:span text:style-name="T335_50"><text:s/></text:span><text:span text:style-name="T335_51">نسبت</text:span><text:span text:style-name="T335_52"><text:s/></text:span><text:span text:style-name="T335_53">به</text:span><text:span text:style-name="T335_54"><text:s/></text:span><text:span text:style-name="T335_55">حروف</text:span><text:span text:style-name="T335_56"><text:s/></text:span><text:span text:style-name="T335_57">رشته</text:span><text:span text:style-name="T335_58"><text:s/></text:span><text:span text:style-name="T335_59">اصلی</text:span><text:span text:style-name="T335_60"><text:s/></text:span><text:span text:style-name="T335_61">به</text:span><text:span text:style-name="T335_62"><text:s/></text:span><text:span text:style-name="T335_63">مقدار</text:span><text:span text:style-name="T335_64"><text:s/></text:span><text:span text:style-name="T335_65">عدد</text:span><text:span text:style-name="T335_66"><text:s/></text:span><text:span text:style-name="T335_67">صحیح</text:span><text:span text:style-name="T335_68"><text:s/></text:span><text:span text:style-name="T335_69">وارد</text:span><text:span text:style-name="T335_70"><text:s/></text:span><text:span text:style-name="T335_71">شده</text:span><text:span text:style-name="T335_72"><text:s/></text:span><text:span text:style-name="T335_73">چرخیده</text:span><text:span text:style-name="T335_74">‌</text:span><text:span text:style-name="T335_75">اند</text:span><text:span text:style-name="T335_76">.</text:span></text:p>
      <text:p text:style-name="P336"><text:span text:style-name="T336_1">به</text:span><text:span text:style-name="T336_2"><text:s/></text:span><text:span text:style-name="T336_3">طور</text:span><text:span text:style-name="T336_4"><text:s/></text:span><text:span text:style-name="T336_5">مثال</text:span><text:span text:style-name="T336_6"><text:s/></text:span><text:span text:style-name="T336_7">cheer</text:span><text:span text:style-name="T336_8"><text:s/></text:span><text:span text:style-name="T336_9">اگر</text:span><text:span text:style-name="T336_10"><text:s/></text:span><text:span text:style-name="T336_11">به</text:span><text:span text:style-name="T336_12"><text:s/></text:span><text:span text:style-name="T336_13">مقدار</text:span><text:span text:style-name="T336_14"><text:s/>۷<text:s/></text:span><text:span text:style-name="T336_15">بچرخد</text:span><text:span text:style-name="T336_16"><text:s/></text:span><text:span text:style-name="T336_17">به</text:span><text:span text:style-name="T336_18"><text:s text:c="2"/></text:span><text:span text:style-name="T336_19">jolly</text:span><text:span text:style-name="T336_20"><text:s/></text:span><text:span text:style-name="T336_21">تبدیل</text:span><text:span text:style-name="T336_22"><text:s/></text:span><text:span text:style-name="T336_23">میشود</text:span><text:span text:style-name="T336_24"><text:s/></text:span><text:span text:style-name="T336_25">و</text:span><text:span text:style-name="T336_26"><text:s/></text:span><text:span text:style-name="T336_27">melon</text:span><text:span text:style-name="T336_28"><text:s/></text:span><text:span text:style-name="T336_29">اگر</text:span><text:span text:style-name="T336_30"><text:s/></text:span><text:span text:style-name="T336_31">به</text:span><text:span text:style-name="T336_32"><text:s/></text:span><text:span text:style-name="T336_33">مقدار</text:span><text:span text:style-name="T336_34"><text:s/>-۱۰<text:s/></text:span><text:span text:style-name="T336_35">بچرخد</text:span><text:span text:style-name="T336_36"><text:s/></text:span><text:span text:style-name="T336_37">به</text:span><text:span text:style-name="T336_38"><text:s/></text:span><text:span text:style-name="T336_39">cubed</text:span><text:span text:style-name="T336_40">.</text:span></text:p>
      <text:p text:style-name="P337"><text:span text:style-name="T337_1">شاید</text:span><text:span text:style-name="T337_2"><text:s/></text:span><text:span text:style-name="T337_3">بخواهید</text:span><text:span text:style-name="T337_4"><text:s/></text:span><text:span text:style-name="T337_5">از</text:span><text:span text:style-name="T337_6"><text:s/></text:span><text:span text:style-name="T337_7">توابع</text:span><text:span text:style-name="T337_8"><text:s/></text:span><text:span text:style-name="T337_9">از</text:span><text:span text:style-name="T337_10"><text:s/></text:span><text:span text:style-name="T337_11">پیش</text:span><text:span text:style-name="T337_12"><text:s/></text:span><text:span text:style-name="T337_13">ساخته</text:span><text:span text:style-name="T337_14"><text:s/></text:span><text:span text:style-name="T337_15">ord</text:span><text:span text:style-name="T337_16"><text:s/></text:span><text:span text:style-name="T337_17">که</text:span><text:span text:style-name="T337_18"><text:s/></text:span><text:span text:style-name="T337_19">هر</text:span><text:span text:style-name="T337_20"><text:s/></text:span><text:span text:style-name="T337_21">حرف</text:span><text:span text:style-name="T337_22"><text:s/></text:span><text:span text:style-name="T337_23">را</text:span><text:span text:style-name="T337_24"><text:s/></text:span><text:span text:style-name="T337_25">به</text:span><text:span text:style-name="T337_26"><text:s/></text:span><text:span text:style-name="T337_27">یک</text:span><text:span text:style-name="T337_28"><text:s/></text:span><text:span text:style-name="T337_29">کد</text:span><text:span text:style-name="T337_30"><text:s/></text:span><text:span text:style-name="T337_31">عددی</text:span><text:span text:style-name="T337_32"><text:s/></text:span><text:span text:style-name="T337_33">و</text:span><text:span text:style-name="T337_34"><text:s/></text:span><text:span text:style-name="T337_35">chr</text:span><text:span text:style-name="T337_36"><text:s/></text:span><text:span text:style-name="T337_37">که</text:span><text:span text:style-name="T337_38"><text:s/></text:span><text:span text:style-name="T337_39">آن</text:span><text:span text:style-name="T337_40"><text:s/></text:span><text:span text:style-name="T337_41">کد</text:span><text:span text:style-name="T337_42"><text:s/></text:span><text:span text:style-name="T337_43">ها</text:span><text:span text:style-name="T337_44"><text:s/></text:span><text:span text:style-name="T337_45">را</text:span><text:span text:style-name="T337_46"><text:s/></text:span><text:span text:style-name="T337_47">به</text:span><text:span text:style-name="T337_48"><text:s/></text:span><text:span text:style-name="T337_49">حروف</text:span><text:span text:style-name="T337_50"><text:s/></text:span><text:span text:style-name="T337_51">تبدیل</text:span><text:span text:style-name="T337_52"><text:s/></text:span><text:span text:style-name="T337_53">میکند</text:span><text:span text:style-name="T337_54"><text:s/></text:span><text:span text:style-name="T337_55">استفاده</text:span><text:span text:style-name="T337_56"><text:s/></text:span><text:span text:style-name="T337_57">کنید</text:span><text:span text:style-name="T337_58">.</text:span></text:p>
      <text:p text:style-name="P338"><text:span text:style-name="T338_1">برخی</text:span><text:span text:style-name="T338_2"><text:s/></text:span><text:span text:style-name="T338_3">از</text:span><text:span text:style-name="T338_4"><text:s/></text:span><text:span text:style-name="T338_5">جوک</text:span><text:span text:style-name="T338_6">‌</text:span><text:span text:style-name="T338_7">های</text:span><text:span text:style-name="T338_8"><text:s/></text:span><text:span text:style-name="T338_9">اهانت</text:span><text:span text:style-name="T338_10"><text:s/></text:span><text:span text:style-name="T338_11">آمیر</text:span><text:span text:style-name="T338_12"><text:s/></text:span><text:span text:style-name="T338_13">در</text:span><text:span text:style-name="T338_14"><text:s/></text:span><text:span text:style-name="T338_15">اینترنت</text:span><text:span text:style-name="T338_16"><text:s/></text:span><text:span text:style-name="T338_17">به</text:span><text:span text:style-name="T338_18"><text:s/></text:span><text:span text:style-name="T338_19">شیوه</text:span><text:span text:style-name="T338_20"><text:s/></text:span><text:span text:style-name="T338_21">ROT</text:span><text:span text:style-name="T338_22">13<text:s/></text:span><text:span text:style-name="T338_23">رمزگذاری</text:span><text:span text:style-name="T338_24"><text:s/></text:span><text:span text:style-name="T338_25">شده</text:span><text:span text:style-name="T338_26">‌</text:span><text:span text:style-name="T338_27">اند</text:span><text:span text:style-name="T338_28">.<text:s/></text:span><text:span text:style-name="T338_29">اگر</text:span><text:span text:style-name="T338_30"><text:s/></text:span><text:span text:style-name="T338_31">فکر</text:span><text:span text:style-name="T338_32"><text:s/></text:span><text:span text:style-name="T338_33">میکنید</text:span><text:span text:style-name="T338_34"><text:s/></text:span><text:span text:style-name="T338_35">که</text:span><text:span text:style-name="T338_36"><text:s/></text:span><text:span text:style-name="T338_37">به</text:span><text:span text:style-name="T338_38"><text:s/></text:span><text:span text:style-name="T338_39">شما</text:span><text:span text:style-name="T338_40"><text:s/></text:span><text:span text:style-name="T338_41">برنمیخورد</text:span><text:span text:style-name="T338_42">،<text:s/></text:span><text:span text:style-name="T338_43">آن</text:span><text:span text:style-name="T338_44">‌</text:span><text:span text:style-name="T338_45">ها</text:span><text:span text:style-name="T338_46"><text:s/></text:span><text:span text:style-name="T338_47">را</text:span><text:span text:style-name="T338_48"><text:s/></text:span><text:span text:style-name="T338_49">پیدا</text:span><text:span text:style-name="T338_50"><text:s/></text:span><text:span text:style-name="T338_51">کنید</text:span><text:span text:style-name="T338_52"><text:s/></text:span><text:span text:style-name="T338_53">و</text:span><text:span text:style-name="T338_54"><text:s/></text:span><text:span text:style-name="T338_55">رمزشان</text:span><text:span text:style-name="T338_56"><text:s/></text:span><text:span text:style-name="T338_57">را</text:span><text:span text:style-name="T338_58"><text:s/></text:span><text:span text:style-name="T338_59">بشکنید</text:span><text:span text:style-name="T338_60">.<text:s/></text:span><text:span text:style-name="T338_61">راه</text:span><text:span text:style-name="T338_62">‌</text:span><text:span text:style-name="T338_63">حل</text:span><text:span text:style-name="T338_64">:<text:s/>‌</text:span><text:span text:style-name="T338_65">http</text:span><text:span text:style-name="T338_66">://</text:span><text:span text:style-name="T338_67">thinkpython</text:span><text:span text:style-name="T338_68">.</text:span><text:span text:style-name="T338_69">com</text:span><text:span text:style-name="T338_70">/</text:span><text:span text:style-name="T338_71">code</text:span><text:span text:style-name="T338_72">/</text:span><text:span text:style-name="T338_73">rotate</text:span><text:span text:style-name="T338_74">.</text:span><text:span text:style-name="T338_75">py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urier New" svg:font-family="Courier New"/>
    <style:font-face style:name="Trebuchet MS" svg:font-family="Trebuchet MS"/>
    <style:font-face style:name="Ubuntu" svg:font-family="Ubuntu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Footnote_20_text" style:display-name="Footnote text" style:family="paragraph" style:parent-style-name="Standard">
      <style:text-properties fo:font-size="10pt" style:font-size-asian="10pt" style:font-size-complex="10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text:notes-configuration text:note-class="footnote" style:num-format="1" text:start-value="0" text:footnotes-position="page" text:start-numbering-at="document" text:citation-style-name="Footnote_20_reference" text:citation-body-style-name="Footnote_20_tex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